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4cm"/>
    </style:style>
    <style:style style:name="co3" style:family="table-column">
      <style:table-column-properties fo:break-before="auto" style:column-width="3.5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612500">
            <text:p>612500</text:p>
          </table:table-cell>
          <table:table-cell office:value-type="float" office:value="2796888.1418">
            <text:p>2796888,14</text:p>
          </table:table-cell>
          <table:table-cell office:value-type="float" office:value="646290.9225">
            <text:p>646290,92</text:p>
          </table:table-cell>
          <table:table-cell table:number-columns-repeated="3"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2987521.0608">
            <text:p>2987521,06</text:p>
          </table:table-cell>
          <table:table-cell office:value-type="float" office:value="357571.1902">
            <text:p>357571,19</text:p>
          </table:table-cell>
          <table:table-cell table:number-columns-repeated="3"/>
        </table:table-row>
        <table:table-row table:style-name="ro1">
          <table:table-cell office:value-type="float" office:value="607600">
            <text:p>607600</text:p>
          </table:table-cell>
          <table:table-cell office:value-type="float" office:value="2912637.2557">
            <text:p>2912637,26</text:p>
          </table:table-cell>
          <table:table-cell office:value-type="float" office:value="519612.7441">
            <text:p>519612,74</text:p>
          </table:table-cell>
          <table:table-cell/>
          <table:table-cell>
            <draw:frame table:end-cell-address="Лист1.L25" table:end-x="1.748cm" table:end-y="0.33cm" draw:z-index="0" draw:style-name="gr1" svg:width="16.239cm" svg:height="10.808cm" svg:x="1.315cm" svg:y="0.385cm">
              <draw:object draw:notify-on-update-of-ranges="Лист1.A1:Лист1.B9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3169669.5743">
            <text:p>3169669,57</text:p>
          </table:table-cell>
          <table:table-cell office:value-type="float" office:value="439942.3358">
            <text:p>439942,34</text:p>
          </table:table-cell>
          <table:table-cell table:number-columns-repeated="3"/>
        </table:table-row>
        <table:table-row table:style-name="ro1">
          <table:table-cell office:value-type="float" office:value="705600">
            <text:p>705600</text:p>
          </table:table-cell>
          <table:table-cell office:value-type="float" office:value="2874716.4463">
            <text:p>2874716,45</text:p>
          </table:table-cell>
          <table:table-cell office:value-type="float" office:value="700359.9505">
            <text:p>700359,95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2345880.911">
            <text:p>2345880,91</text:p>
          </table:table-cell>
          <table:table-cell office:value-type="float" office:value="369539.9667">
            <text:p>369539,97</text:p>
          </table:table-cell>
          <table:table-cell table:number-columns-repeated="3"/>
        </table:table-row>
        <table:table-row table:style-name="ro1">
          <table:table-cell office:value-type="float" office:value="317275">
            <text:p>317275</text:p>
          </table:table-cell>
          <table:table-cell office:value-type="float" office:value="3188340.3783">
            <text:p>3188340,38</text:p>
          </table:table-cell>
          <table:table-cell office:value-type="float" office:value="525341.5819">
            <text:p>525341,58</text:p>
          </table:table-cell>
          <table:table-cell table:number-columns-repeated="3"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3372094.1936">
            <text:p>3372094,19</text:p>
          </table:table-cell>
          <table:table-cell office:value-type="float" office:value="568658.8474">
            <text:p>568658,85</text:p>
          </table:table-cell>
          <table:table-cell table:number-columns-repeated="3"/>
        </table:table-row>
        <table:table-row table:style-name="ro1">
          <table:table-cell office:value-type="float" office:value="276850">
            <text:p>276850</text:p>
          </table:table-cell>
          <table:table-cell office:value-type="float" office:value="2977906.9048">
            <text:p>2977906,9</text:p>
          </table:table-cell>
          <table:table-cell office:value-type="float" office:value="401150.438">
            <text:p>401150,44</text:p>
          </table:table-cell>
          <table:table-cell table:number-columns-repeated="3"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2854734.1476">
            <text:p>2854734,15</text:p>
          </table:table-cell>
          <table:table-cell office:value-type="float" office:value="423775.946">
            <text:p>423775,95</text:p>
          </table:table-cell>
          <table:table-cell table:number-columns-repeated="3"/>
        </table:table-row>
        <table:table-row table:style-name="ro1">
          <table:table-cell office:value-type="float" office:value="864850">
            <text:p>864850</text:p>
          </table:table-cell>
          <table:table-cell office:value-type="float" office:value="3140714.771">
            <text:p>3140714,77</text:p>
          </table:table-cell>
          <table:table-cell office:value-type="float" office:value="892335.3375">
            <text:p>892335,34</text:p>
          </table:table-cell>
          <table:table-cell table:number-columns-repeated="3"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3106367.9984">
            <text:p>3106368</text:p>
          </table:table-cell>
          <table:table-cell office:value-type="float" office:value="523801.2711">
            <text:p>523801,27</text:p>
          </table:table-cell>
          <table:table-cell table:number-columns-repeated="3"/>
        </table:table-row>
        <table:table-row table:style-name="ro1">
          <table:table-cell office:value-type="float" office:value="1541050">
            <text:p>1541050</text:p>
          </table:table-cell>
          <table:table-cell office:value-type="float" office:value="3596196.646">
            <text:p>3596196,65</text:p>
          </table:table-cell>
          <table:table-cell office:value-type="float" office:value="1800941.0014">
            <text:p>1800941</text:p>
          </table:table-cell>
          <table:table-cell table:number-columns-repeated="3"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3069919.4675">
            <text:p>3069919,47</text:p>
          </table:table-cell>
          <table:table-cell office:value-type="float" office:value="399406.7442">
            <text:p>399406,74</text:p>
          </table:table-cell>
          <table:table-cell table:number-columns-repeated="3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3101020.8676">
            <text:p>3101020,87</text:p>
          </table:table-cell>
          <table:table-cell office:value-type="float" office:value="392027.3997">
            <text:p>392027,4</text:p>
          </table:table-cell>
          <table:table-cell table:number-columns-repeated="3"/>
        </table:table-row>
        <table:table-row table:style-name="ro1">
          <table:table-cell office:value-type="float" office:value="600250">
            <text:p>600250</text:p>
          </table:table-cell>
          <table:table-cell office:value-type="float" office:value="3223479.9652">
            <text:p>3223479,97</text:p>
          </table:table-cell>
          <table:table-cell office:value-type="float" office:value="519695.0057">
            <text:p>519695,01</text:p>
          </table:table-cell>
          <table:table-cell table:number-columns-repeated="3"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3211781.6529">
            <text:p>3211781,65</text:p>
          </table:table-cell>
          <table:table-cell office:value-type="float" office:value="452474.5362">
            <text:p>452474,54</text:p>
          </table:table-cell>
          <table:table-cell table:number-columns-repeated="3"/>
        </table:table-row>
        <table:table-row table:style-name="ro1">
          <table:table-cell office:value-type="float" office:value="404250">
            <text:p>404250</text:p>
          </table:table-cell>
          <table:table-cell office:value-type="float" office:value="3109494.9211">
            <text:p>3109494,92</text:p>
          </table:table-cell>
          <table:table-cell office:value-type="float" office:value="573620.3251">
            <text:p>573620,33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823729.5113">
            <text:p>2823729,51</text:p>
          </table:table-cell>
          <table:table-cell office:value-type="float" office:value="345688.6515">
            <text:p>345688,65</text:p>
          </table:table-cell>
          <table:table-cell table:number-columns-repeated="3"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3514214.1443">
            <text:p>3514214,14</text:p>
          </table:table-cell>
          <table:table-cell office:value-type="float" office:value="845497.9343">
            <text:p>845497,93</text:p>
          </table:table-cell>
          <table:table-cell table:number-columns-repeated="3"/>
        </table:table-row>
        <table:table-row table:style-name="ro1">
          <table:table-cell office:value-type="float" office:value="1974843">
            <text:p>1974843</text:p>
          </table:table-cell>
          <table:table-cell office:value-type="float" office:value="3562276.4742">
            <text:p>3562276,47</text:p>
          </table:table-cell>
          <table:table-cell office:value-type="float" office:value="1099553.7161">
            <text:p>1099553,72</text:p>
          </table:table-cell>
          <table:table-cell table:number-columns-repeated="3"/>
        </table:table-row>
        <table:table-row table:style-name="ro1">
          <table:table-cell office:value-type="float" office:value="928550">
            <text:p>928550</text:p>
          </table:table-cell>
          <table:table-cell office:value-type="float" office:value="3367911.0634">
            <text:p>3367911,06</text:p>
          </table:table-cell>
          <table:table-cell office:value-type="float" office:value="1124952.0687">
            <text:p>1124952,07</text:p>
          </table:table-cell>
          <table:table-cell table:number-columns-repeated="3"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3191739.232">
            <text:p>3191739,23</text:p>
          </table:table-cell>
          <table:table-cell office:value-type="float" office:value="520559.6907">
            <text:p>520559,69</text:p>
          </table:table-cell>
          <table:table-cell table:number-columns-repeated="3"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3114025.9004">
            <text:p>3114025,9</text:p>
          </table:table-cell>
          <table:table-cell office:value-type="float" office:value="834907.6186">
            <text:p>834907,62</text:p>
          </table:table-cell>
          <table:table-cell table:number-columns-repeated="3"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3104465.3018">
            <text:p>3104465,3</text:p>
          </table:table-cell>
          <table:table-cell office:value-type="float" office:value="425364.0187">
            <text:p>425364,02</text:p>
          </table:table-cell>
          <table:table-cell table:number-columns-repeated="3"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2796678.8819">
            <text:p>2796678,88</text:p>
          </table:table-cell>
          <table:table-cell office:value-type="float" office:value="254573.022">
            <text:p>254573,02</text:p>
          </table:table-cell>
          <table:table-cell table:number-columns-repeated="2"/>
          <table:table-cell>
            <draw:frame table:end-cell-address="Лист1.L47" table:end-x="1.638cm" table:end-y="0.111cm" draw:z-index="1" draw:style-name="gr1" svg:width="14.642cm" svg:height="10.205cm" svg:x="0.544cm" svg:y="0.274cm">
              <draw:object draw:notify-on-update-of-ranges="Лист1.A1:Лист1.A985 Лист1.C1:Лист1.C98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2770762.8132">
            <text:p>2770762,81</text:p>
          </table:table-cell>
          <table:table-cell office:value-type="float" office:value="519466.8049">
            <text:p>519466,8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2992004.527">
            <text:p>2992004,53</text:p>
          </table:table-cell>
          <table:table-cell office:value-type="float" office:value="344398.7273">
            <text:p>344398,73</text:p>
          </table:table-cell>
          <table:table-cell table:number-columns-repeated="3"/>
        </table:table-row>
        <table:table-row table:style-name="ro1">
          <table:table-cell office:value-type="float" office:value="362600">
            <text:p>362600</text:p>
          </table:table-cell>
          <table:table-cell office:value-type="float" office:value="2859720.499">
            <text:p>2859720,5</text:p>
          </table:table-cell>
          <table:table-cell office:value-type="float" office:value="313664.4962">
            <text:p>313664,5</text:p>
          </table:table-cell>
          <table:table-cell table:number-columns-repeated="3"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3104380.2457">
            <text:p>3104380,25</text:p>
          </table:table-cell>
          <table:table-cell office:value-type="float" office:value="378357.3358">
            <text:p>378357,34</text:p>
          </table:table-cell>
          <table:table-cell table:number-columns-repeated="3"/>
        </table:table-row>
        <table:table-row table:style-name="ro1">
          <table:table-cell office:value-type="float" office:value="111475">
            <text:p>111475</text:p>
          </table:table-cell>
          <table:table-cell office:value-type="float" office:value="2719066.4011">
            <text:p>2719066,4</text:p>
          </table:table-cell>
          <table:table-cell office:value-type="float" office:value="270073.1994">
            <text:p>270073,2</text:p>
          </table:table-cell>
          <table:table-cell table:number-columns-repeated="3"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3119618.0119">
            <text:p>3119618,01</text:p>
          </table:table-cell>
          <table:table-cell office:value-type="float" office:value="389318.181">
            <text:p>389318,18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342671.7531">
            <text:p>3342671,75</text:p>
          </table:table-cell>
          <table:table-cell office:value-type="float" office:value="683967.6625">
            <text:p>683967,66</text:p>
          </table:table-cell>
          <table:table-cell table:number-columns-repeated="3"/>
        </table:table-row>
        <table:table-row table:style-name="ro1">
          <table:table-cell office:value-type="float" office:value="2447550">
            <text:p>2447550</text:p>
          </table:table-cell>
          <table:table-cell office:value-type="float" office:value="3561871.9121">
            <text:p>3561871,91</text:p>
          </table:table-cell>
          <table:table-cell office:value-type="float" office:value="952094.9268">
            <text:p>952094,93</text:p>
          </table:table-cell>
          <table:table-cell table:number-columns-repeated="3"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2792102.9302">
            <text:p>2792102,93</text:p>
          </table:table-cell>
          <table:table-cell office:value-type="float" office:value="875214.7805">
            <text:p>875214,78</text:p>
          </table:table-cell>
          <table:table-cell table:number-columns-repeated="3"/>
        </table:table-row>
        <table:table-row table:style-name="ro1">
          <table:table-cell office:value-type="float" office:value="379750">
            <text:p>379750</text:p>
          </table:table-cell>
          <table:table-cell office:value-type="float" office:value="2691184.198">
            <text:p>2691184,2</text:p>
          </table:table-cell>
          <table:table-cell office:value-type="float" office:value="568575.8506">
            <text:p>568575,85</text:p>
          </table:table-cell>
          <table:table-cell table:number-columns-repeated="3"/>
        </table:table-row>
        <table:table-row table:style-name="ro1">
          <table:table-cell office:value-type="float" office:value="925000">
            <text:p>925000</text:p>
          </table:table-cell>
          <table:table-cell office:value-type="float" office:value="3015467.7492">
            <text:p>3015467,75</text:p>
          </table:table-cell>
          <table:table-cell office:value-type="float" office:value="709323.9671">
            <text:p>709323,97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049836.9942">
            <text:p>3049836,99</text:p>
          </table:table-cell>
          <table:table-cell office:value-type="float" office:value="521602.941">
            <text:p>521602,94</text:p>
          </table:table-cell>
          <table:table-cell table:number-columns-repeated="3"/>
        </table:table-row>
        <table:table-row table:style-name="ro1">
          <table:table-cell office:value-type="float" office:value="328300">
            <text:p>328300</text:p>
          </table:table-cell>
          <table:table-cell office:value-type="float" office:value="2915331.3053">
            <text:p>2915331,31</text:p>
          </table:table-cell>
          <table:table-cell office:value-type="float" office:value="455415.5653">
            <text:p>455415,57</text:p>
          </table:table-cell>
          <table:table-cell table:number-columns-repeated="3"/>
        </table:table-row>
        <table:table-row table:style-name="ro1">
          <table:table-cell office:value-type="float" office:value="600250">
            <text:p>600250</text:p>
          </table:table-cell>
          <table:table-cell office:value-type="float" office:value="2669243.4731">
            <text:p>2669243,47</text:p>
          </table:table-cell>
          <table:table-cell office:value-type="float" office:value="389272.6437">
            <text:p>389272,64</text:p>
          </table:table-cell>
          <table:table-cell table:number-columns-repeated="3"/>
        </table:table-row>
        <table:table-row table:style-name="ro1">
          <table:table-cell office:value-type="float" office:value="537775">
            <text:p>537775</text:p>
          </table:table-cell>
          <table:table-cell office:value-type="float" office:value="3219911.4333">
            <text:p>3219911,43</text:p>
          </table:table-cell>
          <table:table-cell office:value-type="float" office:value="582246.4765">
            <text:p>582246,48</text:p>
          </table:table-cell>
          <table:table-cell table:number-columns-repeated="3"/>
        </table:table-row>
        <table:table-row table:style-name="ro1">
          <table:table-cell office:value-type="float" office:value="2158000">
            <text:p>2158000</text:p>
          </table:table-cell>
          <table:table-cell office:value-type="float" office:value="3249555.996">
            <text:p>3249556</text:p>
          </table:table-cell>
          <table:table-cell office:value-type="float" office:value="1523085.96">
            <text:p>1523085,96</text:p>
          </table:table-cell>
          <table:table-cell table:number-columns-repeated="3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2919853.3882">
            <text:p>2919853,39</text:p>
          </table:table-cell>
          <table:table-cell office:value-type="float" office:value="696076.5092">
            <text:p>696076,51</text:p>
          </table:table-cell>
          <table:table-cell table:number-columns-repeated="3"/>
        </table:table-row>
        <table:table-row table:style-name="ro1">
          <table:table-cell office:value-type="float" office:value="2988877.5">
            <text:p>2988877,5</text:p>
          </table:table-cell>
          <table:table-cell office:value-type="float" office:value="3653010.4812">
            <text:p>3653010,48</text:p>
          </table:table-cell>
          <table:table-cell office:value-type="float" office:value="1735877.1201">
            <text:p>1735877,12</text:p>
          </table:table-cell>
          <table:table-cell table:number-columns-repeated="3"/>
        </table:table-row>
        <table:table-row table:style-name="ro1">
          <table:table-cell office:value-type="float" office:value="967750">
            <text:p>967750</text:p>
          </table:table-cell>
          <table:table-cell office:value-type="float" office:value="2986865.3759">
            <text:p>2986865,38</text:p>
          </table:table-cell>
          <table:table-cell office:value-type="float" office:value="479112.2554">
            <text:p>479112,26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2698198.0833">
            <text:p>2698198,08</text:p>
          </table:table-cell>
          <table:table-cell office:value-type="float" office:value="306112.9874">
            <text:p>306112,99</text:p>
          </table:table-cell>
          <table:table-cell table:number-columns-repeated="3"/>
        </table:table-row>
        <table:table-row table:style-name="ro1">
          <table:table-cell office:value-type="float" office:value="2180279.5">
            <text:p>2180279,5</text:p>
          </table:table-cell>
          <table:table-cell office:value-type="float" office:value="3714387.9091">
            <text:p>3714387,91</text:p>
          </table:table-cell>
          <table:table-cell office:value-type="float" office:value="3046759.1655">
            <text:p>3046759,17</text:p>
          </table:table-cell>
          <table:table-cell table:number-columns-repeated="3"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3480596.2875">
            <text:p>3480596,29</text:p>
          </table:table-cell>
          <table:table-cell office:value-type="float" office:value="649889.283">
            <text:p>649889,28</text:p>
          </table:table-cell>
          <table:table-cell table:number-columns-repeated="3"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2927952.716">
            <text:p>2927952,72</text:p>
          </table:table-cell>
          <table:table-cell office:value-type="float" office:value="422829.3884">
            <text:p>422829,39</text:p>
          </table:table-cell>
          <table:table-cell table:number-columns-repeated="3"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2994825.6387">
            <text:p>2994825,64</text:p>
          </table:table-cell>
          <table:table-cell office:value-type="float" office:value="398497.0245">
            <text:p>398497,02</text:p>
          </table:table-cell>
          <table:table-cell table:number-columns-repeated="3"/>
        </table:table-row>
        <table:table-row table:style-name="ro1">
          <table:table-cell office:value-type="float" office:value="395900">
            <text:p>395900</text:p>
          </table:table-cell>
          <table:table-cell office:value-type="float" office:value="3095930.5842">
            <text:p>3095930,58</text:p>
          </table:table-cell>
          <table:table-cell office:value-type="float" office:value="483555.4446">
            <text:p>483555,44</text:p>
          </table:table-cell>
          <table:table-cell table:number-columns-repeated="3"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3129558.9771">
            <text:p>3129558,98</text:p>
          </table:table-cell>
          <table:table-cell office:value-type="float" office:value="879770.9779">
            <text:p>879770,98</text:p>
          </table:table-cell>
          <table:table-cell table:number-columns-repeated="3"/>
        </table:table-row>
        <table:table-row table:style-name="ro1">
          <table:table-cell office:value-type="float" office:value="1470000">
            <text:p>1470000</text:p>
          </table:table-cell>
          <table:table-cell office:value-type="float" office:value="3169409.9369">
            <text:p>3169409,94</text:p>
          </table:table-cell>
          <table:table-cell office:value-type="float" office:value="1418968.8292">
            <text:p>1418968,83</text:p>
          </table:table-cell>
          <table:table-cell table:number-columns-repeated="3"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2421101.9026">
            <text:p>2421101,9</text:p>
          </table:table-cell>
          <table:table-cell office:value-type="float" office:value="212228.7906">
            <text:p>212228,79</text:p>
          </table:table-cell>
          <table:table-cell table:number-columns-repeated="3"/>
        </table:table-row>
        <table:table-row table:style-name="ro1">
          <table:table-cell office:value-type="float" office:value="445900">
            <text:p>445900</text:p>
          </table:table-cell>
          <table:table-cell office:value-type="float" office:value="3117221.3552">
            <text:p>3117221,36</text:p>
          </table:table-cell>
          <table:table-cell office:value-type="float" office:value="411879.7382">
            <text:p>411879,74</text:p>
          </table:table-cell>
          <table:table-cell table:number-columns-repeated="3"/>
        </table:table-row>
        <table:table-row table:style-name="ro1">
          <table:table-cell office:value-type="float" office:value="906500">
            <text:p>906500</text:p>
          </table:table-cell>
          <table:table-cell office:value-type="float" office:value="3402999.3077">
            <text:p>3402999,31</text:p>
          </table:table-cell>
          <table:table-cell office:value-type="float" office:value="1666217.336">
            <text:p>1666217,34</text:p>
          </table:table-cell>
          <table:table-cell table:number-columns-repeated="3"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3514128.3703">
            <text:p>3514128,37</text:p>
          </table:table-cell>
          <table:table-cell office:value-type="float" office:value="845043.326">
            <text:p>845043,33</text:p>
          </table:table-cell>
          <table:table-cell table:number-columns-repeated="3"/>
        </table:table-row>
        <table:table-row table:style-name="ro1">
          <table:table-cell office:value-type="float" office:value="465255">
            <text:p>465255</text:p>
          </table:table-cell>
          <table:table-cell office:value-type="float" office:value="3349005.3705">
            <text:p>3349005,37</text:p>
          </table:table-cell>
          <table:table-cell office:value-type="float" office:value="663601.7566">
            <text:p>663601,76</text:p>
          </table:table-cell>
          <table:table-cell table:number-columns-repeated="3"/>
        </table:table-row>
        <table:table-row table:style-name="ro1">
          <table:table-cell office:value-type="float" office:value="855050">
            <text:p>855050</text:p>
          </table:table-cell>
          <table:table-cell office:value-type="float" office:value="3087930.3696">
            <text:p>3087930,37</text:p>
          </table:table-cell>
          <table:table-cell office:value-type="float" office:value="1027949.3747">
            <text:p>1027949,37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329033.5331">
            <text:p>3329033,53</text:p>
          </table:table-cell>
          <table:table-cell office:value-type="float" office:value="521752.1163">
            <text:p>521752,12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744539.7615">
            <text:p>2744539,76</text:p>
          </table:table-cell>
          <table:table-cell office:value-type="float" office:value="364359.3734">
            <text:p>364359,37</text:p>
          </table:table-cell>
          <table:table-cell table:number-columns-repeated="3"/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3025027.3286">
            <text:p>3025027,33</text:p>
          </table:table-cell>
          <table:table-cell office:value-type="float" office:value="1280270.423">
            <text:p>1280270,42</text:p>
          </table:table-cell>
          <table:table-cell table:number-columns-repeated="3"/>
        </table:table-row>
        <table:table-row table:style-name="ro1">
          <table:table-cell office:value-type="float" office:value="341775">
            <text:p>341775</text:p>
          </table:table-cell>
          <table:table-cell office:value-type="float" office:value="3098099.4339">
            <text:p>3098099,43</text:p>
          </table:table-cell>
          <table:table-cell office:value-type="float" office:value="423291.0492">
            <text:p>423291,05</text:p>
          </table:table-cell>
          <table:table-cell table:number-columns-repeated="3"/>
        </table:table-row>
        <table:table-row table:style-name="ro1">
          <table:table-cell office:value-type="float" office:value="1790000">
            <text:p>1790000</text:p>
          </table:table-cell>
          <table:table-cell office:value-type="float" office:value="3540972.9179">
            <text:p>3540972,92</text:p>
          </table:table-cell>
          <table:table-cell office:value-type="float" office:value="1436888.1357">
            <text:p>1436888,14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3127314.6965">
            <text:p>3127314,7</text:p>
          </table:table-cell>
          <table:table-cell office:value-type="float" office:value="884958.6958">
            <text:p>884958,7</text:p>
          </table:table-cell>
          <table:table-cell table:number-columns-repeated="3"/>
        </table:table-row>
        <table:table-row table:style-name="ro1">
          <table:table-cell office:value-type="float" office:value="427650">
            <text:p>427650</text:p>
          </table:table-cell>
          <table:table-cell office:value-type="float" office:value="3500125.6464">
            <text:p>3500125,65</text:p>
          </table:table-cell>
          <table:table-cell office:value-type="float" office:value="780465.1562">
            <text:p>780465,16</text:p>
          </table:table-cell>
          <table:table-cell table:number-columns-repeated="3"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2844581.3872">
            <text:p>2844581,39</text:p>
          </table:table-cell>
          <table:table-cell office:value-type="float" office:value="608307.777">
            <text:p>608307,78</text:p>
          </table:table-cell>
          <table:table-cell table:number-columns-repeated="3"/>
        </table:table-row>
        <table:table-row table:style-name="ro1">
          <table:table-cell office:value-type="float" office:value="1235000">
            <text:p>1235000</text:p>
          </table:table-cell>
          <table:table-cell office:value-type="float" office:value="3019437.3996">
            <text:p>3019437,4</text:p>
          </table:table-cell>
          <table:table-cell office:value-type="float" office:value="826776.4197">
            <text:p>826776,42</text:p>
          </table:table-cell>
          <table:table-cell table:number-columns-repeated="3"/>
        </table:table-row>
        <table:table-row table:style-name="ro1">
          <table:table-cell office:value-type="float" office:value="587975.5">
            <text:p>587975,5</text:p>
          </table:table-cell>
          <table:table-cell office:value-type="float" office:value="2916316.4745">
            <text:p>2916316,47</text:p>
          </table:table-cell>
          <table:table-cell office:value-type="float" office:value="650956.514">
            <text:p>650956,51</text:p>
          </table:table-cell>
          <table:table-cell table:number-columns-repeated="3"/>
        </table:table-row>
        <table:table-row table:style-name="ro1">
          <table:table-cell office:value-type="float" office:value="575750">
            <text:p>575750</text:p>
          </table:table-cell>
          <table:table-cell office:value-type="float" office:value="3101330.0806">
            <text:p>3101330,08</text:p>
          </table:table-cell>
          <table:table-cell office:value-type="float" office:value="571670.9481">
            <text:p>571670,95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3359663.2541">
            <text:p>3359663,25</text:p>
          </table:table-cell>
          <table:table-cell office:value-type="float" office:value="776114.051">
            <text:p>776114,05</text:p>
          </table:table-cell>
          <table:table-cell table:number-columns-repeated="3"/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3533651.5427">
            <text:p>3533651,54</text:p>
          </table:table-cell>
          <table:table-cell office:value-type="float" office:value="975713.6499">
            <text:p>975713,65</text:p>
          </table:table-cell>
          <table:table-cell table:number-columns-repeated="3"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3216809.183">
            <text:p>3216809,18</text:p>
          </table:table-cell>
          <table:table-cell office:value-type="float" office:value="445601.0078">
            <text:p>445601,01</text:p>
          </table:table-cell>
          <table:table-cell table:number-columns-repeated="3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2913654.6474">
            <text:p>2913654,65</text:p>
          </table:table-cell>
          <table:table-cell office:value-type="float" office:value="311939.8405">
            <text:p>311939,84</text:p>
          </table:table-cell>
          <table:table-cell table:number-columns-repeated="3"/>
        </table:table-row>
        <table:table-row table:style-name="ro1">
          <table:table-cell office:value-type="float" office:value="480200">
            <text:p>480200</text:p>
          </table:table-cell>
          <table:table-cell office:value-type="float" office:value="2954865.1942">
            <text:p>2954865,19</text:p>
          </table:table-cell>
          <table:table-cell office:value-type="float" office:value="451140.2545">
            <text:p>451140,25</text:p>
          </table:table-cell>
          <table:table-cell table:number-columns-repeated="3"/>
        </table:table-row>
        <table:table-row table:style-name="ro1">
          <table:table-cell office:value-type="float" office:value="244975.5">
            <text:p>244975,5</text:p>
          </table:table-cell>
          <table:table-cell office:value-type="float" office:value="2794034.7245">
            <text:p>2794034,72</text:p>
          </table:table-cell>
          <table:table-cell office:value-type="float" office:value="278205.2415">
            <text:p>278205,24</text:p>
          </table:table-cell>
          <table:table-cell table:number-columns-repeated="3"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3228492.1828">
            <text:p>3228492,18</text:p>
          </table:table-cell>
          <table:table-cell office:value-type="float" office:value="607817.4959">
            <text:p>607817,5</text:p>
          </table:table-cell>
          <table:table-cell table:number-columns-repeated="3"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3093030.1342">
            <text:p>3093030,13</text:p>
          </table:table-cell>
          <table:table-cell office:value-type="float" office:value="501419.7024">
            <text:p>501419,7</text:p>
          </table:table-cell>
          <table:table-cell table:number-columns-repeated="3"/>
        </table:table-row>
        <table:table-row table:style-name="ro1">
          <table:table-cell office:value-type="float" office:value="1959975.5">
            <text:p>1959975,5</text:p>
          </table:table-cell>
          <table:table-cell office:value-type="float" office:value="3227918.2487">
            <text:p>3227918,25</text:p>
          </table:table-cell>
          <table:table-cell office:value-type="float" office:value="984251.4046">
            <text:p>984251,4</text:p>
          </table:table-cell>
          <table:table-cell table:number-columns-repeated="3"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3039349.2822">
            <text:p>3039349,28</text:p>
          </table:table-cell>
          <table:table-cell office:value-type="float" office:value="832564.9756">
            <text:p>832564,98</text:p>
          </table:table-cell>
          <table:table-cell table:number-columns-repeated="3"/>
        </table:table-row>
        <table:table-row table:style-name="ro1">
          <table:table-cell office:value-type="float" office:value="453250">
            <text:p>453250</text:p>
          </table:table-cell>
          <table:table-cell office:value-type="float" office:value="3180751.8784">
            <text:p>3180751,88</text:p>
          </table:table-cell>
          <table:table-cell office:value-type="float" office:value="442799.8523">
            <text:p>442799,85</text:p>
          </table:table-cell>
          <table:table-cell table:number-columns-repeated="3"/>
        </table:table-row>
        <table:table-row table:style-name="ro1">
          <table:table-cell office:value-type="float" office:value="1369550">
            <text:p>1369550</text:p>
          </table:table-cell>
          <table:table-cell office:value-type="float" office:value="3105867.7308">
            <text:p>3105867,73</text:p>
          </table:table-cell>
          <table:table-cell office:value-type="float" office:value="960262.0667">
            <text:p>960262,07</text:p>
          </table:table-cell>
          <table:table-cell table:number-columns-repeated="3"/>
        </table:table-row>
        <table:table-row table:style-name="ro1">
          <table:table-cell office:value-type="float" office:value="2646000">
            <text:p>2646000</text:p>
          </table:table-cell>
          <table:table-cell office:value-type="float" office:value="3562456.5047">
            <text:p>3562456,5</text:p>
          </table:table-cell>
          <table:table-cell office:value-type="float" office:value="1597688.7678">
            <text:p>1597688,77</text:p>
          </table:table-cell>
          <table:table-cell table:number-columns-repeated="3"/>
        </table:table-row>
        <table:table-row table:style-name="ro1">
          <table:table-cell office:value-type="float" office:value="416500">
            <text:p>416500</text:p>
          </table:table-cell>
          <table:table-cell office:value-type="float" office:value="2623657.8137">
            <text:p>2623657,81</text:p>
          </table:table-cell>
          <table:table-cell office:value-type="float" office:value="490732.3813">
            <text:p>490732,38</text:p>
          </table:table-cell>
          <table:table-cell table:number-columns-repeated="3"/>
        </table:table-row>
        <table:table-row table:style-name="ro1">
          <table:table-cell office:value-type="float" office:value="769300">
            <text:p>769300</text:p>
          </table:table-cell>
          <table:table-cell office:value-type="float" office:value="3268717.3981">
            <text:p>3268717,4</text:p>
          </table:table-cell>
          <table:table-cell office:value-type="float" office:value="766653.6213">
            <text:p>766653,62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993631.2836">
            <text:p>2993631,28</text:p>
          </table:table-cell>
          <table:table-cell office:value-type="float" office:value="344868.0411">
            <text:p>344868,04</text:p>
          </table:table-cell>
          <table:table-cell table:number-columns-repeated="3"/>
        </table:table-row>
        <table:table-row table:style-name="ro1">
          <table:table-cell office:value-type="float" office:value="1678250">
            <text:p>1678250</text:p>
          </table:table-cell>
          <table:table-cell office:value-type="float" office:value="3562912.9547">
            <text:p>3562912,95</text:p>
          </table:table-cell>
          <table:table-cell office:value-type="float" office:value="1226246.1889">
            <text:p>1226246,19</text:p>
          </table:table-cell>
          <table:table-cell table:number-columns-repeated="3"/>
        </table:table-row>
        <table:table-row table:style-name="ro1">
          <table:table-cell office:value-type="float" office:value="318255">
            <text:p>318255</text:p>
          </table:table-cell>
          <table:table-cell office:value-type="float" office:value="2884046.1418">
            <text:p>2884046,14</text:p>
          </table:table-cell>
          <table:table-cell office:value-type="float" office:value="410737.0345">
            <text:p>410737,03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2840193.651">
            <text:p>2840193,65</text:p>
          </table:table-cell>
          <table:table-cell office:value-type="float" office:value="426356.9484">
            <text:p>426356,95</text:p>
          </table:table-cell>
          <table:table-cell table:number-columns-repeated="3"/>
        </table:table-row>
        <table:table-row table:style-name="ro1">
          <table:table-cell office:value-type="float" office:value="634550">
            <text:p>634550</text:p>
          </table:table-cell>
          <table:table-cell office:value-type="float" office:value="3240971.4667">
            <text:p>3240971,47</text:p>
          </table:table-cell>
          <table:table-cell office:value-type="float" office:value="960774.3179">
            <text:p>960774,32</text:p>
          </table:table-cell>
          <table:table-cell table:number-columns-repeated="3"/>
        </table:table-row>
        <table:table-row table:style-name="ro1">
          <table:table-cell office:value-type="float" office:value="634550">
            <text:p>634550</text:p>
          </table:table-cell>
          <table:table-cell office:value-type="float" office:value="3507202.7411">
            <text:p>3507202,74</text:p>
          </table:table-cell>
          <table:table-cell office:value-type="float" office:value="812626.6403">
            <text:p>812626,64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2718830.4149">
            <text:p>2718830,41</text:p>
          </table:table-cell>
          <table:table-cell office:value-type="float" office:value="431978.855">
            <text:p>431978,86</text:p>
          </table:table-cell>
          <table:table-cell table:number-columns-repeated="3"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3095101.7519">
            <text:p>3095101,75</text:p>
          </table:table-cell>
          <table:table-cell office:value-type="float" office:value="383188.0312">
            <text:p>383188,03</text:p>
          </table:table-cell>
          <table:table-cell table:number-columns-repeated="3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3344047.8692">
            <text:p>3344047,87</text:p>
          </table:table-cell>
          <table:table-cell office:value-type="float" office:value="536644.0086">
            <text:p>536644,01</text:p>
          </table:table-cell>
          <table:table-cell table:number-columns-repeated="3"/>
        </table:table-row>
        <table:table-row table:style-name="ro1">
          <table:table-cell office:value-type="float" office:value="455700">
            <text:p>455700</text:p>
          </table:table-cell>
          <table:table-cell office:value-type="float" office:value="2990071.9146">
            <text:p>2990071,91</text:p>
          </table:table-cell>
          <table:table-cell office:value-type="float" office:value="358135.0838">
            <text:p>358135,08</text:p>
          </table:table-cell>
          <table:table-cell table:number-columns-repeated="3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2994063.0039">
            <text:p>2994063</text:p>
          </table:table-cell>
          <table:table-cell office:value-type="float" office:value="867383.4043">
            <text:p>867383,4</text:p>
          </table:table-cell>
          <table:table-cell table:number-columns-repeated="3"/>
        </table:table-row>
        <table:table-row table:style-name="ro1">
          <table:table-cell office:value-type="float" office:value="379750">
            <text:p>379750</text:p>
          </table:table-cell>
          <table:table-cell office:value-type="float" office:value="2616507.9283">
            <text:p>2616507,93</text:p>
          </table:table-cell>
          <table:table-cell office:value-type="float" office:value="455629.3468">
            <text:p>455629,35</text:p>
          </table:table-cell>
          <table:table-cell table:number-columns-repeated="3"/>
        </table:table-row>
        <table:table-row table:style-name="ro1">
          <table:table-cell office:value-type="float" office:value="967750">
            <text:p>967750</text:p>
          </table:table-cell>
          <table:table-cell office:value-type="float" office:value="2913836.8471">
            <text:p>2913836,85</text:p>
          </table:table-cell>
          <table:table-cell office:value-type="float" office:value="544924.8915">
            <text:p>544924,89</text:p>
          </table:table-cell>
          <table:table-cell table:number-columns-repeated="3"/>
        </table:table-row>
        <table:table-row table:style-name="ro1">
          <table:table-cell office:value-type="float" office:value="845000">
            <text:p>845000</text:p>
          </table:table-cell>
          <table:table-cell office:value-type="float" office:value="3325959.3643">
            <text:p>3325959,36</text:p>
          </table:table-cell>
          <table:table-cell office:value-type="float" office:value="1442469.6975">
            <text:p>1442469,7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3376490.6931">
            <text:p>3376490,69</text:p>
          </table:table-cell>
          <table:table-cell office:value-type="float" office:value="592757.016">
            <text:p>592757,02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3202503.5594">
            <text:p>3202503,56</text:p>
          </table:table-cell>
          <table:table-cell office:value-type="float" office:value="554904.7306">
            <text:p>554904,73</text:p>
          </table:table-cell>
          <table:table-cell table:number-columns-repeated="3"/>
        </table:table-row>
        <table:table-row table:style-name="ro1">
          <table:table-cell office:value-type="float" office:value="465500">
            <text:p>465500</text:p>
          </table:table-cell>
          <table:table-cell office:value-type="float" office:value="2622677.912">
            <text:p>2622677,91</text:p>
          </table:table-cell>
          <table:table-cell office:value-type="float" office:value="657707.2625">
            <text:p>657707,26</text:p>
          </table:table-cell>
          <table:table-cell table:number-columns-repeated="3"/>
        </table:table-row>
        <table:table-row table:style-name="ro1">
          <table:table-cell office:value-type="float" office:value="600250">
            <text:p>600250</text:p>
          </table:table-cell>
          <table:table-cell office:value-type="float" office:value="3376180.9701">
            <text:p>3376180,97</text:p>
          </table:table-cell>
          <table:table-cell office:value-type="float" office:value="1034887.9486">
            <text:p>1034887,95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3025564.1236">
            <text:p>3025564,12</text:p>
          </table:table-cell>
          <table:table-cell office:value-type="float" office:value="850855.8242">
            <text:p>850855,82</text:p>
          </table:table-cell>
          <table:table-cell table:number-columns-repeated="3"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3101863.0896">
            <text:p>3101863,09</text:p>
          </table:table-cell>
          <table:table-cell office:value-type="float" office:value="620756.3525">
            <text:p>620756,35</text:p>
          </table:table-cell>
          <table:table-cell table:number-columns-repeated="3"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2795128.1872">
            <text:p>2795128,19</text:p>
          </table:table-cell>
          <table:table-cell office:value-type="float" office:value="345993.1677">
            <text:p>345993,17</text:p>
          </table:table-cell>
          <table:table-cell table:number-columns-repeated="3"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2743031.9396">
            <text:p>2743031,94</text:p>
          </table:table-cell>
          <table:table-cell office:value-type="float" office:value="251447.4687">
            <text:p>251447,47</text:p>
          </table:table-cell>
          <table:table-cell table:number-columns-repeated="3"/>
        </table:table-row>
        <table:table-row table:style-name="ro1">
          <table:table-cell office:value-type="float" office:value="601137">
            <text:p>601137</text:p>
          </table:table-cell>
          <table:table-cell office:value-type="float" office:value="3006297.0908">
            <text:p>3006297,09</text:p>
          </table:table-cell>
          <table:table-cell office:value-type="float" office:value="673386.0825">
            <text:p>673386,08</text:p>
          </table:table-cell>
          <table:table-cell table:number-columns-repeated="3"/>
        </table:table-row>
        <table:table-row table:style-name="ro1">
          <table:table-cell office:value-type="float" office:value="1308300">
            <text:p>1308300</text:p>
          </table:table-cell>
          <table:table-cell office:value-type="float" office:value="3169341.4819">
            <text:p>3169341,48</text:p>
          </table:table-cell>
          <table:table-cell office:value-type="float" office:value="1016463.5848">
            <text:p>1016463,58</text:p>
          </table:table-cell>
          <table:table-cell table:number-columns-repeated="3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2911259.7203">
            <text:p>2911259,72</text:p>
          </table:table-cell>
          <table:table-cell office:value-type="float" office:value="454340.2558">
            <text:p>454340,26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384911.8912">
            <text:p>2384911,89</text:p>
          </table:table-cell>
          <table:table-cell office:value-type="float" office:value="194836.2825">
            <text:p>194836,28</text:p>
          </table:table-cell>
          <table:table-cell table:number-columns-repeated="3"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3365766.9983">
            <text:p>3365767</text:p>
          </table:table-cell>
          <table:table-cell office:value-type="float" office:value="566171.721">
            <text:p>566171,72</text:p>
          </table:table-cell>
          <table:table-cell table:number-columns-repeated="3"/>
        </table:table-row>
        <table:table-row table:style-name="ro1">
          <table:table-cell office:value-type="float" office:value="485100">
            <text:p>485100</text:p>
          </table:table-cell>
          <table:table-cell office:value-type="float" office:value="3011627.6157">
            <text:p>3011627,62</text:p>
          </table:table-cell>
          <table:table-cell office:value-type="float" office:value="736619.0757">
            <text:p>736619,08</text:p>
          </table:table-cell>
          <table:table-cell table:number-columns-repeated="3"/>
        </table:table-row>
        <table:table-row table:style-name="ro1">
          <table:table-cell office:value-type="float" office:value="367500">
            <text:p>367500</text:p>
          </table:table-cell>
          <table:table-cell office:value-type="float" office:value="2537892.4704">
            <text:p>2537892,47</text:p>
          </table:table-cell>
          <table:table-cell office:value-type="float" office:value="233638.269">
            <text:p>233638,27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2905612.5148">
            <text:p>2905612,51</text:p>
          </table:table-cell>
          <table:table-cell office:value-type="float" office:value="416946.4419">
            <text:p>416946,44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2589658.9345">
            <text:p>2589658,93</text:p>
          </table:table-cell>
          <table:table-cell office:value-type="float" office:value="267839.7474">
            <text:p>267839,75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289248.2596">
            <text:p>3289248,26</text:p>
          </table:table-cell>
          <table:table-cell office:value-type="float" office:value="1573180.999">
            <text:p>1573181</text:p>
          </table:table-cell>
          <table:table-cell table:number-columns-repeated="3"/>
        </table:table-row>
        <table:table-row table:style-name="ro1">
          <table:table-cell office:value-type="float" office:value="427770">
            <text:p>427770</text:p>
          </table:table-cell>
          <table:table-cell office:value-type="float" office:value="3004074.9852">
            <text:p>3004074,99</text:p>
          </table:table-cell>
          <table:table-cell office:value-type="float" office:value="447474.0284">
            <text:p>447474,03</text:p>
          </table:table-cell>
          <table:table-cell table:number-columns-repeated="3"/>
        </table:table-row>
        <table:table-row table:style-name="ro1">
          <table:table-cell office:value-type="float" office:value="611275">
            <text:p>611275</text:p>
          </table:table-cell>
          <table:table-cell office:value-type="float" office:value="3229371.7536">
            <text:p>3229371,75</text:p>
          </table:table-cell>
          <table:table-cell office:value-type="float" office:value="608546.7376">
            <text:p>608546,74</text:p>
          </table:table-cell>
          <table:table-cell table:number-columns-repeated="3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888200.9511">
            <text:p>2888200,95</text:p>
          </table:table-cell>
          <table:table-cell office:value-type="float" office:value="491586.8897">
            <text:p>491586,89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366853.8384">
            <text:p>3366853,84</text:p>
          </table:table-cell>
          <table:table-cell office:value-type="float" office:value="721737.5764">
            <text:p>721737,58</text:p>
          </table:table-cell>
          <table:table-cell table:number-columns-repeated="3"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2731828.4386">
            <text:p>2731828,44</text:p>
          </table:table-cell>
          <table:table-cell office:value-type="float" office:value="456463.7704">
            <text:p>456463,77</text:p>
          </table:table-cell>
          <table:table-cell table:number-columns-repeated="3"/>
        </table:table-row>
        <table:table-row table:style-name="ro1">
          <table:table-cell office:value-type="float" office:value="601500">
            <text:p>601500</text:p>
          </table:table-cell>
          <table:table-cell office:value-type="float" office:value="2966579.1008">
            <text:p>2966579,1</text:p>
          </table:table-cell>
          <table:table-cell office:value-type="float" office:value="469071.8924">
            <text:p>469071,89</text:p>
          </table:table-cell>
          <table:table-cell table:number-columns-repeated="3"/>
        </table:table-row>
        <table:table-row table:style-name="ro1">
          <table:table-cell office:value-type="float" office:value="732550">
            <text:p>732550</text:p>
          </table:table-cell>
          <table:table-cell office:value-type="float" office:value="3021483.5328">
            <text:p>3021483,53</text:p>
          </table:table-cell>
          <table:table-cell office:value-type="float" office:value="927342.2052">
            <text:p>927342,21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634721.6935">
            <text:p>2634721,69</text:p>
          </table:table-cell>
          <table:table-cell office:value-type="float" office:value="258236.4562">
            <text:p>258236,46</text:p>
          </table:table-cell>
          <table:table-cell table:number-columns-repeated="3"/>
        </table:table-row>
        <table:table-row table:style-name="ro1">
          <table:table-cell office:value-type="float" office:value="355250">
            <text:p>355250</text:p>
          </table:table-cell>
          <table:table-cell office:value-type="float" office:value="2522257.3818">
            <text:p>2522257,38</text:p>
          </table:table-cell>
          <table:table-cell office:value-type="float" office:value="306863.5212">
            <text:p>306863,52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236339.0059">
            <text:p>2236339,01</text:p>
          </table:table-cell>
          <table:table-cell office:value-type="float" office:value="218015.5254">
            <text:p>218015,53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824922.0762">
            <text:p>2824922,08</text:p>
          </table:table-cell>
          <table:table-cell office:value-type="float" office:value="394740.4984">
            <text:p>394740,5</text:p>
          </table:table-cell>
          <table:table-cell table:number-columns-repeated="3"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2730306.5458">
            <text:p>2730306,55</text:p>
          </table:table-cell>
          <table:table-cell office:value-type="float" office:value="258556.8273">
            <text:p>258556,83</text:p>
          </table:table-cell>
          <table:table-cell table:number-columns-repeated="3"/>
        </table:table-row>
        <table:table-row table:style-name="ro1">
          <table:table-cell office:value-type="float" office:value="1519000">
            <text:p>1519000</text:p>
          </table:table-cell>
          <table:table-cell office:value-type="float" office:value="3591090.331">
            <text:p>3591090,33</text:p>
          </table:table-cell>
          <table:table-cell office:value-type="float" office:value="1757821.6731">
            <text:p>1757821,67</text:p>
          </table:table-cell>
          <table:table-cell table:number-columns-repeated="3"/>
        </table:table-row>
        <table:table-row table:style-name="ro1">
          <table:table-cell office:value-type="float" office:value="1994300">
            <text:p>1994300</text:p>
          </table:table-cell>
          <table:table-cell office:value-type="float" office:value="3236076.7219">
            <text:p>3236076,72</text:p>
          </table:table-cell>
          <table:table-cell office:value-type="float" office:value="989021.6532">
            <text:p>989021,65</text:p>
          </table:table-cell>
          <table:table-cell table:number-columns-repeated="3"/>
        </table:table-row>
        <table:table-row table:style-name="ro1">
          <table:table-cell office:value-type="float" office:value="673750">
            <text:p>673750</text:p>
          </table:table-cell>
          <table:table-cell office:value-type="float" office:value="3033133.2929">
            <text:p>3033133,29</text:p>
          </table:table-cell>
          <table:table-cell office:value-type="float" office:value="793730.8175">
            <text:p>793730,82</text:p>
          </table:table-cell>
          <table:table-cell table:number-columns-repeated="3"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2249165.2049">
            <text:p>2249165,2</text:p>
          </table:table-cell>
          <table:table-cell office:value-type="float" office:value="190296.3084">
            <text:p>190296,31</text:p>
          </table:table-cell>
          <table:table-cell table:number-columns-repeated="3"/>
        </table:table-row>
        <table:table-row table:style-name="ro1">
          <table:table-cell office:value-type="float" office:value="1480000">
            <text:p>1480000</text:p>
          </table:table-cell>
          <table:table-cell office:value-type="float" office:value="3285704.9034">
            <text:p>3285704,9</text:p>
          </table:table-cell>
          <table:table-cell office:value-type="float" office:value="1423170.5333">
            <text:p>1423170,53</text:p>
          </table:table-cell>
          <table:table-cell table:number-columns-repeated="3"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2842485.5867">
            <text:p>2842485,59</text:p>
          </table:table-cell>
          <table:table-cell office:value-type="float" office:value="686380.1589">
            <text:p>686380,16</text:p>
          </table:table-cell>
          <table:table-cell table:number-columns-repeated="3"/>
        </table:table-row>
        <table:table-row table:style-name="ro1">
          <table:table-cell office:value-type="float" office:value="2680000">
            <text:p>2680000</text:p>
          </table:table-cell>
          <table:table-cell office:value-type="float" office:value="3653012.2141">
            <text:p>3653012,21</text:p>
          </table:table-cell>
          <table:table-cell office:value-type="float" office:value="2337757.1988">
            <text:p>2337757,2</text:p>
          </table:table-cell>
          <table:table-cell table:number-columns-repeated="3"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3373855.075">
            <text:p>3373855,08</text:p>
          </table:table-cell>
          <table:table-cell office:value-type="float" office:value="776445.2156">
            <text:p>776445,22</text:p>
          </table:table-cell>
          <table:table-cell table:number-columns-repeated="3"/>
        </table:table-row>
        <table:table-row table:style-name="ro1">
          <table:table-cell office:value-type="float" office:value="1315000">
            <text:p>1315000</text:p>
          </table:table-cell>
          <table:table-cell office:value-type="float" office:value="3562370.7308">
            <text:p>3562370,73</text:p>
          </table:table-cell>
          <table:table-cell office:value-type="float" office:value="1530248.1483">
            <text:p>1530248,15</text:p>
          </table:table-cell>
          <table:table-cell table:number-columns-repeated="3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047943.2175">
            <text:p>3047943,22</text:p>
          </table:table-cell>
          <table:table-cell office:value-type="float" office:value="664832.2705">
            <text:p>664832,27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909106.4467">
            <text:p>2909106,45</text:p>
          </table:table-cell>
          <table:table-cell office:value-type="float" office:value="484315.4512">
            <text:p>484315,45</text:p>
          </table:table-cell>
          <table:table-cell table:number-columns-repeated="3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3345102.3772">
            <text:p>3345102,38</text:p>
          </table:table-cell>
          <table:table-cell office:value-type="float" office:value="661515.3075">
            <text:p>661515,31</text:p>
          </table:table-cell>
          <table:table-cell table:number-columns-repeated="3"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2912114.0374">
            <text:p>2912114,04</text:p>
          </table:table-cell>
          <table:table-cell office:value-type="float" office:value="418152.2731">
            <text:p>418152,27</text:p>
          </table:table-cell>
          <table:table-cell table:number-columns-repeated="3"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2966750.3415">
            <text:p>2966750,34</text:p>
          </table:table-cell>
          <table:table-cell office:value-type="float" office:value="489477.5659">
            <text:p>489477,57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3217655.7298">
            <text:p>3217655,73</text:p>
          </table:table-cell>
          <table:table-cell office:value-type="float" office:value="445854.2677">
            <text:p>445854,27</text:p>
          </table:table-cell>
          <table:table-cell table:number-columns-repeated="3"/>
        </table:table-row>
        <table:table-row table:style-name="ro1">
          <table:table-cell office:value-type="float" office:value="1188250">
            <text:p>1188250</text:p>
          </table:table-cell>
          <table:table-cell office:value-type="float" office:value="3549331.7227">
            <text:p>3549331,72</text:p>
          </table:table-cell>
          <table:table-cell office:value-type="float" office:value="1433965.5296">
            <text:p>1433965,53</text:p>
          </table:table-cell>
          <table:table-cell table:number-columns-repeated="3"/>
        </table:table-row>
        <table:table-row table:style-name="ro1">
          <table:table-cell office:value-type="float" office:value="1690500">
            <text:p>1690500</text:p>
          </table:table-cell>
          <table:table-cell office:value-type="float" office:value="3479088.7009">
            <text:p>3479088,7</text:p>
          </table:table-cell>
          <table:table-cell office:value-type="float" office:value="1718069.2323">
            <text:p>1718069,23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598025.2751">
            <text:p>2598025,28</text:p>
          </table:table-cell>
          <table:table-cell office:value-type="float" office:value="382659.4916">
            <text:p>382659,49</text:p>
          </table:table-cell>
          <table:table-cell table:number-columns-repeated="3"/>
        </table:table-row>
        <table:table-row table:style-name="ro1">
          <table:table-cell office:value-type="float" office:value="455700">
            <text:p>455700</text:p>
          </table:table-cell>
          <table:table-cell office:value-type="float" office:value="2818512.8243">
            <text:p>2818512,82</text:p>
          </table:table-cell>
          <table:table-cell office:value-type="float" office:value="384722.1824">
            <text:p>384722,18</text:p>
          </table:table-cell>
          <table:table-cell table:number-columns-repeated="3"/>
        </table:table-row>
        <table:table-row table:style-name="ro1">
          <table:table-cell office:value-type="float" office:value="563500">
            <text:p>563500</text:p>
          </table:table-cell>
          <table:table-cell office:value-type="float" office:value="2959883.2725">
            <text:p>2959883,27</text:p>
          </table:table-cell>
          <table:table-cell office:value-type="float" office:value="657897.3167">
            <text:p>657897,32</text:p>
          </table:table-cell>
          <table:table-cell table:number-columns-repeated="3"/>
        </table:table-row>
        <table:table-row table:style-name="ro1">
          <table:table-cell office:value-type="float" office:value="489975.5">
            <text:p>489975,5</text:p>
          </table:table-cell>
          <table:table-cell office:value-type="float" office:value="3005348.4815">
            <text:p>3005348,48</text:p>
          </table:table-cell>
          <table:table-cell office:value-type="float" office:value="484290.8553">
            <text:p>484290,86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3491822.6876">
            <text:p>3491822,69</text:p>
          </table:table-cell>
          <table:table-cell office:value-type="float" office:value="776812.2111">
            <text:p>776812,21</text:p>
          </table:table-cell>
          <table:table-cell table:number-columns-repeated="3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3357067.1754">
            <text:p>3357067,18</text:p>
          </table:table-cell>
          <table:table-cell office:value-type="float" office:value="532021.2925">
            <text:p>532021,29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537333.5499">
            <text:p>2537333,55</text:p>
          </table:table-cell>
          <table:table-cell office:value-type="float" office:value="274122.1676">
            <text:p>274122,17</text:p>
          </table:table-cell>
          <table:table-cell table:number-columns-repeated="3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2973627.869">
            <text:p>2973627,87</text:p>
          </table:table-cell>
          <table:table-cell office:value-type="float" office:value="660658.3849">
            <text:p>660658,38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010442.8474">
            <text:p>3010442,85</text:p>
          </table:table-cell>
          <table:table-cell office:value-type="float" office:value="341878.665">
            <text:p>341878,67</text:p>
          </table:table-cell>
          <table:table-cell table:number-columns-repeated="3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142104.3013">
            <text:p>3142104,3</text:p>
          </table:table-cell>
          <table:table-cell office:value-type="float" office:value="1160266.9196">
            <text:p>1160266,92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752020.1465">
            <text:p>2752020,15</text:p>
          </table:table-cell>
          <table:table-cell office:value-type="float" office:value="261315.6426">
            <text:p>261315,64</text:p>
          </table:table-cell>
          <table:table-cell table:number-columns-repeated="3"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2530006.7018">
            <text:p>2530006,7</text:p>
          </table:table-cell>
          <table:table-cell office:value-type="float" office:value="322611.7123">
            <text:p>322611,71</text:p>
          </table:table-cell>
          <table:table-cell table:number-columns-repeated="3"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2373040.0568">
            <text:p>2373040,06</text:p>
          </table:table-cell>
          <table:table-cell office:value-type="float" office:value="254846.3295">
            <text:p>254846,33</text:p>
          </table:table-cell>
          <table:table-cell table:number-columns-repeated="3"/>
        </table:table-row>
        <table:table-row table:style-name="ro1">
          <table:table-cell office:value-type="float" office:value="2180402">
            <text:p>2180402</text:p>
          </table:table-cell>
          <table:table-cell office:value-type="float" office:value="3714387.9091">
            <text:p>3714387,91</text:p>
          </table:table-cell>
          <table:table-cell office:value-type="float" office:value="3046759.1655">
            <text:p>3046759,17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22790.187">
            <text:p>2322790,19</text:p>
          </table:table-cell>
          <table:table-cell office:value-type="float" office:value="551384.5695">
            <text:p>551384,57</text:p>
          </table:table-cell>
          <table:table-cell table:number-columns-repeated="3"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3341696.6339">
            <text:p>3341696,63</text:p>
          </table:table-cell>
          <table:table-cell office:value-type="float" office:value="526632.9755">
            <text:p>526632,98</text:p>
          </table:table-cell>
          <table:table-cell table:number-columns-repeated="3"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2966405.4697">
            <text:p>2966405,47</text:p>
          </table:table-cell>
          <table:table-cell office:value-type="float" office:value="764950.6593">
            <text:p>764950,66</text:p>
          </table:table-cell>
          <table:table-cell table:number-columns-repeated="3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623403.6949">
            <text:p>2623403,69</text:p>
          </table:table-cell>
          <table:table-cell office:value-type="string">
            <text:p><text:s/>NaN</text:p>
          </table:table-cell>
          <table:table-cell table:number-columns-repeated="3"/>
        </table:table-row>
        <table:table-row table:style-name="ro1">
          <table:table-cell office:value-type="float" office:value="1580250">
            <text:p>1580250</text:p>
          </table:table-cell>
          <table:table-cell office:value-type="float" office:value="3136187.2524">
            <text:p>3136187,25</text:p>
          </table:table-cell>
          <table:table-cell office:value-type="float" office:value="1294201.2435">
            <text:p>1294201,24</text:p>
          </table:table-cell>
          <table:table-cell table:number-columns-repeated="3"/>
        </table:table-row>
        <table:table-row table:style-name="ro1">
          <table:table-cell office:value-type="float" office:value="1590050">
            <text:p>1590050</text:p>
          </table:table-cell>
          <table:table-cell office:value-type="float" office:value="3234000.6376">
            <text:p>3234000,64</text:p>
          </table:table-cell>
          <table:table-cell office:value-type="float" office:value="1510231.8378">
            <text:p>1510231,84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539449.8944">
            <text:p>2539449,89</text:p>
          </table:table-cell>
          <table:table-cell office:value-type="float" office:value="426042.9741">
            <text:p>426042,97</text:p>
          </table:table-cell>
          <table:table-cell table:number-columns-repeated="3"/>
        </table:table-row>
        <table:table-row table:style-name="ro1">
          <table:table-cell office:value-type="float" office:value="1299000">
            <text:p>1299000</text:p>
          </table:table-cell>
          <table:table-cell office:value-type="float" office:value="3282292.1499">
            <text:p>3282292,15</text:p>
          </table:table-cell>
          <table:table-cell office:value-type="float" office:value="1210497.8681">
            <text:p>1210497,87</text:p>
          </table:table-cell>
          <table:table-cell table:number-columns-repeated="3"/>
        </table:table-row>
        <table:table-row table:style-name="ro1">
          <table:table-cell office:value-type="float" office:value="698250">
            <text:p>698250</text:p>
          </table:table-cell>
          <table:table-cell office:value-type="float" office:value="2821856.3153">
            <text:p>2821856,32</text:p>
          </table:table-cell>
          <table:table-cell office:value-type="float" office:value="711139.3776">
            <text:p>711139,38</text:p>
          </table:table-cell>
          <table:table-cell table:number-columns-repeated="3"/>
        </table:table-row>
        <table:table-row table:style-name="ro1">
          <table:table-cell office:value-type="float" office:value="830550">
            <text:p>830550</text:p>
          </table:table-cell>
          <table:table-cell office:value-type="float" office:value="3237614.9773">
            <text:p>3237614,98</text:p>
          </table:table-cell>
          <table:table-cell office:value-type="float" office:value="1006121.9882">
            <text:p>1006121,99</text:p>
          </table:table-cell>
          <table:table-cell table:number-columns-repeated="3"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2688459.7164">
            <text:p>2688459,72</text:p>
          </table:table-cell>
          <table:table-cell office:value-type="float" office:value="402473.1761">
            <text:p>402473,18</text:p>
          </table:table-cell>
          <table:table-cell table:number-columns-repeated="3"/>
        </table:table-row>
        <table:table-row table:style-name="ro1">
          <table:table-cell office:value-type="float" office:value="2349550">
            <text:p>2349550</text:p>
          </table:table-cell>
          <table:table-cell office:value-type="float" office:value="3621146.5965">
            <text:p>3621146,6</text:p>
          </table:table-cell>
          <table:table-cell office:value-type="float" office:value="1716416.1068">
            <text:p>1716416,11</text:p>
          </table:table-cell>
          <table:table-cell table:number-columns-repeated="3"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2723560.0065">
            <text:p>2723560,01</text:p>
          </table:table-cell>
          <table:table-cell office:value-type="float" office:value="247695.6443">
            <text:p>247695,64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975126.0116">
            <text:p>2975126,01</text:p>
          </table:table-cell>
          <table:table-cell office:value-type="float" office:value="454484.8579">
            <text:p>454484,86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3218120.9808">
            <text:p>3218120,98</text:p>
          </table:table-cell>
          <table:table-cell office:value-type="float" office:value="537629.3311">
            <text:p>537629,33</text:p>
          </table:table-cell>
          <table:table-cell table:number-columns-repeated="3"/>
        </table:table-row>
        <table:table-row table:style-name="ro1">
          <table:table-cell office:value-type="float" office:value="159250">
            <text:p>159250</text:p>
          </table:table-cell>
          <table:table-cell office:value-type="float" office:value="3204985.2064">
            <text:p>3204985,21</text:p>
          </table:table-cell>
          <table:table-cell office:value-type="float" office:value="441768.8666">
            <text:p>441768,87</text:p>
          </table:table-cell>
          <table:table-cell table:number-columns-repeated="3"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2670992.6207">
            <text:p>2670992,62</text:p>
          </table:table-cell>
          <table:table-cell office:value-type="float" office:value="477853.5956">
            <text:p>477853,6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3360472.9186">
            <text:p>3360472,92</text:p>
          </table:table-cell>
          <table:table-cell office:value-type="float" office:value="668807.5233">
            <text:p>668807,52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2662706.8767">
            <text:p>2662706,88</text:p>
          </table:table-cell>
          <table:table-cell office:value-type="float" office:value="793319.6169">
            <text:p>793319,62</text:p>
          </table:table-cell>
          <table:table-cell table:number-columns-repeated="3"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3359326.1815">
            <text:p>3359326,18</text:p>
          </table:table-cell>
          <table:table-cell office:value-type="float" office:value="846848.8194">
            <text:p>846848,82</text:p>
          </table:table-cell>
          <table:table-cell table:number-columns-repeated="3"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3088053.1666">
            <text:p>3088053,17</text:p>
          </table:table-cell>
          <table:table-cell office:value-type="float" office:value="524476.5154">
            <text:p>524476,52</text:p>
          </table:table-cell>
          <table:table-cell table:number-columns-repeated="3"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3381394.5529">
            <text:p>3381394,55</text:p>
          </table:table-cell>
          <table:table-cell office:value-type="float" office:value="1293468.223">
            <text:p>1293468,22</text:p>
          </table:table-cell>
          <table:table-cell table:number-columns-repeated="3"/>
        </table:table-row>
        <table:table-row table:style-name="ro1">
          <table:table-cell office:value-type="float" office:value="1375000">
            <text:p>1375000</text:p>
          </table:table-cell>
          <table:table-cell office:value-type="float" office:value="3297136.0862">
            <text:p>3297136,09</text:p>
          </table:table-cell>
          <table:table-cell office:value-type="float" office:value="1922917.3828">
            <text:p>1922917,38</text:p>
          </table:table-cell>
          <table:table-cell table:number-columns-repeated="3"/>
        </table:table-row>
        <table:table-row table:style-name="ro1">
          <table:table-cell office:value-type="float" office:value="2006550">
            <text:p>2006550</text:p>
          </table:table-cell>
          <table:table-cell office:value-type="float" office:value="3435652.7334">
            <text:p>3435652,73</text:p>
          </table:table-cell>
          <table:table-cell office:value-type="float" office:value="2506750.7697">
            <text:p>2506750,77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097512.3894">
            <text:p>3097512,39</text:p>
          </table:table-cell>
          <table:table-cell office:value-type="float" office:value="619202.2911">
            <text:p>619202,29</text:p>
          </table:table-cell>
          <table:table-cell table:number-columns-repeated="3"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3075196.543">
            <text:p>3075196,54</text:p>
          </table:table-cell>
          <table:table-cell office:value-type="float" office:value="385544.9282">
            <text:p>385544,93</text:p>
          </table:table-cell>
          <table:table-cell table:number-columns-repeated="3"/>
        </table:table-row>
        <table:table-row table:style-name="ro1">
          <table:table-cell office:value-type="float" office:value="329900">
            <text:p>329900</text:p>
          </table:table-cell>
          <table:table-cell office:value-type="float" office:value="2916963.8945">
            <text:p>2916963,89</text:p>
          </table:table-cell>
          <table:table-cell office:value-type="float" office:value="455847.7092">
            <text:p>455847,71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2918125.4508">
            <text:p>2918125,45</text:p>
          </table:table-cell>
          <table:table-cell office:value-type="float" office:value="663282.0252">
            <text:p>663282,03</text:p>
          </table:table-cell>
          <table:table-cell table:number-columns-repeated="3"/>
        </table:table-row>
        <table:table-row table:style-name="ro1">
          <table:table-cell office:value-type="float" office:value="1330000">
            <text:p>1330000</text:p>
          </table:table-cell>
          <table:table-cell office:value-type="float" office:value="3549331.7227">
            <text:p>3549331,72</text:p>
          </table:table-cell>
          <table:table-cell office:value-type="float" office:value="1433965.5296">
            <text:p>1433965,53</text:p>
          </table:table-cell>
          <table:table-cell table:number-columns-repeated="3"/>
        </table:table-row>
        <table:table-row table:style-name="ro1">
          <table:table-cell office:value-type="float" office:value="467500">
            <text:p>467500</text:p>
          </table:table-cell>
          <table:table-cell office:value-type="float" office:value="2778789.8497">
            <text:p>2778789,85</text:p>
          </table:table-cell>
          <table:table-cell office:value-type="float" office:value="389355.7318">
            <text:p>389355,73</text:p>
          </table:table-cell>
          <table:table-cell table:number-columns-repeated="3"/>
        </table:table-row>
        <table:table-row table:style-name="ro1">
          <table:table-cell office:value-type="float" office:value="747250">
            <text:p>747250</text:p>
          </table:table-cell>
          <table:table-cell office:value-type="float" office:value="3007620.4063">
            <text:p>3007620,41</text:p>
          </table:table-cell>
          <table:table-cell office:value-type="float" office:value="542806.0809">
            <text:p>542806,08</text:p>
          </table:table-cell>
          <table:table-cell table:number-columns-repeated="3"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3013135.0478">
            <text:p>3013135,05</text:p>
          </table:table-cell>
          <table:table-cell office:value-type="float" office:value="449444.0863">
            <text:p>449444,09</text:p>
          </table:table-cell>
          <table:table-cell table:number-columns-repeated="3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2982046.018">
            <text:p>2982046,02</text:p>
          </table:table-cell>
          <table:table-cell office:value-type="float" office:value="335910.9081">
            <text:p>335910,91</text:p>
          </table:table-cell>
          <table:table-cell table:number-columns-repeated="3"/>
        </table:table-row>
        <table:table-row table:style-name="ro1">
          <table:table-cell office:value-type="float" office:value="477750">
            <text:p>477750</text:p>
          </table:table-cell>
          <table:table-cell office:value-type="float" office:value="2688390.2647">
            <text:p>2688390,26</text:p>
          </table:table-cell>
          <table:table-cell office:value-type="float" office:value="664720.5078">
            <text:p>664720,51</text:p>
          </table:table-cell>
          <table:table-cell table:number-columns-repeated="3"/>
        </table:table-row>
        <table:table-row table:style-name="ro1">
          <table:table-cell office:value-type="float" office:value="536550">
            <text:p>536550</text:p>
          </table:table-cell>
          <table:table-cell office:value-type="float" office:value="2873668.7468">
            <text:p>2873668,75</text:p>
          </table:table-cell>
          <table:table-cell office:value-type="float" office:value="444574.6634">
            <text:p>444574,66</text:p>
          </table:table-cell>
          <table:table-cell table:number-columns-repeated="3"/>
        </table:table-row>
        <table:table-row table:style-name="ro1">
          <table:table-cell office:value-type="float" office:value="1500000">
            <text:p>1500000</text:p>
          </table:table-cell>
          <table:table-cell office:value-type="float" office:value="3283863.3821">
            <text:p>3283863,38</text:p>
          </table:table-cell>
          <table:table-cell office:value-type="float" office:value="1210987.1928">
            <text:p>1210987,19</text:p>
          </table:table-cell>
          <table:table-cell table:number-columns-repeated="3"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2221269.037">
            <text:p>2221269,04</text:p>
          </table:table-cell>
          <table:table-cell office:value-type="float" office:value="175921.6682">
            <text:p>175921,67</text:p>
          </table:table-cell>
          <table:table-cell table:number-columns-repeated="3"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2573496.6062">
            <text:p>2573496,61</text:p>
          </table:table-cell>
          <table:table-cell office:value-type="float" office:value="440572.2808">
            <text:p>440572,28</text:p>
          </table:table-cell>
          <table:table-cell table:number-columns-repeated="3"/>
        </table:table-row>
        <table:table-row table:style-name="ro1">
          <table:table-cell office:value-type="float" office:value="298900">
            <text:p>298900</text:p>
          </table:table-cell>
          <table:table-cell office:value-type="float" office:value="2876399.285">
            <text:p>2876399,29</text:p>
          </table:table-cell>
          <table:table-cell office:value-type="float" office:value="293529.7733">
            <text:p>293529,77</text:p>
          </table:table-cell>
          <table:table-cell table:number-columns-repeated="3"/>
        </table:table-row>
        <table:table-row table:style-name="ro1">
          <table:table-cell office:value-type="float" office:value="1394050">
            <text:p>1394050</text:p>
          </table:table-cell>
          <table:table-cell office:value-type="float" office:value="3270669.889">
            <text:p>3270669,89</text:p>
          </table:table-cell>
          <table:table-cell office:value-type="float" office:value="1124787.9531">
            <text:p>1124787,95</text:p>
          </table:table-cell>
          <table:table-cell table:number-columns-repeated="3"/>
        </table:table-row>
        <table:table-row table:style-name="ro1">
          <table:table-cell office:value-type="float" office:value="367500">
            <text:p>367500</text:p>
          </table:table-cell>
          <table:table-cell office:value-type="float" office:value="2780725.7831">
            <text:p>2780725,78</text:p>
          </table:table-cell>
          <table:table-cell office:value-type="float" office:value="404047.2936">
            <text:p>404047,29</text:p>
          </table:table-cell>
          <table:table-cell table:number-columns-repeated="3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2970686.8981">
            <text:p>2970686,9</text:p>
          </table:table-cell>
          <table:table-cell office:value-type="float" office:value="421832.0632">
            <text:p>421832,06</text:p>
          </table:table-cell>
          <table:table-cell table:number-columns-repeated="3"/>
        </table:table-row>
        <table:table-row table:style-name="ro1">
          <table:table-cell office:value-type="float" office:value="306250">
            <text:p>306250</text:p>
          </table:table-cell>
          <table:table-cell office:value-type="float" office:value="2613603.7134">
            <text:p>2613603,71</text:p>
          </table:table-cell>
          <table:table-cell office:value-type="float" office:value="308627.4568">
            <text:p>308627,46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3204189.469">
            <text:p>3204189,47</text:p>
          </table:table-cell>
          <table:table-cell office:value-type="float" office:value="555797.3726">
            <text:p>555797,37</text:p>
          </table:table-cell>
          <table:table-cell table:number-columns-repeated="3"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3494274.4281">
            <text:p>3494274,43</text:p>
          </table:table-cell>
          <table:table-cell office:value-type="float" office:value="805269.6213">
            <text:p>805269,62</text:p>
          </table:table-cell>
          <table:table-cell table:number-columns-repeated="3"/>
        </table:table-row>
        <table:table-row table:style-name="ro1">
          <table:table-cell office:value-type="float" office:value="356597.5">
            <text:p>356597,5</text:p>
          </table:table-cell>
          <table:table-cell office:value-type="float" office:value="2538255.3093">
            <text:p>2538255,31</text:p>
          </table:table-cell>
          <table:table-cell office:value-type="float" office:value="346287.7924">
            <text:p>346287,79</text:p>
          </table:table-cell>
          <table:table-cell table:number-columns-repeated="3"/>
        </table:table-row>
        <table:table-row table:style-name="ro1">
          <table:table-cell office:value-type="float" office:value="869750">
            <text:p>869750</text:p>
          </table:table-cell>
          <table:table-cell office:value-type="float" office:value="3376361.6325">
            <text:p>3376361,63</text:p>
          </table:table-cell>
          <table:table-cell office:value-type="float" office:value="726486.4111">
            <text:p>726486,41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721046.7685">
            <text:p>2721046,77</text:p>
          </table:table-cell>
          <table:table-cell office:value-type="float" office:value="257239.5158">
            <text:p>257239,52</text:p>
          </table:table-cell>
          <table:table-cell table:number-columns-repeated="3"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3193540.8592">
            <text:p>3193540,86</text:p>
          </table:table-cell>
          <table:table-cell office:value-type="float" office:value="648181.6185">
            <text:p>648181,62</text:p>
          </table:table-cell>
          <table:table-cell table:number-columns-repeated="3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3227855.0132">
            <text:p>3227855,01</text:p>
          </table:table-cell>
          <table:table-cell office:value-type="float" office:value="457373.786">
            <text:p>457373,79</text:p>
          </table:table-cell>
          <table:table-cell table:number-columns-repeated="3"/>
        </table:table-row>
        <table:table-row table:style-name="ro1">
          <table:table-cell office:value-type="float" office:value="856275">
            <text:p>856275</text:p>
          </table:table-cell>
          <table:table-cell office:value-type="float" office:value="3152428.8664">
            <text:p>3152428,87</text:p>
          </table:table-cell>
          <table:table-cell office:value-type="float" office:value="1166829.9401">
            <text:p>1166829,94</text:p>
          </table:table-cell>
          <table:table-cell table:number-columns-repeated="3"/>
        </table:table-row>
        <table:table-row table:style-name="ro1">
          <table:table-cell office:value-type="float" office:value="507150">
            <text:p>507150</text:p>
          </table:table-cell>
          <table:table-cell office:value-type="float" office:value="2957107.0073">
            <text:p>2957107,01</text:p>
          </table:table-cell>
          <table:table-cell office:value-type="float" office:value="532759.6325">
            <text:p>532759,63</text:p>
          </table:table-cell>
          <table:table-cell table:number-columns-repeated="3"/>
        </table:table-row>
        <table:table-row table:style-name="ro1">
          <table:table-cell office:value-type="float" office:value="286650">
            <text:p>286650</text:p>
          </table:table-cell>
          <table:table-cell office:value-type="float" office:value="2838951.1144">
            <text:p>2838951,11</text:p>
          </table:table-cell>
          <table:table-cell office:value-type="float" office:value="384122.0406">
            <text:p>384122,04</text:p>
          </table:table-cell>
          <table:table-cell table:number-columns-repeated="3"/>
        </table:table-row>
        <table:table-row table:style-name="ro1">
          <table:table-cell office:value-type="float" office:value="145700">
            <text:p>145700</text:p>
          </table:table-cell>
          <table:table-cell office:value-type="float" office:value="3006588.9725">
            <text:p>3006588,97</text:p>
          </table:table-cell>
          <table:table-cell office:value-type="float" office:value="400256.1092">
            <text:p>400256,11</text:p>
          </table:table-cell>
          <table:table-cell table:number-columns-repeated="3"/>
        </table:table-row>
        <table:table-row table:style-name="ro1">
          <table:table-cell office:value-type="float" office:value="309900">
            <text:p>309900</text:p>
          </table:table-cell>
          <table:table-cell office:value-type="float" office:value="2740569.5533">
            <text:p>2740569,55</text:p>
          </table:table-cell>
          <table:table-cell office:value-type="float" office:value="350717.8421">
            <text:p>350717,84</text:p>
          </table:table-cell>
          <table:table-cell table:number-columns-repeated="3"/>
        </table:table-row>
        <table:table-row table:style-name="ro1">
          <table:table-cell office:value-type="float" office:value="477750">
            <text:p>477750</text:p>
          </table:table-cell>
          <table:table-cell office:value-type="float" office:value="3349222.3075">
            <text:p>3349222,31</text:p>
          </table:table-cell>
          <table:table-cell office:value-type="float" office:value="581319.5169">
            <text:p>581319,52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3161585.4433">
            <text:p>3161585,44</text:p>
          </table:table-cell>
          <table:table-cell office:value-type="float" office:value="437585.9668">
            <text:p>437585,97</text:p>
          </table:table-cell>
          <table:table-cell table:number-columns-repeated="3"/>
        </table:table-row>
        <table:table-row table:style-name="ro1">
          <table:table-cell office:value-type="float" office:value="595680">
            <text:p>595680</text:p>
          </table:table-cell>
          <table:table-cell office:value-type="float" office:value="3135463.823">
            <text:p>3135463,82</text:p>
          </table:table-cell>
          <table:table-cell office:value-type="float" office:value="706360.828">
            <text:p>706360,83</text:p>
          </table:table-cell>
          <table:table-cell table:number-columns-repeated="3"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3054680.854">
            <text:p>3054680,85</text:p>
          </table:table-cell>
          <table:table-cell office:value-type="float" office:value="366608.9779">
            <text:p>366608,98</text:p>
          </table:table-cell>
          <table:table-cell table:number-columns-repeated="3"/>
        </table:table-row>
        <table:table-row table:style-name="ro1">
          <table:table-cell office:value-type="float" office:value="1604750">
            <text:p>1604750</text:p>
          </table:table-cell>
          <table:table-cell office:value-type="float" office:value="3147602.0457">
            <text:p>3147602,05</text:p>
          </table:table-cell>
          <table:table-cell office:value-type="float" office:value="984170.2837">
            <text:p>984170,28</text:p>
          </table:table-cell>
          <table:table-cell table:number-columns-repeated="3"/>
        </table:table-row>
        <table:table-row table:style-name="ro1">
          <table:table-cell office:value-type="float" office:value="661500">
            <text:p>661500</text:p>
          </table:table-cell>
          <table:table-cell office:value-type="float" office:value="3062076.2454">
            <text:p>3062076,25</text:p>
          </table:table-cell>
          <table:table-cell office:value-type="float" office:value="528392.8935">
            <text:p>528392,89</text:p>
          </table:table-cell>
          <table:table-cell table:number-columns-repeated="3"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3358786.8813">
            <text:p>3358786,88</text:p>
          </table:table-cell>
          <table:table-cell office:value-type="float" office:value="532933.6361">
            <text:p>532933,64</text:p>
          </table:table-cell>
          <table:table-cell table:number-columns-repeated="3"/>
        </table:table-row>
        <table:table-row table:style-name="ro1">
          <table:table-cell office:value-type="float" office:value="118825">
            <text:p>118825</text:p>
          </table:table-cell>
          <table:table-cell office:value-type="float" office:value="3058675.2623">
            <text:p>3058675,26</text:p>
          </table:table-cell>
          <table:table-cell office:value-type="string">
            <text:p><text:s/>NaN</text:p>
          </table:table-cell>
          <table:table-cell table:number-columns-repeated="3"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2807421.3607">
            <text:p>2807421,36</text:p>
          </table:table-cell>
          <table:table-cell office:value-type="float" office:value="348679.3908">
            <text:p>348679,39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609417.6258">
            <text:p>2609417,63</text:p>
          </table:table-cell>
          <table:table-cell office:value-type="float" office:value="277144.6937">
            <text:p>277144,69</text:p>
          </table:table-cell>
          <table:table-cell table:number-columns-repeated="3"/>
        </table:table-row>
        <table:table-row table:style-name="ro1">
          <table:table-cell office:value-type="float" office:value="661255">
            <text:p>661255</text:p>
          </table:table-cell>
          <table:table-cell office:value-type="float" office:value="2805740.3866">
            <text:p>2805740,39</text:p>
          </table:table-cell>
          <table:table-cell office:value-type="float" office:value="736209.6488">
            <text:p>736209,65</text:p>
          </table:table-cell>
          <table:table-cell table:number-columns-repeated="3"/>
        </table:table-row>
        <table:table-row table:style-name="ro1">
          <table:table-cell office:value-type="float" office:value="2425500">
            <text:p>2425500</text:p>
          </table:table-cell>
          <table:table-cell office:value-type="float" office:value="3236915.9793">
            <text:p>3236915,98</text:p>
          </table:table-cell>
          <table:table-cell office:value-type="float" office:value="1463716.7194">
            <text:p>1463716,72</text:p>
          </table:table-cell>
          <table:table-cell table:number-columns-repeated="3"/>
        </table:table-row>
        <table:table-row table:style-name="ro1">
          <table:table-cell office:value-type="float" office:value="220500">
            <text:p>220500</text:p>
          </table:table-cell>
          <table:table-cell office:value-type="float" office:value="2442966.3317">
            <text:p>2442966,33</text:p>
          </table:table-cell>
          <table:table-cell office:value-type="float" office:value="211830.6782">
            <text:p>211830,68</text:p>
          </table:table-cell>
          <table:table-cell table:number-columns-repeated="3"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2840674.8818">
            <text:p>2840674,88</text:p>
          </table:table-cell>
          <table:table-cell office:value-type="float" office:value="400507.2316">
            <text:p>400507,23</text:p>
          </table:table-cell>
          <table:table-cell table:number-columns-repeated="3"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2895726.4245">
            <text:p>2895726,42</text:p>
          </table:table-cell>
          <table:table-cell office:value-type="float" office:value="321053.4087">
            <text:p>321053,41</text:p>
          </table:table-cell>
          <table:table-cell table:number-columns-repeated="3"/>
        </table:table-row>
        <table:table-row table:style-name="ro1">
          <table:table-cell office:value-type="float" office:value="416475.5">
            <text:p>416475,5</text:p>
          </table:table-cell>
          <table:table-cell office:value-type="float" office:value="2817017.9306">
            <text:p>2817017,93</text:p>
          </table:table-cell>
          <table:table-cell office:value-type="float" office:value="382981.5321">
            <text:p>382981,53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3505471.9402">
            <text:p>3505471,94</text:p>
          </table:table-cell>
          <table:table-cell office:value-type="float" office:value="662047.666">
            <text:p>662047,67</text:p>
          </table:table-cell>
          <table:table-cell table:number-columns-repeated="3"/>
        </table:table-row>
        <table:table-row table:style-name="ro1">
          <table:table-cell office:value-type="float" office:value="191100">
            <text:p>191100</text:p>
          </table:table-cell>
          <table:table-cell office:value-type="float" office:value="2698094.954">
            <text:p>2698094,95</text:p>
          </table:table-cell>
          <table:table-cell office:value-type="float" office:value="245875.3315">
            <text:p>245875,33</text:p>
          </table:table-cell>
          <table:table-cell table:number-columns-repeated="3"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2376469.4739">
            <text:p>2376469,47</text:p>
          </table:table-cell>
          <table:table-cell office:value-type="float" office:value="175646.6967">
            <text:p>175646,7</text:p>
          </table:table-cell>
          <table:table-cell table:number-columns-repeated="3"/>
        </table:table-row>
        <table:table-row table:style-name="ro1">
          <table:table-cell office:value-type="float" office:value="504900">
            <text:p>504900</text:p>
          </table:table-cell>
          <table:table-cell office:value-type="float" office:value="3221034.121">
            <text:p>3221034,12</text:p>
          </table:table-cell>
          <table:table-cell office:value-type="float" office:value="658610.615">
            <text:p>658610,62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019650.8045">
            <text:p>3019650,8</text:p>
          </table:table-cell>
          <table:table-cell office:value-type="float" office:value="678702.4442">
            <text:p>678702,44</text:p>
          </table:table-cell>
          <table:table-cell table:number-columns-repeated="3"/>
        </table:table-row>
        <table:table-row table:style-name="ro1">
          <table:table-cell office:value-type="float" office:value="330004">
            <text:p>330004</text:p>
          </table:table-cell>
          <table:table-cell office:value-type="float" office:value="3216719.9252">
            <text:p>3216719,93</text:p>
          </table:table-cell>
          <table:table-cell office:value-type="float" office:value="432634.294">
            <text:p>432634,29</text:p>
          </table:table-cell>
          <table:table-cell table:number-columns-repeated="3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3134926.9786">
            <text:p>3134926,98</text:p>
          </table:table-cell>
          <table:table-cell office:value-type="float" office:value="889246.3003">
            <text:p>889246,3</text:p>
          </table:table-cell>
          <table:table-cell table:number-columns-repeated="3"/>
        </table:table-row>
        <table:table-row table:style-name="ro1">
          <table:table-cell office:value-type="float" office:value="1443050">
            <text:p>1443050</text:p>
          </table:table-cell>
          <table:table-cell office:value-type="float" office:value="3278763.2334">
            <text:p>3278763,23</text:p>
          </table:table-cell>
          <table:table-cell office:value-type="float" office:value="770907.5905">
            <text:p>770907,59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797474.8229">
            <text:p>2797474,82</text:p>
          </table:table-cell>
          <table:table-cell office:value-type="float" office:value="464935.8198">
            <text:p>464935,82</text:p>
          </table:table-cell>
          <table:table-cell table:number-columns-repeated="3"/>
        </table:table-row>
        <table:table-row table:style-name="ro1">
          <table:table-cell office:value-type="float" office:value="661475.5">
            <text:p>661475,5</text:p>
          </table:table-cell>
          <table:table-cell office:value-type="float" office:value="3100507.8055">
            <text:p>3100507,81</text:p>
          </table:table-cell>
          <table:table-cell office:value-type="float" office:value="763850.3866">
            <text:p>763850,39</text:p>
          </table:table-cell>
          <table:table-cell table:number-columns-repeated="3"/>
        </table:table-row>
        <table:table-row table:style-name="ro1">
          <table:table-cell office:value-type="float" office:value="313600">
            <text:p>313600</text:p>
          </table:table-cell>
          <table:table-cell office:value-type="float" office:value="2835575.2572">
            <text:p>2835575,26</text:p>
          </table:table-cell>
          <table:table-cell office:value-type="float" office:value="558079.5066">
            <text:p>558079,51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320630.5885">
            <text:p>3320630,59</text:p>
          </table:table-cell>
          <table:table-cell office:value-type="float" office:value="518625.6726">
            <text:p>518625,67</text:p>
          </table:table-cell>
          <table:table-cell table:number-columns-repeated="3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3340021.3321">
            <text:p>3340021,33</text:p>
          </table:table-cell>
          <table:table-cell office:value-type="float" office:value="659556.8863">
            <text:p>659556,89</text:p>
          </table:table-cell>
          <table:table-cell table:number-columns-repeated="3"/>
        </table:table-row>
        <table:table-row table:style-name="ro1">
          <table:table-cell office:value-type="float" office:value="291550">
            <text:p>291550</text:p>
          </table:table-cell>
          <table:table-cell office:value-type="float" office:value="3325692.7371">
            <text:p>3325692,74</text:p>
          </table:table-cell>
          <table:table-cell office:value-type="float" office:value="630547.4651">
            <text:p>630547,47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572310.0723">
            <text:p>2572310,07</text:p>
          </table:table-cell>
          <table:table-cell office:value-type="float" office:value="332299.8238">
            <text:p>332299,82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514063.4561">
            <text:p>3514063,46</text:p>
          </table:table-cell>
          <table:table-cell office:value-type="float" office:value="844409.7094">
            <text:p>844409,71</text:p>
          </table:table-cell>
          <table:table-cell table:number-columns-repeated="3"/>
        </table:table-row>
        <table:table-row table:style-name="ro1">
          <table:table-cell office:value-type="float" office:value="347900">
            <text:p>347900</text:p>
          </table:table-cell>
          <table:table-cell office:value-type="float" office:value="2886208.4367">
            <text:p>2886208,44</text:p>
          </table:table-cell>
          <table:table-cell office:value-type="float" office:value="295253.4226">
            <text:p>295253,42</text:p>
          </table:table-cell>
          <table:table-cell table:number-columns-repeated="3"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3279209.519">
            <text:p>3279209,52</text:p>
          </table:table-cell>
          <table:table-cell office:value-type="float" office:value="1930736.4835">
            <text:p>1930736,48</text:p>
          </table:table-cell>
          <table:table-cell table:number-columns-repeated="3"/>
        </table:table-row>
        <table:table-row table:style-name="ro1">
          <table:table-cell office:value-type="float" office:value="548800">
            <text:p>548800</text:p>
          </table:table-cell>
          <table:table-cell office:value-type="float" office:value="2902611.5484">
            <text:p>2902611,55</text:p>
          </table:table-cell>
          <table:table-cell office:value-type="float" office:value="851455.3501">
            <text:p>851455,35</text:p>
          </table:table-cell>
          <table:table-cell table:number-columns-repeated="3"/>
        </table:table-row>
        <table:table-row table:style-name="ro1">
          <table:table-cell office:value-type="float" office:value="886900">
            <text:p>886900</text:p>
          </table:table-cell>
          <table:table-cell office:value-type="float" office:value="2828803.0687">
            <text:p>2828803,07</text:p>
          </table:table-cell>
          <table:table-cell office:value-type="float" office:value="677959.1328">
            <text:p>677959,13</text:p>
          </table:table-cell>
          <table:table-cell table:number-columns-repeated="3"/>
        </table:table-row>
        <table:table-row table:style-name="ro1">
          <table:table-cell office:value-type="float" office:value="551250">
            <text:p>551250</text:p>
          </table:table-cell>
          <table:table-cell office:value-type="float" office:value="2816841.9855">
            <text:p>2816841,99</text:p>
          </table:table-cell>
          <table:table-cell office:value-type="float" office:value="475230.8398">
            <text:p>475230,84</text:p>
          </table:table-cell>
          <table:table-cell table:number-columns-repeated="3"/>
        </table:table-row>
        <table:table-row table:style-name="ro1">
          <table:table-cell office:value-type="float" office:value="232050">
            <text:p>232050</text:p>
          </table:table-cell>
          <table:table-cell office:value-type="float" office:value="2567724.8215">
            <text:p>2567724,82</text:p>
          </table:table-cell>
          <table:table-cell office:value-type="float" office:value="280559.8478">
            <text:p>280559,85</text:p>
          </table:table-cell>
          <table:table-cell table:number-columns-repeated="3"/>
        </table:table-row>
        <table:table-row table:style-name="ro1">
          <table:table-cell office:value-type="float" office:value="3809750">
            <text:p>3809750</text:p>
          </table:table-cell>
          <table:table-cell office:value-type="float" office:value="3646825.897">
            <text:p>3646825,9</text:p>
          </table:table-cell>
          <table:table-cell office:value-type="float" office:value="1685348.3591">
            <text:p>1685348,36</text:p>
          </table:table-cell>
          <table:table-cell table:number-columns-repeated="3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2881275.5337">
            <text:p>2881275,53</text:p>
          </table:table-cell>
          <table:table-cell office:value-type="float" office:value="411062.0797">
            <text:p>411062,08</text:p>
          </table:table-cell>
          <table:table-cell table:number-columns-repeated="3"/>
        </table:table-row>
        <table:table-row table:style-name="ro1">
          <table:table-cell office:value-type="float" office:value="1102500">
            <text:p>1102500</text:p>
          </table:table-cell>
          <table:table-cell office:value-type="float" office:value="3396413.8946">
            <text:p>3396413,89</text:p>
          </table:table-cell>
          <table:table-cell office:value-type="float" office:value="811394.3653">
            <text:p>811394,37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2933116.2686">
            <text:p>2933116,27</text:p>
          </table:table-cell>
          <table:table-cell office:value-type="float" office:value="455406.9301">
            <text:p>455406,93</text:p>
          </table:table-cell>
          <table:table-cell table:number-columns-repeated="3"/>
        </table:table-row>
        <table:table-row table:style-name="ro1">
          <table:table-cell office:value-type="float" office:value="482650">
            <text:p>482650</text:p>
          </table:table-cell>
          <table:table-cell office:value-type="float" office:value="3044011.6978">
            <text:p>3044011,7</text:p>
          </table:table-cell>
          <table:table-cell office:value-type="float" office:value="589038.7958">
            <text:p>589038,8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3021904.9871">
            <text:p>3021904,99</text:p>
          </table:table-cell>
          <table:table-cell office:value-type="float" office:value="344336.0495">
            <text:p>344336,05</text:p>
          </table:table-cell>
          <table:table-cell table:number-columns-repeated="3"/>
        </table:table-row>
        <table:table-row table:style-name="ro1">
          <table:table-cell office:value-type="float" office:value="825000">
            <text:p>825000</text:p>
          </table:table-cell>
          <table:table-cell office:value-type="float" office:value="3330683.3661">
            <text:p>3330683,37</text:p>
          </table:table-cell>
          <table:table-cell office:value-type="float" office:value="1078705.1694">
            <text:p>1078705,17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644176.1046">
            <text:p>2644176,1</text:p>
          </table:table-cell>
          <table:table-cell office:value-type="float" office:value="535970.5665">
            <text:p>535970,57</text:p>
          </table:table-cell>
          <table:table-cell table:number-columns-repeated="3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3106030.8794">
            <text:p>3106030,88</text:p>
          </table:table-cell>
          <table:table-cell office:value-type="float" office:value="385905.458">
            <text:p>385905,46</text:p>
          </table:table-cell>
          <table:table-cell table:number-columns-repeated="3"/>
        </table:table-row>
        <table:table-row table:style-name="ro1">
          <table:table-cell office:value-type="float" office:value="404250">
            <text:p>404250</text:p>
          </table:table-cell>
          <table:table-cell office:value-type="float" office:value="2855220.7121">
            <text:p>2855220,71</text:p>
          </table:table-cell>
          <table:table-cell office:value-type="float" office:value="421224.0984">
            <text:p>421224,1</text:p>
          </table:table-cell>
          <table:table-cell table:number-columns-repeated="3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2731419.1886">
            <text:p>2731419,19</text:p>
          </table:table-cell>
          <table:table-cell office:value-type="float" office:value="387761.228">
            <text:p>387761,23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228340.2574">
            <text:p>3228340,26</text:p>
          </table:table-cell>
          <table:table-cell office:value-type="float" office:value="525612.4955">
            <text:p>525612,5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833908.315">
            <text:p>2833908,32</text:p>
          </table:table-cell>
          <table:table-cell office:value-type="float" office:value="416420.7125">
            <text:p>416420,71</text:p>
          </table:table-cell>
          <table:table-cell table:number-columns-repeated="3"/>
        </table:table-row>
        <table:table-row table:style-name="ro1">
          <table:table-cell office:value-type="float" office:value="548800">
            <text:p>548800</text:p>
          </table:table-cell>
          <table:table-cell office:value-type="float" office:value="3008426.1817">
            <text:p>3008426,18</text:p>
          </table:table-cell>
          <table:table-cell office:value-type="float" office:value="938277.8011">
            <text:p>938277,8</text:p>
          </table:table-cell>
          <table:table-cell table:number-columns-repeated="3"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2868398.7166">
            <text:p>2868398,72</text:p>
          </table:table-cell>
          <table:table-cell office:value-type="float" office:value="297783.7967">
            <text:p>297783,8</text:p>
          </table:table-cell>
          <table:table-cell table:number-columns-repeated="3"/>
        </table:table-row>
        <table:table-row table:style-name="ro1">
          <table:table-cell office:value-type="float" office:value="661500">
            <text:p>661500</text:p>
          </table:table-cell>
          <table:table-cell office:value-type="float" office:value="2748959.9785">
            <text:p>2748959,98</text:p>
          </table:table-cell>
          <table:table-cell office:value-type="float" office:value="630583.1081">
            <text:p>630583,11</text:p>
          </table:table-cell>
          <table:table-cell table:number-columns-repeated="3"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2223710.2152">
            <text:p>2223710,22</text:p>
          </table:table-cell>
          <table:table-cell office:value-type="float" office:value="183098.4963">
            <text:p>183098,5</text:p>
          </table:table-cell>
          <table:table-cell table:number-columns-repeated="3"/>
        </table:table-row>
        <table:table-row table:style-name="ro1">
          <table:table-cell office:value-type="float" office:value="1212750">
            <text:p>1212750</text:p>
          </table:table-cell>
          <table:table-cell office:value-type="float" office:value="3562448.7069">
            <text:p>3562448,71</text:p>
          </table:table-cell>
          <table:table-cell office:value-type="float" office:value="1530326.2778">
            <text:p>1530326,28</text:p>
          </table:table-cell>
          <table:table-cell table:number-columns-repeated="3"/>
        </table:table-row>
        <table:table-row table:style-name="ro1">
          <table:table-cell office:value-type="float" office:value="759377.5">
            <text:p>759377,5</text:p>
          </table:table-cell>
          <table:table-cell office:value-type="float" office:value="3039062.0541">
            <text:p>3039062,05</text:p>
          </table:table-cell>
          <table:table-cell office:value-type="float" office:value="926629.0591">
            <text:p>926629,06</text:p>
          </table:table-cell>
          <table:table-cell table:number-columns-repeated="3"/>
        </table:table-row>
        <table:table-row table:style-name="ro1">
          <table:table-cell office:value-type="float" office:value="1222550">
            <text:p>1222550</text:p>
          </table:table-cell>
          <table:table-cell office:value-type="float" office:value="3065626.1298">
            <text:p>3065626,13</text:p>
          </table:table-cell>
          <table:table-cell office:value-type="float" office:value="845259.6847">
            <text:p>845259,68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891176.9537">
            <text:p>2891176,95</text:p>
          </table:table-cell>
          <table:table-cell office:value-type="float" office:value="382559.0771">
            <text:p>382559,08</text:p>
          </table:table-cell>
          <table:table-cell table:number-columns-repeated="3"/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3111207.1851">
            <text:p>3111207,19</text:p>
          </table:table-cell>
          <table:table-cell office:value-type="float" office:value="576943.2833">
            <text:p>576943,28</text:p>
          </table:table-cell>
          <table:table-cell table:number-columns-repeated="3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2883785.9579">
            <text:p>2883785,96</text:p>
          </table:table-cell>
          <table:table-cell office:value-type="float" office:value="456088.2728">
            <text:p>456088,27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2834714.1669">
            <text:p>2834714,17</text:p>
          </table:table-cell>
          <table:table-cell office:value-type="float" office:value="383314.4693">
            <text:p>383314,47</text:p>
          </table:table-cell>
          <table:table-cell table:number-columns-repeated="3"/>
        </table:table-row>
        <table:table-row table:style-name="ro1">
          <table:table-cell office:value-type="float" office:value="551250">
            <text:p>551250</text:p>
          </table:table-cell>
          <table:table-cell office:value-type="float" office:value="3337772.192">
            <text:p>3337772,19</text:p>
          </table:table-cell>
          <table:table-cell office:value-type="float" office:value="682531.1553">
            <text:p>682531,16</text:p>
          </table:table-cell>
          <table:table-cell table:number-columns-repeated="3"/>
        </table:table-row>
        <table:table-row table:style-name="ro1">
          <table:table-cell office:value-type="float" office:value="514255">
            <text:p>514255</text:p>
          </table:table-cell>
          <table:table-cell office:value-type="float" office:value="2745959.2426">
            <text:p>2745959,24</text:p>
          </table:table-cell>
          <table:table-cell office:value-type="float" office:value="323377.903">
            <text:p>323377,9</text:p>
          </table:table-cell>
          <table:table-cell table:number-columns-repeated="3"/>
        </table:table-row>
        <table:table-row table:style-name="ro1">
          <table:table-cell office:value-type="float" office:value="374850">
            <text:p>374850</text:p>
          </table:table-cell>
          <table:table-cell office:value-type="float" office:value="3355794.8418">
            <text:p>3355794,84</text:p>
          </table:table-cell>
          <table:table-cell office:value-type="float" office:value="636265.3608">
            <text:p>636265,36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2695511.6848">
            <text:p>2695511,68</text:p>
          </table:table-cell>
          <table:table-cell office:value-type="float" office:value="561855.9332">
            <text:p>561855,93</text:p>
          </table:table-cell>
          <table:table-cell table:number-columns-repeated="3"/>
        </table:table-row>
        <table:table-row table:style-name="ro1">
          <table:table-cell office:value-type="float" office:value="1050000">
            <text:p>1050000</text:p>
          </table:table-cell>
          <table:table-cell office:value-type="float" office:value="3220385.5851">
            <text:p>3220385,59</text:p>
          </table:table-cell>
          <table:table-cell office:value-type="float" office:value="905700.3007">
            <text:p>905700,3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123660.4269">
            <text:p>3123660,43</text:p>
          </table:table-cell>
          <table:table-cell office:value-type="float" office:value="629329.1818">
            <text:p>629329,18</text:p>
          </table:table-cell>
          <table:table-cell table:number-columns-repeated="3"/>
        </table:table-row>
        <table:table-row table:style-name="ro1">
          <table:table-cell office:value-type="float" office:value="303800">
            <text:p>303800</text:p>
          </table:table-cell>
          <table:table-cell office:value-type="float" office:value="2722250.3837">
            <text:p>2722250,38</text:p>
          </table:table-cell>
          <table:table-cell office:value-type="float" office:value="257631.3641">
            <text:p>257631,36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511546.9506">
            <text:p>3511546,95</text:p>
          </table:table-cell>
          <table:table-cell office:value-type="float" office:value="689012.8336">
            <text:p>689012,83</text:p>
          </table:table-cell>
          <table:table-cell table:number-columns-repeated="3"/>
        </table:table-row>
        <table:table-row table:style-name="ro1">
          <table:table-cell office:value-type="float" office:value="317500">
            <text:p>317500</text:p>
          </table:table-cell>
          <table:table-cell office:value-type="float" office:value="2661029.6445">
            <text:p>2661029,64</text:p>
          </table:table-cell>
          <table:table-cell office:value-type="float" office:value="395923.0556">
            <text:p>395923,06</text:p>
          </table:table-cell>
          <table:table-cell table:number-columns-repeated="3"/>
        </table:table-row>
        <table:table-row table:style-name="ro1">
          <table:table-cell office:value-type="float" office:value="257250">
            <text:p>257250</text:p>
          </table:table-cell>
          <table:table-cell office:value-type="float" office:value="3108397.763">
            <text:p>3108397,76</text:p>
          </table:table-cell>
          <table:table-cell office:value-type="float" office:value="386497.2024">
            <text:p>386497,2</text:p>
          </table:table-cell>
          <table:table-cell table:number-columns-repeated="3"/>
        </table:table-row>
        <table:table-row table:style-name="ro1">
          <table:table-cell office:value-type="float" office:value="1639050">
            <text:p>1639050</text:p>
          </table:table-cell>
          <table:table-cell office:value-type="float" office:value="3235908.6076">
            <text:p>3235908,61</text:p>
          </table:table-cell>
          <table:table-cell office:value-type="float" office:value="1403250.0674">
            <text:p>1403250,07</text:p>
          </table:table-cell>
          <table:table-cell table:number-columns-repeated="3"/>
        </table:table-row>
        <table:table-row table:style-name="ro1">
          <table:table-cell office:value-type="float" office:value="1458730">
            <text:p>1458730</text:p>
          </table:table-cell>
          <table:table-cell office:value-type="float" office:value="3157125.4544">
            <text:p>3157125,45</text:p>
          </table:table-cell>
          <table:table-cell office:value-type="float" office:value="1337293.384">
            <text:p>1337293,38</text:p>
          </table:table-cell>
          <table:table-cell table:number-columns-repeated="3"/>
        </table:table-row>
        <table:table-row table:style-name="ro1">
          <table:table-cell office:value-type="float" office:value="769300">
            <text:p>769300</text:p>
          </table:table-cell>
          <table:table-cell office:value-type="float" office:value="3096801.037">
            <text:p>3096801,04</text:p>
          </table:table-cell>
          <table:table-cell office:value-type="float" office:value="495346.8107">
            <text:p>495346,81</text:p>
          </table:table-cell>
          <table:table-cell table:number-columns-repeated="3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3107458.2906">
            <text:p>3107458,29</text:p>
          </table:table-cell>
          <table:table-cell office:value-type="float" office:value="676819.1196">
            <text:p>676819,12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058833.1494">
            <text:p>3058833,15</text:p>
          </table:table-cell>
          <table:table-cell office:value-type="float" office:value="374367.2361">
            <text:p>374367,24</text:p>
          </table:table-cell>
          <table:table-cell table:number-columns-repeated="3"/>
        </table:table-row>
        <table:table-row table:style-name="ro1">
          <table:table-cell office:value-type="float" office:value="2790550">
            <text:p>2790550</text:p>
          </table:table-cell>
          <table:table-cell office:value-type="float" office:value="3650705.917">
            <text:p>3650705,92</text:p>
          </table:table-cell>
          <table:table-cell office:value-type="float" office:value="2313870.0792">
            <text:p>2313870,08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3104311.4118">
            <text:p>3104311,41</text:p>
          </table:table-cell>
          <table:table-cell office:value-type="float" office:value="486135.8307">
            <text:p>486135,83</text:p>
          </table:table-cell>
          <table:table-cell table:number-columns-repeated="3"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2984170.0855">
            <text:p>2984170,09</text:p>
          </table:table-cell>
          <table:table-cell office:value-type="float" office:value="545755.8021">
            <text:p>545755,8</text:p>
          </table:table-cell>
          <table:table-cell table:number-columns-repeated="3"/>
        </table:table-row>
        <table:table-row table:style-name="ro1">
          <table:table-cell office:value-type="float" office:value="191100">
            <text:p>191100</text:p>
          </table:table-cell>
          <table:table-cell office:value-type="float" office:value="2573488.21">
            <text:p>2573488,21</text:p>
          </table:table-cell>
          <table:table-cell office:value-type="float" office:value="263643.7448">
            <text:p>263643,74</text:p>
          </table:table-cell>
          <table:table-cell table:number-columns-repeated="3"/>
        </table:table-row>
        <table:table-row table:style-name="ro1">
          <table:table-cell office:value-type="float" office:value="1222550">
            <text:p>1222550</text:p>
          </table:table-cell>
          <table:table-cell office:value-type="float" office:value="3549323.9248">
            <text:p>3549323,92</text:p>
          </table:table-cell>
          <table:table-cell office:value-type="float" office:value="1199257.9333">
            <text:p>1199257,93</text:p>
          </table:table-cell>
          <table:table-cell table:number-columns-repeated="3"/>
        </table:table-row>
        <table:table-row table:style-name="ro1">
          <table:table-cell office:value-type="float" office:value="291550">
            <text:p>291550</text:p>
          </table:table-cell>
          <table:table-cell office:value-type="float" office:value="2378062.2095">
            <text:p>2378062,21</text:p>
          </table:table-cell>
          <table:table-cell office:value-type="float" office:value="305979.5062">
            <text:p>305979,51</text:p>
          </table:table-cell>
          <table:table-cell table:number-columns-repeated="3"/>
        </table:table-row>
        <table:table-row table:style-name="ro1">
          <table:table-cell office:value-type="float" office:value="318500">
            <text:p>318500</text:p>
          </table:table-cell>
          <table:table-cell office:value-type="float" office:value="2908074.1628">
            <text:p>2908074,16</text:p>
          </table:table-cell>
          <table:table-cell office:value-type="float" office:value="417548.04">
            <text:p>417548,04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2997847.096">
            <text:p>2997847,1</text:p>
          </table:table-cell>
          <table:table-cell office:value-type="float" office:value="635273.4751">
            <text:p>635273,48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843920.6989">
            <text:p>2843920,7</text:p>
          </table:table-cell>
          <table:table-cell office:value-type="float" office:value="385607.2033">
            <text:p>385607,2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3087845.8253">
            <text:p>3087845,83</text:p>
          </table:table-cell>
          <table:table-cell office:value-type="float" office:value="420612.8781">
            <text:p>420612,88</text:p>
          </table:table-cell>
          <table:table-cell table:number-columns-repeated="3"/>
        </table:table-row>
        <table:table-row table:style-name="ro1">
          <table:table-cell office:value-type="float" office:value="164500">
            <text:p>164500</text:p>
          </table:table-cell>
          <table:table-cell office:value-type="float" office:value="2892014.2957">
            <text:p>2892014,3</text:p>
          </table:table-cell>
          <table:table-cell office:value-type="float" office:value="302164.6951">
            <text:p>302164,7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559200.5661">
            <text:p>2559200,57</text:p>
          </table:table-cell>
          <table:table-cell office:value-type="float" office:value="440359.2611">
            <text:p>440359,26</text:p>
          </table:table-cell>
          <table:table-cell table:number-columns-repeated="3"/>
        </table:table-row>
        <table:table-row table:style-name="ro1">
          <table:table-cell office:value-type="float" office:value="355250">
            <text:p>355250</text:p>
          </table:table-cell>
          <table:table-cell office:value-type="float" office:value="3244710.3873">
            <text:p>3244710,39</text:p>
          </table:table-cell>
          <table:table-cell office:value-type="float" office:value="614609.85">
            <text:p>614609,85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3198409.4142">
            <text:p>3198409,41</text:p>
          </table:table-cell>
          <table:table-cell office:value-type="float" office:value="448447.8081">
            <text:p>448447,81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905622.5334">
            <text:p>2905622,53</text:p>
          </table:table-cell>
          <table:table-cell office:value-type="float" office:value="296512.0195">
            <text:p>296512,02</text:p>
          </table:table-cell>
          <table:table-cell table:number-columns-repeated="3"/>
        </table:table-row>
        <table:table-row table:style-name="ro1">
          <table:table-cell office:value-type="float" office:value="979975.5">
            <text:p>979975,5</text:p>
          </table:table-cell>
          <table:table-cell office:value-type="float" office:value="3131039.9312">
            <text:p>3131039,93</text:p>
          </table:table-cell>
          <table:table-cell office:value-type="float" office:value="970351.2444">
            <text:p>970351,24</text:p>
          </table:table-cell>
          <table:table-cell table:number-columns-repeated="3"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3118825.9288">
            <text:p>3118825,93</text:p>
          </table:table-cell>
          <table:table-cell office:value-type="float" office:value="577933.8313">
            <text:p>577933,83</text:p>
          </table:table-cell>
          <table:table-cell table:number-columns-repeated="3"/>
        </table:table-row>
        <table:table-row table:style-name="ro1">
          <table:table-cell office:value-type="float" office:value="529999">
            <text:p>529999</text:p>
          </table:table-cell>
          <table:table-cell office:value-type="float" office:value="3045124.6196">
            <text:p>3045124,62</text:p>
          </table:table-cell>
          <table:table-cell office:value-type="float" office:value="788552.6101">
            <text:p>788552,61</text:p>
          </table:table-cell>
          <table:table-cell table:number-columns-repeated="3"/>
        </table:table-row>
        <table:table-row table:style-name="ro1">
          <table:table-cell office:value-type="float" office:value="428750">
            <text:p>428750</text:p>
          </table:table-cell>
          <table:table-cell office:value-type="float" office:value="2849842.8914">
            <text:p>2849842,89</text:p>
          </table:table-cell>
          <table:table-cell office:value-type="float" office:value="407486.5769">
            <text:p>407486,58</text:p>
          </table:table-cell>
          <table:table-cell table:number-columns-repeated="3"/>
        </table:table-row>
        <table:table-row table:style-name="ro1">
          <table:table-cell office:value-type="float" office:value="979975.5">
            <text:p>979975,5</text:p>
          </table:table-cell>
          <table:table-cell office:value-type="float" office:value="2865998.7322">
            <text:p>2865998,73</text:p>
          </table:table-cell>
          <table:table-cell office:value-type="float" office:value="1099912.7394">
            <text:p>1099912,74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196125.1277">
            <text:p>3196125,13</text:p>
          </table:table-cell>
          <table:table-cell office:value-type="float" office:value="483502.6567">
            <text:p>483502,66</text:p>
          </table:table-cell>
          <table:table-cell table:number-columns-repeated="3"/>
        </table:table-row>
        <table:table-row table:style-name="ro1">
          <table:table-cell office:value-type="float" office:value="463050">
            <text:p>463050</text:p>
          </table:table-cell>
          <table:table-cell office:value-type="float" office:value="2825632.06">
            <text:p>2825632,06</text:p>
          </table:table-cell>
          <table:table-cell office:value-type="float" office:value="422897.9365">
            <text:p>422897,94</text:p>
          </table:table-cell>
          <table:table-cell table:number-columns-repeated="3"/>
        </table:table-row>
        <table:table-row table:style-name="ro1">
          <table:table-cell office:value-type="float" office:value="1079000">
            <text:p>1079000</text:p>
          </table:table-cell>
          <table:table-cell office:value-type="float" office:value="3096331.8593">
            <text:p>3096331,86</text:p>
          </table:table-cell>
          <table:table-cell office:value-type="float" office:value="1014603.0359">
            <text:p>1014603,04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3223402.9304">
            <text:p>3223402,93</text:p>
          </table:table-cell>
          <table:table-cell office:value-type="float" office:value="447412.5971">
            <text:p>447412,6</text:p>
          </table:table-cell>
          <table:table-cell table:number-columns-repeated="3"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2726733.8458">
            <text:p>2726733,85</text:p>
          </table:table-cell>
          <table:table-cell office:value-type="float" office:value="383172.7588">
            <text:p>383172,76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3079062.9983">
            <text:p>3079063</text:p>
          </table:table-cell>
          <table:table-cell office:value-type="float" office:value="559743.2665">
            <text:p>559743,27</text:p>
          </table:table-cell>
          <table:table-cell table:number-columns-repeated="3"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2638924.7657">
            <text:p>2638924,77</text:p>
          </table:table-cell>
          <table:table-cell office:value-type="float" office:value="541663.2579">
            <text:p>541663,26</text:p>
          </table:table-cell>
          <table:table-cell table:number-columns-repeated="3"/>
        </table:table-row>
        <table:table-row table:style-name="ro1">
          <table:table-cell office:value-type="float" office:value="1176000">
            <text:p>1176000</text:p>
          </table:table-cell>
          <table:table-cell office:value-type="float" office:value="3126141.4091">
            <text:p>3126141,41</text:p>
          </table:table-cell>
          <table:table-cell office:value-type="float" office:value="687873.2496">
            <text:p>687873,25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701358.0412">
            <text:p>2701358,04</text:p>
          </table:table-cell>
          <table:table-cell office:value-type="float" office:value="264760.4027">
            <text:p>264760,4</text:p>
          </table:table-cell>
          <table:table-cell table:number-columns-repeated="3"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2653288.8088">
            <text:p>2653288,81</text:p>
          </table:table-cell>
          <table:table-cell office:value-type="float" office:value="293645.1548">
            <text:p>293645,15</text:p>
          </table:table-cell>
          <table:table-cell table:number-columns-repeated="3"/>
        </table:table-row>
        <table:table-row table:style-name="ro1">
          <table:table-cell office:value-type="float" office:value="695800">
            <text:p>695800</text:p>
          </table:table-cell>
          <table:table-cell office:value-type="float" office:value="3507202.7411">
            <text:p>3507202,74</text:p>
          </table:table-cell>
          <table:table-cell office:value-type="float" office:value="662871.631">
            <text:p>662871,63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2582224.7531">
            <text:p>2582224,75</text:p>
          </table:table-cell>
          <table:table-cell office:value-type="float" office:value="244616.3625">
            <text:p>244616,36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470247.8349">
            <text:p>2470247,83</text:p>
          </table:table-cell>
          <table:table-cell office:value-type="float" office:value="266393.452">
            <text:p>266393,45</text:p>
          </table:table-cell>
          <table:table-cell table:number-columns-repeated="3"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3356235.6295">
            <text:p>3356235,63</text:p>
          </table:table-cell>
          <table:table-cell office:value-type="float" office:value="802233.4444">
            <text:p>802233,44</text:p>
          </table:table-cell>
          <table:table-cell table:number-columns-repeated="3"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2957539.7599">
            <text:p>2957539,76</text:p>
          </table:table-cell>
          <table:table-cell office:value-type="float" office:value="330854.2217">
            <text:p>330854,22</text:p>
          </table:table-cell>
          <table:table-cell table:number-columns-repeated="3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2936344.5902">
            <text:p>2936344,59</text:p>
          </table:table-cell>
          <table:table-cell office:value-type="float" office:value="543771.9939">
            <text:p>543771,99</text:p>
          </table:table-cell>
          <table:table-cell table:number-columns-repeated="3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2537264.7904">
            <text:p>2537264,79</text:p>
          </table:table-cell>
          <table:table-cell office:value-type="float" office:value="219974.7359">
            <text:p>219974,74</text:p>
          </table:table-cell>
          <table:table-cell table:number-columns-repeated="3"/>
        </table:table-row>
        <table:table-row table:style-name="ro1">
          <table:table-cell office:value-type="float" office:value="709999">
            <text:p>709999</text:p>
          </table:table-cell>
          <table:table-cell office:value-type="float" office:value="3514213.2779">
            <text:p>3514213,28</text:p>
          </table:table-cell>
          <table:table-cell office:value-type="float" office:value="845497.4208">
            <text:p>845497,42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2966355.3102">
            <text:p>2966355,31</text:p>
          </table:table-cell>
          <table:table-cell office:value-type="float" office:value="326505.5069">
            <text:p>326505,51</text:p>
          </table:table-cell>
          <table:table-cell table:number-columns-repeated="3"/>
        </table:table-row>
        <table:table-row table:style-name="ro1">
          <table:table-cell office:value-type="float" office:value="1384250">
            <text:p>1384250</text:p>
          </table:table-cell>
          <table:table-cell office:value-type="float" office:value="3217715.5348">
            <text:p>3217715,53</text:p>
          </table:table-cell>
          <table:table-cell office:value-type="float" office:value="1349883.0576">
            <text:p>1349883,06</text:p>
          </table:table-cell>
          <table:table-cell table:number-columns-repeated="3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3352009.0559">
            <text:p>3352009,06</text:p>
          </table:table-cell>
          <table:table-cell office:value-type="float" office:value="520953.5101">
            <text:p>520953,51</text:p>
          </table:table-cell>
          <table:table-cell table:number-columns-repeated="3"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3204939.5033">
            <text:p>3204939,5</text:p>
          </table:table-cell>
          <table:table-cell office:value-type="float" office:value="450069.5723">
            <text:p>450069,57</text:p>
          </table:table-cell>
          <table:table-cell table:number-columns-repeated="3"/>
        </table:table-row>
        <table:table-row table:style-name="ro1">
          <table:table-cell office:value-type="float" office:value="154350">
            <text:p>154350</text:p>
          </table:table-cell>
          <table:table-cell office:value-type="float" office:value="3205018.9338">
            <text:p>3205018,93</text:p>
          </table:table-cell>
          <table:table-cell office:value-type="float" office:value="442092.1027">
            <text:p>442092,1</text:p>
          </table:table-cell>
          <table:table-cell table:number-columns-repeated="3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3359811.4366">
            <text:p>3359811,44</text:p>
          </table:table-cell>
          <table:table-cell office:value-type="float" office:value="543051.5603">
            <text:p>543051,56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2972181.7067">
            <text:p>2972181,71</text:p>
          </table:table-cell>
          <table:table-cell office:value-type="float" office:value="392681.266">
            <text:p>392681,27</text:p>
          </table:table-cell>
          <table:table-cell table:number-columns-repeated="3"/>
        </table:table-row>
        <table:table-row table:style-name="ro1">
          <table:table-cell office:value-type="float" office:value="573300">
            <text:p>573300</text:p>
          </table:table-cell>
          <table:table-cell office:value-type="float" office:value="3137489.6386">
            <text:p>3137489,64</text:p>
          </table:table-cell>
          <table:table-cell office:value-type="float" office:value="580424.4871">
            <text:p>580424,49</text:p>
          </table:table-cell>
          <table:table-cell table:number-columns-repeated="3"/>
        </table:table-row>
        <table:table-row table:style-name="ro1">
          <table:table-cell office:value-type="float" office:value="1021650">
            <text:p>1021650</text:p>
          </table:table-cell>
          <table:table-cell office:value-type="float" office:value="3521381.6261">
            <text:p>3521381,63</text:p>
          </table:table-cell>
          <table:table-cell office:value-type="float" office:value="1244356.15">
            <text:p>1244356,15</text:p>
          </table:table-cell>
          <table:table-cell table:number-columns-repeated="3"/>
        </table:table-row>
        <table:table-row table:style-name="ro1">
          <table:table-cell office:value-type="float" office:value="757050">
            <text:p>757050</text:p>
          </table:table-cell>
          <table:table-cell office:value-type="float" office:value="3007804.2846">
            <text:p>3007804,28</text:p>
          </table:table-cell>
          <table:table-cell office:value-type="float" office:value="505552.4251">
            <text:p>505552,43</text:p>
          </table:table-cell>
          <table:table-cell table:number-columns-repeated="3"/>
        </table:table-row>
        <table:table-row table:style-name="ro1">
          <table:table-cell office:value-type="float" office:value="1025000">
            <text:p>1025000</text:p>
          </table:table-cell>
          <table:table-cell office:value-type="float" office:value="3101814.0677">
            <text:p>3101814,07</text:p>
          </table:table-cell>
          <table:table-cell office:value-type="float" office:value="541901.5154">
            <text:p>541901,52</text:p>
          </table:table-cell>
          <table:table-cell table:number-columns-repeated="3"/>
        </table:table-row>
        <table:table-row table:style-name="ro1">
          <table:table-cell office:value-type="float" office:value="264600">
            <text:p>264600</text:p>
          </table:table-cell>
          <table:table-cell office:value-type="float" office:value="3072345.9937">
            <text:p>3072345,99</text:p>
          </table:table-cell>
          <table:table-cell office:value-type="float" office:value="344843.2876">
            <text:p>344843,29</text:p>
          </table:table-cell>
          <table:table-cell table:number-columns-repeated="3"/>
        </table:table-row>
        <table:table-row table:style-name="ro1">
          <table:table-cell office:value-type="float" office:value="440632.5">
            <text:p>440632,5</text:p>
          </table:table-cell>
          <table:table-cell office:value-type="float" office:value="3215485.0925">
            <text:p>3215485,09</text:p>
          </table:table-cell>
          <table:table-cell office:value-type="float" office:value="559860.8718">
            <text:p>559860,87</text:p>
          </table:table-cell>
          <table:table-cell table:number-columns-repeated="3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3515377.0641">
            <text:p>3515377,06</text:p>
          </table:table-cell>
          <table:table-cell office:value-type="float" office:value="876672.9878">
            <text:p>876672,99</text:p>
          </table:table-cell>
          <table:table-cell table:number-columns-repeated="3"/>
        </table:table-row>
        <table:table-row table:style-name="ro1">
          <table:table-cell office:value-type="float" office:value="663999">
            <text:p>663999</text:p>
          </table:table-cell>
          <table:table-cell office:value-type="float" office:value="3195734.0786">
            <text:p>3195734,08</text:p>
          </table:table-cell>
          <table:table-cell office:value-type="float" office:value="760058.8003">
            <text:p>760058,8</text:p>
          </table:table-cell>
          <table:table-cell table:number-columns-repeated="3"/>
        </table:table-row>
        <table:table-row table:style-name="ro1">
          <table:table-cell office:value-type="float" office:value="977550">
            <text:p>977550</text:p>
          </table:table-cell>
          <table:table-cell office:value-type="float" office:value="3072648.9898">
            <text:p>3072648,99</text:p>
          </table:table-cell>
          <table:table-cell office:value-type="float" office:value="691337.908">
            <text:p>691337,91</text:p>
          </table:table-cell>
          <table:table-cell table:number-columns-repeated="3"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2949978.0671">
            <text:p>2949978,07</text:p>
          </table:table-cell>
          <table:table-cell office:value-type="float" office:value="791580.9692">
            <text:p>791580,97</text:p>
          </table:table-cell>
          <table:table-cell table:number-columns-repeated="3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3203473.5384">
            <text:p>3203473,54</text:p>
          </table:table-cell>
          <table:table-cell office:value-type="float" office:value="647700.389">
            <text:p>647700,39</text:p>
          </table:table-cell>
          <table:table-cell table:number-columns-repeated="3"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2766780.1458">
            <text:p>2766780,15</text:p>
          </table:table-cell>
          <table:table-cell office:value-type="float" office:value="268805.8332">
            <text:p>268805,83</text:p>
          </table:table-cell>
          <table:table-cell table:number-columns-repeated="3"/>
        </table:table-row>
        <table:table-row table:style-name="ro1">
          <table:table-cell office:value-type="float" office:value="281725.5">
            <text:p>281725,5</text:p>
          </table:table-cell>
          <table:table-cell office:value-type="float" office:value="2901372.6262">
            <text:p>2901372,63</text:p>
          </table:table-cell>
          <table:table-cell office:value-type="float" office:value="335621.4916">
            <text:p>335621,49</text:p>
          </table:table-cell>
          <table:table-cell table:number-columns-repeated="3"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2622047.7749">
            <text:p>2622047,77</text:p>
          </table:table-cell>
          <table:table-cell office:value-type="float" office:value="236267.4602">
            <text:p>236267,46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238877.2694">
            <text:p>3238877,27</text:p>
          </table:table-cell>
          <table:table-cell office:value-type="float" office:value="705067.4626">
            <text:p>705067,46</text:p>
          </table:table-cell>
          <table:table-cell table:number-columns-repeated="3"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3346144.0303">
            <text:p>3346144,03</text:p>
          </table:table-cell>
          <table:table-cell office:value-type="float" office:value="709730.9471">
            <text:p>709730,95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2643558.9384">
            <text:p>2643558,94</text:p>
          </table:table-cell>
          <table:table-cell office:value-type="float" office:value="252431.5111">
            <text:p>252431,51</text:p>
          </table:table-cell>
          <table:table-cell table:number-columns-repeated="3"/>
        </table:table-row>
        <table:table-row table:style-name="ro1">
          <table:table-cell office:value-type="float" office:value="465255">
            <text:p>465255</text:p>
          </table:table-cell>
          <table:table-cell office:value-type="float" office:value="2798331.9089">
            <text:p>2798331,91</text:p>
          </table:table-cell>
          <table:table-cell office:value-type="float" office:value="302675.7563">
            <text:p>302675,76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3084258.5359">
            <text:p>3084258,54</text:p>
          </table:table-cell>
          <table:table-cell office:value-type="float" office:value="479023.6522">
            <text:p>479023,65</text:p>
          </table:table-cell>
          <table:table-cell table:number-columns-repeated="3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3063438.7049">
            <text:p>3063438,7</text:p>
          </table:table-cell>
          <table:table-cell office:value-type="float" office:value="397548.7686">
            <text:p>397548,77</text:p>
          </table:table-cell>
          <table:table-cell table:number-columns-repeated="3"/>
        </table:table-row>
        <table:table-row table:style-name="ro1">
          <table:table-cell office:value-type="float" office:value="127400">
            <text:p>127400</text:p>
          </table:table-cell>
          <table:table-cell office:value-type="float" office:value="2331730.466">
            <text:p>2331730,47</text:p>
          </table:table-cell>
          <table:table-cell office:value-type="float" office:value="194559.071">
            <text:p>194559,07</text:p>
          </table:table-cell>
          <table:table-cell table:number-columns-repeated="3"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2715523.4033">
            <text:p>2715523,4</text:p>
          </table:table-cell>
          <table:table-cell office:value-type="float" office:value="375886.8722">
            <text:p>375886,87</text:p>
          </table:table-cell>
          <table:table-cell table:number-columns-repeated="3"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3009598.0591">
            <text:p>3009598,06</text:p>
          </table:table-cell>
          <table:table-cell office:value-type="float" office:value="341880.417">
            <text:p>341880,42</text:p>
          </table:table-cell>
          <table:table-cell table:number-columns-repeated="3"/>
        </table:table-row>
        <table:table-row table:style-name="ro1">
          <table:table-cell office:value-type="float" office:value="796250">
            <text:p>796250</text:p>
          </table:table-cell>
          <table:table-cell office:value-type="float" office:value="3218683.6215">
            <text:p>3218683,62</text:p>
          </table:table-cell>
          <table:table-cell office:value-type="float" office:value="1421859.6979">
            <text:p>1421859,7</text:p>
          </table:table-cell>
          <table:table-cell table:number-columns-repeated="3"/>
        </table:table-row>
        <table:table-row table:style-name="ro1">
          <table:table-cell office:value-type="float" office:value="2500000">
            <text:p>2500000</text:p>
          </table:table-cell>
          <table:table-cell office:value-type="float" office:value="3653012.2141">
            <text:p>3653012,21</text:p>
          </table:table-cell>
          <table:table-cell office:value-type="float" office:value="2337757.1988">
            <text:p>2337757,2</text:p>
          </table:table-cell>
          <table:table-cell table:number-columns-repeated="3"/>
        </table:table-row>
        <table:table-row table:style-name="ro1">
          <table:table-cell office:value-type="float" office:value="225400">
            <text:p>225400</text:p>
          </table:table-cell>
          <table:table-cell office:value-type="float" office:value="2883817.3144">
            <text:p>2883817,31</text:p>
          </table:table-cell>
          <table:table-cell office:value-type="float" office:value="373784.1378">
            <text:p>373784,14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519227.4901">
            <text:p>2519227,49</text:p>
          </table:table-cell>
          <table:table-cell office:value-type="float" office:value="452187.552">
            <text:p>452187,55</text:p>
          </table:table-cell>
          <table:table-cell table:number-columns-repeated="3"/>
        </table:table-row>
        <table:table-row table:style-name="ro1">
          <table:table-cell office:value-type="float" office:value="512050">
            <text:p>512050</text:p>
          </table:table-cell>
          <table:table-cell office:value-type="float" office:value="2835523.9508">
            <text:p>2835523,95</text:p>
          </table:table-cell>
          <table:table-cell office:value-type="float" office:value="645610.7156">
            <text:p>645610,72</text:p>
          </table:table-cell>
          <table:table-cell table:number-columns-repeated="3"/>
        </table:table-row>
        <table:table-row table:style-name="ro1">
          <table:table-cell office:value-type="float" office:value="2082500">
            <text:p>2082500</text:p>
          </table:table-cell>
          <table:table-cell office:value-type="float" office:value="3547305.878">
            <text:p>3547305,88</text:p>
          </table:table-cell>
          <table:table-cell office:value-type="float" office:value="2367825.8176">
            <text:p>2367825,82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3101815.7102">
            <text:p>3101815,71</text:p>
          </table:table-cell>
          <table:table-cell office:value-type="float" office:value="477034.1215">
            <text:p>477034,12</text:p>
          </table:table-cell>
          <table:table-cell table:number-columns-repeated="3"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2978705.222">
            <text:p>2978705,22</text:p>
          </table:table-cell>
          <table:table-cell office:value-type="float" office:value="328902.7623">
            <text:p>328902,76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363650.822">
            <text:p>3363650,82</text:p>
          </table:table-cell>
          <table:table-cell office:value-type="float" office:value="587532.6883">
            <text:p>587532,69</text:p>
          </table:table-cell>
          <table:table-cell table:number-columns-repeated="3"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3211641.0434">
            <text:p>3211641,04</text:p>
          </table:table-cell>
          <table:table-cell office:value-type="float" office:value="443811.8599">
            <text:p>443811,86</text:p>
          </table:table-cell>
          <table:table-cell table:number-columns-repeated="3"/>
        </table:table-row>
        <table:table-row table:style-name="ro1">
          <table:table-cell office:value-type="float" office:value="619701">
            <text:p>619701</text:p>
          </table:table-cell>
          <table:table-cell office:value-type="float" office:value="3225977.7072">
            <text:p>3225977,71</text:p>
          </table:table-cell>
          <table:table-cell office:value-type="float" office:value="639098.7529">
            <text:p>639098,75</text:p>
          </table:table-cell>
          <table:table-cell table:number-columns-repeated="3"/>
        </table:table-row>
        <table:table-row table:style-name="ro1">
          <table:table-cell office:value-type="float" office:value="1702750">
            <text:p>1702750</text:p>
          </table:table-cell>
          <table:table-cell office:value-type="float" office:value="3195347.1043">
            <text:p>3195347,1</text:p>
          </table:table-cell>
          <table:table-cell office:value-type="float" office:value="1148194.0126">
            <text:p>1148194,01</text:p>
          </table:table-cell>
          <table:table-cell table:number-columns-repeated="3"/>
        </table:table-row>
        <table:table-row table:style-name="ro1">
          <table:table-cell office:value-type="float" office:value="747250">
            <text:p>747250</text:p>
          </table:table-cell>
          <table:table-cell office:value-type="float" office:value="3082226.3999">
            <text:p>3082226,4</text:p>
          </table:table-cell>
          <table:table-cell office:value-type="float" office:value="1031456.1294">
            <text:p>1031456,13</text:p>
          </table:table-cell>
          <table:table-cell table:number-columns-repeated="3"/>
        </table:table-row>
        <table:table-row table:style-name="ro1">
          <table:table-cell office:value-type="float" office:value="254800">
            <text:p>254800</text:p>
          </table:table-cell>
          <table:table-cell office:value-type="float" office:value="3338874.1797">
            <text:p>3338874,18</text:p>
          </table:table-cell>
          <table:table-cell office:value-type="float" office:value="515283.5386">
            <text:p>515283,54</text:p>
          </table:table-cell>
          <table:table-cell table:number-columns-repeated="3"/>
        </table:table-row>
        <table:table-row table:style-name="ro1">
          <table:table-cell office:value-type="float" office:value="215600">
            <text:p>215600</text:p>
          </table:table-cell>
          <table:table-cell office:value-type="float" office:value="2813462.5172">
            <text:p>2813462,52</text:p>
          </table:table-cell>
          <table:table-cell office:value-type="float" office:value="314058.7622">
            <text:p>314058,76</text:p>
          </table:table-cell>
          <table:table-cell table:number-columns-repeated="3"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2599422.0379">
            <text:p>2599422,04</text:p>
          </table:table-cell>
          <table:table-cell office:value-type="float" office:value="228891.4626">
            <text:p>228891,46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846635.4219">
            <text:p>2846635,42</text:p>
          </table:table-cell>
          <table:table-cell office:value-type="float" office:value="371079.8687">
            <text:p>371079,87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3336939.3878">
            <text:p>3336939,39</text:p>
          </table:table-cell>
          <table:table-cell office:value-type="float" office:value="533022.0775">
            <text:p>533022,08</text:p>
          </table:table-cell>
          <table:table-cell table:number-columns-repeated="3"/>
        </table:table-row>
        <table:table-row table:style-name="ro1">
          <table:table-cell office:value-type="float" office:value="1396500">
            <text:p>1396500</text:p>
          </table:table-cell>
          <table:table-cell office:value-type="float" office:value="3241808.8167">
            <text:p>3241808,82</text:p>
          </table:table-cell>
          <table:table-cell office:value-type="float" office:value="1477797.9354">
            <text:p>1477797,94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2598514.144">
            <text:p>2598514,14</text:p>
          </table:table-cell>
          <table:table-cell office:value-type="float" office:value="226808.9582">
            <text:p>226808,96</text:p>
          </table:table-cell>
          <table:table-cell table:number-columns-repeated="3"/>
        </table:table-row>
        <table:table-row table:style-name="ro1">
          <table:table-cell office:value-type="float" office:value="1340150">
            <text:p>1340150</text:p>
          </table:table-cell>
          <table:table-cell office:value-type="float" office:value="3201553.3639">
            <text:p>3201553,36</text:p>
          </table:table-cell>
          <table:table-cell office:value-type="float" office:value="969482.656">
            <text:p>969482,66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2899322.7836">
            <text:p>2899322,78</text:p>
          </table:table-cell>
          <table:table-cell office:value-type="float" office:value="365371.506">
            <text:p>365371,51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2605752.709">
            <text:p>2605752,71</text:p>
          </table:table-cell>
          <table:table-cell office:value-type="float" office:value="315885.0936">
            <text:p>315885,09</text:p>
          </table:table-cell>
          <table:table-cell table:number-columns-repeated="3"/>
        </table:table-row>
        <table:table-row table:style-name="ro1">
          <table:table-cell office:value-type="float" office:value="406700">
            <text:p>406700</text:p>
          </table:table-cell>
          <table:table-cell office:value-type="float" office:value="2905873.5385">
            <text:p>2905873,54</text:p>
          </table:table-cell>
          <table:table-cell office:value-type="float" office:value="339897.6083">
            <text:p>339897,61</text:p>
          </table:table-cell>
          <table:table-cell table:number-columns-repeated="3"/>
        </table:table-row>
        <table:table-row table:style-name="ro1">
          <table:table-cell office:value-type="float" office:value="440975.5">
            <text:p>440975,5</text:p>
          </table:table-cell>
          <table:table-cell office:value-type="float" office:value="3224001.7489">
            <text:p>3224001,75</text:p>
          </table:table-cell>
          <table:table-cell office:value-type="float" office:value="655997.8469">
            <text:p>655997,85</text:p>
          </table:table-cell>
          <table:table-cell table:number-columns-repeated="3"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2816229.1418">
            <text:p>2816229,14</text:p>
          </table:table-cell>
          <table:table-cell office:value-type="float" office:value="608837.971">
            <text:p>608837,97</text:p>
          </table:table-cell>
          <table:table-cell table:number-columns-repeated="3"/>
        </table:table-row>
        <table:table-row table:style-name="ro1">
          <table:table-cell office:value-type="float" office:value="316050">
            <text:p>316050</text:p>
          </table:table-cell>
          <table:table-cell office:value-type="float" office:value="3010578.6047">
            <text:p>3010578,6</text:p>
          </table:table-cell>
          <table:table-cell office:value-type="float" office:value="440624.777">
            <text:p>440624,78</text:p>
          </table:table-cell>
          <table:table-cell table:number-columns-repeated="3"/>
        </table:table-row>
        <table:table-row table:style-name="ro1">
          <table:table-cell office:value-type="float" office:value="551250">
            <text:p>551250</text:p>
          </table:table-cell>
          <table:table-cell office:value-type="float" office:value="3098661.4203">
            <text:p>3098661,42</text:p>
          </table:table-cell>
          <table:table-cell office:value-type="float" office:value="550487.7427">
            <text:p>550487,74</text:p>
          </table:table-cell>
          <table:table-cell table:number-columns-repeated="3"/>
        </table:table-row>
        <table:table-row table:style-name="ro1">
          <table:table-cell office:value-type="float" office:value="2817500">
            <text:p>2817500</text:p>
          </table:table-cell>
          <table:table-cell office:value-type="float" office:value="3211981.3594">
            <text:p>3211981,36</text:p>
          </table:table-cell>
          <table:table-cell office:value-type="float" office:value="1443251.2828">
            <text:p>1443251,28</text:p>
          </table:table-cell>
          <table:table-cell table:number-columns-repeated="3"/>
        </table:table-row>
        <table:table-row table:style-name="ro1">
          <table:table-cell office:value-type="float" office:value="416500">
            <text:p>416500</text:p>
          </table:table-cell>
          <table:table-cell office:value-type="float" office:value="2920400.7416">
            <text:p>2920400,74</text:p>
          </table:table-cell>
          <table:table-cell office:value-type="float" office:value="487476.0065">
            <text:p>487476,01</text:p>
          </table:table-cell>
          <table:table-cell table:number-columns-repeated="3"/>
        </table:table-row>
        <table:table-row table:style-name="ro1">
          <table:table-cell office:value-type="float" office:value="330750">
            <text:p>330750</text:p>
          </table:table-cell>
          <table:table-cell office:value-type="float" office:value="2897786.0827">
            <text:p>2897786,08</text:p>
          </table:table-cell>
          <table:table-cell office:value-type="float" office:value="303065.6354">
            <text:p>303065,64</text:p>
          </table:table-cell>
          <table:table-cell table:number-columns-repeated="3"/>
        </table:table-row>
        <table:table-row table:style-name="ro1">
          <table:table-cell office:value-type="float" office:value="979755">
            <text:p>979755</text:p>
          </table:table-cell>
          <table:table-cell office:value-type="float" office:value="3076054.2779">
            <text:p>3076054,28</text:p>
          </table:table-cell>
          <table:table-cell office:value-type="float" office:value="877768.4607">
            <text:p>877768,46</text:p>
          </table:table-cell>
          <table:table-cell table:number-columns-repeated="3"/>
        </table:table-row>
        <table:table-row table:style-name="ro1">
          <table:table-cell office:value-type="float" office:value="771750">
            <text:p>771750</text:p>
          </table:table-cell>
          <table:table-cell office:value-type="float" office:value="3141557.2203">
            <text:p>3141557,22</text:p>
          </table:table-cell>
          <table:table-cell office:value-type="float" office:value="892538.8742">
            <text:p>892538,87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589932.2283">
            <text:p>2589932,23</text:p>
          </table:table-cell>
          <table:table-cell office:value-type="float" office:value="245471.5777">
            <text:p>245471,58</text:p>
          </table:table-cell>
          <table:table-cell table:number-columns-repeated="3"/>
        </table:table-row>
        <table:table-row table:style-name="ro1">
          <table:table-cell office:value-type="float" office:value="1590050">
            <text:p>1590050</text:p>
          </table:table-cell>
          <table:table-cell office:value-type="float" office:value="3137009.5901">
            <text:p>3137009,59</text:p>
          </table:table-cell>
          <table:table-cell office:value-type="float" office:value="979439.3627">
            <text:p>979439,36</text:p>
          </table:table-cell>
          <table:table-cell table:number-columns-repeated="3"/>
        </table:table-row>
        <table:table-row table:style-name="ro1">
          <table:table-cell office:value-type="float" office:value="2499000">
            <text:p>2499000</text:p>
          </table:table-cell>
          <table:table-cell office:value-type="float" office:value="3213075.9579">
            <text:p>3213075,96</text:p>
          </table:table-cell>
          <table:table-cell office:value-type="float" office:value="1275807.4455">
            <text:p>1275807,45</text:p>
          </table:table-cell>
          <table:table-cell table:number-columns-repeated="3"/>
        </table:table-row>
        <table:table-row table:style-name="ro1">
          <table:table-cell office:value-type="float" office:value="465500">
            <text:p>465500</text:p>
          </table:table-cell>
          <table:table-cell office:value-type="float" office:value="2969528.4841">
            <text:p>2969528,48</text:p>
          </table:table-cell>
          <table:table-cell office:value-type="float" office:value="612879.2209">
            <text:p>612879,22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971863.0859">
            <text:p>2971863,09</text:p>
          </table:table-cell>
          <table:table-cell office:value-type="float" office:value="438283.2868">
            <text:p>438283,29</text:p>
          </table:table-cell>
          <table:table-cell table:number-columns-repeated="3"/>
        </table:table-row>
        <table:table-row table:style-name="ro1">
          <table:table-cell office:value-type="float" office:value="673750">
            <text:p>673750</text:p>
          </table:table-cell>
          <table:table-cell office:value-type="float" office:value="3232559.1882">
            <text:p>3232559,19</text:p>
          </table:table-cell>
          <table:table-cell office:value-type="float" office:value="637615.6606">
            <text:p>637615,66</text:p>
          </table:table-cell>
          <table:table-cell table:number-columns-repeated="3"/>
        </table:table-row>
        <table:table-row table:style-name="ro1">
          <table:table-cell office:value-type="float" office:value="438550">
            <text:p>438550</text:p>
          </table:table-cell>
          <table:table-cell office:value-type="float" office:value="3029356.5658">
            <text:p>3029356,57</text:p>
          </table:table-cell>
          <table:table-cell office:value-type="float" office:value="481771.2324">
            <text:p>481771,23</text:p>
          </table:table-cell>
          <table:table-cell table:number-columns-repeated="3"/>
        </table:table-row>
        <table:table-row table:style-name="ro1">
          <table:table-cell office:value-type="float" office:value="3233975.5">
            <text:p>3233975,5</text:p>
          </table:table-cell>
          <table:table-cell office:value-type="float" office:value="3650706.7835">
            <text:p>3650706,78</text:p>
          </table:table-cell>
          <table:table-cell office:value-type="float" office:value="2313871.326">
            <text:p>2313871,33</text:p>
          </table:table-cell>
          <table:table-cell table:number-columns-repeated="3"/>
        </table:table-row>
        <table:table-row table:style-name="ro1">
          <table:table-cell office:value-type="float" office:value="1150000">
            <text:p>1150000</text:p>
          </table:table-cell>
          <table:table-cell office:value-type="float" office:value="3190572.0122">
            <text:p>3190572,01</text:p>
          </table:table-cell>
          <table:table-cell office:value-type="float" office:value="1257098.3269">
            <text:p>1257098,33</text:p>
          </table:table-cell>
          <table:table-cell table:number-columns-repeated="3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3511073.3253">
            <text:p>3511073,33</text:p>
          </table:table-cell>
          <table:table-cell office:value-type="float" office:value="873936.7586">
            <text:p>873936,76</text:p>
          </table:table-cell>
          <table:table-cell table:number-columns-repeated="3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178580.499">
            <text:p>3178580,5</text:p>
          </table:table-cell>
          <table:table-cell office:value-type="float" office:value="1184860.8446">
            <text:p>1184860,84</text:p>
          </table:table-cell>
          <table:table-cell table:number-columns-repeated="3"/>
        </table:table-row>
        <table:table-row table:style-name="ro1">
          <table:table-cell office:value-type="float" office:value="159250">
            <text:p>159250</text:p>
          </table:table-cell>
          <table:table-cell office:value-type="float" office:value="2348715.978">
            <text:p>2348715,98</text:p>
          </table:table-cell>
          <table:table-cell office:value-type="float" office:value="184027.3557">
            <text:p>184027,36</text:p>
          </table:table-cell>
          <table:table-cell table:number-columns-repeated="3"/>
        </table:table-row>
        <table:table-row table:style-name="ro1">
          <table:table-cell office:value-type="float" office:value="1004500">
            <text:p>1004500</text:p>
          </table:table-cell>
          <table:table-cell office:value-type="float" office:value="3408807.9345">
            <text:p>3408807,93</text:p>
          </table:table-cell>
          <table:table-cell office:value-type="float" office:value="1013917.0398">
            <text:p>1013917,04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619792.0111">
            <text:p>2619792,01</text:p>
          </table:table-cell>
          <table:table-cell office:value-type="float" office:value="305761.8478">
            <text:p>305761,85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345913.2828">
            <text:p>3345913,28</text:p>
          </table:table-cell>
          <table:table-cell office:value-type="float" office:value="527811.0227">
            <text:p>527811,02</text:p>
          </table:table-cell>
          <table:table-cell table:number-columns-repeated="3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2502671.0239">
            <text:p>2502671,02</text:p>
          </table:table-cell>
          <table:table-cell office:value-type="float" office:value="279534.8607">
            <text:p>279534,86</text:p>
          </table:table-cell>
          <table:table-cell table:number-columns-repeated="3"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2911513.9885">
            <text:p>2911513,99</text:p>
          </table:table-cell>
          <table:table-cell office:value-type="float" office:value="585223.7479">
            <text:p>585223,75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699025.4649">
            <text:p>2699025,46</text:p>
          </table:table-cell>
          <table:table-cell office:value-type="float" office:value="925236.2938">
            <text:p>925236,29</text:p>
          </table:table-cell>
          <table:table-cell table:number-columns-repeated="3"/>
        </table:table-row>
        <table:table-row table:style-name="ro1">
          <table:table-cell office:value-type="float" office:value="515678">
            <text:p>515678</text:p>
          </table:table-cell>
          <table:table-cell office:value-type="float" office:value="3135702.0367">
            <text:p>3135702,04</text:p>
          </table:table-cell>
          <table:table-cell office:value-type="float" office:value="466804.4768">
            <text:p>466804,48</text:p>
          </table:table-cell>
          <table:table-cell table:number-columns-repeated="3"/>
        </table:table-row>
        <table:table-row table:style-name="ro1">
          <table:table-cell office:value-type="float" office:value="2254000">
            <text:p>2254000</text:p>
          </table:table-cell>
          <table:table-cell office:value-type="float" office:value="3562440.0426">
            <text:p>3562440,04</text:p>
          </table:table-cell>
          <table:table-cell office:value-type="float" office:value="1530317.5963">
            <text:p>1530317,6</text:p>
          </table:table-cell>
          <table:table-cell table:number-columns-repeated="3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2831364.5862">
            <text:p>2831364,59</text:p>
          </table:table-cell>
          <table:table-cell office:value-type="float" office:value="406402.9542">
            <text:p>406402,95</text:p>
          </table:table-cell>
          <table:table-cell table:number-columns-repeated="3"/>
        </table:table-row>
        <table:table-row table:style-name="ro1">
          <table:table-cell office:value-type="float" office:value="2988755">
            <text:p>2988755</text:p>
          </table:table-cell>
          <table:table-cell office:value-type="float" office:value="3653010.4812">
            <text:p>3653010,48</text:p>
          </table:table-cell>
          <table:table-cell office:value-type="float" office:value="2337754.6828">
            <text:p>2337754,68</text:p>
          </table:table-cell>
          <table:table-cell table:number-columns-repeated="3"/>
        </table:table-row>
        <table:table-row table:style-name="ro1">
          <table:table-cell office:value-type="float" office:value="325850">
            <text:p>325850</text:p>
          </table:table-cell>
          <table:table-cell office:value-type="float" office:value="2781504.3235">
            <text:p>2781504,32</text:p>
          </table:table-cell>
          <table:table-cell office:value-type="float" office:value="287640.2699">
            <text:p>287640,27</text:p>
          </table:table-cell>
          <table:table-cell table:number-columns-repeated="3"/>
        </table:table-row>
        <table:table-row table:style-name="ro1">
          <table:table-cell office:value-type="float" office:value="241325">
            <text:p>241325</text:p>
          </table:table-cell>
          <table:table-cell office:value-type="float" office:value="2799056.8563">
            <text:p>2799056,86</text:p>
          </table:table-cell>
          <table:table-cell office:value-type="float" office:value="361077.4645">
            <text:p>361077,46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651889.1847">
            <text:p>2651889,18</text:p>
          </table:table-cell>
          <table:table-cell office:value-type="float" office:value="323415.0347">
            <text:p>323415,03</text:p>
          </table:table-cell>
          <table:table-cell table:number-columns-repeated="3"/>
        </table:table-row>
        <table:table-row table:style-name="ro1">
          <table:table-cell office:value-type="float" office:value="283097.5">
            <text:p>283097,5</text:p>
          </table:table-cell>
          <table:table-cell office:value-type="float" office:value="2561201.2156">
            <text:p>2561201,22</text:p>
          </table:table-cell>
          <table:table-cell office:value-type="float" office:value="264204.6157">
            <text:p>264204,62</text:p>
          </table:table-cell>
          <table:table-cell table:number-columns-repeated="3"/>
        </table:table-row>
        <table:table-row table:style-name="ro1">
          <table:table-cell office:value-type="float" office:value="323400">
            <text:p>323400</text:p>
          </table:table-cell>
          <table:table-cell office:value-type="float" office:value="2690362.881">
            <text:p>2690362,88</text:p>
          </table:table-cell>
          <table:table-cell office:value-type="float" office:value="367680.8561">
            <text:p>367680,86</text:p>
          </table:table-cell>
          <table:table-cell table:number-columns-repeated="3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3100182.496">
            <text:p>3100182,5</text:p>
          </table:table-cell>
          <table:table-cell office:value-type="float" office:value="392021.7614">
            <text:p>392021,76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202577.6109">
            <text:p>3202577,61</text:p>
          </table:table-cell>
          <table:table-cell office:value-type="float" office:value="640615.3879">
            <text:p>640615,39</text:p>
          </table:table-cell>
          <table:table-cell table:number-columns-repeated="3"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3085098.7855">
            <text:p>3085098,79</text:p>
          </table:table-cell>
          <table:table-cell office:value-type="float" office:value="535254.0457">
            <text:p>535254,05</text:p>
          </table:table-cell>
          <table:table-cell table:number-columns-repeated="3"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3207500.4663">
            <text:p>3207500,47</text:p>
          </table:table-cell>
          <table:table-cell office:value-type="float" office:value="577677.7719">
            <text:p>577677,77</text:p>
          </table:table-cell>
          <table:table-cell table:number-columns-repeated="3"/>
        </table:table-row>
        <table:table-row table:style-name="ro1">
          <table:table-cell office:value-type="float" office:value="649250">
            <text:p>649250</text:p>
          </table:table-cell>
          <table:table-cell office:value-type="float" office:value="3105668.5359">
            <text:p>3105668,54</text:p>
          </table:table-cell>
          <table:table-cell office:value-type="float" office:value="458322.6629">
            <text:p>458322,66</text:p>
          </table:table-cell>
          <table:table-cell table:number-columns-repeated="3"/>
        </table:table-row>
        <table:table-row table:style-name="ro1">
          <table:table-cell office:value-type="float" office:value="512500">
            <text:p>512500</text:p>
          </table:table-cell>
          <table:table-cell office:value-type="float" office:value="3345102.3772">
            <text:p>3345102,38</text:p>
          </table:table-cell>
          <table:table-cell office:value-type="float" office:value="661840.9178">
            <text:p>661840,92</text:p>
          </table:table-cell>
          <table:table-cell table:number-columns-repeated="3"/>
        </table:table-row>
        <table:table-row table:style-name="ro1">
          <table:table-cell office:value-type="float" office:value="2212350">
            <text:p>2212350</text:p>
          </table:table-cell>
          <table:table-cell office:value-type="float" office:value="3556303.5589">
            <text:p>3556303,56</text:p>
          </table:table-cell>
          <table:table-cell office:value-type="float" office:value="1524183.0624">
            <text:p>1524183,06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3242215.648">
            <text:p>3242215,65</text:p>
          </table:table-cell>
          <table:table-cell office:value-type="float" office:value="553364.8757">
            <text:p>553364,88</text:p>
          </table:table-cell>
          <table:table-cell table:number-columns-repeated="3"/>
        </table:table-row>
        <table:table-row table:style-name="ro1">
          <table:table-cell office:value-type="float" office:value="195975.5">
            <text:p>195975,5</text:p>
          </table:table-cell>
          <table:table-cell office:value-type="float" office:value="2485360.9073">
            <text:p>2485360,91</text:p>
          </table:table-cell>
          <table:table-cell office:value-type="float" office:value="245684.791">
            <text:p>245684,79</text:p>
          </table:table-cell>
          <table:table-cell table:number-columns-repeated="3"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2971195.0392">
            <text:p>2971195,04</text:p>
          </table:table-cell>
          <table:table-cell office:value-type="float" office:value="438245.9784">
            <text:p>438245,98</text:p>
          </table:table-cell>
          <table:table-cell table:number-columns-repeated="3"/>
        </table:table-row>
        <table:table-row table:style-name="ro1">
          <table:table-cell office:value-type="float" office:value="143325">
            <text:p>143325</text:p>
          </table:table-cell>
          <table:table-cell office:value-type="float" office:value="3092593.6004">
            <text:p>3092593,6</text:p>
          </table:table-cell>
          <table:table-cell office:value-type="float" office:value="382770.1758">
            <text:p>382770,18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3209757.506">
            <text:p>3209757,51</text:p>
          </table:table-cell>
          <table:table-cell office:value-type="float" office:value="434618.6222">
            <text:p>434618,62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093030.1342">
            <text:p>3093030,13</text:p>
          </table:table-cell>
          <table:table-cell office:value-type="float" office:value="595263.5313">
            <text:p>595263,53</text:p>
          </table:table-cell>
          <table:table-cell table:number-columns-repeated="3"/>
        </table:table-row>
        <table:table-row table:style-name="ro1">
          <table:table-cell office:value-type="float" office:value="437325">
            <text:p>437325</text:p>
          </table:table-cell>
          <table:table-cell office:value-type="float" office:value="2557439.6319">
            <text:p>2557439,63</text:p>
          </table:table-cell>
          <table:table-cell office:value-type="float" office:value="394741.7698">
            <text:p>394741,77</text:p>
          </table:table-cell>
          <table:table-cell table:number-columns-repeated="3"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2855471.6374">
            <text:p>2855471,64</text:p>
          </table:table-cell>
          <table:table-cell office:value-type="float" office:value="661880.7629">
            <text:p>661880,76</text:p>
          </table:table-cell>
          <table:table-cell table:number-columns-repeated="3"/>
        </table:table-row>
        <table:table-row table:style-name="ro1">
          <table:table-cell office:value-type="float" office:value="1139250">
            <text:p>1139250</text:p>
          </table:table-cell>
          <table:table-cell office:value-type="float" office:value="3177751.4056">
            <text:p>3177751,41</text:p>
          </table:table-cell>
          <table:table-cell office:value-type="float" office:value="1021523.6434">
            <text:p>1021523,64</text:p>
          </table:table-cell>
          <table:table-cell table:number-columns-repeated="3"/>
        </table:table-row>
        <table:table-row table:style-name="ro1">
          <table:table-cell office:value-type="float" office:value="257250">
            <text:p>257250</text:p>
          </table:table-cell>
          <table:table-cell office:value-type="float" office:value="2425309.2388">
            <text:p>2425309,24</text:p>
          </table:table-cell>
          <table:table-cell office:value-type="float" office:value="526772.4788">
            <text:p>526772,48</text:p>
          </table:table-cell>
          <table:table-cell table:number-columns-repeated="3"/>
        </table:table-row>
        <table:table-row table:style-name="ro1">
          <table:table-cell office:value-type="float" office:value="200900">
            <text:p>200900</text:p>
          </table:table-cell>
          <table:table-cell office:value-type="float" office:value="2564055.9951">
            <text:p>2564056</text:p>
          </table:table-cell>
          <table:table-cell office:value-type="float" office:value="223063.2935">
            <text:p>223063,29</text:p>
          </table:table-cell>
          <table:table-cell table:number-columns-repeated="3"/>
        </table:table-row>
        <table:table-row table:style-name="ro1">
          <table:table-cell office:value-type="float" office:value="1320000">
            <text:p>1320000</text:p>
          </table:table-cell>
          <table:table-cell office:value-type="float" office:value="3385387.4483">
            <text:p>3385387,45</text:p>
          </table:table-cell>
          <table:table-cell office:value-type="float" office:value="788493.2145">
            <text:p>788493,21</text:p>
          </table:table-cell>
          <table:table-cell table:number-columns-repeated="3"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3115097.5819">
            <text:p>3115097,58</text:p>
          </table:table-cell>
          <table:table-cell office:value-type="float" office:value="508649.4585">
            <text:p>508649,46</text:p>
          </table:table-cell>
          <table:table-cell table:number-columns-repeated="3"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2816807.6442">
            <text:p>2816807,64</text:p>
          </table:table-cell>
          <table:table-cell office:value-type="float" office:value="293512.1462">
            <text:p>293512,15</text:p>
          </table:table-cell>
          <table:table-cell table:number-columns-repeated="3"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2740740.8383">
            <text:p>2740740,84</text:p>
          </table:table-cell>
          <table:table-cell office:value-type="float" office:value="433188.5014">
            <text:p>433188,5</text:p>
          </table:table-cell>
          <table:table-cell table:number-columns-repeated="3"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2996672.5811">
            <text:p>2996672,58</text:p>
          </table:table-cell>
          <table:table-cell office:value-type="float" office:value="412393.2851">
            <text:p>412393,29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2470826.6189">
            <text:p>2470826,62</text:p>
          </table:table-cell>
          <table:table-cell office:value-type="float" office:value="687169.8446">
            <text:p>687169,84</text:p>
          </table:table-cell>
          <table:table-cell table:number-columns-repeated="3"/>
        </table:table-row>
        <table:table-row table:style-name="ro1">
          <table:table-cell office:value-type="float" office:value="1185800">
            <text:p>1185800</text:p>
          </table:table-cell>
          <table:table-cell office:value-type="float" office:value="3174127.9934">
            <text:p>3174127,99</text:p>
          </table:table-cell>
          <table:table-cell office:value-type="float" office:value="1019339.624">
            <text:p>1019339,62</text:p>
          </table:table-cell>
          <table:table-cell table:number-columns-repeated="3"/>
        </table:table-row>
        <table:table-row table:style-name="ro1">
          <table:table-cell office:value-type="float" office:value="806050">
            <text:p>806050</text:p>
          </table:table-cell>
          <table:table-cell office:value-type="float" office:value="3137157.7397">
            <text:p>3137157,74</text:p>
          </table:table-cell>
          <table:table-cell office:value-type="float" office:value="1046085.9833">
            <text:p>1046085,98</text:p>
          </table:table-cell>
          <table:table-cell table:number-columns-repeated="3"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2421712.9046">
            <text:p>2421712,9</text:p>
          </table:table-cell>
          <table:table-cell office:value-type="float" office:value="203953.4321">
            <text:p>203953,43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2891913.1331">
            <text:p>2891913,13</text:p>
          </table:table-cell>
          <table:table-cell office:value-type="float" office:value="301971.7507">
            <text:p>301971,75</text:p>
          </table:table-cell>
          <table:table-cell table:number-columns-repeated="3"/>
        </table:table-row>
        <table:table-row table:style-name="ro1">
          <table:table-cell office:value-type="float" office:value="519400">
            <text:p>519400</text:p>
          </table:table-cell>
          <table:table-cell office:value-type="float" office:value="3120238.4676">
            <text:p>3120238,47</text:p>
          </table:table-cell>
          <table:table-cell office:value-type="float" office:value="558125.8311">
            <text:p>558125,83</text:p>
          </table:table-cell>
          <table:table-cell table:number-columns-repeated="3"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3219633.7554">
            <text:p>3219633,76</text:p>
          </table:table-cell>
          <table:table-cell office:value-type="float" office:value="472570.4246">
            <text:p>472570,42</text:p>
          </table:table-cell>
          <table:table-cell table:number-columns-repeated="3"/>
        </table:table-row>
        <table:table-row table:style-name="ro1">
          <table:table-cell office:value-type="float" office:value="796250">
            <text:p>796250</text:p>
          </table:table-cell>
          <table:table-cell office:value-type="float" office:value="3535590.076">
            <text:p>3535590,08</text:p>
          </table:table-cell>
          <table:table-cell office:value-type="float" office:value="958318.4519">
            <text:p>958318,45</text:p>
          </table:table-cell>
          <table:table-cell table:number-columns-repeated="3"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3112750.5326">
            <text:p>3112750,53</text:p>
          </table:table-cell>
          <table:table-cell office:value-type="float" office:value="488780.7395">
            <text:p>488780,74</text:p>
          </table:table-cell>
          <table:table-cell table:number-columns-repeated="3"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3233884.2717">
            <text:p>3233884,27</text:p>
          </table:table-cell>
          <table:table-cell office:value-type="float" office:value="684138.1758">
            <text:p>684138,18</text:p>
          </table:table-cell>
          <table:table-cell table:number-columns-repeated="3"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2796707.0479">
            <text:p>2796707,05</text:p>
          </table:table-cell>
          <table:table-cell office:value-type="float" office:value="273438.3439">
            <text:p>273438,34</text:p>
          </table:table-cell>
          <table:table-cell table:number-columns-repeated="3"/>
        </table:table-row>
        <table:table-row table:style-name="ro1">
          <table:table-cell office:value-type="float" office:value="2609250">
            <text:p>2609250</text:p>
          </table:table-cell>
          <table:table-cell office:value-type="float" office:value="3562276.4742">
            <text:p>3562276,47</text:p>
          </table:table-cell>
          <table:table-cell office:value-type="float" office:value="1528979.4782">
            <text:p>1528979,48</text:p>
          </table:table-cell>
          <table:table-cell table:number-columns-repeated="3"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2828955.1837">
            <text:p>2828955,18</text:p>
          </table:table-cell>
          <table:table-cell office:value-type="float" office:value="681126.5604">
            <text:p>681126,56</text:p>
          </table:table-cell>
          <table:table-cell table:number-columns-repeated="3"/>
        </table:table-row>
        <table:table-row table:style-name="ro1">
          <table:table-cell office:value-type="float" office:value="784000">
            <text:p>784000</text:p>
          </table:table-cell>
          <table:table-cell office:value-type="float" office:value="2723415.7522">
            <text:p>2723415,75</text:p>
          </table:table-cell>
          <table:table-cell office:value-type="float" office:value="824536.2454">
            <text:p>824536,25</text:p>
          </table:table-cell>
          <table:table-cell table:number-columns-repeated="3"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2816412.9542">
            <text:p>2816412,95</text:p>
          </table:table-cell>
          <table:table-cell office:value-type="float" office:value="391786.7391">
            <text:p>391786,74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618108.3261">
            <text:p>2618108,33</text:p>
          </table:table-cell>
          <table:table-cell office:value-type="float" office:value="235684.419">
            <text:p>235684,42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076829.1862">
            <text:p>3076829,19</text:p>
          </table:table-cell>
          <table:table-cell office:value-type="float" office:value="378699.1961">
            <text:p>378699,2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2750546.6202">
            <text:p>2750546,62</text:p>
          </table:table-cell>
          <table:table-cell office:value-type="float" office:value="730189.1613">
            <text:p>730189,16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3506632.9731">
            <text:p>3506632,97</text:p>
          </table:table-cell>
          <table:table-cell office:value-type="float" office:value="662124.7517">
            <text:p>662124,75</text:p>
          </table:table-cell>
          <table:table-cell table:number-columns-repeated="3"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2718229.8319">
            <text:p>2718229,83</text:p>
          </table:table-cell>
          <table:table-cell office:value-type="float" office:value="346174.4903">
            <text:p>346174,49</text:p>
          </table:table-cell>
          <table:table-cell table:number-columns-repeated="3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3223604.637">
            <text:p>3223604,64</text:p>
          </table:table-cell>
          <table:table-cell office:value-type="float" office:value="455834.4469">
            <text:p>455834,45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892803.3957">
            <text:p>2892803,4</text:p>
          </table:table-cell>
          <table:table-cell office:value-type="float" office:value="302248.8974">
            <text:p>302248,9</text:p>
          </table:table-cell>
          <table:table-cell table:number-columns-repeated="3"/>
        </table:table-row>
        <table:table-row table:style-name="ro1">
          <table:table-cell office:value-type="float" office:value="673750">
            <text:p>673750</text:p>
          </table:table-cell>
          <table:table-cell office:value-type="float" office:value="2711677.3436">
            <text:p>2711677,34</text:p>
          </table:table-cell>
          <table:table-cell office:value-type="float" office:value="604336.045">
            <text:p>604336,05</text:p>
          </table:table-cell>
          <table:table-cell table:number-columns-repeated="3"/>
        </table:table-row>
        <table:table-row table:style-name="ro1">
          <table:table-cell office:value-type="float" office:value="1168650">
            <text:p>1168650</text:p>
          </table:table-cell>
          <table:table-cell office:value-type="float" office:value="2841034.5865">
            <text:p>2841034,59</text:p>
          </table:table-cell>
          <table:table-cell office:value-type="float" office:value="905504.0648">
            <text:p>905504,06</text:p>
          </table:table-cell>
          <table:table-cell table:number-columns-repeated="3"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2809392.9138">
            <text:p>2809392,91</text:p>
          </table:table-cell>
          <table:table-cell office:value-type="float" office:value="419761.6268">
            <text:p>419761,63</text:p>
          </table:table-cell>
          <table:table-cell table:number-columns-repeated="3"/>
        </table:table-row>
        <table:table-row table:style-name="ro1">
          <table:table-cell office:value-type="float" office:value="183750">
            <text:p>183750</text:p>
          </table:table-cell>
          <table:table-cell office:value-type="float" office:value="2518420.1424">
            <text:p>2518420,14</text:p>
          </table:table-cell>
          <table:table-cell office:value-type="float" office:value="287283.9723">
            <text:p>287283,97</text:p>
          </table:table-cell>
          <table:table-cell table:number-columns-repeated="3"/>
        </table:table-row>
        <table:table-row table:style-name="ro1">
          <table:table-cell office:value-type="float" office:value="437700">
            <text:p>437700</text:p>
          </table:table-cell>
          <table:table-cell office:value-type="float" office:value="2847465.0013">
            <text:p>2847465</text:p>
          </table:table-cell>
          <table:table-cell office:value-type="float" office:value="590386.8204">
            <text:p>590386,82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2942885.3223">
            <text:p>2942885,32</text:p>
          </table:table-cell>
          <table:table-cell office:value-type="float" office:value="755009.758">
            <text:p>755009,76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3330873.3392">
            <text:p>3330873,34</text:p>
          </table:table-cell>
          <table:table-cell office:value-type="float" office:value="530785.781">
            <text:p>530785,78</text:p>
          </table:table-cell>
          <table:table-cell table:number-columns-repeated="3"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3037285.2364">
            <text:p>3037285,24</text:p>
          </table:table-cell>
          <table:table-cell office:value-type="float" office:value="645197.5268">
            <text:p>645197,53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872384.326">
            <text:p>2872384,33</text:p>
          </table:table-cell>
          <table:table-cell office:value-type="float" office:value="316895.759">
            <text:p>316895,76</text:p>
          </table:table-cell>
          <table:table-cell table:number-columns-repeated="3"/>
        </table:table-row>
        <table:table-row table:style-name="ro1">
          <table:table-cell office:value-type="float" office:value="1714975.5">
            <text:p>1714975,5</text:p>
          </table:table-cell>
          <table:table-cell office:value-type="float" office:value="3259180.3259">
            <text:p>3259180,33</text:p>
          </table:table-cell>
          <table:table-cell office:value-type="float" office:value="1122039.2541">
            <text:p>1122039,25</text:p>
          </table:table-cell>
          <table:table-cell table:number-columns-repeated="3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3340000.6038">
            <text:p>3340000,6</text:p>
          </table:table-cell>
          <table:table-cell office:value-type="float" office:value="525741.2002">
            <text:p>525741,2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2530706.154">
            <text:p>2530706,15</text:p>
          </table:table-cell>
          <table:table-cell office:value-type="float" office:value="263576.0525">
            <text:p>263576,05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358755.5951">
            <text:p>3358755,6</text:p>
          </table:table-cell>
          <table:table-cell office:value-type="float" office:value="542753.0565">
            <text:p>542753,06</text:p>
          </table:table-cell>
          <table:table-cell table:number-columns-repeated="3"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3514135.9569">
            <text:p>3514135,96</text:p>
          </table:table-cell>
          <table:table-cell office:value-type="float" office:value="845302.6724">
            <text:p>845302,67</text:p>
          </table:table-cell>
          <table:table-cell table:number-columns-repeated="3"/>
        </table:table-row>
        <table:table-row table:style-name="ro1">
          <table:table-cell office:value-type="float" office:value="477750">
            <text:p>477750</text:p>
          </table:table-cell>
          <table:table-cell office:value-type="float" office:value="3060719.4499">
            <text:p>3060719,45</text:p>
          </table:table-cell>
          <table:table-cell office:value-type="float" office:value="637984.7964">
            <text:p>637984,8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3348398.37">
            <text:p>3348398,37</text:p>
          </table:table-cell>
          <table:table-cell office:value-type="float" office:value="662977.4713">
            <text:p>662977,47</text:p>
          </table:table-cell>
          <table:table-cell table:number-columns-repeated="3"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3353907.7202">
            <text:p>3353907,72</text:p>
          </table:table-cell>
          <table:table-cell office:value-type="float" office:value="665353.1171">
            <text:p>665353,12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916316.724">
            <text:p>2916316,72</text:p>
          </table:table-cell>
          <table:table-cell office:value-type="float" office:value="419571.0702">
            <text:p>419571,07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061460.4943">
            <text:p>3061460,49</text:p>
          </table:table-cell>
          <table:table-cell office:value-type="float" office:value="510640.7511">
            <text:p>510640,75</text:p>
          </table:table-cell>
          <table:table-cell table:number-columns-repeated="3"/>
        </table:table-row>
        <table:table-row table:style-name="ro1">
          <table:table-cell office:value-type="float" office:value="225600">
            <text:p>225600</text:p>
          </table:table-cell>
          <table:table-cell office:value-type="float" office:value="2819359.4066">
            <text:p>2819359,41</text:p>
          </table:table-cell>
          <table:table-cell office:value-type="float" office:value="276497.1065">
            <text:p>276497,11</text:p>
          </table:table-cell>
          <table:table-cell table:number-columns-repeated="3"/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3535417.0608">
            <text:p>3535417,06</text:p>
          </table:table-cell>
          <table:table-cell office:value-type="float" office:value="1337008.3186">
            <text:p>1337008,32</text:p>
          </table:table-cell>
          <table:table-cell table:number-columns-repeated="3"/>
        </table:table-row>
        <table:table-row table:style-name="ro1">
          <table:table-cell office:value-type="float" office:value="390775">
            <text:p>390775</text:p>
          </table:table-cell>
          <table:table-cell office:value-type="float" office:value="3339176.5438">
            <text:p>3339176,54</text:p>
          </table:table-cell>
          <table:table-cell office:value-type="float" office:value="535425.8337">
            <text:p>535425,83</text:p>
          </table:table-cell>
          <table:table-cell table:number-columns-repeated="3"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3387638.6626">
            <text:p>3387638,66</text:p>
          </table:table-cell>
          <table:table-cell office:value-type="float" office:value="1119422.3621">
            <text:p>1119422,36</text:p>
          </table:table-cell>
          <table:table-cell table:number-columns-repeated="3"/>
        </table:table-row>
        <table:table-row table:style-name="ro1">
          <table:table-cell office:value-type="float" office:value="330750">
            <text:p>330750</text:p>
          </table:table-cell>
          <table:table-cell office:value-type="float" office:value="2583035.3956">
            <text:p>2583035,4</text:p>
          </table:table-cell>
          <table:table-cell office:value-type="float" office:value="487822.0826">
            <text:p>487822,08</text:p>
          </table:table-cell>
          <table:table-cell table:number-columns-repeated="3"/>
        </table:table-row>
        <table:table-row table:style-name="ro1">
          <table:table-cell office:value-type="float" office:value="1280000">
            <text:p>1280000</text:p>
          </table:table-cell>
          <table:table-cell office:value-type="float" office:value="3034306.4037">
            <text:p>3034306,4</text:p>
          </table:table-cell>
          <table:table-cell office:value-type="float" office:value="870428.5239">
            <text:p>870428,52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929039.7552">
            <text:p>2929039,76</text:p>
          </table:table-cell>
          <table:table-cell office:value-type="float" office:value="699355.582">
            <text:p>699355,58</text:p>
          </table:table-cell>
          <table:table-cell table:number-columns-repeated="3"/>
        </table:table-row>
        <table:table-row table:style-name="ro1">
          <table:table-cell office:value-type="float" office:value="291550">
            <text:p>291550</text:p>
          </table:table-cell>
          <table:table-cell office:value-type="float" office:value="2915871.5667">
            <text:p>2915871,57</text:p>
          </table:table-cell>
          <table:table-cell office:value-type="float" office:value="418455.9388">
            <text:p>418455,94</text:p>
          </table:table-cell>
          <table:table-cell table:number-columns-repeated="3"/>
        </table:table-row>
        <table:table-row table:style-name="ro1">
          <table:table-cell office:value-type="float" office:value="710500">
            <text:p>710500</text:p>
          </table:table-cell>
          <table:table-cell office:value-type="float" office:value="3188030.7702">
            <text:p>3188030,77</text:p>
          </table:table-cell>
          <table:table-cell office:value-type="float" office:value="701155.6456">
            <text:p>701155,65</text:p>
          </table:table-cell>
          <table:table-cell table:number-columns-repeated="3"/>
        </table:table-row>
        <table:table-row table:style-name="ro1">
          <table:table-cell office:value-type="float" office:value="1078000">
            <text:p>1078000</text:p>
          </table:table-cell>
          <table:table-cell office:value-type="float" office:value="3116860.7376">
            <text:p>3116860,74</text:p>
          </table:table-cell>
          <table:table-cell office:value-type="float" office:value="962293.3068">
            <text:p>962293,31</text:p>
          </table:table-cell>
          <table:table-cell table:number-columns-repeated="3"/>
        </table:table-row>
        <table:table-row table:style-name="ro1">
          <table:table-cell office:value-type="float" office:value="335650">
            <text:p>335650</text:p>
          </table:table-cell>
          <table:table-cell office:value-type="float" office:value="3115654.4477">
            <text:p>3115654,45</text:p>
          </table:table-cell>
          <table:table-cell office:value-type="float" office:value="528516.7208">
            <text:p>528516,72</text:p>
          </table:table-cell>
          <table:table-cell table:number-columns-repeated="3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3182652.5446">
            <text:p>3182652,54</text:p>
          </table:table-cell>
          <table:table-cell office:value-type="float" office:value="443592.2791">
            <text:p>443592,28</text:p>
          </table:table-cell>
          <table:table-cell table:number-columns-repeated="3"/>
        </table:table-row>
        <table:table-row table:style-name="ro1">
          <table:table-cell office:value-type="float" office:value="836000">
            <text:p>836000</text:p>
          </table:table-cell>
          <table:table-cell office:value-type="float" office:value="3521500.8097">
            <text:p>3521500,81</text:p>
          </table:table-cell>
          <table:table-cell office:value-type="float" office:value="880745.9821">
            <text:p>880745,98</text:p>
          </table:table-cell>
          <table:table-cell table:number-columns-repeated="3"/>
        </table:table-row>
        <table:table-row table:style-name="ro1">
          <table:table-cell office:value-type="float" office:value="1114750">
            <text:p>1114750</text:p>
          </table:table-cell>
          <table:table-cell office:value-type="float" office:value="3119646.195">
            <text:p>3119646,2</text:p>
          </table:table-cell>
          <table:table-cell office:value-type="float" office:value="876874.7671">
            <text:p>876874,77</text:p>
          </table:table-cell>
          <table:table-cell table:number-columns-repeated="3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2998668.9316">
            <text:p>2998668,93</text:p>
          </table:table-cell>
          <table:table-cell office:value-type="float" office:value="339378.5618">
            <text:p>339378,56</text:p>
          </table:table-cell>
          <table:table-cell table:number-columns-repeated="3"/>
        </table:table-row>
        <table:table-row table:style-name="ro1">
          <table:table-cell office:value-type="float" office:value="955500">
            <text:p>955500</text:p>
          </table:table-cell>
          <table:table-cell office:value-type="float" office:value="3254319.3542">
            <text:p>3254319,35</text:p>
          </table:table-cell>
          <table:table-cell office:value-type="float" office:value="1798876.3557">
            <text:p>1798876,36</text:p>
          </table:table-cell>
          <table:table-cell table:number-columns-repeated="3"/>
        </table:table-row>
        <table:table-row table:style-name="ro1">
          <table:table-cell office:value-type="float" office:value="847700">
            <text:p>847700</text:p>
          </table:table-cell>
          <table:table-cell office:value-type="float" office:value="3365544.0771">
            <text:p>3365544,08</text:p>
          </table:table-cell>
          <table:table-cell office:value-type="float" office:value="779169.0082">
            <text:p>779169,01</text:p>
          </table:table-cell>
          <table:table-cell table:number-columns-repeated="3"/>
        </table:table-row>
        <table:table-row table:style-name="ro1">
          <table:table-cell office:value-type="float" office:value="367475.5">
            <text:p>367475,5</text:p>
          </table:table-cell>
          <table:table-cell office:value-type="float" office:value="2821343.0803">
            <text:p>2821343,08</text:p>
          </table:table-cell>
          <table:table-cell office:value-type="float" office:value="422347.7144">
            <text:p>422347,71</text:p>
          </table:table-cell>
          <table:table-cell table:number-columns-repeated="3"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3191683.7194">
            <text:p>3191683,72</text:p>
          </table:table-cell>
          <table:table-cell office:value-type="float" office:value="437934.9975">
            <text:p>437935</text:p>
          </table:table-cell>
          <table:table-cell table:number-columns-repeated="3"/>
        </table:table-row>
        <table:table-row table:style-name="ro1">
          <table:table-cell office:value-type="float" office:value="2756250">
            <text:p>2756250</text:p>
          </table:table-cell>
          <table:table-cell office:value-type="float" office:value="3383494.9513">
            <text:p>3383494,95</text:p>
          </table:table-cell>
          <table:table-cell office:value-type="float" office:value="1346215.2064">
            <text:p>1346215,21</text:p>
          </table:table-cell>
          <table:table-cell table:number-columns-repeated="3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3505125.8947">
            <text:p>3505125,89</text:p>
          </table:table-cell>
          <table:table-cell office:value-type="float" office:value="661883.0687">
            <text:p>661883,07</text:p>
          </table:table-cell>
          <table:table-cell table:number-columns-repeated="3"/>
        </table:table-row>
        <table:table-row table:style-name="ro1">
          <table:table-cell office:value-type="float" office:value="771750">
            <text:p>771750</text:p>
          </table:table-cell>
          <table:table-cell office:value-type="float" office:value="3001377.9633">
            <text:p>3001377,96</text:p>
          </table:table-cell>
          <table:table-cell office:value-type="float" office:value="894371.4978">
            <text:p>894371,5</text:p>
          </table:table-cell>
          <table:table-cell table:number-columns-repeated="3"/>
        </table:table-row>
        <table:table-row table:style-name="ro1">
          <table:table-cell office:value-type="float" office:value="465500">
            <text:p>465500</text:p>
          </table:table-cell>
          <table:table-cell office:value-type="float" office:value="2816840.5086">
            <text:p>2816840,51</text:p>
          </table:table-cell>
          <table:table-cell office:value-type="float" office:value="323949.3737">
            <text:p>323949,37</text:p>
          </table:table-cell>
          <table:table-cell table:number-columns-repeated="3"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3192925.1473">
            <text:p>3192925,15</text:p>
          </table:table-cell>
          <table:table-cell office:value-type="float" office:value="482921.532">
            <text:p>482921,53</text:p>
          </table:table-cell>
          <table:table-cell table:number-columns-repeated="3"/>
        </table:table-row>
        <table:table-row table:style-name="ro1">
          <table:table-cell office:value-type="float" office:value="166600">
            <text:p>166600</text:p>
          </table:table-cell>
          <table:table-cell office:value-type="float" office:value="3204147.4157">
            <text:p>3204147,42</text:p>
          </table:table-cell>
          <table:table-cell office:value-type="float" office:value="441752.1413">
            <text:p>441752,14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988923.7144">
            <text:p>2988923,71</text:p>
          </table:table-cell>
          <table:table-cell office:value-type="float" office:value="517477.5913">
            <text:p>517477,59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3210418.0357">
            <text:p>3210418,04</text:p>
          </table:table-cell>
          <table:table-cell office:value-type="float" office:value="609352.9165">
            <text:p>609352,92</text:p>
          </table:table-cell>
          <table:table-cell table:number-columns-repeated="3"/>
        </table:table-row>
        <table:table-row table:style-name="ro1">
          <table:table-cell office:value-type="float" office:value="759500">
            <text:p>759500</text:p>
          </table:table-cell>
          <table:table-cell office:value-type="float" office:value="2996625.0909">
            <text:p>2996625,09</text:p>
          </table:table-cell>
          <table:table-cell office:value-type="float" office:value="803218.1724">
            <text:p>803218,17</text:p>
          </table:table-cell>
          <table:table-cell table:number-columns-repeated="3"/>
        </table:table-row>
        <table:table-row table:style-name="ro1">
          <table:table-cell office:value-type="float" office:value="465500">
            <text:p>465500</text:p>
          </table:table-cell>
          <table:table-cell office:value-type="float" office:value="2604719.1026">
            <text:p>2604719,1</text:p>
          </table:table-cell>
          <table:table-cell office:value-type="float" office:value="660181.433">
            <text:p>660181,43</text:p>
          </table:table-cell>
          <table:table-cell table:number-columns-repeated="3"/>
        </table:table-row>
        <table:table-row table:style-name="ro1">
          <table:table-cell office:value-type="float" office:value="534100">
            <text:p>534100</text:p>
          </table:table-cell>
          <table:table-cell office:value-type="float" office:value="2905937.2727">
            <text:p>2905937,27</text:p>
          </table:table-cell>
          <table:table-cell office:value-type="float" office:value="349193.2558">
            <text:p>349193,26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2606465.6181">
            <text:p>2606465,62</text:p>
          </table:table-cell>
          <table:table-cell office:value-type="float" office:value="640735.8125">
            <text:p>640735,81</text:p>
          </table:table-cell>
          <table:table-cell table:number-columns-repeated="3"/>
        </table:table-row>
        <table:table-row table:style-name="ro1">
          <table:table-cell office:value-type="float" office:value="575750">
            <text:p>575750</text:p>
          </table:table-cell>
          <table:table-cell office:value-type="float" office:value="2881367.2804">
            <text:p>2881367,28</text:p>
          </table:table-cell>
          <table:table-cell office:value-type="float" office:value="414974.5987">
            <text:p>414974,6</text:p>
          </table:table-cell>
          <table:table-cell table:number-columns-repeated="3"/>
        </table:table-row>
        <table:table-row table:style-name="ro1">
          <table:table-cell office:value-type="float" office:value="306250">
            <text:p>306250</text:p>
          </table:table-cell>
          <table:table-cell office:value-type="float" office:value="2923516.931">
            <text:p>2923516,93</text:p>
          </table:table-cell>
          <table:table-cell office:value-type="float" office:value="457386.3921">
            <text:p>457386,39</text:p>
          </table:table-cell>
          <table:table-cell table:number-columns-repeated="3"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3005595.7322">
            <text:p>3005595,73</text:p>
          </table:table-cell>
          <table:table-cell office:value-type="float" office:value="392269.2269">
            <text:p>392269,23</text:p>
          </table:table-cell>
          <table:table-cell table:number-columns-repeated="3"/>
        </table:table-row>
        <table:table-row table:style-name="ro1">
          <table:table-cell office:value-type="float" office:value="904999">
            <text:p>904999</text:p>
          </table:table-cell>
          <table:table-cell office:value-type="float" office:value="2909922.473">
            <text:p>2909922,47</text:p>
          </table:table-cell>
          <table:table-cell office:value-type="float" office:value="713140.7572">
            <text:p>713140,76</text:p>
          </table:table-cell>
          <table:table-cell table:number-columns-repeated="3"/>
        </table:table-row>
        <table:table-row table:style-name="ro1">
          <table:table-cell office:value-type="float" office:value="747250">
            <text:p>747250</text:p>
          </table:table-cell>
          <table:table-cell office:value-type="float" office:value="3016371.5417">
            <text:p>3016371,54</text:p>
          </table:table-cell>
          <table:table-cell office:value-type="float" office:value="826106.9042">
            <text:p>826106,9</text:p>
          </table:table-cell>
          <table:table-cell table:number-columns-repeated="3"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3057940.3328">
            <text:p>3057940,33</text:p>
          </table:table-cell>
          <table:table-cell office:value-type="float" office:value="418613.3514">
            <text:p>418613,35</text:p>
          </table:table-cell>
          <table:table-cell table:number-columns-repeated="3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2997425.8645">
            <text:p>2997425,86</text:p>
          </table:table-cell>
          <table:table-cell office:value-type="float" office:value="359767.3771">
            <text:p>359767,38</text:p>
          </table:table-cell>
          <table:table-cell table:number-columns-repeated="3"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3496352.046">
            <text:p>3496352,05</text:p>
          </table:table-cell>
          <table:table-cell office:value-type="float" office:value="704913.2137">
            <text:p>704913,21</text:p>
          </table:table-cell>
          <table:table-cell table:number-columns-repeated="3"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3213428.8574">
            <text:p>3213428,86</text:p>
          </table:table-cell>
          <table:table-cell office:value-type="float" office:value="444358.9765">
            <text:p>444358,98</text:p>
          </table:table-cell>
          <table:table-cell table:number-columns-repeated="3"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3382206.5548">
            <text:p>3382206,55</text:p>
          </table:table-cell>
          <table:table-cell office:value-type="float" office:value="793379.4115">
            <text:p>793379,41</text:p>
          </table:table-cell>
          <table:table-cell table:number-columns-repeated="3"/>
        </table:table-row>
        <table:table-row table:style-name="ro1">
          <table:table-cell office:value-type="float" office:value="661500">
            <text:p>661500</text:p>
          </table:table-cell>
          <table:table-cell office:value-type="float" office:value="2917280.4245">
            <text:p>2917280,42</text:p>
          </table:table-cell>
          <table:table-cell office:value-type="float" office:value="741120.1675">
            <text:p>741120,17</text:p>
          </table:table-cell>
          <table:table-cell table:number-columns-repeated="3"/>
        </table:table-row>
        <table:table-row table:style-name="ro1">
          <table:table-cell office:value-type="float" office:value="649250">
            <text:p>649250</text:p>
          </table:table-cell>
          <table:table-cell office:value-type="float" office:value="3101761.7222">
            <text:p>3101761,72</text:p>
          </table:table-cell>
          <table:table-cell office:value-type="float" office:value="812992.8359">
            <text:p>812992,84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3057561.8832">
            <text:p>3057561,88</text:p>
          </table:table-cell>
          <table:table-cell office:value-type="float" office:value="439487.1418">
            <text:p>439487,14</text:p>
          </table:table-cell>
          <table:table-cell table:number-columns-repeated="3"/>
        </table:table-row>
        <table:table-row table:style-name="ro1">
          <table:table-cell office:value-type="float" office:value="808500">
            <text:p>808500</text:p>
          </table:table-cell>
          <table:table-cell office:value-type="float" office:value="2833712.4252">
            <text:p>2833712,43</text:p>
          </table:table-cell>
          <table:table-cell office:value-type="float" office:value="682856.9413">
            <text:p>682856,94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2954885.6709">
            <text:p>2954885,67</text:p>
          </table:table-cell>
          <table:table-cell office:value-type="float" office:value="526277.6487">
            <text:p>526277,65</text:p>
          </table:table-cell>
          <table:table-cell table:number-columns-repeated="3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2671458.4289">
            <text:p>2671458,43</text:p>
          </table:table-cell>
          <table:table-cell office:value-type="float" office:value="262898.9433">
            <text:p>262898,94</text:p>
          </table:table-cell>
          <table:table-cell table:number-columns-repeated="3"/>
        </table:table-row>
        <table:table-row table:style-name="ro1">
          <table:table-cell office:value-type="float" office:value="453250">
            <text:p>453250</text:p>
          </table:table-cell>
          <table:table-cell office:value-type="float" office:value="2573034.3018">
            <text:p>2573034,3</text:p>
          </table:table-cell>
          <table:table-cell office:value-type="float" office:value="450648.562">
            <text:p>450648,56</text:p>
          </table:table-cell>
          <table:table-cell table:number-columns-repeated="3"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3076579.1571">
            <text:p>3076579,16</text:p>
          </table:table-cell>
          <table:table-cell office:value-type="float" office:value="401218.2135">
            <text:p>401218,21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2533301.0845">
            <text:p>2533301,08</text:p>
          </table:table-cell>
          <table:table-cell office:value-type="float" office:value="339139.9788">
            <text:p>339139,98</text:p>
          </table:table-cell>
          <table:table-cell table:number-columns-repeated="3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2605601.7829">
            <text:p>2605601,78</text:p>
          </table:table-cell>
          <table:table-cell office:value-type="float" office:value="497667.4002">
            <text:p>497667,4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3190855.1688">
            <text:p>3190855,17</text:p>
          </table:table-cell>
          <table:table-cell office:value-type="float" office:value="437692.5026">
            <text:p>437692,5</text:p>
          </table:table-cell>
          <table:table-cell table:number-columns-repeated="3"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3337460.9629">
            <text:p>3337460,96</text:p>
          </table:table-cell>
          <table:table-cell office:value-type="float" office:value="525085.1342">
            <text:p>525085,13</text:p>
          </table:table-cell>
          <table:table-cell table:number-columns-repeated="3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3075196.543">
            <text:p>3075196,54</text:p>
          </table:table-cell>
          <table:table-cell office:value-type="float" office:value="385544.9282">
            <text:p>385544,93</text:p>
          </table:table-cell>
          <table:table-cell table:number-columns-repeated="3"/>
        </table:table-row>
        <table:table-row table:style-name="ro1">
          <table:table-cell office:value-type="float" office:value="1212750">
            <text:p>1212750</text:p>
          </table:table-cell>
          <table:table-cell office:value-type="float" office:value="3362038.3874">
            <text:p>3362038,39</text:p>
          </table:table-cell>
          <table:table-cell office:value-type="float" office:value="1172883.6648">
            <text:p>1172883,66</text:p>
          </table:table-cell>
          <table:table-cell table:number-columns-repeated="3"/>
        </table:table-row>
        <table:table-row table:style-name="ro1">
          <table:table-cell office:value-type="float" office:value="2327500">
            <text:p>2327500</text:p>
          </table:table-cell>
          <table:table-cell office:value-type="float" office:value="3255266.6511">
            <text:p>3255266,65</text:p>
          </table:table-cell>
          <table:table-cell office:value-type="float" office:value="1611781.6886">
            <text:p>1611781,69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3355670.4059">
            <text:p>3355670,41</text:p>
          </table:table-cell>
          <table:table-cell office:value-type="float" office:value="666293.8015">
            <text:p>666293,8</text:p>
          </table:table-cell>
          <table:table-cell table:number-columns-repeated="3"/>
        </table:table-row>
        <table:table-row table:style-name="ro1">
          <table:table-cell office:value-type="float" office:value="1550000">
            <text:p>1550000</text:p>
          </table:table-cell>
          <table:table-cell office:value-type="float" office:value="3423447.4287">
            <text:p>3423447,43</text:p>
          </table:table-cell>
          <table:table-cell office:value-type="float" office:value="1335435.4673">
            <text:p>1335435,47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277787.9099">
            <text:p>2277787,91</text:p>
          </table:table-cell>
          <table:table-cell office:value-type="float" office:value="180605.1525">
            <text:p>180605,15</text:p>
          </table:table-cell>
          <table:table-cell table:number-columns-repeated="3"/>
        </table:table-row>
        <table:table-row table:style-name="ro1">
          <table:table-cell office:value-type="float" office:value="600250">
            <text:p>600250</text:p>
          </table:table-cell>
          <table:table-cell office:value-type="float" office:value="2832705.9269">
            <text:p>2832705,93</text:p>
          </table:table-cell>
          <table:table-cell office:value-type="float" office:value="476571.9965">
            <text:p>476572</text:p>
          </table:table-cell>
          <table:table-cell table:number-columns-repeated="3"/>
        </table:table-row>
        <table:table-row table:style-name="ro1">
          <table:table-cell office:value-type="float" office:value="242550">
            <text:p>242550</text:p>
          </table:table-cell>
          <table:table-cell office:value-type="float" office:value="2804342.1189">
            <text:p>2804342,12</text:p>
          </table:table-cell>
          <table:table-cell office:value-type="float" office:value="250025.1576">
            <text:p>250025,16</text:p>
          </table:table-cell>
          <table:table-cell table:number-columns-repeated="3"/>
        </table:table-row>
        <table:table-row table:style-name="ro1">
          <table:table-cell office:value-type="float" office:value="434999">
            <text:p>434999</text:p>
          </table:table-cell>
          <table:table-cell office:value-type="float" office:value="3362573.0013">
            <text:p>3362573</text:p>
          </table:table-cell>
          <table:table-cell office:value-type="float" office:value="544195.5167">
            <text:p>544195,52</text:p>
          </table:table-cell>
          <table:table-cell table:number-columns-repeated="3"/>
        </table:table-row>
        <table:table-row table:style-name="ro1">
          <table:table-cell office:value-type="float" office:value="301350">
            <text:p>301350</text:p>
          </table:table-cell>
          <table:table-cell office:value-type="float" office:value="2762933.5939">
            <text:p>2762933,59</text:p>
          </table:table-cell>
          <table:table-cell office:value-type="float" office:value="388524.192">
            <text:p>388524,19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213463.6344">
            <text:p>3213463,63</text:p>
          </table:table-cell>
          <table:table-cell office:value-type="float" office:value="452775.771">
            <text:p>452775,77</text:p>
          </table:table-cell>
          <table:table-cell table:number-columns-repeated="3"/>
        </table:table-row>
        <table:table-row table:style-name="ro1">
          <table:table-cell office:value-type="float" office:value="928550">
            <text:p>928550</text:p>
          </table:table-cell>
          <table:table-cell office:value-type="float" office:value="3295986.8415">
            <text:p>3295986,84</text:p>
          </table:table-cell>
          <table:table-cell office:value-type="float" office:value="1323012.1888">
            <text:p>1323012,19</text:p>
          </table:table-cell>
          <table:table-cell table:number-columns-repeated="3"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2375143.9101">
            <text:p>2375143,91</text:p>
          </table:table-cell>
          <table:table-cell office:value-type="float" office:value="262910.6919">
            <text:p>262910,69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3128314.0173">
            <text:p>3128314,02</text:p>
          </table:table-cell>
          <table:table-cell office:value-type="float" office:value="631153.3467">
            <text:p>631153,35</text:p>
          </table:table-cell>
          <table:table-cell table:number-columns-repeated="3"/>
        </table:table-row>
        <table:table-row table:style-name="ro1">
          <table:table-cell office:value-type="float" office:value="428750">
            <text:p>428750</text:p>
          </table:table-cell>
          <table:table-cell office:value-type="float" office:value="2819793.3949">
            <text:p>2819793,39</text:p>
          </table:table-cell>
          <table:table-cell office:value-type="float" office:value="635504.33">
            <text:p>635504,33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3139601.5799">
            <text:p>3139601,58</text:p>
          </table:table-cell>
          <table:table-cell office:value-type="float" office:value="565025.3803">
            <text:p>565025,38</text:p>
          </table:table-cell>
          <table:table-cell table:number-columns-repeated="3"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3500291.3184">
            <text:p>3500291,32</text:p>
          </table:table-cell>
          <table:table-cell office:value-type="float" office:value="659294.8415">
            <text:p>659294,84</text:p>
          </table:table-cell>
          <table:table-cell table:number-columns-repeated="3"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2937142.2811">
            <text:p>2937142,28</text:p>
          </table:table-cell>
          <table:table-cell office:value-type="float" office:value="748100.1833">
            <text:p>748100,18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195089.4626">
            <text:p>3195089,46</text:p>
          </table:table-cell>
          <table:table-cell office:value-type="float" office:value="447454.9474">
            <text:p>447454,95</text:p>
          </table:table-cell>
          <table:table-cell table:number-columns-repeated="3"/>
        </table:table-row>
        <table:table-row table:style-name="ro1">
          <table:table-cell office:value-type="float" office:value="580650">
            <text:p>580650</text:p>
          </table:table-cell>
          <table:table-cell office:value-type="float" office:value="3027896.1183">
            <text:p>3027896,12</text:p>
          </table:table-cell>
          <table:table-cell office:value-type="float" office:value="506474.494">
            <text:p>506474,49</text:p>
          </table:table-cell>
          <table:table-cell table:number-columns-repeated="3"/>
        </table:table-row>
        <table:table-row table:style-name="ro1">
          <table:table-cell office:value-type="float" office:value="1700000">
            <text:p>1700000</text:p>
          </table:table-cell>
          <table:table-cell office:value-type="float" office:value="3243883.0512">
            <text:p>3243883,05</text:p>
          </table:table-cell>
          <table:table-cell office:value-type="float" office:value="1518236.2849">
            <text:p>1518236,28</text:p>
          </table:table-cell>
          <table:table-cell table:number-columns-repeated="3"/>
        </table:table-row>
        <table:table-row table:style-name="ro1">
          <table:table-cell office:value-type="float" office:value="538975.5">
            <text:p>538975,5</text:p>
          </table:table-cell>
          <table:table-cell office:value-type="float" office:value="3249715.8679">
            <text:p>3249715,87</text:p>
          </table:table-cell>
          <table:table-cell office:value-type="float" office:value="1006121.3499">
            <text:p>1006121,35</text:p>
          </table:table-cell>
          <table:table-cell table:number-columns-repeated="3"/>
        </table:table-row>
        <table:table-row table:style-name="ro1">
          <table:table-cell office:value-type="float" office:value="102900">
            <text:p>102900</text:p>
          </table:table-cell>
          <table:table-cell office:value-type="float" office:value="2504801.8177">
            <text:p>2504801,82</text:p>
          </table:table-cell>
          <table:table-cell office:value-type="float" office:value="203099.404">
            <text:p>203099,4</text:p>
          </table:table-cell>
          <table:table-cell table:number-columns-repeated="3"/>
        </table:table-row>
        <table:table-row table:style-name="ro1">
          <table:table-cell office:value-type="float" office:value="416475.5">
            <text:p>416475,5</text:p>
          </table:table-cell>
          <table:table-cell office:value-type="float" office:value="3351910.0588">
            <text:p>3351910,06</text:p>
          </table:table-cell>
          <table:table-cell office:value-type="float" office:value="664588.8354">
            <text:p>664588,84</text:p>
          </table:table-cell>
          <table:table-cell table:number-columns-repeated="3"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3216833.2518">
            <text:p>3216833,25</text:p>
          </table:table-cell>
          <table:table-cell office:value-type="float" office:value="490266.1312">
            <text:p>490266,13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3062084.7773">
            <text:p>3062084,78</text:p>
          </table:table-cell>
          <table:table-cell office:value-type="float" office:value="375324.8185">
            <text:p>375324,82</text:p>
          </table:table-cell>
          <table:table-cell table:number-columns-repeated="3"/>
        </table:table-row>
        <table:table-row table:style-name="ro1">
          <table:table-cell office:value-type="float" office:value="347900">
            <text:p>347900</text:p>
          </table:table-cell>
          <table:table-cell office:value-type="float" office:value="3088856.3663">
            <text:p>3088856,37</text:p>
          </table:table-cell>
          <table:table-cell office:value-type="float" office:value="500100.7935">
            <text:p>500100,79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2766230.0592">
            <text:p>2766230,06</text:p>
          </table:table-cell>
          <table:table-cell office:value-type="float" office:value="717134.2704">
            <text:p>717134,27</text:p>
          </table:table-cell>
          <table:table-cell table:number-columns-repeated="3"/>
        </table:table-row>
        <table:table-row table:style-name="ro1">
          <table:table-cell office:value-type="float" office:value="340550">
            <text:p>340550</text:p>
          </table:table-cell>
          <table:table-cell office:value-type="float" office:value="2952617.5941">
            <text:p>2952617,59</text:p>
          </table:table-cell>
          <table:table-cell office:value-type="float" office:value="465425.9573">
            <text:p>465425,96</text:p>
          </table:table-cell>
          <table:table-cell table:number-columns-repeated="3"/>
        </table:table-row>
        <table:table-row table:style-name="ro1">
          <table:table-cell office:value-type="float" office:value="1349400">
            <text:p>1349400</text:p>
          </table:table-cell>
          <table:table-cell office:value-type="float" office:value="3114281.5005">
            <text:p>3114281,5</text:p>
          </table:table-cell>
          <table:table-cell office:value-type="float" office:value="648111.2574">
            <text:p>648111,26</text:p>
          </table:table-cell>
          <table:table-cell table:number-columns-repeated="3"/>
        </table:table-row>
        <table:table-row table:style-name="ro1">
          <table:table-cell office:value-type="float" office:value="845250">
            <text:p>845250</text:p>
          </table:table-cell>
          <table:table-cell office:value-type="float" office:value="3122882.1398">
            <text:p>3122882,14</text:p>
          </table:table-cell>
          <table:table-cell office:value-type="float" office:value="838387.5449">
            <text:p>838387,54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2964257.7489">
            <text:p>2964257,75</text:p>
          </table:table-cell>
          <table:table-cell office:value-type="float" office:value="511108.6707">
            <text:p>511108,67</text:p>
          </table:table-cell>
          <table:table-cell table:number-columns-repeated="3"/>
        </table:table-row>
        <table:table-row table:style-name="ro1">
          <table:table-cell office:value-type="float" office:value="649250">
            <text:p>649250</text:p>
          </table:table-cell>
          <table:table-cell office:value-type="float" office:value="3507133.9816">
            <text:p>3507133,98</text:p>
          </table:table-cell>
          <table:table-cell office:value-type="float" office:value="811917.8747">
            <text:p>811917,87</text:p>
          </table:table-cell>
          <table:table-cell table:number-columns-repeated="3"/>
        </table:table-row>
        <table:table-row table:style-name="ro1">
          <table:table-cell office:value-type="float" office:value="683550">
            <text:p>683550</text:p>
          </table:table-cell>
          <table:table-cell office:value-type="float" office:value="3122047.4618">
            <text:p>3122047,46</text:p>
          </table:table-cell>
          <table:table-cell office:value-type="float" office:value="654285.228">
            <text:p>654285,23</text:p>
          </table:table-cell>
          <table:table-cell table:number-columns-repeated="3"/>
        </table:table-row>
        <table:table-row table:style-name="ro1">
          <table:table-cell office:value-type="float" office:value="1107400">
            <text:p>1107400</text:p>
          </table:table-cell>
          <table:table-cell office:value-type="float" office:value="3536943.578">
            <text:p>3536943,58</text:p>
          </table:table-cell>
          <table:table-cell office:value-type="float" office:value="1347350.2623">
            <text:p>1347350,26</text:p>
          </table:table-cell>
          <table:table-cell table:number-columns-repeated="3"/>
        </table:table-row>
        <table:table-row table:style-name="ro1">
          <table:table-cell office:value-type="float" office:value="526750">
            <text:p>526750</text:p>
          </table:table-cell>
          <table:table-cell office:value-type="float" office:value="2967001.8025">
            <text:p>2967001,8</text:p>
          </table:table-cell>
          <table:table-cell office:value-type="float" office:value="387587.5747">
            <text:p>387587,57</text:p>
          </table:table-cell>
          <table:table-cell table:number-columns-repeated="3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3377240.0547">
            <text:p>3377240,05</text:p>
          </table:table-cell>
          <table:table-cell office:value-type="float" office:value="592716.6508">
            <text:p>592716,65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2683962.0135">
            <text:p>2683962,01</text:p>
          </table:table-cell>
          <table:table-cell office:value-type="float" office:value="773223.0331">
            <text:p>773223,03</text:p>
          </table:table-cell>
          <table:table-cell table:number-columns-repeated="3"/>
        </table:table-row>
        <table:table-row table:style-name="ro1">
          <table:table-cell office:value-type="float" office:value="453250">
            <text:p>453250</text:p>
          </table:table-cell>
          <table:table-cell office:value-type="float" office:value="3363650.822">
            <text:p>3363650,82</text:p>
          </table:table-cell>
          <table:table-cell office:value-type="float" office:value="587532.6883">
            <text:p>587532,69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336576.93">
            <text:p>3336576,93</text:p>
          </table:table-cell>
          <table:table-cell office:value-type="float" office:value="533990.075">
            <text:p>533990,08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2675719.3023">
            <text:p>2675719,3</text:p>
          </table:table-cell>
          <table:table-cell office:value-type="float" office:value="327768.9655">
            <text:p>327768,97</text:p>
          </table:table-cell>
          <table:table-cell table:number-columns-repeated="3"/>
        </table:table-row>
        <table:table-row table:style-name="ro1">
          <table:table-cell office:value-type="float" office:value="885000">
            <text:p>885000</text:p>
          </table:table-cell>
          <table:table-cell office:value-type="float" office:value="3197654.3147">
            <text:p>3197654,31</text:p>
          </table:table-cell>
          <table:table-cell office:value-type="float" office:value="595763.5036">
            <text:p>595763,5</text:p>
          </table:table-cell>
          <table:table-cell table:number-columns-repeated="3"/>
        </table:table-row>
        <table:table-row table:style-name="ro1">
          <table:table-cell office:value-type="float" office:value="1200000">
            <text:p>1200000</text:p>
          </table:table-cell>
          <table:table-cell office:value-type="float" office:value="2768238.8396">
            <text:p>2768238,84</text:p>
          </table:table-cell>
          <table:table-cell office:value-type="float" office:value="888949.2444">
            <text:p>888949,24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2559499.7614">
            <text:p>2559499,76</text:p>
          </table:table-cell>
          <table:table-cell office:value-type="float" office:value="288204.1093">
            <text:p>288204,11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3521500.8097">
            <text:p>3521500,81</text:p>
          </table:table-cell>
          <table:table-cell office:value-type="float" office:value="880745.9821">
            <text:p>880745,98</text:p>
          </table:table-cell>
          <table:table-cell table:number-columns-repeated="3"/>
        </table:table-row>
        <table:table-row table:style-name="ro1">
          <table:table-cell office:value-type="float" office:value="2099000">
            <text:p>2099000</text:p>
          </table:table-cell>
          <table:table-cell office:value-type="float" office:value="3248051.731">
            <text:p>3248051,73</text:p>
          </table:table-cell>
          <table:table-cell office:value-type="float" office:value="1521798.0744">
            <text:p>1521798,07</text:p>
          </table:table-cell>
          <table:table-cell table:number-columns-repeated="3"/>
        </table:table-row>
        <table:table-row table:style-name="ro1">
          <table:table-cell office:value-type="float" office:value="575750">
            <text:p>575750</text:p>
          </table:table-cell>
          <table:table-cell office:value-type="float" office:value="2660003.4232">
            <text:p>2660003,42</text:p>
          </table:table-cell>
          <table:table-cell office:value-type="float" office:value="668624.6604">
            <text:p>668624,66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2884659.1645">
            <text:p>2884659,16</text:p>
          </table:table-cell>
          <table:table-cell office:value-type="float" office:value="690385.0464">
            <text:p>690385,05</text:p>
          </table:table-cell>
          <table:table-cell table:number-columns-repeated="3"/>
        </table:table-row>
        <table:table-row table:style-name="ro1">
          <table:table-cell office:value-type="float" office:value="1323000">
            <text:p>1323000</text:p>
          </table:table-cell>
          <table:table-cell office:value-type="float" office:value="3050079.8826">
            <text:p>3050079,88</text:p>
          </table:table-cell>
          <table:table-cell office:value-type="float" office:value="1297092.6904">
            <text:p>1297092,69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3484847.1905">
            <text:p>3484847,19</text:p>
          </table:table-cell>
          <table:table-cell office:value-type="float" office:value="640660.8394">
            <text:p>640660,84</text:p>
          </table:table-cell>
          <table:table-cell table:number-columns-repeated="3"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3084753.5693">
            <text:p>3084753,57</text:p>
          </table:table-cell>
          <table:table-cell office:value-type="float" office:value="373087.7311">
            <text:p>373087,73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369132.5688">
            <text:p>3369132,57</text:p>
          </table:table-cell>
          <table:table-cell office:value-type="float" office:value="566989.3847">
            <text:p>566989,38</text:p>
          </table:table-cell>
          <table:table-cell table:number-columns-repeated="3"/>
        </table:table-row>
        <table:table-row table:style-name="ro1">
          <table:table-cell office:value-type="float" office:value="808500">
            <text:p>808500</text:p>
          </table:table-cell>
          <table:table-cell office:value-type="float" office:value="2980104.1409">
            <text:p>2980104,14</text:p>
          </table:table-cell>
          <table:table-cell office:value-type="float" office:value="458358.131">
            <text:p>458358,13</text:p>
          </table:table-cell>
          <table:table-cell table:number-columns-repeated="3"/>
        </table:table-row>
        <table:table-row table:style-name="ro1">
          <table:table-cell office:value-type="float" office:value="1689275">
            <text:p>1689275</text:p>
          </table:table-cell>
          <table:table-cell office:value-type="float" office:value="3133487.9667">
            <text:p>3133487,97</text:p>
          </table:table-cell>
          <table:table-cell office:value-type="float" office:value="687789.1883">
            <text:p>687789,19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485757.9174">
            <text:p>2485757,92</text:p>
          </table:table-cell>
          <table:table-cell office:value-type="float" office:value="249388.163">
            <text:p>249388,16</text:p>
          </table:table-cell>
          <table:table-cell table:number-columns-repeated="3"/>
        </table:table-row>
        <table:table-row table:style-name="ro1">
          <table:table-cell office:value-type="float" office:value="357700">
            <text:p>357700</text:p>
          </table:table-cell>
          <table:table-cell office:value-type="float" office:value="2926327.3974">
            <text:p>2926327,4</text:p>
          </table:table-cell>
          <table:table-cell office:value-type="float" office:value="460940.1304">
            <text:p>460940,13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687904.8142">
            <text:p>2687904,81</text:p>
          </table:table-cell>
          <table:table-cell office:value-type="float" office:value="329882.3275">
            <text:p>329882,33</text:p>
          </table:table-cell>
          <table:table-cell table:number-columns-repeated="3"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3126233.6781">
            <text:p>3126233,68</text:p>
          </table:table-cell>
          <table:table-cell office:value-type="float" office:value="531954.1014">
            <text:p>531954,1</text:p>
          </table:table-cell>
          <table:table-cell table:number-columns-repeated="3"/>
        </table:table-row>
        <table:table-row table:style-name="ro1">
          <table:table-cell office:value-type="float" office:value="1347500">
            <text:p>1347500</text:p>
          </table:table-cell>
          <table:table-cell office:value-type="float" office:value="3089238.497">
            <text:p>3089238,5</text:p>
          </table:table-cell>
          <table:table-cell office:value-type="float" office:value="1191278.3764">
            <text:p>1191278,38</text:p>
          </table:table-cell>
          <table:table-cell table:number-columns-repeated="3"/>
        </table:table-row>
        <table:table-row table:style-name="ro1">
          <table:table-cell office:value-type="float" office:value="1139250">
            <text:p>1139250</text:p>
          </table:table-cell>
          <table:table-cell office:value-type="float" office:value="3046518.0035">
            <text:p>3046518</text:p>
          </table:table-cell>
          <table:table-cell office:value-type="float" office:value="876079.1358">
            <text:p>876079,14</text:p>
          </table:table-cell>
          <table:table-cell table:number-columns-repeated="3"/>
        </table:table-row>
        <table:table-row table:style-name="ro1">
          <table:table-cell office:value-type="float" office:value="955255">
            <text:p>955255</text:p>
          </table:table-cell>
          <table:table-cell office:value-type="float" office:value="3003192.3005">
            <text:p>3003192,3</text:p>
          </table:table-cell>
          <table:table-cell office:value-type="float" office:value="815502.6789">
            <text:p>815502,68</text:p>
          </table:table-cell>
          <table:table-cell table:number-columns-repeated="3"/>
        </table:table-row>
        <table:table-row table:style-name="ro1">
          <table:table-cell office:value-type="float" office:value="994700">
            <text:p>994700</text:p>
          </table:table-cell>
          <table:table-cell office:value-type="float" office:value="3024305.8476">
            <text:p>3024305,85</text:p>
          </table:table-cell>
          <table:table-cell office:value-type="float" office:value="814021.9887">
            <text:p>814021,99</text:p>
          </table:table-cell>
          <table:table-cell table:number-columns-repeated="3"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3012535.1809">
            <text:p>3012535,18</text:p>
          </table:table-cell>
          <table:table-cell office:value-type="float" office:value="443175.648">
            <text:p>443175,65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2864453.9553">
            <text:p>2864453,96</text:p>
          </table:table-cell>
          <table:table-cell office:value-type="float" office:value="561395.9478">
            <text:p>561395,95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3066167.3447">
            <text:p>3066167,34</text:p>
          </table:table-cell>
          <table:table-cell office:value-type="float" office:value="383243.6915">
            <text:p>383243,69</text:p>
          </table:table-cell>
          <table:table-cell table:number-columns-repeated="3"/>
        </table:table-row>
        <table:table-row table:style-name="ro1">
          <table:table-cell office:value-type="float" office:value="428750">
            <text:p>428750</text:p>
          </table:table-cell>
          <table:table-cell office:value-type="float" office:value="2909489.1963">
            <text:p>2909489,2</text:p>
          </table:table-cell>
          <table:table-cell office:value-type="float" office:value="341945.5297">
            <text:p>341945,5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3253483.1473">
            <text:p>3253483,15</text:p>
          </table:table-cell>
          <table:table-cell office:value-type="float" office:value="758204.6872">
            <text:p>758204,69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2621782.0473">
            <text:p>2621782,05</text:p>
          </table:table-cell>
          <table:table-cell office:value-type="float" office:value="534154.878">
            <text:p>534154,88</text:p>
          </table:table-cell>
          <table:table-cell table:number-columns-repeated="3"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3229446.0179">
            <text:p>3229446,02</text:p>
          </table:table-cell>
          <table:table-cell office:value-type="float" office:value="608808.6166">
            <text:p>608808,62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2796550.9642">
            <text:p>2796550,96</text:p>
          </table:table-cell>
          <table:table-cell office:value-type="float" office:value="262956.7569">
            <text:p>262956,76</text:p>
          </table:table-cell>
          <table:table-cell table:number-columns-repeated="3"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2989762.965">
            <text:p>2989762,97</text:p>
          </table:table-cell>
          <table:table-cell office:value-type="float" office:value="632264.7112">
            <text:p>632264,71</text:p>
          </table:table-cell>
          <table:table-cell table:number-columns-repeated="3"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3240765.9293">
            <text:p>3240765,93</text:p>
          </table:table-cell>
          <table:table-cell office:value-type="float" office:value="1059846.4802">
            <text:p>1059846,48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2817695.6806">
            <text:p>2817695,68</text:p>
          </table:table-cell>
          <table:table-cell office:value-type="float" office:value="364904.5995">
            <text:p>364904,6</text:p>
          </table:table-cell>
          <table:table-cell table:number-columns-repeated="3"/>
        </table:table-row>
        <table:table-row table:style-name="ro1">
          <table:table-cell office:value-type="float" office:value="398125">
            <text:p>398125</text:p>
          </table:table-cell>
          <table:table-cell office:value-type="float" office:value="2811501.4212">
            <text:p>2811501,42</text:p>
          </table:table-cell>
          <table:table-cell office:value-type="float" office:value="281067.1036">
            <text:p>281067,1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2834509.2116">
            <text:p>2834509,21</text:p>
          </table:table-cell>
          <table:table-cell office:value-type="float" office:value="425001.894">
            <text:p>425001,89</text:p>
          </table:table-cell>
          <table:table-cell table:number-columns-repeated="3"/>
        </table:table-row>
        <table:table-row table:style-name="ro1">
          <table:table-cell office:value-type="float" office:value="1261750">
            <text:p>1261750</text:p>
          </table:table-cell>
          <table:table-cell office:value-type="float" office:value="3120957.7908">
            <text:p>3120957,79</text:p>
          </table:table-cell>
          <table:table-cell office:value-type="float" office:value="966790.2395">
            <text:p>966790,24</text:p>
          </table:table-cell>
          <table:table-cell table:number-columns-repeated="3"/>
        </table:table-row>
        <table:table-row table:style-name="ro1">
          <table:table-cell office:value-type="float" office:value="875000">
            <text:p>875000</text:p>
          </table:table-cell>
          <table:table-cell office:value-type="float" office:value="3087960.3046">
            <text:p>3087960,3</text:p>
          </table:table-cell>
          <table:table-cell office:value-type="float" office:value="1729359.6414">
            <text:p>1729359,64</text:p>
          </table:table-cell>
          <table:table-cell table:number-columns-repeated="3"/>
        </table:table-row>
        <table:table-row table:style-name="ro1">
          <table:table-cell office:value-type="float" office:value="1621900">
            <text:p>1621900</text:p>
          </table:table-cell>
          <table:table-cell office:value-type="float" office:value="3200060.4621">
            <text:p>3200060,46</text:p>
          </table:table-cell>
          <table:table-cell office:value-type="float" office:value="1563288.3936">
            <text:p>1563288,39</text:p>
          </table:table-cell>
          <table:table-cell table:number-columns-repeated="3"/>
        </table:table-row>
        <table:table-row table:style-name="ro1">
          <table:table-cell office:value-type="float" office:value="1053500">
            <text:p>1053500</text:p>
          </table:table-cell>
          <table:table-cell office:value-type="float" office:value="3238867.9668">
            <text:p>3238867,97</text:p>
          </table:table-cell>
          <table:table-cell office:value-type="float" office:value="676299.4813">
            <text:p>676299,48</text:p>
          </table:table-cell>
          <table:table-cell table:number-columns-repeated="3"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3003860.9341">
            <text:p>3003860,93</text:p>
          </table:table-cell>
          <table:table-cell office:value-type="float" office:value="484052.581">
            <text:p>484052,58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3062051.0499">
            <text:p>3062051,05</text:p>
          </table:table-cell>
          <table:table-cell office:value-type="float" office:value="375245.8353">
            <text:p>375245,84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3210899.7567">
            <text:p>3210899,76</text:p>
          </table:table-cell>
          <table:table-cell office:value-type="float" office:value="443838.0237">
            <text:p>443838,02</text:p>
          </table:table-cell>
          <table:table-cell table:number-columns-repeated="3"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3491726.4542">
            <text:p>3491726,45</text:p>
          </table:table-cell>
          <table:table-cell office:value-type="float" office:value="643625.1545">
            <text:p>643625,15</text:p>
          </table:table-cell>
          <table:table-cell table:number-columns-repeated="3"/>
        </table:table-row>
        <table:table-row table:style-name="ro1">
          <table:table-cell office:value-type="float" office:value="431200">
            <text:p>431200</text:p>
          </table:table-cell>
          <table:table-cell office:value-type="float" office:value="2850207.1668">
            <text:p>2850207,17</text:p>
          </table:table-cell>
          <table:table-cell office:value-type="float" office:value="619979.8382">
            <text:p>619979,84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631409.6085">
            <text:p>2631409,61</text:p>
          </table:table-cell>
          <table:table-cell office:value-type="float" office:value="441713.4718">
            <text:p>441713,47</text:p>
          </table:table-cell>
          <table:table-cell table:number-columns-repeated="3"/>
        </table:table-row>
        <table:table-row table:style-name="ro1">
          <table:table-cell office:value-type="float" office:value="999999">
            <text:p>999999</text:p>
          </table:table-cell>
          <table:table-cell office:value-type="float" office:value="3248878.6577">
            <text:p>3248878,66</text:p>
          </table:table-cell>
          <table:table-cell office:value-type="float" office:value="1005600.4712">
            <text:p>1005600,47</text:p>
          </table:table-cell>
          <table:table-cell table:number-columns-repeated="3"/>
        </table:table-row>
        <table:table-row table:style-name="ro1">
          <table:table-cell office:value-type="float" office:value="512050">
            <text:p>512050</text:p>
          </table:table-cell>
          <table:table-cell office:value-type="float" office:value="3329853.6578">
            <text:p>3329853,66</text:p>
          </table:table-cell>
          <table:table-cell office:value-type="float" office:value="531500.8013">
            <text:p>531500,8</text:p>
          </table:table-cell>
          <table:table-cell table:number-columns-repeated="3"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2765294.4961">
            <text:p>2765294,5</text:p>
          </table:table-cell>
          <table:table-cell office:value-type="float" office:value="367948.7261">
            <text:p>367948,73</text:p>
          </table:table-cell>
          <table:table-cell table:number-columns-repeated="3"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2859519.5984">
            <text:p>2859519,6</text:p>
          </table:table-cell>
          <table:table-cell office:value-type="float" office:value="449977.6483">
            <text:p>449977,65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3076425.5755">
            <text:p>3076425,58</text:p>
          </table:table-cell>
          <table:table-cell office:value-type="float" office:value="515343.549">
            <text:p>515343,55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266978.3048">
            <text:p>2266978,3</text:p>
          </table:table-cell>
          <table:table-cell office:value-type="float" office:value="191153.5225">
            <text:p>191153,52</text:p>
          </table:table-cell>
          <table:table-cell table:number-columns-repeated="3"/>
        </table:table-row>
        <table:table-row table:style-name="ro1">
          <table:table-cell office:value-type="float" office:value="360125.5">
            <text:p>360125,5</text:p>
          </table:table-cell>
          <table:table-cell office:value-type="float" office:value="2903966.3327">
            <text:p>2903966,33</text:p>
          </table:table-cell>
          <table:table-cell office:value-type="float" office:value="452363.2037">
            <text:p>452363,2</text:p>
          </table:table-cell>
          <table:table-cell table:number-columns-repeated="3"/>
        </table:table-row>
        <table:table-row table:style-name="ro1">
          <table:table-cell office:value-type="float" office:value="657500">
            <text:p>657500</text:p>
          </table:table-cell>
          <table:table-cell office:value-type="float" office:value="2930009.1442">
            <text:p>2930009,14</text:p>
          </table:table-cell>
          <table:table-cell office:value-type="float" office:value="675562.7675">
            <text:p>675562,77</text:p>
          </table:table-cell>
          <table:table-cell table:number-columns-repeated="3"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2883686.5217">
            <text:p>2883686,52</text:p>
          </table:table-cell>
          <table:table-cell office:value-type="float" office:value="597758.598">
            <text:p>597758,6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2734199.2473">
            <text:p>2734199,25</text:p>
          </table:table-cell>
          <table:table-cell office:value-type="float" office:value="254176.078">
            <text:p>254176,08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247276.0422">
            <text:p>2247276,04</text:p>
          </table:table-cell>
          <table:table-cell office:value-type="float" office:value="220326.8952">
            <text:p>220326,9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3211708.4787">
            <text:p>3211708,48</text:p>
          </table:table-cell>
          <table:table-cell office:value-type="float" office:value="443996.4727">
            <text:p>443996,47</text:p>
          </table:table-cell>
          <table:table-cell table:number-columns-repeated="3"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2546734.4067">
            <text:p>2546734,41</text:p>
          </table:table-cell>
          <table:table-cell office:value-type="float" office:value="254124.126">
            <text:p>254124,13</text:p>
          </table:table-cell>
          <table:table-cell table:number-columns-repeated="3"/>
        </table:table-row>
        <table:table-row table:style-name="ro1">
          <table:table-cell office:value-type="float" office:value="930975.5">
            <text:p>930975,5</text:p>
          </table:table-cell>
          <table:table-cell office:value-type="float" office:value="2985093.5495">
            <text:p>2985093,55</text:p>
          </table:table-cell>
          <table:table-cell office:value-type="float" office:value="810740.1333">
            <text:p>810740,13</text:p>
          </table:table-cell>
          <table:table-cell table:number-columns-repeated="3"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3159136.7276">
            <text:p>3159136,73</text:p>
          </table:table-cell>
          <table:table-cell office:value-type="float" office:value="436792.7586">
            <text:p>436792,76</text:p>
          </table:table-cell>
          <table:table-cell table:number-columns-repeated="3"/>
        </table:table-row>
        <table:table-row table:style-name="ro1">
          <table:table-cell office:value-type="float" office:value="710500">
            <text:p>710500</text:p>
          </table:table-cell>
          <table:table-cell office:value-type="float" office:value="3003045.111">
            <text:p>3003045,11</text:p>
          </table:table-cell>
          <table:table-cell office:value-type="float" office:value="871688.0254">
            <text:p>871688,03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414303.224">
            <text:p>3414303,22</text:p>
          </table:table-cell>
          <table:table-cell office:value-type="float" office:value="861484.9697">
            <text:p>861484,97</text:p>
          </table:table-cell>
          <table:table-cell table:number-columns-repeated="3"/>
        </table:table-row>
        <table:table-row table:style-name="ro1">
          <table:table-cell office:value-type="float" office:value="1350000">
            <text:p>1350000</text:p>
          </table:table-cell>
          <table:table-cell office:value-type="float" office:value="3249695.4911">
            <text:p>3249695,49</text:p>
          </table:table-cell>
          <table:table-cell office:value-type="float" office:value="1328393.1574">
            <text:p>1328393,16</text:p>
          </table:table-cell>
          <table:table-cell table:number-columns-repeated="3"/>
        </table:table-row>
        <table:table-row table:style-name="ro1">
          <table:table-cell office:value-type="float" office:value="267050">
            <text:p>267050</text:p>
          </table:table-cell>
          <table:table-cell office:value-type="float" office:value="2647255.4133">
            <text:p>2647255,41</text:p>
          </table:table-cell>
          <table:table-cell office:value-type="float" office:value="323036.5801">
            <text:p>323036,58</text:p>
          </table:table-cell>
          <table:table-cell table:number-columns-repeated="3"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2250458.7999">
            <text:p>2250458,8</text:p>
          </table:table-cell>
          <table:table-cell office:value-type="float" office:value="176648.2515">
            <text:p>176648,25</text:p>
          </table:table-cell>
          <table:table-cell table:number-columns-repeated="3"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3334758.0257">
            <text:p>3334758,03</text:p>
          </table:table-cell>
          <table:table-cell office:value-type="float" office:value="523624.238">
            <text:p>523624,24</text:p>
          </table:table-cell>
          <table:table-cell table:number-columns-repeated="3"/>
        </table:table-row>
        <table:table-row table:style-name="ro1">
          <table:table-cell office:value-type="float" office:value="649250">
            <text:p>649250</text:p>
          </table:table-cell>
          <table:table-cell office:value-type="float" office:value="3519709.5142">
            <text:p>3519709,51</text:p>
          </table:table-cell>
          <table:table-cell office:value-type="float" office:value="943870.7632">
            <text:p>943870,76</text:p>
          </table:table-cell>
          <table:table-cell table:number-columns-repeated="3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2659853.8177">
            <text:p>2659853,82</text:p>
          </table:table-cell>
          <table:table-cell office:value-type="float" office:value="325173.0377">
            <text:p>325173,04</text:p>
          </table:table-cell>
          <table:table-cell table:number-columns-repeated="3"/>
        </table:table-row>
        <table:table-row table:style-name="ro1">
          <table:table-cell office:value-type="float" office:value="269475.5">
            <text:p>269475,5</text:p>
          </table:table-cell>
          <table:table-cell office:value-type="float" office:value="2750692.9576">
            <text:p>2750692,96</text:p>
          </table:table-cell>
          <table:table-cell office:value-type="float" office:value="325510.3073">
            <text:p>325510,31</text:p>
          </table:table-cell>
          <table:table-cell table:number-columns-repeated="3"/>
        </table:table-row>
        <table:table-row table:style-name="ro1">
          <table:table-cell office:value-type="float" office:value="781550">
            <text:p>781550</text:p>
          </table:table-cell>
          <table:table-cell office:value-type="float" office:value="2890559.2296">
            <text:p>2890559,23</text:p>
          </table:table-cell>
          <table:table-cell office:value-type="float" office:value="513124.868">
            <text:p>513124,87</text:p>
          </table:table-cell>
          <table:table-cell table:number-columns-repeated="3"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3109190.7747">
            <text:p>3109190,77</text:p>
          </table:table-cell>
          <table:table-cell office:value-type="float" office:value="523818.1836">
            <text:p>523818,18</text:p>
          </table:table-cell>
          <table:table-cell table:number-columns-repeated="3"/>
        </table:table-row>
        <table:table-row table:style-name="ro1">
          <table:table-cell office:value-type="float" office:value="693350">
            <text:p>693350</text:p>
          </table:table-cell>
          <table:table-cell office:value-type="float" office:value="3392395.8753">
            <text:p>3392395,88</text:p>
          </table:table-cell>
          <table:table-cell office:value-type="float" office:value="789870.7228">
            <text:p>789870,72</text:p>
          </table:table-cell>
          <table:table-cell table:number-columns-repeated="3"/>
        </table:table-row>
        <table:table-row table:style-name="ro1">
          <table:table-cell office:value-type="float" office:value="440755">
            <text:p>440755</text:p>
          </table:table-cell>
          <table:table-cell office:value-type="float" office:value="2628392.7178">
            <text:p>2628392,72</text:p>
          </table:table-cell>
          <table:table-cell office:value-type="float" office:value="371093.4136">
            <text:p>371093,41</text:p>
          </table:table-cell>
          <table:table-cell table:number-columns-repeated="3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151043.5674">
            <text:p>3151043,57</text:p>
          </table:table-cell>
          <table:table-cell office:value-type="float" office:value="1005563.2799">
            <text:p>1005563,28</text:p>
          </table:table-cell>
          <table:table-cell table:number-columns-repeated="3"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2975997.6445">
            <text:p>2975997,64</text:p>
          </table:table-cell>
          <table:table-cell office:value-type="float" office:value="354896.4283">
            <text:p>354896,43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2842245.4103">
            <text:p>2842245,41</text:p>
          </table:table-cell>
          <table:table-cell office:value-type="float" office:value="311044.1477">
            <text:p>311044,15</text:p>
          </table:table-cell>
          <table:table-cell table:number-columns-repeated="3"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2873275.0196">
            <text:p>2873275,02</text:p>
          </table:table-cell>
          <table:table-cell office:value-type="float" office:value="408932.9235">
            <text:p>408932,92</text:p>
          </table:table-cell>
          <table:table-cell table:number-columns-repeated="3"/>
        </table:table-row>
        <table:table-row table:style-name="ro1">
          <table:table-cell office:value-type="float" office:value="538755">
            <text:p>538755</text:p>
          </table:table-cell>
          <table:table-cell office:value-type="float" office:value="3082937.0821">
            <text:p>3082937,08</text:p>
          </table:table-cell>
          <table:table-cell office:value-type="float" office:value="599230.7552">
            <text:p>599230,76</text:p>
          </table:table-cell>
          <table:table-cell table:number-columns-repeated="3"/>
        </table:table-row>
        <table:table-row table:style-name="ro1">
          <table:table-cell office:value-type="float" office:value="1100000">
            <text:p>1100000</text:p>
          </table:table-cell>
          <table:table-cell office:value-type="float" office:value="3416272.9819">
            <text:p>3416272,98</text:p>
          </table:table-cell>
          <table:table-cell office:value-type="float" office:value="982936.9717">
            <text:p>982936,97</text:p>
          </table:table-cell>
          <table:table-cell table:number-columns-repeated="3"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3225457.0651">
            <text:p>3225457,07</text:p>
          </table:table-cell>
          <table:table-cell office:value-type="float" office:value="656614.2441">
            <text:p>656614,24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2973952.0773">
            <text:p>2973952,08</text:p>
          </table:table-cell>
          <table:table-cell office:value-type="float" office:value="422634.9249">
            <text:p>422634,92</text:p>
          </table:table-cell>
          <table:table-cell table:number-columns-repeated="3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3349372.6684">
            <text:p>3349372,67</text:p>
          </table:table-cell>
          <table:table-cell office:value-type="float" office:value="623765.0204">
            <text:p>623765,02</text:p>
          </table:table-cell>
          <table:table-cell table:number-columns-repeated="3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3025379.89">
            <text:p>3025379,89</text:p>
          </table:table-cell>
          <table:table-cell office:value-type="float" office:value="906577.9081">
            <text:p>906577,91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334513.945">
            <text:p>2334513,95</text:p>
          </table:table-cell>
          <table:table-cell office:value-type="float" office:value="198838.4777">
            <text:p>198838,48</text:p>
          </table:table-cell>
          <table:table-cell table:number-columns-repeated="3"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2868933.9262">
            <text:p>2868933,93</text:p>
          </table:table-cell>
          <table:table-cell office:value-type="float" office:value="793397.3044">
            <text:p>793397,3</text:p>
          </table:table-cell>
          <table:table-cell table:number-columns-repeated="3"/>
        </table:table-row>
        <table:table-row table:style-name="ro1">
          <table:table-cell office:value-type="float" office:value="855050">
            <text:p>855050</text:p>
          </table:table-cell>
          <table:table-cell office:value-type="float" office:value="2903107.6117">
            <text:p>2903107,61</text:p>
          </table:table-cell>
          <table:table-cell office:value-type="float" office:value="471854.8334">
            <text:p>471854,83</text:p>
          </table:table-cell>
          <table:table-cell table:number-columns-repeated="3"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3352759.6773">
            <text:p>3352759,68</text:p>
          </table:table-cell>
          <table:table-cell office:value-type="float" office:value="966647.9165">
            <text:p>966647,92</text:p>
          </table:table-cell>
          <table:table-cell table:number-columns-repeated="3"/>
        </table:table-row>
        <table:table-row table:style-name="ro1">
          <table:table-cell office:value-type="float" office:value="289100">
            <text:p>289100</text:p>
          </table:table-cell>
          <table:table-cell office:value-type="float" office:value="2485915.8025">
            <text:p>2485915,8</text:p>
          </table:table-cell>
          <table:table-cell office:value-type="string">
            <text:p><text:s/>NaN</text:p>
          </table:table-cell>
          <table:table-cell table:number-columns-repeated="3"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3112466.043">
            <text:p>3112466,04</text:p>
          </table:table-cell>
          <table:table-cell office:value-type="float" office:value="566689.5513">
            <text:p>566689,55</text:p>
          </table:table-cell>
          <table:table-cell table:number-columns-repeated="3"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3220198.8938">
            <text:p>3220198,89</text:p>
          </table:table-cell>
          <table:table-cell office:value-type="float" office:value="446382.6805">
            <text:p>446382,68</text:p>
          </table:table-cell>
          <table:table-cell table:number-columns-repeated="3"/>
        </table:table-row>
        <table:table-row table:style-name="ro1">
          <table:table-cell office:value-type="float" office:value="159250">
            <text:p>159250</text:p>
          </table:table-cell>
          <table:table-cell office:value-type="float" office:value="3333964.9227">
            <text:p>3333964,92</text:p>
          </table:table-cell>
          <table:table-cell office:value-type="float" office:value="523446.1708">
            <text:p>523446,17</text:p>
          </table:table-cell>
          <table:table-cell table:number-columns-repeated="3"/>
        </table:table-row>
        <table:table-row table:style-name="ro1">
          <table:table-cell office:value-type="float" office:value="113925">
            <text:p>113925</text:p>
          </table:table-cell>
          <table:table-cell office:value-type="float" office:value="2968096.6011">
            <text:p>2968096,6</text:p>
          </table:table-cell>
          <table:table-cell office:value-type="float" office:value="333176.8027">
            <text:p>333176,8</text:p>
          </table:table-cell>
          <table:table-cell table:number-columns-repeated="3"/>
        </table:table-row>
        <table:table-row table:style-name="ro1">
          <table:table-cell office:value-type="float" office:value="401800">
            <text:p>401800</text:p>
          </table:table-cell>
          <table:table-cell office:value-type="float" office:value="2938228.4694">
            <text:p>2938228,47</text:p>
          </table:table-cell>
          <table:table-cell office:value-type="float" office:value="461291.3127">
            <text:p>461291,31</text:p>
          </table:table-cell>
          <table:table-cell table:number-columns-repeated="3"/>
        </table:table-row>
        <table:table-row table:style-name="ro1">
          <table:table-cell office:value-type="float" office:value="759500">
            <text:p>759500</text:p>
          </table:table-cell>
          <table:table-cell office:value-type="float" office:value="3238751.6028">
            <text:p>3238751,6</text:p>
          </table:table-cell>
          <table:table-cell office:value-type="float" office:value="761221.7529">
            <text:p>761221,75</text:p>
          </table:table-cell>
          <table:table-cell table:number-columns-repeated="3"/>
        </table:table-row>
        <table:table-row table:style-name="ro1">
          <table:table-cell office:value-type="float" office:value="1408750">
            <text:p>1408750</text:p>
          </table:table-cell>
          <table:table-cell office:value-type="float" office:value="3135629.4861">
            <text:p>3135629,49</text:p>
          </table:table-cell>
          <table:table-cell office:value-type="float" office:value="1254447.9047">
            <text:p>1254447,9</text:p>
          </table:table-cell>
          <table:table-cell table:number-columns-repeated="3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2874866.0168">
            <text:p>2874866,02</text:p>
          </table:table-cell>
          <table:table-cell office:value-type="float" office:value="298931.0429">
            <text:p>298931,04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633740.6582">
            <text:p>2633740,66</text:p>
          </table:table-cell>
          <table:table-cell office:value-type="float" office:value="353982.0109">
            <text:p>353982,01</text:p>
          </table:table-cell>
          <table:table-cell table:number-columns-repeated="3"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3217655.7298">
            <text:p>3217655,73</text:p>
          </table:table-cell>
          <table:table-cell office:value-type="float" office:value="551011.9911">
            <text:p>551011,99</text:p>
          </table:table-cell>
          <table:table-cell table:number-columns-repeated="3"/>
        </table:table-row>
        <table:table-row table:style-name="ro1">
          <table:table-cell office:value-type="float" office:value="355250">
            <text:p>355250</text:p>
          </table:table-cell>
          <table:table-cell office:value-type="float" office:value="2522454.0258">
            <text:p>2522454,03</text:p>
          </table:table-cell>
          <table:table-cell office:value-type="float" office:value="307228.5412">
            <text:p>307228,54</text:p>
          </table:table-cell>
          <table:table-cell table:number-columns-repeated="3"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3348724.0696">
            <text:p>3348724,07</text:p>
          </table:table-cell>
          <table:table-cell office:value-type="float" office:value="687275.9966">
            <text:p>687276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2605721.5005">
            <text:p>2605721,5</text:p>
          </table:table-cell>
          <table:table-cell office:value-type="float" office:value="350108.5061">
            <text:p>350108,51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2300836.6042">
            <text:p>2300836,6</text:p>
          </table:table-cell>
          <table:table-cell office:value-type="float" office:value="185693.5415">
            <text:p>185693,54</text:p>
          </table:table-cell>
          <table:table-cell table:number-columns-repeated="3"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3503364.083">
            <text:p>3503364,08</text:p>
          </table:table-cell>
          <table:table-cell office:value-type="float" office:value="1229617.9714">
            <text:p>1229617,97</text:p>
          </table:table-cell>
          <table:table-cell table:number-columns-repeated="3"/>
        </table:table-row>
        <table:table-row table:style-name="ro1">
          <table:table-cell office:value-type="float" office:value="1026550">
            <text:p>1026550</text:p>
          </table:table-cell>
          <table:table-cell office:value-type="float" office:value="3132074.8835">
            <text:p>3132074,88</text:p>
          </table:table-cell>
          <table:table-cell office:value-type="float" office:value="928977.5503">
            <text:p>928977,55</text:p>
          </table:table-cell>
          <table:table-cell table:number-columns-repeated="3"/>
        </table:table-row>
        <table:table-row table:style-name="ro1">
          <table:table-cell office:value-type="float" office:value="830525.5">
            <text:p>830525,5</text:p>
          </table:table-cell>
          <table:table-cell office:value-type="float" office:value="2954902.2781">
            <text:p>2954902,28</text:p>
          </table:table-cell>
          <table:table-cell office:value-type="float" office:value="862597.1077">
            <text:p>862597,11</text:p>
          </table:table-cell>
          <table:table-cell table:number-columns-repeated="3"/>
        </table:table-row>
        <table:table-row table:style-name="ro1">
          <table:table-cell office:value-type="float" office:value="967750">
            <text:p>967750</text:p>
          </table:table-cell>
          <table:table-cell office:value-type="float" office:value="3536943.578">
            <text:p>3536943,58</text:p>
          </table:table-cell>
          <table:table-cell office:value-type="float" office:value="1347350.2623">
            <text:p>1347350,26</text:p>
          </table:table-cell>
          <table:table-cell table:number-columns-repeated="3"/>
        </table:table-row>
        <table:table-row table:style-name="ro1">
          <table:table-cell office:value-type="float" office:value="227850">
            <text:p>227850</text:p>
          </table:table-cell>
          <table:table-cell office:value-type="float" office:value="2575267.1563">
            <text:p>2575267,16</text:p>
          </table:table-cell>
          <table:table-cell office:value-type="float" office:value="302660.9314">
            <text:p>302660,93</text:p>
          </table:table-cell>
          <table:table-cell table:number-columns-repeated="3"/>
        </table:table-row>
        <table:table-row table:style-name="ro1">
          <table:table-cell office:value-type="float" office:value="975100">
            <text:p>975100</text:p>
          </table:table-cell>
          <table:table-cell office:value-type="float" office:value="3087874.3165">
            <text:p>3087874,32</text:p>
          </table:table-cell>
          <table:table-cell office:value-type="float" office:value="537196.0907">
            <text:p>537196,09</text:p>
          </table:table-cell>
          <table:table-cell table:number-columns-repeated="3"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3094544.9196">
            <text:p>3094544,92</text:p>
          </table:table-cell>
          <table:table-cell office:value-type="float" office:value="405756.1441">
            <text:p>405756,14</text:p>
          </table:table-cell>
          <table:table-cell table:number-columns-repeated="3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2843188.2236">
            <text:p>2843188,22</text:p>
          </table:table-cell>
          <table:table-cell office:value-type="float" office:value="401675.8451">
            <text:p>401675,85</text:p>
          </table:table-cell>
          <table:table-cell table:number-columns-repeated="3"/>
        </table:table-row>
        <table:table-row table:style-name="ro1">
          <table:table-cell office:value-type="float" office:value="2908150">
            <text:p>2908150</text:p>
          </table:table-cell>
          <table:table-cell office:value-type="float" office:value="3562456.5047">
            <text:p>3562456,5</text:p>
          </table:table-cell>
          <table:table-cell office:value-type="float" office:value="1530334.0913">
            <text:p>1530334,09</text:p>
          </table:table-cell>
          <table:table-cell table:number-columns-repeated="3"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2809623.3254">
            <text:p>2809623,33</text:p>
          </table:table-cell>
          <table:table-cell office:value-type="float" office:value="419265.2457">
            <text:p>419265,25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2794643.2128">
            <text:p>2794643,21</text:p>
          </table:table-cell>
          <table:table-cell office:value-type="float" office:value="265970.3577">
            <text:p>265970,36</text:p>
          </table:table-cell>
          <table:table-cell table:number-columns-repeated="3"/>
        </table:table-row>
        <table:table-row table:style-name="ro1">
          <table:table-cell office:value-type="float" office:value="330750">
            <text:p>330750</text:p>
          </table:table-cell>
          <table:table-cell office:value-type="float" office:value="2744774.361">
            <text:p>2744774,36</text:p>
          </table:table-cell>
          <table:table-cell office:value-type="float" office:value="390382.6532">
            <text:p>390382,65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3124821.5176">
            <text:p>3124821,52</text:p>
          </table:table-cell>
          <table:table-cell office:value-type="float" office:value="655400.0026">
            <text:p>655400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221047.7448">
            <text:p>3221047,74</text:p>
          </table:table-cell>
          <table:table-cell office:value-type="float" office:value="716125.4679">
            <text:p>716125,47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889549.2327">
            <text:p>2889549,23</text:p>
          </table:table-cell>
          <table:table-cell office:value-type="float" office:value="301558.6266">
            <text:p>301558,63</text:p>
          </table:table-cell>
          <table:table-cell table:number-columns-repeated="3"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2251092.0187">
            <text:p>2251092,02</text:p>
          </table:table-cell>
          <table:table-cell office:value-type="float" office:value="192197.7535">
            <text:p>192197,75</text:p>
          </table:table-cell>
          <table:table-cell table:number-columns-repeated="3"/>
        </table:table-row>
        <table:table-row table:style-name="ro1">
          <table:table-cell office:value-type="float" office:value="888000">
            <text:p>888000</text:p>
          </table:table-cell>
          <table:table-cell office:value-type="float" office:value="3524873.0344">
            <text:p>3524873,03</text:p>
          </table:table-cell>
          <table:table-cell office:value-type="float" office:value="951248.5281">
            <text:p>951248,53</text:p>
          </table:table-cell>
          <table:table-cell table:number-columns-repeated="3"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2862836.145">
            <text:p>2862836,15</text:p>
          </table:table-cell>
          <table:table-cell office:value-type="float" office:value="697086.9706">
            <text:p>697086,97</text:p>
          </table:table-cell>
          <table:table-cell table:number-columns-repeated="3"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2464212.2444">
            <text:p>2464212,24</text:p>
          </table:table-cell>
          <table:table-cell office:value-type="float" office:value="522947.2528">
            <text:p>522947,25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3096182.6502">
            <text:p>3096182,65</text:p>
          </table:table-cell>
          <table:table-cell office:value-type="float" office:value="521817.2839">
            <text:p>521817,28</text:p>
          </table:table-cell>
          <table:table-cell table:number-columns-repeated="3"/>
        </table:table-row>
        <table:table-row table:style-name="ro1">
          <table:table-cell office:value-type="float" office:value="467950">
            <text:p>467950</text:p>
          </table:table-cell>
          <table:table-cell office:value-type="float" office:value="2735899.5543">
            <text:p>2735899,55</text:p>
          </table:table-cell>
          <table:table-cell office:value-type="float" office:value="394030.9566">
            <text:p>394030,96</text:p>
          </table:table-cell>
          <table:table-cell table:number-columns-repeated="3"/>
        </table:table-row>
        <table:table-row table:style-name="ro1">
          <table:table-cell office:value-type="float" office:value="882000">
            <text:p>882000</text:p>
          </table:table-cell>
          <table:table-cell office:value-type="float" office:value="3508572.4967">
            <text:p>3508572,5</text:p>
          </table:table-cell>
          <table:table-cell office:value-type="float" office:value="872426.7677">
            <text:p>872426,77</text:p>
          </table:table-cell>
          <table:table-cell table:number-columns-repeated="3"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2978705.222">
            <text:p>2978705,22</text:p>
          </table:table-cell>
          <table:table-cell office:value-type="float" office:value="329078.6728">
            <text:p>329078,67</text:p>
          </table:table-cell>
          <table:table-cell table:number-columns-repeated="3"/>
        </table:table-row>
        <table:table-row table:style-name="ro1">
          <table:table-cell office:value-type="float" office:value="374850">
            <text:p>374850</text:p>
          </table:table-cell>
          <table:table-cell office:value-type="float" office:value="3138333.2566">
            <text:p>3138333,26</text:p>
          </table:table-cell>
          <table:table-cell office:value-type="float" office:value="580806.0255">
            <text:p>580806,03</text:p>
          </table:table-cell>
          <table:table-cell table:number-columns-repeated="3"/>
        </table:table-row>
        <table:table-row table:style-name="ro1">
          <table:table-cell office:value-type="float" office:value="1026550">
            <text:p>1026550</text:p>
          </table:table-cell>
          <table:table-cell office:value-type="float" office:value="2973351.9356">
            <text:p>2973351,94</text:p>
          </table:table-cell>
          <table:table-cell office:value-type="float" office:value="565212.7868">
            <text:p>565212,79</text:p>
          </table:table-cell>
          <table:table-cell table:number-columns-repeated="3"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2993373.1473">
            <text:p>2993373,15</text:p>
          </table:table-cell>
          <table:table-cell office:value-type="float" office:value="506184.3808">
            <text:p>506184,38</text:p>
          </table:table-cell>
          <table:table-cell table:number-columns-repeated="3"/>
        </table:table-row>
        <table:table-row table:style-name="ro1">
          <table:table-cell office:value-type="float" office:value="355250">
            <text:p>355250</text:p>
          </table:table-cell>
          <table:table-cell office:value-type="float" office:value="2841747.5307">
            <text:p>2841747,53</text:p>
          </table:table-cell>
          <table:table-cell office:value-type="float" office:value="401379.725">
            <text:p>401379,73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2628443.5938">
            <text:p>2628443,59</text:p>
          </table:table-cell>
          <table:table-cell office:value-type="float" office:value="408396.3094">
            <text:p>408396,31</text:p>
          </table:table-cell>
          <table:table-cell table:number-columns-repeated="3"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3330714.3492">
            <text:p>3330714,35</text:p>
          </table:table-cell>
          <table:table-cell office:value-type="float" office:value="522630.8887">
            <text:p>522630,89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2754346.0094">
            <text:p>2754346,01</text:p>
          </table:table-cell>
          <table:table-cell office:value-type="float" office:value="352851.0537">
            <text:p>352851,05</text:p>
          </table:table-cell>
          <table:table-cell table:number-columns-repeated="3"/>
        </table:table-row>
        <table:table-row table:style-name="ro1">
          <table:table-cell office:value-type="float" office:value="409150">
            <text:p>409150</text:p>
          </table:table-cell>
          <table:table-cell office:value-type="float" office:value="2495567.3919">
            <text:p>2495567,39</text:p>
          </table:table-cell>
          <table:table-cell office:value-type="float" office:value="367339.4619">
            <text:p>367339,46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2994825.6387">
            <text:p>2994825,64</text:p>
          </table:table-cell>
          <table:table-cell office:value-type="float" office:value="491157.4251">
            <text:p>491157,43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3344964.8847">
            <text:p>3344964,88</text:p>
          </table:table-cell>
          <table:table-cell office:value-type="float" office:value="537183.5104">
            <text:p>537183,51</text:p>
          </table:table-cell>
          <table:table-cell table:number-columns-repeated="3"/>
        </table:table-row>
        <table:table-row table:style-name="ro1">
          <table:table-cell office:value-type="float" office:value="3079650">
            <text:p>3079650</text:p>
          </table:table-cell>
          <table:table-cell office:value-type="float" office:value="3640754.0866">
            <text:p>3640754,09</text:p>
          </table:table-cell>
          <table:table-cell office:value-type="float" office:value="2212798.3074">
            <text:p>2212798,31</text:p>
          </table:table-cell>
          <table:table-cell table:number-columns-repeated="3"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3110314.2997">
            <text:p>3110314,3</text:p>
          </table:table-cell>
          <table:table-cell office:value-type="float" office:value="470876.1094">
            <text:p>470876,11</text:p>
          </table:table-cell>
          <table:table-cell table:number-columns-repeated="3"/>
        </table:table-row>
        <table:table-row table:style-name="ro1">
          <table:table-cell office:value-type="float" office:value="1291150">
            <text:p>1291150</text:p>
          </table:table-cell>
          <table:table-cell office:value-type="float" office:value="3115548.5391">
            <text:p>3115548,54</text:p>
          </table:table-cell>
          <table:table-cell office:value-type="float" office:value="1244200.243">
            <text:p>1244200,24</text:p>
          </table:table-cell>
          <table:table-cell table:number-columns-repeated="3"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3358921.462">
            <text:p>3358921,46</text:p>
          </table:table-cell>
          <table:table-cell office:value-type="float" office:value="563208.5326">
            <text:p>563208,53</text:p>
          </table:table-cell>
          <table:table-cell table:number-columns-repeated="3"/>
        </table:table-row>
        <table:table-row table:style-name="ro1">
          <table:table-cell office:value-type="float" office:value="1120600">
            <text:p>1120600</text:p>
          </table:table-cell>
          <table:table-cell office:value-type="float" office:value="3085464.6747">
            <text:p>3085464,67</text:p>
          </table:table-cell>
          <table:table-cell office:value-type="float" office:value="1008397.5668">
            <text:p>1008397,57</text:p>
          </table:table-cell>
          <table:table-cell table:number-columns-repeated="3"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2430427.2782">
            <text:p>2430427,28</text:p>
          </table:table-cell>
          <table:table-cell office:value-type="float" office:value="296367.0615">
            <text:p>296367,06</text:p>
          </table:table-cell>
          <table:table-cell table:number-columns-repeated="3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3012239.2734">
            <text:p>3012239,27</text:p>
          </table:table-cell>
          <table:table-cell office:value-type="float" office:value="509920.6713">
            <text:p>509920,67</text:p>
          </table:table-cell>
          <table:table-cell table:number-columns-repeated="3"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2984170.0855">
            <text:p>2984170,09</text:p>
          </table:table-cell>
          <table:table-cell office:value-type="float" office:value="459487.2383">
            <text:p>459487,24</text:p>
          </table:table-cell>
          <table:table-cell table:number-columns-repeated="3"/>
        </table:table-row>
        <table:table-row table:style-name="ro1">
          <table:table-cell office:value-type="float" office:value="1212750">
            <text:p>1212750</text:p>
          </table:table-cell>
          <table:table-cell office:value-type="float" office:value="3114867.1732">
            <text:p>3114867,17</text:p>
          </table:table-cell>
          <table:table-cell office:value-type="float" office:value="1306793.318">
            <text:p>1306793,32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2788790.989">
            <text:p>2788790,99</text:p>
          </table:table-cell>
          <table:table-cell office:value-type="float" office:value="544172.514">
            <text:p>544172,51</text:p>
          </table:table-cell>
          <table:table-cell table:number-columns-repeated="3"/>
        </table:table-row>
        <table:table-row table:style-name="ro1">
          <table:table-cell office:value-type="float" office:value="355250">
            <text:p>355250</text:p>
          </table:table-cell>
          <table:table-cell office:value-type="float" office:value="2902010.0539">
            <text:p>2902010,05</text:p>
          </table:table-cell>
          <table:table-cell office:value-type="float" office:value="447238.1638">
            <text:p>447238,16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3080527.6553">
            <text:p>3080527,66</text:p>
          </table:table-cell>
          <table:table-cell office:value-type="float" office:value="402126.2223">
            <text:p>402126,22</text:p>
          </table:table-cell>
          <table:table-cell table:number-columns-repeated="3"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3485729.3557">
            <text:p>3485729,36</text:p>
          </table:table-cell>
          <table:table-cell office:value-type="float" office:value="652402.5219">
            <text:p>652402,52</text:p>
          </table:table-cell>
          <table:table-cell table:number-columns-repeated="3"/>
        </table:table-row>
        <table:table-row table:style-name="ro1">
          <table:table-cell office:value-type="float" office:value="619850">
            <text:p>619850</text:p>
          </table:table-cell>
          <table:table-cell office:value-type="float" office:value="3095670.0353">
            <text:p>3095670,04</text:p>
          </table:table-cell>
          <table:table-cell office:value-type="float" office:value="758745.2269">
            <text:p>758745,23</text:p>
          </table:table-cell>
          <table:table-cell table:number-columns-repeated="3"/>
        </table:table-row>
        <table:table-row table:style-name="ro1">
          <table:table-cell office:value-type="float" office:value="291550">
            <text:p>291550</text:p>
          </table:table-cell>
          <table:table-cell office:value-type="float" office:value="2982429.5169">
            <text:p>2982429,52</text:p>
          </table:table-cell>
          <table:table-cell office:value-type="float" office:value="456741.1788">
            <text:p>456741,18</text:p>
          </table:table-cell>
          <table:table-cell table:number-columns-repeated="3"/>
        </table:table-row>
        <table:table-row table:style-name="ro1">
          <table:table-cell office:value-type="float" office:value="779100">
            <text:p>779100</text:p>
          </table:table-cell>
          <table:table-cell office:value-type="float" office:value="3319519.1454">
            <text:p>3319519,15</text:p>
          </table:table-cell>
          <table:table-cell office:value-type="float" office:value="1436966.9969">
            <text:p>1436967</text:p>
          </table:table-cell>
          <table:table-cell table:number-columns-repeated="3"/>
        </table:table-row>
        <table:table-row table:style-name="ro1">
          <table:table-cell office:value-type="float" office:value="693350">
            <text:p>693350</text:p>
          </table:table-cell>
          <table:table-cell office:value-type="float" office:value="3368514.3884">
            <text:p>3368514,39</text:p>
          </table:table-cell>
          <table:table-cell office:value-type="float" office:value="1159006.5766">
            <text:p>1159006,58</text:p>
          </table:table-cell>
          <table:table-cell table:number-columns-repeated="3"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2861880.2483">
            <text:p>2861880,25</text:p>
          </table:table-cell>
          <table:table-cell office:value-type="float" office:value="275246.624">
            <text:p>275246,62</text:p>
          </table:table-cell>
          <table:table-cell table:number-columns-repeated="3"/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3620794.1111">
            <text:p>3620794,11</text:p>
          </table:table-cell>
          <table:table-cell office:value-type="float" office:value="2020371.8591">
            <text:p>2020371,86</text:p>
          </table:table-cell>
          <table:table-cell table:number-columns-repeated="3"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2325927.4897">
            <text:p>2325927,49</text:p>
          </table:table-cell>
          <table:table-cell office:value-type="float" office:value="409664.5878">
            <text:p>409664,59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223846.0039">
            <text:p>3223846</text:p>
          </table:table-cell>
          <table:table-cell office:value-type="float" office:value="473900.4667">
            <text:p>473900,47</text:p>
          </table:table-cell>
          <table:table-cell table:number-columns-repeated="3"/>
        </table:table-row>
        <table:table-row table:style-name="ro1">
          <table:table-cell office:value-type="float" office:value="1097600">
            <text:p>1097600</text:p>
          </table:table-cell>
          <table:table-cell office:value-type="float" office:value="3413533.858">
            <text:p>3413533,86</text:p>
          </table:table-cell>
          <table:table-cell office:value-type="float" office:value="2085117.6947">
            <text:p>2085117,69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3488777.5787">
            <text:p>3488777,58</text:p>
          </table:table-cell>
          <table:table-cell office:value-type="float" office:value="610042.8436">
            <text:p>610042,84</text:p>
          </table:table-cell>
          <table:table-cell table:number-columns-repeated="3"/>
        </table:table-row>
        <table:table-row table:style-name="ro1">
          <table:table-cell office:value-type="float" office:value="465377.5">
            <text:p>465377,5</text:p>
          </table:table-cell>
          <table:table-cell office:value-type="float" office:value="2928176.9375">
            <text:p>2928176,94</text:p>
          </table:table-cell>
          <table:table-cell office:value-type="float" office:value="747112.8844">
            <text:p>747112,88</text:p>
          </table:table-cell>
          <table:table-cell table:number-columns-repeated="3"/>
        </table:table-row>
        <table:table-row table:style-name="ro1">
          <table:table-cell office:value-type="float" office:value="522999">
            <text:p>522999</text:p>
          </table:table-cell>
          <table:table-cell office:value-type="float" office:value="3362186.2189">
            <text:p>3362186,22</text:p>
          </table:table-cell>
          <table:table-cell office:value-type="float" office:value="586334.9777">
            <text:p>586334,98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196082.4559">
            <text:p>3196082,46</text:p>
          </table:table-cell>
          <table:table-cell office:value-type="float" office:value="439047.7196">
            <text:p>439047,72</text:p>
          </table:table-cell>
          <table:table-cell table:number-columns-repeated="3"/>
        </table:table-row>
        <table:table-row table:style-name="ro1">
          <table:table-cell office:value-type="float" office:value="1714877.5">
            <text:p>1714877,5</text:p>
          </table:table-cell>
          <table:table-cell office:value-type="float" office:value="3219548.922">
            <text:p>3219548,92</text:p>
          </table:table-cell>
          <table:table-cell office:value-type="float" office:value="1390275.1718">
            <text:p>1390275,17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2994307.0891">
            <text:p>2994307,09</text:p>
          </table:table-cell>
          <table:table-cell office:value-type="float" office:value="1027757.7663">
            <text:p>1027757,77</text:p>
          </table:table-cell>
          <table:table-cell table:number-columns-repeated="3"/>
        </table:table-row>
        <table:table-row table:style-name="ro1">
          <table:table-cell office:value-type="float" office:value="538975.5">
            <text:p>538975,5</text:p>
          </table:table-cell>
          <table:table-cell office:value-type="float" office:value="3028472.4682">
            <text:p>3028472,47</text:p>
          </table:table-cell>
          <table:table-cell office:value-type="float" office:value="735663.7694">
            <text:p>735663,77</text:p>
          </table:table-cell>
          <table:table-cell table:number-columns-repeated="3"/>
        </table:table-row>
        <table:table-row table:style-name="ro1">
          <table:table-cell office:value-type="float" office:value="299999">
            <text:p>299999</text:p>
          </table:table-cell>
          <table:table-cell office:value-type="float" office:value="2560569.2362">
            <text:p>2560569,24</text:p>
          </table:table-cell>
          <table:table-cell office:value-type="float" office:value="226492.1037">
            <text:p>226492,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3248051.731">
            <text:p>3248051,73</text:p>
          </table:table-cell>
          <table:table-cell office:value-type="float" office:value="1521798.0744">
            <text:p>1521798,07</text:p>
          </table:table-cell>
          <table:table-cell table:number-columns-repeated="3"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3350212.1426">
            <text:p>3350212,14</text:p>
          </table:table-cell>
          <table:table-cell office:value-type="float" office:value="529488.1457">
            <text:p>529488,15</text:p>
          </table:table-cell>
          <table:table-cell table:number-columns-repeated="3"/>
        </table:table-row>
        <table:table-row table:style-name="ro1">
          <table:table-cell office:value-type="float" office:value="1639050">
            <text:p>1639050</text:p>
          </table:table-cell>
          <table:table-cell office:value-type="float" office:value="3236160.372">
            <text:p>3236160,37</text:p>
          </table:table-cell>
          <table:table-cell office:value-type="float" office:value="1403450.9438">
            <text:p>1403450,94</text:p>
          </table:table-cell>
          <table:table-cell table:number-columns-repeated="3"/>
        </table:table-row>
        <table:table-row table:style-name="ro1">
          <table:table-cell office:value-type="float" office:value="159250">
            <text:p>159250</text:p>
          </table:table-cell>
          <table:table-cell office:value-type="float" office:value="2590006.4927">
            <text:p>2590006,49</text:p>
          </table:table-cell>
          <table:table-cell office:value-type="float" office:value="245586.0538">
            <text:p>245586,05</text:p>
          </table:table-cell>
          <table:table-cell table:number-columns-repeated="3"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3032982.0333">
            <text:p>3032982,03</text:p>
          </table:table-cell>
          <table:table-cell office:value-type="float" office:value="516339.3182">
            <text:p>516339,32</text:p>
          </table:table-cell>
          <table:table-cell table:number-columns-repeated="3"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2679015.3477">
            <text:p>2679015,35</text:p>
          </table:table-cell>
          <table:table-cell office:value-type="float" office:value="480296.2859">
            <text:p>480296,29</text:p>
          </table:table-cell>
          <table:table-cell table:number-columns-repeated="3"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3252314.5629">
            <text:p>3252314,56</text:p>
          </table:table-cell>
          <table:table-cell office:value-type="float" office:value="682194.5536">
            <text:p>682194,55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2831836.8154">
            <text:p>2831836,82</text:p>
          </table:table-cell>
          <table:table-cell office:value-type="float" office:value="511356.3228">
            <text:p>511356,32</text:p>
          </table:table-cell>
          <table:table-cell table:number-columns-repeated="3"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3008607.6889">
            <text:p>3008607,69</text:p>
          </table:table-cell>
          <table:table-cell office:value-type="float" office:value="599109.3351">
            <text:p>599109,34</text:p>
          </table:table-cell>
          <table:table-cell table:number-columns-repeated="3"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2939180.8539">
            <text:p>2939180,85</text:p>
          </table:table-cell>
          <table:table-cell office:value-type="float" office:value="408992.899">
            <text:p>408992,9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487258.8529">
            <text:p>2487258,85</text:p>
          </table:table-cell>
          <table:table-cell office:value-type="float" office:value="269784.1249">
            <text:p>269784,12</text:p>
          </table:table-cell>
          <table:table-cell table:number-columns-repeated="3"/>
        </table:table-row>
        <table:table-row table:style-name="ro1">
          <table:table-cell office:value-type="float" office:value="3013500">
            <text:p>3013500</text:p>
          </table:table-cell>
          <table:table-cell office:value-type="float" office:value="3518128.6896">
            <text:p>3518128,69</text:p>
          </table:table-cell>
          <table:table-cell office:value-type="float" office:value="2253901.3611">
            <text:p>2253901,36</text:p>
          </table:table-cell>
          <table:table-cell table:number-columns-repeated="3"/>
        </table:table-row>
        <table:table-row table:style-name="ro1">
          <table:table-cell office:value-type="float" office:value="293700">
            <text:p>293700</text:p>
          </table:table-cell>
          <table:table-cell office:value-type="float" office:value="3503796.9979">
            <text:p>3503797</text:p>
          </table:table-cell>
          <table:table-cell office:value-type="float" office:value="649569.2813">
            <text:p>649569,28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2300755.6857">
            <text:p>2300755,69</text:p>
          </table:table-cell>
          <table:table-cell office:value-type="float" office:value="193798.4067">
            <text:p>193798,41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598102.3002">
            <text:p>2598102,3</text:p>
          </table:table-cell>
          <table:table-cell office:value-type="float" office:value="254983.0859">
            <text:p>254983,09</text:p>
          </table:table-cell>
          <table:table-cell table:number-columns-repeated="3"/>
        </table:table-row>
        <table:table-row table:style-name="ro1">
          <table:table-cell office:value-type="float" office:value="367500">
            <text:p>367500</text:p>
          </table:table-cell>
          <table:table-cell office:value-type="float" office:value="3351322.7928">
            <text:p>3351322,79</text:p>
          </table:table-cell>
          <table:table-cell office:value-type="float" office:value="641686.3551">
            <text:p>641686,36</text:p>
          </table:table-cell>
          <table:table-cell table:number-columns-repeated="3"/>
        </table:table-row>
        <table:table-row table:style-name="ro1">
          <table:table-cell office:value-type="float" office:value="524300">
            <text:p>524300</text:p>
          </table:table-cell>
          <table:table-cell office:value-type="float" office:value="3000183.2113">
            <text:p>3000183,21</text:p>
          </table:table-cell>
          <table:table-cell office:value-type="float" office:value="503378.4421">
            <text:p>503378,44</text:p>
          </table:table-cell>
          <table:table-cell table:number-columns-repeated="3"/>
        </table:table-row>
        <table:table-row table:style-name="ro1">
          <table:table-cell office:value-type="float" office:value="2050000">
            <text:p>2050000</text:p>
          </table:table-cell>
          <table:table-cell office:value-type="float" office:value="3648611.5656">
            <text:p>3648611,57</text:p>
          </table:table-cell>
          <table:table-cell office:value-type="float" office:value="2331377.8833">
            <text:p>2331377,88</text:p>
          </table:table-cell>
          <table:table-cell table:number-columns-repeated="3"/>
        </table:table-row>
        <table:table-row table:style-name="ro1">
          <table:table-cell office:value-type="float" office:value="2592100">
            <text:p>2592100</text:p>
          </table:table-cell>
          <table:table-cell office:value-type="float" office:value="3562456.5047">
            <text:p>3562456,5</text:p>
          </table:table-cell>
          <table:table-cell office:value-type="float" office:value="1530334.0913">
            <text:p>1530334,09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176680.9775">
            <text:p>3176680,98</text:p>
          </table:table-cell>
          <table:table-cell office:value-type="float" office:value="671205.4985">
            <text:p>671205,5</text:p>
          </table:table-cell>
          <table:table-cell table:number-columns-repeated="3"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3313605.7437">
            <text:p>3313605,74</text:p>
          </table:table-cell>
          <table:table-cell office:value-type="float" office:value="567685.4645">
            <text:p>567685,46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3114406.3003">
            <text:p>3114406,3</text:p>
          </table:table-cell>
          <table:table-cell office:value-type="float" office:value="760422.5398">
            <text:p>760422,54</text:p>
          </table:table-cell>
          <table:table-cell table:number-columns-repeated="3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2766395.4681">
            <text:p>2766395,47</text:p>
          </table:table-cell>
          <table:table-cell office:value-type="float" office:value="566876.1351">
            <text:p>566876,14</text:p>
          </table:table-cell>
          <table:table-cell table:number-columns-repeated="3"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2804662.4892">
            <text:p>2804662,49</text:p>
          </table:table-cell>
          <table:table-cell office:value-type="float" office:value="548395.9778">
            <text:p>548395,98</text:p>
          </table:table-cell>
          <table:table-cell table:number-columns-repeated="3"/>
        </table:table-row>
        <table:table-row table:style-name="ro1">
          <table:table-cell office:value-type="float" office:value="477750">
            <text:p>477750</text:p>
          </table:table-cell>
          <table:table-cell office:value-type="float" office:value="3142255.4109">
            <text:p>3142255,41</text:p>
          </table:table-cell>
          <table:table-cell office:value-type="float" office:value="625022.7374">
            <text:p>625022,74</text:p>
          </table:table-cell>
          <table:table-cell table:number-columns-repeated="3"/>
        </table:table-row>
        <table:table-row table:style-name="ro1">
          <table:table-cell office:value-type="float" office:value="563010">
            <text:p>563010</text:p>
          </table:table-cell>
          <table:table-cell office:value-type="float" office:value="3107794.471">
            <text:p>3107794,47</text:p>
          </table:table-cell>
          <table:table-cell office:value-type="float" office:value="758262.5751">
            <text:p>758262,58</text:p>
          </table:table-cell>
          <table:table-cell table:number-columns-repeated="3"/>
        </table:table-row>
        <table:table-row table:style-name="ro1">
          <table:table-cell office:value-type="float" office:value="612500">
            <text:p>612500</text:p>
          </table:table-cell>
          <table:table-cell office:value-type="float" office:value="3225456.0466">
            <text:p>3225456,05</text:p>
          </table:table-cell>
          <table:table-cell office:value-type="float" office:value="531193.0567">
            <text:p>531193,06</text:p>
          </table:table-cell>
          <table:table-cell table:number-columns-repeated="3"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2769110.8726">
            <text:p>2769110,87</text:p>
          </table:table-cell>
          <table:table-cell office:value-type="float" office:value="545755.4881">
            <text:p>545755,49</text:p>
          </table:table-cell>
          <table:table-cell table:number-columns-repeated="3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2644127.5832">
            <text:p>2644127,58</text:p>
          </table:table-cell>
          <table:table-cell office:value-type="float" office:value="322385.8002">
            <text:p>322385,8</text:p>
          </table:table-cell>
          <table:table-cell table:number-columns-repeated="3"/>
        </table:table-row>
        <table:table-row table:style-name="ro1">
          <table:table-cell office:value-type="float" office:value="1190000">
            <text:p>1190000</text:p>
          </table:table-cell>
          <table:table-cell office:value-type="float" office:value="3071313.2811">
            <text:p>3071313,28</text:p>
          </table:table-cell>
          <table:table-cell office:value-type="float" office:value="708237.1402">
            <text:p>708237,14</text:p>
          </table:table-cell>
          <table:table-cell table:number-columns-repeated="3"/>
        </table:table-row>
        <table:table-row table:style-name="ro1">
          <table:table-cell office:value-type="float" office:value="512050">
            <text:p>512050</text:p>
          </table:table-cell>
          <table:table-cell office:value-type="float" office:value="3119930.5318">
            <text:p>3119930,53</text:p>
          </table:table-cell>
          <table:table-cell office:value-type="float" office:value="926351.2217">
            <text:p>926351,22</text:p>
          </table:table-cell>
          <table:table-cell table:number-columns-repeated="3"/>
        </table:table-row>
        <table:table-row table:style-name="ro1">
          <table:table-cell office:value-type="float" office:value="187600">
            <text:p>187600</text:p>
          </table:table-cell>
          <table:table-cell office:value-type="float" office:value="3035372.6663">
            <text:p>3035372,67</text:p>
          </table:table-cell>
          <table:table-cell office:value-type="float" office:value="362097.8424">
            <text:p>362097,84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358618.1027">
            <text:p>3358618,1</text:p>
          </table:table-cell>
          <table:table-cell office:value-type="float" office:value="542007.4315">
            <text:p>542007,43</text:p>
          </table:table-cell>
          <table:table-cell table:number-columns-repeated="3"/>
        </table:table-row>
        <table:table-row table:style-name="ro1">
          <table:table-cell office:value-type="float" office:value="945700">
            <text:p>945700</text:p>
          </table:table-cell>
          <table:table-cell office:value-type="float" office:value="3133158.9471">
            <text:p>3133158,95</text:p>
          </table:table-cell>
          <table:table-cell office:value-type="float" office:value="888059.2533">
            <text:p>888059,25</text:p>
          </table:table-cell>
          <table:table-cell table:number-columns-repeated="3"/>
        </table:table-row>
        <table:table-row table:style-name="ro1">
          <table:table-cell office:value-type="float" office:value="470400">
            <text:p>470400</text:p>
          </table:table-cell>
          <table:table-cell office:value-type="float" office:value="3003563.3579">
            <text:p>3003563,36</text:p>
          </table:table-cell>
          <table:table-cell office:value-type="float" office:value="471089.6835">
            <text:p>471089,68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3073659.1424">
            <text:p>3073659,14</text:p>
          </table:table-cell>
          <table:table-cell office:value-type="float" office:value="385182.7219">
            <text:p>385182,72</text:p>
          </table:table-cell>
          <table:table-cell table:number-columns-repeated="3"/>
        </table:table-row>
        <table:table-row table:style-name="ro1">
          <table:table-cell office:value-type="float" office:value="1094250">
            <text:p>1094250</text:p>
          </table:table-cell>
          <table:table-cell office:value-type="float" office:value="3366801.4634">
            <text:p>3366801,46</text:p>
          </table:table-cell>
          <table:table-cell office:value-type="float" office:value="835099.2998">
            <text:p>835099,3</text:p>
          </table:table-cell>
          <table:table-cell table:number-columns-repeated="3"/>
        </table:table-row>
        <table:table-row table:style-name="ro1">
          <table:table-cell office:value-type="float" office:value="497500">
            <text:p>497500</text:p>
          </table:table-cell>
          <table:table-cell office:value-type="float" office:value="2772418.4837">
            <text:p>2772418,48</text:p>
          </table:table-cell>
          <table:table-cell office:value-type="float" office:value="369379.589">
            <text:p>369379,59</text:p>
          </table:table-cell>
          <table:table-cell table:number-columns-repeated="3"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3127969.2908">
            <text:p>3127969,29</text:p>
          </table:table-cell>
          <table:table-cell office:value-type="float" office:value="926827.2729">
            <text:p>926827,27</text:p>
          </table:table-cell>
          <table:table-cell table:number-columns-repeated="3"/>
        </table:table-row>
        <table:table-row table:style-name="ro1">
          <table:table-cell office:value-type="float" office:value="457905">
            <text:p>457905</text:p>
          </table:table-cell>
          <table:table-cell office:value-type="float" office:value="2888530.2865">
            <text:p>2888530,29</text:p>
          </table:table-cell>
          <table:table-cell office:value-type="float" office:value="397120.5934">
            <text:p>397120,59</text:p>
          </table:table-cell>
          <table:table-cell table:number-columns-repeated="3"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2566822.1598">
            <text:p>2566822,16</text:p>
          </table:table-cell>
          <table:table-cell office:value-type="float" office:value="301539.3827">
            <text:p>301539,38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3078310.2664">
            <text:p>3078310,27</text:p>
          </table:table-cell>
          <table:table-cell office:value-type="float" office:value="469538.9839">
            <text:p>469538,98</text:p>
          </table:table-cell>
          <table:table-cell table:number-columns-repeated="3"/>
        </table:table-row>
        <table:table-row table:style-name="ro1">
          <table:table-cell office:value-type="float" office:value="249900">
            <text:p>249900</text:p>
          </table:table-cell>
          <table:table-cell office:value-type="float" office:value="2616828.7647">
            <text:p>2616828,76</text:p>
          </table:table-cell>
          <table:table-cell office:value-type="float" office:value="377985.166">
            <text:p>377985,17</text:p>
          </table:table-cell>
          <table:table-cell table:number-columns-repeated="3"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2583919.9813">
            <text:p>2583919,98</text:p>
          </table:table-cell>
          <table:table-cell office:value-type="float" office:value="445123.5407">
            <text:p>445123,54</text:p>
          </table:table-cell>
          <table:table-cell table:number-columns-repeated="3"/>
        </table:table-row>
        <table:table-row table:style-name="ro1">
          <table:table-cell office:value-type="float" office:value="855050">
            <text:p>855050</text:p>
          </table:table-cell>
          <table:table-cell office:value-type="float" office:value="3081822.2704">
            <text:p>3081822,27</text:p>
          </table:table-cell>
          <table:table-cell office:value-type="float" office:value="433347.4029">
            <text:p>433347,4</text:p>
          </table:table-cell>
          <table:table-cell table:number-columns-repeated="3"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2686721.0349">
            <text:p>2686721,03</text:p>
          </table:table-cell>
          <table:table-cell office:value-type="float" office:value="265400.2862">
            <text:p>265400,29</text:p>
          </table:table-cell>
          <table:table-cell table:number-columns-repeated="3"/>
        </table:table-row>
        <table:table-row table:style-name="ro1">
          <table:table-cell office:value-type="float" office:value="3084550">
            <text:p>3084550</text:p>
          </table:table-cell>
          <table:table-cell office:value-type="float" office:value="3640749.7545">
            <text:p>3640749,75</text:p>
          </table:table-cell>
          <table:table-cell office:value-type="float" office:value="2212792.312">
            <text:p>2212792,31</text:p>
          </table:table-cell>
          <table:table-cell table:number-columns-repeated="3"/>
        </table:table-row>
        <table:table-row table:style-name="ro1">
          <table:table-cell office:value-type="float" office:value="1418550">
            <text:p>1418550</text:p>
          </table:table-cell>
          <table:table-cell office:value-type="float" office:value="3139302.1529">
            <text:p>3139302,15</text:p>
          </table:table-cell>
          <table:table-cell office:value-type="float" office:value="979355.8587">
            <text:p>979355,86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993665.6534">
            <text:p>2993665,65</text:p>
          </table:table-cell>
          <table:table-cell office:value-type="float" office:value="344759.1602">
            <text:p>344759,16</text:p>
          </table:table-cell>
          <table:table-cell table:number-columns-repeated="3"/>
        </table:table-row>
        <table:table-row table:style-name="ro1">
          <table:table-cell office:value-type="float" office:value="244975.5">
            <text:p>244975,5</text:p>
          </table:table-cell>
          <table:table-cell office:value-type="float" office:value="3338957.3088">
            <text:p>3338957,31</text:p>
          </table:table-cell>
          <table:table-cell office:value-type="float" office:value="525440.3442">
            <text:p>525440,34</text:p>
          </table:table-cell>
          <table:table-cell table:number-columns-repeated="3"/>
        </table:table-row>
        <table:table-row table:style-name="ro1">
          <table:table-cell office:value-type="float" office:value="291550">
            <text:p>291550</text:p>
          </table:table-cell>
          <table:table-cell office:value-type="float" office:value="3073488.3902">
            <text:p>3073488,39</text:p>
          </table:table-cell>
          <table:table-cell office:value-type="float" office:value="370870.5539">
            <text:p>370870,55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283200.3739">
            <text:p>2283200,37</text:p>
          </table:table-cell>
          <table:table-cell office:value-type="float" office:value="216082.5556">
            <text:p>216082,56</text:p>
          </table:table-cell>
          <table:table-cell table:number-columns-repeated="3"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2293899.3319">
            <text:p>2293899,33</text:p>
          </table:table-cell>
          <table:table-cell office:value-type="float" office:value="177732.8168">
            <text:p>177732,82</text:p>
          </table:table-cell>
          <table:table-cell table:number-columns-repeated="3"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3079370.8389">
            <text:p>3079370,84</text:p>
          </table:table-cell>
          <table:table-cell office:value-type="float" office:value="533338.7875">
            <text:p>533338,79</text:p>
          </table:table-cell>
          <table:table-cell table:number-columns-repeated="3"/>
        </table:table-row>
        <table:table-row table:style-name="ro1">
          <table:table-cell office:value-type="float" office:value="1298500">
            <text:p>1298500</text:p>
          </table:table-cell>
          <table:table-cell office:value-type="float" office:value="3382169.8282">
            <text:p>3382169,83</text:p>
          </table:table-cell>
          <table:table-cell office:value-type="float" office:value="1135109.7328">
            <text:p>1135109,73</text:p>
          </table:table-cell>
          <table:table-cell table:number-columns-repeated="3"/>
        </table:table-row>
        <table:table-row table:style-name="ro1">
          <table:table-cell office:value-type="float" office:value="485100">
            <text:p>485100</text:p>
          </table:table-cell>
          <table:table-cell office:value-type="float" office:value="3113223.576">
            <text:p>3113223,58</text:p>
          </table:table-cell>
          <table:table-cell office:value-type="float" office:value="569383.1464">
            <text:p>569383,15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3342121.009">
            <text:p>3342121,01</text:p>
          </table:table-cell>
          <table:table-cell office:value-type="float" office:value="526788.354">
            <text:p>526788,35</text:p>
          </table:table-cell>
          <table:table-cell table:number-columns-repeated="3"/>
        </table:table-row>
        <table:table-row table:style-name="ro1">
          <table:table-cell office:value-type="float" office:value="1237250">
            <text:p>1237250</text:p>
          </table:table-cell>
          <table:table-cell office:value-type="float" office:value="3122297.0778">
            <text:p>3122297,08</text:p>
          </table:table-cell>
          <table:table-cell office:value-type="float" office:value="879182.6294">
            <text:p>879182,63</text:p>
          </table:table-cell>
          <table:table-cell table:number-columns-repeated="3"/>
        </table:table-row>
        <table:table-row table:style-name="ro1">
          <table:table-cell office:value-type="float" office:value="391975.5">
            <text:p>391975,5</text:p>
          </table:table-cell>
          <table:table-cell office:value-type="float" office:value="3110687.726">
            <text:p>3110687,73</text:p>
          </table:table-cell>
          <table:table-cell office:value-type="float" office:value="525637.0062">
            <text:p>525637,01</text:p>
          </table:table-cell>
          <table:table-cell table:number-columns-repeated="3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3194172.8199">
            <text:p>3194172,82</text:p>
          </table:table-cell>
          <table:table-cell office:value-type="float" office:value="438664.4913">
            <text:p>438664,49</text:p>
          </table:table-cell>
          <table:table-cell table:number-columns-repeated="3"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2894216.6664">
            <text:p>2894216,67</text:p>
          </table:table-cell>
          <table:table-cell office:value-type="float" office:value="449785.8577">
            <text:p>449785,86</text:p>
          </table:table-cell>
          <table:table-cell table:number-columns-repeated="3"/>
        </table:table-row>
        <table:table-row table:style-name="ro1">
          <table:table-cell office:value-type="float" office:value="139500">
            <text:p>139500</text:p>
          </table:table-cell>
          <table:table-cell office:value-type="float" office:value="2257975.4649">
            <text:p>2257975,46</text:p>
          </table:table-cell>
          <table:table-cell office:value-type="float" office:value="177096.3586">
            <text:p>177096,36</text:p>
          </table:table-cell>
          <table:table-cell table:number-columns-repeated="3"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2617170.2403">
            <text:p>2617170,24</text:p>
          </table:table-cell>
          <table:table-cell office:value-type="float" office:value="319430.2581">
            <text:p>319430,26</text:p>
          </table:table-cell>
          <table:table-cell table:number-columns-repeated="3"/>
        </table:table-row>
        <table:table-row table:style-name="ro1">
          <table:table-cell office:value-type="float" office:value="435536.5">
            <text:p>435536,5</text:p>
          </table:table-cell>
          <table:table-cell office:value-type="float" office:value="2621604.2274">
            <text:p>2621604,23</text:p>
          </table:table-cell>
          <table:table-cell office:value-type="float" office:value="249364.2984">
            <text:p>249364,3</text:p>
          </table:table-cell>
          <table:table-cell table:number-columns-repeated="3"/>
        </table:table-row>
        <table:table-row table:style-name="ro1">
          <table:table-cell office:value-type="float" office:value="2490000">
            <text:p>2490000</text:p>
          </table:table-cell>
          <table:table-cell office:value-type="float" office:value="3653008.7483">
            <text:p>3653008,75</text:p>
          </table:table-cell>
          <table:table-cell office:value-type="float" office:value="2337752.1668">
            <text:p>2337752,17</text:p>
          </table:table-cell>
          <table:table-cell table:number-columns-repeated="3"/>
        </table:table-row>
        <table:table-row table:style-name="ro1">
          <table:table-cell office:value-type="float" office:value="426300">
            <text:p>426300</text:p>
          </table:table-cell>
          <table:table-cell office:value-type="float" office:value="3016099.014">
            <text:p>3016099,01</text:p>
          </table:table-cell>
          <table:table-cell office:value-type="float" office:value="487408.3918">
            <text:p>487408,39</text:p>
          </table:table-cell>
          <table:table-cell table:number-columns-repeated="3"/>
        </table:table-row>
        <table:table-row table:style-name="ro1">
          <table:table-cell office:value-type="float" office:value="1245000">
            <text:p>1245000</text:p>
          </table:table-cell>
          <table:table-cell office:value-type="float" office:value="3435246.9507">
            <text:p>3435246,95</text:p>
          </table:table-cell>
          <table:table-cell office:value-type="float" office:value="1597340.2777">
            <text:p>1597340,28</text:p>
          </table:table-cell>
          <table:table-cell table:number-columns-repeated="3"/>
        </table:table-row>
        <table:table-row table:style-name="ro1">
          <table:table-cell office:value-type="float" office:value="519400">
            <text:p>519400</text:p>
          </table:table-cell>
          <table:table-cell office:value-type="float" office:value="2997276.2089">
            <text:p>2997276,21</text:p>
          </table:table-cell>
          <table:table-cell office:value-type="float" office:value="670709.7753">
            <text:p>670709,78</text:p>
          </table:table-cell>
          <table:table-cell table:number-columns-repeated="3"/>
        </table:table-row>
        <table:table-row table:style-name="ro1">
          <table:table-cell office:value-type="float" office:value="408659">
            <text:p>408659</text:p>
          </table:table-cell>
          <table:table-cell office:value-type="float" office:value="3068239.4709">
            <text:p>3068239,47</text:p>
          </table:table-cell>
          <table:table-cell office:value-type="float" office:value="475568.0872">
            <text:p>475568,09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2815560.819">
            <text:p>2815560,82</text:p>
          </table:table-cell>
          <table:table-cell office:value-type="float" office:value="753304.6033">
            <text:p>753304,6</text:p>
          </table:table-cell>
          <table:table-cell table:number-columns-repeated="3"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3095938.9621">
            <text:p>3095938,96</text:p>
          </table:table-cell>
          <table:table-cell office:value-type="float" office:value="475253.7451">
            <text:p>475253,75</text:p>
          </table:table-cell>
          <table:table-cell table:number-columns-repeated="3"/>
        </table:table-row>
        <table:table-row table:style-name="ro1">
          <table:table-cell office:value-type="float" office:value="477750">
            <text:p>477750</text:p>
          </table:table-cell>
          <table:table-cell office:value-type="float" office:value="2812662.2814">
            <text:p>2812662,28</text:p>
          </table:table-cell>
          <table:table-cell office:value-type="float" office:value="714840.8889">
            <text:p>714840,89</text:p>
          </table:table-cell>
          <table:table-cell table:number-columns-repeated="3"/>
        </table:table-row>
        <table:table-row table:style-name="ro1">
          <table:table-cell office:value-type="float" office:value="1421000">
            <text:p>1421000</text:p>
          </table:table-cell>
          <table:table-cell office:value-type="float" office:value="3033050.0556">
            <text:p>3033050,06</text:p>
          </table:table-cell>
          <table:table-cell office:value-type="float" office:value="1285624.6387">
            <text:p>1285624,64</text:p>
          </table:table-cell>
          <table:table-cell table:number-columns-repeated="3"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2454061.1497">
            <text:p>2454061,15</text:p>
          </table:table-cell>
          <table:table-cell office:value-type="float" office:value="212611.3681">
            <text:p>212611,37</text:p>
          </table:table-cell>
          <table:table-cell table:number-columns-repeated="3"/>
        </table:table-row>
        <table:table-row table:style-name="ro1">
          <table:table-cell office:value-type="float" office:value="416500">
            <text:p>416500</text:p>
          </table:table-cell>
          <table:table-cell office:value-type="float" office:value="2856587.6276">
            <text:p>2856587,63</text:p>
          </table:table-cell>
          <table:table-cell office:value-type="float" office:value="471491.1823">
            <text:p>471491,18</text:p>
          </table:table-cell>
          <table:table-cell table:number-columns-repeated="3"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3374341.4332">
            <text:p>3374341,43</text:p>
          </table:table-cell>
          <table:table-cell office:value-type="float" office:value="1033649.1293">
            <text:p>1033649,13</text:p>
          </table:table-cell>
          <table:table-cell table:number-columns-repeated="3"/>
        </table:table-row>
        <table:table-row table:style-name="ro1">
          <table:table-cell office:value-type="float" office:value="901600">
            <text:p>901600</text:p>
          </table:table-cell>
          <table:table-cell office:value-type="float" office:value="3274861.749">
            <text:p>3274861,75</text:p>
          </table:table-cell>
          <table:table-cell office:value-type="float" office:value="1127671.7862">
            <text:p>1127671,79</text:p>
          </table:table-cell>
          <table:table-cell table:number-columns-repeated="3"/>
        </table:table-row>
        <table:table-row table:style-name="ro1">
          <table:table-cell office:value-type="float" office:value="458150">
            <text:p>458150</text:p>
          </table:table-cell>
          <table:table-cell office:value-type="float" office:value="2635829.0537">
            <text:p>2635829,05</text:p>
          </table:table-cell>
          <table:table-cell office:value-type="float" office:value="519605.1057">
            <text:p>519605,11</text:p>
          </table:table-cell>
          <table:table-cell table:number-columns-repeated="3"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2811898.4081">
            <text:p>2811898,41</text:p>
          </table:table-cell>
          <table:table-cell office:value-type="float" office:value="410704.7239">
            <text:p>410704,72</text:p>
          </table:table-cell>
          <table:table-cell table:number-columns-repeated="3"/>
        </table:table-row>
        <table:table-row table:style-name="ro1">
          <table:table-cell office:value-type="float" office:value="857500">
            <text:p>857500</text:p>
          </table:table-cell>
          <table:table-cell office:value-type="float" office:value="2889939.3367">
            <text:p>2889939,34</text:p>
          </table:table-cell>
          <table:table-cell office:value-type="float" office:value="686393.7229">
            <text:p>686393,72</text:p>
          </table:table-cell>
          <table:table-cell table:number-columns-repeated="3"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3340866.7062">
            <text:p>3340866,71</text:p>
          </table:table-cell>
          <table:table-cell office:value-type="float" office:value="536053.6985">
            <text:p>536053,7</text:p>
          </table:table-cell>
          <table:table-cell table:number-columns-repeated="3"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3126196.5495">
            <text:p>3126196,55</text:p>
          </table:table-cell>
          <table:table-cell office:value-type="float" office:value="630322.4931">
            <text:p>630322,49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733341.5906">
            <text:p>2733341,59</text:p>
          </table:table-cell>
          <table:table-cell office:value-type="float" office:value="438139.7824">
            <text:p>438139,78</text:p>
          </table:table-cell>
          <table:table-cell table:number-columns-repeated="3"/>
        </table:table-row>
        <table:table-row table:style-name="ro1">
          <table:table-cell office:value-type="float" office:value="979975.5">
            <text:p>979975,5</text:p>
          </table:table-cell>
          <table:table-cell office:value-type="float" office:value="3525392.3837">
            <text:p>3525392,38</text:p>
          </table:table-cell>
          <table:table-cell office:value-type="float" office:value="1138803.6615">
            <text:p>1138803,66</text:p>
          </table:table-cell>
          <table:table-cell table:number-columns-repeated="3"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3225394.9897">
            <text:p>3225394,99</text:p>
          </table:table-cell>
          <table:table-cell office:value-type="float" office:value="456038.9429">
            <text:p>456038,94</text:p>
          </table:table-cell>
          <table:table-cell table:number-columns-repeated="3"/>
        </table:table-row>
        <table:table-row table:style-name="ro1">
          <table:table-cell office:value-type="float" office:value="281750">
            <text:p>281750</text:p>
          </table:table-cell>
          <table:table-cell office:value-type="float" office:value="2761643.8958">
            <text:p>2761643,9</text:p>
          </table:table-cell>
          <table:table-cell office:value-type="float" office:value="516947.2775">
            <text:p>516947,28</text:p>
          </table:table-cell>
          <table:table-cell table:number-columns-repeated="3"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3494274.4281">
            <text:p>3494274,43</text:p>
          </table:table-cell>
          <table:table-cell office:value-type="float" office:value="656745.3234">
            <text:p>656745,32</text:p>
          </table:table-cell>
          <table:table-cell table:number-columns-repeated="3"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3156569.5872">
            <text:p>3156569,59</text:p>
          </table:table-cell>
          <table:table-cell office:value-type="float" office:value="428026.7697">
            <text:p>428026,77</text:p>
          </table:table-cell>
          <table:table-cell table:number-columns-repeated="3"/>
        </table:table-row>
        <table:table-row table:style-name="ro1">
          <table:table-cell office:value-type="float" office:value="1149050">
            <text:p>1149050</text:p>
          </table:table-cell>
          <table:table-cell office:value-type="float" office:value="3439469.7988">
            <text:p>3439469,8</text:p>
          </table:table-cell>
          <table:table-cell office:value-type="float" office:value="1038601.0217">
            <text:p>1038601,02</text:p>
          </table:table-cell>
          <table:table-cell table:number-columns-repeated="3"/>
        </table:table-row>
        <table:table-row table:style-name="ro1">
          <table:table-cell office:value-type="float" office:value="575750">
            <text:p>575750</text:p>
          </table:table-cell>
          <table:table-cell office:value-type="float" office:value="3226380.3692">
            <text:p>3226380,37</text:p>
          </table:table-cell>
          <table:table-cell office:value-type="float" office:value="584847.6398">
            <text:p>584847,64</text:p>
          </table:table-cell>
          <table:table-cell table:number-columns-repeated="3"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3349655.2626">
            <text:p>3349655,26</text:p>
          </table:table-cell>
          <table:table-cell office:value-type="float" office:value="537746.382">
            <text:p>537746,38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959157.7041">
            <text:p>2959157,7</text:p>
          </table:table-cell>
          <table:table-cell office:value-type="float" office:value="411548.3692">
            <text:p>411548,37</text:p>
          </table:table-cell>
          <table:table-cell table:number-columns-repeated="3"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3238570.6004">
            <text:p>3238570,6</text:p>
          </table:table-cell>
          <table:table-cell office:value-type="float" office:value="751256.4335">
            <text:p>751256,43</text:p>
          </table:table-cell>
          <table:table-cell table:number-columns-repeated="3"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2613455.2704">
            <text:p>2613455,27</text:p>
          </table:table-cell>
          <table:table-cell office:value-type="float" office:value="367915.857">
            <text:p>367915,86</text:p>
          </table:table-cell>
          <table:table-cell table:number-columns-repeated="3"/>
        </table:table-row>
        <table:table-row table:style-name="ro1">
          <table:table-cell office:value-type="float" office:value="404250">
            <text:p>404250</text:p>
          </table:table-cell>
          <table:table-cell office:value-type="float" office:value="2619593.0434">
            <text:p>2619593,04</text:p>
          </table:table-cell>
          <table:table-cell office:value-type="float" office:value="337192.6609">
            <text:p>337192,66</text:p>
          </table:table-cell>
          <table:table-cell table:number-columns-repeated="3"/>
        </table:table-row>
        <table:table-row table:style-name="ro1">
          <table:table-cell office:value-type="float" office:value="1643950">
            <text:p>1643950</text:p>
          </table:table-cell>
          <table:table-cell office:value-type="float" office:value="3213627.5847">
            <text:p>3213627,58</text:p>
          </table:table-cell>
          <table:table-cell office:value-type="float" office:value="1444591.1444">
            <text:p>1444591,14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3098507.4952">
            <text:p>3098507,5</text:p>
          </table:table-cell>
          <table:table-cell office:value-type="float" office:value="391598.3839">
            <text:p>391598,38</text:p>
          </table:table-cell>
          <table:table-cell table:number-columns-repeated="3"/>
        </table:table-row>
        <table:table-row table:style-name="ro1">
          <table:table-cell office:value-type="float" office:value="237650">
            <text:p>237650</text:p>
          </table:table-cell>
          <table:table-cell office:value-type="float" office:value="2518420.1424">
            <text:p>2518420,14</text:p>
          </table:table-cell>
          <table:table-cell office:value-type="float" office:value="231166.6393">
            <text:p>231166,64</text:p>
          </table:table-cell>
          <table:table-cell table:number-columns-repeated="3"/>
        </table:table-row>
        <table:table-row table:style-name="ro1">
          <table:table-cell office:value-type="float" office:value="448350">
            <text:p>448350</text:p>
          </table:table-cell>
          <table:table-cell office:value-type="float" office:value="3008953.6612">
            <text:p>3008953,66</text:p>
          </table:table-cell>
          <table:table-cell office:value-type="float" office:value="508877.1492">
            <text:p>508877,15</text:p>
          </table:table-cell>
          <table:table-cell table:number-columns-repeated="3"/>
        </table:table-row>
        <table:table-row table:style-name="ro1">
          <table:table-cell office:value-type="float" office:value="502250">
            <text:p>502250</text:p>
          </table:table-cell>
          <table:table-cell office:value-type="float" office:value="3052961.095">
            <text:p>3052961,1</text:p>
          </table:table-cell>
          <table:table-cell office:value-type="float" office:value="635067.2194">
            <text:p>635067,22</text:p>
          </table:table-cell>
          <table:table-cell table:number-columns-repeated="3"/>
        </table:table-row>
        <table:table-row table:style-name="ro1">
          <table:table-cell office:value-type="float" office:value="2447525.5">
            <text:p>2447525,5</text:p>
          </table:table-cell>
          <table:table-cell office:value-type="float" office:value="3562453.039">
            <text:p>3562453,04</text:p>
          </table:table-cell>
          <table:table-cell office:value-type="float" office:value="1530330.6187">
            <text:p>1530330,62</text:p>
          </table:table-cell>
          <table:table-cell table:number-columns-repeated="3"/>
        </table:table-row>
        <table:table-row table:style-name="ro1">
          <table:table-cell office:value-type="float" office:value="662500">
            <text:p>662500</text:p>
          </table:table-cell>
          <table:table-cell office:value-type="float" office:value="3102332.9969">
            <text:p>3102333</text:p>
          </table:table-cell>
          <table:table-cell office:value-type="float" office:value="528976.2223">
            <text:p>528976,22</text:p>
          </table:table-cell>
          <table:table-cell table:number-columns-repeated="3"/>
        </table:table-row>
        <table:table-row table:style-name="ro1">
          <table:table-cell office:value-type="float" office:value="452025">
            <text:p>452025</text:p>
          </table:table-cell>
          <table:table-cell office:value-type="float" office:value="3182346.3308">
            <text:p>3182346,33</text:p>
          </table:table-cell>
          <table:table-cell office:value-type="float" office:value="847627.7914">
            <text:p>847627,79</text:p>
          </table:table-cell>
          <table:table-cell table:number-columns-repeated="3"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2520754.0483">
            <text:p>2520754,05</text:p>
          </table:table-cell>
          <table:table-cell office:value-type="float" office:value="287513.1159">
            <text:p>287513,12</text:p>
          </table:table-cell>
          <table:table-cell table:number-columns-repeated="3"/>
        </table:table-row>
        <table:table-row table:style-name="ro1">
          <table:table-cell office:value-type="float" office:value="478975">
            <text:p>478975</text:p>
          </table:table-cell>
          <table:table-cell office:value-type="float" office:value="2965327.3634">
            <text:p>2965327,36</text:p>
          </table:table-cell>
          <table:table-cell office:value-type="float" office:value="760572.1117">
            <text:p>760572,11</text:p>
          </table:table-cell>
          <table:table-cell table:number-columns-repeated="3"/>
        </table:table-row>
        <table:table-row table:style-name="ro1">
          <table:table-cell office:value-type="float" office:value="1127000">
            <text:p>1127000</text:p>
          </table:table-cell>
          <table:table-cell office:value-type="float" office:value="3177080.5596">
            <text:p>3177080,56</text:p>
          </table:table-cell>
          <table:table-cell office:value-type="float" office:value="1122153.3594">
            <text:p>1122153,36</text:p>
          </table:table-cell>
          <table:table-cell table:number-columns-repeated="3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3217655.7298">
            <text:p>3217655,73</text:p>
          </table:table-cell>
          <table:table-cell office:value-type="float" office:value="445854.2677">
            <text:p>445854,27</text:p>
          </table:table-cell>
          <table:table-cell table:number-columns-repeated="3"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3216708.0204">
            <text:p>3216708,02</text:p>
          </table:table-cell>
          <table:table-cell office:value-type="float" office:value="445323.1676">
            <text:p>445323,17</text:p>
          </table:table-cell>
          <table:table-cell table:number-columns-repeated="3"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2985200.5052">
            <text:p>2985200,51</text:p>
          </table:table-cell>
          <table:table-cell office:value-type="float" office:value="463944.7583">
            <text:p>463944,76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598472.0121">
            <text:p>2598472,01</text:p>
          </table:table-cell>
          <table:table-cell office:value-type="float" office:value="374945.2343">
            <text:p>374945,23</text:p>
          </table:table-cell>
          <table:table-cell table:number-columns-repeated="3"/>
        </table:table-row>
        <table:table-row table:style-name="ro1">
          <table:table-cell office:value-type="float" office:value="1298500">
            <text:p>1298500</text:p>
          </table:table-cell>
          <table:table-cell office:value-type="float" office:value="3281404.4191">
            <text:p>3281404,42</text:p>
          </table:table-cell>
          <table:table-cell office:value-type="float" office:value="1906491.0397">
            <text:p>1906491,04</text:p>
          </table:table-cell>
          <table:table-cell table:number-columns-repeated="3"/>
        </table:table-row>
        <table:table-row table:style-name="ro1">
          <table:table-cell office:value-type="float" office:value="796250">
            <text:p>796250</text:p>
          </table:table-cell>
          <table:table-cell office:value-type="float" office:value="2996304.3491">
            <text:p>2996304,35</text:p>
          </table:table-cell>
          <table:table-cell office:value-type="float" office:value="869053.3543">
            <text:p>869053,35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2975461.1087">
            <text:p>2975461,11</text:p>
          </table:table-cell>
          <table:table-cell office:value-type="float" office:value="334521.2326">
            <text:p>334521,23</text:p>
          </table:table-cell>
          <table:table-cell table:number-columns-repeated="3"/>
        </table:table-row>
        <table:table-row table:style-name="ro1">
          <table:table-cell office:value-type="float" office:value="1212750">
            <text:p>1212750</text:p>
          </table:table-cell>
          <table:table-cell office:value-type="float" office:value="3045349.3582">
            <text:p>3045349,36</text:p>
          </table:table-cell>
          <table:table-cell office:value-type="float" office:value="1202825.6277">
            <text:p>1202825,63</text:p>
          </table:table-cell>
          <table:table-cell table:number-columns-repeated="3"/>
        </table:table-row>
        <table:table-row table:style-name="ro1">
          <table:table-cell office:value-type="float" office:value="118825">
            <text:p>118825</text:p>
          </table:table-cell>
          <table:table-cell office:value-type="float" office:value="2885556.0582">
            <text:p>2885556,06</text:p>
          </table:table-cell>
          <table:table-cell office:value-type="float" office:value="301002.0882">
            <text:p>301002,09</text:p>
          </table:table-cell>
          <table:table-cell table:number-columns-repeated="3"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2315679.3408">
            <text:p>2315679,34</text:p>
          </table:table-cell>
          <table:table-cell office:value-type="float" office:value="242685.3524">
            <text:p>242685,35</text:p>
          </table:table-cell>
          <table:table-cell table:number-columns-repeated="3"/>
        </table:table-row>
        <table:table-row table:style-name="ro1">
          <table:table-cell office:value-type="float" office:value="759500">
            <text:p>759500</text:p>
          </table:table-cell>
          <table:table-cell office:value-type="float" office:value="2720355.7877">
            <text:p>2720355,79</text:p>
          </table:table-cell>
          <table:table-cell office:value-type="float" office:value="621395.2964">
            <text:p>621395,3</text:p>
          </table:table-cell>
          <table:table-cell table:number-columns-repeated="3"/>
        </table:table-row>
        <table:table-row table:style-name="ro1">
          <table:table-cell office:value-type="float" office:value="4777500">
            <text:p>4777500</text:p>
          </table:table-cell>
          <table:table-cell office:value-type="float" office:value="3063554.0455">
            <text:p>3063554,05</text:p>
          </table:table-cell>
          <table:table-cell office:value-type="float" office:value="1271760.7034">
            <text:p>1271760,7</text:p>
          </table:table-cell>
          <table:table-cell table:number-columns-repeated="3"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2874791.974">
            <text:p>2874791,97</text:p>
          </table:table-cell>
          <table:table-cell office:value-type="float" office:value="393458.7206">
            <text:p>393458,72</text:p>
          </table:table-cell>
          <table:table-cell table:number-columns-repeated="3"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3355053.389">
            <text:p>3355053,39</text:p>
          </table:table-cell>
          <table:table-cell office:value-type="float" office:value="716048.2519">
            <text:p>716048,25</text:p>
          </table:table-cell>
          <table:table-cell table:number-columns-repeated="3"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3319769.6619">
            <text:p>3319769,66</text:p>
          </table:table-cell>
          <table:table-cell office:value-type="float" office:value="527888.7187">
            <text:p>527888,72</text:p>
          </table:table-cell>
          <table:table-cell table:number-columns-repeated="3"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2912412.0246">
            <text:p>2912412,02</text:p>
          </table:table-cell>
          <table:table-cell office:value-type="float" office:value="1080158.8322">
            <text:p>1080158,83</text:p>
          </table:table-cell>
          <table:table-cell table:number-columns-repeated="3"/>
        </table:table-row>
        <table:table-row table:style-name="ro1">
          <table:table-cell office:value-type="float" office:value="1274000">
            <text:p>1274000</text:p>
          </table:table-cell>
          <table:table-cell office:value-type="float" office:value="3155386.259">
            <text:p>3155386,26</text:p>
          </table:table-cell>
          <table:table-cell office:value-type="float" office:value="986603.0733">
            <text:p>986603,07</text:p>
          </table:table-cell>
          <table:table-cell table:number-columns-repeated="3"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3075651.1976">
            <text:p>3075651,2</text:p>
          </table:table-cell>
          <table:table-cell office:value-type="float" office:value="515194.1149">
            <text:p>515194,11</text:p>
          </table:table-cell>
          <table:table-cell table:number-columns-repeated="3"/>
        </table:table-row>
        <table:table-row table:style-name="ro1">
          <table:table-cell office:value-type="float" office:value="879550">
            <text:p>879550</text:p>
          </table:table-cell>
          <table:table-cell office:value-type="float" office:value="3025379.89">
            <text:p>3025379,89</text:p>
          </table:table-cell>
          <table:table-cell office:value-type="float" office:value="906577.9081">
            <text:p>906577,91</text:p>
          </table:table-cell>
          <table:table-cell table:number-columns-repeated="3"/>
        </table:table-row>
        <table:table-row table:style-name="ro1">
          <table:table-cell office:value-type="float" office:value="316050">
            <text:p>316050</text:p>
          </table:table-cell>
          <table:table-cell office:value-type="float" office:value="2655716.1039">
            <text:p>2655716,1</text:p>
          </table:table-cell>
          <table:table-cell office:value-type="float" office:value="291666.2076">
            <text:p>291666,21</text:p>
          </table:table-cell>
          <table:table-cell table:number-columns-repeated="3"/>
        </table:table-row>
        <table:table-row table:style-name="ro1">
          <table:table-cell office:value-type="float" office:value="1171100">
            <text:p>1171100</text:p>
          </table:table-cell>
          <table:table-cell office:value-type="float" office:value="3147806.5507">
            <text:p>3147806,55</text:p>
          </table:table-cell>
          <table:table-cell office:value-type="float" office:value="661609.3722">
            <text:p>661609,37</text:p>
          </table:table-cell>
          <table:table-cell table:number-columns-repeated="3"/>
        </table:table-row>
        <table:table-row table:style-name="ro1">
          <table:table-cell office:value-type="float" office:value="502250">
            <text:p>502250</text:p>
          </table:table-cell>
          <table:table-cell office:value-type="float" office:value="2899966.3792">
            <text:p>2899966,38</text:p>
          </table:table-cell>
          <table:table-cell office:value-type="float" office:value="421044.6077">
            <text:p>421044,61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2731029.3545">
            <text:p>2731029,35</text:p>
          </table:table-cell>
          <table:table-cell office:value-type="float" office:value="269325.333">
            <text:p>269325,33</text:p>
          </table:table-cell>
          <table:table-cell table:number-columns-repeated="3"/>
        </table:table-row>
        <table:table-row table:style-name="ro1">
          <table:table-cell office:value-type="float" office:value="129850">
            <text:p>129850</text:p>
          </table:table-cell>
          <table:table-cell office:value-type="float" office:value="2896134.142">
            <text:p>2896134,14</text:p>
          </table:table-cell>
          <table:table-cell office:value-type="float" office:value="302909.5979">
            <text:p>302909,6</text:p>
          </table:table-cell>
          <table:table-cell table:number-columns-repeated="3"/>
        </table:table-row>
        <table:table-row table:style-name="ro1">
          <table:table-cell office:value-type="float" office:value="502250">
            <text:p>502250</text:p>
          </table:table-cell>
          <table:table-cell office:value-type="float" office:value="3018886.116">
            <text:p>3018886,12</text:p>
          </table:table-cell>
          <table:table-cell office:value-type="float" office:value="469278.6437">
            <text:p>469278,64</text:p>
          </table:table-cell>
          <table:table-cell table:number-columns-repeated="3"/>
        </table:table-row>
        <table:table-row table:style-name="ro1">
          <table:table-cell office:value-type="float" office:value="636975.5">
            <text:p>636975,5</text:p>
          </table:table-cell>
          <table:table-cell office:value-type="float" office:value="2698175.045">
            <text:p>2698175,05</text:p>
          </table:table-cell>
          <table:table-cell office:value-type="float" office:value="434846.1618">
            <text:p>434846,16</text:p>
          </table:table-cell>
          <table:table-cell table:number-columns-repeated="3"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3329084.6265">
            <text:p>3329084,63</text:p>
          </table:table-cell>
          <table:table-cell office:value-type="float" office:value="531421.672">
            <text:p>531421,67</text:p>
          </table:table-cell>
          <table:table-cell table:number-columns-repeated="3"/>
        </table:table-row>
        <table:table-row table:style-name="ro1">
          <table:table-cell office:value-type="float" office:value="2037450">
            <text:p>2037450</text:p>
          </table:table-cell>
          <table:table-cell office:value-type="float" office:value="2922678.4443">
            <text:p>2922678,44</text:p>
          </table:table-cell>
          <table:table-cell office:value-type="float" office:value="713966.5169">
            <text:p>713966,52</text:p>
          </table:table-cell>
          <table:table-cell table:number-columns-repeated="3"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2289955.625">
            <text:p>2289955,63</text:p>
          </table:table-cell>
          <table:table-cell office:value-type="float" office:value="339474.7358">
            <text:p>339474,74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2625177.9802">
            <text:p>2625177,98</text:p>
          </table:table-cell>
          <table:table-cell office:value-type="float" office:value="230164.7188">
            <text:p>230164,72</text:p>
          </table:table-cell>
          <table:table-cell table:number-columns-repeated="3"/>
        </table:table-row>
        <table:table-row table:style-name="ro1">
          <table:table-cell office:value-type="float" office:value="199999">
            <text:p>199999</text:p>
          </table:table-cell>
          <table:table-cell office:value-type="float" office:value="2322977.8057">
            <text:p>2322977,81</text:p>
          </table:table-cell>
          <table:table-cell office:value-type="float" office:value="237920.8909">
            <text:p>237920,89</text:p>
          </table:table-cell>
          <table:table-cell table:number-columns-repeated="3"/>
        </table:table-row>
        <table:table-row table:style-name="ro1">
          <table:table-cell office:value-type="float" office:value="299900">
            <text:p>299900</text:p>
          </table:table-cell>
          <table:table-cell office:value-type="float" office:value="2591454.6404">
            <text:p>2591454,64</text:p>
          </table:table-cell>
          <table:table-cell office:value-type="float" office:value="232513.9569">
            <text:p>232513,96</text:p>
          </table:table-cell>
          <table:table-cell table:number-columns-repeated="3"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2784775.9172">
            <text:p>2784775,92</text:p>
          </table:table-cell>
          <table:table-cell office:value-type="float" office:value="353599.0316">
            <text:p>353599,03</text:p>
          </table:table-cell>
          <table:table-cell table:number-columns-repeated="3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2795736.0798">
            <text:p>2795736,08</text:p>
          </table:table-cell>
          <table:table-cell office:value-type="float" office:value="444023.7388">
            <text:p>444023,74</text:p>
          </table:table-cell>
          <table:table-cell table:number-columns-repeated="3"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3341643.9069">
            <text:p>3341643,91</text:p>
          </table:table-cell>
          <table:table-cell office:value-type="float" office:value="659727.9247">
            <text:p>659727,92</text:p>
          </table:table-cell>
          <table:table-cell table:number-columns-repeated="3"/>
        </table:table-row>
        <table:table-row table:style-name="ro1">
          <table:table-cell office:value-type="float" office:value="595325.5">
            <text:p>595325,5</text:p>
          </table:table-cell>
          <table:table-cell office:value-type="float" office:value="3235653.883">
            <text:p>3235653,88</text:p>
          </table:table-cell>
          <table:table-cell office:value-type="float" office:value="661281.2037">
            <text:p>661281,2</text:p>
          </table:table-cell>
          <table:table-cell table:number-columns-repeated="3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3242078.8175">
            <text:p>3242078,82</text:p>
          </table:table-cell>
          <table:table-cell office:value-type="float" office:value="613354.1061">
            <text:p>613354,11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885930.4279">
            <text:p>2885930,43</text:p>
          </table:table-cell>
          <table:table-cell office:value-type="float" office:value="357106.1118">
            <text:p>357106,11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369132.5688">
            <text:p>3369132,57</text:p>
          </table:table-cell>
          <table:table-cell office:value-type="float" office:value="566989.3847">
            <text:p>566989,38</text:p>
          </table:table-cell>
          <table:table-cell table:number-columns-repeated="3"/>
        </table:table-row>
        <table:table-row table:style-name="ro1">
          <table:table-cell office:value-type="float" office:value="585550">
            <text:p>585550</text:p>
          </table:table-cell>
          <table:table-cell office:value-type="float" office:value="3134007.5796">
            <text:p>3134007,58</text:p>
          </table:table-cell>
          <table:table-cell office:value-type="float" office:value="927735.2791">
            <text:p>927735,28</text:p>
          </table:table-cell>
          <table:table-cell table:number-columns-repeated="3"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3382504.5133">
            <text:p>3382504,51</text:p>
          </table:table-cell>
          <table:table-cell office:value-type="float" office:value="645006.7227">
            <text:p>645006,72</text:p>
          </table:table-cell>
          <table:table-cell table:number-columns-repeated="3"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2366288.3734">
            <text:p>2366288,37</text:p>
          </table:table-cell>
          <table:table-cell office:value-type="float" office:value="185447.2948">
            <text:p>185447,29</text:p>
          </table:table-cell>
          <table:table-cell table:number-columns-repeated="3"/>
        </table:table-row>
        <table:table-row table:style-name="ro1">
          <table:table-cell office:value-type="float" office:value="1880000">
            <text:p>1880000</text:p>
          </table:table-cell>
          <table:table-cell office:value-type="float" office:value="3142544.7951">
            <text:p>3142544,8</text:p>
          </table:table-cell>
          <table:table-cell office:value-type="float" office:value="1040858.2138">
            <text:p>1040858,21</text:p>
          </table:table-cell>
          <table:table-cell table:number-columns-repeated="3"/>
        </table:table-row>
        <table:table-row table:style-name="ro1">
          <table:table-cell office:value-type="float" office:value="1595000">
            <text:p>1595000</text:p>
          </table:table-cell>
          <table:table-cell office:value-type="float" office:value="3108282.0635">
            <text:p>3108282,06</text:p>
          </table:table-cell>
          <table:table-cell office:value-type="float" office:value="961624.8958">
            <text:p>961624,9</text:p>
          </table:table-cell>
          <table:table-cell table:number-columns-repeated="3"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2519607.145">
            <text:p>2519607,15</text:p>
          </table:table-cell>
          <table:table-cell office:value-type="float" office:value="212917.0197">
            <text:p>212917,02</text:p>
          </table:table-cell>
          <table:table-cell table:number-columns-repeated="3"/>
        </table:table-row>
        <table:table-row table:style-name="ro1">
          <table:table-cell office:value-type="float" office:value="622300">
            <text:p>622300</text:p>
          </table:table-cell>
          <table:table-cell office:value-type="float" office:value="3160475.2171">
            <text:p>3160475,22</text:p>
          </table:table-cell>
          <table:table-cell office:value-type="float" office:value="669617.3899">
            <text:p>669617,39</text:p>
          </table:table-cell>
          <table:table-cell table:number-columns-repeated="3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2784775.9172">
            <text:p>2784775,92</text:p>
          </table:table-cell>
          <table:table-cell office:value-type="float" office:value="413856.2327">
            <text:p>413856,23</text:p>
          </table:table-cell>
          <table:table-cell table:number-columns-repeated="3"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2995714.1283">
            <text:p>2995714,13</text:p>
          </table:table-cell>
          <table:table-cell office:value-type="float" office:value="881284.1752">
            <text:p>881284,18</text:p>
          </table:table-cell>
          <table:table-cell table:number-columns-repeated="3"/>
        </table:table-row>
        <table:table-row table:style-name="ro1">
          <table:table-cell office:value-type="float" office:value="2447550">
            <text:p>2447550</text:p>
          </table:table-cell>
          <table:table-cell office:value-type="float" office:value="3235237.4918">
            <text:p>3235237,49</text:p>
          </table:table-cell>
          <table:table-cell office:value-type="float" office:value="1462327.5117">
            <text:p>1462327,51</text:p>
          </table:table-cell>
          <table:table-cell table:number-columns-repeated="3"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2674795.3215">
            <text:p>2674795,32</text:p>
          </table:table-cell>
          <table:table-cell office:value-type="float" office:value="713514.6644">
            <text:p>713514,66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134832.1198">
            <text:p>3134832,12</text:p>
          </table:table-cell>
          <table:table-cell office:value-type="float" office:value="654583.2477">
            <text:p>654583,25</text:p>
          </table:table-cell>
          <table:table-cell table:number-columns-repeated="3"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3346940.1321">
            <text:p>3346940,13</text:p>
          </table:table-cell>
          <table:table-cell office:value-type="float" office:value="538317.107">
            <text:p>538317,11</text:p>
          </table:table-cell>
          <table:table-cell table:number-columns-repeated="3"/>
        </table:table-row>
        <table:table-row table:style-name="ro1">
          <table:table-cell office:value-type="float" office:value="906500">
            <text:p>906500</text:p>
          </table:table-cell>
          <table:table-cell office:value-type="float" office:value="2902333.4434">
            <text:p>2902333,44</text:p>
          </table:table-cell>
          <table:table-cell office:value-type="float" office:value="738279.1733">
            <text:p>738279,17</text:p>
          </table:table-cell>
          <table:table-cell table:number-columns-repeated="3"/>
        </table:table-row>
        <table:table-row table:style-name="ro1">
          <table:table-cell office:value-type="float" office:value="439990">
            <text:p>439990</text:p>
          </table:table-cell>
          <table:table-cell office:value-type="float" office:value="2847245.2561">
            <text:p>2847245,26</text:p>
          </table:table-cell>
          <table:table-cell office:value-type="float" office:value="386336.1483">
            <text:p>386336,15</text:p>
          </table:table-cell>
          <table:table-cell table:number-columns-repeated="3"/>
        </table:table-row>
        <table:table-row table:style-name="ro1">
          <table:table-cell office:value-type="float" office:value="730100">
            <text:p>730100</text:p>
          </table:table-cell>
          <table:table-cell office:value-type="float" office:value="2826370.3423">
            <text:p>2826370,34</text:p>
          </table:table-cell>
          <table:table-cell office:value-type="float" office:value="437034.3023">
            <text:p>437034,3</text:p>
          </table:table-cell>
          <table:table-cell table:number-columns-repeated="3"/>
        </table:table-row>
        <table:table-row table:style-name="ro1">
          <table:table-cell office:value-type="float" office:value="629650">
            <text:p>629650</text:p>
          </table:table-cell>
          <table:table-cell office:value-type="float" office:value="2700650.8859">
            <text:p>2700650,89</text:p>
          </table:table-cell>
          <table:table-cell office:value-type="float" office:value="696433.0224">
            <text:p>696433,02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2668512.9168">
            <text:p>2668512,92</text:p>
          </table:table-cell>
          <table:table-cell office:value-type="float" office:value="313552.6359">
            <text:p>313552,64</text:p>
          </table:table-cell>
          <table:table-cell table:number-columns-repeated="3"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3529781.5326">
            <text:p>3529781,53</text:p>
          </table:table-cell>
          <table:table-cell office:value-type="float" office:value="1426697.9852">
            <text:p>1426697,99</text:p>
          </table:table-cell>
          <table:table-cell table:number-columns-repeated="3"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3009788.6968">
            <text:p>3009788,7</text:p>
          </table:table-cell>
          <table:table-cell office:value-type="float" office:value="767449.4922">
            <text:p>767449,49</text:p>
          </table:table-cell>
          <table:table-cell table:number-columns-repeated="3"/>
        </table:table-row>
        <table:table-row table:style-name="ro1">
          <table:table-cell office:value-type="float" office:value="1617000">
            <text:p>1617000</text:p>
          </table:table-cell>
          <table:table-cell office:value-type="float" office:value="3215276.0938">
            <text:p>3215276,09</text:p>
          </table:table-cell>
          <table:table-cell office:value-type="float" office:value="1386911.5869">
            <text:p>1386911,59</text:p>
          </table:table-cell>
          <table:table-cell table:number-columns-repeated="3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3534891.3804">
            <text:p>3534891,38</text:p>
          </table:table-cell>
          <table:table-cell office:value-type="float" office:value="948561.6993">
            <text:p>948561,7</text:p>
          </table:table-cell>
          <table:table-cell table:number-columns-repeated="3"/>
        </table:table-row>
        <table:table-row table:style-name="ro1">
          <table:table-cell office:value-type="float" office:value="534100">
            <text:p>534100</text:p>
          </table:table-cell>
          <table:table-cell office:value-type="float" office:value="3113526.2024">
            <text:p>3113526,2</text:p>
          </table:table-cell>
          <table:table-cell office:value-type="float" office:value="507960.9236">
            <text:p>507960,92</text:p>
          </table:table-cell>
          <table:table-cell table:number-columns-repeated="3"/>
        </table:table-row>
        <table:table-row table:style-name="ro1">
          <table:table-cell office:value-type="float" office:value="144999">
            <text:p>144999</text:p>
          </table:table-cell>
          <table:table-cell office:value-type="float" office:value="3143042.9734">
            <text:p>3143042,97</text:p>
          </table:table-cell>
          <table:table-cell office:value-type="float" office:value="462725.9301">
            <text:p>462725,93</text:p>
          </table:table-cell>
          <table:table-cell table:number-columns-repeated="3"/>
        </table:table-row>
        <table:table-row table:style-name="ro1">
          <table:table-cell office:value-type="float" office:value="450800">
            <text:p>450800</text:p>
          </table:table-cell>
          <table:table-cell office:value-type="float" office:value="2985467.9095">
            <text:p>2985467,91</text:p>
          </table:table-cell>
          <table:table-cell office:value-type="float" office:value="465736.975">
            <text:p>465736,98</text:p>
          </table:table-cell>
          <table:table-cell table:number-columns-repeated="3"/>
        </table:table-row>
        <table:table-row table:style-name="ro1">
          <table:table-cell office:value-type="float" office:value="1298500">
            <text:p>1298500</text:p>
          </table:table-cell>
          <table:table-cell office:value-type="float" office:value="3562454.7719">
            <text:p>3562454,77</text:p>
          </table:table-cell>
          <table:table-cell office:value-type="float" office:value="1530332.355">
            <text:p>1530332,36</text:p>
          </table:table-cell>
          <table:table-cell table:number-columns-repeated="3"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3328109.9239">
            <text:p>3328109,92</text:p>
          </table:table-cell>
          <table:table-cell office:value-type="float" office:value="530944.1596">
            <text:p>530944,16</text:p>
          </table:table-cell>
          <table:table-cell table:number-columns-repeated="3"/>
        </table:table-row>
        <table:table-row table:style-name="ro1">
          <table:table-cell office:value-type="float" office:value="4924500">
            <text:p>4924500</text:p>
          </table:table-cell>
          <table:table-cell office:value-type="float" office:value="3614432.478">
            <text:p>3614432,48</text:p>
          </table:table-cell>
          <table:table-cell office:value-type="float" office:value="2031151.4571">
            <text:p>2031151,46</text:p>
          </table:table-cell>
          <table:table-cell table:number-columns-repeated="3"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2753668.0142">
            <text:p>2753668,01</text:p>
          </table:table-cell>
          <table:table-cell office:value-type="float" office:value="439793.0955">
            <text:p>439793,1</text:p>
          </table:table-cell>
          <table:table-cell table:number-columns-repeated="3"/>
        </table:table-row>
        <table:table-row table:style-name="ro1">
          <table:table-cell office:value-type="float" office:value="649250">
            <text:p>649250</text:p>
          </table:table-cell>
          <table:table-cell office:value-type="float" office:value="3185938.1566">
            <text:p>3185938,16</text:p>
          </table:table-cell>
          <table:table-cell office:value-type="float" office:value="729016.613">
            <text:p>729016,61</text:p>
          </table:table-cell>
          <table:table-cell table:number-columns-repeated="3"/>
        </table:table-row>
        <table:table-row table:style-name="ro1">
          <table:table-cell office:value-type="float" office:value="1053500">
            <text:p>1053500</text:p>
          </table:table-cell>
          <table:table-cell office:value-type="float" office:value="3289727.9225">
            <text:p>3289727,92</text:p>
          </table:table-cell>
          <table:table-cell office:value-type="float" office:value="1215295.0627">
            <text:p>1215295,06</text:p>
          </table:table-cell>
          <table:table-cell table:number-columns-repeated="3"/>
        </table:table-row>
        <table:table-row table:style-name="ro1">
          <table:table-cell office:value-type="float" office:value="1744000">
            <text:p>1744000</text:p>
          </table:table-cell>
          <table:table-cell office:value-type="float" office:value="3609662.4496">
            <text:p>3609662,45</text:p>
          </table:table-cell>
          <table:table-cell office:value-type="float" office:value="1918140.9244">
            <text:p>1918140,92</text:p>
          </table:table-cell>
          <table:table-cell table:number-columns-repeated="3"/>
        </table:table-row>
        <table:table-row table:style-name="ro1">
          <table:table-cell office:value-type="float" office:value="487550">
            <text:p>487550</text:p>
          </table:table-cell>
          <table:table-cell office:value-type="float" office:value="3177799.1124">
            <text:p>3177799,11</text:p>
          </table:table-cell>
          <table:table-cell office:value-type="float" office:value="725096.7197">
            <text:p>725096,72</text:p>
          </table:table-cell>
          <table:table-cell table:number-columns-repeated="3"/>
        </table:table-row>
        <table:table-row table:style-name="ro1">
          <table:table-cell office:value-type="float" office:value="208250">
            <text:p>208250</text:p>
          </table:table-cell>
          <table:table-cell office:value-type="float" office:value="2265527.7072">
            <text:p>2265527,71</text:p>
          </table:table-cell>
          <table:table-cell office:value-type="float" office:value="239857.0421">
            <text:p>239857,04</text:p>
          </table:table-cell>
          <table:table-cell table:number-columns-repeated="3"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3002726.0292">
            <text:p>3002726,03</text:p>
          </table:table-cell>
          <table:table-cell office:value-type="float" office:value="417839.3794">
            <text:p>417839,38</text:p>
          </table:table-cell>
          <table:table-cell table:number-columns-repeated="3"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2698060.5908">
            <text:p>2698060,59</text:p>
          </table:table-cell>
          <table:table-cell office:value-type="float" office:value="306128.1142">
            <text:p>306128,11</text:p>
          </table:table-cell>
          <table:table-cell table:number-columns-repeated="3"/>
        </table:table-row>
        <table:table-row table:style-name="ro1">
          <table:table-cell office:value-type="float" office:value="316050">
            <text:p>316050</text:p>
          </table:table-cell>
          <table:table-cell office:value-type="float" office:value="2764075.0678">
            <text:p>2764075,07</text:p>
          </table:table-cell>
          <table:table-cell office:value-type="float" office:value="517617.2619">
            <text:p>517617,26</text:p>
          </table:table-cell>
          <table:table-cell table:number-columns-repeated="3"/>
        </table:table-row>
        <table:table-row table:style-name="ro1">
          <table:table-cell office:value-type="float" office:value="1400000">
            <text:p>1400000</text:p>
          </table:table-cell>
          <table:table-cell office:value-type="float" office:value="3373874.2201">
            <text:p>3373874,22</text:p>
          </table:table-cell>
          <table:table-cell office:value-type="float" office:value="1173195.5712">
            <text:p>1173195,57</text:p>
          </table:table-cell>
          <table:table-cell table:number-columns-repeated="3"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3200116.3595">
            <text:p>3200116,36</text:p>
          </table:table-cell>
          <table:table-cell office:value-type="float" office:value="448211.9717">
            <text:p>448211,97</text:p>
          </table:table-cell>
          <table:table-cell table:number-columns-repeated="3"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3105221.4534">
            <text:p>3105221,45</text:p>
          </table:table-cell>
          <table:table-cell office:value-type="float" office:value="393091.9393">
            <text:p>393091,94</text:p>
          </table:table-cell>
          <table:table-cell table:number-columns-repeated="3"/>
        </table:table-row>
        <table:table-row table:style-name="ro1">
          <table:table-cell office:value-type="float" office:value="443450">
            <text:p>443450</text:p>
          </table:table-cell>
          <table:table-cell office:value-type="float" office:value="3108628.2065">
            <text:p>3108628,21</text:p>
          </table:table-cell>
          <table:table-cell office:value-type="float" office:value="758429.8949">
            <text:p>758429,89</text:p>
          </table:table-cell>
          <table:table-cell table:number-columns-repeated="3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3349737.5513">
            <text:p>3349737,55</text:p>
          </table:table-cell>
          <table:table-cell office:value-type="float" office:value="713885.2459">
            <text:p>713885,25</text:p>
          </table:table-cell>
          <table:table-cell table:number-columns-repeated="3"/>
        </table:table-row>
        <table:table-row table:style-name="ro1">
          <table:table-cell office:value-type="float" office:value="280525">
            <text:p>280525</text:p>
          </table:table-cell>
          <table:table-cell office:value-type="float" office:value="2968843.2254">
            <text:p>2968843,23</text:p>
          </table:table-cell>
          <table:table-cell office:value-type="float" office:value="399291.5277">
            <text:p>399291,53</text:p>
          </table:table-cell>
          <table:table-cell table:number-columns-repeated="3"/>
        </table:table-row>
        <table:table-row table:style-name="ro1">
          <table:table-cell office:value-type="float" office:value="382200">
            <text:p>382200</text:p>
          </table:table-cell>
          <table:table-cell office:value-type="float" office:value="2935492.8443">
            <text:p>2935492,84</text:p>
          </table:table-cell>
          <table:table-cell office:value-type="float" office:value="342927.5108">
            <text:p>342927,51</text:p>
          </table:table-cell>
          <table:table-cell table:number-columns-repeated="3"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2799396.5884">
            <text:p>2799396,59</text:p>
          </table:table-cell>
          <table:table-cell office:value-type="float" office:value="311532.9001">
            <text:p>311532,9</text:p>
          </table:table-cell>
          <table:table-cell table:number-columns-repeated="3"/>
        </table:table-row>
        <table:table-row table:style-name="ro1">
          <table:table-cell office:value-type="float" office:value="779100">
            <text:p>779100</text:p>
          </table:table-cell>
          <table:table-cell office:value-type="float" office:value="3219867.5995">
            <text:p>3219867,6</text:p>
          </table:table-cell>
          <table:table-cell office:value-type="float" office:value="654575.8442">
            <text:p>654575,84</text:p>
          </table:table-cell>
          <table:table-cell table:number-columns-repeated="3"/>
        </table:table-row>
        <table:table-row table:style-name="ro1">
          <table:table-cell office:value-type="float" office:value="153125">
            <text:p>153125</text:p>
          </table:table-cell>
          <table:table-cell office:value-type="float" office:value="2661438.4651">
            <text:p>2661438,47</text:p>
          </table:table-cell>
          <table:table-cell office:value-type="float" office:value="325318.5204">
            <text:p>325318,52</text:p>
          </table:table-cell>
          <table:table-cell table:number-columns-repeated="3"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3354744.4696">
            <text:p>3354744,47</text:p>
          </table:table-cell>
          <table:table-cell office:value-type="float" office:value="539551.9373">
            <text:p>539551,94</text:p>
          </table:table-cell>
          <table:table-cell table:number-columns-repeated="3"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2821430.6374">
            <text:p>2821430,64</text:p>
          </table:table-cell>
          <table:table-cell office:value-type="float" office:value="606074.3716">
            <text:p>606074,37</text:p>
          </table:table-cell>
          <table:table-cell table:number-columns-repeated="3"/>
        </table:table-row>
        <table:table-row table:style-name="ro1">
          <table:table-cell office:value-type="float" office:value="585550">
            <text:p>585550</text:p>
          </table:table-cell>
          <table:table-cell office:value-type="float" office:value="3189882.0996">
            <text:p>3189882,1</text:p>
          </table:table-cell>
          <table:table-cell office:value-type="float" office:value="591226.7333">
            <text:p>591226,73</text:p>
          </table:table-cell>
          <table:table-cell table:number-columns-repeated="3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763521.9928">
            <text:p>2763521,99</text:p>
          </table:table-cell>
          <table:table-cell office:value-type="float" office:value="314933.1626">
            <text:p>314933,16</text:p>
          </table:table-cell>
          <table:table-cell table:number-columns-repeated="3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2985543.362">
            <text:p>2985543,36</text:p>
          </table:table-cell>
          <table:table-cell office:value-type="float" office:value="501777.3617">
            <text:p>501777,36</text:p>
          </table:table-cell>
          <table:table-cell table:number-columns-repeated="3"/>
        </table:table-row>
        <table:table-row table:style-name="ro1">
          <table:table-cell office:value-type="float" office:value="1528000">
            <text:p>1528000</text:p>
          </table:table-cell>
          <table:table-cell office:value-type="float" office:value="3607180.0975">
            <text:p>3607180,1</text:p>
          </table:table-cell>
          <table:table-cell office:value-type="float" office:value="1934529.6422">
            <text:p>1934529,64</text:p>
          </table:table-cell>
          <table:table-cell table:number-columns-repeated="3"/>
        </table:table-row>
        <table:table-row table:style-name="ro1">
          <table:table-cell office:value-type="float" office:value="1016505">
            <text:p>1016505</text:p>
          </table:table-cell>
          <table:table-cell office:value-type="float" office:value="3175258.506">
            <text:p>3175258,51</text:p>
          </table:table-cell>
          <table:table-cell office:value-type="float" office:value="1120964.7209">
            <text:p>1120964,72</text:p>
          </table:table-cell>
          <table:table-cell table:number-columns-repeated="3"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3201272.3152">
            <text:p>3201272,32</text:p>
          </table:table-cell>
          <table:table-cell office:value-type="float" office:value="575616.5272">
            <text:p>575616,53</text:p>
          </table:table-cell>
          <table:table-cell table:number-columns-repeated="3"/>
        </table:table-row>
        <table:table-row table:style-name="ro1">
          <table:table-cell office:value-type="float" office:value="269500">
            <text:p>269500</text:p>
          </table:table-cell>
          <table:table-cell office:value-type="float" office:value="2334529.9577">
            <text:p>2334529,96</text:p>
          </table:table-cell>
          <table:table-cell office:value-type="float" office:value="343850.5723">
            <text:p>343850,57</text:p>
          </table:table-cell>
          <table:table-cell table:number-columns-repeated="3"/>
        </table:table-row>
        <table:table-row table:style-name="ro1">
          <table:table-cell office:value-type="float" office:value="1029000">
            <text:p>1029000</text:p>
          </table:table-cell>
          <table:table-cell office:value-type="float" office:value="2991343.7998">
            <text:p>2991343,8</text:p>
          </table:table-cell>
          <table:table-cell office:value-type="float" office:value="769200.6559">
            <text:p>769200,66</text:p>
          </table:table-cell>
          <table:table-cell table:number-columns-repeated="3"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2883960.1409">
            <text:p>2883960,14</text:p>
          </table:table-cell>
          <table:table-cell office:value-type="float" office:value="306456.2714">
            <text:p>306456,27</text:p>
          </table:table-cell>
          <table:table-cell table:number-columns-repeated="3"/>
        </table:table-row>
        <table:table-row table:style-name="ro1">
          <table:table-cell office:value-type="float" office:value="575750">
            <text:p>575750</text:p>
          </table:table-cell>
          <table:table-cell office:value-type="float" office:value="2965165.6941">
            <text:p>2965165,69</text:p>
          </table:table-cell>
          <table:table-cell office:value-type="float" office:value="488950.2474">
            <text:p>488950,25</text:p>
          </table:table-cell>
          <table:table-cell table:number-columns-repeated="3"/>
        </table:table-row>
        <table:table-row table:style-name="ro1">
          <table:table-cell office:value-type="float" office:value="1225000">
            <text:p>1225000</text:p>
          </table:table-cell>
          <table:table-cell office:value-type="float" office:value="3165519.0567">
            <text:p>3165519,06</text:p>
          </table:table-cell>
          <table:table-cell office:value-type="float" office:value="990306.0595">
            <text:p>990306,06</text:p>
          </table:table-cell>
          <table:table-cell table:number-columns-repeated="3"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2799803.3126">
            <text:p>2799803,31</text:p>
          </table:table-cell>
          <table:table-cell office:value-type="float" office:value="373878.6765">
            <text:p>373878,68</text:p>
          </table:table-cell>
          <table:table-cell table:number-columns-repeated="3"/>
        </table:table-row>
        <table:table-row table:style-name="ro1">
          <table:table-cell office:value-type="float" office:value="396500">
            <text:p>396500</text:p>
          </table:table-cell>
          <table:table-cell office:value-type="float" office:value="2892312.3234">
            <text:p>2892312,32</text:p>
          </table:table-cell>
          <table:table-cell office:value-type="float" office:value="418976.3338">
            <text:p>418976,33</text:p>
          </table:table-cell>
          <table:table-cell table:number-columns-repeated="3"/>
        </table:table-row>
        <table:table-row table:style-name="ro1">
          <table:table-cell office:value-type="float" office:value="1629250">
            <text:p>1629250</text:p>
          </table:table-cell>
          <table:table-cell office:value-type="float" office:value="3586088.2584">
            <text:p>3586088,26</text:p>
          </table:table-cell>
          <table:table-cell office:value-type="float" office:value="1716305.2364">
            <text:p>1716305,24</text:p>
          </table:table-cell>
          <table:table-cell table:number-columns-repeated="3"/>
        </table:table-row>
        <table:table-row table:style-name="ro1">
          <table:table-cell office:value-type="float" office:value="1347500">
            <text:p>1347500</text:p>
          </table:table-cell>
          <table:table-cell office:value-type="float" office:value="3011427.6157">
            <text:p>3011427,62</text:p>
          </table:table-cell>
          <table:table-cell office:value-type="float" office:value="1150580.3211">
            <text:p>1150580,32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2322761.3365">
            <text:p>2322761,34</text:p>
          </table:table-cell>
          <table:table-cell office:value-type="float" office:value="291681.8364">
            <text:p>291681,84</text:p>
          </table:table-cell>
          <table:table-cell table:number-columns-repeated="3"/>
        </table:table-row>
        <table:table-row table:style-name="ro1">
          <table:table-cell office:value-type="float" office:value="1222550">
            <text:p>1222550</text:p>
          </table:table-cell>
          <table:table-cell office:value-type="float" office:value="3412953.3875">
            <text:p>3412953,39</text:p>
          </table:table-cell>
          <table:table-cell office:value-type="float" office:value="1202410.4683">
            <text:p>1202410,47</text:p>
          </table:table-cell>
          <table:table-cell table:number-columns-repeated="3"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3503796.9979">
            <text:p>3503797</text:p>
          </table:table-cell>
          <table:table-cell office:value-type="float" office:value="649240.6358">
            <text:p>649240,64</text:p>
          </table:table-cell>
          <table:table-cell table:number-columns-repeated="3"/>
        </table:table-row>
        <table:table-row table:style-name="ro1">
          <table:table-cell office:value-type="float" office:value="487550">
            <text:p>487550</text:p>
          </table:table-cell>
          <table:table-cell office:value-type="float" office:value="2946484.4965">
            <text:p>2946484,5</text:p>
          </table:table-cell>
          <table:table-cell office:value-type="float" office:value="605661.2157">
            <text:p>605661,22</text:p>
          </table:table-cell>
          <table:table-cell table:number-columns-repeated="3"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2619340.438">
            <text:p>2619340,44</text:p>
          </table:table-cell>
          <table:table-cell office:value-type="float" office:value="317981.0309">
            <text:p>317981,03</text:p>
          </table:table-cell>
          <table:table-cell table:number-columns-repeated="3"/>
        </table:table-row>
        <table:table-row table:style-name="ro1">
          <table:table-cell office:value-type="float" office:value="423999">
            <text:p>423999</text:p>
          </table:table-cell>
          <table:table-cell office:value-type="float" office:value="3104813.511">
            <text:p>3104813,51</text:p>
          </table:table-cell>
          <table:table-cell office:value-type="float" office:value="485292.3737">
            <text:p>485292,37</text:p>
          </table:table-cell>
          <table:table-cell table:number-columns-repeated="3"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2907705.8359">
            <text:p>2907705,84</text:p>
          </table:table-cell>
          <table:table-cell office:value-type="float" office:value="320861.9402">
            <text:p>320861,94</text:p>
          </table:table-cell>
          <table:table-cell table:number-columns-repeated="3"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2825302.4826">
            <text:p>2825302,48</text:p>
          </table:table-cell>
          <table:table-cell office:value-type="float" office:value="272418.8186">
            <text:p>272418,82</text:p>
          </table:table-cell>
          <table:table-cell table:number-columns-repeated="3"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2891280.2123">
            <text:p>2891280,21</text:p>
          </table:table-cell>
          <table:table-cell office:value-type="float" office:value="352251.3708">
            <text:p>352251,37</text:p>
          </table:table-cell>
          <table:table-cell table:number-columns-repeated="3"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2898473.4999">
            <text:p>2898473,5</text:p>
          </table:table-cell>
          <table:table-cell office:value-type="float" office:value="939352.2225">
            <text:p>939352,22</text:p>
          </table:table-cell>
          <table:table-cell table:number-columns-repeated="3"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2676050.1058">
            <text:p>2676050,11</text:p>
          </table:table-cell>
          <table:table-cell office:value-type="float" office:value="241312.8497">
            <text:p>241312,85</text:p>
          </table:table-cell>
          <table:table-cell table:number-columns-repeated="3"/>
        </table:table-row>
        <table:table-row table:style-name="ro1">
          <table:table-cell office:value-type="float" office:value="779000">
            <text:p>779000</text:p>
          </table:table-cell>
          <table:table-cell office:value-type="float" office:value="3374269.4378">
            <text:p>3374269,44</text:p>
          </table:table-cell>
          <table:table-cell office:value-type="float" office:value="768138.429">
            <text:p>768138,43</text:p>
          </table:table-cell>
          <table:table-cell table:number-columns-repeated="3"/>
        </table:table-row>
        <table:table-row table:style-name="ro1">
          <table:table-cell office:value-type="float" office:value="661500">
            <text:p>661500</text:p>
          </table:table-cell>
          <table:table-cell office:value-type="float" office:value="3054189.9757">
            <text:p>3054189,98</text:p>
          </table:table-cell>
          <table:table-cell office:value-type="float" office:value="524584.2841">
            <text:p>524584,28</text:p>
          </table:table-cell>
          <table:table-cell table:number-columns-repeated="3"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3054729.0223">
            <text:p>3054729,02</text:p>
          </table:table-cell>
          <table:table-cell office:value-type="float" office:value="395659.3487">
            <text:p>395659,35</text:p>
          </table:table-cell>
          <table:table-cell table:number-columns-repeated="3"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2914005.6982">
            <text:p>2914005,7</text:p>
          </table:table-cell>
          <table:table-cell office:value-type="float" office:value="742242.6419">
            <text:p>742242,64</text:p>
          </table:table-cell>
          <table:table-cell table:number-columns-repeated="3"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2809555.32">
            <text:p>2809555,32</text:p>
          </table:table-cell>
          <table:table-cell office:value-type="float" office:value="382781.555">
            <text:p>382781,56</text:p>
          </table:table-cell>
          <table:table-cell table:number-columns-repeated="3"/>
        </table:table-row>
        <table:table-row table:style-name="ro1">
          <table:table-cell office:value-type="float" office:value="1030559">
            <text:p>1030559</text:p>
          </table:table-cell>
          <table:table-cell office:value-type="float" office:value="3520907.495">
            <text:p>3520907,5</text:p>
          </table:table-cell>
          <table:table-cell office:value-type="float" office:value="1240871.3359">
            <text:p>1240871,34</text:p>
          </table:table-cell>
          <table:table-cell table:number-columns-repeated="3"/>
        </table:table-row>
        <table:table-row table:style-name="ro1">
          <table:table-cell office:value-type="float" office:value="318475.5">
            <text:p>318475,5</text:p>
          </table:table-cell>
          <table:table-cell office:value-type="float" office:value="2830714.2644">
            <text:p>2830714,26</text:p>
          </table:table-cell>
          <table:table-cell office:value-type="float" office:value="382529.9531">
            <text:p>382529,95</text:p>
          </table:table-cell>
          <table:table-cell table:number-columns-repeated="3"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3215704.3572">
            <text:p>3215704,36</text:p>
          </table:table-cell>
          <table:table-cell office:value-type="float" office:value="531151.4544">
            <text:p>531151,45</text:p>
          </table:table-cell>
          <table:table-cell table:number-columns-repeated="3"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3095919.7317">
            <text:p>3095919,73</text:p>
          </table:table-cell>
          <table:table-cell office:value-type="float" office:value="376419.1854">
            <text:p>376419,19</text:p>
          </table:table-cell>
          <table:table-cell table:number-columns-repeated="3"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2611123.6151">
            <text:p>2611123,62</text:p>
          </table:table-cell>
          <table:table-cell office:value-type="float" office:value="314161.4353">
            <text:p>314161,44</text:p>
          </table:table-cell>
          <table:table-cell table:number-columns-repeated="3"/>
        </table:table-row>
        <table:table-row table:style-name="ro1">
          <table:table-cell office:value-type="float" office:value="178850">
            <text:p>178850</text:p>
          </table:table-cell>
          <table:table-cell office:value-type="float" office:value="3305677.6903">
            <text:p>3305677,69</text:p>
          </table:table-cell>
          <table:table-cell office:value-type="float" office:value="513454.8173">
            <text:p>513454,82</text:p>
          </table:table-cell>
          <table:table-cell table:number-columns-repeated="3"/>
        </table:table-row>
        <table:table-row table:style-name="ro1">
          <table:table-cell office:value-type="float" office:value="312375">
            <text:p>312375</text:p>
          </table:table-cell>
          <table:table-cell office:value-type="float" office:value="2770762.8132">
            <text:p>2770762,81</text:p>
          </table:table-cell>
          <table:table-cell office:value-type="float" office:value="424518.7934">
            <text:p>424518,79</text:p>
          </table:table-cell>
          <table:table-cell table:number-columns-repeated="3"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2266803.8381">
            <text:p>2266803,84</text:p>
          </table:table-cell>
          <table:table-cell office:value-type="float" office:value="162551.3327">
            <text:p>162551,33</text:p>
          </table:table-cell>
          <table:table-cell table:number-columns-repeated="3"/>
        </table:table-row>
        <table:table-row table:style-name="ro1">
          <table:table-cell office:value-type="float" office:value="1173550">
            <text:p>1173550</text:p>
          </table:table-cell>
          <table:table-cell office:value-type="float" office:value="2999406.6493">
            <text:p>2999406,65</text:p>
          </table:table-cell>
          <table:table-cell office:value-type="float" office:value="1084734.9432">
            <text:p>1084734,94</text:p>
          </table:table-cell>
          <table:table-cell table:number-columns-repeated="3"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2547269.483">
            <text:p>2547269,48</text:p>
          </table:table-cell>
          <table:table-cell office:value-type="float" office:value="291937.0758">
            <text:p>291937,08</text:p>
          </table:table-cell>
          <table:table-cell table:number-columns-repeated="3"/>
        </table:table-row>
        <table:table-row table:style-name="ro1">
          <table:table-cell office:value-type="float" office:value="509600">
            <text:p>509600</text:p>
          </table:table-cell>
          <table:table-cell office:value-type="float" office:value="2893195.1584">
            <text:p>2893195,16</text:p>
          </table:table-cell>
          <table:table-cell office:value-type="float" office:value="413515.1634">
            <text:p>413515,16</text:p>
          </table:table-cell>
          <table:table-cell table:number-columns-repeated="3"/>
        </table:table-row>
        <table:table-row table:style-name="ro1">
          <table:table-cell office:value-type="float" office:value="365050">
            <text:p>365050</text:p>
          </table:table-cell>
          <table:table-cell office:value-type="float" office:value="3014118.0548">
            <text:p>3014118,05</text:p>
          </table:table-cell>
          <table:table-cell office:value-type="float" office:value="450262.0595">
            <text:p>450262,06</text:p>
          </table:table-cell>
          <table:table-cell table:number-columns-repeated="3"/>
        </table:table-row>
        <table:table-row table:style-name="ro1">
          <table:table-cell office:value-type="float" office:value="357700">
            <text:p>357700</text:p>
          </table:table-cell>
          <table:table-cell office:value-type="float" office:value="3097008.3343">
            <text:p>3097008,33</text:p>
          </table:table-cell>
          <table:table-cell office:value-type="float" office:value="522348.4101">
            <text:p>522348,41</text:p>
          </table:table-cell>
          <table:table-cell table:number-columns-repeated="3"/>
        </table:table-row>
        <table:table-row table:style-name="ro1">
          <table:table-cell office:value-type="float" office:value="556150">
            <text:p>556150</text:p>
          </table:table-cell>
          <table:table-cell office:value-type="float" office:value="2946332.7749">
            <text:p>2946332,77</text:p>
          </table:table-cell>
          <table:table-cell office:value-type="float" office:value="627346.3568">
            <text:p>627346,36</text:p>
          </table:table-cell>
          <table:table-cell table:number-columns-repeated="3"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2722980.483">
            <text:p>2722980,48</text:p>
          </table:table-cell>
          <table:table-cell office:value-type="float" office:value="506705.7314">
            <text:p>506705,73</text:p>
          </table:table-cell>
          <table:table-cell table:number-columns-repeated="3"/>
        </table:table-row>
        <table:table-row table:style-name="ro1">
          <table:table-cell office:value-type="float" office:value="264600">
            <text:p>264600</text:p>
          </table:table-cell>
          <table:table-cell office:value-type="float" office:value="2364204.2824">
            <text:p>2364204,28</text:p>
          </table:table-cell>
          <table:table-cell office:value-type="float" office:value="257776.3073">
            <text:p>257776,31</text:p>
          </table:table-cell>
          <table:table-cell table:number-columns-repeated="3"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3065456.1375">
            <text:p>3065456,14</text:p>
          </table:table-cell>
          <table:table-cell office:value-type="float" office:value="383087.1526">
            <text:p>383087,15</text:p>
          </table:table-cell>
          <table:table-cell table:number-columns-repeated="3"/>
        </table:table-row>
        <table:table-row table:style-name="ro1">
          <table:table-cell office:value-type="float" office:value="546350">
            <text:p>546350</text:p>
          </table:table-cell>
          <table:table-cell office:value-type="float" office:value="2744610.9169">
            <text:p>2744610,92</text:p>
          </table:table-cell>
          <table:table-cell office:value-type="float" office:value="390004.191">
            <text:p>390004,19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6">26.01.2008</text:date>, <text:time>18:06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Andrey Styskin</meta:initial-creator>
    <meta:creation-date>2008-01-26T17:56:30</meta:creation-date>
    <dc:creator>Andrey Styskin</dc:creator>
    <dc:date>2008-01-26T18:06:08</dc:date>
    <dc:language>ru-RU</dc:language>
    <meta:editing-cycles>2</meta:editing-cycles>
    <meta:editing-duration>PT9M40S</meta:editing-duration>
    <meta:user-defined meta:name="Info 1"/>
    <meta:user-defined meta:name="Info 2"/>
    <meta:user-defined meta:name="Info 3"/>
    <meta:user-defined meta:name="Info 4"/>
    <meta:document-statistic meta:table-count="3" meta:cell-count="29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0.1000003814697pt" style:font-family-asian="'MS Gothic'" style:font-family-generic-asian="system" style:font-pitch-asian="variable" style:font-size-asian="20.1000003814697pt" style:font-family-complex="Tahoma" style:font-family-generic-complex="system" style:font-pitch-complex="variable" style:font-size-complex="20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30000019073486pt" style:font-family-asian="'MS Gothic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000001907349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7" style:family="chart">
      <style:graphic-properties draw:fill-color="#800080"/>
      <style:text-properties fo:font-family="Arial" style:font-family-generic="swiss" style:font-pitch="variable" fo:font-size="9.19999980926514pt" style:font-family-asian="'MS Gothic'" style:font-family-generic-asian="system" style:font-pitch-asian="variable" style:font-size-asian="9.19999980926514pt" style:font-family-complex="Tahoma" style:font-family-generic-complex="system" style:font-pitch-complex="variable" style:font-size-complex="9.1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6.24cm" svg:height="10.809cm" chart:class="chart:scatter" chart:style-name="ch1">
        <chart:title svg:x="4.978cm" svg:y="0.216cm" chart:style-name="ch2">
          <text:p>Главный заголовок</text:p>
        </chart:title>
        <chart:legend chart:legend-position="end" svg:x="13.715cm" svg:y="5.109cm" chart:style-name="ch3"/>
        <chart:plot-area chart:style-name="ch4" table:cell-range-address="Лист1.$A$1:.$B$985" chart:table-number-list="0" svg:x="3.126cm" svg:y="1.639cm" svg:width="12.075cm" svg:height="9.147cm">
          <chart:axis chart:dimension="x" chart:name="primary-x" chart:style-name="ch5">
            <chart:categories table:cell-range-address="local-table.A2:.A986"/>
            <chart:grid chart:class="major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Строка 161</text:p>
              </table:table-cell>
              <table:table-cell office:value-type="float" office:value="100000">
                <text:p>100000</text:p>
              </table:table-cell>
              <table:table-cell office:value-type="float" office:value="2322790.187">
                <text:p>2322790.187</text:p>
              </table:table-cell>
            </table:table-row>
            <table:table-row>
              <table:table-cell office:value-type="string">
                <text:p>Строка 167</text:p>
              </table:table-cell>
              <table:table-cell office:value-type="float" office:value="100000">
                <text:p>100000</text:p>
              </table:table-cell>
              <table:table-cell office:value-type="float" office:value="2539449.8944">
                <text:p>2539449.8944</text:p>
              </table:table-cell>
            </table:table-row>
            <table:table-row>
              <table:table-cell office:value-type="string">
                <text:p>Строка 560</text:p>
              </table:table-cell>
              <table:table-cell office:value-type="float" office:value="102900">
                <text:p>102900</text:p>
              </table:table-cell>
              <table:table-cell office:value-type="float" office:value="2504801.8177">
                <text:p>2504801.8177</text:p>
              </table:table-cell>
            </table:table-row>
            <table:table-row>
              <table:table-cell office:value-type="string">
                <text:p>Строка 234</text:p>
              </table:table-cell>
              <table:table-cell office:value-type="float" office:value="105000">
                <text:p>105000</text:p>
              </table:table-cell>
              <table:table-cell office:value-type="float" office:value="2376469.4739">
                <text:p>2376469.4739</text:p>
              </table:table-cell>
            </table:table-row>
            <table:table-row>
              <table:table-cell office:value-type="string">
                <text:p>Строка 816</text:p>
              </table:table-cell>
              <table:table-cell office:value-type="float" office:value="110000">
                <text:p>110000</text:p>
              </table:table-cell>
              <table:table-cell office:value-type="float" office:value="2454061.1497">
                <text:p>2454061.1497</text:p>
              </table:table-cell>
            </table:table-row>
            <table:table-row>
              <table:table-cell office:value-type="string">
                <text:p>Строка 210</text:p>
              </table:table-cell>
              <table:table-cell office:value-type="float" office:value="110000">
                <text:p>110000</text:p>
              </table:table-cell>
              <table:table-cell office:value-type="float" office:value="3227855.0132">
                <text:p>3227855.0132</text:p>
              </table:table-cell>
            </table:table-row>
            <table:table-row>
              <table:table-cell office:value-type="string">
                <text:p>Строка 31</text:p>
              </table:table-cell>
              <table:table-cell office:value-type="float" office:value="111475">
                <text:p>111475</text:p>
              </table:table-cell>
              <table:table-cell office:value-type="float" office:value="2719066.4011">
                <text:p>2719066.4011</text:p>
              </table:table-cell>
            </table:table-row>
            <table:table-row>
              <table:table-cell office:value-type="string">
                <text:p>Строка 669</text:p>
              </table:table-cell>
              <table:table-cell office:value-type="float" office:value="113925">
                <text:p>113925</text:p>
              </table:table-cell>
              <table:table-cell office:value-type="float" office:value="2968096.6011">
                <text:p>2968096.6011</text:p>
              </table:table-cell>
            </table:table-row>
            <table:table-row>
              <table:table-cell office:value-type="string">
                <text:p>Строка 877</text:p>
              </table:table-cell>
              <table:table-cell office:value-type="float" office:value="115000">
                <text:p>115000</text:p>
              </table:table-cell>
              <table:table-cell office:value-type="float" office:value="2289955.625">
                <text:p>2289955.625</text:p>
              </table:table-cell>
            </table:table-row>
            <table:table-row>
              <table:table-cell office:value-type="string">
                <text:p>Строка 223</text:p>
              </table:table-cell>
              <table:table-cell office:value-type="float" office:value="118825">
                <text:p>118825</text:p>
              </table:table-cell>
              <table:table-cell office:value-type="float" office:value="3058675.2623">
                <text:p>3058675.2623</text:p>
              </table:table-cell>
            </table:table-row>
            <table:table-row>
              <table:table-cell office:value-type="string">
                <text:p>Строка 857</text:p>
              </table:table-cell>
              <table:table-cell office:value-type="float" office:value="118825">
                <text:p>118825</text:p>
              </table:table-cell>
              <table:table-cell office:value-type="float" office:value="2885556.0582">
                <text:p>2885556.0582</text:p>
              </table:table-cell>
            </table:table-row>
            <table:table-row>
              <table:table-cell office:value-type="string">
                <text:p>Строка 164</text:p>
              </table:table-cell>
              <table:table-cell office:value-type="float" office:value="120000">
                <text:p>120000</text:p>
              </table:table-cell>
              <table:table-cell office:value-type="float" office:value="2623403.6949">
                <text:p>2623403.6949</text:p>
              </table:table-cell>
            </table:table-row>
            <table:table-row>
              <table:table-cell office:value-type="string">
                <text:p>Строка 958</text:p>
              </table:table-cell>
              <table:table-cell office:value-type="float" office:value="120000">
                <text:p>120000</text:p>
              </table:table-cell>
              <table:table-cell office:value-type="float" office:value="2907705.8359">
                <text:p>2907705.8359</text:p>
              </table:table-cell>
            </table:table-row>
            <table:table-row>
              <table:table-cell office:value-type="string">
                <text:p>Строка 454</text:p>
              </table:table-cell>
              <table:table-cell office:value-type="float" office:value="123000">
                <text:p>123000</text:p>
              </table:table-cell>
              <table:table-cell office:value-type="float" office:value="2796707.0479">
                <text:p>2796707.0479</text:p>
              </table:table-cell>
            </table:table-row>
            <table:table-row>
              <table:table-cell office:value-type="string">
                <text:p>Строка 349</text:p>
              </table:table-cell>
              <table:table-cell office:value-type="float" office:value="124000">
                <text:p>124000</text:p>
              </table:table-cell>
              <table:table-cell office:value-type="float" office:value="2766780.1458">
                <text:p>2766780.1458</text:p>
              </table:table-cell>
            </table:table-row>
            <table:table-row>
              <table:table-cell office:value-type="string">
                <text:p>Строка 795</text:p>
              </table:table-cell>
              <table:table-cell office:value-type="float" office:value="125000">
                <text:p>125000</text:p>
              </table:table-cell>
              <table:table-cell office:value-type="float" office:value="2293899.3319">
                <text:p>2293899.3319</text:p>
              </table:table-cell>
            </table:table-row>
            <table:table-row>
              <table:table-cell office:value-type="string">
                <text:p>Строка 465</text:p>
              </table:table-cell>
              <table:table-cell office:value-type="float" office:value="125000">
                <text:p>125000</text:p>
              </table:table-cell>
              <table:table-cell office:value-type="float" office:value="2892803.3957">
                <text:p>2892803.3957</text:p>
              </table:table-cell>
            </table:table-row>
            <table:table-row>
              <table:table-cell office:value-type="string">
                <text:p>Строка 358</text:p>
              </table:table-cell>
              <table:table-cell office:value-type="float" office:value="127400">
                <text:p>127400</text:p>
              </table:table-cell>
              <table:table-cell office:value-type="float" office:value="2331730.466">
                <text:p>2331730.466</text:p>
              </table:table-cell>
            </table:table-row>
            <table:table-row>
              <table:table-cell office:value-type="string">
                <text:p>Строка 872</text:p>
              </table:table-cell>
              <table:table-cell office:value-type="float" office:value="129850">
                <text:p>129850</text:p>
              </table:table-cell>
              <table:table-cell office:value-type="float" office:value="2896134.142">
                <text:p>2896134.142</text:p>
              </table:table-cell>
            </table:table-row>
            <table:table-row>
              <table:table-cell office:value-type="string">
                <text:p>Строка 270</text:p>
              </table:table-cell>
              <table:table-cell office:value-type="float" office:value="130000">
                <text:p>130000</text:p>
              </table:table-cell>
              <table:table-cell office:value-type="float" office:value="2223710.2152">
                <text:p>2223710.2152</text:p>
              </table:table-cell>
            </table:table-row>
            <table:table-row>
              <table:table-cell office:value-type="string">
                <text:p>Строка 890</text:p>
              </table:table-cell>
              <table:table-cell office:value-type="float" office:value="132000">
                <text:p>132000</text:p>
              </table:table-cell>
              <table:table-cell office:value-type="float" office:value="2366288.3734">
                <text:p>2366288.3734</text:p>
              </table:table-cell>
            </table:table-row>
            <table:table-row>
              <table:table-cell office:value-type="string">
                <text:p>Строка 694</text:p>
              </table:table-cell>
              <table:table-cell office:value-type="float" office:value="135000">
                <text:p>135000</text:p>
              </table:table-cell>
              <table:table-cell office:value-type="float" office:value="2889549.2327">
                <text:p>2889549.2327</text:p>
              </table:table-cell>
            </table:table-row>
            <table:table-row>
              <table:table-cell office:value-type="string">
                <text:p>Строка 935</text:p>
              </table:table-cell>
              <table:table-cell office:value-type="float" office:value="135000">
                <text:p>135000</text:p>
              </table:table-cell>
              <table:table-cell office:value-type="float" office:value="3354744.4696">
                <text:p>3354744.4696</text:p>
              </table:table-cell>
            </table:table-row>
            <table:table-row>
              <table:table-cell office:value-type="string">
                <text:p>Строка 633</text:p>
              </table:table-cell>
              <table:table-cell office:value-type="float" office:value="135000">
                <text:p>135000</text:p>
              </table:table-cell>
              <table:table-cell office:value-type="float" office:value="2247276.0422">
                <text:p>2247276.0422</text:p>
              </table:table-cell>
            </table:table-row>
            <table:table-row>
              <table:table-cell office:value-type="string">
                <text:p>Строка 232</text:p>
              </table:table-cell>
              <table:table-cell office:value-type="float" office:value="135000">
                <text:p>135000</text:p>
              </table:table-cell>
              <table:table-cell office:value-type="float" office:value="3505471.9402">
                <text:p>3505471.9402</text:p>
              </table:table-cell>
            </table:table-row>
            <table:table-row>
              <table:table-cell office:value-type="string">
                <text:p>Строка 510</text:p>
              </table:table-cell>
              <table:table-cell office:value-type="float" office:value="135000">
                <text:p>135000</text:p>
              </table:table-cell>
              <table:table-cell office:value-type="float" office:value="2988923.7144">
                <text:p>2988923.7144</text:p>
              </table:table-cell>
            </table:table-row>
            <table:table-row>
              <table:table-cell office:value-type="string">
                <text:p>Строка 127</text:p>
              </table:table-cell>
              <table:table-cell office:value-type="float" office:value="135000">
                <text:p>135000</text:p>
              </table:table-cell>
              <table:table-cell office:value-type="float" office:value="2236339.0059">
                <text:p>2236339.0059</text:p>
              </table:table-cell>
            </table:table-row>
            <table:table-row>
              <table:table-cell office:value-type="string">
                <text:p>Строка 794</text:p>
              </table:table-cell>
              <table:table-cell office:value-type="float" office:value="135000">
                <text:p>135000</text:p>
              </table:table-cell>
              <table:table-cell office:value-type="float" office:value="2283200.3739">
                <text:p>2283200.3739</text:p>
              </table:table-cell>
            </table:table-row>
            <table:table-row>
              <table:table-cell office:value-type="string">
                <text:p>Строка 855</text:p>
              </table:table-cell>
              <table:table-cell office:value-type="float" office:value="135000">
                <text:p>135000</text:p>
              </table:table-cell>
              <table:table-cell office:value-type="float" office:value="2975461.1087">
                <text:p>2975461.1087</text:p>
              </table:table-cell>
            </table:table-row>
            <table:table-row>
              <table:table-cell office:value-type="string">
                <text:p>Строка 543</text:p>
              </table:table-cell>
              <table:table-cell office:value-type="float" office:value="135000">
                <text:p>135000</text:p>
              </table:table-cell>
              <table:table-cell office:value-type="float" office:value="2277787.9099">
                <text:p>2277787.9099</text:p>
              </table:table-cell>
            </table:table-row>
            <table:table-row>
              <table:table-cell office:value-type="string">
                <text:p>Строка 133</text:p>
              </table:table-cell>
              <table:table-cell office:value-type="float" office:value="139000">
                <text:p>139000</text:p>
              </table:table-cell>
              <table:table-cell office:value-type="float" office:value="2249165.2049">
                <text:p>2249165.2049</text:p>
              </table:table-cell>
            </table:table-row>
            <table:table-row>
              <table:table-cell office:value-type="string">
                <text:p>Строка 804</text:p>
              </table:table-cell>
              <table:table-cell office:value-type="float" office:value="139500">
                <text:p>139500</text:p>
              </table:table-cell>
              <table:table-cell office:value-type="float" office:value="2257975.4649">
                <text:p>2257975.4649</text:p>
              </table:table-cell>
            </table:table-row>
            <table:table-row>
              <table:table-cell office:value-type="string">
                <text:p>Строка 409</text:p>
              </table:table-cell>
              <table:table-cell office:value-type="float" office:value="140000">
                <text:p>140000</text:p>
              </table:table-cell>
              <table:table-cell office:value-type="float" office:value="2502671.0239">
                <text:p>2502671.0239</text:p>
              </table:table-cell>
            </table:table-row>
            <table:table-row>
              <table:table-cell office:value-type="string">
                <text:p>Строка 975</text:p>
              </table:table-cell>
              <table:table-cell office:value-type="float" office:value="140000">
                <text:p>140000</text:p>
              </table:table-cell>
              <table:table-cell office:value-type="float" office:value="2266803.8381">
                <text:p>2266803.8381</text:p>
              </table:table-cell>
            </table:table-row>
            <table:table-row>
              <table:table-cell office:value-type="string">
                <text:p>Строка 505</text:p>
              </table:table-cell>
              <table:table-cell office:value-type="float" office:value="140000">
                <text:p>140000</text:p>
              </table:table-cell>
              <table:table-cell office:value-type="float" office:value="3505125.8947">
                <text:p>3505125.8947</text:p>
              </table:table-cell>
            </table:table-row>
            <table:table-row>
              <table:table-cell office:value-type="string">
                <text:p>Строка 431</text:p>
              </table:table-cell>
              <table:table-cell office:value-type="float" office:value="143325">
                <text:p>143325</text:p>
              </table:table-cell>
              <table:table-cell office:value-type="float" office:value="3092593.6004">
                <text:p>3092593.6004</text:p>
              </table:table-cell>
            </table:table-row>
            <table:table-row>
              <table:table-cell office:value-type="string">
                <text:p>Строка 911</text:p>
              </table:table-cell>
              <table:table-cell office:value-type="float" office:value="144999">
                <text:p>144999</text:p>
              </table:table-cell>
              <table:table-cell office:value-type="float" office:value="3143042.9734">
                <text:p>3143042.9734</text:p>
              </table:table-cell>
            </table:table-row>
            <table:table-row>
              <table:table-cell office:value-type="string">
                <text:p>Строка 265</text:p>
              </table:table-cell>
              <table:table-cell office:value-type="float" office:value="145000">
                <text:p>145000</text:p>
              </table:table-cell>
              <table:table-cell office:value-type="float" office:value="3228340.2574">
                <text:p>3228340.2574</text:p>
              </table:table-cell>
            </table:table-row>
            <table:table-row>
              <table:table-cell office:value-type="string">
                <text:p>Строка 634</text:p>
              </table:table-cell>
              <table:table-cell office:value-type="float" office:value="145000">
                <text:p>145000</text:p>
              </table:table-cell>
              <table:table-cell office:value-type="float" office:value="3211708.4787">
                <text:p>3211708.4787</text:p>
              </table:table-cell>
            </table:table-row>
            <table:table-row>
              <table:table-cell office:value-type="string">
                <text:p>Строка 632</text:p>
              </table:table-cell>
              <table:table-cell office:value-type="float" office:value="145000">
                <text:p>145000</text:p>
              </table:table-cell>
              <table:table-cell office:value-type="float" office:value="2734199.2473">
                <text:p>2734199.2473</text:p>
              </table:table-cell>
            </table:table-row>
            <table:table-row>
              <table:table-cell office:value-type="string">
                <text:p>Строка 292</text:p>
              </table:table-cell>
              <table:table-cell office:value-type="float" office:value="145000">
                <text:p>145000</text:p>
              </table:table-cell>
              <table:table-cell office:value-type="float" office:value="3058833.1494">
                <text:p>3058833.1494</text:p>
              </table:table-cell>
            </table:table-row>
            <table:table-row>
              <table:table-cell office:value-type="string">
                <text:p>Строка 642</text:p>
              </table:table-cell>
              <table:table-cell office:value-type="float" office:value="145000">
                <text:p>145000</text:p>
              </table:table-cell>
              <table:table-cell office:value-type="float" office:value="2250458.7999">
                <text:p>2250458.7999</text:p>
              </table:table-cell>
            </table:table-row>
            <table:table-row>
              <table:table-cell office:value-type="string">
                <text:p>Строка 155</text:p>
              </table:table-cell>
              <table:table-cell office:value-type="float" office:value="145000">
                <text:p>145000</text:p>
              </table:table-cell>
              <table:table-cell office:value-type="float" office:value="3010442.8474">
                <text:p>3010442.8474</text:p>
              </table:table-cell>
            </table:table-row>
            <table:table-row>
              <table:table-cell office:value-type="string">
                <text:p>Строка 214</text:p>
              </table:table-cell>
              <table:table-cell office:value-type="float" office:value="145700">
                <text:p>145700</text:p>
              </table:table-cell>
              <table:table-cell office:value-type="float" office:value="3006588.9725">
                <text:p>3006588.9725</text:p>
              </table:table-cell>
            </table:table-row>
            <table:table-row>
              <table:table-cell office:value-type="string">
                <text:p>Строка 93</text:p>
              </table:table-cell>
              <table:table-cell office:value-type="float" office:value="147000">
                <text:p>147000</text:p>
              </table:table-cell>
              <table:table-cell office:value-type="float" office:value="3095101.7519">
                <text:p>3095101.7519</text:p>
              </table:table-cell>
            </table:table-row>
            <table:table-row>
              <table:table-cell office:value-type="string">
                <text:p>Строка 635</text:p>
              </table:table-cell>
              <table:table-cell office:value-type="float" office:value="149000">
                <text:p>149000</text:p>
              </table:table-cell>
              <table:table-cell office:value-type="float" office:value="2546734.4067">
                <text:p>2546734.4067</text:p>
              </table:table-cell>
            </table:table-row>
            <table:table-row>
              <table:table-cell office:value-type="string">
                <text:p>Строка 325</text:p>
              </table:table-cell>
              <table:table-cell office:value-type="float" office:value="150000">
                <text:p>150000</text:p>
              </table:table-cell>
              <table:table-cell office:value-type="float" office:value="2470247.8349">
                <text:p>2470247.8349</text:p>
              </table:table-cell>
            </table:table-row>
            <table:table-row>
              <table:table-cell office:value-type="string">
                <text:p>Строка 246</text:p>
              </table:table-cell>
              <table:table-cell office:value-type="float" office:value="150000">
                <text:p>150000</text:p>
              </table:table-cell>
              <table:table-cell office:value-type="float" office:value="2572310.0723">
                <text:p>2572310.0723</text:p>
              </table:table-cell>
            </table:table-row>
            <table:table-row>
              <table:table-cell office:value-type="string">
                <text:p>Строка 618</text:p>
              </table:table-cell>
              <table:table-cell office:value-type="float" office:value="150000">
                <text:p>150000</text:p>
              </table:table-cell>
              <table:table-cell office:value-type="float" office:value="3062051.0499">
                <text:p>3062051.0499</text:p>
              </table:table-cell>
            </table:table-row>
            <table:table-row>
              <table:table-cell office:value-type="string">
                <text:p>Строка 673</text:p>
              </table:table-cell>
              <table:table-cell office:value-type="float" office:value="150000">
                <text:p>150000</text:p>
              </table:table-cell>
              <table:table-cell office:value-type="float" office:value="2874866.0168">
                <text:p>2874866.0168</text:p>
              </table:table-cell>
            </table:table-row>
            <table:table-row>
              <table:table-cell office:value-type="string">
                <text:p>Строка 259</text:p>
              </table:table-cell>
              <table:table-cell office:value-type="float" office:value="150000">
                <text:p>150000</text:p>
              </table:table-cell>
              <table:table-cell office:value-type="float" office:value="3021904.9871">
                <text:p>3021904.9871</text:p>
              </table:table-cell>
            </table:table-row>
            <table:table-row>
              <table:table-cell office:value-type="string">
                <text:p>Строка 661</text:p>
              </table:table-cell>
              <table:table-cell office:value-type="float" office:value="150000">
                <text:p>150000</text:p>
              </table:table-cell>
              <table:table-cell office:value-type="float" office:value="2334513.945">
                <text:p>2334513.945</text:p>
              </table:table-cell>
            </table:table-row>
            <table:table-row>
              <table:table-cell office:value-type="string">
                <text:p>Строка 197</text:p>
              </table:table-cell>
              <table:table-cell office:value-type="float" office:value="153000">
                <text:p>153000</text:p>
              </table:table-cell>
              <table:table-cell office:value-type="float" office:value="2221269.037">
                <text:p>2221269.037</text:p>
              </table:table-cell>
            </table:table-row>
            <table:table-row>
              <table:table-cell office:value-type="string">
                <text:p>Строка 934</text:p>
              </table:table-cell>
              <table:table-cell office:value-type="float" office:value="153125">
                <text:p>153125</text:p>
              </table:table-cell>
              <table:table-cell office:value-type="float" office:value="2661438.4651">
                <text:p>2661438.4651</text:p>
              </table:table-cell>
            </table:table-row>
            <table:table-row>
              <table:table-cell office:value-type="string">
                <text:p>Строка 335</text:p>
              </table:table-cell>
              <table:table-cell office:value-type="float" office:value="154350">
                <text:p>154350</text:p>
              </table:table-cell>
              <table:table-cell office:value-type="float" office:value="3205018.9338">
                <text:p>3205018.9338</text:p>
              </table:table-cell>
            </table:table-row>
            <table:table-row>
              <table:table-cell office:value-type="string">
                <text:p>Строка 268</text:p>
              </table:table-cell>
              <table:table-cell office:value-type="float" office:value="155000">
                <text:p>155000</text:p>
              </table:table-cell>
              <table:table-cell office:value-type="float" office:value="2868398.7166">
                <text:p>2868398.7166</text:p>
              </table:table-cell>
            </table:table-row>
            <table:table-row>
              <table:table-cell office:value-type="string">
                <text:p>Строка 893</text:p>
              </table:table-cell>
              <table:table-cell office:value-type="float" office:value="155000">
                <text:p>155000</text:p>
              </table:table-cell>
              <table:table-cell office:value-type="float" office:value="2519607.145">
                <text:p>2519607.145</text:p>
              </table:table-cell>
            </table:table-row>
            <table:table-row>
              <table:table-cell office:value-type="string">
                <text:p>Строка 327</text:p>
              </table:table-cell>
              <table:table-cell office:value-type="float" office:value="155000">
                <text:p>155000</text:p>
              </table:table-cell>
              <table:table-cell office:value-type="float" office:value="2957539.7599">
                <text:p>2957539.7599</text:p>
              </table:table-cell>
            </table:table-row>
            <table:table-row>
              <table:table-cell office:value-type="string">
                <text:p>Строка 667</text:p>
              </table:table-cell>
              <table:table-cell office:value-type="float" office:value="156000">
                <text:p>156000</text:p>
              </table:table-cell>
              <table:table-cell office:value-type="float" office:value="3220198.8938">
                <text:p>3220198.8938</text:p>
              </table:table-cell>
            </table:table-row>
            <table:table-row>
              <table:table-cell office:value-type="string">
                <text:p>Строка 829</text:p>
              </table:table-cell>
              <table:table-cell office:value-type="float" office:value="158000">
                <text:p>158000</text:p>
              </table:table-cell>
              <table:table-cell office:value-type="float" office:value="3494274.4281">
                <text:p>3494274.4281</text:p>
              </table:table-cell>
            </table:table-row>
            <table:table-row>
              <table:table-cell office:value-type="string">
                <text:p>Строка 405</text:p>
              </table:table-cell>
              <table:table-cell office:value-type="float" office:value="159250">
                <text:p>159250</text:p>
              </table:table-cell>
              <table:table-cell office:value-type="float" office:value="2348715.978">
                <text:p>2348715.978</text:p>
              </table:table-cell>
            </table:table-row>
            <table:table-row>
              <table:table-cell office:value-type="string">
                <text:p>Строка 176</text:p>
              </table:table-cell>
              <table:table-cell office:value-type="float" office:value="159250">
                <text:p>159250</text:p>
              </table:table-cell>
              <table:table-cell office:value-type="float" office:value="3204985.2064">
                <text:p>3204985.2064</text:p>
              </table:table-cell>
            </table:table-row>
            <table:table-row>
              <table:table-cell office:value-type="string">
                <text:p>Строка 668</text:p>
              </table:table-cell>
              <table:table-cell office:value-type="float" office:value="159250">
                <text:p>159250</text:p>
              </table:table-cell>
              <table:table-cell office:value-type="float" office:value="3333964.9227">
                <text:p>3333964.9227</text:p>
              </table:table-cell>
            </table:table-row>
            <table:table-row>
              <table:table-cell office:value-type="string">
                <text:p>Строка 746</text:p>
              </table:table-cell>
              <table:table-cell office:value-type="float" office:value="159250">
                <text:p>159250</text:p>
              </table:table-cell>
              <table:table-cell office:value-type="float" office:value="2590006.4927">
                <text:p>2590006.4927</text:p>
              </table:table-cell>
            </table:table-row>
            <table:table-row>
              <table:table-cell office:value-type="string">
                <text:p>Строка 802</text:p>
              </table:table-cell>
              <table:table-cell office:value-type="float" office:value="160000">
                <text:p>160000</text:p>
              </table:table-cell>
              <table:table-cell office:value-type="float" office:value="3194172.8199">
                <text:p>3194172.8199</text:p>
              </table:table-cell>
            </table:table-row>
            <table:table-row>
              <table:table-cell office:value-type="string">
                <text:p>Строка 830</text:p>
              </table:table-cell>
              <table:table-cell office:value-type="float" office:value="160000">
                <text:p>160000</text:p>
              </table:table-cell>
              <table:table-cell office:value-type="float" office:value="3156569.5872">
                <text:p>3156569.5872</text:p>
              </table:table-cell>
            </table:table-row>
            <table:table-row>
              <table:table-cell office:value-type="string">
                <text:p>Строка 193</text:p>
              </table:table-cell>
              <table:table-cell office:value-type="float" office:value="160000">
                <text:p>160000</text:p>
              </table:table-cell>
              <table:table-cell office:value-type="float" office:value="2982046.018">
                <text:p>2982046.018</text:p>
              </table:table-cell>
            </table:table-row>
            <table:table-row>
              <table:table-cell office:value-type="string">
                <text:p>Строка 303</text:p>
              </table:table-cell>
              <table:table-cell office:value-type="float" office:value="164500">
                <text:p>164500</text:p>
              </table:table-cell>
              <table:table-cell office:value-type="float" office:value="2892014.2957">
                <text:p>2892014.2957</text:p>
              </table:table-cell>
            </table:table-row>
            <table:table-row>
              <table:table-cell office:value-type="string">
                <text:p>Строка 159</text:p>
              </table:table-cell>
              <table:table-cell office:value-type="float" office:value="165000">
                <text:p>165000</text:p>
              </table:table-cell>
              <table:table-cell office:value-type="float" office:value="2373040.0568">
                <text:p>2373040.0568</text:p>
              </table:table-cell>
            </table:table-row>
            <table:table-row>
              <table:table-cell office:value-type="string">
                <text:p>Строка 744</text:p>
              </table:table-cell>
              <table:table-cell office:value-type="float" office:value="165000">
                <text:p>165000</text:p>
              </table:table-cell>
              <table:table-cell office:value-type="float" office:value="3350212.1426">
                <text:p>3350212.1426</text:p>
              </table:table-cell>
            </table:table-row>
            <table:table-row>
              <table:table-cell office:value-type="string">
                <text:p>Строка 509</text:p>
              </table:table-cell>
              <table:table-cell office:value-type="float" office:value="166600">
                <text:p>166600</text:p>
              </table:table-cell>
              <table:table-cell office:value-type="float" office:value="3204147.4157">
                <text:p>3204147.4157</text:p>
              </table:table-cell>
            </table:table-row>
            <table:table-row>
              <table:table-cell office:value-type="string">
                <text:p>Строка 620</text:p>
              </table:table-cell>
              <table:table-cell office:value-type="float" office:value="169000">
                <text:p>169000</text:p>
              </table:table-cell>
              <table:table-cell office:value-type="float" office:value="3491726.4542">
                <text:p>3491726.4542</text:p>
              </table:table-cell>
            </table:table-row>
            <table:table-row>
              <table:table-cell office:value-type="string">
                <text:p>Строка 756</text:p>
              </table:table-cell>
              <table:table-cell office:value-type="float" office:value="170000">
                <text:p>170000</text:p>
              </table:table-cell>
              <table:table-cell office:value-type="float" office:value="2300755.6857">
                <text:p>2300755.6857</text:p>
              </table:table-cell>
            </table:table-row>
            <table:table-row>
              <table:table-cell office:value-type="string">
                <text:p>Строка 459</text:p>
              </table:table-cell>
              <table:table-cell office:value-type="float" office:value="170000">
                <text:p>170000</text:p>
              </table:table-cell>
              <table:table-cell office:value-type="float" office:value="2618108.3261">
                <text:p>2618108.3261</text:p>
              </table:table-cell>
            </table:table-row>
            <table:table-row>
              <table:table-cell office:value-type="string">
                <text:p>Строка 863</text:p>
              </table:table-cell>
              <table:table-cell office:value-type="float" office:value="170000">
                <text:p>170000</text:p>
              </table:table-cell>
              <table:table-cell office:value-type="float" office:value="3319769.6619">
                <text:p>3319769.6619</text:p>
              </table:table-cell>
            </table:table-row>
            <table:table-row>
              <table:table-cell office:value-type="string">
                <text:p>Строка 111</text:p>
              </table:table-cell>
              <table:table-cell office:value-type="float" office:value="170000">
                <text:p>170000</text:p>
              </table:table-cell>
              <table:table-cell office:value-type="float" office:value="2384911.8912">
                <text:p>2384911.8912</text:p>
              </table:table-cell>
            </table:table-row>
            <table:table-row>
              <table:table-cell office:value-type="string">
                <text:p>Строка 563</text:p>
              </table:table-cell>
              <table:table-cell office:value-type="float" office:value="170000">
                <text:p>170000</text:p>
              </table:table-cell>
              <table:table-cell office:value-type="float" office:value="3062084.7773">
                <text:p>3062084.7773</text:p>
              </table:table-cell>
            </table:table-row>
            <table:table-row>
              <table:table-cell office:value-type="string">
                <text:p>Строка 360</text:p>
              </table:table-cell>
              <table:table-cell office:value-type="float" office:value="178000">
                <text:p>178000</text:p>
              </table:table-cell>
              <table:table-cell office:value-type="float" office:value="3009598.0591">
                <text:p>3009598.0591</text:p>
              </table:table-cell>
            </table:table-row>
            <table:table-row>
              <table:table-cell office:value-type="string">
                <text:p>Строка 973</text:p>
              </table:table-cell>
              <table:table-cell office:value-type="float" office:value="178850">
                <text:p>178850</text:p>
              </table:table-cell>
              <table:table-cell office:value-type="float" office:value="3305677.6903">
                <text:p>3305677.6903</text:p>
              </table:table-cell>
            </table:table-row>
            <table:table-row>
              <table:table-cell office:value-type="string">
                <text:p>Строка 421</text:p>
              </table:table-cell>
              <table:table-cell office:value-type="float" office:value="180000">
                <text:p>180000</text:p>
              </table:table-cell>
              <table:table-cell office:value-type="float" office:value="3100182.496">
                <text:p>3100182.496</text:p>
              </table:table-cell>
            </table:table-row>
            <table:table-row>
              <table:table-cell office:value-type="string">
                <text:p>Строка 503</text:p>
              </table:table-cell>
              <table:table-cell office:value-type="float" office:value="180000">
                <text:p>180000</text:p>
              </table:table-cell>
              <table:table-cell office:value-type="float" office:value="3191683.7194">
                <text:p>3191683.7194</text:p>
              </table:table-cell>
            </table:table-row>
            <table:table-row>
              <table:table-cell office:value-type="string">
                <text:p>Строка 329</text:p>
              </table:table-cell>
              <table:table-cell office:value-type="float" office:value="180000">
                <text:p>180000</text:p>
              </table:table-cell>
              <table:table-cell office:value-type="float" office:value="2537264.7904">
                <text:p>2537264.7904</text:p>
              </table:table-cell>
            </table:table-row>
            <table:table-row>
              <table:table-cell office:value-type="string">
                <text:p>Строка 469</text:p>
              </table:table-cell>
              <table:table-cell office:value-type="float" office:value="183750">
                <text:p>183750</text:p>
              </table:table-cell>
              <table:table-cell office:value-type="float" office:value="2518420.1424">
                <text:p>2518420.1424</text:p>
              </table:table-cell>
            </table:table-row>
            <table:table-row>
              <table:table-cell office:value-type="string">
                <text:p>Строка 262</text:p>
              </table:table-cell>
              <table:table-cell office:value-type="float" office:value="185000">
                <text:p>185000</text:p>
              </table:table-cell>
              <table:table-cell office:value-type="float" office:value="3106030.8794">
                <text:p>3106030.8794</text:p>
              </table:table-cell>
            </table:table-row>
            <table:table-row>
              <table:table-cell office:value-type="string">
                <text:p>Строка 152</text:p>
              </table:table-cell>
              <table:table-cell office:value-type="float" office:value="185000">
                <text:p>185000</text:p>
              </table:table-cell>
              <table:table-cell office:value-type="float" office:value="3357067.1754">
                <text:p>3357067.1754</text:p>
              </table:table-cell>
            </table:table-row>
            <table:table-row>
              <table:table-cell office:value-type="string">
                <text:p>Строка 524</text:p>
              </table:table-cell>
              <table:table-cell office:value-type="float" office:value="185000">
                <text:p>185000</text:p>
              </table:table-cell>
              <table:table-cell office:value-type="float" office:value="3213428.8574">
                <text:p>3213428.8574</text:p>
              </table:table-cell>
            </table:table-row>
            <table:table-row>
              <table:table-cell office:value-type="string">
                <text:p>Строка 499</text:p>
              </table:table-cell>
              <table:table-cell office:value-type="float" office:value="185000">
                <text:p>185000</text:p>
              </table:table-cell>
              <table:table-cell office:value-type="float" office:value="2998668.9316">
                <text:p>2998668.9316</text:p>
              </table:table-cell>
            </table:table-row>
            <table:table-row>
              <table:table-cell office:value-type="string">
                <text:p>Строка 725</text:p>
              </table:table-cell>
              <table:table-cell office:value-type="float" office:value="187000">
                <text:p>187000</text:p>
              </table:table-cell>
              <table:table-cell office:value-type="float" office:value="3485729.3557">
                <text:p>3485729.3557</text:p>
              </table:table-cell>
            </table:table-row>
            <table:table-row>
              <table:table-cell office:value-type="string">
                <text:p>Строка 774</text:p>
              </table:table-cell>
              <table:table-cell office:value-type="float" office:value="187600">
                <text:p>187600</text:p>
              </table:table-cell>
              <table:table-cell office:value-type="float" office:value="3035372.6663">
                <text:p>3035372.6663</text:p>
              </table:table-cell>
            </table:table-row>
            <table:table-row>
              <table:table-cell office:value-type="string">
                <text:p>Строка 977</text:p>
              </table:table-cell>
              <table:table-cell office:value-type="float" office:value="190000">
                <text:p>190000</text:p>
              </table:table-cell>
              <table:table-cell office:value-type="float" office:value="2547269.483">
                <text:p>2547269.483</text:p>
              </table:table-cell>
            </table:table-row>
            <table:table-row>
              <table:table-cell office:value-type="string">
                <text:p>Строка 6</text:p>
              </table:table-cell>
              <table:table-cell office:value-type="float" office:value="190000">
                <text:p>190000</text:p>
              </table:table-cell>
              <table:table-cell office:value-type="float" office:value="2345880.911">
                <text:p>2345880.911</text:p>
              </table:table-cell>
            </table:table-row>
            <table:table-row>
              <table:table-cell office:value-type="string">
                <text:p>Строка 428</text:p>
              </table:table-cell>
              <table:table-cell office:value-type="float" office:value="190000">
                <text:p>190000</text:p>
              </table:table-cell>
              <table:table-cell office:value-type="float" office:value="3242215.648">
                <text:p>3242215.648</text:p>
              </table:table-cell>
            </table:table-row>
            <table:table-row>
              <table:table-cell office:value-type="string">
                <text:p>Строка 60</text:p>
              </table:table-cell>
              <table:table-cell office:value-type="float" office:value="190000">
                <text:p>190000</text:p>
              </table:table-cell>
              <table:table-cell office:value-type="float" office:value="3329033.5331">
                <text:p>3329033.5331</text:p>
              </table:table-cell>
            </table:table-row>
            <table:table-row>
              <table:table-cell office:value-type="string">
                <text:p>Строка 408</text:p>
              </table:table-cell>
              <table:table-cell office:value-type="float" office:value="190000">
                <text:p>190000</text:p>
              </table:table-cell>
              <table:table-cell office:value-type="float" office:value="3345913.2828">
                <text:p>3345913.2828</text:p>
              </table:table-cell>
            </table:table-row>
            <table:table-row>
              <table:table-cell office:value-type="string">
                <text:p>Строка 243</text:p>
              </table:table-cell>
              <table:table-cell office:value-type="float" office:value="190000">
                <text:p>190000</text:p>
              </table:table-cell>
              <table:table-cell office:value-type="float" office:value="3320630.5885">
                <text:p>3320630.5885</text:p>
              </table:table-cell>
            </table:table-row>
            <table:table-row>
              <table:table-cell office:value-type="string">
                <text:p>Строка 233</text:p>
              </table:table-cell>
              <table:table-cell office:value-type="float" office:value="191100">
                <text:p>191100</text:p>
              </table:table-cell>
              <table:table-cell office:value-type="float" office:value="2698094.954">
                <text:p>2698094.954</text:p>
              </table:table-cell>
            </table:table-row>
            <table:table-row>
              <table:table-cell office:value-type="string">
                <text:p>Строка 296</text:p>
              </table:table-cell>
              <table:table-cell office:value-type="float" office:value="191100">
                <text:p>191100</text:p>
              </table:table-cell>
              <table:table-cell office:value-type="float" office:value="2573488.21">
                <text:p>2573488.21</text:p>
              </table:table-cell>
            </table:table-row>
            <table:table-row>
              <table:table-cell office:value-type="string">
                <text:p>Строка 380</text:p>
              </table:table-cell>
              <table:table-cell office:value-type="float" office:value="195000">
                <text:p>195000</text:p>
              </table:table-cell>
              <table:table-cell office:value-type="float" office:value="2598514.144">
                <text:p>2598514.144</text:p>
              </table:table-cell>
            </table:table-row>
            <table:table-row>
              <table:table-cell office:value-type="string">
                <text:p>Строка 799</text:p>
              </table:table-cell>
              <table:table-cell office:value-type="float" office:value="195000">
                <text:p>195000</text:p>
              </table:table-cell>
              <table:table-cell office:value-type="float" office:value="3342121.009">
                <text:p>3342121.009</text:p>
              </table:table-cell>
            </table:table-row>
            <table:table-row>
              <table:table-cell office:value-type="string">
                <text:p>Строка 528</text:p>
              </table:table-cell>
              <table:table-cell office:value-type="float" office:value="195000">
                <text:p>195000</text:p>
              </table:table-cell>
              <table:table-cell office:value-type="float" office:value="3057561.8832">
                <text:p>3057561.8832</text:p>
              </table:table-cell>
            </table:table-row>
            <table:table-row>
              <table:table-cell office:value-type="string">
                <text:p>Строка 607</text:p>
              </table:table-cell>
              <table:table-cell office:value-type="float" office:value="195000">
                <text:p>195000</text:p>
              </table:table-cell>
              <table:table-cell office:value-type="float" office:value="2796550.9642">
                <text:p>2796550.9642</text:p>
              </table:table-cell>
            </table:table-row>
            <table:table-row>
              <table:table-cell office:value-type="string">
                <text:p>Строка 878</text:p>
              </table:table-cell>
              <table:table-cell office:value-type="float" office:value="195000">
                <text:p>195000</text:p>
              </table:table-cell>
              <table:table-cell office:value-type="float" office:value="2625177.9802">
                <text:p>2625177.9802</text:p>
              </table:table-cell>
            </table:table-row>
            <table:table-row>
              <table:table-cell office:value-type="string">
                <text:p>Строка 927</text:p>
              </table:table-cell>
              <table:table-cell office:value-type="float" office:value="195000">
                <text:p>195000</text:p>
              </table:table-cell>
              <table:table-cell office:value-type="float" office:value="3105221.4534">
                <text:p>3105221.4534</text:p>
              </table:table-cell>
            </table:table-row>
            <table:table-row>
              <table:table-cell office:value-type="string">
                <text:p>Строка 839</text:p>
              </table:table-cell>
              <table:table-cell office:value-type="float" office:value="195000">
                <text:p>195000</text:p>
              </table:table-cell>
              <table:table-cell office:value-type="float" office:value="3098507.4952">
                <text:p>3098507.4952</text:p>
              </table:table-cell>
            </table:table-row>
            <table:table-row>
              <table:table-cell office:value-type="string">
                <text:p>Строка 429</text:p>
              </table:table-cell>
              <table:table-cell office:value-type="float" office:value="195975.5">
                <text:p>195975.5</text:p>
              </table:table-cell>
              <table:table-cell office:value-type="float" office:value="2485360.9073">
                <text:p>2485360.9073</text:p>
              </table:table-cell>
            </table:table-row>
            <table:table-row>
              <table:table-cell office:value-type="string">
                <text:p>Строка 932</text:p>
              </table:table-cell>
              <table:table-cell office:value-type="float" office:value="196000">
                <text:p>196000</text:p>
              </table:table-cell>
              <table:table-cell office:value-type="float" office:value="2799396.5884">
                <text:p>2799396.5884</text:p>
              </table:table-cell>
            </table:table-row>
            <table:table-row>
              <table:table-cell office:value-type="string">
                <text:p>Строка 32</text:p>
              </table:table-cell>
              <table:table-cell office:value-type="float" office:value="197000">
                <text:p>197000</text:p>
              </table:table-cell>
              <table:table-cell office:value-type="float" office:value="3119618.0119">
                <text:p>3119618.0119</text:p>
              </table:table-cell>
            </table:table-row>
            <table:table-row>
              <table:table-cell office:value-type="string">
                <text:p>Строка 879</text:p>
              </table:table-cell>
              <table:table-cell office:value-type="float" office:value="199999">
                <text:p>199999</text:p>
              </table:table-cell>
              <table:table-cell office:value-type="float" office:value="2322977.8057">
                <text:p>2322977.8057</text:p>
              </table:table-cell>
            </table:table-row>
            <table:table-row>
              <table:table-cell office:value-type="string">
                <text:p>Строка 952</text:p>
              </table:table-cell>
              <table:table-cell office:value-type="float" office:value="200000">
                <text:p>200000</text:p>
              </table:table-cell>
              <table:table-cell office:value-type="float" office:value="2322761.3365">
                <text:p>2322761.3365</text:p>
              </table:table-cell>
            </table:table-row>
            <table:table-row>
              <table:table-cell office:value-type="string">
                <text:p>Строка 556</text:p>
              </table:table-cell>
              <table:table-cell office:value-type="float" office:value="200000">
                <text:p>200000</text:p>
              </table:table-cell>
              <table:table-cell office:value-type="float" office:value="3195089.4626">
                <text:p>3195089.4626</text:p>
              </table:table-cell>
            </table:table-row>
            <table:table-row>
              <table:table-cell office:value-type="string">
                <text:p>Строка 619</text:p>
              </table:table-cell>
              <table:table-cell office:value-type="float" office:value="200000">
                <text:p>200000</text:p>
              </table:table-cell>
              <table:table-cell office:value-type="float" office:value="3210899.7567">
                <text:p>3210899.7567</text:p>
              </table:table-cell>
            </table:table-row>
            <table:table-row>
              <table:table-cell office:value-type="string">
                <text:p>Строка 433</text:p>
              </table:table-cell>
              <table:table-cell office:value-type="float" office:value="200000">
                <text:p>200000</text:p>
              </table:table-cell>
              <table:table-cell office:value-type="float" office:value="3093030.1342">
                <text:p>3093030.1342</text:p>
              </table:table-cell>
            </table:table-row>
            <table:table-row>
              <table:table-cell office:value-type="string">
                <text:p>Строка 394</text:p>
              </table:table-cell>
              <table:table-cell office:value-type="float" office:value="200000">
                <text:p>200000</text:p>
              </table:table-cell>
              <table:table-cell office:value-type="float" office:value="2589932.2283">
                <text:p>2589932.2283</text:p>
              </table:table-cell>
            </table:table-row>
            <table:table-row>
              <table:table-cell office:value-type="string">
                <text:p>Строка 304</text:p>
              </table:table-cell>
              <table:table-cell office:value-type="float" office:value="200000">
                <text:p>200000</text:p>
              </table:table-cell>
              <table:table-cell office:value-type="float" office:value="2559200.5661">
                <text:p>2559200.5661</text:p>
              </table:table-cell>
            </table:table-row>
            <table:table-row>
              <table:table-cell office:value-type="string">
                <text:p>Строка 153</text:p>
              </table:table-cell>
              <table:table-cell office:value-type="float" office:value="200000">
                <text:p>200000</text:p>
              </table:table-cell>
              <table:table-cell office:value-type="float" office:value="2537333.5499">
                <text:p>2537333.5499</text:p>
              </table:table-cell>
            </table:table-row>
            <table:table-row>
              <table:table-cell office:value-type="string">
                <text:p>Строка 628</text:p>
              </table:table-cell>
              <table:table-cell office:value-type="float" office:value="200000">
                <text:p>200000</text:p>
              </table:table-cell>
              <table:table-cell office:value-type="float" office:value="2266978.3048">
                <text:p>2266978.3048</text:p>
              </table:table-cell>
            </table:table-row>
            <table:table-row>
              <table:table-cell office:value-type="string">
                <text:p>Строка 594</text:p>
              </table:table-cell>
              <table:table-cell office:value-type="float" office:value="200000">
                <text:p>200000</text:p>
              </table:table-cell>
              <table:table-cell office:value-type="float" office:value="2687904.8142">
                <text:p>2687904.8142</text:p>
              </table:table-cell>
            </table:table-row>
            <table:table-row>
              <table:table-cell office:value-type="string">
                <text:p>Строка 460</text:p>
              </table:table-cell>
              <table:table-cell office:value-type="float" office:value="200000">
                <text:p>200000</text:p>
              </table:table-cell>
              <table:table-cell office:value-type="float" office:value="3076829.1862">
                <text:p>3076829.1862</text:p>
              </table:table-cell>
            </table:table-row>
            <table:table-row>
              <table:table-cell office:value-type="string">
                <text:p>Строка 548</text:p>
              </table:table-cell>
              <table:table-cell office:value-type="float" office:value="200000">
                <text:p>200000</text:p>
              </table:table-cell>
              <table:table-cell office:value-type="float" office:value="3213463.6344">
                <text:p>3213463.6344</text:p>
              </table:table-cell>
            </table:table-row>
            <table:table-row>
              <table:table-cell office:value-type="string">
                <text:p>Строка 438</text:p>
              </table:table-cell>
              <table:table-cell office:value-type="float" office:value="200900">
                <text:p>200900</text:p>
              </table:table-cell>
              <table:table-cell office:value-type="float" office:value="2564055.9951">
                <text:p>2564055.9951</text:p>
              </table:table-cell>
            </table:table-row>
            <table:table-row>
              <table:table-cell office:value-type="string">
                <text:p>Строка 537</text:p>
              </table:table-cell>
              <table:table-cell office:value-type="float" office:value="205000">
                <text:p>205000</text:p>
              </table:table-cell>
              <table:table-cell office:value-type="float" office:value="3337460.9629">
                <text:p>3337460.9629</text:p>
              </table:table-cell>
            </table:table-row>
            <table:table-row>
              <table:table-cell office:value-type="string">
                <text:p>Строка 921</text:p>
              </table:table-cell>
              <table:table-cell office:value-type="float" office:value="208250">
                <text:p>208250</text:p>
              </table:table-cell>
              <table:table-cell office:value-type="float" office:value="2265527.7072">
                <text:p>2265527.7072</text:p>
              </table:table-cell>
            </table:table-row>
            <table:table-row>
              <table:table-cell office:value-type="string">
                <text:p>Строка 476</text:p>
              </table:table-cell>
              <table:table-cell office:value-type="float" office:value="210000">
                <text:p>210000</text:p>
              </table:table-cell>
              <table:table-cell office:value-type="float" office:value="3340000.6038">
                <text:p>3340000.6038</text:p>
              </table:table-cell>
            </table:table-row>
            <table:table-row>
              <table:table-cell office:value-type="string">
                <text:p>Строка 849</text:p>
              </table:table-cell>
              <table:table-cell office:value-type="float" office:value="210000">
                <text:p>210000</text:p>
              </table:table-cell>
              <table:table-cell office:value-type="float" office:value="3217655.7298">
                <text:p>3217655.7298</text:p>
              </table:table-cell>
            </table:table-row>
            <table:table-row>
              <table:table-cell office:value-type="string">
                <text:p>Строка 971</text:p>
              </table:table-cell>
              <table:table-cell office:value-type="float" office:value="210000">
                <text:p>210000</text:p>
              </table:table-cell>
              <table:table-cell office:value-type="float" office:value="3095919.7317">
                <text:p>3095919.7317</text:p>
              </table:table-cell>
            </table:table-row>
            <table:table-row>
              <table:table-cell office:value-type="string">
                <text:p>Строка 334</text:p>
              </table:table-cell>
              <table:table-cell office:value-type="float" office:value="211000">
                <text:p>211000</text:p>
              </table:table-cell>
              <table:table-cell office:value-type="float" office:value="3204939.5033">
                <text:p>3204939.5033</text:p>
              </table:table-cell>
            </table:table-row>
            <table:table-row>
              <table:table-cell office:value-type="string">
                <text:p>Строка 954</text:p>
              </table:table-cell>
              <table:table-cell office:value-type="float" office:value="212000">
                <text:p>212000</text:p>
              </table:table-cell>
              <table:table-cell office:value-type="float" office:value="3503796.9979">
                <text:p>3503796.9979</text:p>
              </table:table-cell>
            </table:table-row>
            <table:table-row>
              <table:table-cell office:value-type="string">
                <text:p>Строка 26</text:p>
              </table:table-cell>
              <table:table-cell office:value-type="float" office:value="213000">
                <text:p>213000</text:p>
              </table:table-cell>
              <table:table-cell office:value-type="float" office:value="2796678.8819">
                <text:p>2796678.8819</text:p>
              </table:table-cell>
            </table:table-row>
            <table:table-row>
              <table:table-cell office:value-type="string">
                <text:p>Строка 702</text:p>
              </table:table-cell>
              <table:table-cell office:value-type="float" office:value="215000">
                <text:p>215000</text:p>
              </table:table-cell>
              <table:table-cell office:value-type="float" office:value="2978705.222">
                <text:p>2978705.222</text:p>
              </table:table-cell>
            </table:table-row>
            <table:table-row>
              <table:table-cell office:value-type="string">
                <text:p>Строка 375</text:p>
              </table:table-cell>
              <table:table-cell office:value-type="float" office:value="215600">
                <text:p>215600</text:p>
              </table:table-cell>
              <table:table-cell office:value-type="float" office:value="2813462.5172">
                <text:p>2813462.5172</text:p>
              </table:table-cell>
            </table:table-row>
            <table:table-row>
              <table:table-cell office:value-type="string">
                <text:p>Строка 162</text:p>
              </table:table-cell>
              <table:table-cell office:value-type="float" office:value="218000">
                <text:p>218000</text:p>
              </table:table-cell>
              <table:table-cell office:value-type="float" office:value="3341696.6339">
                <text:p>3341696.6339</text:p>
              </table:table-cell>
            </table:table-row>
            <table:table-row>
              <table:table-cell office:value-type="string">
                <text:p>Строка 331</text:p>
              </table:table-cell>
              <table:table-cell office:value-type="float" office:value="220000">
                <text:p>220000</text:p>
              </table:table-cell>
              <table:table-cell office:value-type="float" office:value="2966355.3102">
                <text:p>2966355.3102</text:p>
              </table:table-cell>
            </table:table-row>
            <table:table-row>
              <table:table-cell office:value-type="string">
                <text:p>Строка 383</text:p>
              </table:table-cell>
              <table:table-cell office:value-type="float" office:value="220000">
                <text:p>220000</text:p>
              </table:table-cell>
              <table:table-cell office:value-type="float" office:value="2605752.709">
                <text:p>2605752.709</text:p>
              </table:table-cell>
            </table:table-row>
            <table:table-row>
              <table:table-cell office:value-type="string">
                <text:p>Строка 889</text:p>
              </table:table-cell>
              <table:table-cell office:value-type="float" office:value="220000">
                <text:p>220000</text:p>
              </table:table-cell>
              <table:table-cell office:value-type="float" office:value="3382504.5133">
                <text:p>3382504.5133</text:p>
              </table:table-cell>
            </table:table-row>
            <table:table-row>
              <table:table-cell office:value-type="string">
                <text:p>Строка 679</text:p>
              </table:table-cell>
              <table:table-cell office:value-type="float" office:value="220000">
                <text:p>220000</text:p>
              </table:table-cell>
              <table:table-cell office:value-type="float" office:value="2300836.6042">
                <text:p>2300836.6042</text:p>
              </table:table-cell>
            </table:table-row>
            <table:table-row>
              <table:table-cell office:value-type="string">
                <text:p>Строка 712</text:p>
              </table:table-cell>
              <table:table-cell office:value-type="float" office:value="220000">
                <text:p>220000</text:p>
              </table:table-cell>
              <table:table-cell office:value-type="float" office:value="3344964.8847">
                <text:p>3344964.8847</text:p>
              </table:table-cell>
            </table:table-row>
            <table:table-row>
              <table:table-cell office:value-type="string">
                <text:p>Строка 228</text:p>
              </table:table-cell>
              <table:table-cell office:value-type="float" office:value="220500">
                <text:p>220500</text:p>
              </table:table-cell>
              <table:table-cell office:value-type="float" office:value="2442966.3317">
                <text:p>2442966.3317</text:p>
              </table:table-cell>
            </table:table-row>
            <table:table-row>
              <table:table-cell office:value-type="string">
                <text:p>Строка 447</text:p>
              </table:table-cell>
              <table:table-cell office:value-type="float" office:value="225000">
                <text:p>225000</text:p>
              </table:table-cell>
              <table:table-cell office:value-type="float" office:value="2421712.9046">
                <text:p>2421712.9046</text:p>
              </table:table-cell>
            </table:table-row>
            <table:table-row>
              <table:table-cell office:value-type="string">
                <text:p>Строка 363</text:p>
              </table:table-cell>
              <table:table-cell office:value-type="float" office:value="225400">
                <text:p>225400</text:p>
              </table:table-cell>
              <table:table-cell office:value-type="float" office:value="2883817.3144">
                <text:p>2883817.3144</text:p>
              </table:table-cell>
            </table:table-row>
            <table:table-row>
              <table:table-cell office:value-type="string">
                <text:p>Строка 485</text:p>
              </table:table-cell>
              <table:table-cell office:value-type="float" office:value="225600">
                <text:p>225600</text:p>
              </table:table-cell>
              <table:table-cell office:value-type="float" office:value="2819359.4066">
                <text:p>2819359.4066</text:p>
              </table:table-cell>
            </table:table-row>
            <table:table-row>
              <table:table-cell office:value-type="string">
                <text:p>Строка 972</text:p>
              </table:table-cell>
              <table:table-cell office:value-type="float" office:value="226000">
                <text:p>226000</text:p>
              </table:table-cell>
              <table:table-cell office:value-type="float" office:value="2611123.6151">
                <text:p>2611123.6151</text:p>
              </table:table-cell>
            </table:table-row>
            <table:table-row>
              <table:table-cell office:value-type="string">
                <text:p>Строка 684</text:p>
              </table:table-cell>
              <table:table-cell office:value-type="float" office:value="227850">
                <text:p>227850</text:p>
              </table:table-cell>
              <table:table-cell office:value-type="float" office:value="2575267.1563">
                <text:p>2575267.1563</text:p>
              </table:table-cell>
            </table:table-row>
            <table:table-row>
              <table:table-cell office:value-type="string">
                <text:p>Строка 19</text:p>
              </table:table-cell>
              <table:table-cell office:value-type="float" office:value="230000">
                <text:p>230000</text:p>
              </table:table-cell>
              <table:table-cell office:value-type="float" office:value="2823729.5113">
                <text:p>2823729.5113</text:p>
              </table:table-cell>
            </table:table-row>
            <table:table-row>
              <table:table-cell office:value-type="string">
                <text:p>Строка 753</text:p>
              </table:table-cell>
              <table:table-cell office:value-type="float" office:value="230000">
                <text:p>230000</text:p>
              </table:table-cell>
              <table:table-cell office:value-type="float" office:value="2487258.8529">
                <text:p>2487258.8529</text:p>
              </table:table-cell>
            </table:table-row>
            <table:table-row>
              <table:table-cell office:value-type="string">
                <text:p>Строка 157</text:p>
              </table:table-cell>
              <table:table-cell office:value-type="float" office:value="230000">
                <text:p>230000</text:p>
              </table:table-cell>
              <table:table-cell office:value-type="float" office:value="2752020.1465">
                <text:p>2752020.1465</text:p>
              </table:table-cell>
            </table:table-row>
            <table:table-row>
              <table:table-cell office:value-type="string">
                <text:p>Строка 858</text:p>
              </table:table-cell>
              <table:table-cell office:value-type="float" office:value="230000">
                <text:p>230000</text:p>
              </table:table-cell>
              <table:table-cell office:value-type="float" office:value="2315679.3408">
                <text:p>2315679.3408</text:p>
              </table:table-cell>
            </table:table-row>
            <table:table-row>
              <table:table-cell office:value-type="string">
                <text:p>Строка 316</text:p>
              </table:table-cell>
              <table:table-cell office:value-type="float" office:value="230000">
                <text:p>230000</text:p>
              </table:table-cell>
              <table:table-cell office:value-type="float" office:value="3223402.9304">
                <text:p>3223402.9304</text:p>
              </table:table-cell>
            </table:table-row>
            <table:table-row>
              <table:table-cell office:value-type="string">
                <text:p>Строка 225</text:p>
              </table:table-cell>
              <table:table-cell office:value-type="float" office:value="230000">
                <text:p>230000</text:p>
              </table:table-cell>
              <table:table-cell office:value-type="float" office:value="2609417.6258">
                <text:p>2609417.6258</text:p>
              </table:table-cell>
            </table:table-row>
            <table:table-row>
              <table:table-cell office:value-type="string">
                <text:p>Строка 253</text:p>
              </table:table-cell>
              <table:table-cell office:value-type="float" office:value="232050">
                <text:p>232050</text:p>
              </table:table-cell>
              <table:table-cell office:value-type="float" office:value="2567724.8215">
                <text:p>2567724.8215</text:p>
              </table:table-cell>
            </table:table-row>
            <table:table-row>
              <table:table-cell office:value-type="string">
                <text:p>Строка 376</text:p>
              </table:table-cell>
              <table:table-cell office:value-type="float" office:value="233000">
                <text:p>233000</text:p>
              </table:table-cell>
              <table:table-cell office:value-type="float" office:value="2599422.0379">
                <text:p>2599422.0379</text:p>
              </table:table-cell>
            </table:table-row>
            <table:table-row>
              <table:table-cell office:value-type="string">
                <text:p>Строка 322</text:p>
              </table:table-cell>
              <table:table-cell office:value-type="float" office:value="235000">
                <text:p>235000</text:p>
              </table:table-cell>
              <table:table-cell office:value-type="float" office:value="2653288.8088">
                <text:p>2653288.8088</text:p>
              </table:table-cell>
            </table:table-row>
            <table:table-row>
              <table:table-cell office:value-type="string">
                <text:p>Строка 588</text:p>
              </table:table-cell>
              <table:table-cell office:value-type="float" office:value="235000">
                <text:p>235000</text:p>
              </table:table-cell>
              <table:table-cell office:value-type="float" office:value="3084753.5693">
                <text:p>3084753.5693</text:p>
              </table:table-cell>
            </table:table-row>
            <table:table-row>
              <table:table-cell office:value-type="string">
                <text:p>Строка 840</text:p>
              </table:table-cell>
              <table:table-cell office:value-type="float" office:value="237650">
                <text:p>237650</text:p>
              </table:table-cell>
              <table:table-cell office:value-type="float" office:value="2518420.1424">
                <text:p>2518420.1424</text:p>
              </table:table-cell>
            </table:table-row>
            <table:table-row>
              <table:table-cell office:value-type="string">
                <text:p>Строка 730</text:p>
              </table:table-cell>
              <table:table-cell office:value-type="float" office:value="238000">
                <text:p>238000</text:p>
              </table:table-cell>
              <table:table-cell office:value-type="float" office:value="2861880.2483">
                <text:p>2861880.2483</text:p>
              </table:table-cell>
            </table:table-row>
            <table:table-row>
              <table:table-cell office:value-type="string">
                <text:p>Строка 46</text:p>
              </table:table-cell>
              <table:table-cell office:value-type="float" office:value="240000">
                <text:p>240000</text:p>
              </table:table-cell>
              <table:table-cell office:value-type="float" office:value="2698198.0833">
                <text:p>2698198.0833</text:p>
              </table:table-cell>
            </table:table-row>
            <table:table-row>
              <table:table-cell office:value-type="string">
                <text:p>Строка 367</text:p>
              </table:table-cell>
              <table:table-cell office:value-type="float" office:value="240000">
                <text:p>240000</text:p>
              </table:table-cell>
              <table:table-cell office:value-type="float" office:value="3101815.7102">
                <text:p>3101815.7102</text:p>
              </table:table-cell>
            </table:table-row>
            <table:table-row>
              <table:table-cell office:value-type="string">
                <text:p>Строка 875</text:p>
              </table:table-cell>
              <table:table-cell office:value-type="float" office:value="240000">
                <text:p>240000</text:p>
              </table:table-cell>
              <table:table-cell office:value-type="float" office:value="3329084.6265">
                <text:p>3329084.6265</text:p>
              </table:table-cell>
            </table:table-row>
            <table:table-row>
              <table:table-cell office:value-type="string">
                <text:p>Строка 690</text:p>
              </table:table-cell>
              <table:table-cell office:value-type="float" office:value="240000">
                <text:p>240000</text:p>
              </table:table-cell>
              <table:table-cell office:value-type="float" office:value="2794643.2128">
                <text:p>2794643.2128</text:p>
              </table:table-cell>
            </table:table-row>
            <table:table-row>
              <table:table-cell office:value-type="string">
                <text:p>Строка 432</text:p>
              </table:table-cell>
              <table:table-cell office:value-type="float" office:value="240000">
                <text:p>240000</text:p>
              </table:table-cell>
              <table:table-cell office:value-type="float" office:value="3209757.506">
                <text:p>3209757.506</text:p>
              </table:table-cell>
            </table:table-row>
            <table:table-row>
              <table:table-cell office:value-type="string">
                <text:p>Строка 709</text:p>
              </table:table-cell>
              <table:table-cell office:value-type="float" office:value="240000">
                <text:p>240000</text:p>
              </table:table-cell>
              <table:table-cell office:value-type="float" office:value="2754346.0094">
                <text:p>2754346.0094</text:p>
              </table:table-cell>
            </table:table-row>
            <table:table-row>
              <table:table-cell office:value-type="string">
                <text:p>Строка 417</text:p>
              </table:table-cell>
              <table:table-cell office:value-type="float" office:value="241325">
                <text:p>241325</text:p>
              </table:table-cell>
              <table:table-cell office:value-type="float" office:value="2799056.8563">
                <text:p>2799056.8563</text:p>
              </table:table-cell>
            </table:table-row>
            <table:table-row>
              <table:table-cell office:value-type="string">
                <text:p>Строка 545</text:p>
              </table:table-cell>
              <table:table-cell office:value-type="float" office:value="242550">
                <text:p>242550</text:p>
              </table:table-cell>
              <table:table-cell office:value-type="float" office:value="2804342.1189">
                <text:p>2804342.1189</text:p>
              </table:table-cell>
            </table:table-row>
            <table:table-row>
              <table:table-cell office:value-type="string">
                <text:p>Строка 76</text:p>
              </table:table-cell>
              <table:table-cell office:value-type="float" office:value="244975.5">
                <text:p>244975.5</text:p>
              </table:table-cell>
              <table:table-cell office:value-type="float" office:value="2794034.7245">
                <text:p>2794034.7245</text:p>
              </table:table-cell>
            </table:table-row>
            <table:table-row>
              <table:table-cell office:value-type="string">
                <text:p>Строка 792</text:p>
              </table:table-cell>
              <table:table-cell office:value-type="float" office:value="244975.5">
                <text:p>244975.5</text:p>
              </table:table-cell>
              <table:table-cell office:value-type="float" office:value="3338957.3088">
                <text:p>3338957.3088</text:p>
              </table:table-cell>
            </table:table-row>
            <table:table-row>
              <table:table-cell office:value-type="string">
                <text:p>Строка 923</text:p>
              </table:table-cell>
              <table:table-cell office:value-type="float" office:value="245000">
                <text:p>245000</text:p>
              </table:table-cell>
              <table:table-cell office:value-type="float" office:value="2698060.5908">
                <text:p>2698060.5908</text:p>
              </table:table-cell>
            </table:table-row>
            <table:table-row>
              <table:table-cell office:value-type="string">
                <text:p>Строка 407</text:p>
              </table:table-cell>
              <table:table-cell office:value-type="float" office:value="245000">
                <text:p>245000</text:p>
              </table:table-cell>
              <table:table-cell office:value-type="float" office:value="2619792.0111">
                <text:p>2619792.0111</text:p>
              </table:table-cell>
            </table:table-row>
            <table:table-row>
              <table:table-cell office:value-type="string">
                <text:p>Строка 852</text:p>
              </table:table-cell>
              <table:table-cell office:value-type="float" office:value="245000">
                <text:p>245000</text:p>
              </table:table-cell>
              <table:table-cell office:value-type="float" office:value="2598472.0121">
                <text:p>2598472.0121</text:p>
              </table:table-cell>
            </table:table-row>
            <table:table-row>
              <table:table-cell office:value-type="string">
                <text:p>Строка 307</text:p>
              </table:table-cell>
              <table:table-cell office:value-type="float" office:value="245000">
                <text:p>245000</text:p>
              </table:table-cell>
              <table:table-cell office:value-type="float" office:value="2905622.5334">
                <text:p>2905622.5334</text:p>
              </table:table-cell>
            </table:table-row>
            <table:table-row>
              <table:table-cell office:value-type="string">
                <text:p>Строка 418</text:p>
              </table:table-cell>
              <table:table-cell office:value-type="float" office:value="245000">
                <text:p>245000</text:p>
              </table:table-cell>
              <table:table-cell office:value-type="float" office:value="2651889.1847">
                <text:p>2651889.1847</text:p>
              </table:table-cell>
            </table:table-row>
            <table:table-row>
              <table:table-cell office:value-type="string">
                <text:p>Строка 886</text:p>
              </table:table-cell>
              <table:table-cell office:value-type="float" office:value="245000">
                <text:p>245000</text:p>
              </table:table-cell>
              <table:table-cell office:value-type="float" office:value="2885930.4279">
                <text:p>2885930.4279</text:p>
              </table:table-cell>
            </table:table-row>
            <table:table-row>
              <table:table-cell office:value-type="string">
                <text:p>Строка 550</text:p>
              </table:table-cell>
              <table:table-cell office:value-type="float" office:value="247000">
                <text:p>247000</text:p>
              </table:table-cell>
              <table:table-cell office:value-type="float" office:value="2375143.9101">
                <text:p>2375143.9101</text:p>
              </table:table-cell>
            </table:table-row>
            <table:table-row>
              <table:table-cell office:value-type="string">
                <text:p>Строка 785</text:p>
              </table:table-cell>
              <table:table-cell office:value-type="float" office:value="249900">
                <text:p>249900</text:p>
              </table:table-cell>
              <table:table-cell office:value-type="float" office:value="2616828.7647">
                <text:p>2616828.7647</text:p>
              </table:table-cell>
            </table:table-row>
            <table:table-row>
              <table:table-cell office:value-type="string">
                <text:p>Строка 738</text:p>
              </table:table-cell>
              <table:table-cell office:value-type="float" office:value="250000">
                <text:p>250000</text:p>
              </table:table-cell>
              <table:table-cell office:value-type="float" office:value="3196082.4559">
                <text:p>3196082.4559</text:p>
              </table:table-cell>
            </table:table-row>
            <table:table-row>
              <table:table-cell office:value-type="string">
                <text:p>Строка 274</text:p>
              </table:table-cell>
              <table:table-cell office:value-type="float" office:value="250000">
                <text:p>250000</text:p>
              </table:table-cell>
              <table:table-cell office:value-type="float" office:value="2891176.9537">
                <text:p>2891176.9537</text:p>
              </table:table-cell>
            </table:table-row>
            <table:table-row>
              <table:table-cell office:value-type="string">
                <text:p>Строка 125</text:p>
              </table:table-cell>
              <table:table-cell office:value-type="float" office:value="250000">
                <text:p>250000</text:p>
              </table:table-cell>
              <table:table-cell office:value-type="float" office:value="2634721.6935">
                <text:p>2634721.6935</text:p>
              </table:table-cell>
            </table:table-row>
            <table:table-row>
              <table:table-cell office:value-type="string">
                <text:p>Строка 622</text:p>
              </table:table-cell>
              <table:table-cell office:value-type="float" office:value="250000">
                <text:p>250000</text:p>
              </table:table-cell>
              <table:table-cell office:value-type="float" office:value="2631409.6085">
                <text:p>2631409.6085</text:p>
              </table:table-cell>
            </table:table-row>
            <table:table-row>
              <table:table-cell office:value-type="string">
                <text:p>Строка 962</text:p>
              </table:table-cell>
              <table:table-cell office:value-type="float" office:value="250000">
                <text:p>250000</text:p>
              </table:table-cell>
              <table:table-cell office:value-type="float" office:value="2676050.1058">
                <text:p>2676050.1058</text:p>
              </table:table-cell>
            </table:table-row>
            <table:table-row>
              <table:table-cell office:value-type="string">
                <text:p>Строка 762</text:p>
              </table:table-cell>
              <table:table-cell office:value-type="float" office:value="250000">
                <text:p>250000</text:p>
              </table:table-cell>
              <table:table-cell office:value-type="float" office:value="3176680.9775">
                <text:p>3176680.9775</text:p>
              </table:table-cell>
            </table:table-row>
            <table:table-row>
              <table:table-cell office:value-type="string">
                <text:p>Строка 784</text:p>
              </table:table-cell>
              <table:table-cell office:value-type="float" office:value="250000">
                <text:p>250000</text:p>
              </table:table-cell>
              <table:table-cell office:value-type="float" office:value="3078310.2664">
                <text:p>3078310.2664</text:p>
              </table:table-cell>
            </table:table-row>
            <table:table-row>
              <table:table-cell office:value-type="string">
                <text:p>Строка 374</text:p>
              </table:table-cell>
              <table:table-cell office:value-type="float" office:value="254800">
                <text:p>254800</text:p>
              </table:table-cell>
              <table:table-cell office:value-type="float" office:value="3338874.1797">
                <text:p>3338874.1797</text:p>
              </table:table-cell>
            </table:table-row>
            <table:table-row>
              <table:table-cell office:value-type="string">
                <text:p>Строка 229</text:p>
              </table:table-cell>
              <table:table-cell office:value-type="float" office:value="255000">
                <text:p>255000</text:p>
              </table:table-cell>
              <table:table-cell office:value-type="float" office:value="2840674.8818">
                <text:p>2840674.8818</text:p>
              </table:table-cell>
            </table:table-row>
            <table:table-row>
              <table:table-cell office:value-type="string">
                <text:p>Строка 443</text:p>
              </table:table-cell>
              <table:table-cell office:value-type="float" office:value="255000">
                <text:p>255000</text:p>
              </table:table-cell>
              <table:table-cell office:value-type="float" office:value="2996672.5811">
                <text:p>2996672.5811</text:p>
              </table:table-cell>
            </table:table-row>
            <table:table-row>
              <table:table-cell office:value-type="string">
                <text:p>Строка 437</text:p>
              </table:table-cell>
              <table:table-cell office:value-type="float" office:value="257250">
                <text:p>257250</text:p>
              </table:table-cell>
              <table:table-cell office:value-type="float" office:value="2425309.2388">
                <text:p>2425309.2388</text:p>
              </table:table-cell>
            </table:table-row>
            <table:table-row>
              <table:table-cell office:value-type="string">
                <text:p>Строка 287</text:p>
              </table:table-cell>
              <table:table-cell office:value-type="float" office:value="257250">
                <text:p>257250</text:p>
              </table:table-cell>
              <table:table-cell office:value-type="float" office:value="3108397.763">
                <text:p>3108397.763</text:p>
              </table:table-cell>
            </table:table-row>
            <table:table-row>
              <table:table-cell office:value-type="string">
                <text:p>Строка 610</text:p>
              </table:table-cell>
              <table:table-cell office:value-type="float" office:value="260000">
                <text:p>260000</text:p>
              </table:table-cell>
              <table:table-cell office:value-type="float" office:value="2817695.6806">
                <text:p>2817695.6806</text:p>
              </table:table-cell>
            </table:table-row>
            <table:table-row>
              <table:table-cell office:value-type="string">
                <text:p>Строка 905</text:p>
              </table:table-cell>
              <table:table-cell office:value-type="float" office:value="260000">
                <text:p>260000</text:p>
              </table:table-cell>
              <table:table-cell office:value-type="float" office:value="2668512.9168">
                <text:p>2668512.9168</text:p>
              </table:table-cell>
            </table:table-row>
            <table:table-row>
              <table:table-cell office:value-type="string">
                <text:p>Строка 354</text:p>
              </table:table-cell>
              <table:table-cell office:value-type="float" office:value="260000">
                <text:p>260000</text:p>
              </table:table-cell>
              <table:table-cell office:value-type="float" office:value="2643558.9384">
                <text:p>2643558.9384</text:p>
              </table:table-cell>
            </table:table-row>
            <table:table-row>
              <table:table-cell office:value-type="string">
                <text:p>Строка 587</text:p>
              </table:table-cell>
              <table:table-cell office:value-type="float" office:value="260000">
                <text:p>260000</text:p>
              </table:table-cell>
              <table:table-cell office:value-type="float" office:value="3484847.1905">
                <text:p>3484847.1905</text:p>
              </table:table-cell>
            </table:table-row>
            <table:table-row>
              <table:table-cell office:value-type="string">
                <text:p>Строка 956</text:p>
              </table:table-cell>
              <table:table-cell office:value-type="float" office:value="260000">
                <text:p>260000</text:p>
              </table:table-cell>
              <table:table-cell office:value-type="float" office:value="2619340.438">
                <text:p>2619340.438</text:p>
              </table:table-cell>
            </table:table-row>
            <table:table-row>
              <table:table-cell office:value-type="string">
                <text:p>Строка 477</text:p>
              </table:table-cell>
              <table:table-cell office:value-type="float" office:value="260000">
                <text:p>260000</text:p>
              </table:table-cell>
              <table:table-cell office:value-type="float" office:value="2530706.154">
                <text:p>2530706.154</text:p>
              </table:table-cell>
            </table:table-row>
            <table:table-row>
              <table:table-cell office:value-type="string">
                <text:p>Строка 342</text:p>
              </table:table-cell>
              <table:table-cell office:value-type="float" office:value="264600">
                <text:p>264600</text:p>
              </table:table-cell>
              <table:table-cell office:value-type="float" office:value="3072345.9937">
                <text:p>3072345.9937</text:p>
              </table:table-cell>
            </table:table-row>
            <table:table-row>
              <table:table-cell office:value-type="string">
                <text:p>Строка 983</text:p>
              </table:table-cell>
              <table:table-cell office:value-type="float" office:value="264600">
                <text:p>264600</text:p>
              </table:table-cell>
              <table:table-cell office:value-type="float" office:value="2364204.2824">
                <text:p>2364204.2824</text:p>
              </table:table-cell>
            </table:table-row>
            <table:table-row>
              <table:table-cell office:value-type="string">
                <text:p>Строка 641</text:p>
              </table:table-cell>
              <table:table-cell office:value-type="float" office:value="267050">
                <text:p>267050</text:p>
              </table:table-cell>
              <table:table-cell office:value-type="float" office:value="2647255.4133">
                <text:p>2647255.4133</text:p>
              </table:table-cell>
            </table:table-row>
            <table:table-row>
              <table:table-cell office:value-type="string">
                <text:p>Строка 453</text:p>
              </table:table-cell>
              <table:table-cell office:value-type="float" office:value="268000">
                <text:p>268000</text:p>
              </table:table-cell>
              <table:table-cell office:value-type="float" office:value="3233884.2717">
                <text:p>3233884.2717</text:p>
              </table:table-cell>
            </table:table-row>
            <table:table-row>
              <table:table-cell office:value-type="string">
                <text:p>Строка 646</text:p>
              </table:table-cell>
              <table:table-cell office:value-type="float" office:value="269475.5">
                <text:p>269475.5</text:p>
              </table:table-cell>
              <table:table-cell office:value-type="float" office:value="2750692.9576">
                <text:p>2750692.9576</text:p>
              </table:table-cell>
            </table:table-row>
            <table:table-row>
              <table:table-cell office:value-type="string">
                <text:p>Строка 943</text:p>
              </table:table-cell>
              <table:table-cell office:value-type="float" office:value="269500">
                <text:p>269500</text:p>
              </table:table-cell>
              <table:table-cell office:value-type="float" office:value="2334529.9577">
                <text:p>2334529.9577</text:p>
              </table:table-cell>
            </table:table-row>
            <table:table-row>
              <table:table-cell office:value-type="string">
                <text:p>Строка 448</text:p>
              </table:table-cell>
              <table:table-cell office:value-type="float" office:value="270000">
                <text:p>270000</text:p>
              </table:table-cell>
              <table:table-cell office:value-type="float" office:value="2891913.1331">
                <text:p>2891913.1331</text:p>
              </table:table-cell>
            </table:table-row>
            <table:table-row>
              <table:table-cell office:value-type="string">
                <text:p>Строка 337</text:p>
              </table:table-cell>
              <table:table-cell office:value-type="float" office:value="270000">
                <text:p>270000</text:p>
              </table:table-cell>
              <table:table-cell office:value-type="float" office:value="2972181.7067">
                <text:p>2972181.7067</text:p>
              </table:table-cell>
            </table:table-row>
            <table:table-row>
              <table:table-cell office:value-type="string">
                <text:p>Строка 144</text:p>
              </table:table-cell>
              <table:table-cell office:value-type="float" office:value="270000">
                <text:p>270000</text:p>
              </table:table-cell>
              <table:table-cell office:value-type="float" office:value="3217655.7298">
                <text:p>3217655.7298</text:p>
              </table:table-cell>
            </table:table-row>
            <table:table-row>
              <table:table-cell office:value-type="string">
                <text:p>Строка 813</text:p>
              </table:table-cell>
              <table:table-cell office:value-type="float" office:value="270000">
                <text:p>270000</text:p>
              </table:table-cell>
              <table:table-cell office:value-type="float" office:value="3095938.9621">
                <text:p>3095938.9621</text:p>
              </table:table-cell>
            </table:table-row>
            <table:table-row>
              <table:table-cell office:value-type="string">
                <text:p>Строка 722</text:p>
              </table:table-cell>
              <table:table-cell office:value-type="float" office:value="270000">
                <text:p>270000</text:p>
              </table:table-cell>
              <table:table-cell office:value-type="float" office:value="2788790.989">
                <text:p>2788790.989</text:p>
              </table:table-cell>
            </table:table-row>
            <table:table-row>
              <table:table-cell office:value-type="string">
                <text:p>Строка 54</text:p>
              </table:table-cell>
              <table:table-cell office:value-type="float" office:value="275000">
                <text:p>275000</text:p>
              </table:table-cell>
              <table:table-cell office:value-type="float" office:value="2421101.9026">
                <text:p>2421101.9026</text:p>
              </table:table-cell>
            </table:table-row>
            <table:table-row>
              <table:table-cell office:value-type="string">
                <text:p>Строка 30</text:p>
              </table:table-cell>
              <table:table-cell office:value-type="float" office:value="275000">
                <text:p>275000</text:p>
              </table:table-cell>
              <table:table-cell office:value-type="float" office:value="3104380.2457">
                <text:p>3104380.2457</text:p>
              </table:table-cell>
            </table:table-row>
            <table:table-row>
              <table:table-cell office:value-type="string">
                <text:p>Строка 675</text:p>
              </table:table-cell>
              <table:table-cell office:value-type="float" office:value="275000">
                <text:p>275000</text:p>
              </table:table-cell>
              <table:table-cell office:value-type="float" office:value="3217655.7298">
                <text:p>3217655.7298</text:p>
              </table:table-cell>
            </table:table-row>
            <table:table-row>
              <table:table-cell office:value-type="string">
                <text:p>Строка 9</text:p>
              </table:table-cell>
              <table:table-cell office:value-type="float" office:value="276850">
                <text:p>276850</text:p>
              </table:table-cell>
              <table:table-cell office:value-type="float" office:value="2977906.9048">
                <text:p>2977906.9048</text:p>
              </table:table-cell>
            </table:table-row>
            <table:table-row>
              <table:table-cell office:value-type="string">
                <text:p>Строка 222</text:p>
              </table:table-cell>
              <table:table-cell office:value-type="float" office:value="278000">
                <text:p>278000</text:p>
              </table:table-cell>
              <table:table-cell office:value-type="float" office:value="3358786.8813">
                <text:p>3358786.8813</text:p>
              </table:table-cell>
            </table:table-row>
            <table:table-row>
              <table:table-cell office:value-type="string">
                <text:p>Строка 291</text:p>
              </table:table-cell>
              <table:table-cell office:value-type="float" office:value="280000">
                <text:p>280000</text:p>
              </table:table-cell>
              <table:table-cell office:value-type="float" office:value="3107458.2906">
                <text:p>3107458.2906</text:p>
              </table:table-cell>
            </table:table-row>
            <table:table-row>
              <table:table-cell office:value-type="string">
                <text:p>Строка 645</text:p>
              </table:table-cell>
              <table:table-cell office:value-type="float" office:value="280000">
                <text:p>280000</text:p>
              </table:table-cell>
              <table:table-cell office:value-type="float" office:value="2659853.8177">
                <text:p>2659853.8177</text:p>
              </table:table-cell>
            </table:table-row>
            <table:table-row>
              <table:table-cell office:value-type="string">
                <text:p>Строка 708</text:p>
              </table:table-cell>
              <table:table-cell office:value-type="float" office:value="280000">
                <text:p>280000</text:p>
              </table:table-cell>
              <table:table-cell office:value-type="float" office:value="3330714.3492">
                <text:p>3330714.3492</text:p>
              </table:table-cell>
            </table:table-row>
            <table:table-row>
              <table:table-cell office:value-type="string">
                <text:p>Строка 930</text:p>
              </table:table-cell>
              <table:table-cell office:value-type="float" office:value="280525">
                <text:p>280525</text:p>
              </table:table-cell>
              <table:table-cell office:value-type="float" office:value="2968843.2254">
                <text:p>2968843.2254</text:p>
              </table:table-cell>
            </table:table-row>
            <table:table-row>
              <table:table-cell office:value-type="string">
                <text:p>Строка 350</text:p>
              </table:table-cell>
              <table:table-cell office:value-type="float" office:value="281725.5">
                <text:p>281725.5</text:p>
              </table:table-cell>
              <table:table-cell office:value-type="float" office:value="2901372.6262">
                <text:p>2901372.6262</text:p>
              </table:table-cell>
            </table:table-row>
            <table:table-row>
              <table:table-cell office:value-type="string">
                <text:p>Строка 828</text:p>
              </table:table-cell>
              <table:table-cell office:value-type="float" office:value="281750">
                <text:p>281750</text:p>
              </table:table-cell>
              <table:table-cell office:value-type="float" office:value="2761643.8958">
                <text:p>2761643.8958</text:p>
              </table:table-cell>
            </table:table-row>
            <table:table-row>
              <table:table-cell office:value-type="string">
                <text:p>Строка 419</text:p>
              </table:table-cell>
              <table:table-cell office:value-type="float" office:value="283097.5">
                <text:p>283097.5</text:p>
              </table:table-cell>
              <table:table-cell office:value-type="float" office:value="2561201.2156">
                <text:p>2561201.2156</text:p>
              </table:table-cell>
            </table:table-row>
            <table:table-row>
              <table:table-cell office:value-type="string">
                <text:p>Строка 106</text:p>
              </table:table-cell>
              <table:table-cell office:value-type="float" office:value="285000">
                <text:p>285000</text:p>
              </table:table-cell>
              <table:table-cell office:value-type="float" office:value="2795128.1872">
                <text:p>2795128.1872</text:p>
              </table:table-cell>
            </table:table-row>
            <table:table-row>
              <table:table-cell office:value-type="string">
                <text:p>Строка 643</text:p>
              </table:table-cell>
              <table:table-cell office:value-type="float" office:value="285000">
                <text:p>285000</text:p>
              </table:table-cell>
              <table:table-cell office:value-type="float" office:value="3334758.0257">
                <text:p>3334758.0257</text:p>
              </table:table-cell>
            </table:table-row>
            <table:table-row>
              <table:table-cell office:value-type="string">
                <text:p>Строка 351</text:p>
              </table:table-cell>
              <table:table-cell office:value-type="float" office:value="285000">
                <text:p>285000</text:p>
              </table:table-cell>
              <table:table-cell office:value-type="float" office:value="2622047.7749">
                <text:p>2622047.7749</text:p>
              </table:table-cell>
            </table:table-row>
            <table:table-row>
              <table:table-cell office:value-type="string">
                <text:p>Строка 213</text:p>
              </table:table-cell>
              <table:table-cell office:value-type="float" office:value="286650">
                <text:p>286650</text:p>
              </table:table-cell>
              <table:table-cell office:value-type="float" office:value="2838951.1144">
                <text:p>2838951.1144</text:p>
              </table:table-cell>
            </table:table-row>
            <table:table-row>
              <table:table-cell office:value-type="string">
                <text:p>Строка 665</text:p>
              </table:table-cell>
              <table:table-cell office:value-type="float" office:value="289100">
                <text:p>289100</text:p>
              </table:table-cell>
              <table:table-cell office:value-type="float" office:value="2485915.8025">
                <text:p>2485915.8025</text:p>
              </table:table-cell>
            </table:table-row>
            <table:table-row>
              <table:table-cell office:value-type="string">
                <text:p>Строка 61</text:p>
              </table:table-cell>
              <table:table-cell office:value-type="float" office:value="290000">
                <text:p>290000</text:p>
              </table:table-cell>
              <table:table-cell office:value-type="float" office:value="2744539.7615">
                <text:p>2744539.7615</text:p>
              </table:table-cell>
            </table:table-row>
            <table:table-row>
              <table:table-cell office:value-type="string">
                <text:p>Строка 778</text:p>
              </table:table-cell>
              <table:table-cell office:value-type="float" office:value="290000">
                <text:p>290000</text:p>
              </table:table-cell>
              <table:table-cell office:value-type="float" office:value="3073659.1424">
                <text:p>3073659.1424</text:p>
              </table:table-cell>
            </table:table-row>
            <table:table-row>
              <table:table-cell office:value-type="string">
                <text:p>Строка 301</text:p>
              </table:table-cell>
              <table:table-cell office:value-type="float" office:value="290000">
                <text:p>290000</text:p>
              </table:table-cell>
              <table:table-cell office:value-type="float" office:value="2843920.6989">
                <text:p>2843920.6989</text:p>
              </table:table-cell>
            </table:table-row>
            <table:table-row>
              <table:table-cell office:value-type="string">
                <text:p>Строка 474</text:p>
              </table:table-cell>
              <table:table-cell office:value-type="float" office:value="290000">
                <text:p>290000</text:p>
              </table:table-cell>
              <table:table-cell office:value-type="float" office:value="2872384.326">
                <text:p>2872384.326</text:p>
              </table:table-cell>
            </table:table-row>
            <table:table-row>
              <table:table-cell office:value-type="string">
                <text:p>Строка 948</text:p>
              </table:table-cell>
              <table:table-cell office:value-type="float" office:value="290000">
                <text:p>290000</text:p>
              </table:table-cell>
              <table:table-cell office:value-type="float" office:value="2799803.3126">
                <text:p>2799803.3126</text:p>
              </table:table-cell>
            </table:table-row>
            <table:table-row>
              <table:table-cell office:value-type="string">
                <text:p>Строка 793</text:p>
              </table:table-cell>
              <table:table-cell office:value-type="float" office:value="291550">
                <text:p>291550</text:p>
              </table:table-cell>
              <table:table-cell office:value-type="float" office:value="3073488.3902">
                <text:p>3073488.3902</text:p>
              </table:table-cell>
            </table:table-row>
            <table:table-row>
              <table:table-cell office:value-type="string">
                <text:p>Строка 298</text:p>
              </table:table-cell>
              <table:table-cell office:value-type="float" office:value="291550">
                <text:p>291550</text:p>
              </table:table-cell>
              <table:table-cell office:value-type="float" office:value="2378062.2095">
                <text:p>2378062.2095</text:p>
              </table:table-cell>
            </table:table-row>
            <table:table-row>
              <table:table-cell office:value-type="string">
                <text:p>Строка 245</text:p>
              </table:table-cell>
              <table:table-cell office:value-type="float" office:value="291550">
                <text:p>291550</text:p>
              </table:table-cell>
              <table:table-cell office:value-type="float" office:value="3325692.7371">
                <text:p>3325692.7371</text:p>
              </table:table-cell>
            </table:table-row>
            <table:table-row>
              <table:table-cell office:value-type="string">
                <text:p>Строка 727</text:p>
              </table:table-cell>
              <table:table-cell office:value-type="float" office:value="291550">
                <text:p>291550</text:p>
              </table:table-cell>
              <table:table-cell office:value-type="float" office:value="2982429.5169">
                <text:p>2982429.5169</text:p>
              </table:table-cell>
            </table:table-row>
            <table:table-row>
              <table:table-cell office:value-type="string">
                <text:p>Строка 492</text:p>
              </table:table-cell>
              <table:table-cell office:value-type="float" office:value="291550">
                <text:p>291550</text:p>
              </table:table-cell>
              <table:table-cell office:value-type="float" office:value="2915871.5667">
                <text:p>2915871.5667</text:p>
              </table:table-cell>
            </table:table-row>
            <table:table-row>
              <table:table-cell office:value-type="string">
                <text:p>Строка 755</text:p>
              </table:table-cell>
              <table:table-cell office:value-type="float" office:value="293700">
                <text:p>293700</text:p>
              </table:table-cell>
              <table:table-cell office:value-type="float" office:value="3503796.9979">
                <text:p>3503796.9979</text:p>
              </table:table-cell>
            </table:table-row>
            <table:table-row>
              <table:table-cell office:value-type="string">
                <text:p>Строка 718</text:p>
              </table:table-cell>
              <table:table-cell office:value-type="float" office:value="294000">
                <text:p>294000</text:p>
              </table:table-cell>
              <table:table-cell office:value-type="float" office:value="2430427.2782">
                <text:p>2430427.2782</text:p>
              </table:table-cell>
            </table:table-row>
            <table:table-row>
              <table:table-cell office:value-type="string">
                <text:p>Строка 752</text:p>
              </table:table-cell>
              <table:table-cell office:value-type="float" office:value="294000">
                <text:p>294000</text:p>
              </table:table-cell>
              <table:table-cell office:value-type="float" office:value="2939180.8539">
                <text:p>2939180.8539</text:p>
              </table:table-cell>
            </table:table-row>
            <table:table-row>
              <table:table-cell office:value-type="string">
                <text:p>Строка 326</text:p>
              </table:table-cell>
              <table:table-cell office:value-type="float" office:value="295000">
                <text:p>295000</text:p>
              </table:table-cell>
              <table:table-cell office:value-type="float" office:value="3356235.6295">
                <text:p>3356235.6295</text:p>
              </table:table-cell>
            </table:table-row>
            <table:table-row>
              <table:table-cell office:value-type="string">
                <text:p>Строка 936</text:p>
              </table:table-cell>
              <table:table-cell office:value-type="float" office:value="297000">
                <text:p>297000</text:p>
              </table:table-cell>
              <table:table-cell office:value-type="float" office:value="2821430.6374">
                <text:p>2821430.6374</text:p>
              </table:table-cell>
            </table:table-row>
            <table:table-row>
              <table:table-cell office:value-type="string">
                <text:p>Строка 199</text:p>
              </table:table-cell>
              <table:table-cell office:value-type="float" office:value="298900">
                <text:p>298900</text:p>
              </table:table-cell>
              <table:table-cell office:value-type="float" office:value="2876399.285">
                <text:p>2876399.285</text:p>
              </table:table-cell>
            </table:table-row>
            <table:table-row>
              <table:table-cell office:value-type="string">
                <text:p>Строка 959</text:p>
              </table:table-cell>
              <table:table-cell office:value-type="float" office:value="299000">
                <text:p>299000</text:p>
              </table:table-cell>
              <table:table-cell office:value-type="float" office:value="2825302.4826">
                <text:p>2825302.4826</text:p>
              </table:table-cell>
            </table:table-row>
            <table:table-row>
              <table:table-cell office:value-type="string">
                <text:p>Строка 880</text:p>
              </table:table-cell>
              <table:table-cell office:value-type="float" office:value="299900">
                <text:p>299900</text:p>
              </table:table-cell>
              <table:table-cell office:value-type="float" office:value="2591454.6404">
                <text:p>2591454.6404</text:p>
              </table:table-cell>
            </table:table-row>
            <table:table-row>
              <table:table-cell office:value-type="string">
                <text:p>Строка 742</text:p>
              </table:table-cell>
              <table:table-cell office:value-type="float" office:value="299999">
                <text:p>299999</text:p>
              </table:table-cell>
              <table:table-cell office:value-type="float" office:value="2560569.2362">
                <text:p>2560569.2362</text:p>
              </table:table-cell>
            </table:table-row>
            <table:table-row>
              <table:table-cell office:value-type="string">
                <text:p>Строка 364</text:p>
              </table:table-cell>
              <table:table-cell office:value-type="float" office:value="300000">
                <text:p>300000</text:p>
              </table:table-cell>
              <table:table-cell office:value-type="float" office:value="2519227.4901">
                <text:p>2519227.4901</text:p>
              </table:table-cell>
            </table:table-row>
            <table:table-row>
              <table:table-cell office:value-type="string">
                <text:p>Строка 321</text:p>
              </table:table-cell>
              <table:table-cell office:value-type="float" office:value="300000">
                <text:p>300000</text:p>
              </table:table-cell>
              <table:table-cell office:value-type="float" office:value="2701358.0412">
                <text:p>2701358.0412</text:p>
              </table:table-cell>
            </table:table-row>
            <table:table-row>
              <table:table-cell office:value-type="string">
                <text:p>Строка 834</text:p>
              </table:table-cell>
              <table:table-cell office:value-type="float" office:value="300000">
                <text:p>300000</text:p>
              </table:table-cell>
              <table:table-cell office:value-type="float" office:value="2959157.7041">
                <text:p>2959157.7041</text:p>
              </table:table-cell>
            </table:table-row>
            <table:table-row>
              <table:table-cell office:value-type="string">
                <text:p>Строка 462</text:p>
              </table:table-cell>
              <table:table-cell office:value-type="float" office:value="300000">
                <text:p>300000</text:p>
              </table:table-cell>
              <table:table-cell office:value-type="float" office:value="3506632.9731">
                <text:p>3506632.9731</text:p>
              </table:table-cell>
            </table:table-row>
            <table:table-row>
              <table:table-cell office:value-type="string">
                <text:p>Строка 208</text:p>
              </table:table-cell>
              <table:table-cell office:value-type="float" office:value="300000">
                <text:p>300000</text:p>
              </table:table-cell>
              <table:table-cell office:value-type="float" office:value="2721046.7685">
                <text:p>2721046.7685</text:p>
              </table:table-cell>
            </table:table-row>
            <table:table-row>
              <table:table-cell office:value-type="string">
                <text:p>Строка 86</text:p>
              </table:table-cell>
              <table:table-cell office:value-type="float" office:value="300000">
                <text:p>300000</text:p>
              </table:table-cell>
              <table:table-cell office:value-type="float" office:value="2993631.2836">
                <text:p>2993631.2836</text:p>
              </table:table-cell>
            </table:table-row>
            <table:table-row>
              <table:table-cell office:value-type="string">
                <text:p>Строка 938</text:p>
              </table:table-cell>
              <table:table-cell office:value-type="float" office:value="300000">
                <text:p>300000</text:p>
              </table:table-cell>
              <table:table-cell office:value-type="float" office:value="2763521.9928">
                <text:p>2763521.9928</text:p>
              </table:table-cell>
            </table:table-row>
            <table:table-row>
              <table:table-cell office:value-type="string">
                <text:p>Строка 147</text:p>
              </table:table-cell>
              <table:table-cell office:value-type="float" office:value="300000">
                <text:p>300000</text:p>
              </table:table-cell>
              <table:table-cell office:value-type="float" office:value="2598025.2751">
                <text:p>2598025.2751</text:p>
              </table:table-cell>
            </table:table-row>
            <table:table-row>
              <table:table-cell office:value-type="string">
                <text:p>Строка 674</text:p>
              </table:table-cell>
              <table:table-cell office:value-type="float" office:value="300000">
                <text:p>300000</text:p>
              </table:table-cell>
              <table:table-cell office:value-type="float" office:value="2633740.6582">
                <text:p>2633740.6582</text:p>
              </table:table-cell>
            </table:table-row>
            <table:table-row>
              <table:table-cell office:value-type="string">
                <text:p>Строка 266</text:p>
              </table:table-cell>
              <table:table-cell office:value-type="float" office:value="300000">
                <text:p>300000</text:p>
              </table:table-cell>
              <table:table-cell office:value-type="float" office:value="2833908.315">
                <text:p>2833908.315</text:p>
              </table:table-cell>
            </table:table-row>
            <table:table-row>
              <table:table-cell office:value-type="string">
                <text:p>Строка 547</text:p>
              </table:table-cell>
              <table:table-cell office:value-type="float" office:value="301350">
                <text:p>301350</text:p>
              </table:table-cell>
              <table:table-cell office:value-type="float" office:value="2762933.5939">
                <text:p>2762933.5939</text:p>
              </table:table-cell>
            </table:table-row>
            <table:table-row>
              <table:table-cell office:value-type="string">
                <text:p>Строка 284</text:p>
              </table:table-cell>
              <table:table-cell office:value-type="float" office:value="303800">
                <text:p>303800</text:p>
              </table:table-cell>
              <table:table-cell office:value-type="float" office:value="2722250.3837">
                <text:p>2722250.3837</text:p>
              </table:table-cell>
            </table:table-row>
            <table:table-row>
              <table:table-cell office:value-type="string">
                <text:p>Строка 203</text:p>
              </table:table-cell>
              <table:table-cell office:value-type="float" office:value="306250">
                <text:p>306250</text:p>
              </table:table-cell>
              <table:table-cell office:value-type="float" office:value="2613603.7134">
                <text:p>2613603.7134</text:p>
              </table:table-cell>
            </table:table-row>
            <table:table-row>
              <table:table-cell office:value-type="string">
                <text:p>Строка 517</text:p>
              </table:table-cell>
              <table:table-cell office:value-type="float" office:value="306250">
                <text:p>306250</text:p>
              </table:table-cell>
              <table:table-cell office:value-type="float" office:value="2923516.931">
                <text:p>2923516.931</text:p>
              </table:table-cell>
            </table:table-row>
            <table:table-row>
              <table:table-cell office:value-type="string">
                <text:p>Строка 637</text:p>
              </table:table-cell>
              <table:table-cell office:value-type="float" office:value="309000">
                <text:p>309000</text:p>
              </table:table-cell>
              <table:table-cell office:value-type="float" office:value="3159136.7276">
                <text:p>3159136.7276</text:p>
              </table:table-cell>
            </table:table-row>
            <table:table-row>
              <table:table-cell office:value-type="string">
                <text:p>Строка 215</text:p>
              </table:table-cell>
              <table:table-cell office:value-type="float" office:value="309900">
                <text:p>309900</text:p>
              </table:table-cell>
              <table:table-cell office:value-type="float" office:value="2740569.5533">
                <text:p>2740569.5533</text:p>
              </table:table-cell>
            </table:table-row>
            <table:table-row>
              <table:table-cell office:value-type="string">
                <text:p>Строка 732</text:p>
              </table:table-cell>
              <table:table-cell office:value-type="float" office:value="310000">
                <text:p>310000</text:p>
              </table:table-cell>
              <table:table-cell office:value-type="float" office:value="2325927.4897">
                <text:p>2325927.4897</text:p>
              </table:table-cell>
            </table:table-row>
            <table:table-row>
              <table:table-cell office:value-type="string">
                <text:p>Строка 522</text:p>
              </table:table-cell>
              <table:table-cell office:value-type="float" office:value="310000">
                <text:p>310000</text:p>
              </table:table-cell>
              <table:table-cell office:value-type="float" office:value="2997425.8645">
                <text:p>2997425.8645</text:p>
              </table:table-cell>
            </table:table-row>
            <table:table-row>
              <table:table-cell office:value-type="string">
                <text:p>Строка 94</text:p>
              </table:table-cell>
              <table:table-cell office:value-type="float" office:value="310000">
                <text:p>310000</text:p>
              </table:table-cell>
              <table:table-cell office:value-type="float" office:value="3344047.8692">
                <text:p>3344047.8692</text:p>
              </table:table-cell>
            </table:table-row>
            <table:table-row>
              <table:table-cell office:value-type="string">
                <text:p>Строка 110</text:p>
              </table:table-cell>
              <table:table-cell office:value-type="float" office:value="310000">
                <text:p>310000</text:p>
              </table:table-cell>
              <table:table-cell office:value-type="float" office:value="2911259.7203">
                <text:p>2911259.7203</text:p>
              </table:table-cell>
            </table:table-row>
            <table:table-row>
              <table:table-cell office:value-type="string">
                <text:p>Строка 974</text:p>
              </table:table-cell>
              <table:table-cell office:value-type="float" office:value="312375">
                <text:p>312375</text:p>
              </table:table-cell>
              <table:table-cell office:value-type="float" office:value="2770762.8132">
                <text:p>2770762.8132</text:p>
              </table:table-cell>
            </table:table-row>
            <table:table-row>
              <table:table-cell office:value-type="string">
                <text:p>Строка 242</text:p>
              </table:table-cell>
              <table:table-cell office:value-type="float" office:value="313600">
                <text:p>313600</text:p>
              </table:table-cell>
              <table:table-cell office:value-type="float" office:value="2835575.2572">
                <text:p>2835575.2572</text:p>
              </table:table-cell>
            </table:table-row>
            <table:table-row>
              <table:table-cell office:value-type="string">
                <text:p>Строка 107</text:p>
              </table:table-cell>
              <table:table-cell office:value-type="float" office:value="315000">
                <text:p>315000</text:p>
              </table:table-cell>
              <table:table-cell office:value-type="float" office:value="2743031.9396">
                <text:p>2743031.9396</text:p>
              </table:table-cell>
            </table:table-row>
            <table:table-row>
              <table:table-cell office:value-type="string">
                <text:p>Строка 748</text:p>
              </table:table-cell>
              <table:table-cell office:value-type="float" office:value="315000">
                <text:p>315000</text:p>
              </table:table-cell>
              <table:table-cell office:value-type="float" office:value="2679015.3477">
                <text:p>2679015.3477</text:p>
              </table:table-cell>
            </table:table-row>
            <table:table-row>
              <table:table-cell office:value-type="string">
                <text:p>Строка 788</text:p>
              </table:table-cell>
              <table:table-cell office:value-type="float" office:value="315000">
                <text:p>315000</text:p>
              </table:table-cell>
              <table:table-cell office:value-type="float" office:value="2686721.0349">
                <text:p>2686721.0349</text:p>
              </table:table-cell>
            </table:table-row>
            <table:table-row>
              <table:table-cell office:value-type="string">
                <text:p>Строка 924</text:p>
              </table:table-cell>
              <table:table-cell office:value-type="float" office:value="316050">
                <text:p>316050</text:p>
              </table:table-cell>
              <table:table-cell office:value-type="float" office:value="2764075.0678">
                <text:p>2764075.0678</text:p>
              </table:table-cell>
            </table:table-row>
            <table:table-row>
              <table:table-cell office:value-type="string">
                <text:p>Строка 387</text:p>
              </table:table-cell>
              <table:table-cell office:value-type="float" office:value="316050">
                <text:p>316050</text:p>
              </table:table-cell>
              <table:table-cell office:value-type="float" office:value="3010578.6047">
                <text:p>3010578.6047</text:p>
              </table:table-cell>
            </table:table-row>
            <table:table-row>
              <table:table-cell office:value-type="string">
                <text:p>Строка 868</text:p>
              </table:table-cell>
              <table:table-cell office:value-type="float" office:value="316050">
                <text:p>316050</text:p>
              </table:table-cell>
              <table:table-cell office:value-type="float" office:value="2655716.1039">
                <text:p>2655716.1039</text:p>
              </table:table-cell>
            </table:table-row>
            <table:table-row>
              <table:table-cell office:value-type="string">
                <text:p>Строка 7</text:p>
              </table:table-cell>
              <table:table-cell office:value-type="float" office:value="317275">
                <text:p>317275</text:p>
              </table:table-cell>
              <table:table-cell office:value-type="float" office:value="3188340.3783">
                <text:p>3188340.3783</text:p>
              </table:table-cell>
            </table:table-row>
            <table:table-row>
              <table:table-cell office:value-type="string">
                <text:p>Строка 286</text:p>
              </table:table-cell>
              <table:table-cell office:value-type="float" office:value="317500">
                <text:p>317500</text:p>
              </table:table-cell>
              <table:table-cell office:value-type="float" office:value="2661029.6445">
                <text:p>2661029.6445</text:p>
              </table:table-cell>
            </table:table-row>
            <table:table-row>
              <table:table-cell office:value-type="string">
                <text:p>Строка 88</text:p>
              </table:table-cell>
              <table:table-cell office:value-type="float" office:value="318255">
                <text:p>318255</text:p>
              </table:table-cell>
              <table:table-cell office:value-type="float" office:value="2884046.1418">
                <text:p>2884046.1418</text:p>
              </table:table-cell>
            </table:table-row>
            <table:table-row>
              <table:table-cell office:value-type="string">
                <text:p>Строка 969</text:p>
              </table:table-cell>
              <table:table-cell office:value-type="float" office:value="318475.5">
                <text:p>318475.5</text:p>
              </table:table-cell>
              <table:table-cell office:value-type="float" office:value="2830714.2644">
                <text:p>2830714.2644</text:p>
              </table:table-cell>
            </table:table-row>
            <table:table-row>
              <table:table-cell office:value-type="string">
                <text:p>Строка 299</text:p>
              </table:table-cell>
              <table:table-cell office:value-type="float" office:value="318500">
                <text:p>318500</text:p>
              </table:table-cell>
              <table:table-cell office:value-type="float" office:value="2908074.1628">
                <text:p>2908074.1628</text:p>
              </table:table-cell>
            </table:table-row>
            <table:table-row>
              <table:table-cell office:value-type="string">
                <text:p>Строка 173</text:p>
              </table:table-cell>
              <table:table-cell office:value-type="float" office:value="319000">
                <text:p>319000</text:p>
              </table:table-cell>
              <table:table-cell office:value-type="float" office:value="2723560.0065">
                <text:p>2723560.0065</text:p>
              </table:table-cell>
            </table:table-row>
            <table:table-row>
              <table:table-cell office:value-type="string">
                <text:p>Строка 129</text:p>
              </table:table-cell>
              <table:table-cell office:value-type="float" office:value="319000">
                <text:p>319000</text:p>
              </table:table-cell>
              <table:table-cell office:value-type="float" office:value="2730306.5458">
                <text:p>2730306.5458</text:p>
              </table:table-cell>
            </table:table-row>
            <table:table-row>
              <table:table-cell office:value-type="string">
                <text:p>Строка 592</text:p>
              </table:table-cell>
              <table:table-cell office:value-type="float" office:value="320000">
                <text:p>320000</text:p>
              </table:table-cell>
              <table:table-cell office:value-type="float" office:value="2485757.9174">
                <text:p>2485757.9174</text:p>
              </table:table-cell>
            </table:table-row>
            <table:table-row>
              <table:table-cell office:value-type="string">
                <text:p>Строка 735</text:p>
              </table:table-cell>
              <table:table-cell office:value-type="float" office:value="320000">
                <text:p>320000</text:p>
              </table:table-cell>
              <table:table-cell office:value-type="float" office:value="3488777.5787">
                <text:p>3488777.5787</text:p>
              </table:table-cell>
            </table:table-row>
            <table:table-row>
              <table:table-cell office:value-type="string">
                <text:p>Строка 825</text:p>
              </table:table-cell>
              <table:table-cell office:value-type="float" office:value="320000">
                <text:p>320000</text:p>
              </table:table-cell>
              <table:table-cell office:value-type="float" office:value="2733341.5906">
                <text:p>2733341.5906</text:p>
              </table:table-cell>
            </table:table-row>
            <table:table-row>
              <table:table-cell office:value-type="string">
                <text:p>Строка 757</text:p>
              </table:table-cell>
              <table:table-cell office:value-type="float" office:value="320000">
                <text:p>320000</text:p>
              </table:table-cell>
              <table:table-cell office:value-type="float" office:value="2598102.3002">
                <text:p>2598102.3002</text:p>
              </table:table-cell>
            </table:table-row>
            <table:table-row>
              <table:table-cell office:value-type="string">
                <text:p>Строка 871</text:p>
              </table:table-cell>
              <table:table-cell office:value-type="float" office:value="320000">
                <text:p>320000</text:p>
              </table:table-cell>
              <table:table-cell office:value-type="float" office:value="2731029.3545">
                <text:p>2731029.3545</text:p>
              </table:table-cell>
            </table:table-row>
            <table:table-row>
              <table:table-cell office:value-type="string">
                <text:p>Строка 984</text:p>
              </table:table-cell>
              <table:table-cell office:value-type="float" office:value="320000">
                <text:p>320000</text:p>
              </table:table-cell>
              <table:table-cell office:value-type="float" office:value="3065456.1375">
                <text:p>3065456.1375</text:p>
              </table:table-cell>
            </table:table-row>
            <table:table-row>
              <table:table-cell office:value-type="string">
                <text:p>Строка 420</text:p>
              </table:table-cell>
              <table:table-cell office:value-type="float" office:value="323400">
                <text:p>323400</text:p>
              </table:table-cell>
              <table:table-cell office:value-type="float" office:value="2690362.881">
                <text:p>2690362.881</text:p>
              </table:table-cell>
            </table:table-row>
            <table:table-row>
              <table:table-cell office:value-type="string">
                <text:p>Строка 14</text:p>
              </table:table-cell>
              <table:table-cell office:value-type="float" office:value="325000">
                <text:p>325000</text:p>
              </table:table-cell>
              <table:table-cell office:value-type="float" office:value="3069919.4675">
                <text:p>3069919.4675</text:p>
              </table:table-cell>
            </table:table-row>
            <table:table-row>
              <table:table-cell office:value-type="string">
                <text:p>Строка 648</text:p>
              </table:table-cell>
              <table:table-cell office:value-type="float" office:value="325000">
                <text:p>325000</text:p>
              </table:table-cell>
              <table:table-cell office:value-type="float" office:value="3109190.7747">
                <text:p>3109190.7747</text:p>
              </table:table-cell>
            </table:table-row>
            <table:table-row>
              <table:table-cell office:value-type="string">
                <text:p>Строка 416</text:p>
              </table:table-cell>
              <table:table-cell office:value-type="float" office:value="325850">
                <text:p>325850</text:p>
              </table:table-cell>
              <table:table-cell office:value-type="float" office:value="2781504.3235">
                <text:p>2781504.3235</text:p>
              </table:table-cell>
            </table:table-row>
            <table:table-row>
              <table:table-cell office:value-type="string">
                <text:p>Строка 39</text:p>
              </table:table-cell>
              <table:table-cell office:value-type="float" office:value="328300">
                <text:p>328300</text:p>
              </table:table-cell>
              <table:table-cell office:value-type="float" office:value="2915331.3053">
                <text:p>2915331.3053</text:p>
              </table:table-cell>
            </table:table-row>
            <table:table-row>
              <table:table-cell office:value-type="string">
                <text:p>Строка 187</text:p>
              </table:table-cell>
              <table:table-cell office:value-type="float" office:value="329900">
                <text:p>329900</text:p>
              </table:table-cell>
              <table:table-cell office:value-type="float" office:value="2916963.8945">
                <text:p>2916963.8945</text:p>
              </table:table-cell>
            </table:table-row>
            <table:table-row>
              <table:table-cell office:value-type="string">
                <text:p>Строка 535</text:p>
              </table:table-cell>
              <table:table-cell office:value-type="float" office:value="330000">
                <text:p>330000</text:p>
              </table:table-cell>
              <table:table-cell office:value-type="float" office:value="2605601.7829">
                <text:p>2605601.7829</text:p>
              </table:table-cell>
            </table:table-row>
            <table:table-row>
              <table:table-cell office:value-type="string">
                <text:p>Строка 538</text:p>
              </table:table-cell>
              <table:table-cell office:value-type="float" office:value="330000">
                <text:p>330000</text:p>
              </table:table-cell>
              <table:table-cell office:value-type="float" office:value="3075196.543">
                <text:p>3075196.543</text:p>
              </table:table-cell>
            </table:table-row>
            <table:table-row>
              <table:table-cell office:value-type="string">
                <text:p>Строка 74</text:p>
              </table:table-cell>
              <table:table-cell office:value-type="float" office:value="330000">
                <text:p>330000</text:p>
              </table:table-cell>
              <table:table-cell office:value-type="float" office:value="2913654.6474">
                <text:p>2913654.6474</text:p>
              </table:table-cell>
            </table:table-row>
            <table:table-row>
              <table:table-cell office:value-type="string">
                <text:p>Строка 836</text:p>
              </table:table-cell>
              <table:table-cell office:value-type="float" office:value="330000">
                <text:p>330000</text:p>
              </table:table-cell>
              <table:table-cell office:value-type="float" office:value="2613455.2704">
                <text:p>2613455.2704</text:p>
              </table:table-cell>
            </table:table-row>
            <table:table-row>
              <table:table-cell office:value-type="string">
                <text:p>Строка 237</text:p>
              </table:table-cell>
              <table:table-cell office:value-type="float" office:value="330004">
                <text:p>330004</text:p>
              </table:table-cell>
              <table:table-cell office:value-type="float" office:value="3216719.9252">
                <text:p>3216719.9252</text:p>
              </table:table-cell>
            </table:table-row>
            <table:table-row>
              <table:table-cell office:value-type="string">
                <text:p>Строка 691</text:p>
              </table:table-cell>
              <table:table-cell office:value-type="float" office:value="330750">
                <text:p>330750</text:p>
              </table:table-cell>
              <table:table-cell office:value-type="float" office:value="2744774.361">
                <text:p>2744774.361</text:p>
              </table:table-cell>
            </table:table-row>
            <table:table-row>
              <table:table-cell office:value-type="string">
                <text:p>Строка 489</text:p>
              </table:table-cell>
              <table:table-cell office:value-type="float" office:value="330750">
                <text:p>330750</text:p>
              </table:table-cell>
              <table:table-cell office:value-type="float" office:value="2583035.3956">
                <text:p>2583035.3956</text:p>
              </table:table-cell>
            </table:table-row>
            <table:table-row>
              <table:table-cell office:value-type="string">
                <text:p>Строка 391</text:p>
              </table:table-cell>
              <table:table-cell office:value-type="float" office:value="330750">
                <text:p>330750</text:p>
              </table:table-cell>
              <table:table-cell office:value-type="float" office:value="2897786.0827">
                <text:p>2897786.0827</text:p>
              </table:table-cell>
            </table:table-row>
            <table:table-row>
              <table:table-cell office:value-type="string">
                <text:p>Строка 970</text:p>
              </table:table-cell>
              <table:table-cell office:value-type="float" office:value="333000">
                <text:p>333000</text:p>
              </table:table-cell>
              <table:table-cell office:value-type="float" office:value="3215704.3572">
                <text:p>3215704.3572</text:p>
              </table:table-cell>
            </table:table-row>
            <table:table-row>
              <table:table-cell office:value-type="string">
                <text:p>Строка 17</text:p>
              </table:table-cell>
              <table:table-cell office:value-type="float" office:value="334000">
                <text:p>334000</text:p>
              </table:table-cell>
              <table:table-cell office:value-type="float" office:value="3211781.6529">
                <text:p>3211781.6529</text:p>
              </table:table-cell>
            </table:table-row>
            <table:table-row>
              <table:table-cell office:value-type="string">
                <text:p>Строка 495</text:p>
              </table:table-cell>
              <table:table-cell office:value-type="float" office:value="335650">
                <text:p>335650</text:p>
              </table:table-cell>
              <table:table-cell office:value-type="float" office:value="3115654.4477">
                <text:p>3115654.4477</text:p>
              </table:table-cell>
            </table:table-row>
            <table:table-row>
              <table:table-cell office:value-type="string">
                <text:p>Строка 370</text:p>
              </table:table-cell>
              <table:table-cell office:value-type="float" office:value="339000">
                <text:p>339000</text:p>
              </table:table-cell>
              <table:table-cell office:value-type="float" office:value="3211641.0434">
                <text:p>3211641.0434</text:p>
              </table:table-cell>
            </table:table-row>
            <table:table-row>
              <table:table-cell office:value-type="string">
                <text:p>Строка 219</text:p>
              </table:table-cell>
              <table:table-cell office:value-type="float" office:value="340000">
                <text:p>340000</text:p>
              </table:table-cell>
              <table:table-cell office:value-type="float" office:value="3054680.854">
                <text:p>3054680.854</text:p>
              </table:table-cell>
            </table:table-row>
            <table:table-row>
              <table:table-cell office:value-type="string">
                <text:p>Строка 566</text:p>
              </table:table-cell>
              <table:table-cell office:value-type="float" office:value="340550">
                <text:p>340550</text:p>
              </table:table-cell>
              <table:table-cell office:value-type="float" office:value="2952617.5941">
                <text:p>2952617.5941</text:p>
              </table:table-cell>
            </table:table-row>
            <table:table-row>
              <table:table-cell office:value-type="string">
                <text:p>Строка 63</text:p>
              </table:table-cell>
              <table:table-cell office:value-type="float" office:value="341775">
                <text:p>341775</text:p>
              </table:table-cell>
              <table:table-cell office:value-type="float" office:value="3098099.4339">
                <text:p>3098099.4339</text:p>
              </table:table-cell>
            </table:table-row>
            <table:table-row>
              <table:table-cell office:value-type="string">
                <text:p>Строка 581</text:p>
              </table:table-cell>
              <table:table-cell office:value-type="float" office:value="343000">
                <text:p>343000</text:p>
              </table:table-cell>
              <table:table-cell office:value-type="float" office:value="2559499.7614">
                <text:p>2559499.7614</text:p>
              </table:table-cell>
            </table:table-row>
            <table:table-row>
              <table:table-cell office:value-type="string">
                <text:p>Строка 277</text:p>
              </table:table-cell>
              <table:table-cell office:value-type="float" office:value="343000">
                <text:p>343000</text:p>
              </table:table-cell>
              <table:table-cell office:value-type="float" office:value="2834714.1669">
                <text:p>2834714.1669</text:p>
              </table:table-cell>
            </table:table-row>
            <table:table-row>
              <table:table-cell office:value-type="string">
                <text:p>Строка 175</text:p>
              </table:table-cell>
              <table:table-cell office:value-type="float" office:value="343000">
                <text:p>343000</text:p>
              </table:table-cell>
              <table:table-cell office:value-type="float" office:value="3218120.9808">
                <text:p>3218120.9808</text:p>
              </table:table-cell>
            </table:table-row>
            <table:table-row>
              <table:table-cell office:value-type="string">
                <text:p>Строка 605</text:p>
              </table:table-cell>
              <table:table-cell office:value-type="float" office:value="343000">
                <text:p>343000</text:p>
              </table:table-cell>
              <table:table-cell office:value-type="float" office:value="2621782.0473">
                <text:p>2621782.0473</text:p>
              </table:table-cell>
            </table:table-row>
            <table:table-row>
              <table:table-cell office:value-type="string">
                <text:p>Строка 257</text:p>
              </table:table-cell>
              <table:table-cell office:value-type="float" office:value="343000">
                <text:p>343000</text:p>
              </table:table-cell>
              <table:table-cell office:value-type="float" office:value="2933116.2686">
                <text:p>2933116.2686</text:p>
              </table:table-cell>
            </table:table-row>
            <table:table-row>
              <table:table-cell office:value-type="string">
                <text:p>Строка 850</text:p>
              </table:table-cell>
              <table:table-cell office:value-type="float" office:value="343000">
                <text:p>343000</text:p>
              </table:table-cell>
              <table:table-cell office:value-type="float" office:value="3216708.0204">
                <text:p>3216708.0204</text:p>
              </table:table-cell>
            </table:table-row>
            <table:table-row>
              <table:table-cell office:value-type="string">
                <text:p>Строка 536</text:p>
              </table:table-cell>
              <table:table-cell office:value-type="float" office:value="343000">
                <text:p>343000</text:p>
              </table:table-cell>
              <table:table-cell office:value-type="float" office:value="3190855.1688">
                <text:p>3190855.1688</text:p>
              </table:table-cell>
            </table:table-row>
            <table:table-row>
              <table:table-cell office:value-type="string">
                <text:p>Строка 73</text:p>
              </table:table-cell>
              <table:table-cell office:value-type="float" office:value="345000">
                <text:p>345000</text:p>
              </table:table-cell>
              <table:table-cell office:value-type="float" office:value="3216809.183">
                <text:p>3216809.183</text:p>
              </table:table-cell>
            </table:table-row>
            <table:table-row>
              <table:table-cell office:value-type="string">
                <text:p>Строка 23</text:p>
              </table:table-cell>
              <table:table-cell office:value-type="float" office:value="345000">
                <text:p>345000</text:p>
              </table:table-cell>
              <table:table-cell office:value-type="float" office:value="3191739.232">
                <text:p>3191739.232</text:p>
              </table:table-cell>
            </table:table-row>
            <table:table-row>
              <table:table-cell office:value-type="string">
                <text:p>Строка 441</text:p>
              </table:table-cell>
              <table:table-cell office:value-type="float" office:value="345000">
                <text:p>345000</text:p>
              </table:table-cell>
              <table:table-cell office:value-type="float" office:value="2816807.6442">
                <text:p>2816807.6442</text:p>
              </table:table-cell>
            </table:table-row>
            <table:table-row>
              <table:table-cell office:value-type="string">
                <text:p>Строка 248</text:p>
              </table:table-cell>
              <table:table-cell office:value-type="float" office:value="347900">
                <text:p>347900</text:p>
              </table:table-cell>
              <table:table-cell office:value-type="float" office:value="2886208.4367">
                <text:p>2886208.4367</text:p>
              </table:table-cell>
            </table:table-row>
            <table:table-row>
              <table:table-cell office:value-type="string">
                <text:p>Строка 564</text:p>
              </table:table-cell>
              <table:table-cell office:value-type="float" office:value="347900">
                <text:p>347900</text:p>
              </table:table-cell>
              <table:table-cell office:value-type="float" office:value="3088856.3663">
                <text:p>3088856.3663</text:p>
              </table:table-cell>
            </table:table-row>
            <table:table-row>
              <table:table-cell office:value-type="string">
                <text:p>Строка 805</text:p>
              </table:table-cell>
              <table:table-cell office:value-type="float" office:value="349000">
                <text:p>349000</text:p>
              </table:table-cell>
              <table:table-cell office:value-type="float" office:value="2617170.2403">
                <text:p>2617170.2403</text:p>
              </table:table-cell>
            </table:table-row>
            <table:table-row>
              <table:table-cell office:value-type="string">
                <text:p>Строка 302</text:p>
              </table:table-cell>
              <table:table-cell office:value-type="float" office:value="350000">
                <text:p>350000</text:p>
              </table:table-cell>
              <table:table-cell office:value-type="float" office:value="3087845.8253">
                <text:p>3087845.8253</text:p>
              </table:table-cell>
            </table:table-row>
            <table:table-row>
              <table:table-cell office:value-type="string">
                <text:p>Строка 115</text:p>
              </table:table-cell>
              <table:table-cell office:value-type="float" office:value="350000">
                <text:p>350000</text:p>
              </table:table-cell>
              <table:table-cell office:value-type="float" office:value="2905612.5148">
                <text:p>2905612.5148</text:p>
              </table:table-cell>
            </table:table-row>
            <table:table-row>
              <table:table-cell office:value-type="string">
                <text:p>Строка 724</text:p>
              </table:table-cell>
              <table:table-cell office:value-type="float" office:value="350000">
                <text:p>350000</text:p>
              </table:table-cell>
              <table:table-cell office:value-type="float" office:value="3080527.6553">
                <text:p>3080527.6553</text:p>
              </table:table-cell>
            </table:table-row>
            <table:table-row>
              <table:table-cell office:value-type="string">
                <text:p>Строка 900</text:p>
              </table:table-cell>
              <table:table-cell office:value-type="float" office:value="350000">
                <text:p>350000</text:p>
              </table:table-cell>
              <table:table-cell office:value-type="float" office:value="3346940.1321">
                <text:p>3346940.1321</text:p>
              </table:table-cell>
            </table:table-row>
            <table:table-row>
              <table:table-cell office:value-type="string">
                <text:p>Строка 116</text:p>
              </table:table-cell>
              <table:table-cell office:value-type="float" office:value="350000">
                <text:p>350000</text:p>
              </table:table-cell>
              <table:table-cell office:value-type="float" office:value="2589658.9345">
                <text:p>2589658.9345</text:p>
              </table:table-cell>
            </table:table-row>
            <table:table-row>
              <table:table-cell office:value-type="string">
                <text:p>Строка 28</text:p>
              </table:table-cell>
              <table:table-cell office:value-type="float" office:value="350000">
                <text:p>350000</text:p>
              </table:table-cell>
              <table:table-cell office:value-type="float" office:value="2992004.527">
                <text:p>2992004.527</text:p>
              </table:table-cell>
            </table:table-row>
            <table:table-row>
              <table:table-cell office:value-type="string">
                <text:p>Строка 676</text:p>
              </table:table-cell>
              <table:table-cell office:value-type="float" office:value="355250">
                <text:p>355250</text:p>
              </table:table-cell>
              <table:table-cell office:value-type="float" office:value="2522454.0258">
                <text:p>2522454.0258</text:p>
              </table:table-cell>
            </table:table-row>
            <table:table-row>
              <table:table-cell office:value-type="string">
                <text:p>Строка 723</text:p>
              </table:table-cell>
              <table:table-cell office:value-type="float" office:value="355250">
                <text:p>355250</text:p>
              </table:table-cell>
              <table:table-cell office:value-type="float" office:value="2902010.0539">
                <text:p>2902010.0539</text:p>
              </table:table-cell>
            </table:table-row>
            <table:table-row>
              <table:table-cell office:value-type="string">
                <text:p>Строка 305</text:p>
              </table:table-cell>
              <table:table-cell office:value-type="float" office:value="355250">
                <text:p>355250</text:p>
              </table:table-cell>
              <table:table-cell office:value-type="float" office:value="3244710.3873">
                <text:p>3244710.3873</text:p>
              </table:table-cell>
            </table:table-row>
            <table:table-row>
              <table:table-cell office:value-type="string">
                <text:p>Строка 706</text:p>
              </table:table-cell>
              <table:table-cell office:value-type="float" office:value="355250">
                <text:p>355250</text:p>
              </table:table-cell>
              <table:table-cell office:value-type="float" office:value="2841747.5307">
                <text:p>2841747.5307</text:p>
              </table:table-cell>
            </table:table-row>
            <table:table-row>
              <table:table-cell office:value-type="string">
                <text:p>Строка 126</text:p>
              </table:table-cell>
              <table:table-cell office:value-type="float" office:value="355250">
                <text:p>355250</text:p>
              </table:table-cell>
              <table:table-cell office:value-type="float" office:value="2522257.3818">
                <text:p>2522257.3818</text:p>
              </table:table-cell>
            </table:table-row>
            <table:table-row>
              <table:table-cell office:value-type="string">
                <text:p>Строка 206</text:p>
              </table:table-cell>
              <table:table-cell office:value-type="float" office:value="356597.5">
                <text:p>356597.5</text:p>
              </table:table-cell>
              <table:table-cell office:value-type="float" office:value="2538255.3093">
                <text:p>2538255.3093</text:p>
              </table:table-cell>
            </table:table-row>
            <table:table-row>
              <table:table-cell office:value-type="string">
                <text:p>Строка 666</text:p>
              </table:table-cell>
              <table:table-cell office:value-type="float" office:value="357000">
                <text:p>357000</text:p>
              </table:table-cell>
              <table:table-cell office:value-type="float" office:value="3112466.043">
                <text:p>3112466.043</text:p>
              </table:table-cell>
            </table:table-row>
            <table:table-row>
              <table:table-cell office:value-type="string">
                <text:p>Строка 980</text:p>
              </table:table-cell>
              <table:table-cell office:value-type="float" office:value="357700">
                <text:p>357700</text:p>
              </table:table-cell>
              <table:table-cell office:value-type="float" office:value="3097008.3343">
                <text:p>3097008.3343</text:p>
              </table:table-cell>
            </table:table-row>
            <table:table-row>
              <table:table-cell office:value-type="string">
                <text:p>Строка 593</text:p>
              </table:table-cell>
              <table:table-cell office:value-type="float" office:value="357700">
                <text:p>357700</text:p>
              </table:table-cell>
              <table:table-cell office:value-type="float" office:value="2926327.3974">
                <text:p>2926327.3974</text:p>
              </table:table-cell>
            </table:table-row>
            <table:table-row>
              <table:table-cell office:value-type="string">
                <text:p>Строка 464</text:p>
              </table:table-cell>
              <table:table-cell office:value-type="float" office:value="360000">
                <text:p>360000</text:p>
              </table:table-cell>
              <table:table-cell office:value-type="float" office:value="3223604.637">
                <text:p>3223604.637</text:p>
              </table:table-cell>
            </table:table-row>
            <table:table-row>
              <table:table-cell office:value-type="string">
                <text:p>Строка 202</text:p>
              </table:table-cell>
              <table:table-cell office:value-type="float" office:value="360000">
                <text:p>360000</text:p>
              </table:table-cell>
              <table:table-cell office:value-type="float" office:value="2970686.8981">
                <text:p>2970686.8981</text:p>
              </table:table-cell>
            </table:table-row>
            <table:table-row>
              <table:table-cell office:value-type="string">
                <text:p>Строка 786</text:p>
              </table:table-cell>
              <table:table-cell office:value-type="float" office:value="360000">
                <text:p>360000</text:p>
              </table:table-cell>
              <table:table-cell office:value-type="float" office:value="2583919.9813">
                <text:p>2583919.9813</text:p>
              </table:table-cell>
            </table:table-row>
            <table:table-row>
              <table:table-cell office:value-type="string">
                <text:p>Строка 659</text:p>
              </table:table-cell>
              <table:table-cell office:value-type="float" office:value="360000">
                <text:p>360000</text:p>
              </table:table-cell>
              <table:table-cell office:value-type="float" office:value="3349372.6684">
                <text:p>3349372.6684</text:p>
              </table:table-cell>
            </table:table-row>
            <table:table-row>
              <table:table-cell office:value-type="string">
                <text:p>Строка 629</text:p>
              </table:table-cell>
              <table:table-cell office:value-type="float" office:value="360125.5">
                <text:p>360125.5</text:p>
              </table:table-cell>
              <table:table-cell office:value-type="float" office:value="2903966.3327">
                <text:p>2903966.3327</text:p>
              </table:table-cell>
            </table:table-row>
            <table:table-row>
              <table:table-cell office:value-type="string">
                <text:p>Строка 29</text:p>
              </table:table-cell>
              <table:table-cell office:value-type="float" office:value="362600">
                <text:p>362600</text:p>
              </table:table-cell>
              <table:table-cell office:value-type="float" office:value="2859720.499">
                <text:p>2859720.499</text:p>
              </table:table-cell>
            </table:table-row>
            <table:table-row>
              <table:table-cell office:value-type="string">
                <text:p>Строка 945</text:p>
              </table:table-cell>
              <table:table-cell office:value-type="float" office:value="365000">
                <text:p>365000</text:p>
              </table:table-cell>
              <table:table-cell office:value-type="float" office:value="2883960.1409">
                <text:p>2883960.1409</text:p>
              </table:table-cell>
            </table:table-row>
            <table:table-row>
              <table:table-cell office:value-type="string">
                <text:p>Строка 979</text:p>
              </table:table-cell>
              <table:table-cell office:value-type="float" office:value="365050">
                <text:p>365050</text:p>
              </table:table-cell>
              <table:table-cell office:value-type="float" office:value="3014118.0548">
                <text:p>3014118.0548</text:p>
              </table:table-cell>
            </table:table-row>
            <table:table-row>
              <table:table-cell office:value-type="string">
                <text:p>Строка 502</text:p>
              </table:table-cell>
              <table:table-cell office:value-type="float" office:value="367475.5">
                <text:p>367475.5</text:p>
              </table:table-cell>
              <table:table-cell office:value-type="float" office:value="2821343.0803">
                <text:p>2821343.0803</text:p>
              </table:table-cell>
            </table:table-row>
            <table:table-row>
              <table:table-cell office:value-type="string">
                <text:p>Строка 201</text:p>
              </table:table-cell>
              <table:table-cell office:value-type="float" office:value="367500">
                <text:p>367500</text:p>
              </table:table-cell>
              <table:table-cell office:value-type="float" office:value="2780725.7831">
                <text:p>2780725.7831</text:p>
              </table:table-cell>
            </table:table-row>
            <table:table-row>
              <table:table-cell office:value-type="string">
                <text:p>Строка 114</text:p>
              </table:table-cell>
              <table:table-cell office:value-type="float" office:value="367500">
                <text:p>367500</text:p>
              </table:table-cell>
              <table:table-cell office:value-type="float" office:value="2537892.4704">
                <text:p>2537892.4704</text:p>
              </table:table-cell>
            </table:table-row>
            <table:table-row>
              <table:table-cell office:value-type="string">
                <text:p>Строка 758</text:p>
              </table:table-cell>
              <table:table-cell office:value-type="float" office:value="367500">
                <text:p>367500</text:p>
              </table:table-cell>
              <table:table-cell office:value-type="float" office:value="3351322.7928">
                <text:p>3351322.7928</text:p>
              </table:table-cell>
            </table:table-row>
            <table:table-row>
              <table:table-cell office:value-type="string">
                <text:p>Строка 783</text:p>
              </table:table-cell>
              <table:table-cell office:value-type="float" office:value="368000">
                <text:p>368000</text:p>
              </table:table-cell>
              <table:table-cell office:value-type="float" office:value="2566822.1598">
                <text:p>2566822.1598</text:p>
              </table:table-cell>
            </table:table-row>
            <table:table-row>
              <table:table-cell office:value-type="string">
                <text:p>Строка 306</text:p>
              </table:table-cell>
              <table:table-cell office:value-type="float" office:value="370000">
                <text:p>370000</text:p>
              </table:table-cell>
              <table:table-cell office:value-type="float" office:value="3198409.4142">
                <text:p>3198409.4142</text:p>
              </table:table-cell>
            </table:table-row>
            <table:table-row>
              <table:table-cell office:value-type="string">
                <text:p>Строка 699</text:p>
              </table:table-cell>
              <table:table-cell office:value-type="float" office:value="370000">
                <text:p>370000</text:p>
              </table:table-cell>
              <table:table-cell office:value-type="float" office:value="3096182.6502">
                <text:p>3096182.6502</text:p>
              </table:table-cell>
            </table:table-row>
            <table:table-row>
              <table:table-cell office:value-type="string">
                <text:p>Строка 926</text:p>
              </table:table-cell>
              <table:table-cell office:value-type="float" office:value="370000">
                <text:p>370000</text:p>
              </table:table-cell>
              <table:table-cell office:value-type="float" office:value="3200116.3595">
                <text:p>3200116.3595</text:p>
              </table:table-cell>
            </table:table-row>
            <table:table-row>
              <table:table-cell office:value-type="string">
                <text:p>Строка 356</text:p>
              </table:table-cell>
              <table:table-cell office:value-type="float" office:value="370000">
                <text:p>370000</text:p>
              </table:table-cell>
              <table:table-cell office:value-type="float" office:value="3084258.5359">
                <text:p>3084258.5359</text:p>
              </table:table-cell>
            </table:table-row>
            <table:table-row>
              <table:table-cell office:value-type="string">
                <text:p>Строка 578</text:p>
              </table:table-cell>
              <table:table-cell office:value-type="float" office:value="370000">
                <text:p>370000</text:p>
              </table:table-cell>
              <table:table-cell office:value-type="float" office:value="2675719.3023">
                <text:p>2675719.3023</text:p>
              </table:table-cell>
            </table:table-row>
            <table:table-row>
              <table:table-cell office:value-type="string">
                <text:p>Строка 714</text:p>
              </table:table-cell>
              <table:table-cell office:value-type="float" office:value="374000">
                <text:p>374000</text:p>
              </table:table-cell>
              <table:table-cell office:value-type="float" office:value="3110314.2997">
                <text:p>3110314.2997</text:p>
              </table:table-cell>
            </table:table-row>
            <table:table-row>
              <table:table-cell office:value-type="string">
                <text:p>Строка 280</text:p>
              </table:table-cell>
              <table:table-cell office:value-type="float" office:value="374850">
                <text:p>374850</text:p>
              </table:table-cell>
              <table:table-cell office:value-type="float" office:value="3355794.8418">
                <text:p>3355794.8418</text:p>
              </table:table-cell>
            </table:table-row>
            <table:table-row>
              <table:table-cell office:value-type="string">
                <text:p>Строка 703</text:p>
              </table:table-cell>
              <table:table-cell office:value-type="float" office:value="374850">
                <text:p>374850</text:p>
              </table:table-cell>
              <table:table-cell office:value-type="float" office:value="3138333.2566">
                <text:p>3138333.2566</text:p>
              </table:table-cell>
            </table:table-row>
            <table:table-row>
              <table:table-cell office:value-type="string">
                <text:p>Строка 939</text:p>
              </table:table-cell>
              <table:table-cell office:value-type="float" office:value="375000">
                <text:p>375000</text:p>
              </table:table-cell>
              <table:table-cell office:value-type="float" office:value="2985543.362">
                <text:p>2985543.362</text:p>
              </table:table-cell>
            </table:table-row>
            <table:table-row>
              <table:table-cell office:value-type="string">
                <text:p>Строка 264</text:p>
              </table:table-cell>
              <table:table-cell office:value-type="float" office:value="375000">
                <text:p>375000</text:p>
              </table:table-cell>
              <table:table-cell office:value-type="float" office:value="2731419.1886">
                <text:p>2731419.1886</text:p>
              </table:table-cell>
            </table:table-row>
            <table:table-row>
              <table:table-cell office:value-type="string">
                <text:p>Строка 765</text:p>
              </table:table-cell>
              <table:table-cell office:value-type="float" office:value="375000">
                <text:p>375000</text:p>
              </table:table-cell>
              <table:table-cell office:value-type="float" office:value="2766395.4681">
                <text:p>2766395.4681</text:p>
              </table:table-cell>
            </table:table-row>
            <table:table-row>
              <table:table-cell office:value-type="string">
                <text:p>Строка 719</text:p>
              </table:table-cell>
              <table:table-cell office:value-type="float" office:value="375000">
                <text:p>375000</text:p>
              </table:table-cell>
              <table:table-cell office:value-type="float" office:value="3012239.2734">
                <text:p>3012239.2734</text:p>
              </table:table-cell>
            </table:table-row>
            <table:table-row>
              <table:table-cell office:value-type="string">
                <text:p>Строка 224</text:p>
              </table:table-cell>
              <table:table-cell office:value-type="float" office:value="376000">
                <text:p>376000</text:p>
              </table:table-cell>
              <table:table-cell office:value-type="float" office:value="2807421.3607">
                <text:p>2807421.3607</text:p>
              </table:table-cell>
            </table:table-row>
            <table:table-row>
              <table:table-cell office:value-type="string">
                <text:p>Строка 982</text:p>
              </table:table-cell>
              <table:table-cell office:value-type="float" office:value="379000">
                <text:p>379000</text:p>
              </table:table-cell>
              <table:table-cell office:value-type="float" office:value="2722980.483">
                <text:p>2722980.483</text:p>
              </table:table-cell>
            </table:table-row>
            <table:table-row>
              <table:table-cell office:value-type="string">
                <text:p>Строка 36</text:p>
              </table:table-cell>
              <table:table-cell office:value-type="float" office:value="379750">
                <text:p>379750</text:p>
              </table:table-cell>
              <table:table-cell office:value-type="float" office:value="2691184.198">
                <text:p>2691184.198</text:p>
              </table:table-cell>
            </table:table-row>
            <table:table-row>
              <table:table-cell office:value-type="string">
                <text:p>Строка 97</text:p>
              </table:table-cell>
              <table:table-cell office:value-type="float" office:value="379750">
                <text:p>379750</text:p>
              </table:table-cell>
              <table:table-cell office:value-type="float" office:value="2616507.9283">
                <text:p>2616507.9283</text:p>
              </table:table-cell>
            </table:table-row>
            <table:table-row>
              <table:table-cell office:value-type="string">
                <text:p>Строка 386</text:p>
              </table:table-cell>
              <table:table-cell office:value-type="float" office:value="380000">
                <text:p>380000</text:p>
              </table:table-cell>
              <table:table-cell office:value-type="float" office:value="2816229.1418">
                <text:p>2816229.1418</text:p>
              </table:table-cell>
            </table:table-row>
            <table:table-row>
              <table:table-cell office:value-type="string">
                <text:p>Строка 458</text:p>
              </table:table-cell>
              <table:table-cell office:value-type="float" office:value="380000">
                <text:p>380000</text:p>
              </table:table-cell>
              <table:table-cell office:value-type="float" office:value="2816412.9542">
                <text:p>2816412.9542</text:p>
              </table:table-cell>
            </table:table-row>
            <table:table-row>
              <table:table-cell office:value-type="string">
                <text:p>Строка 931</text:p>
              </table:table-cell>
              <table:table-cell office:value-type="float" office:value="382200">
                <text:p>382200</text:p>
              </table:table-cell>
              <table:table-cell office:value-type="float" office:value="2935492.8443">
                <text:p>2935492.8443</text:p>
              </table:table-cell>
            </table:table-row>
            <table:table-row>
              <table:table-cell office:value-type="string">
                <text:p>Строка 198</text:p>
              </table:table-cell>
              <table:table-cell office:value-type="float" office:value="385000">
                <text:p>385000</text:p>
              </table:table-cell>
              <table:table-cell office:value-type="float" office:value="2573496.6062">
                <text:p>2573496.6062</text:p>
              </table:table-cell>
            </table:table-row>
            <table:table-row>
              <table:table-cell office:value-type="string">
                <text:p>Строка 747</text:p>
              </table:table-cell>
              <table:table-cell office:value-type="float" office:value="385000">
                <text:p>385000</text:p>
              </table:table-cell>
              <table:table-cell office:value-type="float" office:value="3032982.0333">
                <text:p>3032982.0333</text:p>
              </table:table-cell>
            </table:table-row>
            <table:table-row>
              <table:table-cell office:value-type="string">
                <text:p>Строка 967</text:p>
              </table:table-cell>
              <table:table-cell office:value-type="float" office:value="388000">
                <text:p>388000</text:p>
              </table:table-cell>
              <table:table-cell office:value-type="float" office:value="2809555.32">
                <text:p>2809555.32</text:p>
              </table:table-cell>
            </table:table-row>
            <table:table-row>
              <table:table-cell office:value-type="string">
                <text:p>Строка 424</text:p>
              </table:table-cell>
              <table:table-cell office:value-type="float" office:value="389000">
                <text:p>389000</text:p>
              </table:table-cell>
              <table:table-cell office:value-type="float" office:value="3207500.4663">
                <text:p>3207500.4663</text:p>
              </table:table-cell>
            </table:table-row>
            <table:table-row>
              <table:table-cell office:value-type="string">
                <text:p>Строка 333</text:p>
              </table:table-cell>
              <table:table-cell office:value-type="float" office:value="390000">
                <text:p>390000</text:p>
              </table:table-cell>
              <table:table-cell office:value-type="float" office:value="3352009.0559">
                <text:p>3352009.0559</text:p>
              </table:table-cell>
            </table:table-row>
            <table:table-row>
              <table:table-cell office:value-type="string">
                <text:p>Строка 686</text:p>
              </table:table-cell>
              <table:table-cell office:value-type="float" office:value="390000">
                <text:p>390000</text:p>
              </table:table-cell>
              <table:table-cell office:value-type="float" office:value="3094544.9196">
                <text:p>3094544.9196</text:p>
              </table:table-cell>
            </table:table-row>
            <table:table-row>
              <table:table-cell office:value-type="string">
                <text:p>Строка 15</text:p>
              </table:table-cell>
              <table:table-cell office:value-type="float" office:value="390000">
                <text:p>390000</text:p>
              </table:table-cell>
              <table:table-cell office:value-type="float" office:value="3101020.8676">
                <text:p>3101020.8676</text:p>
              </table:table-cell>
            </table:table-row>
            <table:table-row>
              <table:table-cell office:value-type="string">
                <text:p>Строка 487</text:p>
              </table:table-cell>
              <table:table-cell office:value-type="float" office:value="390775">
                <text:p>390775</text:p>
              </table:table-cell>
              <table:table-cell office:value-type="float" office:value="3339176.5438">
                <text:p>3339176.5438</text:p>
              </table:table-cell>
            </table:table-row>
            <table:table-row>
              <table:table-cell office:value-type="string">
                <text:p>Строка 801</text:p>
              </table:table-cell>
              <table:table-cell office:value-type="float" office:value="391975.5">
                <text:p>391975.5</text:p>
              </table:table-cell>
              <table:table-cell office:value-type="float" office:value="3110687.726">
                <text:p>3110687.726</text:p>
              </table:table-cell>
            </table:table-row>
            <table:table-row>
              <table:table-cell office:value-type="string">
                <text:p>Строка 27</text:p>
              </table:table-cell>
              <table:table-cell office:value-type="float" office:value="392000">
                <text:p>392000</text:p>
              </table:table-cell>
              <table:table-cell office:value-type="float" office:value="2770762.8132">
                <text:p>2770762.8132</text:p>
              </table:table-cell>
            </table:table-row>
            <table:table-row>
              <table:table-cell office:value-type="string">
                <text:p>Строка 551</text:p>
              </table:table-cell>
              <table:table-cell office:value-type="float" office:value="392000">
                <text:p>392000</text:p>
              </table:table-cell>
              <table:table-cell office:value-type="float" office:value="3128314.0173">
                <text:p>3128314.0173</text:p>
              </table:table-cell>
            </table:table-row>
            <table:table-row>
              <table:table-cell office:value-type="string">
                <text:p>Строка 602</text:p>
              </table:table-cell>
              <table:table-cell office:value-type="float" office:value="392000">
                <text:p>392000</text:p>
              </table:table-cell>
              <table:table-cell office:value-type="float" office:value="3066167.3447">
                <text:p>3066167.3447</text:p>
              </table:table-cell>
            </table:table-row>
            <table:table-row>
              <table:table-cell office:value-type="string">
                <text:p>Строка 89</text:p>
              </table:table-cell>
              <table:table-cell office:value-type="float" office:value="392000">
                <text:p>392000</text:p>
              </table:table-cell>
              <table:table-cell office:value-type="float" office:value="2840193.651">
                <text:p>2840193.651</text:p>
              </table:table-cell>
            </table:table-row>
            <table:table-row>
              <table:table-cell office:value-type="string">
                <text:p>Строка 770</text:p>
              </table:table-cell>
              <table:table-cell office:value-type="float" office:value="392000">
                <text:p>392000</text:p>
              </table:table-cell>
              <table:table-cell office:value-type="float" office:value="2769110.8726">
                <text:p>2769110.8726</text:p>
              </table:table-cell>
            </table:table-row>
            <table:table-row>
              <table:table-cell office:value-type="string">
                <text:p>Строка 324</text:p>
              </table:table-cell>
              <table:table-cell office:value-type="float" office:value="392000">
                <text:p>392000</text:p>
              </table:table-cell>
              <table:table-cell office:value-type="float" office:value="2582224.7531">
                <text:p>2582224.7531</text:p>
              </table:table-cell>
            </table:table-row>
            <table:table-row>
              <table:table-cell office:value-type="string">
                <text:p>Строка 612</text:p>
              </table:table-cell>
              <table:table-cell office:value-type="float" office:value="392000">
                <text:p>392000</text:p>
              </table:table-cell>
              <table:table-cell office:value-type="float" office:value="2834509.2116">
                <text:p>2834509.2116</text:p>
              </table:table-cell>
            </table:table-row>
            <table:table-row>
              <table:table-cell office:value-type="string">
                <text:p>Строка 720</text:p>
              </table:table-cell>
              <table:table-cell office:value-type="float" office:value="395000">
                <text:p>395000</text:p>
              </table:table-cell>
              <table:table-cell office:value-type="float" office:value="2984170.0855">
                <text:p>2984170.0855</text:p>
              </table:table-cell>
            </table:table-row>
            <table:table-row>
              <table:table-cell office:value-type="string">
                <text:p>Строка 627</text:p>
              </table:table-cell>
              <table:table-cell office:value-type="float" office:value="395000">
                <text:p>395000</text:p>
              </table:table-cell>
              <table:table-cell office:value-type="float" office:value="3076425.5755">
                <text:p>3076425.5755</text:p>
              </table:table-cell>
            </table:table-row>
            <table:table-row>
              <table:table-cell office:value-type="string">
                <text:p>Строка 653</text:p>
              </table:table-cell>
              <table:table-cell office:value-type="float" office:value="395000">
                <text:p>395000</text:p>
              </table:table-cell>
              <table:table-cell office:value-type="float" office:value="2842245.4103">
                <text:p>2842245.4103</text:p>
              </table:table-cell>
            </table:table-row>
            <table:table-row>
              <table:table-cell office:value-type="string">
                <text:p>Строка 541</text:p>
              </table:table-cell>
              <table:table-cell office:value-type="float" office:value="395000">
                <text:p>395000</text:p>
              </table:table-cell>
              <table:table-cell office:value-type="float" office:value="3355670.4059">
                <text:p>3355670.4059</text:p>
              </table:table-cell>
            </table:table-row>
            <table:table-row>
              <table:table-cell office:value-type="string">
                <text:p>Строка 472</text:p>
              </table:table-cell>
              <table:table-cell office:value-type="float" office:value="395000">
                <text:p>395000</text:p>
              </table:table-cell>
              <table:table-cell office:value-type="float" office:value="3330873.3392">
                <text:p>3330873.3392</text:p>
              </table:table-cell>
            </table:table-row>
            <table:table-row>
              <table:table-cell office:value-type="string">
                <text:p>Строка 378</text:p>
              </table:table-cell>
              <table:table-cell office:value-type="float" office:value="395000">
                <text:p>395000</text:p>
              </table:table-cell>
              <table:table-cell office:value-type="float" office:value="3336939.3878">
                <text:p>3336939.3878</text:p>
              </table:table-cell>
            </table:table-row>
            <table:table-row>
              <table:table-cell office:value-type="string">
                <text:p>Строка 51</text:p>
              </table:table-cell>
              <table:table-cell office:value-type="float" office:value="395900">
                <text:p>395900</text:p>
              </table:table-cell>
              <table:table-cell office:value-type="float" office:value="3095930.5842">
                <text:p>3095930.5842</text:p>
              </table:table-cell>
            </table:table-row>
            <table:table-row>
              <table:table-cell office:value-type="string">
                <text:p>Строка 949</text:p>
              </table:table-cell>
              <table:table-cell office:value-type="float" office:value="396500">
                <text:p>396500</text:p>
              </table:table-cell>
              <table:table-cell office:value-type="float" office:value="2892312.3234">
                <text:p>2892312.323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397000">
                <text:p>397000</text:p>
              </table:table-cell>
              <table:table-cell office:value-type="float" office:value="2987521.0608">
                <text:p>2987521.0608</text:p>
              </table:table-cell>
            </table:table-row>
            <table:table-row>
              <table:table-cell office:value-type="string">
                <text:p>Строка 48</text:p>
              </table:table-cell>
              <table:table-cell office:value-type="float" office:value="397000">
                <text:p>397000</text:p>
              </table:table-cell>
              <table:table-cell office:value-type="float" office:value="3480596.2875">
                <text:p>3480596.2875</text:p>
              </table:table-cell>
            </table:table-row>
            <table:table-row>
              <table:table-cell office:value-type="string">
                <text:p>Строка 611</text:p>
              </table:table-cell>
              <table:table-cell office:value-type="float" office:value="398125">
                <text:p>398125</text:p>
              </table:table-cell>
              <table:table-cell office:value-type="float" office:value="2811501.4212">
                <text:p>2811501.4212</text:p>
              </table:table-cell>
            </table:table-row>
            <table:table-row>
              <table:table-cell office:value-type="string">
                <text:p>Строка 960</text:p>
              </table:table-cell>
              <table:table-cell office:value-type="float" office:value="399000">
                <text:p>399000</text:p>
              </table:table-cell>
              <table:table-cell office:value-type="float" office:value="2891280.2123">
                <text:p>2891280.2123</text:p>
              </table:table-cell>
            </table:table-row>
            <table:table-row>
              <table:table-cell office:value-type="string">
                <text:p>Строка 261</text:p>
              </table:table-cell>
              <table:table-cell office:value-type="float" office:value="400000">
                <text:p>400000</text:p>
              </table:table-cell>
              <table:table-cell office:value-type="float" office:value="2644176.1046">
                <text:p>2644176.1046</text:p>
              </table:table-cell>
            </table:table-row>
            <table:table-row>
              <table:table-cell office:value-type="string">
                <text:p>Строка 151</text:p>
              </table:table-cell>
              <table:table-cell office:value-type="float" office:value="400000">
                <text:p>400000</text:p>
              </table:table-cell>
              <table:table-cell office:value-type="float" office:value="3491822.6876">
                <text:p>3491822.6876</text:p>
              </table:table-cell>
            </table:table-row>
            <table:table-row>
              <table:table-cell office:value-type="string">
                <text:p>Строка 481</text:p>
              </table:table-cell>
              <table:table-cell office:value-type="float" office:value="400000">
                <text:p>400000</text:p>
              </table:table-cell>
              <table:table-cell office:value-type="float" office:value="3348398.37">
                <text:p>3348398.37</text:p>
              </table:table-cell>
            </table:table-row>
            <table:table-row>
              <table:table-cell office:value-type="string">
                <text:p>Строка 204</text:p>
              </table:table-cell>
              <table:table-cell office:value-type="float" office:value="400000">
                <text:p>400000</text:p>
              </table:table-cell>
              <table:table-cell office:value-type="float" office:value="3204189.469">
                <text:p>3204189.469</text:p>
              </table:table-cell>
            </table:table-row>
            <table:table-row>
              <table:table-cell office:value-type="string">
                <text:p>Строка 678</text:p>
              </table:table-cell>
              <table:table-cell office:value-type="float" office:value="400000">
                <text:p>400000</text:p>
              </table:table-cell>
              <table:table-cell office:value-type="float" office:value="2605721.5005">
                <text:p>2605721.5005</text:p>
              </table:table-cell>
            </table:table-row>
            <table:table-row>
              <table:table-cell office:value-type="string">
                <text:p>Строка 670</text:p>
              </table:table-cell>
              <table:table-cell office:value-type="float" office:value="401800">
                <text:p>401800</text:p>
              </table:table-cell>
              <table:table-cell office:value-type="float" office:value="2938228.4694">
                <text:p>2938228.4694</text:p>
              </table:table-cell>
            </table:table-row>
            <table:table-row>
              <table:table-cell office:value-type="string">
                <text:p>Строка 177</text:p>
              </table:table-cell>
              <table:table-cell office:value-type="float" office:value="404000">
                <text:p>404000</text:p>
              </table:table-cell>
              <table:table-cell office:value-type="float" office:value="2670992.6207">
                <text:p>2670992.6207</text:p>
              </table:table-cell>
            </table:table-row>
            <table:table-row>
              <table:table-cell office:value-type="string">
                <text:p>Строка 263</text:p>
              </table:table-cell>
              <table:table-cell office:value-type="float" office:value="404250">
                <text:p>404250</text:p>
              </table:table-cell>
              <table:table-cell office:value-type="float" office:value="2855220.7121">
                <text:p>2855220.7121</text:p>
              </table:table-cell>
            </table:table-row>
            <table:table-row>
              <table:table-cell office:value-type="string">
                <text:p>Строка 837</text:p>
              </table:table-cell>
              <table:table-cell office:value-type="float" office:value="404250">
                <text:p>404250</text:p>
              </table:table-cell>
              <table:table-cell office:value-type="float" office:value="2619593.0434">
                <text:p>2619593.0434</text:p>
              </table:table-cell>
            </table:table-row>
            <table:table-row>
              <table:table-cell office:value-type="string">
                <text:p>Строка 18</text:p>
              </table:table-cell>
              <table:table-cell office:value-type="float" office:value="404250">
                <text:p>404250</text:p>
              </table:table-cell>
              <table:table-cell office:value-type="float" office:value="3109494.9211">
                <text:p>3109494.9211</text:p>
              </table:table-cell>
            </table:table-row>
            <table:table-row>
              <table:table-cell office:value-type="string">
                <text:p>Строка 10</text:p>
              </table:table-cell>
              <table:table-cell office:value-type="float" office:value="405000">
                <text:p>405000</text:p>
              </table:table-cell>
              <table:table-cell office:value-type="float" office:value="2854734.1476">
                <text:p>2854734.1476</text:p>
              </table:table-cell>
            </table:table-row>
            <table:table-row>
              <table:table-cell office:value-type="string">
                <text:p>Строка 186</text:p>
              </table:table-cell>
              <table:table-cell office:value-type="float" office:value="405000">
                <text:p>405000</text:p>
              </table:table-cell>
              <table:table-cell office:value-type="float" office:value="3075196.543">
                <text:p>3075196.543</text:p>
              </table:table-cell>
            </table:table-row>
            <table:table-row>
              <table:table-cell office:value-type="string">
                <text:p>Строка 833</text:p>
              </table:table-cell>
              <table:table-cell office:value-type="float" office:value="405000">
                <text:p>405000</text:p>
              </table:table-cell>
              <table:table-cell office:value-type="float" office:value="3349655.2626">
                <text:p>3349655.2626</text:p>
              </table:table-cell>
            </table:table-row>
            <table:table-row>
              <table:table-cell office:value-type="string">
                <text:p>Строка 317</text:p>
              </table:table-cell>
              <table:table-cell office:value-type="float" office:value="406000">
                <text:p>406000</text:p>
              </table:table-cell>
              <table:table-cell office:value-type="float" office:value="2726733.8458">
                <text:p>2726733.8458</text:p>
              </table:table-cell>
            </table:table-row>
            <table:table-row>
              <table:table-cell office:value-type="string">
                <text:p>Строка 384</text:p>
              </table:table-cell>
              <table:table-cell office:value-type="float" office:value="406700">
                <text:p>406700</text:p>
              </table:table-cell>
              <table:table-cell office:value-type="float" office:value="2905873.5385">
                <text:p>2905873.5385</text:p>
              </table:table-cell>
            </table:table-row>
            <table:table-row>
              <table:table-cell office:value-type="string">
                <text:p>Строка 811</text:p>
              </table:table-cell>
              <table:table-cell office:value-type="float" office:value="408659">
                <text:p>408659</text:p>
              </table:table-cell>
              <table:table-cell office:value-type="float" office:value="3068239.4709">
                <text:p>3068239.4709</text:p>
              </table:table-cell>
            </table:table-row>
            <table:table-row>
              <table:table-cell office:value-type="string">
                <text:p>Строка 710</text:p>
              </table:table-cell>
              <table:table-cell office:value-type="float" office:value="409150">
                <text:p>409150</text:p>
              </table:table-cell>
              <table:table-cell office:value-type="float" office:value="2495567.3919">
                <text:p>2495567.3919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10000">
                <text:p>410000</text:p>
              </table:table-cell>
              <table:table-cell office:value-type="float" office:value="3169669.5743">
                <text:p>3169669.5743</text:p>
              </table:table-cell>
            </table:table-row>
            <table:table-row>
              <table:table-cell office:value-type="string">
                <text:p>Строка 562</text:p>
              </table:table-cell>
              <table:table-cell office:value-type="float" office:value="410000">
                <text:p>410000</text:p>
              </table:table-cell>
              <table:table-cell office:value-type="float" office:value="3216833.2518">
                <text:p>3216833.2518</text:p>
              </table:table-cell>
            </table:table-row>
            <table:table-row>
              <table:table-cell office:value-type="string">
                <text:p>Строка 112</text:p>
              </table:table-cell>
              <table:table-cell office:value-type="float" office:value="410000">
                <text:p>410000</text:p>
              </table:table-cell>
              <table:table-cell office:value-type="float" office:value="3365766.9983">
                <text:p>3365766.9983</text:p>
              </table:table-cell>
            </table:table-row>
            <table:table-row>
              <table:table-cell office:value-type="string">
                <text:p>Строка 158</text:p>
              </table:table-cell>
              <table:table-cell office:value-type="float" office:value="415000">
                <text:p>415000</text:p>
              </table:table-cell>
              <table:table-cell office:value-type="float" office:value="2530006.7018">
                <text:p>2530006.7018</text:p>
              </table:table-cell>
            </table:table-row>
            <table:table-row>
              <table:table-cell office:value-type="string">
                <text:p>Строка 657</text:p>
              </table:table-cell>
              <table:table-cell office:value-type="float" office:value="415000">
                <text:p>415000</text:p>
              </table:table-cell>
              <table:table-cell office:value-type="float" office:value="3225457.0651">
                <text:p>3225457.0651</text:p>
              </table:table-cell>
            </table:table-row>
            <table:table-row>
              <table:table-cell office:value-type="string">
                <text:p>Строка 171</text:p>
              </table:table-cell>
              <table:table-cell office:value-type="float" office:value="415000">
                <text:p>415000</text:p>
              </table:table-cell>
              <table:table-cell office:value-type="float" office:value="2688459.7164">
                <text:p>2688459.7164</text:p>
              </table:table-cell>
            </table:table-row>
            <table:table-row>
              <table:table-cell office:value-type="string">
                <text:p>Строка 533</text:p>
              </table:table-cell>
              <table:table-cell office:value-type="float" office:value="415000">
                <text:p>415000</text:p>
              </table:table-cell>
              <table:table-cell office:value-type="float" office:value="3076579.1571">
                <text:p>3076579.1571</text:p>
              </table:table-cell>
            </table:table-row>
            <table:table-row>
              <table:table-cell office:value-type="string">
                <text:p>Строка 231</text:p>
              </table:table-cell>
              <table:table-cell office:value-type="float" office:value="416475.5">
                <text:p>416475.5</text:p>
              </table:table-cell>
              <table:table-cell office:value-type="float" office:value="2817017.9306">
                <text:p>2817017.9306</text:p>
              </table:table-cell>
            </table:table-row>
            <table:table-row>
              <table:table-cell office:value-type="string">
                <text:p>Строка 561</text:p>
              </table:table-cell>
              <table:table-cell office:value-type="float" office:value="416475.5">
                <text:p>416475.5</text:p>
              </table:table-cell>
              <table:table-cell office:value-type="float" office:value="3351910.0588">
                <text:p>3351910.0588</text:p>
              </table:table-cell>
            </table:table-row>
            <table:table-row>
              <table:table-cell office:value-type="string">
                <text:p>Строка 817</text:p>
              </table:table-cell>
              <table:table-cell office:value-type="float" office:value="416500">
                <text:p>416500</text:p>
              </table:table-cell>
              <table:table-cell office:value-type="float" office:value="2856587.6276">
                <text:p>2856587.6276</text:p>
              </table:table-cell>
            </table:table-row>
            <table:table-row>
              <table:table-cell office:value-type="string">
                <text:p>Строка 84</text:p>
              </table:table-cell>
              <table:table-cell office:value-type="float" office:value="416500">
                <text:p>416500</text:p>
              </table:table-cell>
              <table:table-cell office:value-type="float" office:value="2623657.8137">
                <text:p>2623657.8137</text:p>
              </table:table-cell>
            </table:table-row>
            <table:table-row>
              <table:table-cell office:value-type="string">
                <text:p>Строка 390</text:p>
              </table:table-cell>
              <table:table-cell office:value-type="float" office:value="416500">
                <text:p>416500</text:p>
              </table:table-cell>
              <table:table-cell office:value-type="float" office:value="2920400.7416">
                <text:p>2920400.7416</text:p>
              </table:table-cell>
            </table:table-row>
            <table:table-row>
              <table:table-cell office:value-type="string">
                <text:p>Строка 771</text:p>
              </table:table-cell>
              <table:table-cell office:value-type="float" office:value="420000">
                <text:p>420000</text:p>
              </table:table-cell>
              <table:table-cell office:value-type="float" office:value="2644127.5832">
                <text:p>2644127.5832</text:p>
              </table:table-cell>
            </table:table-row>
            <table:table-row>
              <table:table-cell office:value-type="string">
                <text:p>Строка 336</text:p>
              </table:table-cell>
              <table:table-cell office:value-type="float" office:value="420000">
                <text:p>420000</text:p>
              </table:table-cell>
              <table:table-cell office:value-type="float" office:value="3359811.4366">
                <text:p>3359811.4366</text:p>
              </table:table-cell>
            </table:table-row>
            <table:table-row>
              <table:table-cell office:value-type="string">
                <text:p>Строка 357</text:p>
              </table:table-cell>
              <table:table-cell office:value-type="float" office:value="420000">
                <text:p>420000</text:p>
              </table:table-cell>
              <table:table-cell office:value-type="float" office:value="3063438.7049">
                <text:p>3063438.7049</text:p>
              </table:table-cell>
            </table:table-row>
            <table:table-row>
              <table:table-cell office:value-type="string">
                <text:p>Строка 846</text:p>
              </table:table-cell>
              <table:table-cell office:value-type="float" office:value="420000">
                <text:p>420000</text:p>
              </table:table-cell>
              <table:table-cell office:value-type="float" office:value="2520754.0483">
                <text:p>2520754.0483</text:p>
              </table:table-cell>
            </table:table-row>
            <table:table-row>
              <table:table-cell office:value-type="string">
                <text:p>Строка 957</text:p>
              </table:table-cell>
              <table:table-cell office:value-type="float" office:value="423999">
                <text:p>423999</text:p>
              </table:table-cell>
              <table:table-cell office:value-type="float" office:value="3104813.511">
                <text:p>3104813.511</text:p>
              </table:table-cell>
            </table:table-row>
            <table:table-row>
              <table:table-cell office:value-type="string">
                <text:p>Строка 922</text:p>
              </table:table-cell>
              <table:table-cell office:value-type="float" office:value="425000">
                <text:p>425000</text:p>
              </table:table-cell>
              <table:table-cell office:value-type="float" office:value="3002726.0292">
                <text:p>3002726.0292</text:p>
              </table:table-cell>
            </table:table-row>
            <table:table-row>
              <table:table-cell office:value-type="string">
                <text:p>Строка 823</text:p>
              </table:table-cell>
              <table:table-cell office:value-type="float" office:value="425000">
                <text:p>425000</text:p>
              </table:table-cell>
              <table:table-cell office:value-type="float" office:value="3340866.7062">
                <text:p>3340866.7062</text:p>
              </table:table-cell>
            </table:table-row>
            <table:table-row>
              <table:table-cell office:value-type="string">
                <text:p>Строка 808</text:p>
              </table:table-cell>
              <table:table-cell office:value-type="float" office:value="426300">
                <text:p>426300</text:p>
              </table:table-cell>
              <table:table-cell office:value-type="float" office:value="3016099.014">
                <text:p>3016099.014</text:p>
              </table:table-cell>
            </table:table-row>
            <table:table-row>
              <table:table-cell office:value-type="string">
                <text:p>Строка 66</text:p>
              </table:table-cell>
              <table:table-cell office:value-type="float" office:value="427650">
                <text:p>427650</text:p>
              </table:table-cell>
              <table:table-cell office:value-type="float" office:value="3500125.6464">
                <text:p>3500125.6464</text:p>
              </table:table-cell>
            </table:table-row>
            <table:table-row>
              <table:table-cell office:value-type="string">
                <text:p>Строка 118</text:p>
              </table:table-cell>
              <table:table-cell office:value-type="float" office:value="427770">
                <text:p>427770</text:p>
              </table:table-cell>
              <table:table-cell office:value-type="float" office:value="3004074.9852">
                <text:p>3004074.9852</text:p>
              </table:table-cell>
            </table:table-row>
            <table:table-row>
              <table:table-cell office:value-type="string">
                <text:p>Строка 603</text:p>
              </table:table-cell>
              <table:table-cell office:value-type="float" office:value="428750">
                <text:p>428750</text:p>
              </table:table-cell>
              <table:table-cell office:value-type="float" office:value="2909489.1963">
                <text:p>2909489.1963</text:p>
              </table:table-cell>
            </table:table-row>
            <table:table-row>
              <table:table-cell office:value-type="string">
                <text:p>Строка 552</text:p>
              </table:table-cell>
              <table:table-cell office:value-type="float" office:value="428750">
                <text:p>428750</text:p>
              </table:table-cell>
              <table:table-cell office:value-type="float" office:value="2819793.3949">
                <text:p>2819793.3949</text:p>
              </table:table-cell>
            </table:table-row>
            <table:table-row>
              <table:table-cell office:value-type="string">
                <text:p>Строка 311</text:p>
              </table:table-cell>
              <table:table-cell office:value-type="float" office:value="428750">
                <text:p>428750</text:p>
              </table:table-cell>
              <table:table-cell office:value-type="float" office:value="2849842.8914">
                <text:p>2849842.8914</text:p>
              </table:table-cell>
            </table:table-row>
            <table:table-row>
              <table:table-cell office:value-type="string">
                <text:p>Строка 50</text:p>
              </table:table-cell>
              <table:table-cell office:value-type="float" office:value="430000">
                <text:p>430000</text:p>
              </table:table-cell>
              <table:table-cell office:value-type="float" office:value="2994825.6387">
                <text:p>2994825.6387</text:p>
              </table:table-cell>
            </table:table-row>
            <table:table-row>
              <table:table-cell office:value-type="string">
                <text:p>Строка 621</text:p>
              </table:table-cell>
              <table:table-cell office:value-type="float" office:value="431200">
                <text:p>431200</text:p>
              </table:table-cell>
              <table:table-cell office:value-type="float" office:value="2850207.1668">
                <text:p>2850207.1668</text:p>
              </table:table-cell>
            </table:table-row>
            <table:table-row>
              <table:table-cell office:value-type="string">
                <text:p>Строка 442</text:p>
              </table:table-cell>
              <table:table-cell office:value-type="float" office:value="434000">
                <text:p>434000</text:p>
              </table:table-cell>
              <table:table-cell office:value-type="float" office:value="2740740.8383">
                <text:p>2740740.8383</text:p>
              </table:table-cell>
            </table:table-row>
            <table:table-row>
              <table:table-cell office:value-type="string">
                <text:p>Строка 546</text:p>
              </table:table-cell>
              <table:table-cell office:value-type="float" office:value="434999">
                <text:p>434999</text:p>
              </table:table-cell>
              <table:table-cell office:value-type="float" office:value="3362573.0013">
                <text:p>3362573.0013</text:p>
              </table:table-cell>
            </table:table-row>
            <table:table-row>
              <table:table-cell office:value-type="string">
                <text:p>Строка 78</text:p>
              </table:table-cell>
              <table:table-cell office:value-type="float" office:value="435000">
                <text:p>435000</text:p>
              </table:table-cell>
              <table:table-cell office:value-type="float" office:value="3093030.1342">
                <text:p>3093030.1342</text:p>
              </table:table-cell>
            </table:table-row>
            <table:table-row>
              <table:table-cell office:value-type="string">
                <text:p>Строка 827</text:p>
              </table:table-cell>
              <table:table-cell office:value-type="float" office:value="435000">
                <text:p>435000</text:p>
              </table:table-cell>
              <table:table-cell office:value-type="float" office:value="3225394.9897">
                <text:p>3225394.9897</text:p>
              </table:table-cell>
            </table:table-row>
            <table:table-row>
              <table:table-cell office:value-type="string">
                <text:p>Строка 518</text:p>
              </table:table-cell>
              <table:table-cell office:value-type="float" office:value="435000">
                <text:p>435000</text:p>
              </table:table-cell>
              <table:table-cell office:value-type="float" office:value="3005595.7322">
                <text:p>3005595.7322</text:p>
              </table:table-cell>
            </table:table-row>
            <table:table-row>
              <table:table-cell office:value-type="string">
                <text:p>Строка 806</text:p>
              </table:table-cell>
              <table:table-cell office:value-type="float" office:value="435536.5">
                <text:p>435536.5</text:p>
              </table:table-cell>
              <table:table-cell office:value-type="float" office:value="2621604.2274">
                <text:p>2621604.2274</text:p>
              </table:table-cell>
            </table:table-row>
            <table:table-row>
              <table:table-cell office:value-type="string">
                <text:p>Строка 434</text:p>
              </table:table-cell>
              <table:table-cell office:value-type="float" office:value="437325">
                <text:p>437325</text:p>
              </table:table-cell>
              <table:table-cell office:value-type="float" office:value="2557439.6319">
                <text:p>2557439.6319</text:p>
              </table:table-cell>
            </table:table-row>
            <table:table-row>
              <table:table-cell office:value-type="string">
                <text:p>Строка 470</text:p>
              </table:table-cell>
              <table:table-cell office:value-type="float" office:value="437700">
                <text:p>437700</text:p>
              </table:table-cell>
              <table:table-cell office:value-type="float" office:value="2847465.0013">
                <text:p>2847465.0013</text:p>
              </table:table-cell>
            </table:table-row>
            <table:table-row>
              <table:table-cell office:value-type="string">
                <text:p>Строка 400</text:p>
              </table:table-cell>
              <table:table-cell office:value-type="float" office:value="438550">
                <text:p>438550</text:p>
              </table:table-cell>
              <table:table-cell office:value-type="float" office:value="3029356.5658">
                <text:p>3029356.5658</text:p>
              </table:table-cell>
            </table:table-row>
            <table:table-row>
              <table:table-cell office:value-type="string">
                <text:p>Строка 902</text:p>
              </table:table-cell>
              <table:table-cell office:value-type="float" office:value="439990">
                <text:p>439990</text:p>
              </table:table-cell>
              <table:table-cell office:value-type="float" office:value="2847245.2561">
                <text:p>2847245.2561</text:p>
              </table:table-cell>
            </table:table-row>
            <table:table-row>
              <table:table-cell office:value-type="string">
                <text:p>Строка 531</text:p>
              </table:table-cell>
              <table:table-cell office:value-type="float" office:value="440000">
                <text:p>440000</text:p>
              </table:table-cell>
              <table:table-cell office:value-type="float" office:value="2671458.4289">
                <text:p>2671458.4289</text:p>
              </table:table-cell>
            </table:table-row>
            <table:table-row>
              <table:table-cell office:value-type="string">
                <text:p>Строка 914</text:p>
              </table:table-cell>
              <table:table-cell office:value-type="float" office:value="440000">
                <text:p>440000</text:p>
              </table:table-cell>
              <table:table-cell office:value-type="float" office:value="3328109.9239">
                <text:p>3328109.9239</text:p>
              </table:table-cell>
            </table:table-row>
            <table:table-row>
              <table:table-cell office:value-type="string">
                <text:p>Строка 882</text:p>
              </table:table-cell>
              <table:table-cell office:value-type="float" office:value="440000">
                <text:p>440000</text:p>
              </table:table-cell>
              <table:table-cell office:value-type="float" office:value="2795736.0798">
                <text:p>2795736.0798</text:p>
              </table:table-cell>
            </table:table-row>
            <table:table-row>
              <table:table-cell office:value-type="string">
                <text:p>Строка 414</text:p>
              </table:table-cell>
              <table:table-cell office:value-type="float" office:value="440000">
                <text:p>440000</text:p>
              </table:table-cell>
              <table:table-cell office:value-type="float" office:value="2831364.5862">
                <text:p>2831364.5862</text:p>
              </table:table-cell>
            </table:table-row>
            <table:table-row>
              <table:table-cell office:value-type="string">
                <text:p>Строка 343</text:p>
              </table:table-cell>
              <table:table-cell office:value-type="float" office:value="440632.5">
                <text:p>440632.5</text:p>
              </table:table-cell>
              <table:table-cell office:value-type="float" office:value="3215485.0925">
                <text:p>3215485.0925</text:p>
              </table:table-cell>
            </table:table-row>
            <table:table-row>
              <table:table-cell office:value-type="string">
                <text:p>Строка 650</text:p>
              </table:table-cell>
              <table:table-cell office:value-type="float" office:value="440755">
                <text:p>440755</text:p>
              </table:table-cell>
              <table:table-cell office:value-type="float" office:value="2628392.7178">
                <text:p>2628392.7178</text:p>
              </table:table-cell>
            </table:table-row>
            <table:table-row>
              <table:table-cell office:value-type="string">
                <text:p>Строка 385</text:p>
              </table:table-cell>
              <table:table-cell office:value-type="float" office:value="440975.5">
                <text:p>440975.5</text:p>
              </table:table-cell>
              <table:table-cell office:value-type="float" office:value="3224001.7489">
                <text:p>3224001.7489</text:p>
              </table:table-cell>
            </table:table-row>
            <table:table-row>
              <table:table-cell office:value-type="string">
                <text:p>Строка 750</text:p>
              </table:table-cell>
              <table:table-cell office:value-type="float" office:value="441000">
                <text:p>441000</text:p>
              </table:table-cell>
              <table:table-cell office:value-type="float" office:value="2831836.8154">
                <text:p>2831836.8154</text:p>
              </table:table-cell>
            </table:table-row>
            <table:table-row>
              <table:table-cell office:value-type="string">
                <text:p>Строка 294</text:p>
              </table:table-cell>
              <table:table-cell office:value-type="float" office:value="441000">
                <text:p>441000</text:p>
              </table:table-cell>
              <table:table-cell office:value-type="float" office:value="3104311.4118">
                <text:p>3104311.4118</text:p>
              </table:table-cell>
            </table:table-row>
            <table:table-row>
              <table:table-cell office:value-type="string">
                <text:p>Строка 101</text:p>
              </table:table-cell>
              <table:table-cell office:value-type="float" office:value="441000">
                <text:p>441000</text:p>
              </table:table-cell>
              <table:table-cell office:value-type="float" office:value="3202503.5594">
                <text:p>3202503.5594</text:p>
              </table:table-cell>
            </table:table-row>
            <table:table-row>
              <table:table-cell office:value-type="string">
                <text:p>Строка 534</text:p>
              </table:table-cell>
              <table:table-cell office:value-type="float" office:value="441000">
                <text:p>441000</text:p>
              </table:table-cell>
              <table:table-cell office:value-type="float" office:value="2533301.0845">
                <text:p>2533301.0845</text:p>
              </table:table-cell>
            </table:table-row>
            <table:table-row>
              <table:table-cell office:value-type="string">
                <text:p>Строка 898</text:p>
              </table:table-cell>
              <table:table-cell office:value-type="float" office:value="441000">
                <text:p>441000</text:p>
              </table:table-cell>
              <table:table-cell office:value-type="float" office:value="2674795.3215">
                <text:p>2674795.3215</text:p>
              </table:table-cell>
            </table:table-row>
            <table:table-row>
              <table:table-cell office:value-type="string">
                <text:p>Строка 217</text:p>
              </table:table-cell>
              <table:table-cell office:value-type="float" office:value="441000">
                <text:p>441000</text:p>
              </table:table-cell>
              <table:table-cell office:value-type="float" office:value="3161585.4433">
                <text:p>3161585.4433</text:p>
              </table:table-cell>
            </table:table-row>
            <table:table-row>
              <table:table-cell office:value-type="string">
                <text:p>Строка 928</text:p>
              </table:table-cell>
              <table:table-cell office:value-type="float" office:value="443450">
                <text:p>443450</text:p>
              </table:table-cell>
              <table:table-cell office:value-type="float" office:value="3108628.2065">
                <text:p>3108628.2065</text:p>
              </table:table-cell>
            </table:table-row>
            <table:table-row>
              <table:table-cell office:value-type="string">
                <text:p>Строка 55</text:p>
              </table:table-cell>
              <table:table-cell office:value-type="float" office:value="445900">
                <text:p>445900</text:p>
              </table:table-cell>
              <table:table-cell office:value-type="float" office:value="3117221.3552">
                <text:p>3117221.3552</text:p>
              </table:table-cell>
            </table:table-row>
            <table:table-row>
              <table:table-cell office:value-type="string">
                <text:p>Строка 841</text:p>
              </table:table-cell>
              <table:table-cell office:value-type="float" office:value="448350">
                <text:p>448350</text:p>
              </table:table-cell>
              <table:table-cell office:value-type="float" office:value="3008953.6612">
                <text:p>3008953.6612</text:p>
              </table:table-cell>
            </table:table-row>
            <table:table-row>
              <table:table-cell office:value-type="string">
                <text:p>Строка 174</text:p>
              </table:table-cell>
              <table:table-cell office:value-type="float" office:value="450000">
                <text:p>450000</text:p>
              </table:table-cell>
              <table:table-cell office:value-type="float" office:value="2975126.0116">
                <text:p>2975126.0116</text:p>
              </table:table-cell>
            </table:table-row>
            <table:table-row>
              <table:table-cell office:value-type="string">
                <text:p>Строка 483</text:p>
              </table:table-cell>
              <table:table-cell office:value-type="float" office:value="450000">
                <text:p>450000</text:p>
              </table:table-cell>
              <table:table-cell office:value-type="float" office:value="2916316.724">
                <text:p>2916316.724</text:p>
              </table:table-cell>
            </table:table-row>
            <table:table-row>
              <table:table-cell office:value-type="string">
                <text:p>Строка 478</text:p>
              </table:table-cell>
              <table:table-cell office:value-type="float" office:value="450000">
                <text:p>450000</text:p>
              </table:table-cell>
              <table:table-cell office:value-type="float" office:value="3358755.5951">
                <text:p>3358755.5951</text:p>
              </table:table-cell>
            </table:table-row>
            <table:table-row>
              <table:table-cell office:value-type="string">
                <text:p>Строка 484</text:p>
              </table:table-cell>
              <table:table-cell office:value-type="float" office:value="450000">
                <text:p>450000</text:p>
              </table:table-cell>
              <table:table-cell office:value-type="float" office:value="3061460.4943">
                <text:p>3061460.4943</text:p>
              </table:table-cell>
            </table:table-row>
            <table:table-row>
              <table:table-cell office:value-type="string">
                <text:p>Строка 775</text:p>
              </table:table-cell>
              <table:table-cell office:value-type="float" office:value="450000">
                <text:p>450000</text:p>
              </table:table-cell>
              <table:table-cell office:value-type="float" office:value="3358618.1027">
                <text:p>3358618.1027</text:p>
              </table:table-cell>
            </table:table-row>
            <table:table-row>
              <table:table-cell office:value-type="string">
                <text:p>Строка 693</text:p>
              </table:table-cell>
              <table:table-cell office:value-type="float" office:value="450000">
                <text:p>450000</text:p>
              </table:table-cell>
              <table:table-cell office:value-type="float" office:value="3221047.7448">
                <text:p>3221047.7448</text:p>
              </table:table-cell>
            </table:table-row>
            <table:table-row>
              <table:table-cell office:value-type="string">
                <text:p>Строка 38</text:p>
              </table:table-cell>
              <table:table-cell office:value-type="float" office:value="450000">
                <text:p>450000</text:p>
              </table:table-cell>
              <table:table-cell office:value-type="float" office:value="3049836.9942">
                <text:p>3049836.9942</text:p>
              </table:table-cell>
            </table:table-row>
            <table:table-row>
              <table:table-cell office:value-type="string">
                <text:p>Строка 791</text:p>
              </table:table-cell>
              <table:table-cell office:value-type="float" office:value="450000">
                <text:p>450000</text:p>
              </table:table-cell>
              <table:table-cell office:value-type="float" office:value="2993665.6534">
                <text:p>2993665.6534</text:p>
              </table:table-cell>
            </table:table-row>
            <table:table-row>
              <table:table-cell office:value-type="string">
                <text:p>Строка 887</text:p>
              </table:table-cell>
              <table:table-cell office:value-type="float" office:value="450000">
                <text:p>450000</text:p>
              </table:table-cell>
              <table:table-cell office:value-type="float" office:value="3369132.5688">
                <text:p>3369132.5688</text:p>
              </table:table-cell>
            </table:table-row>
            <table:table-row>
              <table:table-cell office:value-type="string">
                <text:p>Строка 369</text:p>
              </table:table-cell>
              <table:table-cell office:value-type="float" office:value="450000">
                <text:p>450000</text:p>
              </table:table-cell>
              <table:table-cell office:value-type="float" office:value="3363650.822">
                <text:p>3363650.822</text:p>
              </table:table-cell>
            </table:table-row>
            <table:table-row>
              <table:table-cell office:value-type="string">
                <text:p>Строка 895</text:p>
              </table:table-cell>
              <table:table-cell office:value-type="float" office:value="450000">
                <text:p>450000</text:p>
              </table:table-cell>
              <table:table-cell office:value-type="float" office:value="2784775.9172">
                <text:p>2784775.9172</text:p>
              </table:table-cell>
            </table:table-row>
            <table:table-row>
              <table:table-cell office:value-type="string">
                <text:p>Строка 912</text:p>
              </table:table-cell>
              <table:table-cell office:value-type="float" office:value="450800">
                <text:p>450800</text:p>
              </table:table-cell>
              <table:table-cell office:value-type="float" office:value="2985467.9095">
                <text:p>2985467.9095</text:p>
              </table:table-cell>
            </table:table-row>
            <table:table-row>
              <table:table-cell office:value-type="string">
                <text:p>Строка 845</text:p>
              </table:table-cell>
              <table:table-cell office:value-type="float" office:value="452025">
                <text:p>452025</text:p>
              </table:table-cell>
              <table:table-cell office:value-type="float" office:value="3182346.3308">
                <text:p>3182346.3308</text:p>
              </table:table-cell>
            </table:table-row>
            <table:table-row>
              <table:table-cell office:value-type="string">
                <text:p>Строка 576</text:p>
              </table:table-cell>
              <table:table-cell office:value-type="float" office:value="453250">
                <text:p>453250</text:p>
              </table:table-cell>
              <table:table-cell office:value-type="float" office:value="3363650.822">
                <text:p>3363650.822</text:p>
              </table:table-cell>
            </table:table-row>
            <table:table-row>
              <table:table-cell office:value-type="string">
                <text:p>Строка 81</text:p>
              </table:table-cell>
              <table:table-cell office:value-type="float" office:value="453250">
                <text:p>453250</text:p>
              </table:table-cell>
              <table:table-cell office:value-type="float" office:value="3180751.8784">
                <text:p>3180751.8784</text:p>
              </table:table-cell>
            </table:table-row>
            <table:table-row>
              <table:table-cell office:value-type="string">
                <text:p>Строка 532</text:p>
              </table:table-cell>
              <table:table-cell office:value-type="float" office:value="453250">
                <text:p>453250</text:p>
              </table:table-cell>
              <table:table-cell office:value-type="float" office:value="2573034.3018">
                <text:p>2573034.3018</text:p>
              </table:table-cell>
            </table:table-row>
            <table:table-row>
              <table:table-cell office:value-type="string">
                <text:p>Строка 95</text:p>
              </table:table-cell>
              <table:table-cell office:value-type="float" office:value="455700">
                <text:p>455700</text:p>
              </table:table-cell>
              <table:table-cell office:value-type="float" office:value="2990071.9146">
                <text:p>2990071.9146</text:p>
              </table:table-cell>
            </table:table-row>
            <table:table-row>
              <table:table-cell office:value-type="string">
                <text:p>Строка 148</text:p>
              </table:table-cell>
              <table:table-cell office:value-type="float" office:value="455700">
                <text:p>455700</text:p>
              </table:table-cell>
              <table:table-cell office:value-type="float" office:value="2818512.8243">
                <text:p>2818512.8243</text:p>
              </table:table-cell>
            </table:table-row>
            <table:table-row>
              <table:table-cell office:value-type="string">
                <text:p>Строка 782</text:p>
              </table:table-cell>
              <table:table-cell office:value-type="float" office:value="457905">
                <text:p>457905</text:p>
              </table:table-cell>
              <table:table-cell office:value-type="float" office:value="2888530.2865">
                <text:p>2888530.2865</text:p>
              </table:table-cell>
            </table:table-row>
            <table:table-row>
              <table:table-cell office:value-type="string">
                <text:p>Строка 820</text:p>
              </table:table-cell>
              <table:table-cell office:value-type="float" office:value="458150">
                <text:p>458150</text:p>
              </table:table-cell>
              <table:table-cell office:value-type="float" office:value="2635829.0537">
                <text:p>2635829.0537</text:p>
              </table:table-cell>
            </table:table-row>
            <table:table-row>
              <table:table-cell office:value-type="string">
                <text:p>Строка 368</text:p>
              </table:table-cell>
              <table:table-cell office:value-type="float" office:value="460000">
                <text:p>460000</text:p>
              </table:table-cell>
              <table:table-cell office:value-type="float" office:value="2978705.222">
                <text:p>2978705.222</text:p>
              </table:table-cell>
            </table:table-row>
            <table:table-row>
              <table:table-cell office:value-type="string">
                <text:p>Строка 916</text:p>
              </table:table-cell>
              <table:table-cell office:value-type="float" office:value="460000">
                <text:p>460000</text:p>
              </table:table-cell>
              <table:table-cell office:value-type="float" office:value="2753668.0142">
                <text:p>2753668.0142</text:p>
              </table:table-cell>
            </table:table-row>
            <table:table-row>
              <table:table-cell office:value-type="string">
                <text:p>Строка 314</text:p>
              </table:table-cell>
              <table:table-cell office:value-type="float" office:value="463050">
                <text:p>463050</text:p>
              </table:table-cell>
              <table:table-cell office:value-type="float" office:value="2825632.06">
                <text:p>2825632.06</text:p>
              </table:table-cell>
            </table:table-row>
            <table:table-row>
              <table:table-cell office:value-type="string">
                <text:p>Строка 230</text:p>
              </table:table-cell>
              <table:table-cell office:value-type="float" office:value="465000">
                <text:p>465000</text:p>
              </table:table-cell>
              <table:table-cell office:value-type="float" office:value="2895726.4245">
                <text:p>2895726.4245</text:p>
              </table:table-cell>
            </table:table-row>
            <table:table-row>
              <table:table-cell office:value-type="string">
                <text:p>Строка 25</text:p>
              </table:table-cell>
              <table:table-cell office:value-type="float" office:value="465000">
                <text:p>465000</text:p>
              </table:table-cell>
              <table:table-cell office:value-type="float" office:value="3104465.3018">
                <text:p>3104465.3018</text:p>
              </table:table-cell>
            </table:table-row>
            <table:table-row>
              <table:table-cell office:value-type="string">
                <text:p>Строка 355</text:p>
              </table:table-cell>
              <table:table-cell office:value-type="float" office:value="465255">
                <text:p>465255</text:p>
              </table:table-cell>
              <table:table-cell office:value-type="float" office:value="2798331.9089">
                <text:p>2798331.9089</text:p>
              </table:table-cell>
            </table:table-row>
            <table:table-row>
              <table:table-cell office:value-type="string">
                <text:p>Строка 58</text:p>
              </table:table-cell>
              <table:table-cell office:value-type="float" office:value="465255">
                <text:p>465255</text:p>
              </table:table-cell>
              <table:table-cell office:value-type="float" office:value="3349005.3705">
                <text:p>3349005.3705</text:p>
              </table:table-cell>
            </table:table-row>
            <table:table-row>
              <table:table-cell office:value-type="string">
                <text:p>Строка 736</text:p>
              </table:table-cell>
              <table:table-cell office:value-type="float" office:value="465377.5">
                <text:p>465377.5</text:p>
              </table:table-cell>
              <table:table-cell office:value-type="float" office:value="2928176.9375">
                <text:p>2928176.9375</text:p>
              </table:table-cell>
            </table:table-row>
            <table:table-row>
              <table:table-cell office:value-type="string">
                <text:p>Строка 507</text:p>
              </table:table-cell>
              <table:table-cell office:value-type="float" office:value="465500">
                <text:p>465500</text:p>
              </table:table-cell>
              <table:table-cell office:value-type="float" office:value="2816840.5086">
                <text:p>2816840.5086</text:p>
              </table:table-cell>
            </table:table-row>
            <table:table-row>
              <table:table-cell office:value-type="string">
                <text:p>Строка 102</text:p>
              </table:table-cell>
              <table:table-cell office:value-type="float" office:value="465500">
                <text:p>465500</text:p>
              </table:table-cell>
              <table:table-cell office:value-type="float" office:value="2622677.912">
                <text:p>2622677.912</text:p>
              </table:table-cell>
            </table:table-row>
            <table:table-row>
              <table:table-cell office:value-type="string">
                <text:p>Строка 397</text:p>
              </table:table-cell>
              <table:table-cell office:value-type="float" office:value="465500">
                <text:p>465500</text:p>
              </table:table-cell>
              <table:table-cell office:value-type="float" office:value="2969528.4841">
                <text:p>2969528.4841</text:p>
              </table:table-cell>
            </table:table-row>
            <table:table-row>
              <table:table-cell office:value-type="string">
                <text:p>Строка 513</text:p>
              </table:table-cell>
              <table:table-cell office:value-type="float" office:value="465500">
                <text:p>465500</text:p>
              </table:table-cell>
              <table:table-cell office:value-type="float" office:value="2604719.1026">
                <text:p>2604719.1026</text:p>
              </table:table-cell>
            </table:table-row>
            <table:table-row>
              <table:table-cell office:value-type="string">
                <text:p>Строка 190</text:p>
              </table:table-cell>
              <table:table-cell office:value-type="float" office:value="467500">
                <text:p>467500</text:p>
              </table:table-cell>
              <table:table-cell office:value-type="float" office:value="2778789.8497">
                <text:p>2778789.8497</text:p>
              </table:table-cell>
            </table:table-row>
            <table:table-row>
              <table:table-cell office:value-type="string">
                <text:p>Строка 700</text:p>
              </table:table-cell>
              <table:table-cell office:value-type="float" office:value="467950">
                <text:p>467950</text:p>
              </table:table-cell>
              <table:table-cell office:value-type="float" office:value="2735899.5543">
                <text:p>2735899.5543</text:p>
              </table:table-cell>
            </table:table-row>
            <table:table-row>
              <table:table-cell office:value-type="string">
                <text:p>Строка 861</text:p>
              </table:table-cell>
              <table:table-cell office:value-type="float" office:value="468000">
                <text:p>468000</text:p>
              </table:table-cell>
              <table:table-cell office:value-type="float" office:value="2874791.974">
                <text:p>2874791.974</text:p>
              </table:table-cell>
            </table:table-row>
            <table:table-row>
              <table:table-cell office:value-type="string">
                <text:p>Строка 965</text:p>
              </table:table-cell>
              <table:table-cell office:value-type="float" office:value="470000">
                <text:p>470000</text:p>
              </table:table-cell>
              <table:table-cell office:value-type="float" office:value="3054729.0223">
                <text:p>3054729.0223</text:p>
              </table:table-cell>
            </table:table-row>
            <table:table-row>
              <table:table-cell office:value-type="string">
                <text:p>Строка 496</text:p>
              </table:table-cell>
              <table:table-cell office:value-type="float" office:value="470000">
                <text:p>470000</text:p>
              </table:table-cell>
              <table:table-cell office:value-type="float" office:value="3182652.5446">
                <text:p>3182652.5446</text:p>
              </table:table-cell>
            </table:table-row>
            <table:table-row>
              <table:table-cell office:value-type="string">
                <text:p>Строка 255</text:p>
              </table:table-cell>
              <table:table-cell office:value-type="float" office:value="470000">
                <text:p>470000</text:p>
              </table:table-cell>
              <table:table-cell office:value-type="float" office:value="2881275.5337">
                <text:p>2881275.5337</text:p>
              </table:table-cell>
            </table:table-row>
            <table:table-row>
              <table:table-cell office:value-type="string">
                <text:p>Строка 574</text:p>
              </table:table-cell>
              <table:table-cell office:value-type="float" office:value="470000">
                <text:p>470000</text:p>
              </table:table-cell>
              <table:table-cell office:value-type="float" office:value="3377240.0547">
                <text:p>3377240.0547</text:p>
              </table:table-cell>
            </table:table-row>
            <table:table-row>
              <table:table-cell office:value-type="string">
                <text:p>Строка 777</text:p>
              </table:table-cell>
              <table:table-cell office:value-type="float" office:value="470400">
                <text:p>470400</text:p>
              </table:table-cell>
              <table:table-cell office:value-type="float" office:value="3003563.3579">
                <text:p>3003563.3579</text:p>
              </table:table-cell>
            </table:table-row>
            <table:table-row>
              <table:table-cell office:value-type="string">
                <text:p>Строка 523</text:p>
              </table:table-cell>
              <table:table-cell office:value-type="float" office:value="475000">
                <text:p>475000</text:p>
              </table:table-cell>
              <table:table-cell office:value-type="float" office:value="3496352.046">
                <text:p>3496352.046</text:p>
              </table:table-cell>
            </table:table-row>
            <table:table-row>
              <table:table-cell office:value-type="string">
                <text:p>Строка 194</text:p>
              </table:table-cell>
              <table:table-cell office:value-type="float" office:value="477750">
                <text:p>477750</text:p>
              </table:table-cell>
              <table:table-cell office:value-type="float" office:value="2688390.2647">
                <text:p>2688390.2647</text:p>
              </table:table-cell>
            </table:table-row>
            <table:table-row>
              <table:table-cell office:value-type="string">
                <text:p>Строка 480</text:p>
              </table:table-cell>
              <table:table-cell office:value-type="float" office:value="477750">
                <text:p>477750</text:p>
              </table:table-cell>
              <table:table-cell office:value-type="float" office:value="3060719.4499">
                <text:p>3060719.4499</text:p>
              </table:table-cell>
            </table:table-row>
            <table:table-row>
              <table:table-cell office:value-type="string">
                <text:p>Строка 216</text:p>
              </table:table-cell>
              <table:table-cell office:value-type="float" office:value="477750">
                <text:p>477750</text:p>
              </table:table-cell>
              <table:table-cell office:value-type="float" office:value="3349222.3075">
                <text:p>3349222.3075</text:p>
              </table:table-cell>
            </table:table-row>
            <table:table-row>
              <table:table-cell office:value-type="string">
                <text:p>Строка 814</text:p>
              </table:table-cell>
              <table:table-cell office:value-type="float" office:value="477750">
                <text:p>477750</text:p>
              </table:table-cell>
              <table:table-cell office:value-type="float" office:value="2812662.2814">
                <text:p>2812662.2814</text:p>
              </table:table-cell>
            </table:table-row>
            <table:table-row>
              <table:table-cell office:value-type="string">
                <text:p>Строка 767</text:p>
              </table:table-cell>
              <table:table-cell office:value-type="float" office:value="477750">
                <text:p>477750</text:p>
              </table:table-cell>
              <table:table-cell office:value-type="float" office:value="3142255.4109">
                <text:p>3142255.4109</text:p>
              </table:table-cell>
            </table:table-row>
            <table:table-row>
              <table:table-cell office:value-type="string">
                <text:p>Строка 430</text:p>
              </table:table-cell>
              <table:table-cell office:value-type="float" office:value="478000">
                <text:p>478000</text:p>
              </table:table-cell>
              <table:table-cell office:value-type="float" office:value="2971195.0392">
                <text:p>2971195.0392</text:p>
              </table:table-cell>
            </table:table-row>
            <table:table-row>
              <table:table-cell office:value-type="string">
                <text:p>Строка 652</text:p>
              </table:table-cell>
              <table:table-cell office:value-type="float" office:value="478000">
                <text:p>478000</text:p>
              </table:table-cell>
              <table:table-cell office:value-type="float" office:value="2975997.6445">
                <text:p>2975997.6445</text:p>
              </table:table-cell>
            </table:table-row>
            <table:table-row>
              <table:table-cell office:value-type="string">
                <text:p>Строка 847</text:p>
              </table:table-cell>
              <table:table-cell office:value-type="float" office:value="478975">
                <text:p>478975</text:p>
              </table:table-cell>
              <table:table-cell office:value-type="float" office:value="2965327.3634">
                <text:p>2965327.3634</text:p>
              </table:table-cell>
            </table:table-row>
            <table:table-row>
              <table:table-cell office:value-type="string">
                <text:p>Строка 707</text:p>
              </table:table-cell>
              <table:table-cell office:value-type="float" office:value="480000">
                <text:p>480000</text:p>
              </table:table-cell>
              <table:table-cell office:value-type="float" office:value="2628443.5938">
                <text:p>2628443.5938</text:p>
              </table:table-cell>
            </table:table-row>
            <table:table-row>
              <table:table-cell office:value-type="string">
                <text:p>Строка 92</text:p>
              </table:table-cell>
              <table:table-cell office:value-type="float" office:value="480000">
                <text:p>480000</text:p>
              </table:table-cell>
              <table:table-cell office:value-type="float" office:value="2718830.4149">
                <text:p>2718830.4149</text:p>
              </table:table-cell>
            </table:table-row>
            <table:table-row>
              <table:table-cell office:value-type="string">
                <text:p>Строка 352</text:p>
              </table:table-cell>
              <table:table-cell office:value-type="float" office:value="480000">
                <text:p>480000</text:p>
              </table:table-cell>
              <table:table-cell office:value-type="float" office:value="3238877.2694">
                <text:p>3238877.2694</text:p>
              </table:table-cell>
            </table:table-row>
            <table:table-row>
              <table:table-cell office:value-type="string">
                <text:p>Строка 33</text:p>
              </table:table-cell>
              <table:table-cell office:value-type="float" office:value="480000">
                <text:p>480000</text:p>
              </table:table-cell>
              <table:table-cell office:value-type="float" office:value="3342671.7531">
                <text:p>3342671.7531</text:p>
              </table:table-cell>
            </table:table-row>
            <table:table-row>
              <table:table-cell office:value-type="string">
                <text:p>Строка 575</text:p>
              </table:table-cell>
              <table:table-cell office:value-type="float" office:value="480000">
                <text:p>480000</text:p>
              </table:table-cell>
              <table:table-cell office:value-type="float" office:value="2683962.0135">
                <text:p>2683962.0135</text:p>
              </table:table-cell>
            </table:table-row>
            <table:table-row>
              <table:table-cell office:value-type="string">
                <text:p>Строка 862</text:p>
              </table:table-cell>
              <table:table-cell office:value-type="float" office:value="480000">
                <text:p>480000</text:p>
              </table:table-cell>
              <table:table-cell office:value-type="float" office:value="3355053.389">
                <text:p>3355053.389</text:p>
              </table:table-cell>
            </table:table-row>
            <table:table-row>
              <table:table-cell office:value-type="string">
                <text:p>Строка 733</text:p>
              </table:table-cell>
              <table:table-cell office:value-type="float" office:value="480000">
                <text:p>480000</text:p>
              </table:table-cell>
              <table:table-cell office:value-type="float" office:value="3223846.0039">
                <text:p>3223846.0039</text:p>
              </table:table-cell>
            </table:table-row>
            <table:table-row>
              <table:table-cell office:value-type="string">
                <text:p>Строка 313</text:p>
              </table:table-cell>
              <table:table-cell office:value-type="float" office:value="480000">
                <text:p>480000</text:p>
              </table:table-cell>
              <table:table-cell office:value-type="float" office:value="3196125.1277">
                <text:p>3196125.1277</text:p>
              </table:table-cell>
            </table:table-row>
            <table:table-row>
              <table:table-cell office:value-type="string">
                <text:p>Строка 75</text:p>
              </table:table-cell>
              <table:table-cell office:value-type="float" office:value="480200">
                <text:p>480200</text:p>
              </table:table-cell>
              <table:table-cell office:value-type="float" office:value="2954865.1942">
                <text:p>2954865.1942</text:p>
              </table:table-cell>
            </table:table-row>
            <table:table-row>
              <table:table-cell office:value-type="string">
                <text:p>Строка 482</text:p>
              </table:table-cell>
              <table:table-cell office:value-type="float" office:value="481000">
                <text:p>481000</text:p>
              </table:table-cell>
              <table:table-cell office:value-type="float" office:value="3353907.7202">
                <text:p>3353907.7202</text:p>
              </table:table-cell>
            </table:table-row>
            <table:table-row>
              <table:table-cell office:value-type="string">
                <text:p>Строка 258</text:p>
              </table:table-cell>
              <table:table-cell office:value-type="float" office:value="482650">
                <text:p>482650</text:p>
              </table:table-cell>
              <table:table-cell office:value-type="float" office:value="3044011.6978">
                <text:p>3044011.6978</text:p>
              </table:table-cell>
            </table:table-row>
            <table:table-row>
              <table:table-cell office:value-type="string">
                <text:p>Строка 113</text:p>
              </table:table-cell>
              <table:table-cell office:value-type="float" office:value="485100">
                <text:p>485100</text:p>
              </table:table-cell>
              <table:table-cell office:value-type="float" office:value="3011627.6157">
                <text:p>3011627.6157</text:p>
              </table:table-cell>
            </table:table-row>
            <table:table-row>
              <table:table-cell office:value-type="string">
                <text:p>Строка 798</text:p>
              </table:table-cell>
              <table:table-cell office:value-type="float" office:value="485100">
                <text:p>485100</text:p>
              </table:table-cell>
              <table:table-cell office:value-type="float" office:value="3113223.576">
                <text:p>3113223.576</text:p>
              </table:table-cell>
            </table:table-row>
            <table:table-row>
              <table:table-cell office:value-type="string">
                <text:p>Строка 920</text:p>
              </table:table-cell>
              <table:table-cell office:value-type="float" office:value="487550">
                <text:p>487550</text:p>
              </table:table-cell>
              <table:table-cell office:value-type="float" office:value="3177799.1124">
                <text:p>3177799.1124</text:p>
              </table:table-cell>
            </table:table-row>
            <table:table-row>
              <table:table-cell office:value-type="string">
                <text:p>Строка 955</text:p>
              </table:table-cell>
              <table:table-cell office:value-type="float" office:value="487550">
                <text:p>487550</text:p>
              </table:table-cell>
              <table:table-cell office:value-type="float" office:value="2946484.4965">
                <text:p>2946484.4965</text:p>
              </table:table-cell>
            </table:table-row>
            <table:table-row>
              <table:table-cell office:value-type="string">
                <text:p>Строка 766</text:p>
              </table:table-cell>
              <table:table-cell office:value-type="float" office:value="488000">
                <text:p>488000</text:p>
              </table:table-cell>
              <table:table-cell office:value-type="float" office:value="2804662.4892">
                <text:p>2804662.4892</text:p>
              </table:table-cell>
            </table:table-row>
            <table:table-row>
              <table:table-cell office:value-type="string">
                <text:p>Строка 192</text:p>
              </table:table-cell>
              <table:table-cell office:value-type="float" office:value="489000">
                <text:p>489000</text:p>
              </table:table-cell>
              <table:table-cell office:value-type="float" office:value="3013135.0478">
                <text:p>3013135.0478</text:p>
              </table:table-cell>
            </table:table-row>
            <table:table-row>
              <table:table-cell office:value-type="string">
                <text:p>Строка 150</text:p>
              </table:table-cell>
              <table:table-cell office:value-type="float" office:value="489975.5">
                <text:p>489975.5</text:p>
              </table:table-cell>
              <table:table-cell office:value-type="float" office:value="3005348.4815">
                <text:p>3005348.4815</text:p>
              </table:table-cell>
            </table:table-row>
            <table:table-row>
              <table:table-cell office:value-type="string">
                <text:p>Строка 491</text:p>
              </table:table-cell>
              <table:table-cell office:value-type="float" office:value="490000">
                <text:p>490000</text:p>
              </table:table-cell>
              <table:table-cell office:value-type="float" office:value="2929039.7552">
                <text:p>2929039.7552</text:p>
              </table:table-cell>
            </table:table-row>
            <table:table-row>
              <table:table-cell office:value-type="string">
                <text:p>Строка 398</text:p>
              </table:table-cell>
              <table:table-cell office:value-type="float" office:value="490000">
                <text:p>490000</text:p>
              </table:table-cell>
              <table:table-cell office:value-type="float" office:value="2971863.0859">
                <text:p>2971863.0859</text:p>
              </table:table-cell>
            </table:table-row>
            <table:table-row>
              <table:table-cell office:value-type="string">
                <text:p>Строка 377</text:p>
              </table:table-cell>
              <table:table-cell office:value-type="float" office:value="490000">
                <text:p>490000</text:p>
              </table:table-cell>
              <table:table-cell office:value-type="float" office:value="2846635.4219">
                <text:p>2846635.4219</text:p>
              </table:table-cell>
            </table:table-row>
            <table:table-row>
              <table:table-cell office:value-type="string">
                <text:p>Строка 178</text:p>
              </table:table-cell>
              <table:table-cell office:value-type="float" office:value="490000">
                <text:p>490000</text:p>
              </table:table-cell>
              <table:table-cell office:value-type="float" office:value="3360472.9186">
                <text:p>3360472.9186</text:p>
              </table:table-cell>
            </table:table-row>
            <table:table-row>
              <table:table-cell office:value-type="string">
                <text:p>Строка 553</text:p>
              </table:table-cell>
              <table:table-cell office:value-type="float" office:value="490000">
                <text:p>490000</text:p>
              </table:table-cell>
              <table:table-cell office:value-type="float" office:value="3139601.5799">
                <text:p>3139601.5799</text:p>
              </table:table-cell>
            </table:table-row>
            <table:table-row>
              <table:table-cell office:value-type="string">
                <text:p>Строка 803</text:p>
              </table:table-cell>
              <table:table-cell office:value-type="float" office:value="490000">
                <text:p>490000</text:p>
              </table:table-cell>
              <table:table-cell office:value-type="float" office:value="2894216.6664">
                <text:p>2894216.6664</text:p>
              </table:table-cell>
            </table:table-row>
            <table:table-row>
              <table:table-cell office:value-type="string">
                <text:p>Строка 140</text:p>
              </table:table-cell>
              <table:table-cell office:value-type="float" office:value="490000">
                <text:p>490000</text:p>
              </table:table-cell>
              <table:table-cell office:value-type="float" office:value="2909106.4467">
                <text:p>2909106.4467</text:p>
              </table:table-cell>
            </table:table-row>
            <table:table-row>
              <table:table-cell office:value-type="string">
                <text:p>Строка 128</text:p>
              </table:table-cell>
              <table:table-cell office:value-type="float" office:value="490000">
                <text:p>490000</text:p>
              </table:table-cell>
              <table:table-cell office:value-type="float" office:value="2824922.0762">
                <text:p>2824922.0762</text:p>
              </table:table-cell>
            </table:table-row>
            <table:table-row>
              <table:table-cell office:value-type="string">
                <text:p>Строка 452</text:p>
              </table:table-cell>
              <table:table-cell office:value-type="float" office:value="495000">
                <text:p>495000</text:p>
              </table:table-cell>
              <table:table-cell office:value-type="float" office:value="3112750.5326">
                <text:p>3112750.5326</text:p>
              </table:table-cell>
            </table:table-row>
            <table:table-row>
              <table:table-cell office:value-type="string">
                <text:p>Строка 142</text:p>
              </table:table-cell>
              <table:table-cell office:value-type="float" office:value="495000">
                <text:p>495000</text:p>
              </table:table-cell>
              <table:table-cell office:value-type="float" office:value="2912114.0374">
                <text:p>2912114.0374</text:p>
              </table:table-cell>
            </table:table-row>
            <table:table-row>
              <table:table-cell office:value-type="string">
                <text:p>Строка 780</text:p>
              </table:table-cell>
              <table:table-cell office:value-type="float" office:value="497500">
                <text:p>497500</text:p>
              </table:table-cell>
              <table:table-cell office:value-type="float" office:value="2772418.4837">
                <text:p>2772418.4837</text:p>
              </table:table-cell>
            </table:table-row>
            <table:table-row>
              <table:table-cell office:value-type="string">
                <text:p>Строка 410</text:p>
              </table:table-cell>
              <table:table-cell office:value-type="float" office:value="498000">
                <text:p>498000</text:p>
              </table:table-cell>
              <table:table-cell office:value-type="float" office:value="2911513.9885">
                <text:p>2911513.9885</text:p>
              </table:table-cell>
            </table:table-row>
            <table:table-row>
              <table:table-cell office:value-type="string">
                <text:p>Строка 577</text:p>
              </table:table-cell>
              <table:table-cell office:value-type="float" office:value="500000">
                <text:p>500000</text:p>
              </table:table-cell>
              <table:table-cell office:value-type="float" office:value="3336576.93">
                <text:p>3336576.93</text:p>
              </table:table-cell>
            </table:table-row>
            <table:table-row>
              <table:table-cell office:value-type="string">
                <text:p>Строка 589</text:p>
              </table:table-cell>
              <table:table-cell office:value-type="float" office:value="500000">
                <text:p>500000</text:p>
              </table:table-cell>
              <table:table-cell office:value-type="float" office:value="3369132.5688">
                <text:p>3369132.5688</text:p>
              </table:table-cell>
            </table:table-row>
            <table:table-row>
              <table:table-cell office:value-type="string">
                <text:p>Строка 411</text:p>
              </table:table-cell>
              <table:table-cell office:value-type="float" office:value="500000">
                <text:p>500000</text:p>
              </table:table-cell>
              <table:table-cell office:value-type="float" office:value="2699025.4649">
                <text:p>2699025.4649</text:p>
              </table:table-cell>
            </table:table-row>
            <table:table-row>
              <table:table-cell office:value-type="string">
                <text:p>Строка 885</text:p>
              </table:table-cell>
              <table:table-cell office:value-type="float" office:value="500000">
                <text:p>500000</text:p>
              </table:table-cell>
              <table:table-cell office:value-type="float" office:value="3242078.8175">
                <text:p>3242078.8175</text:p>
              </table:table-cell>
            </table:table-row>
            <table:table-row>
              <table:table-cell office:value-type="string">
                <text:p>Строка 121</text:p>
              </table:table-cell>
              <table:table-cell office:value-type="float" office:value="500000">
                <text:p>500000</text:p>
              </table:table-cell>
              <table:table-cell office:value-type="float" office:value="3366853.8384">
                <text:p>3366853.8384</text:p>
              </table:table-cell>
            </table:table-row>
            <table:table-row>
              <table:table-cell office:value-type="string">
                <text:p>Строка 422</text:p>
              </table:table-cell>
              <table:table-cell office:value-type="float" office:value="500000">
                <text:p>500000</text:p>
              </table:table-cell>
              <table:table-cell office:value-type="float" office:value="3202577.6109">
                <text:p>3202577.6109</text:p>
              </table:table-cell>
            </table:table-row>
            <table:table-row>
              <table:table-cell office:value-type="string">
                <text:p>Строка 658</text:p>
              </table:table-cell>
              <table:table-cell office:value-type="float" office:value="500000">
                <text:p>500000</text:p>
              </table:table-cell>
              <table:table-cell office:value-type="float" office:value="2973952.0773">
                <text:p>2973952.0773</text:p>
              </table:table-cell>
            </table:table-row>
            <table:table-row>
              <table:table-cell office:value-type="string">
                <text:p>Строка 240</text:p>
              </table:table-cell>
              <table:table-cell office:value-type="float" office:value="500000">
                <text:p>500000</text:p>
              </table:table-cell>
              <table:table-cell office:value-type="float" office:value="2797474.8229">
                <text:p>2797474.8229</text:p>
              </table:table-cell>
            </table:table-row>
            <table:table-row>
              <table:table-cell office:value-type="string">
                <text:p>Строка 842</text:p>
              </table:table-cell>
              <table:table-cell office:value-type="float" office:value="502250">
                <text:p>502250</text:p>
              </table:table-cell>
              <table:table-cell office:value-type="float" office:value="3052961.095">
                <text:p>3052961.095</text:p>
              </table:table-cell>
            </table:table-row>
            <table:table-row>
              <table:table-cell office:value-type="string">
                <text:p>Строка 873</text:p>
              </table:table-cell>
              <table:table-cell office:value-type="float" office:value="502250">
                <text:p>502250</text:p>
              </table:table-cell>
              <table:table-cell office:value-type="float" office:value="3018886.116">
                <text:p>3018886.116</text:p>
              </table:table-cell>
            </table:table-row>
            <table:table-row>
              <table:table-cell office:value-type="string">
                <text:p>Строка 870</text:p>
              </table:table-cell>
              <table:table-cell office:value-type="float" office:value="502250">
                <text:p>502250</text:p>
              </table:table-cell>
              <table:table-cell office:value-type="float" office:value="2899966.3792">
                <text:p>2899966.3792</text:p>
              </table:table-cell>
            </table:table-row>
            <table:table-row>
              <table:table-cell office:value-type="string">
                <text:p>Строка 235</text:p>
              </table:table-cell>
              <table:table-cell office:value-type="float" office:value="504900">
                <text:p>504900</text:p>
              </table:table-cell>
              <table:table-cell office:value-type="float" office:value="3221034.121">
                <text:p>3221034.121</text:p>
              </table:table-cell>
            </table:table-row>
            <table:table-row>
              <table:table-cell office:value-type="string">
                <text:p>Строка 450</text:p>
              </table:table-cell>
              <table:table-cell office:value-type="float" office:value="505000">
                <text:p>505000</text:p>
              </table:table-cell>
              <table:table-cell office:value-type="float" office:value="3219633.7554">
                <text:p>3219633.7554</text:p>
              </table:table-cell>
            </table:table-row>
            <table:table-row>
              <table:table-cell office:value-type="string">
                <text:p>Строка 212</text:p>
              </table:table-cell>
              <table:table-cell office:value-type="float" office:value="507150">
                <text:p>507150</text:p>
              </table:table-cell>
              <table:table-cell office:value-type="float" office:value="2957107.0073">
                <text:p>2957107.0073</text:p>
              </table:table-cell>
            </table:table-row>
            <table:table-row>
              <table:table-cell office:value-type="string">
                <text:p>Строка 978</text:p>
              </table:table-cell>
              <table:table-cell office:value-type="float" office:value="509600">
                <text:p>509600</text:p>
              </table:table-cell>
              <table:table-cell office:value-type="float" office:value="2893195.1584">
                <text:p>2893195.1584</text:p>
              </table:table-cell>
            </table:table-row>
            <table:table-row>
              <table:table-cell office:value-type="string">
                <text:p>Строка 463</text:p>
              </table:table-cell>
              <table:table-cell office:value-type="float" office:value="510000">
                <text:p>510000</text:p>
              </table:table-cell>
              <table:table-cell office:value-type="float" office:value="2718229.8319">
                <text:p>2718229.8319</text:p>
              </table:table-cell>
            </table:table-row>
            <table:table-row>
              <table:table-cell office:value-type="string">
                <text:p>Строка 135</text:p>
              </table:table-cell>
              <table:table-cell office:value-type="float" office:value="510000">
                <text:p>510000</text:p>
              </table:table-cell>
              <table:table-cell office:value-type="float" office:value="2842485.5867">
                <text:p>2842485.5867</text:p>
              </table:table-cell>
            </table:table-row>
            <table:table-row>
              <table:table-cell office:value-type="string">
                <text:p>Строка 624</text:p>
              </table:table-cell>
              <table:table-cell office:value-type="float" office:value="512050">
                <text:p>512050</text:p>
              </table:table-cell>
              <table:table-cell office:value-type="float" office:value="3329853.6578">
                <text:p>3329853.6578</text:p>
              </table:table-cell>
            </table:table-row>
            <table:table-row>
              <table:table-cell office:value-type="string">
                <text:p>Строка 365</text:p>
              </table:table-cell>
              <table:table-cell office:value-type="float" office:value="512050">
                <text:p>512050</text:p>
              </table:table-cell>
              <table:table-cell office:value-type="float" office:value="2835523.9508">
                <text:p>2835523.9508</text:p>
              </table:table-cell>
            </table:table-row>
            <table:table-row>
              <table:table-cell office:value-type="string">
                <text:p>Строка 773</text:p>
              </table:table-cell>
              <table:table-cell office:value-type="float" office:value="512050">
                <text:p>512050</text:p>
              </table:table-cell>
              <table:table-cell office:value-type="float" office:value="3119930.5318">
                <text:p>3119930.5318</text:p>
              </table:table-cell>
            </table:table-row>
            <table:table-row>
              <table:table-cell office:value-type="string">
                <text:p>Строка 426</text:p>
              </table:table-cell>
              <table:table-cell office:value-type="float" office:value="512500">
                <text:p>512500</text:p>
              </table:table-cell>
              <table:table-cell office:value-type="float" office:value="3345102.3772">
                <text:p>3345102.3772</text:p>
              </table:table-cell>
            </table:table-row>
            <table:table-row>
              <table:table-cell office:value-type="string">
                <text:p>Строка 279</text:p>
              </table:table-cell>
              <table:table-cell office:value-type="float" office:value="514255">
                <text:p>514255</text:p>
              </table:table-cell>
              <table:table-cell office:value-type="float" office:value="2745959.2426">
                <text:p>2745959.2426</text:p>
              </table:table-cell>
            </table:table-row>
            <table:table-row>
              <table:table-cell office:value-type="string">
                <text:p>Строка 143</text:p>
              </table:table-cell>
              <table:table-cell office:value-type="float" office:value="515000">
                <text:p>515000</text:p>
              </table:table-cell>
              <table:table-cell office:value-type="float" office:value="2966750.3415">
                <text:p>2966750.3415</text:p>
              </table:table-cell>
            </table:table-row>
            <table:table-row>
              <table:table-cell office:value-type="string">
                <text:p>Строка 412</text:p>
              </table:table-cell>
              <table:table-cell office:value-type="float" office:value="515678">
                <text:p>515678</text:p>
              </table:table-cell>
              <table:table-cell office:value-type="float" office:value="3135702.0367">
                <text:p>3135702.0367</text:p>
              </table:table-cell>
            </table:table-row>
            <table:table-row>
              <table:table-cell office:value-type="string">
                <text:p>Строка 677</text:p>
              </table:table-cell>
              <table:table-cell office:value-type="float" office:value="518000">
                <text:p>518000</text:p>
              </table:table-cell>
              <table:table-cell office:value-type="float" office:value="3348724.0696">
                <text:p>3348724.0696</text:p>
              </table:table-cell>
            </table:table-row>
            <table:table-row>
              <table:table-cell office:value-type="string">
                <text:p>Строка 796</text:p>
              </table:table-cell>
              <table:table-cell office:value-type="float" office:value="519000">
                <text:p>519000</text:p>
              </table:table-cell>
              <table:table-cell office:value-type="float" office:value="3079370.8389">
                <text:p>3079370.8389</text:p>
              </table:table-cell>
            </table:table-row>
            <table:table-row>
              <table:table-cell office:value-type="string">
                <text:p>Строка 810</text:p>
              </table:table-cell>
              <table:table-cell office:value-type="float" office:value="519400">
                <text:p>519400</text:p>
              </table:table-cell>
              <table:table-cell office:value-type="float" office:value="2997276.2089">
                <text:p>2997276.2089</text:p>
              </table:table-cell>
            </table:table-row>
            <table:table-row>
              <table:table-cell office:value-type="string">
                <text:p>Строка 449</text:p>
              </table:table-cell>
              <table:table-cell office:value-type="float" office:value="519400">
                <text:p>519400</text:p>
              </table:table-cell>
              <table:table-cell office:value-type="float" office:value="3120238.4676">
                <text:p>3120238.4676</text:p>
              </table:table-cell>
            </table:table-row>
            <table:table-row>
              <table:table-cell office:value-type="string">
                <text:p>Строка 883</text:p>
              </table:table-cell>
              <table:table-cell office:value-type="float" office:value="520000">
                <text:p>520000</text:p>
              </table:table-cell>
              <table:table-cell office:value-type="float" office:value="3341643.9069">
                <text:p>3341643.9069</text:p>
              </table:table-cell>
            </table:table-row>
            <table:table-row>
              <table:table-cell office:value-type="string">
                <text:p>Строка 625</text:p>
              </table:table-cell>
              <table:table-cell office:value-type="float" office:value="520000">
                <text:p>520000</text:p>
              </table:table-cell>
              <table:table-cell office:value-type="float" office:value="2765294.4961">
                <text:p>2765294.4961</text:p>
              </table:table-cell>
            </table:table-row>
            <table:table-row>
              <table:table-cell office:value-type="string">
                <text:p>Строка 737</text:p>
              </table:table-cell>
              <table:table-cell office:value-type="float" office:value="522999">
                <text:p>522999</text:p>
              </table:table-cell>
              <table:table-cell office:value-type="float" office:value="3362186.2189">
                <text:p>3362186.2189</text:p>
              </table:table-cell>
            </table:table-row>
            <table:table-row>
              <table:table-cell office:value-type="string">
                <text:p>Строка 759</text:p>
              </table:table-cell>
              <table:table-cell office:value-type="float" office:value="524300">
                <text:p>524300</text:p>
              </table:table-cell>
              <table:table-cell office:value-type="float" office:value="3000183.2113">
                <text:p>3000183.2113</text:p>
              </table:table-cell>
            </table:table-row>
            <table:table-row>
              <table:table-cell office:value-type="string">
                <text:p>Строка 631</text:p>
              </table:table-cell>
              <table:table-cell office:value-type="float" office:value="525000">
                <text:p>525000</text:p>
              </table:table-cell>
              <table:table-cell office:value-type="float" office:value="2883686.5217">
                <text:p>2883686.5217</text:p>
              </table:table-cell>
            </table:table-row>
            <table:table-row>
              <table:table-cell office:value-type="string">
                <text:p>Строка 689</text:p>
              </table:table-cell>
              <table:table-cell office:value-type="float" office:value="525000">
                <text:p>525000</text:p>
              </table:table-cell>
              <table:table-cell office:value-type="float" office:value="2809623.3254">
                <text:p>2809623.3254</text:p>
              </table:table-cell>
            </table:table-row>
            <table:table-row>
              <table:table-cell office:value-type="string">
                <text:p>Строка 573</text:p>
              </table:table-cell>
              <table:table-cell office:value-type="float" office:value="526750">
                <text:p>526750</text:p>
              </table:table-cell>
              <table:table-cell office:value-type="float" office:value="2967001.8025">
                <text:p>2967001.8025</text:p>
              </table:table-cell>
            </table:table-row>
            <table:table-row>
              <table:table-cell office:value-type="string">
                <text:p>Строка 105</text:p>
              </table:table-cell>
              <table:table-cell office:value-type="float" office:value="529000">
                <text:p>529000</text:p>
              </table:table-cell>
              <table:table-cell office:value-type="float" office:value="3101863.0896">
                <text:p>3101863.0896</text:p>
              </table:table-cell>
            </table:table-row>
            <table:table-row>
              <table:table-cell office:value-type="string">
                <text:p>Строка 310</text:p>
              </table:table-cell>
              <table:table-cell office:value-type="float" office:value="529999">
                <text:p>529999</text:p>
              </table:table-cell>
              <table:table-cell office:value-type="float" office:value="3045124.6196">
                <text:p>3045124.6196</text:p>
              </table:table-cell>
            </table:table-row>
            <table:table-row>
              <table:table-cell office:value-type="string">
                <text:p>Строка 67</text:p>
              </table:table-cell>
              <table:table-cell office:value-type="float" office:value="530000">
                <text:p>530000</text:p>
              </table:table-cell>
              <table:table-cell office:value-type="float" office:value="2844581.3872">
                <text:p>2844581.3872</text:p>
              </table:table-cell>
            </table:table-row>
            <table:table-row>
              <table:table-cell office:value-type="string">
                <text:p>Строка 821</text:p>
              </table:table-cell>
              <table:table-cell office:value-type="float" office:value="530000">
                <text:p>530000</text:p>
              </table:table-cell>
              <table:table-cell office:value-type="float" office:value="2811898.4081">
                <text:p>2811898.4081</text:p>
              </table:table-cell>
            </table:table-row>
            <table:table-row>
              <table:table-cell office:value-type="string">
                <text:p>Строка 468</text:p>
              </table:table-cell>
              <table:table-cell office:value-type="float" office:value="532000">
                <text:p>532000</text:p>
              </table:table-cell>
              <table:table-cell office:value-type="float" office:value="2809392.9138">
                <text:p>2809392.9138</text:p>
              </table:table-cell>
            </table:table-row>
            <table:table-row>
              <table:table-cell office:value-type="string">
                <text:p>Строка 910</text:p>
              </table:table-cell>
              <table:table-cell office:value-type="float" office:value="534100">
                <text:p>534100</text:p>
              </table:table-cell>
              <table:table-cell office:value-type="float" office:value="3113526.2024">
                <text:p>3113526.2024</text:p>
              </table:table-cell>
            </table:table-row>
            <table:table-row>
              <table:table-cell office:value-type="string">
                <text:p>Строка 514</text:p>
              </table:table-cell>
              <table:table-cell office:value-type="float" office:value="534100">
                <text:p>534100</text:p>
              </table:table-cell>
              <table:table-cell office:value-type="float" office:value="2905937.2727">
                <text:p>2905937.2727</text:p>
              </table:table-cell>
            </table:table-row>
            <table:table-row>
              <table:table-cell office:value-type="string">
                <text:p>Строка 195</text:p>
              </table:table-cell>
              <table:table-cell office:value-type="float" office:value="536550">
                <text:p>536550</text:p>
              </table:table-cell>
              <table:table-cell office:value-type="float" office:value="2873668.7468">
                <text:p>2873668.7468</text:p>
              </table:table-cell>
            </table:table-row>
            <table:table-row>
              <table:table-cell office:value-type="string">
                <text:p>Строка 41</text:p>
              </table:table-cell>
              <table:table-cell office:value-type="float" office:value="537775">
                <text:p>537775</text:p>
              </table:table-cell>
              <table:table-cell office:value-type="float" office:value="3219911.4333">
                <text:p>3219911.4333</text:p>
              </table:table-cell>
            </table:table-row>
            <table:table-row>
              <table:table-cell office:value-type="string">
                <text:p>Строка 655</text:p>
              </table:table-cell>
              <table:table-cell office:value-type="float" office:value="538755">
                <text:p>538755</text:p>
              </table:table-cell>
              <table:table-cell office:value-type="float" office:value="3082937.0821">
                <text:p>3082937.0821</text:p>
              </table:table-cell>
            </table:table-row>
            <table:table-row>
              <table:table-cell office:value-type="string">
                <text:p>Строка 741</text:p>
              </table:table-cell>
              <table:table-cell office:value-type="float" office:value="538975.5">
                <text:p>538975.5</text:p>
              </table:table-cell>
              <table:table-cell office:value-type="float" office:value="3028472.4682">
                <text:p>3028472.4682</text:p>
              </table:table-cell>
            </table:table-row>
            <table:table-row>
              <table:table-cell office:value-type="string">
                <text:p>Строка 559</text:p>
              </table:table-cell>
              <table:table-cell office:value-type="float" office:value="538975.5">
                <text:p>538975.5</text:p>
              </table:table-cell>
              <table:table-cell office:value-type="float" office:value="3249715.8679">
                <text:p>3249715.8679</text:p>
              </table:table-cell>
            </table:table-row>
            <table:table-row>
              <table:table-cell office:value-type="string">
                <text:p>Строка 654</text:p>
              </table:table-cell>
              <table:table-cell office:value-type="float" office:value="539000">
                <text:p>539000</text:p>
              </table:table-cell>
              <table:table-cell office:value-type="float" office:value="2873275.0196">
                <text:p>2873275.0196</text:p>
              </table:table-cell>
            </table:table-row>
            <table:table-row>
              <table:table-cell office:value-type="string">
                <text:p>Строка 163</text:p>
              </table:table-cell>
              <table:table-cell office:value-type="float" office:value="539000">
                <text:p>539000</text:p>
              </table:table-cell>
              <table:table-cell office:value-type="float" office:value="2966405.4697">
                <text:p>2966405.4697</text:p>
              </table:table-cell>
            </table:table-row>
            <table:table-row>
              <table:table-cell office:value-type="string">
                <text:p>Строка 864</text:p>
              </table:table-cell>
              <table:table-cell office:value-type="float" office:value="539000">
                <text:p>539000</text:p>
              </table:table-cell>
              <table:table-cell office:value-type="float" office:value="2912412.0246">
                <text:p>2912412.0246</text:p>
              </table:table-cell>
            </table:table-row>
            <table:table-row>
              <table:table-cell office:value-type="string">
                <text:p>Строка 626</text:p>
              </table:table-cell>
              <table:table-cell office:value-type="float" office:value="539000">
                <text:p>539000</text:p>
              </table:table-cell>
              <table:table-cell office:value-type="float" office:value="2859519.5984">
                <text:p>2859519.5984</text:p>
              </table:table-cell>
            </table:table-row>
            <table:table-row>
              <table:table-cell office:value-type="string">
                <text:p>Строка 554</text:p>
              </table:table-cell>
              <table:table-cell office:value-type="float" office:value="540000">
                <text:p>540000</text:p>
              </table:table-cell>
              <table:table-cell office:value-type="float" office:value="3500291.3184">
                <text:p>3500291.3184</text:p>
              </table:table-cell>
            </table:table-row>
            <table:table-row>
              <table:table-cell office:value-type="string">
                <text:p>Строка 440</text:p>
              </table:table-cell>
              <table:table-cell office:value-type="float" office:value="545000">
                <text:p>545000</text:p>
              </table:table-cell>
              <table:table-cell office:value-type="float" office:value="3115097.5819">
                <text:p>3115097.5819</text:p>
              </table:table-cell>
            </table:table-row>
            <table:table-row>
              <table:table-cell office:value-type="string">
                <text:p>Строка 985</text:p>
              </table:table-cell>
              <table:table-cell office:value-type="float" office:value="546350">
                <text:p>546350</text:p>
              </table:table-cell>
              <table:table-cell office:value-type="float" office:value="2744610.9169">
                <text:p>2744610.9169</text:p>
              </table:table-cell>
            </table:table-row>
            <table:table-row>
              <table:table-cell office:value-type="string">
                <text:p>Строка 267</text:p>
              </table:table-cell>
              <table:table-cell office:value-type="float" office:value="548800">
                <text:p>548800</text:p>
              </table:table-cell>
              <table:table-cell office:value-type="float" office:value="3008426.1817">
                <text:p>3008426.1817</text:p>
              </table:table-cell>
            </table:table-row>
            <table:table-row>
              <table:table-cell office:value-type="string">
                <text:p>Строка 250</text:p>
              </table:table-cell>
              <table:table-cell office:value-type="float" office:value="548800">
                <text:p>548800</text:p>
              </table:table-cell>
              <table:table-cell office:value-type="float" office:value="2902611.5484">
                <text:p>2902611.5484</text:p>
              </table:table-cell>
            </table:table-row>
            <table:table-row>
              <table:table-cell office:value-type="string">
                <text:p>Строка 600</text:p>
              </table:table-cell>
              <table:table-cell office:value-type="float" office:value="549000">
                <text:p>549000</text:p>
              </table:table-cell>
              <table:table-cell office:value-type="float" office:value="3012535.1809">
                <text:p>3012535.1809</text:p>
              </table:table-cell>
            </table:table-row>
            <table:table-row>
              <table:table-cell office:value-type="string">
                <text:p>Строка 244</text:p>
              </table:table-cell>
              <table:table-cell office:value-type="float" office:value="550000">
                <text:p>550000</text:p>
              </table:table-cell>
              <table:table-cell office:value-type="float" office:value="3340021.3321">
                <text:p>3340021.3321</text:p>
              </table:table-cell>
            </table:table-row>
            <table:table-row>
              <table:table-cell office:value-type="string">
                <text:p>Строка 473</text:p>
              </table:table-cell>
              <table:table-cell office:value-type="float" office:value="550000">
                <text:p>550000</text:p>
              </table:table-cell>
              <table:table-cell office:value-type="float" office:value="3037285.2364">
                <text:p>3037285.2364</text:p>
              </table:table-cell>
            </table:table-row>
            <table:table-row>
              <table:table-cell office:value-type="string">
                <text:p>Строка 154</text:p>
              </table:table-cell>
              <table:table-cell office:value-type="float" office:value="550000">
                <text:p>550000</text:p>
              </table:table-cell>
              <table:table-cell office:value-type="float" office:value="2973627.869">
                <text:p>2973627.869</text:p>
              </table:table-cell>
            </table:table-row>
            <table:table-row>
              <table:table-cell office:value-type="string">
                <text:p>Строка 141</text:p>
              </table:table-cell>
              <table:table-cell office:value-type="float" office:value="550000">
                <text:p>550000</text:p>
              </table:table-cell>
              <table:table-cell office:value-type="float" office:value="3345102.3772">
                <text:p>3345102.3772</text:p>
              </table:table-cell>
            </table:table-row>
            <table:table-row>
              <table:table-cell office:value-type="string">
                <text:p>Строка 278</text:p>
              </table:table-cell>
              <table:table-cell office:value-type="float" office:value="551250">
                <text:p>551250</text:p>
              </table:table-cell>
              <table:table-cell office:value-type="float" office:value="3337772.192">
                <text:p>3337772.192</text:p>
              </table:table-cell>
            </table:table-row>
            <table:table-row>
              <table:table-cell office:value-type="string">
                <text:p>Строка 388</text:p>
              </table:table-cell>
              <table:table-cell office:value-type="float" office:value="551250">
                <text:p>551250</text:p>
              </table:table-cell>
              <table:table-cell office:value-type="float" office:value="3098661.4203">
                <text:p>3098661.4203</text:p>
              </table:table-cell>
            </table:table-row>
            <table:table-row>
              <table:table-cell office:value-type="string">
                <text:p>Строка 252</text:p>
              </table:table-cell>
              <table:table-cell office:value-type="float" office:value="551250">
                <text:p>551250</text:p>
              </table:table-cell>
              <table:table-cell office:value-type="float" office:value="2816841.9855">
                <text:p>2816841.9855</text:p>
              </table:table-cell>
            </table:table-row>
            <table:table-row>
              <table:table-cell office:value-type="string">
                <text:p>Строка 49</text:p>
              </table:table-cell>
              <table:table-cell office:value-type="float" office:value="554000">
                <text:p>554000</text:p>
              </table:table-cell>
              <table:table-cell office:value-type="float" office:value="2927952.716">
                <text:p>2927952.716</text:p>
              </table:table-cell>
            </table:table-row>
            <table:table-row>
              <table:table-cell office:value-type="string">
                <text:p>Строка 359</text:p>
              </table:table-cell>
              <table:table-cell office:value-type="float" office:value="555000">
                <text:p>555000</text:p>
              </table:table-cell>
              <table:table-cell office:value-type="float" office:value="2715523.4033">
                <text:p>2715523.4033</text:p>
              </table:table-cell>
            </table:table-row>
            <table:table-row>
              <table:table-cell office:value-type="string">
                <text:p>Строка 981</text:p>
              </table:table-cell>
              <table:table-cell office:value-type="float" office:value="556150">
                <text:p>556150</text:p>
              </table:table-cell>
              <table:table-cell office:value-type="float" office:value="2946332.7749">
                <text:p>2946332.7749</text:p>
              </table:table-cell>
            </table:table-row>
            <table:table-row>
              <table:table-cell office:value-type="string">
                <text:p>Строка 907</text:p>
              </table:table-cell>
              <table:table-cell office:value-type="float" office:value="560000">
                <text:p>560000</text:p>
              </table:table-cell>
              <table:table-cell office:value-type="float" office:value="3009788.6968">
                <text:p>3009788.6968</text:p>
              </table:table-cell>
            </table:table-row>
            <table:table-row>
              <table:table-cell office:value-type="string">
                <text:p>Строка 716</text:p>
              </table:table-cell>
              <table:table-cell office:value-type="float" office:value="560000">
                <text:p>560000</text:p>
              </table:table-cell>
              <table:table-cell office:value-type="float" office:value="3358921.462">
                <text:p>3358921.462</text:p>
              </table:table-cell>
            </table:table-row>
            <table:table-row>
              <table:table-cell office:value-type="string">
                <text:p>Строка 768</text:p>
              </table:table-cell>
              <table:table-cell office:value-type="float" office:value="563010">
                <text:p>563010</text:p>
              </table:table-cell>
              <table:table-cell office:value-type="float" office:value="3107794.471">
                <text:p>3107794.471</text:p>
              </table:table-cell>
            </table:table-row>
            <table:table-row>
              <table:table-cell office:value-type="string">
                <text:p>Строка 149</text:p>
              </table:table-cell>
              <table:table-cell office:value-type="float" office:value="563500">
                <text:p>563500</text:p>
              </table:table-cell>
              <table:table-cell office:value-type="float" office:value="2959883.2725">
                <text:p>2959883.2725</text:p>
              </table:table-cell>
            </table:table-row>
            <table:table-row>
              <table:table-cell office:value-type="string">
                <text:p>Строка 205</text:p>
              </table:table-cell>
              <table:table-cell office:value-type="float" office:value="565000">
                <text:p>565000</text:p>
              </table:table-cell>
              <table:table-cell office:value-type="float" office:value="3494274.4281">
                <text:p>3494274.4281</text:p>
              </table:table-cell>
            </table:table-row>
            <table:table-row>
              <table:table-cell office:value-type="string">
                <text:p>Строка 521</text:p>
              </table:table-cell>
              <table:table-cell office:value-type="float" office:value="568000">
                <text:p>568000</text:p>
              </table:table-cell>
              <table:table-cell office:value-type="float" office:value="3057940.3328">
                <text:p>3057940.3328</text:p>
              </table:table-cell>
            </table:table-row>
            <table:table-row>
              <table:table-cell office:value-type="string">
                <text:p>Строка 508</text:p>
              </table:table-cell>
              <table:table-cell office:value-type="float" office:value="570000">
                <text:p>570000</text:p>
              </table:table-cell>
              <table:table-cell office:value-type="float" office:value="3192925.1473">
                <text:p>3192925.1473</text:p>
              </table:table-cell>
            </table:table-row>
            <table:table-row>
              <table:table-cell office:value-type="string">
                <text:p>Строка 423</text:p>
              </table:table-cell>
              <table:table-cell office:value-type="float" office:value="572000">
                <text:p>572000</text:p>
              </table:table-cell>
              <table:table-cell office:value-type="float" office:value="3085098.7855">
                <text:p>3085098.7855</text:p>
              </table:table-cell>
            </table:table-row>
            <table:table-row>
              <table:table-cell office:value-type="string">
                <text:p>Строка 338</text:p>
              </table:table-cell>
              <table:table-cell office:value-type="float" office:value="573300">
                <text:p>573300</text:p>
              </table:table-cell>
              <table:table-cell office:value-type="float" office:value="3137489.6386">
                <text:p>3137489.6386</text:p>
              </table:table-cell>
            </table:table-row>
            <table:table-row>
              <table:table-cell office:value-type="string">
                <text:p>Строка 12</text:p>
              </table:table-cell>
              <table:table-cell office:value-type="float" office:value="575000">
                <text:p>575000</text:p>
              </table:table-cell>
              <table:table-cell office:value-type="float" office:value="3106367.9984">
                <text:p>3106367.9984</text:p>
              </table:table-cell>
            </table:table-row>
            <table:table-row>
              <table:table-cell office:value-type="string">
                <text:p>Строка 946</text:p>
              </table:table-cell>
              <table:table-cell office:value-type="float" office:value="575750">
                <text:p>575750</text:p>
              </table:table-cell>
              <table:table-cell office:value-type="float" office:value="2965165.6941">
                <text:p>2965165.6941</text:p>
              </table:table-cell>
            </table:table-row>
            <table:table-row>
              <table:table-cell office:value-type="string">
                <text:p>Строка 516</text:p>
              </table:table-cell>
              <table:table-cell office:value-type="float" office:value="575750">
                <text:p>575750</text:p>
              </table:table-cell>
              <table:table-cell office:value-type="float" office:value="2881367.2804">
                <text:p>2881367.2804</text:p>
              </table:table-cell>
            </table:table-row>
            <table:table-row>
              <table:table-cell office:value-type="string">
                <text:p>Строка 70</text:p>
              </table:table-cell>
              <table:table-cell office:value-type="float" office:value="575750">
                <text:p>575750</text:p>
              </table:table-cell>
              <table:table-cell office:value-type="float" office:value="3101330.0806">
                <text:p>3101330.0806</text:p>
              </table:table-cell>
            </table:table-row>
            <table:table-row>
              <table:table-cell office:value-type="string">
                <text:p>Строка 584</text:p>
              </table:table-cell>
              <table:table-cell office:value-type="float" office:value="575750">
                <text:p>575750</text:p>
              </table:table-cell>
              <table:table-cell office:value-type="float" office:value="2660003.4232">
                <text:p>2660003.4232</text:p>
              </table:table-cell>
            </table:table-row>
            <table:table-row>
              <table:table-cell office:value-type="string">
                <text:p>Строка 832</text:p>
              </table:table-cell>
              <table:table-cell office:value-type="float" office:value="575750">
                <text:p>575750</text:p>
              </table:table-cell>
              <table:table-cell office:value-type="float" office:value="3226380.3692">
                <text:p>3226380.3692</text:p>
              </table:table-cell>
            </table:table-row>
            <table:table-row>
              <table:table-cell office:value-type="string">
                <text:p>Строка 595</text:p>
              </table:table-cell>
              <table:table-cell office:value-type="float" office:value="580000">
                <text:p>580000</text:p>
              </table:table-cell>
              <table:table-cell office:value-type="float" office:value="3126233.6781">
                <text:p>3126233.6781</text:p>
              </table:table-cell>
            </table:table-row>
            <table:table-row>
              <table:table-cell office:value-type="string">
                <text:p>Строка 557</text:p>
              </table:table-cell>
              <table:table-cell office:value-type="float" office:value="580650">
                <text:p>580650</text:p>
              </table:table-cell>
              <table:table-cell office:value-type="float" office:value="3027896.1183">
                <text:p>3027896.1183</text:p>
              </table:table-cell>
            </table:table-row>
            <table:table-row>
              <table:table-cell office:value-type="string">
                <text:p>Строка 937</text:p>
              </table:table-cell>
              <table:table-cell office:value-type="float" office:value="585550">
                <text:p>585550</text:p>
              </table:table-cell>
              <table:table-cell office:value-type="float" office:value="3189882.0996">
                <text:p>3189882.0996</text:p>
              </table:table-cell>
            </table:table-row>
            <table:table-row>
              <table:table-cell office:value-type="string">
                <text:p>Строка 888</text:p>
              </table:table-cell>
              <table:table-cell office:value-type="float" office:value="585550">
                <text:p>585550</text:p>
              </table:table-cell>
              <table:table-cell office:value-type="float" office:value="3134007.5796">
                <text:p>3134007.5796</text:p>
              </table:table-cell>
            </table:table-row>
            <table:table-row>
              <table:table-cell office:value-type="string">
                <text:p>Строка 69</text:p>
              </table:table-cell>
              <table:table-cell office:value-type="float" office:value="587975.5">
                <text:p>587975.5</text:p>
              </table:table-cell>
              <table:table-cell office:value-type="float" office:value="2916316.4745">
                <text:p>2916316.4745</text:p>
              </table:table-cell>
            </table:table-row>
            <table:table-row>
              <table:table-cell office:value-type="string">
                <text:p>Строка 749</text:p>
              </table:table-cell>
              <table:table-cell office:value-type="float" office:value="588000">
                <text:p>588000</text:p>
              </table:table-cell>
              <table:table-cell office:value-type="float" office:value="3252314.5629">
                <text:p>3252314.5629</text:p>
              </table:table-cell>
            </table:table-row>
            <table:table-row>
              <table:table-cell office:value-type="string">
                <text:p>Строка 100</text:p>
              </table:table-cell>
              <table:table-cell office:value-type="float" office:value="588000">
                <text:p>588000</text:p>
              </table:table-cell>
              <table:table-cell office:value-type="float" office:value="3376490.6931">
                <text:p>3376490.6931</text:p>
              </table:table-cell>
            </table:table-row>
            <table:table-row>
              <table:table-cell office:value-type="string">
                <text:p>Строка 444</text:p>
              </table:table-cell>
              <table:table-cell office:value-type="float" office:value="588000">
                <text:p>588000</text:p>
              </table:table-cell>
              <table:table-cell office:value-type="float" office:value="2470826.6189">
                <text:p>2470826.6189</text:p>
              </table:table-cell>
            </table:table-row>
            <table:table-row>
              <table:table-cell office:value-type="string">
                <text:p>Строка 740</text:p>
              </table:table-cell>
              <table:table-cell office:value-type="float" office:value="588000">
                <text:p>588000</text:p>
              </table:table-cell>
              <table:table-cell office:value-type="float" office:value="2994307.0891">
                <text:p>2994307.0891</text:p>
              </table:table-cell>
            </table:table-row>
            <table:table-row>
              <table:table-cell office:value-type="string">
                <text:p>Строка 711</text:p>
              </table:table-cell>
              <table:table-cell office:value-type="float" office:value="588000">
                <text:p>588000</text:p>
              </table:table-cell>
              <table:table-cell office:value-type="float" office:value="2994825.6387">
                <text:p>2994825.6387</text:p>
              </table:table-cell>
            </table:table-row>
            <table:table-row>
              <table:table-cell office:value-type="string">
                <text:p>Строка 582</text:p>
              </table:table-cell>
              <table:table-cell office:value-type="float" office:value="588000">
                <text:p>588000</text:p>
              </table:table-cell>
              <table:table-cell office:value-type="float" office:value="3521500.8097">
                <text:p>3521500.8097</text:p>
              </table:table-cell>
            </table:table-row>
            <table:table-row>
              <table:table-cell office:value-type="string">
                <text:p>Строка 20</text:p>
              </table:table-cell>
              <table:table-cell office:value-type="float" office:value="590000">
                <text:p>590000</text:p>
              </table:table-cell>
              <table:table-cell office:value-type="float" office:value="3514214.1443">
                <text:p>3514214.1443</text:p>
              </table:table-cell>
            </table:table-row>
            <table:table-row>
              <table:table-cell office:value-type="string">
                <text:p>Строка 942</text:p>
              </table:table-cell>
              <table:table-cell office:value-type="float" office:value="590000">
                <text:p>590000</text:p>
              </table:table-cell>
              <table:table-cell office:value-type="float" office:value="3201272.3152">
                <text:p>3201272.3152</text:p>
              </table:table-cell>
            </table:table-row>
            <table:table-row>
              <table:table-cell office:value-type="string">
                <text:p>Строка 866</text:p>
              </table:table-cell>
              <table:table-cell office:value-type="float" office:value="595000">
                <text:p>595000</text:p>
              </table:table-cell>
              <table:table-cell office:value-type="float" office:value="3075651.1976">
                <text:p>3075651.1976</text:p>
              </table:table-cell>
            </table:table-row>
            <table:table-row>
              <table:table-cell office:value-type="string">
                <text:p>Строка 884</text:p>
              </table:table-cell>
              <table:table-cell office:value-type="float" office:value="595325.5">
                <text:p>595325.5</text:p>
              </table:table-cell>
              <table:table-cell office:value-type="float" office:value="3235653.883">
                <text:p>3235653.883</text:p>
              </table:table-cell>
            </table:table-row>
            <table:table-row>
              <table:table-cell office:value-type="string">
                <text:p>Строка 218</text:p>
              </table:table-cell>
              <table:table-cell office:value-type="float" office:value="595680">
                <text:p>595680</text:p>
              </table:table-cell>
              <table:table-cell office:value-type="float" office:value="3135463.823">
                <text:p>3135463.823</text:p>
              </table:table-cell>
            </table:table-row>
            <table:table-row>
              <table:table-cell office:value-type="string">
                <text:p>Строка 479</text:p>
              </table:table-cell>
              <table:table-cell office:value-type="float" office:value="599000">
                <text:p>599000</text:p>
              </table:table-cell>
              <table:table-cell office:value-type="float" office:value="3514135.9569">
                <text:p>3514135.9569</text:p>
              </table:table-cell>
            </table:table-row>
            <table:table-row>
              <table:table-cell office:value-type="string">
                <text:p>Строка 120</text:p>
              </table:table-cell>
              <table:table-cell office:value-type="float" office:value="600000">
                <text:p>600000</text:p>
              </table:table-cell>
              <table:table-cell office:value-type="float" office:value="2888200.9511">
                <text:p>2888200.9511</text:p>
              </table:table-cell>
            </table:table-row>
            <table:table-row>
              <table:table-cell office:value-type="string">
                <text:p>Строка 344</text:p>
              </table:table-cell>
              <table:table-cell office:value-type="float" office:value="600000">
                <text:p>600000</text:p>
              </table:table-cell>
              <table:table-cell office:value-type="float" office:value="3515377.0641">
                <text:p>3515377.0641</text:p>
              </table:table-cell>
            </table:table-row>
            <table:table-row>
              <table:table-cell office:value-type="string">
                <text:p>Строка 687</text:p>
              </table:table-cell>
              <table:table-cell office:value-type="float" office:value="600000">
                <text:p>600000</text:p>
              </table:table-cell>
              <table:table-cell office:value-type="float" office:value="2843188.2236">
                <text:p>2843188.2236</text:p>
              </table:table-cell>
            </table:table-row>
            <table:table-row>
              <table:table-cell office:value-type="string">
                <text:p>Строка 103</text:p>
              </table:table-cell>
              <table:table-cell office:value-type="float" office:value="600250">
                <text:p>600250</text:p>
              </table:table-cell>
              <table:table-cell office:value-type="float" office:value="3376180.9701">
                <text:p>3376180.9701</text:p>
              </table:table-cell>
            </table:table-row>
            <table:table-row>
              <table:table-cell office:value-type="string">
                <text:p>Строка 16</text:p>
              </table:table-cell>
              <table:table-cell office:value-type="float" office:value="600250">
                <text:p>600250</text:p>
              </table:table-cell>
              <table:table-cell office:value-type="float" office:value="3223479.9652">
                <text:p>3223479.9652</text:p>
              </table:table-cell>
            </table:table-row>
            <table:table-row>
              <table:table-cell office:value-type="string">
                <text:p>Строка 40</text:p>
              </table:table-cell>
              <table:table-cell office:value-type="float" office:value="600250">
                <text:p>600250</text:p>
              </table:table-cell>
              <table:table-cell office:value-type="float" office:value="2669243.4731">
                <text:p>2669243.4731</text:p>
              </table:table-cell>
            </table:table-row>
            <table:table-row>
              <table:table-cell office:value-type="string">
                <text:p>Строка 544</text:p>
              </table:table-cell>
              <table:table-cell office:value-type="float" office:value="600250">
                <text:p>600250</text:p>
              </table:table-cell>
              <table:table-cell office:value-type="float" office:value="2832705.9269">
                <text:p>2832705.9269</text:p>
              </table:table-cell>
            </table:table-row>
            <table:table-row>
              <table:table-cell office:value-type="string">
                <text:p>Строка 108</text:p>
              </table:table-cell>
              <table:table-cell office:value-type="float" office:value="601137">
                <text:p>601137</text:p>
              </table:table-cell>
              <table:table-cell office:value-type="float" office:value="3006297.0908">
                <text:p>3006297.0908</text:p>
              </table:table-cell>
            </table:table-row>
            <table:table-row>
              <table:table-cell office:value-type="string">
                <text:p>Строка 123</text:p>
              </table:table-cell>
              <table:table-cell office:value-type="float" office:value="601500">
                <text:p>601500</text:p>
              </table:table-cell>
              <table:table-cell office:value-type="float" office:value="2966579.1008">
                <text:p>2966579.1008</text:p>
              </table:table-cell>
            </table:table-row>
            <table:table-row>
              <table:table-cell office:value-type="string">
                <text:p>Строка 609</text:p>
              </table:table-cell>
              <table:table-cell office:value-type="float" office:value="607000">
                <text:p>607000</text:p>
              </table:table-cell>
              <table:table-cell office:value-type="float" office:value="3240765.9293">
                <text:p>3240765.9293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607600">
                <text:p>607600</text:p>
              </table:table-cell>
              <table:table-cell office:value-type="float" office:value="2912637.2557">
                <text:p>2912637.2557</text:p>
              </table:table-cell>
            </table:table-row>
            <table:table-row>
              <table:table-cell office:value-type="string">
                <text:p>Строка 119</text:p>
              </table:table-cell>
              <table:table-cell office:value-type="float" office:value="611275">
                <text:p>611275</text:p>
              </table:table-cell>
              <table:table-cell office:value-type="float" office:value="3229371.7536">
                <text:p>3229371.7536</text:p>
              </table:table-cell>
            </table:table-row>
            <table:table-row>
              <table:table-cell office:value-type="string">
                <text:p>Строка 769</text:p>
              </table:table-cell>
              <table:table-cell office:value-type="float" office:value="612500">
                <text:p>612500</text:p>
              </table:table-cell>
              <table:table-cell office:value-type="float" office:value="3225456.0466">
                <text:p>3225456.0466</text:p>
              </table:table-cell>
            </table:table-row>
            <table:table-row>
              <table:table-cell office:value-type="string">
                <text:p>Строка 318</text:p>
              </table:table-cell>
              <table:table-cell office:value-type="float" office:value="612500">
                <text:p>612500</text:p>
              </table:table-cell>
              <table:table-cell office:value-type="float" office:value="3079062.9983">
                <text:p>3079062.9983</text:p>
              </table:table-cell>
            </table:table-row>
            <table:table-row>
              <table:table-cell office:value-type="string">
                <text:p>Строка 300</text:p>
              </table:table-cell>
              <table:table-cell office:value-type="float" office:value="612500">
                <text:p>612500</text:p>
              </table:table-cell>
              <table:table-cell office:value-type="float" office:value="2997847.096">
                <text:p>2997847.096</text:p>
              </table:table-cell>
            </table:table-row>
            <table:table-row>
              <table:table-cell office:value-type="string">
                <text:p>Строка 461</text:p>
              </table:table-cell>
              <table:table-cell office:value-type="float" office:value="612500">
                <text:p>612500</text:p>
              </table:table-cell>
              <table:table-cell office:value-type="float" office:value="2750546.6202">
                <text:p>2750546.6202</text:p>
              </table:table-cell>
            </table:table-row>
            <table:table-row>
              <table:table-cell office:value-type="string">
                <text:p>Строка 565</text:p>
              </table:table-cell>
              <table:table-cell office:value-type="float" office:value="612500">
                <text:p>612500</text:p>
              </table:table-cell>
              <table:table-cell office:value-type="float" office:value="2766230.0592">
                <text:p>2766230.0592</text:p>
              </table:table-cell>
            </table:table-row>
            <table:table-row>
              <table:table-cell office:value-type="string">
                <text:p>Строка 1</text:p>
              </table:table-cell>
              <table:table-cell office:value-type="float" office:value="612500">
                <text:p>612500</text:p>
              </table:table-cell>
              <table:table-cell office:value-type="float" office:value="2796888.1418">
                <text:p>2796888.1418</text:p>
              </table:table-cell>
            </table:table-row>
            <table:table-row>
              <table:table-cell office:value-type="string">
                <text:p>Строка 569</text:p>
              </table:table-cell>
              <table:table-cell office:value-type="float" office:value="612500">
                <text:p>612500</text:p>
              </table:table-cell>
              <table:table-cell office:value-type="float" office:value="2964257.7489">
                <text:p>2964257.7489</text:p>
              </table:table-cell>
            </table:table-row>
            <table:table-row>
              <table:table-cell office:value-type="string">
                <text:p>Строка 371</text:p>
              </table:table-cell>
              <table:table-cell office:value-type="float" office:value="619701">
                <text:p>619701</text:p>
              </table:table-cell>
              <table:table-cell office:value-type="float" office:value="3225977.7072">
                <text:p>3225977.7072</text:p>
              </table:table-cell>
            </table:table-row>
            <table:table-row>
              <table:table-cell office:value-type="string">
                <text:p>Строка 726</text:p>
              </table:table-cell>
              <table:table-cell office:value-type="float" office:value="619850">
                <text:p>619850</text:p>
              </table:table-cell>
              <table:table-cell office:value-type="float" office:value="3095670.0353">
                <text:p>3095670.0353</text:p>
              </table:table-cell>
            </table:table-row>
            <table:table-row>
              <table:table-cell office:value-type="string">
                <text:p>Строка 435</text:p>
              </table:table-cell>
              <table:table-cell office:value-type="float" office:value="620000">
                <text:p>620000</text:p>
              </table:table-cell>
              <table:table-cell office:value-type="float" office:value="2855471.6374">
                <text:p>2855471.6374</text:p>
              </table:table-cell>
            </table:table-row>
            <table:table-row>
              <table:table-cell office:value-type="string">
                <text:p>Строка 8</text:p>
              </table:table-cell>
              <table:table-cell office:value-type="float" office:value="621000">
                <text:p>621000</text:p>
              </table:table-cell>
              <table:table-cell office:value-type="float" office:value="3372094.1936">
                <text:p>3372094.1936</text:p>
              </table:table-cell>
            </table:table-row>
            <table:table-row>
              <table:table-cell office:value-type="string">
                <text:p>Строка 894</text:p>
              </table:table-cell>
              <table:table-cell office:value-type="float" office:value="622300">
                <text:p>622300</text:p>
              </table:table-cell>
              <table:table-cell office:value-type="float" office:value="3160475.2171">
                <text:p>3160475.2171</text:p>
              </table:table-cell>
            </table:table-row>
            <table:table-row>
              <table:table-cell office:value-type="string">
                <text:p>Строка 309</text:p>
              </table:table-cell>
              <table:table-cell office:value-type="float" office:value="623000">
                <text:p>623000</text:p>
              </table:table-cell>
              <table:table-cell office:value-type="float" office:value="3118825.9288">
                <text:p>3118825.9288</text:p>
              </table:table-cell>
            </table:table-row>
            <table:table-row>
              <table:table-cell office:value-type="string">
                <text:p>Строка 763</text:p>
              </table:table-cell>
              <table:table-cell office:value-type="float" office:value="625000">
                <text:p>625000</text:p>
              </table:table-cell>
              <table:table-cell office:value-type="float" office:value="3313605.7437">
                <text:p>3313605.7437</text:p>
              </table:table-cell>
            </table:table-row>
            <table:table-row>
              <table:table-cell office:value-type="string">
                <text:p>Строка 77</text:p>
              </table:table-cell>
              <table:table-cell office:value-type="float" office:value="625000">
                <text:p>625000</text:p>
              </table:table-cell>
              <table:table-cell office:value-type="float" office:value="3228492.1828">
                <text:p>3228492.1828</text:p>
              </table:table-cell>
            </table:table-row>
            <table:table-row>
              <table:table-cell office:value-type="string">
                <text:p>Строка 904</text:p>
              </table:table-cell>
              <table:table-cell office:value-type="float" office:value="629650">
                <text:p>629650</text:p>
              </table:table-cell>
              <table:table-cell office:value-type="float" office:value="2700650.8859">
                <text:p>2700650.8859</text:p>
              </table:table-cell>
            </table:table-row>
            <table:table-row>
              <table:table-cell office:value-type="string">
                <text:p>Строка 24</text:p>
              </table:table-cell>
              <table:table-cell office:value-type="float" office:value="630000">
                <text:p>630000</text:p>
              </table:table-cell>
              <table:table-cell office:value-type="float" office:value="3114025.9004">
                <text:p>3114025.9004</text:p>
              </table:table-cell>
            </table:table-row>
            <table:table-row>
              <table:table-cell office:value-type="string">
                <text:p>Строка 295</text:p>
              </table:table-cell>
              <table:table-cell office:value-type="float" office:value="630000">
                <text:p>630000</text:p>
              </table:table-cell>
              <table:table-cell office:value-type="float" office:value="2984170.0855">
                <text:p>2984170.0855</text:p>
              </table:table-cell>
            </table:table-row>
            <table:table-row>
              <table:table-cell office:value-type="string">
                <text:p>Строка 90</text:p>
              </table:table-cell>
              <table:table-cell office:value-type="float" office:value="634550">
                <text:p>634550</text:p>
              </table:table-cell>
              <table:table-cell office:value-type="float" office:value="3240971.4667">
                <text:p>3240971.4667</text:p>
              </table:table-cell>
            </table:table-row>
            <table:table-row>
              <table:table-cell office:value-type="string">
                <text:p>Строка 91</text:p>
              </table:table-cell>
              <table:table-cell office:value-type="float" office:value="634550">
                <text:p>634550</text:p>
              </table:table-cell>
              <table:table-cell office:value-type="float" office:value="3507202.7411">
                <text:p>3507202.7411</text:p>
              </table:table-cell>
            </table:table-row>
            <table:table-row>
              <table:table-cell office:value-type="string">
                <text:p>Строка 751</text:p>
              </table:table-cell>
              <table:table-cell office:value-type="float" office:value="635000">
                <text:p>635000</text:p>
              </table:table-cell>
              <table:table-cell office:value-type="float" office:value="3008607.6889">
                <text:p>3008607.6889</text:p>
              </table:table-cell>
            </table:table-row>
            <table:table-row>
              <table:table-cell office:value-type="string">
                <text:p>Строка 874</text:p>
              </table:table-cell>
              <table:table-cell office:value-type="float" office:value="636975.5">
                <text:p>636975.5</text:p>
              </table:table-cell>
              <table:table-cell office:value-type="float" office:value="2698175.045">
                <text:p>2698175.045</text:p>
              </table:table-cell>
            </table:table-row>
            <table:table-row>
              <table:table-cell office:value-type="string">
                <text:p>Строка 606</text:p>
              </table:table-cell>
              <table:table-cell office:value-type="float" office:value="640000">
                <text:p>640000</text:p>
              </table:table-cell>
              <table:table-cell office:value-type="float" office:value="3229446.0179">
                <text:p>3229446.0179</text:p>
              </table:table-cell>
            </table:table-row>
            <table:table-row>
              <table:table-cell office:value-type="string">
                <text:p>Строка 276</text:p>
              </table:table-cell>
              <table:table-cell office:value-type="float" office:value="640000">
                <text:p>640000</text:p>
              </table:table-cell>
              <table:table-cell office:value-type="float" office:value="2883785.9579">
                <text:p>2883785.9579</text:p>
              </table:table-cell>
            </table:table-row>
            <table:table-row>
              <table:table-cell office:value-type="string">
                <text:p>Строка 644</text:p>
              </table:table-cell>
              <table:table-cell office:value-type="float" office:value="649250">
                <text:p>649250</text:p>
              </table:table-cell>
              <table:table-cell office:value-type="float" office:value="3519709.5142">
                <text:p>3519709.5142</text:p>
              </table:table-cell>
            </table:table-row>
            <table:table-row>
              <table:table-cell office:value-type="string">
                <text:p>Строка 425</text:p>
              </table:table-cell>
              <table:table-cell office:value-type="float" office:value="649250">
                <text:p>649250</text:p>
              </table:table-cell>
              <table:table-cell office:value-type="float" office:value="3105668.5359">
                <text:p>3105668.5359</text:p>
              </table:table-cell>
            </table:table-row>
            <table:table-row>
              <table:table-cell office:value-type="string">
                <text:p>Строка 527</text:p>
              </table:table-cell>
              <table:table-cell office:value-type="float" office:value="649250">
                <text:p>649250</text:p>
              </table:table-cell>
              <table:table-cell office:value-type="float" office:value="3101761.7222">
                <text:p>3101761.7222</text:p>
              </table:table-cell>
            </table:table-row>
            <table:table-row>
              <table:table-cell office:value-type="string">
                <text:p>Строка 570</text:p>
              </table:table-cell>
              <table:table-cell office:value-type="float" office:value="649250">
                <text:p>649250</text:p>
              </table:table-cell>
              <table:table-cell office:value-type="float" office:value="3507133.9816">
                <text:p>3507133.9816</text:p>
              </table:table-cell>
            </table:table-row>
            <table:table-row>
              <table:table-cell office:value-type="string">
                <text:p>Строка 917</text:p>
              </table:table-cell>
              <table:table-cell office:value-type="float" office:value="649250">
                <text:p>649250</text:p>
              </table:table-cell>
              <table:table-cell office:value-type="float" office:value="3185938.1566">
                <text:p>3185938.1566</text:p>
              </table:table-cell>
            </table:table-row>
            <table:table-row>
              <table:table-cell office:value-type="string">
                <text:p>Строка 881</text:p>
              </table:table-cell>
              <table:table-cell office:value-type="float" office:value="650000">
                <text:p>650000</text:p>
              </table:table-cell>
              <table:table-cell office:value-type="float" office:value="2784775.9172">
                <text:p>2784775.9172</text:p>
              </table:table-cell>
            </table:table-row>
            <table:table-row>
              <table:table-cell office:value-type="string">
                <text:p>Строка 185</text:p>
              </table:table-cell>
              <table:table-cell office:value-type="float" office:value="650000">
                <text:p>650000</text:p>
              </table:table-cell>
              <table:table-cell office:value-type="float" office:value="3097512.3894">
                <text:p>3097512.3894</text:p>
              </table:table-cell>
            </table:table-row>
            <table:table-row>
              <table:table-cell office:value-type="string">
                <text:p>Строка 247</text:p>
              </table:table-cell>
              <table:table-cell office:value-type="float" office:value="650000">
                <text:p>650000</text:p>
              </table:table-cell>
              <table:table-cell office:value-type="float" office:value="3514063.4561">
                <text:p>3514063.4561</text:p>
              </table:table-cell>
            </table:table-row>
            <table:table-row>
              <table:table-cell office:value-type="string">
                <text:p>Строка 236</text:p>
              </table:table-cell>
              <table:table-cell office:value-type="float" office:value="650000">
                <text:p>650000</text:p>
              </table:table-cell>
              <table:table-cell office:value-type="float" office:value="3019650.8045">
                <text:p>3019650.8045</text:p>
              </table:table-cell>
            </table:table-row>
            <table:table-row>
              <table:table-cell office:value-type="string">
                <text:p>Строка 515</text:p>
              </table:table-cell>
              <table:table-cell office:value-type="float" office:value="650000">
                <text:p>650000</text:p>
              </table:table-cell>
              <table:table-cell office:value-type="float" office:value="2606465.6181">
                <text:p>2606465.6181</text:p>
              </table:table-cell>
            </table:table-row>
            <table:table-row>
              <table:table-cell office:value-type="string">
                <text:p>Строка 283</text:p>
              </table:table-cell>
              <table:table-cell office:value-type="float" office:value="650000">
                <text:p>650000</text:p>
              </table:table-cell>
              <table:table-cell office:value-type="float" office:value="3123660.4269">
                <text:p>3123660.4269</text:p>
              </table:table-cell>
            </table:table-row>
            <table:table-row>
              <table:table-cell office:value-type="string">
                <text:p>Строка 692</text:p>
              </table:table-cell>
              <table:table-cell office:value-type="float" office:value="650000">
                <text:p>650000</text:p>
              </table:table-cell>
              <table:table-cell office:value-type="float" office:value="3124821.5176">
                <text:p>3124821.5176</text:p>
              </table:table-cell>
            </table:table-row>
            <table:table-row>
              <table:table-cell office:value-type="string">
                <text:p>Строка 630</text:p>
              </table:table-cell>
              <table:table-cell office:value-type="float" office:value="657500">
                <text:p>657500</text:p>
              </table:table-cell>
              <table:table-cell office:value-type="float" office:value="2930009.1442">
                <text:p>2930009.1442</text:p>
              </table:table-cell>
            </table:table-row>
            <table:table-row>
              <table:table-cell office:value-type="string">
                <text:p>Строка 835</text:p>
              </table:table-cell>
              <table:table-cell office:value-type="float" office:value="660000">
                <text:p>660000</text:p>
              </table:table-cell>
              <table:table-cell office:value-type="float" office:value="3238570.6004">
                <text:p>3238570.6004</text:p>
              </table:table-cell>
            </table:table-row>
            <table:table-row>
              <table:table-cell office:value-type="string">
                <text:p>Строка 525</text:p>
              </table:table-cell>
              <table:table-cell office:value-type="float" office:value="660000">
                <text:p>660000</text:p>
              </table:table-cell>
              <table:table-cell office:value-type="float" office:value="3382206.5548">
                <text:p>3382206.5548</text:p>
              </table:table-cell>
            </table:table-row>
            <table:table-row>
              <table:table-cell office:value-type="string">
                <text:p>Строка 226</text:p>
              </table:table-cell>
              <table:table-cell office:value-type="float" office:value="661255">
                <text:p>661255</text:p>
              </table:table-cell>
              <table:table-cell office:value-type="float" office:value="2805740.3866">
                <text:p>2805740.3866</text:p>
              </table:table-cell>
            </table:table-row>
            <table:table-row>
              <table:table-cell office:value-type="string">
                <text:p>Строка 241</text:p>
              </table:table-cell>
              <table:table-cell office:value-type="float" office:value="661475.5">
                <text:p>661475.5</text:p>
              </table:table-cell>
              <table:table-cell office:value-type="float" office:value="3100507.8055">
                <text:p>3100507.8055</text:p>
              </table:table-cell>
            </table:table-row>
            <table:table-row>
              <table:table-cell office:value-type="string">
                <text:p>Строка 964</text:p>
              </table:table-cell>
              <table:table-cell office:value-type="float" office:value="661500">
                <text:p>661500</text:p>
              </table:table-cell>
              <table:table-cell office:value-type="float" office:value="3054189.9757">
                <text:p>3054189.9757</text:p>
              </table:table-cell>
            </table:table-row>
            <table:table-row>
              <table:table-cell office:value-type="string">
                <text:p>Строка 221</text:p>
              </table:table-cell>
              <table:table-cell office:value-type="float" office:value="661500">
                <text:p>661500</text:p>
              </table:table-cell>
              <table:table-cell office:value-type="float" office:value="3062076.2454">
                <text:p>3062076.2454</text:p>
              </table:table-cell>
            </table:table-row>
            <table:table-row>
              <table:table-cell office:value-type="string">
                <text:p>Строка 269</text:p>
              </table:table-cell>
              <table:table-cell office:value-type="float" office:value="661500">
                <text:p>661500</text:p>
              </table:table-cell>
              <table:table-cell office:value-type="float" office:value="2748959.9785">
                <text:p>2748959.9785</text:p>
              </table:table-cell>
            </table:table-row>
            <table:table-row>
              <table:table-cell office:value-type="string">
                <text:p>Строка 526</text:p>
              </table:table-cell>
              <table:table-cell office:value-type="float" office:value="661500">
                <text:p>661500</text:p>
              </table:table-cell>
              <table:table-cell office:value-type="float" office:value="2917280.4245">
                <text:p>2917280.4245</text:p>
              </table:table-cell>
            </table:table-row>
            <table:table-row>
              <table:table-cell office:value-type="string">
                <text:p>Строка 844</text:p>
              </table:table-cell>
              <table:table-cell office:value-type="float" office:value="662500">
                <text:p>662500</text:p>
              </table:table-cell>
              <table:table-cell office:value-type="float" office:value="3102332.9969">
                <text:p>3102332.9969</text:p>
              </table:table-cell>
            </table:table-row>
            <table:table-row>
              <table:table-cell office:value-type="string">
                <text:p>Строка 345</text:p>
              </table:table-cell>
              <table:table-cell office:value-type="float" office:value="663999">
                <text:p>663999</text:p>
              </table:table-cell>
              <table:table-cell office:value-type="float" office:value="3195734.0786">
                <text:p>3195734.0786</text:p>
              </table:table-cell>
            </table:table-row>
            <table:table-row>
              <table:table-cell office:value-type="string">
                <text:p>Строка 466</text:p>
              </table:table-cell>
              <table:table-cell office:value-type="float" office:value="673750">
                <text:p>673750</text:p>
              </table:table-cell>
              <table:table-cell office:value-type="float" office:value="2711677.3436">
                <text:p>2711677.3436</text:p>
              </table:table-cell>
            </table:table-row>
            <table:table-row>
              <table:table-cell office:value-type="string">
                <text:p>Строка 399</text:p>
              </table:table-cell>
              <table:table-cell office:value-type="float" office:value="673750">
                <text:p>673750</text:p>
              </table:table-cell>
              <table:table-cell office:value-type="float" office:value="3232559.1882">
                <text:p>3232559.1882</text:p>
              </table:table-cell>
            </table:table-row>
            <table:table-row>
              <table:table-cell office:value-type="string">
                <text:p>Строка 132</text:p>
              </table:table-cell>
              <table:table-cell office:value-type="float" office:value="673750">
                <text:p>673750</text:p>
              </table:table-cell>
              <table:table-cell office:value-type="float" office:value="3033133.2929">
                <text:p>3033133.2929</text:p>
              </table:table-cell>
            </table:table-row>
            <table:table-row>
              <table:table-cell office:value-type="string">
                <text:p>Строка 571</text:p>
              </table:table-cell>
              <table:table-cell office:value-type="float" office:value="683550">
                <text:p>683550</text:p>
              </table:table-cell>
              <table:table-cell office:value-type="float" office:value="3122047.4618">
                <text:p>3122047.4618</text:p>
              </table:table-cell>
            </table:table-row>
            <table:table-row>
              <table:table-cell office:value-type="string">
                <text:p>Строка 966</text:p>
              </table:table-cell>
              <table:table-cell office:value-type="float" office:value="684000">
                <text:p>684000</text:p>
              </table:table-cell>
              <table:table-cell office:value-type="float" office:value="2914005.6982">
                <text:p>2914005.6982</text:p>
              </table:table-cell>
            </table:table-row>
            <table:table-row>
              <table:table-cell office:value-type="string">
                <text:p>Строка 697</text:p>
              </table:table-cell>
              <table:table-cell office:value-type="float" office:value="684000">
                <text:p>684000</text:p>
              </table:table-cell>
              <table:table-cell office:value-type="float" office:value="2862836.145">
                <text:p>2862836.145</text:p>
              </table:table-cell>
            </table:table-row>
            <table:table-row>
              <table:table-cell office:value-type="string">
                <text:p>Строка 35</text:p>
              </table:table-cell>
              <table:table-cell office:value-type="float" office:value="685000">
                <text:p>685000</text:p>
              </table:table-cell>
              <table:table-cell office:value-type="float" office:value="2792102.9302">
                <text:p>2792102.9302</text:p>
              </table:table-cell>
            </table:table-row>
            <table:table-row>
              <table:table-cell office:value-type="string">
                <text:p>Строка 181</text:p>
              </table:table-cell>
              <table:table-cell office:value-type="float" office:value="685000">
                <text:p>685000</text:p>
              </table:table-cell>
              <table:table-cell office:value-type="float" office:value="3088053.1666">
                <text:p>3088053.1666</text:p>
              </table:table-cell>
            </table:table-row>
            <table:table-row>
              <table:table-cell office:value-type="string">
                <text:p>Строка 617</text:p>
              </table:table-cell>
              <table:table-cell office:value-type="float" office:value="686000">
                <text:p>686000</text:p>
              </table:table-cell>
              <table:table-cell office:value-type="float" office:value="3003860.9341">
                <text:p>3003860.9341</text:p>
              </table:table-cell>
            </table:table-row>
            <table:table-row>
              <table:table-cell office:value-type="string">
                <text:p>Строка 961</text:p>
              </table:table-cell>
              <table:table-cell office:value-type="float" office:value="686000">
                <text:p>686000</text:p>
              </table:table-cell>
              <table:table-cell office:value-type="float" office:value="2898473.4999">
                <text:p>2898473.4999</text:p>
              </table:table-cell>
            </table:table-row>
            <table:table-row>
              <table:table-cell office:value-type="string">
                <text:p>Строка 824</text:p>
              </table:table-cell>
              <table:table-cell office:value-type="float" office:value="686000">
                <text:p>686000</text:p>
              </table:table-cell>
              <table:table-cell office:value-type="float" office:value="3126196.5495">
                <text:p>3126196.5495</text:p>
              </table:table-cell>
            </table:table-row>
            <table:table-row>
              <table:table-cell office:value-type="string">
                <text:p>Строка 456</text:p>
              </table:table-cell>
              <table:table-cell office:value-type="float" office:value="686000">
                <text:p>686000</text:p>
              </table:table-cell>
              <table:table-cell office:value-type="float" office:value="2828955.1837">
                <text:p>2828955.1837</text:p>
              </table:table-cell>
            </table:table-row>
            <table:table-row>
              <table:table-cell office:value-type="string">
                <text:p>Строка 649</text:p>
              </table:table-cell>
              <table:table-cell office:value-type="float" office:value="693350">
                <text:p>693350</text:p>
              </table:table-cell>
              <table:table-cell office:value-type="float" office:value="3392395.8753">
                <text:p>3392395.8753</text:p>
              </table:table-cell>
            </table:table-row>
            <table:table-row>
              <table:table-cell office:value-type="string">
                <text:p>Строка 729</text:p>
              </table:table-cell>
              <table:table-cell office:value-type="float" office:value="693350">
                <text:p>693350</text:p>
              </table:table-cell>
              <table:table-cell office:value-type="float" office:value="3368514.3884">
                <text:p>3368514.3884</text:p>
              </table:table-cell>
            </table:table-row>
            <table:table-row>
              <table:table-cell office:value-type="string">
                <text:p>Строка 323</text:p>
              </table:table-cell>
              <table:table-cell office:value-type="float" office:value="695800">
                <text:p>695800</text:p>
              </table:table-cell>
              <table:table-cell office:value-type="float" office:value="3507202.7411">
                <text:p>3507202.7411</text:p>
              </table:table-cell>
            </table:table-row>
            <table:table-row>
              <table:table-cell office:value-type="string">
                <text:p>Строка 169</text:p>
              </table:table-cell>
              <table:table-cell office:value-type="float" office:value="698250">
                <text:p>698250</text:p>
              </table:table-cell>
              <table:table-cell office:value-type="float" office:value="2821856.3153">
                <text:p>2821856.3153</text:p>
              </table:table-cell>
            </table:table-row>
            <table:table-row>
              <table:table-cell office:value-type="string">
                <text:p>Строка 285</text:p>
              </table:table-cell>
              <table:table-cell office:value-type="float" office:value="700000">
                <text:p>700000</text:p>
              </table:table-cell>
              <table:table-cell office:value-type="float" office:value="3511546.9506">
                <text:p>3511546.9506</text:p>
              </table:table-cell>
            </table:table-row>
            <table:table-row>
              <table:table-cell office:value-type="string">
                <text:p>Строка 764</text:p>
              </table:table-cell>
              <table:table-cell office:value-type="float" office:value="700000">
                <text:p>700000</text:p>
              </table:table-cell>
              <table:table-cell office:value-type="float" office:value="3114406.3003">
                <text:p>3114406.3003</text:p>
              </table:table-cell>
            </table:table-row>
            <table:table-row>
              <table:table-cell office:value-type="string">
                <text:p>Строка 639</text:p>
              </table:table-cell>
              <table:table-cell office:value-type="float" office:value="700000">
                <text:p>700000</text:p>
              </table:table-cell>
              <table:table-cell office:value-type="float" office:value="3414303.224">
                <text:p>3414303.224</text:p>
              </table:table-cell>
            </table:table-row>
            <table:table-row>
              <table:table-cell office:value-type="string">
                <text:p>Строка 188</text:p>
              </table:table-cell>
              <table:table-cell office:value-type="float" office:value="700000">
                <text:p>700000</text:p>
              </table:table-cell>
              <table:table-cell office:value-type="float" office:value="2918125.4508">
                <text:p>2918125.4508</text:p>
              </table:table-cell>
            </table:table-row>
            <table:table-row>
              <table:table-cell office:value-type="string">
                <text:p>Строка 5</text:p>
              </table:table-cell>
              <table:table-cell office:value-type="float" office:value="705600">
                <text:p>705600</text:p>
              </table:table-cell>
              <table:table-cell office:value-type="float" office:value="2874716.4463">
                <text:p>2874716.4463</text:p>
              </table:table-cell>
            </table:table-row>
            <table:table-row>
              <table:table-cell office:value-type="string">
                <text:p>Строка 330</text:p>
              </table:table-cell>
              <table:table-cell office:value-type="float" office:value="709999">
                <text:p>709999</text:p>
              </table:table-cell>
              <table:table-cell office:value-type="float" office:value="3514213.2779">
                <text:p>3514213.2779</text:p>
              </table:table-cell>
            </table:table-row>
            <table:table-row>
              <table:table-cell office:value-type="string">
                <text:p>Строка 695</text:p>
              </table:table-cell>
              <table:table-cell office:value-type="float" office:value="710000">
                <text:p>710000</text:p>
              </table:table-cell>
              <table:table-cell office:value-type="float" office:value="2251092.0187">
                <text:p>2251092.0187</text:p>
              </table:table-cell>
            </table:table-row>
            <table:table-row>
              <table:table-cell office:value-type="string">
                <text:p>Строка 638</text:p>
              </table:table-cell>
              <table:table-cell office:value-type="float" office:value="710500">
                <text:p>710500</text:p>
              </table:table-cell>
              <table:table-cell office:value-type="float" office:value="3003045.111">
                <text:p>3003045.111</text:p>
              </table:table-cell>
            </table:table-row>
            <table:table-row>
              <table:table-cell office:value-type="string">
                <text:p>Строка 493</text:p>
              </table:table-cell>
              <table:table-cell office:value-type="float" office:value="710500">
                <text:p>710500</text:p>
              </table:table-cell>
              <table:table-cell office:value-type="float" office:value="3188030.7702">
                <text:p>3188030.7702</text:p>
              </table:table-cell>
            </table:table-row>
            <table:table-row>
              <table:table-cell office:value-type="string">
                <text:p>Строка 555</text:p>
              </table:table-cell>
              <table:table-cell office:value-type="float" office:value="720000">
                <text:p>720000</text:p>
              </table:table-cell>
              <table:table-cell office:value-type="float" office:value="2937142.2811">
                <text:p>2937142.2811</text:p>
              </table:table-cell>
            </table:table-row>
            <table:table-row>
              <table:table-cell office:value-type="string">
                <text:p>Строка 851</text:p>
              </table:table-cell>
              <table:table-cell office:value-type="float" office:value="720000">
                <text:p>720000</text:p>
              </table:table-cell>
              <table:table-cell office:value-type="float" office:value="2985200.5052">
                <text:p>2985200.5052</text:p>
              </table:table-cell>
            </table:table-row>
            <table:table-row>
              <table:table-cell office:value-type="string">
                <text:p>Строка 122</text:p>
              </table:table-cell>
              <table:table-cell office:value-type="float" office:value="725000">
                <text:p>725000</text:p>
              </table:table-cell>
              <table:table-cell office:value-type="float" office:value="2731828.4386">
                <text:p>2731828.4386</text:p>
              </table:table-cell>
            </table:table-row>
            <table:table-row>
              <table:table-cell office:value-type="string">
                <text:p>Строка 209</text:p>
              </table:table-cell>
              <table:table-cell office:value-type="float" office:value="725000">
                <text:p>725000</text:p>
              </table:table-cell>
              <table:table-cell office:value-type="float" office:value="3193540.8592">
                <text:p>3193540.8592</text:p>
              </table:table-cell>
            </table:table-row>
            <table:table-row>
              <table:table-cell office:value-type="string">
                <text:p>Строка 57</text:p>
              </table:table-cell>
              <table:table-cell office:value-type="float" office:value="730000">
                <text:p>730000</text:p>
              </table:table-cell>
              <table:table-cell office:value-type="float" office:value="3514128.3703">
                <text:p>3514128.3703</text:p>
              </table:table-cell>
            </table:table-row>
            <table:table-row>
              <table:table-cell office:value-type="string">
                <text:p>Строка 319</text:p>
              </table:table-cell>
              <table:table-cell office:value-type="float" office:value="730000">
                <text:p>730000</text:p>
              </table:table-cell>
              <table:table-cell office:value-type="float" office:value="2638924.7657">
                <text:p>2638924.7657</text:p>
              </table:table-cell>
            </table:table-row>
            <table:table-row>
              <table:table-cell office:value-type="string">
                <text:p>Строка 903</text:p>
              </table:table-cell>
              <table:table-cell office:value-type="float" office:value="730100">
                <text:p>730100</text:p>
              </table:table-cell>
              <table:table-cell office:value-type="float" office:value="2826370.3423">
                <text:p>2826370.3423</text:p>
              </table:table-cell>
            </table:table-row>
            <table:table-row>
              <table:table-cell office:value-type="string">
                <text:p>Строка 124</text:p>
              </table:table-cell>
              <table:table-cell office:value-type="float" office:value="732550">
                <text:p>732550</text:p>
              </table:table-cell>
              <table:table-cell office:value-type="float" office:value="3021483.5328">
                <text:p>3021483.5328</text:p>
              </table:table-cell>
            </table:table-row>
            <table:table-row>
              <table:table-cell office:value-type="string">
                <text:p>Строка 705</text:p>
              </table:table-cell>
              <table:table-cell office:value-type="float" office:value="735000">
                <text:p>735000</text:p>
              </table:table-cell>
              <table:table-cell office:value-type="float" office:value="2993373.1473">
                <text:p>2993373.1473</text:p>
              </table:table-cell>
            </table:table-row>
            <table:table-row>
              <table:table-cell office:value-type="string">
                <text:p>Строка 585</text:p>
              </table:table-cell>
              <table:table-cell office:value-type="float" office:value="735000">
                <text:p>735000</text:p>
              </table:table-cell>
              <table:table-cell office:value-type="float" office:value="2884659.1645">
                <text:p>2884659.1645</text:p>
              </table:table-cell>
            </table:table-row>
            <table:table-row>
              <table:table-cell office:value-type="string">
                <text:p>Строка 511</text:p>
              </table:table-cell>
              <table:table-cell office:value-type="float" office:value="735000">
                <text:p>735000</text:p>
              </table:table-cell>
              <table:table-cell office:value-type="float" office:value="3210418.0357">
                <text:p>3210418.0357</text:p>
              </table:table-cell>
            </table:table-row>
            <table:table-row>
              <table:table-cell office:value-type="string">
                <text:p>Строка 530</text:p>
              </table:table-cell>
              <table:table-cell office:value-type="float" office:value="735000">
                <text:p>735000</text:p>
              </table:table-cell>
              <table:table-cell office:value-type="float" office:value="2954885.6709">
                <text:p>2954885.6709</text:p>
              </table:table-cell>
            </table:table-row>
            <table:table-row>
              <table:table-cell office:value-type="string">
                <text:p>Строка 71</text:p>
              </table:table-cell>
              <table:table-cell office:value-type="float" office:value="735000">
                <text:p>735000</text:p>
              </table:table-cell>
              <table:table-cell office:value-type="float" office:value="3359663.2541">
                <text:p>3359663.2541</text:p>
              </table:table-cell>
            </table:table-row>
            <table:table-row>
              <table:table-cell office:value-type="string">
                <text:p>Строка 382</text:p>
              </table:table-cell>
              <table:table-cell office:value-type="float" office:value="735000">
                <text:p>735000</text:p>
              </table:table-cell>
              <table:table-cell office:value-type="float" office:value="2899322.7836">
                <text:p>2899322.7836</text:p>
              </table:table-cell>
            </table:table-row>
            <table:table-row>
              <table:table-cell office:value-type="string">
                <text:p>Строка 348</text:p>
              </table:table-cell>
              <table:table-cell office:value-type="float" office:value="740000">
                <text:p>740000</text:p>
              </table:table-cell>
              <table:table-cell office:value-type="float" office:value="3203473.5384">
                <text:p>3203473.5384</text:p>
              </table:table-cell>
            </table:table-row>
            <table:table-row>
              <table:table-cell office:value-type="string">
                <text:p>Строка 608</text:p>
              </table:table-cell>
              <table:table-cell office:value-type="float" office:value="740000">
                <text:p>740000</text:p>
              </table:table-cell>
              <table:table-cell office:value-type="float" office:value="2989762.965">
                <text:p>2989762.965</text:p>
              </table:table-cell>
            </table:table-row>
            <table:table-row>
              <table:table-cell office:value-type="string">
                <text:p>Строка 403</text:p>
              </table:table-cell>
              <table:table-cell office:value-type="float" office:value="740000">
                <text:p>740000</text:p>
              </table:table-cell>
              <table:table-cell office:value-type="float" office:value="3511073.3253">
                <text:p>3511073.3253</text:p>
              </table:table-cell>
            </table:table-row>
            <table:table-row>
              <table:table-cell office:value-type="string">
                <text:p>Строка 520</text:p>
              </table:table-cell>
              <table:table-cell office:value-type="float" office:value="747250">
                <text:p>747250</text:p>
              </table:table-cell>
              <table:table-cell office:value-type="float" office:value="3016371.5417">
                <text:p>3016371.5417</text:p>
              </table:table-cell>
            </table:table-row>
            <table:table-row>
              <table:table-cell office:value-type="string">
                <text:p>Строка 373</text:p>
              </table:table-cell>
              <table:table-cell office:value-type="float" office:value="747250">
                <text:p>747250</text:p>
              </table:table-cell>
              <table:table-cell office:value-type="float" office:value="3082226.3999">
                <text:p>3082226.3999</text:p>
              </table:table-cell>
            </table:table-row>
            <table:table-row>
              <table:table-cell office:value-type="string">
                <text:p>Строка 191</text:p>
              </table:table-cell>
              <table:table-cell office:value-type="float" office:value="747250">
                <text:p>747250</text:p>
              </table:table-cell>
              <table:table-cell office:value-type="float" office:value="3007620.4063">
                <text:p>3007620.4063</text:p>
              </table:table-cell>
            </table:table-row>
            <table:table-row>
              <table:table-cell office:value-type="string">
                <text:p>Строка 781</text:p>
              </table:table-cell>
              <table:table-cell office:value-type="float" office:value="750000">
                <text:p>750000</text:p>
              </table:table-cell>
              <table:table-cell office:value-type="float" office:value="3127969.2908">
                <text:p>3127969.2908</text:p>
              </table:table-cell>
            </table:table-row>
            <table:table-row>
              <table:table-cell office:value-type="string">
                <text:p>Строка 664</text:p>
              </table:table-cell>
              <table:table-cell office:value-type="float" office:value="755000">
                <text:p>755000</text:p>
              </table:table-cell>
              <table:table-cell office:value-type="float" office:value="3352759.6773">
                <text:p>3352759.6773</text:p>
              </table:table-cell>
            </table:table-row>
            <table:table-row>
              <table:table-cell office:value-type="string">
                <text:p>Строка 340</text:p>
              </table:table-cell>
              <table:table-cell office:value-type="float" office:value="757050">
                <text:p>757050</text:p>
              </table:table-cell>
              <table:table-cell office:value-type="float" office:value="3007804.2846">
                <text:p>3007804.2846</text:p>
              </table:table-cell>
            </table:table-row>
            <table:table-row>
              <table:table-cell office:value-type="string">
                <text:p>Строка 272</text:p>
              </table:table-cell>
              <table:table-cell office:value-type="float" office:value="759377.5">
                <text:p>759377.5</text:p>
              </table:table-cell>
              <table:table-cell office:value-type="float" office:value="3039062.0541">
                <text:p>3039062.0541</text:p>
              </table:table-cell>
            </table:table-row>
            <table:table-row>
              <table:table-cell office:value-type="string">
                <text:p>Строка 671</text:p>
              </table:table-cell>
              <table:table-cell office:value-type="float" office:value="759500">
                <text:p>759500</text:p>
              </table:table-cell>
              <table:table-cell office:value-type="float" office:value="3238751.6028">
                <text:p>3238751.6028</text:p>
              </table:table-cell>
            </table:table-row>
            <table:table-row>
              <table:table-cell office:value-type="string">
                <text:p>Строка 859</text:p>
              </table:table-cell>
              <table:table-cell office:value-type="float" office:value="759500">
                <text:p>759500</text:p>
              </table:table-cell>
              <table:table-cell office:value-type="float" office:value="2720355.7877">
                <text:p>2720355.7877</text:p>
              </table:table-cell>
            </table:table-row>
            <table:table-row>
              <table:table-cell office:value-type="string">
                <text:p>Строка 512</text:p>
              </table:table-cell>
              <table:table-cell office:value-type="float" office:value="759500">
                <text:p>759500</text:p>
              </table:table-cell>
              <table:table-cell office:value-type="float" office:value="2996625.0909">
                <text:p>2996625.0909</text:p>
              </table:table-cell>
            </table:table-row>
            <table:table-row>
              <table:table-cell office:value-type="string">
                <text:p>Строка 137</text:p>
              </table:table-cell>
              <table:table-cell office:value-type="float" office:value="760000">
                <text:p>760000</text:p>
              </table:table-cell>
              <table:table-cell office:value-type="float" office:value="3373855.075">
                <text:p>3373855.075</text:p>
              </table:table-cell>
            </table:table-row>
            <table:table-row>
              <table:table-cell office:value-type="string">
                <text:p>Строка 698</text:p>
              </table:table-cell>
              <table:table-cell office:value-type="float" office:value="762000">
                <text:p>762000</text:p>
              </table:table-cell>
              <table:table-cell office:value-type="float" office:value="2464212.2444">
                <text:p>2464212.2444</text:p>
              </table:table-cell>
            </table:table-row>
            <table:table-row>
              <table:table-cell office:value-type="string">
                <text:p>Строка 85</text:p>
              </table:table-cell>
              <table:table-cell office:value-type="float" office:value="769300">
                <text:p>769300</text:p>
              </table:table-cell>
              <table:table-cell office:value-type="float" office:value="3268717.3981">
                <text:p>3268717.3981</text:p>
              </table:table-cell>
            </table:table-row>
            <table:table-row>
              <table:table-cell office:value-type="string">
                <text:p>Строка 290</text:p>
              </table:table-cell>
              <table:table-cell office:value-type="float" office:value="769300">
                <text:p>769300</text:p>
              </table:table-cell>
              <table:table-cell office:value-type="float" office:value="3096801.037">
                <text:p>3096801.037</text:p>
              </table:table-cell>
            </table:table-row>
            <table:table-row>
              <table:table-cell office:value-type="string">
                <text:p>Строка 393</text:p>
              </table:table-cell>
              <table:table-cell office:value-type="float" office:value="771750">
                <text:p>771750</text:p>
              </table:table-cell>
              <table:table-cell office:value-type="float" office:value="3141557.2203">
                <text:p>3141557.2203</text:p>
              </table:table-cell>
            </table:table-row>
            <table:table-row>
              <table:table-cell office:value-type="string">
                <text:p>Строка 506</text:p>
              </table:table-cell>
              <table:table-cell office:value-type="float" office:value="771750">
                <text:p>771750</text:p>
              </table:table-cell>
              <table:table-cell office:value-type="float" office:value="3001377.9633">
                <text:p>3001377.9633</text:p>
              </table:table-cell>
            </table:table-row>
            <table:table-row>
              <table:table-cell office:value-type="string">
                <text:p>Строка 963</text:p>
              </table:table-cell>
              <table:table-cell office:value-type="float" office:value="779000">
                <text:p>779000</text:p>
              </table:table-cell>
              <table:table-cell office:value-type="float" office:value="3374269.4378">
                <text:p>3374269.4378</text:p>
              </table:table-cell>
            </table:table-row>
            <table:table-row>
              <table:table-cell office:value-type="string">
                <text:p>Строка 728</text:p>
              </table:table-cell>
              <table:table-cell office:value-type="float" office:value="779100">
                <text:p>779100</text:p>
              </table:table-cell>
              <table:table-cell office:value-type="float" office:value="3319519.1454">
                <text:p>3319519.1454</text:p>
              </table:table-cell>
            </table:table-row>
            <table:table-row>
              <table:table-cell office:value-type="string">
                <text:p>Строка 933</text:p>
              </table:table-cell>
              <table:table-cell office:value-type="float" office:value="779100">
                <text:p>779100</text:p>
              </table:table-cell>
              <table:table-cell office:value-type="float" office:value="3219867.5995">
                <text:p>3219867.5995</text:p>
              </table:table-cell>
            </table:table-row>
            <table:table-row>
              <table:table-cell office:value-type="string">
                <text:p>Строка 180</text:p>
              </table:table-cell>
              <table:table-cell office:value-type="float" office:value="780000">
                <text:p>780000</text:p>
              </table:table-cell>
              <table:table-cell office:value-type="float" office:value="3359326.1815">
                <text:p>3359326.1815</text:p>
              </table:table-cell>
            </table:table-row>
            <table:table-row>
              <table:table-cell office:value-type="string">
                <text:p>Строка 647</text:p>
              </table:table-cell>
              <table:table-cell office:value-type="float" office:value="781550">
                <text:p>781550</text:p>
              </table:table-cell>
              <table:table-cell office:value-type="float" office:value="2890559.2296">
                <text:p>2890559.2296</text:p>
              </table:table-cell>
            </table:table-row>
            <table:table-row>
              <table:table-cell office:value-type="string">
                <text:p>Строка 457</text:p>
              </table:table-cell>
              <table:table-cell office:value-type="float" office:value="784000">
                <text:p>784000</text:p>
              </table:table-cell>
              <table:table-cell office:value-type="float" office:value="2723415.7522">
                <text:p>2723415.7522</text:p>
              </table:table-cell>
            </table:table-row>
            <table:table-row>
              <table:table-cell office:value-type="string">
                <text:p>Строка 854</text:p>
              </table:table-cell>
              <table:table-cell office:value-type="float" office:value="796250">
                <text:p>796250</text:p>
              </table:table-cell>
              <table:table-cell office:value-type="float" office:value="2996304.3491">
                <text:p>2996304.3491</text:p>
              </table:table-cell>
            </table:table-row>
            <table:table-row>
              <table:table-cell office:value-type="string">
                <text:p>Строка 361</text:p>
              </table:table-cell>
              <table:table-cell office:value-type="float" office:value="796250">
                <text:p>796250</text:p>
              </table:table-cell>
              <table:table-cell office:value-type="float" office:value="3218683.6215">
                <text:p>3218683.6215</text:p>
              </table:table-cell>
            </table:table-row>
            <table:table-row>
              <table:table-cell office:value-type="string">
                <text:p>Строка 451</text:p>
              </table:table-cell>
              <table:table-cell office:value-type="float" office:value="796250">
                <text:p>796250</text:p>
              </table:table-cell>
              <table:table-cell office:value-type="float" office:value="3535590.076">
                <text:p>3535590.076</text:p>
              </table:table-cell>
            </table:table-row>
            <table:table-row>
              <table:table-cell office:value-type="string">
                <text:p>Строка 96</text:p>
              </table:table-cell>
              <table:table-cell office:value-type="float" office:value="800000">
                <text:p>800000</text:p>
              </table:table-cell>
              <table:table-cell office:value-type="float" office:value="2994063.0039">
                <text:p>2994063.0039</text:p>
              </table:table-cell>
            </table:table-row>
            <table:table-row>
              <table:table-cell office:value-type="string">
                <text:p>Строка 929</text:p>
              </table:table-cell>
              <table:table-cell office:value-type="float" office:value="800000">
                <text:p>800000</text:p>
              </table:table-cell>
              <table:table-cell office:value-type="float" office:value="3349737.5513">
                <text:p>3349737.5513</text:p>
              </table:table-cell>
            </table:table-row>
            <table:table-row>
              <table:table-cell office:value-type="string">
                <text:p>Строка 446</text:p>
              </table:table-cell>
              <table:table-cell office:value-type="float" office:value="806050">
                <text:p>806050</text:p>
              </table:table-cell>
              <table:table-cell office:value-type="float" office:value="3137157.7397">
                <text:p>3137157.7397</text:p>
              </table:table-cell>
            </table:table-row>
            <table:table-row>
              <table:table-cell office:value-type="string">
                <text:p>Строка 590</text:p>
              </table:table-cell>
              <table:table-cell office:value-type="float" office:value="808500">
                <text:p>808500</text:p>
              </table:table-cell>
              <table:table-cell office:value-type="float" office:value="2980104.1409">
                <text:p>2980104.1409</text:p>
              </table:table-cell>
            </table:table-row>
            <table:table-row>
              <table:table-cell office:value-type="string">
                <text:p>Строка 529</text:p>
              </table:table-cell>
              <table:table-cell office:value-type="float" office:value="808500">
                <text:p>808500</text:p>
              </table:table-cell>
              <table:table-cell office:value-type="float" office:value="2833712.4252">
                <text:p>2833712.4252</text:p>
              </table:table-cell>
            </table:table-row>
            <table:table-row>
              <table:table-cell office:value-type="string">
                <text:p>Строка 260</text:p>
              </table:table-cell>
              <table:table-cell office:value-type="float" office:value="825000">
                <text:p>825000</text:p>
              </table:table-cell>
              <table:table-cell office:value-type="float" office:value="3330683.3661">
                <text:p>3330683.3661</text:p>
              </table:table-cell>
            </table:table-row>
            <table:table-row>
              <table:table-cell office:value-type="string">
                <text:p>Строка 662</text:p>
              </table:table-cell>
              <table:table-cell office:value-type="float" office:value="830000">
                <text:p>830000</text:p>
              </table:table-cell>
              <table:table-cell office:value-type="float" office:value="2868933.9262">
                <text:p>2868933.9262</text:p>
              </table:table-cell>
            </table:table-row>
            <table:table-row>
              <table:table-cell office:value-type="string">
                <text:p>Строка 682</text:p>
              </table:table-cell>
              <table:table-cell office:value-type="float" office:value="830525.5">
                <text:p>830525.5</text:p>
              </table:table-cell>
              <table:table-cell office:value-type="float" office:value="2954902.2781">
                <text:p>2954902.2781</text:p>
              </table:table-cell>
            </table:table-row>
            <table:table-row>
              <table:table-cell office:value-type="string">
                <text:p>Строка 170</text:p>
              </table:table-cell>
              <table:table-cell office:value-type="float" office:value="830550">
                <text:p>830550</text:p>
              </table:table-cell>
              <table:table-cell office:value-type="float" office:value="3237614.9773">
                <text:p>3237614.9773</text:p>
              </table:table-cell>
            </table:table-row>
            <table:table-row>
              <table:table-cell office:value-type="string">
                <text:p>Строка 497</text:p>
              </table:table-cell>
              <table:table-cell office:value-type="float" office:value="836000">
                <text:p>836000</text:p>
              </table:table-cell>
              <table:table-cell office:value-type="float" office:value="3521500.8097">
                <text:p>3521500.8097</text:p>
              </table:table-cell>
            </table:table-row>
            <table:table-row>
              <table:table-cell office:value-type="string">
                <text:p>Строка 99</text:p>
              </table:table-cell>
              <table:table-cell office:value-type="float" office:value="845000">
                <text:p>845000</text:p>
              </table:table-cell>
              <table:table-cell office:value-type="float" office:value="3325959.3643">
                <text:p>3325959.3643</text:p>
              </table:table-cell>
            </table:table-row>
            <table:table-row>
              <table:table-cell office:value-type="string">
                <text:p>Строка 568</text:p>
              </table:table-cell>
              <table:table-cell office:value-type="float" office:value="845250">
                <text:p>845250</text:p>
              </table:table-cell>
              <table:table-cell office:value-type="float" office:value="3122882.1398">
                <text:p>3122882.1398</text:p>
              </table:table-cell>
            </table:table-row>
            <table:table-row>
              <table:table-cell office:value-type="string">
                <text:p>Строка 501</text:p>
              </table:table-cell>
              <table:table-cell office:value-type="float" office:value="847700">
                <text:p>847700</text:p>
              </table:table-cell>
              <table:table-cell office:value-type="float" office:value="3365544.0771">
                <text:p>3365544.0771</text:p>
              </table:table-cell>
            </table:table-row>
            <table:table-row>
              <table:table-cell office:value-type="string">
                <text:p>Строка 353</text:p>
              </table:table-cell>
              <table:table-cell office:value-type="float" office:value="850000">
                <text:p>850000</text:p>
              </table:table-cell>
              <table:table-cell office:value-type="float" office:value="3346144.0303">
                <text:p>3346144.0303</text:p>
              </table:table-cell>
            </table:table-row>
            <table:table-row>
              <table:table-cell office:value-type="string">
                <text:p>Строка 59</text:p>
              </table:table-cell>
              <table:table-cell office:value-type="float" office:value="855050">
                <text:p>855050</text:p>
              </table:table-cell>
              <table:table-cell office:value-type="float" office:value="3087930.3696">
                <text:p>3087930.3696</text:p>
              </table:table-cell>
            </table:table-row>
            <table:table-row>
              <table:table-cell office:value-type="string">
                <text:p>Строка 663</text:p>
              </table:table-cell>
              <table:table-cell office:value-type="float" office:value="855050">
                <text:p>855050</text:p>
              </table:table-cell>
              <table:table-cell office:value-type="float" office:value="2903107.6117">
                <text:p>2903107.6117</text:p>
              </table:table-cell>
            </table:table-row>
            <table:table-row>
              <table:table-cell office:value-type="string">
                <text:p>Строка 787</text:p>
              </table:table-cell>
              <table:table-cell office:value-type="float" office:value="855050">
                <text:p>855050</text:p>
              </table:table-cell>
              <table:table-cell office:value-type="float" office:value="3081822.2704">
                <text:p>3081822.2704</text:p>
              </table:table-cell>
            </table:table-row>
            <table:table-row>
              <table:table-cell office:value-type="string">
                <text:p>Строка 211</text:p>
              </table:table-cell>
              <table:table-cell office:value-type="float" office:value="856275">
                <text:p>856275</text:p>
              </table:table-cell>
              <table:table-cell office:value-type="float" office:value="3152428.8664">
                <text:p>3152428.8664</text:p>
              </table:table-cell>
            </table:table-row>
            <table:table-row>
              <table:table-cell office:value-type="string">
                <text:p>Строка 822</text:p>
              </table:table-cell>
              <table:table-cell office:value-type="float" office:value="857500">
                <text:p>857500</text:p>
              </table:table-cell>
              <table:table-cell office:value-type="float" office:value="2889939.3367">
                <text:p>2889939.3367</text:p>
              </table:table-cell>
            </table:table-row>
            <table:table-row>
              <table:table-cell office:value-type="string">
                <text:p>Строка 65</text:p>
              </table:table-cell>
              <table:table-cell office:value-type="float" office:value="857500">
                <text:p>857500</text:p>
              </table:table-cell>
              <table:table-cell office:value-type="float" office:value="3127314.6965">
                <text:p>3127314.6965</text:p>
              </table:table-cell>
            </table:table-row>
            <table:table-row>
              <table:table-cell office:value-type="string">
                <text:p>Строка 179</text:p>
              </table:table-cell>
              <table:table-cell office:value-type="float" office:value="857500">
                <text:p>857500</text:p>
              </table:table-cell>
              <table:table-cell office:value-type="float" office:value="2662706.8767">
                <text:p>2662706.8767</text:p>
              </table:table-cell>
            </table:table-row>
            <table:table-row>
              <table:table-cell office:value-type="string">
                <text:p>Строка 104</text:p>
              </table:table-cell>
              <table:table-cell office:value-type="float" office:value="857500">
                <text:p>857500</text:p>
              </table:table-cell>
              <table:table-cell office:value-type="float" office:value="3025564.1236">
                <text:p>3025564.1236</text:p>
              </table:table-cell>
            </table:table-row>
            <table:table-row>
              <table:table-cell office:value-type="string">
                <text:p>Строка 471</text:p>
              </table:table-cell>
              <table:table-cell office:value-type="float" office:value="857500">
                <text:p>857500</text:p>
              </table:table-cell>
              <table:table-cell office:value-type="float" office:value="2942885.3223">
                <text:p>2942885.3223</text:p>
              </table:table-cell>
            </table:table-row>
            <table:table-row>
              <table:table-cell office:value-type="string">
                <text:p>Строка 812</text:p>
              </table:table-cell>
              <table:table-cell office:value-type="float" office:value="857500">
                <text:p>857500</text:p>
              </table:table-cell>
              <table:table-cell office:value-type="float" office:value="2815560.819">
                <text:p>2815560.819</text:p>
              </table:table-cell>
            </table:table-row>
            <table:table-row>
              <table:table-cell office:value-type="string">
                <text:p>Строка 281</text:p>
              </table:table-cell>
              <table:table-cell office:value-type="float" office:value="857500">
                <text:p>857500</text:p>
              </table:table-cell>
              <table:table-cell office:value-type="float" office:value="2695511.6848">
                <text:p>2695511.6848</text:p>
              </table:table-cell>
            </table:table-row>
            <table:table-row>
              <table:table-cell office:value-type="string">
                <text:p>Строка 818</text:p>
              </table:table-cell>
              <table:table-cell office:value-type="float" office:value="860000">
                <text:p>860000</text:p>
              </table:table-cell>
              <table:table-cell office:value-type="float" office:value="3374341.4332">
                <text:p>3374341.4332</text:p>
              </table:table-cell>
            </table:table-row>
            <table:table-row>
              <table:table-cell office:value-type="string">
                <text:p>Строка 11</text:p>
              </table:table-cell>
              <table:table-cell office:value-type="float" office:value="864850">
                <text:p>864850</text:p>
              </table:table-cell>
              <table:table-cell office:value-type="float" office:value="3140714.771">
                <text:p>3140714.771</text:p>
              </table:table-cell>
            </table:table-row>
            <table:table-row>
              <table:table-cell office:value-type="string">
                <text:p>Строка 207</text:p>
              </table:table-cell>
              <table:table-cell office:value-type="float" office:value="869750">
                <text:p>869750</text:p>
              </table:table-cell>
              <table:table-cell office:value-type="float" office:value="3376361.6325">
                <text:p>3376361.6325</text:p>
              </table:table-cell>
            </table:table-row>
            <table:table-row>
              <table:table-cell office:value-type="string">
                <text:p>Строка 614</text:p>
              </table:table-cell>
              <table:table-cell office:value-type="float" office:value="875000">
                <text:p>875000</text:p>
              </table:table-cell>
              <table:table-cell office:value-type="float" office:value="3087960.3046">
                <text:p>3087960.3046</text:p>
              </table:table-cell>
            </table:table-row>
            <table:table-row>
              <table:table-cell office:value-type="string">
                <text:p>Строка 867</text:p>
              </table:table-cell>
              <table:table-cell office:value-type="float" office:value="879550">
                <text:p>879550</text:p>
              </table:table-cell>
              <table:table-cell office:value-type="float" office:value="3025379.89">
                <text:p>3025379.89</text:p>
              </table:table-cell>
            </table:table-row>
            <table:table-row>
              <table:table-cell office:value-type="string">
                <text:p>Строка 701</text:p>
              </table:table-cell>
              <table:table-cell office:value-type="float" office:value="882000">
                <text:p>882000</text:p>
              </table:table-cell>
              <table:table-cell office:value-type="float" office:value="3508572.4967">
                <text:p>3508572.4967</text:p>
              </table:table-cell>
            </table:table-row>
            <table:table-row>
              <table:table-cell office:value-type="string">
                <text:p>Строка 579</text:p>
              </table:table-cell>
              <table:table-cell office:value-type="float" office:value="885000">
                <text:p>885000</text:p>
              </table:table-cell>
              <table:table-cell office:value-type="float" office:value="3197654.3147">
                <text:p>3197654.3147</text:p>
              </table:table-cell>
            </table:table-row>
            <table:table-row>
              <table:table-cell office:value-type="string">
                <text:p>Строка 251</text:p>
              </table:table-cell>
              <table:table-cell office:value-type="float" office:value="886900">
                <text:p>886900</text:p>
              </table:table-cell>
              <table:table-cell office:value-type="float" office:value="2828803.0687">
                <text:p>2828803.0687</text:p>
              </table:table-cell>
            </table:table-row>
            <table:table-row>
              <table:table-cell office:value-type="string">
                <text:p>Строка 696</text:p>
              </table:table-cell>
              <table:table-cell office:value-type="float" office:value="888000">
                <text:p>888000</text:p>
              </table:table-cell>
              <table:table-cell office:value-type="float" office:value="3524873.0344">
                <text:p>3524873.0344</text:p>
              </table:table-cell>
            </table:table-row>
            <table:table-row>
              <table:table-cell office:value-type="string">
                <text:p>Строка 909</text:p>
              </table:table-cell>
              <table:table-cell office:value-type="float" office:value="900000">
                <text:p>900000</text:p>
              </table:table-cell>
              <table:table-cell office:value-type="float" office:value="3534891.3804">
                <text:p>3534891.3804</text:p>
              </table:table-cell>
            </table:table-row>
            <table:table-row>
              <table:table-cell office:value-type="string">
                <text:p>Строка 43</text:p>
              </table:table-cell>
              <table:table-cell office:value-type="float" office:value="900000">
                <text:p>900000</text:p>
              </table:table-cell>
              <table:table-cell office:value-type="float" office:value="2919853.3882">
                <text:p>2919853.3882</text:p>
              </table:table-cell>
            </table:table-row>
            <table:table-row>
              <table:table-cell office:value-type="string">
                <text:p>Строка 819</text:p>
              </table:table-cell>
              <table:table-cell office:value-type="float" office:value="901600">
                <text:p>901600</text:p>
              </table:table-cell>
              <table:table-cell office:value-type="float" office:value="3274861.749">
                <text:p>3274861.749</text:p>
              </table:table-cell>
            </table:table-row>
            <table:table-row>
              <table:table-cell office:value-type="string">
                <text:p>Строка 519</text:p>
              </table:table-cell>
              <table:table-cell office:value-type="float" office:value="904999">
                <text:p>904999</text:p>
              </table:table-cell>
              <table:table-cell office:value-type="float" office:value="2909922.473">
                <text:p>2909922.473</text:p>
              </table:table-cell>
            </table:table-row>
            <table:table-row>
              <table:table-cell office:value-type="string">
                <text:p>Строка 901</text:p>
              </table:table-cell>
              <table:table-cell office:value-type="float" office:value="906500">
                <text:p>906500</text:p>
              </table:table-cell>
              <table:table-cell office:value-type="float" office:value="2902333.4434">
                <text:p>2902333.4434</text:p>
              </table:table-cell>
            </table:table-row>
            <table:table-row>
              <table:table-cell office:value-type="string">
                <text:p>Строка 56</text:p>
              </table:table-cell>
              <table:table-cell office:value-type="float" office:value="906500">
                <text:p>906500</text:p>
              </table:table-cell>
              <table:table-cell office:value-type="float" office:value="3402999.3077">
                <text:p>3402999.3077</text:p>
              </table:table-cell>
            </table:table-row>
            <table:table-row>
              <table:table-cell office:value-type="string">
                <text:p>Строка 37</text:p>
              </table:table-cell>
              <table:table-cell office:value-type="float" office:value="925000">
                <text:p>925000</text:p>
              </table:table-cell>
              <table:table-cell office:value-type="float" office:value="3015467.7492">
                <text:p>3015467.7492</text:p>
              </table:table-cell>
            </table:table-row>
            <table:table-row>
              <table:table-cell office:value-type="string">
                <text:p>Строка 22</text:p>
              </table:table-cell>
              <table:table-cell office:value-type="float" office:value="928550">
                <text:p>928550</text:p>
              </table:table-cell>
              <table:table-cell office:value-type="float" office:value="3367911.0634">
                <text:p>3367911.0634</text:p>
              </table:table-cell>
            </table:table-row>
            <table:table-row>
              <table:table-cell office:value-type="string">
                <text:p>Строка 549</text:p>
              </table:table-cell>
              <table:table-cell office:value-type="float" office:value="928550">
                <text:p>928550</text:p>
              </table:table-cell>
              <table:table-cell office:value-type="float" office:value="3295986.8415">
                <text:p>3295986.8415</text:p>
              </table:table-cell>
            </table:table-row>
            <table:table-row>
              <table:table-cell office:value-type="string">
                <text:p>Строка 636</text:p>
              </table:table-cell>
              <table:table-cell office:value-type="float" office:value="930975.5">
                <text:p>930975.5</text:p>
              </table:table-cell>
              <table:table-cell office:value-type="float" office:value="2985093.5495">
                <text:p>2985093.5495</text:p>
              </table:table-cell>
            </table:table-row>
            <table:table-row>
              <table:table-cell office:value-type="string">
                <text:p>Строка 275</text:p>
              </table:table-cell>
              <table:table-cell office:value-type="float" office:value="931000">
                <text:p>931000</text:p>
              </table:table-cell>
              <table:table-cell office:value-type="float" office:value="3111207.1851">
                <text:p>3111207.1851</text:p>
              </table:table-cell>
            </table:table-row>
            <table:table-row>
              <table:table-cell office:value-type="string">
                <text:p>Строка 62</text:p>
              </table:table-cell>
              <table:table-cell office:value-type="float" office:value="931000">
                <text:p>931000</text:p>
              </table:table-cell>
              <table:table-cell office:value-type="float" office:value="3025027.3286">
                <text:p>3025027.3286</text:p>
              </table:table-cell>
            </table:table-row>
            <table:table-row>
              <table:table-cell office:value-type="string">
                <text:p>Строка 776</text:p>
              </table:table-cell>
              <table:table-cell office:value-type="float" office:value="945700">
                <text:p>945700</text:p>
              </table:table-cell>
              <table:table-cell office:value-type="float" office:value="3133158.9471">
                <text:p>3133158.9471</text:p>
              </table:table-cell>
            </table:table-row>
            <table:table-row>
              <table:table-cell office:value-type="string">
                <text:p>Строка 347</text:p>
              </table:table-cell>
              <table:table-cell office:value-type="float" office:value="950000">
                <text:p>950000</text:p>
              </table:table-cell>
              <table:table-cell office:value-type="float" office:value="2949978.0671">
                <text:p>2949978.0671</text:p>
              </table:table-cell>
            </table:table-row>
            <table:table-row>
              <table:table-cell office:value-type="string">
                <text:p>Строка 906</text:p>
              </table:table-cell>
              <table:table-cell office:value-type="float" office:value="950000">
                <text:p>950000</text:p>
              </table:table-cell>
              <table:table-cell office:value-type="float" office:value="3529781.5326">
                <text:p>3529781.5326</text:p>
              </table:table-cell>
            </table:table-row>
            <table:table-row>
              <table:table-cell office:value-type="string">
                <text:p>Строка 598</text:p>
              </table:table-cell>
              <table:table-cell office:value-type="float" office:value="955255">
                <text:p>955255</text:p>
              </table:table-cell>
              <table:table-cell office:value-type="float" office:value="3003192.3005">
                <text:p>3003192.3005</text:p>
              </table:table-cell>
            </table:table-row>
            <table:table-row>
              <table:table-cell office:value-type="string">
                <text:p>Строка 500</text:p>
              </table:table-cell>
              <table:table-cell office:value-type="float" office:value="955500">
                <text:p>955500</text:p>
              </table:table-cell>
              <table:table-cell office:value-type="float" office:value="3254319.3542">
                <text:p>3254319.3542</text:p>
              </table:table-cell>
            </table:table-row>
            <table:table-row>
              <table:table-cell office:value-type="string">
                <text:p>Строка 45</text:p>
              </table:table-cell>
              <table:table-cell office:value-type="float" office:value="967750">
                <text:p>967750</text:p>
              </table:table-cell>
              <table:table-cell office:value-type="float" office:value="2986865.3759">
                <text:p>2986865.3759</text:p>
              </table:table-cell>
            </table:table-row>
            <table:table-row>
              <table:table-cell office:value-type="string">
                <text:p>Строка 683</text:p>
              </table:table-cell>
              <table:table-cell office:value-type="float" office:value="967750">
                <text:p>967750</text:p>
              </table:table-cell>
              <table:table-cell office:value-type="float" office:value="3536943.578">
                <text:p>3536943.578</text:p>
              </table:table-cell>
            </table:table-row>
            <table:table-row>
              <table:table-cell office:value-type="string">
                <text:p>Строка 98</text:p>
              </table:table-cell>
              <table:table-cell office:value-type="float" office:value="967750">
                <text:p>967750</text:p>
              </table:table-cell>
              <table:table-cell office:value-type="float" office:value="2913836.8471">
                <text:p>2913836.8471</text:p>
              </table:table-cell>
            </table:table-row>
            <table:table-row>
              <table:table-cell office:value-type="string">
                <text:p>Строка 685</text:p>
              </table:table-cell>
              <table:table-cell office:value-type="float" office:value="975100">
                <text:p>975100</text:p>
              </table:table-cell>
              <table:table-cell office:value-type="float" office:value="3087874.3165">
                <text:p>3087874.3165</text:p>
              </table:table-cell>
            </table:table-row>
            <table:table-row>
              <table:table-cell office:value-type="string">
                <text:p>Строка 346</text:p>
              </table:table-cell>
              <table:table-cell office:value-type="float" office:value="977550">
                <text:p>977550</text:p>
              </table:table-cell>
              <table:table-cell office:value-type="float" office:value="3072648.9898">
                <text:p>3072648.9898</text:p>
              </table:table-cell>
            </table:table-row>
            <table:table-row>
              <table:table-cell office:value-type="string">
                <text:p>Строка 392</text:p>
              </table:table-cell>
              <table:table-cell office:value-type="float" office:value="979755">
                <text:p>979755</text:p>
              </table:table-cell>
              <table:table-cell office:value-type="float" office:value="3076054.2779">
                <text:p>3076054.2779</text:p>
              </table:table-cell>
            </table:table-row>
            <table:table-row>
              <table:table-cell office:value-type="string">
                <text:p>Строка 826</text:p>
              </table:table-cell>
              <table:table-cell office:value-type="float" office:value="979975.5">
                <text:p>979975.5</text:p>
              </table:table-cell>
              <table:table-cell office:value-type="float" office:value="3525392.3837">
                <text:p>3525392.3837</text:p>
              </table:table-cell>
            </table:table-row>
            <table:table-row>
              <table:table-cell office:value-type="string">
                <text:p>Строка 308</text:p>
              </table:table-cell>
              <table:table-cell office:value-type="float" office:value="979975.5">
                <text:p>979975.5</text:p>
              </table:table-cell>
              <table:table-cell office:value-type="float" office:value="3131039.9312">
                <text:p>3131039.9312</text:p>
              </table:table-cell>
            </table:table-row>
            <table:table-row>
              <table:table-cell office:value-type="string">
                <text:p>Строка 312</text:p>
              </table:table-cell>
              <table:table-cell office:value-type="float" office:value="979975.5">
                <text:p>979975.5</text:p>
              </table:table-cell>
              <table:table-cell office:value-type="float" office:value="2865998.7322">
                <text:p>2865998.7322</text:p>
              </table:table-cell>
            </table:table-row>
            <table:table-row>
              <table:table-cell office:value-type="string">
                <text:p>Строка 896</text:p>
              </table:table-cell>
              <table:table-cell office:value-type="float" office:value="980000">
                <text:p>980000</text:p>
              </table:table-cell>
              <table:table-cell office:value-type="float" office:value="2995714.1283">
                <text:p>2995714.1283</text:p>
              </table:table-cell>
            </table:table-row>
            <table:table-row>
              <table:table-cell office:value-type="string">
                <text:p>Строка 660</text:p>
              </table:table-cell>
              <table:table-cell office:value-type="float" office:value="980000">
                <text:p>980000</text:p>
              </table:table-cell>
              <table:table-cell office:value-type="float" office:value="3025379.89">
                <text:p>3025379.89</text:p>
              </table:table-cell>
            </table:table-row>
            <table:table-row>
              <table:table-cell office:value-type="string">
                <text:p>Строка 328</text:p>
              </table:table-cell>
              <table:table-cell office:value-type="float" office:value="980000">
                <text:p>980000</text:p>
              </table:table-cell>
              <table:table-cell office:value-type="float" office:value="2936344.5902">
                <text:p>2936344.5902</text:p>
              </table:table-cell>
            </table:table-row>
            <table:table-row>
              <table:table-cell office:value-type="string">
                <text:p>Строка 238</text:p>
              </table:table-cell>
              <table:table-cell office:value-type="float" office:value="980000">
                <text:p>980000</text:p>
              </table:table-cell>
              <table:table-cell office:value-type="float" office:value="3134926.9786">
                <text:p>3134926.9786</text:p>
              </table:table-cell>
            </table:table-row>
            <table:table-row>
              <table:table-cell office:value-type="string">
                <text:p>Строка 680</text:p>
              </table:table-cell>
              <table:table-cell office:value-type="float" office:value="990000">
                <text:p>990000</text:p>
              </table:table-cell>
              <table:table-cell office:value-type="float" office:value="3503364.083">
                <text:p>3503364.083</text:p>
              </table:table-cell>
            </table:table-row>
            <table:table-row>
              <table:table-cell office:value-type="string">
                <text:p>Строка 80</text:p>
              </table:table-cell>
              <table:table-cell office:value-type="float" office:value="990000">
                <text:p>990000</text:p>
              </table:table-cell>
              <table:table-cell office:value-type="float" office:value="3039349.2822">
                <text:p>3039349.2822</text:p>
              </table:table-cell>
            </table:table-row>
            <table:table-row>
              <table:table-cell office:value-type="string">
                <text:p>Строка 599</text:p>
              </table:table-cell>
              <table:table-cell office:value-type="float" office:value="994700">
                <text:p>994700</text:p>
              </table:table-cell>
              <table:table-cell office:value-type="float" office:value="3024305.8476">
                <text:p>3024305.8476</text:p>
              </table:table-cell>
            </table:table-row>
            <table:table-row>
              <table:table-cell office:value-type="string">
                <text:p>Строка 623</text:p>
              </table:table-cell>
              <table:table-cell office:value-type="float" office:value="999999">
                <text:p>999999</text:p>
              </table:table-cell>
              <table:table-cell office:value-type="float" office:value="3248878.6577">
                <text:p>3248878.6577</text:p>
              </table:table-cell>
            </table:table-row>
            <table:table-row>
              <table:table-cell office:value-type="string">
                <text:p>Строка 601</text:p>
              </table:table-cell>
              <table:table-cell office:value-type="float" office:value="1000000">
                <text:p>1000000</text:p>
              </table:table-cell>
              <table:table-cell office:value-type="float" office:value="2864453.9553">
                <text:p>2864453.9553</text:p>
              </table:table-cell>
            </table:table-row>
            <table:table-row>
              <table:table-cell office:value-type="string">
                <text:p>Строка 899</text:p>
              </table:table-cell>
              <table:table-cell office:value-type="float" office:value="1000000">
                <text:p>1000000</text:p>
              </table:table-cell>
              <table:table-cell office:value-type="float" office:value="3134832.1198">
                <text:p>3134832.1198</text:p>
              </table:table-cell>
            </table:table-row>
            <table:table-row>
              <table:table-cell office:value-type="string">
                <text:p>Строка 117</text:p>
              </table:table-cell>
              <table:table-cell office:value-type="float" office:value="1000000">
                <text:p>1000000</text:p>
              </table:table-cell>
              <table:table-cell office:value-type="float" office:value="3289248.2596">
                <text:p>3289248.2596</text:p>
              </table:table-cell>
            </table:table-row>
            <table:table-row>
              <table:table-cell office:value-type="string">
                <text:p>Строка 406</text:p>
              </table:table-cell>
              <table:table-cell office:value-type="float" office:value="1004500">
                <text:p>1004500</text:p>
              </table:table-cell>
              <table:table-cell office:value-type="float" office:value="3408807.9345">
                <text:p>3408807.9345</text:p>
              </table:table-cell>
            </table:table-row>
            <table:table-row>
              <table:table-cell office:value-type="string">
                <text:p>Строка 941</text:p>
              </table:table-cell>
              <table:table-cell office:value-type="float" office:value="1016505">
                <text:p>1016505</text:p>
              </table:table-cell>
              <table:table-cell office:value-type="float" office:value="3175258.506">
                <text:p>3175258.506</text:p>
              </table:table-cell>
            </table:table-row>
            <table:table-row>
              <table:table-cell office:value-type="string">
                <text:p>Строка 339</text:p>
              </table:table-cell>
              <table:table-cell office:value-type="float" office:value="1021650">
                <text:p>1021650</text:p>
              </table:table-cell>
              <table:table-cell office:value-type="float" office:value="3521381.6261">
                <text:p>3521381.6261</text:p>
              </table:table-cell>
            </table:table-row>
            <table:table-row>
              <table:table-cell office:value-type="string">
                <text:p>Строка 341</text:p>
              </table:table-cell>
              <table:table-cell office:value-type="float" office:value="1025000">
                <text:p>1025000</text:p>
              </table:table-cell>
              <table:table-cell office:value-type="float" office:value="3101814.0677">
                <text:p>3101814.0677</text:p>
              </table:table-cell>
            </table:table-row>
            <table:table-row>
              <table:table-cell office:value-type="string">
                <text:p>Строка 704</text:p>
              </table:table-cell>
              <table:table-cell office:value-type="float" office:value="1026550">
                <text:p>1026550</text:p>
              </table:table-cell>
              <table:table-cell office:value-type="float" office:value="2973351.9356">
                <text:p>2973351.9356</text:p>
              </table:table-cell>
            </table:table-row>
            <table:table-row>
              <table:table-cell office:value-type="string">
                <text:p>Строка 681</text:p>
              </table:table-cell>
              <table:table-cell office:value-type="float" office:value="1026550">
                <text:p>1026550</text:p>
              </table:table-cell>
              <table:table-cell office:value-type="float" office:value="3132074.8835">
                <text:p>3132074.8835</text:p>
              </table:table-cell>
            </table:table-row>
            <table:table-row>
              <table:table-cell office:value-type="string">
                <text:p>Строка 944</text:p>
              </table:table-cell>
              <table:table-cell office:value-type="float" office:value="1029000">
                <text:p>1029000</text:p>
              </table:table-cell>
              <table:table-cell office:value-type="float" office:value="2991343.7998">
                <text:p>2991343.7998</text:p>
              </table:table-cell>
            </table:table-row>
            <table:table-row>
              <table:table-cell office:value-type="string">
                <text:p>Строка 968</text:p>
              </table:table-cell>
              <table:table-cell office:value-type="float" office:value="1030559">
                <text:p>1030559</text:p>
              </table:table-cell>
              <table:table-cell office:value-type="float" office:value="3520907.495">
                <text:p>3520907.495</text:p>
              </table:table-cell>
            </table:table-row>
            <table:table-row>
              <table:table-cell office:value-type="string">
                <text:p>Строка 282</text:p>
              </table:table-cell>
              <table:table-cell office:value-type="float" office:value="1050000">
                <text:p>1050000</text:p>
              </table:table-cell>
              <table:table-cell office:value-type="float" office:value="3220385.5851">
                <text:p>3220385.5851</text:p>
              </table:table-cell>
            </table:table-row>
            <table:table-row>
              <table:table-cell office:value-type="string">
                <text:p>Строка 918</text:p>
              </table:table-cell>
              <table:table-cell office:value-type="float" office:value="1053500">
                <text:p>1053500</text:p>
              </table:table-cell>
              <table:table-cell office:value-type="float" office:value="3289727.9225">
                <text:p>3289727.9225</text:p>
              </table:table-cell>
            </table:table-row>
            <table:table-row>
              <table:table-cell office:value-type="string">
                <text:p>Строка 616</text:p>
              </table:table-cell>
              <table:table-cell office:value-type="float" office:value="1053500">
                <text:p>1053500</text:p>
              </table:table-cell>
              <table:table-cell office:value-type="float" office:value="3238867.9668">
                <text:p>3238867.9668</text:p>
              </table:table-cell>
            </table:table-row>
            <table:table-row>
              <table:table-cell office:value-type="string">
                <text:p>Строка 494</text:p>
              </table:table-cell>
              <table:table-cell office:value-type="float" office:value="1078000">
                <text:p>1078000</text:p>
              </table:table-cell>
              <table:table-cell office:value-type="float" office:value="3116860.7376">
                <text:p>3116860.7376</text:p>
              </table:table-cell>
            </table:table-row>
            <table:table-row>
              <table:table-cell office:value-type="string">
                <text:p>Строка 315</text:p>
              </table:table-cell>
              <table:table-cell office:value-type="float" office:value="1079000">
                <text:p>1079000</text:p>
              </table:table-cell>
              <table:table-cell office:value-type="float" office:value="3096331.8593">
                <text:p>3096331.8593</text:p>
              </table:table-cell>
            </table:table-row>
            <table:table-row>
              <table:table-cell office:value-type="string">
                <text:p>Строка 731</text:p>
              </table:table-cell>
              <table:table-cell office:value-type="float" office:value="1080000">
                <text:p>1080000</text:p>
              </table:table-cell>
              <table:table-cell office:value-type="float" office:value="3620794.1111">
                <text:p>3620794.1111</text:p>
              </table:table-cell>
            </table:table-row>
            <table:table-row>
              <table:table-cell office:value-type="string">
                <text:p>Строка 779</text:p>
              </table:table-cell>
              <table:table-cell office:value-type="float" office:value="1094250">
                <text:p>1094250</text:p>
              </table:table-cell>
              <table:table-cell office:value-type="float" office:value="3366801.4634">
                <text:p>3366801.4634</text:p>
              </table:table-cell>
            </table:table-row>
            <table:table-row>
              <table:table-cell office:value-type="string">
                <text:p>Строка 734</text:p>
              </table:table-cell>
              <table:table-cell office:value-type="float" office:value="1097600">
                <text:p>1097600</text:p>
              </table:table-cell>
              <table:table-cell office:value-type="float" office:value="3413533.858">
                <text:p>3413533.858</text:p>
              </table:table-cell>
            </table:table-row>
            <table:table-row>
              <table:table-cell office:value-type="string">
                <text:p>Строка 139</text:p>
              </table:table-cell>
              <table:table-cell office:value-type="float" office:value="1100000">
                <text:p>1100000</text:p>
              </table:table-cell>
              <table:table-cell office:value-type="float" office:value="3047943.2175">
                <text:p>3047943.2175</text:p>
              </table:table-cell>
            </table:table-row>
            <table:table-row>
              <table:table-cell office:value-type="string">
                <text:p>Строка 656</text:p>
              </table:table-cell>
              <table:table-cell office:value-type="float" office:value="1100000">
                <text:p>1100000</text:p>
              </table:table-cell>
              <table:table-cell office:value-type="float" office:value="3416272.9819">
                <text:p>3416272.9819</text:p>
              </table:table-cell>
            </table:table-row>
            <table:table-row>
              <table:table-cell office:value-type="string">
                <text:p>Строка 404</text:p>
              </table:table-cell>
              <table:table-cell office:value-type="float" office:value="1100000">
                <text:p>1100000</text:p>
              </table:table-cell>
              <table:table-cell office:value-type="float" office:value="3178580.499">
                <text:p>3178580.499</text:p>
              </table:table-cell>
            </table:table-row>
            <table:table-row>
              <table:table-cell office:value-type="string">
                <text:p>Строка 651</text:p>
              </table:table-cell>
              <table:table-cell office:value-type="float" office:value="1100000">
                <text:p>1100000</text:p>
              </table:table-cell>
              <table:table-cell office:value-type="float" office:value="3151043.5674">
                <text:p>3151043.5674</text:p>
              </table:table-cell>
            </table:table-row>
            <table:table-row>
              <table:table-cell office:value-type="string">
                <text:p>Строка 156</text:p>
              </table:table-cell>
              <table:table-cell office:value-type="float" office:value="1100000">
                <text:p>1100000</text:p>
              </table:table-cell>
              <table:table-cell office:value-type="float" office:value="3142104.3013">
                <text:p>3142104.3013</text:p>
              </table:table-cell>
            </table:table-row>
            <table:table-row>
              <table:table-cell office:value-type="string">
                <text:p>Строка 256</text:p>
              </table:table-cell>
              <table:table-cell office:value-type="float" office:value="1102500">
                <text:p>1102500</text:p>
              </table:table-cell>
              <table:table-cell office:value-type="float" office:value="3396413.8946">
                <text:p>3396413.8946</text:p>
              </table:table-cell>
            </table:table-row>
            <table:table-row>
              <table:table-cell office:value-type="string">
                <text:p>Строка 572</text:p>
              </table:table-cell>
              <table:table-cell office:value-type="float" office:value="1107400">
                <text:p>1107400</text:p>
              </table:table-cell>
              <table:table-cell office:value-type="float" office:value="3536943.578">
                <text:p>3536943.578</text:p>
              </table:table-cell>
            </table:table-row>
            <table:table-row>
              <table:table-cell office:value-type="string">
                <text:p>Строка 498</text:p>
              </table:table-cell>
              <table:table-cell office:value-type="float" office:value="1114750">
                <text:p>1114750</text:p>
              </table:table-cell>
              <table:table-cell office:value-type="float" office:value="3119646.195">
                <text:p>3119646.195</text:p>
              </table:table-cell>
            </table:table-row>
            <table:table-row>
              <table:table-cell office:value-type="string">
                <text:p>Строка 717</text:p>
              </table:table-cell>
              <table:table-cell office:value-type="float" office:value="1120600">
                <text:p>1120600</text:p>
              </table:table-cell>
              <table:table-cell office:value-type="float" office:value="3085464.6747">
                <text:p>3085464.6747</text:p>
              </table:table-cell>
            </table:table-row>
            <table:table-row>
              <table:table-cell office:value-type="string">
                <text:p>Строка 249</text:p>
              </table:table-cell>
              <table:table-cell office:value-type="float" office:value="1127000">
                <text:p>1127000</text:p>
              </table:table-cell>
              <table:table-cell office:value-type="float" office:value="3279209.519">
                <text:p>3279209.519</text:p>
              </table:table-cell>
            </table:table-row>
            <table:table-row>
              <table:table-cell office:value-type="string">
                <text:p>Строка 52</text:p>
              </table:table-cell>
              <table:table-cell office:value-type="float" office:value="1127000">
                <text:p>1127000</text:p>
              </table:table-cell>
              <table:table-cell office:value-type="float" office:value="3129558.9771">
                <text:p>3129558.9771</text:p>
              </table:table-cell>
            </table:table-row>
            <table:table-row>
              <table:table-cell office:value-type="string">
                <text:p>Строка 182</text:p>
              </table:table-cell>
              <table:table-cell office:value-type="float" office:value="1127000">
                <text:p>1127000</text:p>
              </table:table-cell>
              <table:table-cell office:value-type="float" office:value="3381394.5529">
                <text:p>3381394.5529</text:p>
              </table:table-cell>
            </table:table-row>
            <table:table-row>
              <table:table-cell office:value-type="string">
                <text:p>Строка 848</text:p>
              </table:table-cell>
              <table:table-cell office:value-type="float" office:value="1127000">
                <text:p>1127000</text:p>
              </table:table-cell>
              <table:table-cell office:value-type="float" office:value="3177080.5596">
                <text:p>3177080.5596</text:p>
              </table:table-cell>
            </table:table-row>
            <table:table-row>
              <table:table-cell office:value-type="string">
                <text:p>Строка 488</text:p>
              </table:table-cell>
              <table:table-cell office:value-type="float" office:value="1127000">
                <text:p>1127000</text:p>
              </table:table-cell>
              <table:table-cell office:value-type="float" office:value="3387638.6626">
                <text:p>3387638.6626</text:p>
              </table:table-cell>
            </table:table-row>
            <table:table-row>
              <table:table-cell office:value-type="string">
                <text:p>Строка 597</text:p>
              </table:table-cell>
              <table:table-cell office:value-type="float" office:value="1139250">
                <text:p>1139250</text:p>
              </table:table-cell>
              <table:table-cell office:value-type="float" office:value="3046518.0035">
                <text:p>3046518.0035</text:p>
              </table:table-cell>
            </table:table-row>
            <table:table-row>
              <table:table-cell office:value-type="string">
                <text:p>Строка 436</text:p>
              </table:table-cell>
              <table:table-cell office:value-type="float" office:value="1139250">
                <text:p>1139250</text:p>
              </table:table-cell>
              <table:table-cell office:value-type="float" office:value="3177751.4056">
                <text:p>3177751.4056</text:p>
              </table:table-cell>
            </table:table-row>
            <table:table-row>
              <table:table-cell office:value-type="string">
                <text:p>Строка 831</text:p>
              </table:table-cell>
              <table:table-cell office:value-type="float" office:value="1149050">
                <text:p>1149050</text:p>
              </table:table-cell>
              <table:table-cell office:value-type="float" office:value="3439469.7988">
                <text:p>3439469.7988</text:p>
              </table:table-cell>
            </table:table-row>
            <table:table-row>
              <table:table-cell office:value-type="string">
                <text:p>Строка 402</text:p>
              </table:table-cell>
              <table:table-cell office:value-type="float" office:value="1150000">
                <text:p>1150000</text:p>
              </table:table-cell>
              <table:table-cell office:value-type="float" office:value="3190572.0122">
                <text:p>3190572.0122</text:p>
              </table:table-cell>
            </table:table-row>
            <table:table-row>
              <table:table-cell office:value-type="string">
                <text:p>Строка 467</text:p>
              </table:table-cell>
              <table:table-cell office:value-type="float" office:value="1168650">
                <text:p>1168650</text:p>
              </table:table-cell>
              <table:table-cell office:value-type="float" office:value="2841034.5865">
                <text:p>2841034.5865</text:p>
              </table:table-cell>
            </table:table-row>
            <table:table-row>
              <table:table-cell office:value-type="string">
                <text:p>Строка 869</text:p>
              </table:table-cell>
              <table:table-cell office:value-type="float" office:value="1171100">
                <text:p>1171100</text:p>
              </table:table-cell>
              <table:table-cell office:value-type="float" office:value="3147806.5507">
                <text:p>3147806.5507</text:p>
              </table:table-cell>
            </table:table-row>
            <table:table-row>
              <table:table-cell office:value-type="string">
                <text:p>Строка 976</text:p>
              </table:table-cell>
              <table:table-cell office:value-type="float" office:value="1173550">
                <text:p>1173550</text:p>
              </table:table-cell>
              <table:table-cell office:value-type="float" office:value="2999406.6493">
                <text:p>2999406.6493</text:p>
              </table:table-cell>
            </table:table-row>
            <table:table-row>
              <table:table-cell office:value-type="string">
                <text:p>Строка 320</text:p>
              </table:table-cell>
              <table:table-cell office:value-type="float" office:value="1176000">
                <text:p>1176000</text:p>
              </table:table-cell>
              <table:table-cell office:value-type="float" office:value="3126141.4091">
                <text:p>3126141.4091</text:p>
              </table:table-cell>
            </table:table-row>
            <table:table-row>
              <table:table-cell office:value-type="string">
                <text:p>Строка 486</text:p>
              </table:table-cell>
              <table:table-cell office:value-type="float" office:value="1180000">
                <text:p>1180000</text:p>
              </table:table-cell>
              <table:table-cell office:value-type="float" office:value="3535417.0608">
                <text:p>3535417.0608</text:p>
              </table:table-cell>
            </table:table-row>
            <table:table-row>
              <table:table-cell office:value-type="string">
                <text:p>Строка 445</text:p>
              </table:table-cell>
              <table:table-cell office:value-type="float" office:value="1185800">
                <text:p>1185800</text:p>
              </table:table-cell>
              <table:table-cell office:value-type="float" office:value="3174127.9934">
                <text:p>3174127.9934</text:p>
              </table:table-cell>
            </table:table-row>
            <table:table-row>
              <table:table-cell office:value-type="string">
                <text:p>Строка 145</text:p>
              </table:table-cell>
              <table:table-cell office:value-type="float" office:value="1188250">
                <text:p>1188250</text:p>
              </table:table-cell>
              <table:table-cell office:value-type="float" office:value="3549331.7227">
                <text:p>3549331.7227</text:p>
              </table:table-cell>
            </table:table-row>
            <table:table-row>
              <table:table-cell office:value-type="string">
                <text:p>Строка 772</text:p>
              </table:table-cell>
              <table:table-cell office:value-type="float" office:value="1190000">
                <text:p>1190000</text:p>
              </table:table-cell>
              <table:table-cell office:value-type="float" office:value="3071313.2811">
                <text:p>3071313.2811</text:p>
              </table:table-cell>
            </table:table-row>
            <table:table-row>
              <table:table-cell office:value-type="string">
                <text:p>Строка 580</text:p>
              </table:table-cell>
              <table:table-cell office:value-type="float" office:value="1200000">
                <text:p>1200000</text:p>
              </table:table-cell>
              <table:table-cell office:value-type="float" office:value="2768238.8396">
                <text:p>2768238.8396</text:p>
              </table:table-cell>
            </table:table-row>
            <table:table-row>
              <table:table-cell office:value-type="string">
                <text:p>Строка 539</text:p>
              </table:table-cell>
              <table:table-cell office:value-type="float" office:value="1212750">
                <text:p>1212750</text:p>
              </table:table-cell>
              <table:table-cell office:value-type="float" office:value="3362038.3874">
                <text:p>3362038.3874</text:p>
              </table:table-cell>
            </table:table-row>
            <table:table-row>
              <table:table-cell office:value-type="string">
                <text:p>Строка 856</text:p>
              </table:table-cell>
              <table:table-cell office:value-type="float" office:value="1212750">
                <text:p>1212750</text:p>
              </table:table-cell>
              <table:table-cell office:value-type="float" office:value="3045349.3582">
                <text:p>3045349.3582</text:p>
              </table:table-cell>
            </table:table-row>
            <table:table-row>
              <table:table-cell office:value-type="string">
                <text:p>Строка 721</text:p>
              </table:table-cell>
              <table:table-cell office:value-type="float" office:value="1212750">
                <text:p>1212750</text:p>
              </table:table-cell>
              <table:table-cell office:value-type="float" office:value="3114867.1732">
                <text:p>3114867.1732</text:p>
              </table:table-cell>
            </table:table-row>
            <table:table-row>
              <table:table-cell office:value-type="string">
                <text:p>Строка 271</text:p>
              </table:table-cell>
              <table:table-cell office:value-type="float" office:value="1212750">
                <text:p>1212750</text:p>
              </table:table-cell>
              <table:table-cell office:value-type="float" office:value="3562448.7069">
                <text:p>3562448.7069</text:p>
              </table:table-cell>
            </table:table-row>
            <table:table-row>
              <table:table-cell office:value-type="string">
                <text:p>Строка 297</text:p>
              </table:table-cell>
              <table:table-cell office:value-type="float" office:value="1222550">
                <text:p>1222550</text:p>
              </table:table-cell>
              <table:table-cell office:value-type="float" office:value="3549323.9248">
                <text:p>3549323.9248</text:p>
              </table:table-cell>
            </table:table-row>
            <table:table-row>
              <table:table-cell office:value-type="string">
                <text:p>Строка 953</text:p>
              </table:table-cell>
              <table:table-cell office:value-type="float" office:value="1222550">
                <text:p>1222550</text:p>
              </table:table-cell>
              <table:table-cell office:value-type="float" office:value="3412953.3875">
                <text:p>3412953.3875</text:p>
              </table:table-cell>
            </table:table-row>
            <table:table-row>
              <table:table-cell office:value-type="string">
                <text:p>Строка 273</text:p>
              </table:table-cell>
              <table:table-cell office:value-type="float" office:value="1222550">
                <text:p>1222550</text:p>
              </table:table-cell>
              <table:table-cell office:value-type="float" office:value="3065626.1298">
                <text:p>3065626.1298</text:p>
              </table:table-cell>
            </table:table-row>
            <table:table-row>
              <table:table-cell office:value-type="string">
                <text:p>Строка 947</text:p>
              </table:table-cell>
              <table:table-cell office:value-type="float" office:value="1225000">
                <text:p>1225000</text:p>
              </table:table-cell>
              <table:table-cell office:value-type="float" office:value="3165519.0567">
                <text:p>3165519.0567</text:p>
              </table:table-cell>
            </table:table-row>
            <table:table-row>
              <table:table-cell office:value-type="string">
                <text:p>Строка 68</text:p>
              </table:table-cell>
              <table:table-cell office:value-type="float" office:value="1235000">
                <text:p>1235000</text:p>
              </table:table-cell>
              <table:table-cell office:value-type="float" office:value="3019437.3996">
                <text:p>3019437.3996</text:p>
              </table:table-cell>
            </table:table-row>
            <table:table-row>
              <table:table-cell office:value-type="string">
                <text:p>Строка 800</text:p>
              </table:table-cell>
              <table:table-cell office:value-type="float" office:value="1237250">
                <text:p>1237250</text:p>
              </table:table-cell>
              <table:table-cell office:value-type="float" office:value="3122297.0778">
                <text:p>3122297.0778</text:p>
              </table:table-cell>
            </table:table-row>
            <table:table-row>
              <table:table-cell office:value-type="string">
                <text:p>Строка 809</text:p>
              </table:table-cell>
              <table:table-cell office:value-type="float" office:value="1245000">
                <text:p>1245000</text:p>
              </table:table-cell>
              <table:table-cell office:value-type="float" office:value="3435246.9507">
                <text:p>3435246.9507</text:p>
              </table:table-cell>
            </table:table-row>
            <table:table-row>
              <table:table-cell office:value-type="string">
                <text:p>Строка 613</text:p>
              </table:table-cell>
              <table:table-cell office:value-type="float" office:value="1261750">
                <text:p>1261750</text:p>
              </table:table-cell>
              <table:table-cell office:value-type="float" office:value="3120957.7908">
                <text:p>3120957.7908</text:p>
              </table:table-cell>
            </table:table-row>
            <table:table-row>
              <table:table-cell office:value-type="string">
                <text:p>Строка 865</text:p>
              </table:table-cell>
              <table:table-cell office:value-type="float" office:value="1274000">
                <text:p>1274000</text:p>
              </table:table-cell>
              <table:table-cell office:value-type="float" office:value="3155386.259">
                <text:p>3155386.259</text:p>
              </table:table-cell>
            </table:table-row>
            <table:table-row>
              <table:table-cell office:value-type="string">
                <text:p>Строка 490</text:p>
              </table:table-cell>
              <table:table-cell office:value-type="float" office:value="1280000">
                <text:p>1280000</text:p>
              </table:table-cell>
              <table:table-cell office:value-type="float" office:value="3034306.4037">
                <text:p>3034306.4037</text:p>
              </table:table-cell>
            </table:table-row>
            <table:table-row>
              <table:table-cell office:value-type="string">
                <text:p>Строка 715</text:p>
              </table:table-cell>
              <table:table-cell office:value-type="float" office:value="1291150">
                <text:p>1291150</text:p>
              </table:table-cell>
              <table:table-cell office:value-type="float" office:value="3115548.5391">
                <text:p>3115548.5391</text:p>
              </table:table-cell>
            </table:table-row>
            <table:table-row>
              <table:table-cell office:value-type="string">
                <text:p>Строка 853</text:p>
              </table:table-cell>
              <table:table-cell office:value-type="float" office:value="1298500">
                <text:p>1298500</text:p>
              </table:table-cell>
              <table:table-cell office:value-type="float" office:value="3281404.4191">
                <text:p>3281404.4191</text:p>
              </table:table-cell>
            </table:table-row>
            <table:table-row>
              <table:table-cell office:value-type="string">
                <text:p>Строка 797</text:p>
              </table:table-cell>
              <table:table-cell office:value-type="float" office:value="1298500">
                <text:p>1298500</text:p>
              </table:table-cell>
              <table:table-cell office:value-type="float" office:value="3382169.8282">
                <text:p>3382169.8282</text:p>
              </table:table-cell>
            </table:table-row>
            <table:table-row>
              <table:table-cell office:value-type="string">
                <text:p>Строка 913</text:p>
              </table:table-cell>
              <table:table-cell office:value-type="float" office:value="1298500">
                <text:p>1298500</text:p>
              </table:table-cell>
              <table:table-cell office:value-type="float" office:value="3562454.7719">
                <text:p>3562454.7719</text:p>
              </table:table-cell>
            </table:table-row>
            <table:table-row>
              <table:table-cell office:value-type="string">
                <text:p>Строка 168</text:p>
              </table:table-cell>
              <table:table-cell office:value-type="float" office:value="1299000">
                <text:p>1299000</text:p>
              </table:table-cell>
              <table:table-cell office:value-type="float" office:value="3282292.1499">
                <text:p>3282292.1499</text:p>
              </table:table-cell>
            </table:table-row>
            <table:table-row>
              <table:table-cell office:value-type="string">
                <text:p>Строка 109</text:p>
              </table:table-cell>
              <table:table-cell office:value-type="float" office:value="1308300">
                <text:p>1308300</text:p>
              </table:table-cell>
              <table:table-cell office:value-type="float" office:value="3169341.4819">
                <text:p>3169341.4819</text:p>
              </table:table-cell>
            </table:table-row>
            <table:table-row>
              <table:table-cell office:value-type="string">
                <text:p>Строка 138</text:p>
              </table:table-cell>
              <table:table-cell office:value-type="float" office:value="1315000">
                <text:p>1315000</text:p>
              </table:table-cell>
              <table:table-cell office:value-type="float" office:value="3562370.7308">
                <text:p>3562370.7308</text:p>
              </table:table-cell>
            </table:table-row>
            <table:table-row>
              <table:table-cell office:value-type="string">
                <text:p>Строка 439</text:p>
              </table:table-cell>
              <table:table-cell office:value-type="float" office:value="1320000">
                <text:p>1320000</text:p>
              </table:table-cell>
              <table:table-cell office:value-type="float" office:value="3385387.4483">
                <text:p>3385387.4483</text:p>
              </table:table-cell>
            </table:table-row>
            <table:table-row>
              <table:table-cell office:value-type="string">
                <text:p>Строка 586</text:p>
              </table:table-cell>
              <table:table-cell office:value-type="float" office:value="1323000">
                <text:p>1323000</text:p>
              </table:table-cell>
              <table:table-cell office:value-type="float" office:value="3050079.8826">
                <text:p>3050079.8826</text:p>
              </table:table-cell>
            </table:table-row>
            <table:table-row>
              <table:table-cell office:value-type="string">
                <text:p>Строка 189</text:p>
              </table:table-cell>
              <table:table-cell office:value-type="float" office:value="1330000">
                <text:p>1330000</text:p>
              </table:table-cell>
              <table:table-cell office:value-type="float" office:value="3549331.7227">
                <text:p>3549331.7227</text:p>
              </table:table-cell>
            </table:table-row>
            <table:table-row>
              <table:table-cell office:value-type="string">
                <text:p>Строка 381</text:p>
              </table:table-cell>
              <table:table-cell office:value-type="float" office:value="1340150">
                <text:p>1340150</text:p>
              </table:table-cell>
              <table:table-cell office:value-type="float" office:value="3201553.3639">
                <text:p>3201553.3639</text:p>
              </table:table-cell>
            </table:table-row>
            <table:table-row>
              <table:table-cell office:value-type="string">
                <text:p>Строка 951</text:p>
              </table:table-cell>
              <table:table-cell office:value-type="float" office:value="1347500">
                <text:p>1347500</text:p>
              </table:table-cell>
              <table:table-cell office:value-type="float" office:value="3011427.6157">
                <text:p>3011427.6157</text:p>
              </table:table-cell>
            </table:table-row>
            <table:table-row>
              <table:table-cell office:value-type="string">
                <text:p>Строка 596</text:p>
              </table:table-cell>
              <table:table-cell office:value-type="float" office:value="1347500">
                <text:p>1347500</text:p>
              </table:table-cell>
              <table:table-cell office:value-type="float" office:value="3089238.497">
                <text:p>3089238.497</text:p>
              </table:table-cell>
            </table:table-row>
            <table:table-row>
              <table:table-cell office:value-type="string">
                <text:p>Строка 567</text:p>
              </table:table-cell>
              <table:table-cell office:value-type="float" office:value="1349400">
                <text:p>1349400</text:p>
              </table:table-cell>
              <table:table-cell office:value-type="float" office:value="3114281.5005">
                <text:p>3114281.5005</text:p>
              </table:table-cell>
            </table:table-row>
            <table:table-row>
              <table:table-cell office:value-type="string">
                <text:p>Строка 640</text:p>
              </table:table-cell>
              <table:table-cell office:value-type="float" office:value="1350000">
                <text:p>1350000</text:p>
              </table:table-cell>
              <table:table-cell office:value-type="float" office:value="3249695.4911">
                <text:p>3249695.4911</text:p>
              </table:table-cell>
            </table:table-row>
            <table:table-row>
              <table:table-cell office:value-type="string">
                <text:p>Строка 82</text:p>
              </table:table-cell>
              <table:table-cell office:value-type="float" office:value="1369550">
                <text:p>1369550</text:p>
              </table:table-cell>
              <table:table-cell office:value-type="float" office:value="3105867.7308">
                <text:p>3105867.7308</text:p>
              </table:table-cell>
            </table:table-row>
            <table:table-row>
              <table:table-cell office:value-type="string">
                <text:p>Строка 183</text:p>
              </table:table-cell>
              <table:table-cell office:value-type="float" office:value="1375000">
                <text:p>1375000</text:p>
              </table:table-cell>
              <table:table-cell office:value-type="float" office:value="3297136.0862">
                <text:p>3297136.0862</text:p>
              </table:table-cell>
            </table:table-row>
            <table:table-row>
              <table:table-cell office:value-type="string">
                <text:p>Строка 332</text:p>
              </table:table-cell>
              <table:table-cell office:value-type="float" office:value="1384250">
                <text:p>1384250</text:p>
              </table:table-cell>
              <table:table-cell office:value-type="float" office:value="3217715.5348">
                <text:p>3217715.5348</text:p>
              </table:table-cell>
            </table:table-row>
            <table:table-row>
              <table:table-cell office:value-type="string">
                <text:p>Строка 200</text:p>
              </table:table-cell>
              <table:table-cell office:value-type="float" office:value="1394050">
                <text:p>1394050</text:p>
              </table:table-cell>
              <table:table-cell office:value-type="float" office:value="3270669.889">
                <text:p>3270669.889</text:p>
              </table:table-cell>
            </table:table-row>
            <table:table-row>
              <table:table-cell office:value-type="string">
                <text:p>Строка 379</text:p>
              </table:table-cell>
              <table:table-cell office:value-type="float" office:value="1396500">
                <text:p>1396500</text:p>
              </table:table-cell>
              <table:table-cell office:value-type="float" office:value="3241808.8167">
                <text:p>3241808.8167</text:p>
              </table:table-cell>
            </table:table-row>
            <table:table-row>
              <table:table-cell office:value-type="string">
                <text:p>Строка 72</text:p>
              </table:table-cell>
              <table:table-cell office:value-type="float" office:value="1400000">
                <text:p>1400000</text:p>
              </table:table-cell>
              <table:table-cell office:value-type="float" office:value="3533651.5427">
                <text:p>3533651.5427</text:p>
              </table:table-cell>
            </table:table-row>
            <table:table-row>
              <table:table-cell office:value-type="string">
                <text:p>Строка 925</text:p>
              </table:table-cell>
              <table:table-cell office:value-type="float" office:value="1400000">
                <text:p>1400000</text:p>
              </table:table-cell>
              <table:table-cell office:value-type="float" office:value="3373874.2201">
                <text:p>3373874.2201</text:p>
              </table:table-cell>
            </table:table-row>
            <table:table-row>
              <table:table-cell office:value-type="string">
                <text:p>Строка 672</text:p>
              </table:table-cell>
              <table:table-cell office:value-type="float" office:value="1408750">
                <text:p>1408750</text:p>
              </table:table-cell>
              <table:table-cell office:value-type="float" office:value="3135629.4861">
                <text:p>3135629.4861</text:p>
              </table:table-cell>
            </table:table-row>
            <table:table-row>
              <table:table-cell office:value-type="string">
                <text:p>Строка 790</text:p>
              </table:table-cell>
              <table:table-cell office:value-type="float" office:value="1418550">
                <text:p>1418550</text:p>
              </table:table-cell>
              <table:table-cell office:value-type="float" office:value="3139302.1529">
                <text:p>3139302.1529</text:p>
              </table:table-cell>
            </table:table-row>
            <table:table-row>
              <table:table-cell office:value-type="string">
                <text:p>Строка 815</text:p>
              </table:table-cell>
              <table:table-cell office:value-type="float" office:value="1421000">
                <text:p>1421000</text:p>
              </table:table-cell>
              <table:table-cell office:value-type="float" office:value="3033050.0556">
                <text:p>3033050.0556</text:p>
              </table:table-cell>
            </table:table-row>
            <table:table-row>
              <table:table-cell office:value-type="string">
                <text:p>Строка 239</text:p>
              </table:table-cell>
              <table:table-cell office:value-type="float" office:value="1443050">
                <text:p>1443050</text:p>
              </table:table-cell>
              <table:table-cell office:value-type="float" office:value="3278763.2334">
                <text:p>3278763.2334</text:p>
              </table:table-cell>
            </table:table-row>
            <table:table-row>
              <table:table-cell office:value-type="string">
                <text:p>Строка 289</text:p>
              </table:table-cell>
              <table:table-cell office:value-type="float" office:value="1458730">
                <text:p>1458730</text:p>
              </table:table-cell>
              <table:table-cell office:value-type="float" office:value="3157125.4544">
                <text:p>3157125.4544</text:p>
              </table:table-cell>
            </table:table-row>
            <table:table-row>
              <table:table-cell office:value-type="string">
                <text:p>Строка 53</text:p>
              </table:table-cell>
              <table:table-cell office:value-type="float" office:value="1470000">
                <text:p>1470000</text:p>
              </table:table-cell>
              <table:table-cell office:value-type="float" office:value="3169409.9369">
                <text:p>3169409.9369</text:p>
              </table:table-cell>
            </table:table-row>
            <table:table-row>
              <table:table-cell office:value-type="string">
                <text:p>Строка 134</text:p>
              </table:table-cell>
              <table:table-cell office:value-type="float" office:value="1480000">
                <text:p>1480000</text:p>
              </table:table-cell>
              <table:table-cell office:value-type="float" office:value="3285704.9034">
                <text:p>3285704.9034</text:p>
              </table:table-cell>
            </table:table-row>
            <table:table-row>
              <table:table-cell office:value-type="string">
                <text:p>Строка 196</text:p>
              </table:table-cell>
              <table:table-cell office:value-type="float" office:value="1500000">
                <text:p>1500000</text:p>
              </table:table-cell>
              <table:table-cell office:value-type="float" office:value="3283863.3821">
                <text:p>3283863.3821</text:p>
              </table:table-cell>
            </table:table-row>
            <table:table-row>
              <table:table-cell office:value-type="string">
                <text:p>Строка 130</text:p>
              </table:table-cell>
              <table:table-cell office:value-type="float" office:value="1519000">
                <text:p>1519000</text:p>
              </table:table-cell>
              <table:table-cell office:value-type="float" office:value="3591090.331">
                <text:p>3591090.331</text:p>
              </table:table-cell>
            </table:table-row>
            <table:table-row>
              <table:table-cell office:value-type="string">
                <text:p>Строка 940</text:p>
              </table:table-cell>
              <table:table-cell office:value-type="float" office:value="1528000">
                <text:p>1528000</text:p>
              </table:table-cell>
              <table:table-cell office:value-type="float" office:value="3607180.0975">
                <text:p>3607180.0975</text:p>
              </table:table-cell>
            </table:table-row>
            <table:table-row>
              <table:table-cell office:value-type="string">
                <text:p>Строка 13</text:p>
              </table:table-cell>
              <table:table-cell office:value-type="float" office:value="1541050">
                <text:p>1541050</text:p>
              </table:table-cell>
              <table:table-cell office:value-type="float" office:value="3596196.646">
                <text:p>3596196.646</text:p>
              </table:table-cell>
            </table:table-row>
            <table:table-row>
              <table:table-cell office:value-type="string">
                <text:p>Строка 542</text:p>
              </table:table-cell>
              <table:table-cell office:value-type="float" office:value="1550000">
                <text:p>1550000</text:p>
              </table:table-cell>
              <table:table-cell office:value-type="float" office:value="3423447.4287">
                <text:p>3423447.4287</text:p>
              </table:table-cell>
            </table:table-row>
            <table:table-row>
              <table:table-cell office:value-type="string">
                <text:p>Строка 165</text:p>
              </table:table-cell>
              <table:table-cell office:value-type="float" office:value="1580250">
                <text:p>1580250</text:p>
              </table:table-cell>
              <table:table-cell office:value-type="float" office:value="3136187.2524">
                <text:p>3136187.2524</text:p>
              </table:table-cell>
            </table:table-row>
            <table:table-row>
              <table:table-cell office:value-type="string">
                <text:p>Строка 395</text:p>
              </table:table-cell>
              <table:table-cell office:value-type="float" office:value="1590050">
                <text:p>1590050</text:p>
              </table:table-cell>
              <table:table-cell office:value-type="float" office:value="3137009.5901">
                <text:p>3137009.5901</text:p>
              </table:table-cell>
            </table:table-row>
            <table:table-row>
              <table:table-cell office:value-type="string">
                <text:p>Строка 166</text:p>
              </table:table-cell>
              <table:table-cell office:value-type="float" office:value="1590050">
                <text:p>1590050</text:p>
              </table:table-cell>
              <table:table-cell office:value-type="float" office:value="3234000.6376">
                <text:p>3234000.6376</text:p>
              </table:table-cell>
            </table:table-row>
            <table:table-row>
              <table:table-cell office:value-type="string">
                <text:p>Строка 892</text:p>
              </table:table-cell>
              <table:table-cell office:value-type="float" office:value="1595000">
                <text:p>1595000</text:p>
              </table:table-cell>
              <table:table-cell office:value-type="float" office:value="3108282.0635">
                <text:p>3108282.0635</text:p>
              </table:table-cell>
            </table:table-row>
            <table:table-row>
              <table:table-cell office:value-type="string">
                <text:p>Строка 220</text:p>
              </table:table-cell>
              <table:table-cell office:value-type="float" office:value="1604750">
                <text:p>1604750</text:p>
              </table:table-cell>
              <table:table-cell office:value-type="float" office:value="3147602.0457">
                <text:p>3147602.0457</text:p>
              </table:table-cell>
            </table:table-row>
            <table:table-row>
              <table:table-cell office:value-type="string">
                <text:p>Строка 908</text:p>
              </table:table-cell>
              <table:table-cell office:value-type="float" office:value="1617000">
                <text:p>1617000</text:p>
              </table:table-cell>
              <table:table-cell office:value-type="float" office:value="3215276.0938">
                <text:p>3215276.0938</text:p>
              </table:table-cell>
            </table:table-row>
            <table:table-row>
              <table:table-cell office:value-type="string">
                <text:p>Строка 615</text:p>
              </table:table-cell>
              <table:table-cell office:value-type="float" office:value="1621900">
                <text:p>1621900</text:p>
              </table:table-cell>
              <table:table-cell office:value-type="float" office:value="3200060.4621">
                <text:p>3200060.4621</text:p>
              </table:table-cell>
            </table:table-row>
            <table:table-row>
              <table:table-cell office:value-type="string">
                <text:p>Строка 950</text:p>
              </table:table-cell>
              <table:table-cell office:value-type="float" office:value="1629250">
                <text:p>1629250</text:p>
              </table:table-cell>
              <table:table-cell office:value-type="float" office:value="3586088.2584">
                <text:p>3586088.2584</text:p>
              </table:table-cell>
            </table:table-row>
            <table:table-row>
              <table:table-cell office:value-type="string">
                <text:p>Строка 745</text:p>
              </table:table-cell>
              <table:table-cell office:value-type="float" office:value="1639050">
                <text:p>1639050</text:p>
              </table:table-cell>
              <table:table-cell office:value-type="float" office:value="3236160.372">
                <text:p>3236160.372</text:p>
              </table:table-cell>
            </table:table-row>
            <table:table-row>
              <table:table-cell office:value-type="string">
                <text:p>Строка 288</text:p>
              </table:table-cell>
              <table:table-cell office:value-type="float" office:value="1639050">
                <text:p>1639050</text:p>
              </table:table-cell>
              <table:table-cell office:value-type="float" office:value="3235908.6076">
                <text:p>3235908.6076</text:p>
              </table:table-cell>
            </table:table-row>
            <table:table-row>
              <table:table-cell office:value-type="string">
                <text:p>Строка 838</text:p>
              </table:table-cell>
              <table:table-cell office:value-type="float" office:value="1643950">
                <text:p>1643950</text:p>
              </table:table-cell>
              <table:table-cell office:value-type="float" office:value="3213627.5847">
                <text:p>3213627.5847</text:p>
              </table:table-cell>
            </table:table-row>
            <table:table-row>
              <table:table-cell office:value-type="string">
                <text:p>Строка 87</text:p>
              </table:table-cell>
              <table:table-cell office:value-type="float" office:value="1678250">
                <text:p>1678250</text:p>
              </table:table-cell>
              <table:table-cell office:value-type="float" office:value="3562912.9547">
                <text:p>3562912.9547</text:p>
              </table:table-cell>
            </table:table-row>
            <table:table-row>
              <table:table-cell office:value-type="string">
                <text:p>Строка 591</text:p>
              </table:table-cell>
              <table:table-cell office:value-type="float" office:value="1689275">
                <text:p>1689275</text:p>
              </table:table-cell>
              <table:table-cell office:value-type="float" office:value="3133487.9667">
                <text:p>3133487.9667</text:p>
              </table:table-cell>
            </table:table-row>
            <table:table-row>
              <table:table-cell office:value-type="string">
                <text:p>Строка 146</text:p>
              </table:table-cell>
              <table:table-cell office:value-type="float" office:value="1690500">
                <text:p>1690500</text:p>
              </table:table-cell>
              <table:table-cell office:value-type="float" office:value="3479088.7009">
                <text:p>3479088.7009</text:p>
              </table:table-cell>
            </table:table-row>
            <table:table-row>
              <table:table-cell office:value-type="string">
                <text:p>Строка 558</text:p>
              </table:table-cell>
              <table:table-cell office:value-type="float" office:value="1700000">
                <text:p>1700000</text:p>
              </table:table-cell>
              <table:table-cell office:value-type="float" office:value="3243883.0512">
                <text:p>3243883.0512</text:p>
              </table:table-cell>
            </table:table-row>
            <table:table-row>
              <table:table-cell office:value-type="string">
                <text:p>Строка 372</text:p>
              </table:table-cell>
              <table:table-cell office:value-type="float" office:value="1702750">
                <text:p>1702750</text:p>
              </table:table-cell>
              <table:table-cell office:value-type="float" office:value="3195347.1043">
                <text:p>3195347.1043</text:p>
              </table:table-cell>
            </table:table-row>
            <table:table-row>
              <table:table-cell office:value-type="string">
                <text:p>Строка 739</text:p>
              </table:table-cell>
              <table:table-cell office:value-type="float" office:value="1714877.5">
                <text:p>1714877.5</text:p>
              </table:table-cell>
              <table:table-cell office:value-type="float" office:value="3219548.922">
                <text:p>3219548.922</text:p>
              </table:table-cell>
            </table:table-row>
            <table:table-row>
              <table:table-cell office:value-type="string">
                <text:p>Строка 475</text:p>
              </table:table-cell>
              <table:table-cell office:value-type="float" office:value="1714975.5">
                <text:p>1714975.5</text:p>
              </table:table-cell>
              <table:table-cell office:value-type="float" office:value="3259180.3259">
                <text:p>3259180.3259</text:p>
              </table:table-cell>
            </table:table-row>
            <table:table-row>
              <table:table-cell office:value-type="string">
                <text:p>Строка 919</text:p>
              </table:table-cell>
              <table:table-cell office:value-type="float" office:value="1744000">
                <text:p>1744000</text:p>
              </table:table-cell>
              <table:table-cell office:value-type="float" office:value="3609662.4496">
                <text:p>3609662.4496</text:p>
              </table:table-cell>
            </table:table-row>
            <table:table-row>
              <table:table-cell office:value-type="string">
                <text:p>Строка 64</text:p>
              </table:table-cell>
              <table:table-cell office:value-type="float" office:value="1790000">
                <text:p>1790000</text:p>
              </table:table-cell>
              <table:table-cell office:value-type="float" office:value="3540972.9179">
                <text:p>3540972.9179</text:p>
              </table:table-cell>
            </table:table-row>
            <table:table-row>
              <table:table-cell office:value-type="string">
                <text:p>Строка 891</text:p>
              </table:table-cell>
              <table:table-cell office:value-type="float" office:value="1880000">
                <text:p>1880000</text:p>
              </table:table-cell>
              <table:table-cell office:value-type="float" office:value="3142544.7951">
                <text:p>3142544.7951</text:p>
              </table:table-cell>
            </table:table-row>
            <table:table-row>
              <table:table-cell office:value-type="string">
                <text:p>Строка 79</text:p>
              </table:table-cell>
              <table:table-cell office:value-type="float" office:value="1959975.5">
                <text:p>1959975.5</text:p>
              </table:table-cell>
              <table:table-cell office:value-type="float" office:value="3227918.2487">
                <text:p>3227918.2487</text:p>
              </table:table-cell>
            </table:table-row>
            <table:table-row>
              <table:table-cell office:value-type="string">
                <text:p>Строка 21</text:p>
              </table:table-cell>
              <table:table-cell office:value-type="float" office:value="1974843">
                <text:p>1974843</text:p>
              </table:table-cell>
              <table:table-cell office:value-type="float" office:value="3562276.4742">
                <text:p>3562276.4742</text:p>
              </table:table-cell>
            </table:table-row>
            <table:table-row>
              <table:table-cell office:value-type="string">
                <text:p>Строка 131</text:p>
              </table:table-cell>
              <table:table-cell office:value-type="float" office:value="1994300">
                <text:p>1994300</text:p>
              </table:table-cell>
              <table:table-cell office:value-type="float" office:value="3236076.7219">
                <text:p>3236076.7219</text:p>
              </table:table-cell>
            </table:table-row>
            <table:table-row>
              <table:table-cell office:value-type="string">
                <text:p>Строка 604</text:p>
              </table:table-cell>
              <table:table-cell office:value-type="float" office:value="2000000">
                <text:p>2000000</text:p>
              </table:table-cell>
              <table:table-cell office:value-type="float" office:value="3253483.1473">
                <text:p>3253483.1473</text:p>
              </table:table-cell>
            </table:table-row>
            <table:table-row>
              <table:table-cell office:value-type="string">
                <text:p>Строка 743</text:p>
              </table:table-cell>
              <table:table-cell office:value-type="float" office:value="2000000">
                <text:p>2000000</text:p>
              </table:table-cell>
              <table:table-cell office:value-type="float" office:value="3248051.731">
                <text:p>3248051.731</text:p>
              </table:table-cell>
            </table:table-row>
            <table:table-row>
              <table:table-cell office:value-type="string">
                <text:p>Строка 184</text:p>
              </table:table-cell>
              <table:table-cell office:value-type="float" office:value="2006550">
                <text:p>2006550</text:p>
              </table:table-cell>
              <table:table-cell office:value-type="float" office:value="3435652.7334">
                <text:p>3435652.7334</text:p>
              </table:table-cell>
            </table:table-row>
            <table:table-row>
              <table:table-cell office:value-type="string">
                <text:p>Строка 876</text:p>
              </table:table-cell>
              <table:table-cell office:value-type="float" office:value="2037450">
                <text:p>2037450</text:p>
              </table:table-cell>
              <table:table-cell office:value-type="float" office:value="2922678.4443">
                <text:p>2922678.4443</text:p>
              </table:table-cell>
            </table:table-row>
            <table:table-row>
              <table:table-cell office:value-type="string">
                <text:p>Строка 760</text:p>
              </table:table-cell>
              <table:table-cell office:value-type="float" office:value="2050000">
                <text:p>2050000</text:p>
              </table:table-cell>
              <table:table-cell office:value-type="float" office:value="3648611.5656">
                <text:p>3648611.5656</text:p>
              </table:table-cell>
            </table:table-row>
            <table:table-row>
              <table:table-cell office:value-type="string">
                <text:p>Строка 366</text:p>
              </table:table-cell>
              <table:table-cell office:value-type="float" office:value="2082500">
                <text:p>2082500</text:p>
              </table:table-cell>
              <table:table-cell office:value-type="float" office:value="3547305.878">
                <text:p>3547305.878</text:p>
              </table:table-cell>
            </table:table-row>
            <table:table-row>
              <table:table-cell office:value-type="string">
                <text:p>Строка 583</text:p>
              </table:table-cell>
              <table:table-cell office:value-type="float" office:value="2099000">
                <text:p>2099000</text:p>
              </table:table-cell>
              <table:table-cell office:value-type="float" office:value="3248051.731">
                <text:p>3248051.731</text:p>
              </table:table-cell>
            </table:table-row>
            <table:table-row>
              <table:table-cell office:value-type="string">
                <text:p>Строка 42</text:p>
              </table:table-cell>
              <table:table-cell office:value-type="float" office:value="2158000">
                <text:p>2158000</text:p>
              </table:table-cell>
              <table:table-cell office:value-type="float" office:value="3249555.996">
                <text:p>3249555.996</text:p>
              </table:table-cell>
            </table:table-row>
            <table:table-row>
              <table:table-cell office:value-type="string">
                <text:p>Строка 47</text:p>
              </table:table-cell>
              <table:table-cell office:value-type="float" office:value="2180279.5">
                <text:p>2180279.5</text:p>
              </table:table-cell>
              <table:table-cell office:value-type="float" office:value="3714387.9091">
                <text:p>3714387.9091</text:p>
              </table:table-cell>
            </table:table-row>
            <table:table-row>
              <table:table-cell office:value-type="string">
                <text:p>Строка 160</text:p>
              </table:table-cell>
              <table:table-cell office:value-type="float" office:value="2180402">
                <text:p>2180402</text:p>
              </table:table-cell>
              <table:table-cell office:value-type="float" office:value="3714387.9091">
                <text:p>3714387.9091</text:p>
              </table:table-cell>
            </table:table-row>
            <table:table-row>
              <table:table-cell office:value-type="string">
                <text:p>Строка 427</text:p>
              </table:table-cell>
              <table:table-cell office:value-type="float" office:value="2212350">
                <text:p>2212350</text:p>
              </table:table-cell>
              <table:table-cell office:value-type="float" office:value="3556303.5589">
                <text:p>3556303.5589</text:p>
              </table:table-cell>
            </table:table-row>
            <table:table-row>
              <table:table-cell office:value-type="string">
                <text:p>Строка 413</text:p>
              </table:table-cell>
              <table:table-cell office:value-type="float" office:value="2254000">
                <text:p>2254000</text:p>
              </table:table-cell>
              <table:table-cell office:value-type="float" office:value="3562440.0426">
                <text:p>3562440.0426</text:p>
              </table:table-cell>
            </table:table-row>
            <table:table-row>
              <table:table-cell office:value-type="string">
                <text:p>Строка 540</text:p>
              </table:table-cell>
              <table:table-cell office:value-type="float" office:value="2327500">
                <text:p>2327500</text:p>
              </table:table-cell>
              <table:table-cell office:value-type="float" office:value="3255266.6511">
                <text:p>3255266.6511</text:p>
              </table:table-cell>
            </table:table-row>
            <table:table-row>
              <table:table-cell office:value-type="string">
                <text:p>Строка 172</text:p>
              </table:table-cell>
              <table:table-cell office:value-type="float" office:value="2349550">
                <text:p>2349550</text:p>
              </table:table-cell>
              <table:table-cell office:value-type="float" office:value="3621146.5965">
                <text:p>3621146.5965</text:p>
              </table:table-cell>
            </table:table-row>
            <table:table-row>
              <table:table-cell office:value-type="string">
                <text:p>Строка 227</text:p>
              </table:table-cell>
              <table:table-cell office:value-type="float" office:value="2425500">
                <text:p>2425500</text:p>
              </table:table-cell>
              <table:table-cell office:value-type="float" office:value="3236915.9793">
                <text:p>3236915.9793</text:p>
              </table:table-cell>
            </table:table-row>
            <table:table-row>
              <table:table-cell office:value-type="string">
                <text:p>Строка 843</text:p>
              </table:table-cell>
              <table:table-cell office:value-type="float" office:value="2447525.5">
                <text:p>2447525.5</text:p>
              </table:table-cell>
              <table:table-cell office:value-type="float" office:value="3562453.039">
                <text:p>3562453.039</text:p>
              </table:table-cell>
            </table:table-row>
            <table:table-row>
              <table:table-cell office:value-type="string">
                <text:p>Строка 897</text:p>
              </table:table-cell>
              <table:table-cell office:value-type="float" office:value="2447550">
                <text:p>2447550</text:p>
              </table:table-cell>
              <table:table-cell office:value-type="float" office:value="3235237.4918">
                <text:p>3235237.4918</text:p>
              </table:table-cell>
            </table:table-row>
            <table:table-row>
              <table:table-cell office:value-type="string">
                <text:p>Строка 34</text:p>
              </table:table-cell>
              <table:table-cell office:value-type="float" office:value="2447550">
                <text:p>2447550</text:p>
              </table:table-cell>
              <table:table-cell office:value-type="float" office:value="3561871.9121">
                <text:p>3561871.9121</text:p>
              </table:table-cell>
            </table:table-row>
            <table:table-row>
              <table:table-cell office:value-type="string">
                <text:p>Строка 807</text:p>
              </table:table-cell>
              <table:table-cell office:value-type="float" office:value="2490000">
                <text:p>2490000</text:p>
              </table:table-cell>
              <table:table-cell office:value-type="float" office:value="3653008.7483">
                <text:p>3653008.7483</text:p>
              </table:table-cell>
            </table:table-row>
            <table:table-row>
              <table:table-cell office:value-type="string">
                <text:p>Строка 396</text:p>
              </table:table-cell>
              <table:table-cell office:value-type="float" office:value="2499000">
                <text:p>2499000</text:p>
              </table:table-cell>
              <table:table-cell office:value-type="float" office:value="3213075.9579">
                <text:p>3213075.9579</text:p>
              </table:table-cell>
            </table:table-row>
            <table:table-row>
              <table:table-cell office:value-type="string">
                <text:p>Строка 362</text:p>
              </table:table-cell>
              <table:table-cell office:value-type="float" office:value="2500000">
                <text:p>2500000</text:p>
              </table:table-cell>
              <table:table-cell office:value-type="float" office:value="3653012.2141">
                <text:p>3653012.2141</text:p>
              </table:table-cell>
            </table:table-row>
            <table:table-row>
              <table:table-cell office:value-type="string">
                <text:p>Строка 761</text:p>
              </table:table-cell>
              <table:table-cell office:value-type="float" office:value="2592100">
                <text:p>2592100</text:p>
              </table:table-cell>
              <table:table-cell office:value-type="float" office:value="3562456.5047">
                <text:p>3562456.5047</text:p>
              </table:table-cell>
            </table:table-row>
            <table:table-row>
              <table:table-cell office:value-type="string">
                <text:p>Строка 455</text:p>
              </table:table-cell>
              <table:table-cell office:value-type="float" office:value="2609250">
                <text:p>2609250</text:p>
              </table:table-cell>
              <table:table-cell office:value-type="float" office:value="3562276.4742">
                <text:p>3562276.4742</text:p>
              </table:table-cell>
            </table:table-row>
            <table:table-row>
              <table:table-cell office:value-type="string">
                <text:p>Строка 83</text:p>
              </table:table-cell>
              <table:table-cell office:value-type="float" office:value="2646000">
                <text:p>2646000</text:p>
              </table:table-cell>
              <table:table-cell office:value-type="float" office:value="3562456.5047">
                <text:p>3562456.5047</text:p>
              </table:table-cell>
            </table:table-row>
            <table:table-row>
              <table:table-cell office:value-type="string">
                <text:p>Строка 136</text:p>
              </table:table-cell>
              <table:table-cell office:value-type="float" office:value="2680000">
                <text:p>2680000</text:p>
              </table:table-cell>
              <table:table-cell office:value-type="float" office:value="3653012.2141">
                <text:p>3653012.2141</text:p>
              </table:table-cell>
            </table:table-row>
            <table:table-row>
              <table:table-cell office:value-type="string">
                <text:p>Строка 504</text:p>
              </table:table-cell>
              <table:table-cell office:value-type="float" office:value="2756250">
                <text:p>2756250</text:p>
              </table:table-cell>
              <table:table-cell office:value-type="float" office:value="3383494.9513">
                <text:p>3383494.9513</text:p>
              </table:table-cell>
            </table:table-row>
            <table:table-row>
              <table:table-cell office:value-type="string">
                <text:p>Строка 293</text:p>
              </table:table-cell>
              <table:table-cell office:value-type="float" office:value="2790550">
                <text:p>2790550</text:p>
              </table:table-cell>
              <table:table-cell office:value-type="float" office:value="3650705.917">
                <text:p>3650705.917</text:p>
              </table:table-cell>
            </table:table-row>
            <table:table-row>
              <table:table-cell office:value-type="string">
                <text:p>Строка 389</text:p>
              </table:table-cell>
              <table:table-cell office:value-type="float" office:value="2817500">
                <text:p>2817500</text:p>
              </table:table-cell>
              <table:table-cell office:value-type="float" office:value="3211981.3594">
                <text:p>3211981.3594</text:p>
              </table:table-cell>
            </table:table-row>
            <table:table-row>
              <table:table-cell office:value-type="string">
                <text:p>Строка 688</text:p>
              </table:table-cell>
              <table:table-cell office:value-type="float" office:value="2908150">
                <text:p>2908150</text:p>
              </table:table-cell>
              <table:table-cell office:value-type="float" office:value="3562456.5047">
                <text:p>3562456.5047</text:p>
              </table:table-cell>
            </table:table-row>
            <table:table-row>
              <table:table-cell office:value-type="string">
                <text:p>Строка 415</text:p>
              </table:table-cell>
              <table:table-cell office:value-type="float" office:value="2988755">
                <text:p>2988755</text:p>
              </table:table-cell>
              <table:table-cell office:value-type="float" office:value="3653010.4812">
                <text:p>3653010.4812</text:p>
              </table:table-cell>
            </table:table-row>
            <table:table-row>
              <table:table-cell office:value-type="string">
                <text:p>Строка 44</text:p>
              </table:table-cell>
              <table:table-cell office:value-type="float" office:value="2988877.5">
                <text:p>2988877.5</text:p>
              </table:table-cell>
              <table:table-cell office:value-type="float" office:value="3653010.4812">
                <text:p>3653010.4812</text:p>
              </table:table-cell>
            </table:table-row>
            <table:table-row>
              <table:table-cell office:value-type="string">
                <text:p>Строка 754</text:p>
              </table:table-cell>
              <table:table-cell office:value-type="float" office:value="3013500">
                <text:p>3013500</text:p>
              </table:table-cell>
              <table:table-cell office:value-type="float" office:value="3518128.6896">
                <text:p>3518128.6896</text:p>
              </table:table-cell>
            </table:table-row>
            <table:table-row>
              <table:table-cell office:value-type="string">
                <text:p>Строка 713</text:p>
              </table:table-cell>
              <table:table-cell office:value-type="float" office:value="3079650">
                <text:p>3079650</text:p>
              </table:table-cell>
              <table:table-cell office:value-type="float" office:value="3640754.0866">
                <text:p>3640754.0866</text:p>
              </table:table-cell>
            </table:table-row>
            <table:table-row>
              <table:table-cell office:value-type="string">
                <text:p>Строка 789</text:p>
              </table:table-cell>
              <table:table-cell office:value-type="float" office:value="3084550">
                <text:p>3084550</text:p>
              </table:table-cell>
              <table:table-cell office:value-type="float" office:value="3640749.7545">
                <text:p>3640749.7545</text:p>
              </table:table-cell>
            </table:table-row>
            <table:table-row>
              <table:table-cell office:value-type="string">
                <text:p>Строка 401</text:p>
              </table:table-cell>
              <table:table-cell office:value-type="float" office:value="3233975.5">
                <text:p>3233975.5</text:p>
              </table:table-cell>
              <table:table-cell office:value-type="float" office:value="3650706.7835">
                <text:p>3650706.7835</text:p>
              </table:table-cell>
            </table:table-row>
            <table:table-row>
              <table:table-cell office:value-type="string">
                <text:p>Строка 254</text:p>
              </table:table-cell>
              <table:table-cell office:value-type="float" office:value="3809750">
                <text:p>3809750</text:p>
              </table:table-cell>
              <table:table-cell office:value-type="float" office:value="3646825.897">
                <text:p>3646825.897</text:p>
              </table:table-cell>
            </table:table-row>
            <table:table-row>
              <table:table-cell office:value-type="string">
                <text:p>Строка 860</text:p>
              </table:table-cell>
              <table:table-cell office:value-type="float" office:value="4777500">
                <text:p>4777500</text:p>
              </table:table-cell>
              <table:table-cell office:value-type="float" office:value="3063554.0455">
                <text:p>3063554.0455</text:p>
              </table:table-cell>
            </table:table-row>
            <table:table-row>
              <table:table-cell office:value-type="string">
                <text:p>Строка 915</text:p>
              </table:table-cell>
              <table:table-cell office:value-type="float" office:value="4924500">
                <text:p>4924500</text:p>
              </table:table-cell>
              <table:table-cell office:value-type="float" office:value="3614432.478">
                <text:p>3614432.47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8.8999996185303pt" style:font-family-asian="'MS Gothic'" style:font-family-generic-asian="system" style:font-pitch-asian="variable" style:font-size-asian="18.8999996185303pt" style:font-family-complex="Tahoma" style:font-family-generic-complex="system" style:font-pitch-complex="variable" style:font-size-complex="18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69999980926514pt" style:font-family-asian="'MS Gothic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tru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7" style:family="chart">
      <style:graphic-properties draw:fill-color="#800080"/>
      <style:text-properties fo:font-family="Arial" style:font-family-generic="swiss" style:font-pitch="variable" fo:font-size="8.69999980926514pt" style:font-family-asian="'MS Gothic'" style:font-family-generic-asian="system" style:font-pitch-asian="variable" style:font-size-asian="8.69999980926514pt" style:font-family-complex="Tahoma" style:font-family-generic-complex="system" style:font-pitch-complex="variable" style:font-size-complex="8.6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4.643cm" svg:height="10.206cm" chart:class="chart:scatter" chart:style-name="ch1">
        <chart:title svg:x="4.366cm" svg:y="0.204cm" chart:style-name="ch2">
          <text:p>Главный заголовок</text:p>
        </chart:title>
        <chart:legend chart:legend-position="end" svg:x="12.298cm" svg:y="4.823cm" chart:style-name="ch3"/>
        <chart:plot-area chart:style-name="ch4" table:cell-range-address="Лист1.$A$1:.$A$985 Лист1.$C$1:.$C$985" chart:table-number-list="0 0" svg:x="2.835cm" svg:y="1.548cm" svg:width="10.871cm" svg:height="8.637cm">
          <chart:axis chart:dimension="x" chart:name="primary-x" chart:style-name="ch5">
            <chart:categories table:cell-range-address="local-table.A2:.A986"/>
            <chart:grid chart:class="major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Строка 161</text:p>
              </table:table-cell>
              <table:table-cell office:value-type="float" office:value="100000">
                <text:p>100000</text:p>
              </table:table-cell>
              <table:table-cell office:value-type="float" office:value="551384.5695">
                <text:p>551384.5695</text:p>
              </table:table-cell>
            </table:table-row>
            <table:table-row>
              <table:table-cell office:value-type="string">
                <text:p>Строка 167</text:p>
              </table:table-cell>
              <table:table-cell office:value-type="float" office:value="100000">
                <text:p>100000</text:p>
              </table:table-cell>
              <table:table-cell office:value-type="float" office:value="426042.9741">
                <text:p>426042.9741</text:p>
              </table:table-cell>
            </table:table-row>
            <table:table-row>
              <table:table-cell office:value-type="string">
                <text:p>Строка 560</text:p>
              </table:table-cell>
              <table:table-cell office:value-type="float" office:value="102900">
                <text:p>102900</text:p>
              </table:table-cell>
              <table:table-cell office:value-type="float" office:value="203099.404">
                <text:p>203099.404</text:p>
              </table:table-cell>
            </table:table-row>
            <table:table-row>
              <table:table-cell office:value-type="string">
                <text:p>Строка 234</text:p>
              </table:table-cell>
              <table:table-cell office:value-type="float" office:value="105000">
                <text:p>105000</text:p>
              </table:table-cell>
              <table:table-cell office:value-type="float" office:value="175646.6967">
                <text:p>175646.6967</text:p>
              </table:table-cell>
            </table:table-row>
            <table:table-row>
              <table:table-cell office:value-type="string">
                <text:p>Строка 816</text:p>
              </table:table-cell>
              <table:table-cell office:value-type="float" office:value="110000">
                <text:p>110000</text:p>
              </table:table-cell>
              <table:table-cell office:value-type="float" office:value="212611.3681">
                <text:p>212611.3681</text:p>
              </table:table-cell>
            </table:table-row>
            <table:table-row>
              <table:table-cell office:value-type="string">
                <text:p>Строка 210</text:p>
              </table:table-cell>
              <table:table-cell office:value-type="float" office:value="110000">
                <text:p>110000</text:p>
              </table:table-cell>
              <table:table-cell office:value-type="float" office:value="457373.786">
                <text:p>457373.786</text:p>
              </table:table-cell>
            </table:table-row>
            <table:table-row>
              <table:table-cell office:value-type="string">
                <text:p>Строка 31</text:p>
              </table:table-cell>
              <table:table-cell office:value-type="float" office:value="111475">
                <text:p>111475</text:p>
              </table:table-cell>
              <table:table-cell office:value-type="float" office:value="270073.1994">
                <text:p>270073.1994</text:p>
              </table:table-cell>
            </table:table-row>
            <table:table-row>
              <table:table-cell office:value-type="string">
                <text:p>Строка 669</text:p>
              </table:table-cell>
              <table:table-cell office:value-type="float" office:value="113925">
                <text:p>113925</text:p>
              </table:table-cell>
              <table:table-cell office:value-type="float" office:value="333176.8027">
                <text:p>333176.8027</text:p>
              </table:table-cell>
            </table:table-row>
            <table:table-row>
              <table:table-cell office:value-type="string">
                <text:p>Строка 877</text:p>
              </table:table-cell>
              <table:table-cell office:value-type="float" office:value="115000">
                <text:p>115000</text:p>
              </table:table-cell>
              <table:table-cell office:value-type="float" office:value="339474.7358">
                <text:p>339474.7358</text:p>
              </table:table-cell>
            </table:table-row>
            <table:table-row>
              <table:table-cell office:value-type="string">
                <text:p>Строка 223</text:p>
              </table:table-cell>
              <table:table-cell office:value-type="float" office:value="118825">
                <text:p>1188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Строка 857</text:p>
              </table:table-cell>
              <table:table-cell office:value-type="float" office:value="118825">
                <text:p>118825</text:p>
              </table:table-cell>
              <table:table-cell office:value-type="float" office:value="301002.0882">
                <text:p>301002.0882</text:p>
              </table:table-cell>
            </table:table-row>
            <table:table-row>
              <table:table-cell office:value-type="string">
                <text:p>Строка 164</text:p>
              </table:table-cell>
              <table:table-cell office:value-type="float" office:value="120000">
                <text:p>12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Строка 958</text:p>
              </table:table-cell>
              <table:table-cell office:value-type="float" office:value="120000">
                <text:p>120000</text:p>
              </table:table-cell>
              <table:table-cell office:value-type="float" office:value="320861.9402">
                <text:p>320861.9402</text:p>
              </table:table-cell>
            </table:table-row>
            <table:table-row>
              <table:table-cell office:value-type="string">
                <text:p>Строка 454</text:p>
              </table:table-cell>
              <table:table-cell office:value-type="float" office:value="123000">
                <text:p>123000</text:p>
              </table:table-cell>
              <table:table-cell office:value-type="float" office:value="273438.3439">
                <text:p>273438.3439</text:p>
              </table:table-cell>
            </table:table-row>
            <table:table-row>
              <table:table-cell office:value-type="string">
                <text:p>Строка 349</text:p>
              </table:table-cell>
              <table:table-cell office:value-type="float" office:value="124000">
                <text:p>124000</text:p>
              </table:table-cell>
              <table:table-cell office:value-type="float" office:value="268805.8332">
                <text:p>268805.8332</text:p>
              </table:table-cell>
            </table:table-row>
            <table:table-row>
              <table:table-cell office:value-type="string">
                <text:p>Строка 795</text:p>
              </table:table-cell>
              <table:table-cell office:value-type="float" office:value="125000">
                <text:p>125000</text:p>
              </table:table-cell>
              <table:table-cell office:value-type="float" office:value="177732.8168">
                <text:p>177732.8168</text:p>
              </table:table-cell>
            </table:table-row>
            <table:table-row>
              <table:table-cell office:value-type="string">
                <text:p>Строка 465</text:p>
              </table:table-cell>
              <table:table-cell office:value-type="float" office:value="125000">
                <text:p>125000</text:p>
              </table:table-cell>
              <table:table-cell office:value-type="float" office:value="302248.8974">
                <text:p>302248.8974</text:p>
              </table:table-cell>
            </table:table-row>
            <table:table-row>
              <table:table-cell office:value-type="string">
                <text:p>Строка 358</text:p>
              </table:table-cell>
              <table:table-cell office:value-type="float" office:value="127400">
                <text:p>127400</text:p>
              </table:table-cell>
              <table:table-cell office:value-type="float" office:value="194559.071">
                <text:p>194559.071</text:p>
              </table:table-cell>
            </table:table-row>
            <table:table-row>
              <table:table-cell office:value-type="string">
                <text:p>Строка 872</text:p>
              </table:table-cell>
              <table:table-cell office:value-type="float" office:value="129850">
                <text:p>129850</text:p>
              </table:table-cell>
              <table:table-cell office:value-type="float" office:value="302909.5979">
                <text:p>302909.5979</text:p>
              </table:table-cell>
            </table:table-row>
            <table:table-row>
              <table:table-cell office:value-type="string">
                <text:p>Строка 270</text:p>
              </table:table-cell>
              <table:table-cell office:value-type="float" office:value="130000">
                <text:p>130000</text:p>
              </table:table-cell>
              <table:table-cell office:value-type="float" office:value="183098.4963">
                <text:p>183098.4963</text:p>
              </table:table-cell>
            </table:table-row>
            <table:table-row>
              <table:table-cell office:value-type="string">
                <text:p>Строка 890</text:p>
              </table:table-cell>
              <table:table-cell office:value-type="float" office:value="132000">
                <text:p>132000</text:p>
              </table:table-cell>
              <table:table-cell office:value-type="float" office:value="185447.2948">
                <text:p>185447.2948</text:p>
              </table:table-cell>
            </table:table-row>
            <table:table-row>
              <table:table-cell office:value-type="string">
                <text:p>Строка 694</text:p>
              </table:table-cell>
              <table:table-cell office:value-type="float" office:value="135000">
                <text:p>135000</text:p>
              </table:table-cell>
              <table:table-cell office:value-type="float" office:value="301558.6266">
                <text:p>301558.6266</text:p>
              </table:table-cell>
            </table:table-row>
            <table:table-row>
              <table:table-cell office:value-type="string">
                <text:p>Строка 935</text:p>
              </table:table-cell>
              <table:table-cell office:value-type="float" office:value="135000">
                <text:p>135000</text:p>
              </table:table-cell>
              <table:table-cell office:value-type="float" office:value="539551.9373">
                <text:p>539551.9373</text:p>
              </table:table-cell>
            </table:table-row>
            <table:table-row>
              <table:table-cell office:value-type="string">
                <text:p>Строка 633</text:p>
              </table:table-cell>
              <table:table-cell office:value-type="float" office:value="135000">
                <text:p>135000</text:p>
              </table:table-cell>
              <table:table-cell office:value-type="float" office:value="220326.8952">
                <text:p>220326.8952</text:p>
              </table:table-cell>
            </table:table-row>
            <table:table-row>
              <table:table-cell office:value-type="string">
                <text:p>Строка 232</text:p>
              </table:table-cell>
              <table:table-cell office:value-type="float" office:value="135000">
                <text:p>135000</text:p>
              </table:table-cell>
              <table:table-cell office:value-type="float" office:value="662047.666">
                <text:p>662047.666</text:p>
              </table:table-cell>
            </table:table-row>
            <table:table-row>
              <table:table-cell office:value-type="string">
                <text:p>Строка 510</text:p>
              </table:table-cell>
              <table:table-cell office:value-type="float" office:value="135000">
                <text:p>135000</text:p>
              </table:table-cell>
              <table:table-cell office:value-type="float" office:value="517477.5913">
                <text:p>517477.5913</text:p>
              </table:table-cell>
            </table:table-row>
            <table:table-row>
              <table:table-cell office:value-type="string">
                <text:p>Строка 127</text:p>
              </table:table-cell>
              <table:table-cell office:value-type="float" office:value="135000">
                <text:p>135000</text:p>
              </table:table-cell>
              <table:table-cell office:value-type="float" office:value="218015.5254">
                <text:p>218015.5254</text:p>
              </table:table-cell>
            </table:table-row>
            <table:table-row>
              <table:table-cell office:value-type="string">
                <text:p>Строка 794</text:p>
              </table:table-cell>
              <table:table-cell office:value-type="float" office:value="135000">
                <text:p>135000</text:p>
              </table:table-cell>
              <table:table-cell office:value-type="float" office:value="216082.5556">
                <text:p>216082.5556</text:p>
              </table:table-cell>
            </table:table-row>
            <table:table-row>
              <table:table-cell office:value-type="string">
                <text:p>Строка 855</text:p>
              </table:table-cell>
              <table:table-cell office:value-type="float" office:value="135000">
                <text:p>135000</text:p>
              </table:table-cell>
              <table:table-cell office:value-type="float" office:value="334521.2326">
                <text:p>334521.2326</text:p>
              </table:table-cell>
            </table:table-row>
            <table:table-row>
              <table:table-cell office:value-type="string">
                <text:p>Строка 543</text:p>
              </table:table-cell>
              <table:table-cell office:value-type="float" office:value="135000">
                <text:p>135000</text:p>
              </table:table-cell>
              <table:table-cell office:value-type="float" office:value="180605.1525">
                <text:p>180605.1525</text:p>
              </table:table-cell>
            </table:table-row>
            <table:table-row>
              <table:table-cell office:value-type="string">
                <text:p>Строка 133</text:p>
              </table:table-cell>
              <table:table-cell office:value-type="float" office:value="139000">
                <text:p>139000</text:p>
              </table:table-cell>
              <table:table-cell office:value-type="float" office:value="190296.3084">
                <text:p>190296.3084</text:p>
              </table:table-cell>
            </table:table-row>
            <table:table-row>
              <table:table-cell office:value-type="string">
                <text:p>Строка 804</text:p>
              </table:table-cell>
              <table:table-cell office:value-type="float" office:value="139500">
                <text:p>139500</text:p>
              </table:table-cell>
              <table:table-cell office:value-type="float" office:value="177096.3586">
                <text:p>177096.3586</text:p>
              </table:table-cell>
            </table:table-row>
            <table:table-row>
              <table:table-cell office:value-type="string">
                <text:p>Строка 409</text:p>
              </table:table-cell>
              <table:table-cell office:value-type="float" office:value="140000">
                <text:p>140000</text:p>
              </table:table-cell>
              <table:table-cell office:value-type="float" office:value="279534.8607">
                <text:p>279534.8607</text:p>
              </table:table-cell>
            </table:table-row>
            <table:table-row>
              <table:table-cell office:value-type="string">
                <text:p>Строка 975</text:p>
              </table:table-cell>
              <table:table-cell office:value-type="float" office:value="140000">
                <text:p>140000</text:p>
              </table:table-cell>
              <table:table-cell office:value-type="float" office:value="162551.3327">
                <text:p>162551.3327</text:p>
              </table:table-cell>
            </table:table-row>
            <table:table-row>
              <table:table-cell office:value-type="string">
                <text:p>Строка 505</text:p>
              </table:table-cell>
              <table:table-cell office:value-type="float" office:value="140000">
                <text:p>140000</text:p>
              </table:table-cell>
              <table:table-cell office:value-type="float" office:value="661883.0687">
                <text:p>661883.0687</text:p>
              </table:table-cell>
            </table:table-row>
            <table:table-row>
              <table:table-cell office:value-type="string">
                <text:p>Строка 431</text:p>
              </table:table-cell>
              <table:table-cell office:value-type="float" office:value="143325">
                <text:p>143325</text:p>
              </table:table-cell>
              <table:table-cell office:value-type="float" office:value="382770.1758">
                <text:p>382770.1758</text:p>
              </table:table-cell>
            </table:table-row>
            <table:table-row>
              <table:table-cell office:value-type="string">
                <text:p>Строка 911</text:p>
              </table:table-cell>
              <table:table-cell office:value-type="float" office:value="144999">
                <text:p>144999</text:p>
              </table:table-cell>
              <table:table-cell office:value-type="float" office:value="462725.9301">
                <text:p>462725.9301</text:p>
              </table:table-cell>
            </table:table-row>
            <table:table-row>
              <table:table-cell office:value-type="string">
                <text:p>Строка 265</text:p>
              </table:table-cell>
              <table:table-cell office:value-type="float" office:value="145000">
                <text:p>145000</text:p>
              </table:table-cell>
              <table:table-cell office:value-type="float" office:value="525612.4955">
                <text:p>525612.4955</text:p>
              </table:table-cell>
            </table:table-row>
            <table:table-row>
              <table:table-cell office:value-type="string">
                <text:p>Строка 634</text:p>
              </table:table-cell>
              <table:table-cell office:value-type="float" office:value="145000">
                <text:p>145000</text:p>
              </table:table-cell>
              <table:table-cell office:value-type="float" office:value="443996.4727">
                <text:p>443996.4727</text:p>
              </table:table-cell>
            </table:table-row>
            <table:table-row>
              <table:table-cell office:value-type="string">
                <text:p>Строка 632</text:p>
              </table:table-cell>
              <table:table-cell office:value-type="float" office:value="145000">
                <text:p>145000</text:p>
              </table:table-cell>
              <table:table-cell office:value-type="float" office:value="254176.078">
                <text:p>254176.078</text:p>
              </table:table-cell>
            </table:table-row>
            <table:table-row>
              <table:table-cell office:value-type="string">
                <text:p>Строка 292</text:p>
              </table:table-cell>
              <table:table-cell office:value-type="float" office:value="145000">
                <text:p>145000</text:p>
              </table:table-cell>
              <table:table-cell office:value-type="float" office:value="374367.2361">
                <text:p>374367.2361</text:p>
              </table:table-cell>
            </table:table-row>
            <table:table-row>
              <table:table-cell office:value-type="string">
                <text:p>Строка 642</text:p>
              </table:table-cell>
              <table:table-cell office:value-type="float" office:value="145000">
                <text:p>145000</text:p>
              </table:table-cell>
              <table:table-cell office:value-type="float" office:value="176648.2515">
                <text:p>176648.2515</text:p>
              </table:table-cell>
            </table:table-row>
            <table:table-row>
              <table:table-cell office:value-type="string">
                <text:p>Строка 155</text:p>
              </table:table-cell>
              <table:table-cell office:value-type="float" office:value="145000">
                <text:p>145000</text:p>
              </table:table-cell>
              <table:table-cell office:value-type="float" office:value="341878.665">
                <text:p>341878.665</text:p>
              </table:table-cell>
            </table:table-row>
            <table:table-row>
              <table:table-cell office:value-type="string">
                <text:p>Строка 214</text:p>
              </table:table-cell>
              <table:table-cell office:value-type="float" office:value="145700">
                <text:p>145700</text:p>
              </table:table-cell>
              <table:table-cell office:value-type="float" office:value="400256.1092">
                <text:p>400256.1092</text:p>
              </table:table-cell>
            </table:table-row>
            <table:table-row>
              <table:table-cell office:value-type="string">
                <text:p>Строка 93</text:p>
              </table:table-cell>
              <table:table-cell office:value-type="float" office:value="147000">
                <text:p>147000</text:p>
              </table:table-cell>
              <table:table-cell office:value-type="float" office:value="383188.0312">
                <text:p>383188.0312</text:p>
              </table:table-cell>
            </table:table-row>
            <table:table-row>
              <table:table-cell office:value-type="string">
                <text:p>Строка 635</text:p>
              </table:table-cell>
              <table:table-cell office:value-type="float" office:value="149000">
                <text:p>149000</text:p>
              </table:table-cell>
              <table:table-cell office:value-type="float" office:value="254124.126">
                <text:p>254124.126</text:p>
              </table:table-cell>
            </table:table-row>
            <table:table-row>
              <table:table-cell office:value-type="string">
                <text:p>Строка 325</text:p>
              </table:table-cell>
              <table:table-cell office:value-type="float" office:value="150000">
                <text:p>150000</text:p>
              </table:table-cell>
              <table:table-cell office:value-type="float" office:value="266393.452">
                <text:p>266393.452</text:p>
              </table:table-cell>
            </table:table-row>
            <table:table-row>
              <table:table-cell office:value-type="string">
                <text:p>Строка 246</text:p>
              </table:table-cell>
              <table:table-cell office:value-type="float" office:value="150000">
                <text:p>150000</text:p>
              </table:table-cell>
              <table:table-cell office:value-type="float" office:value="332299.8238">
                <text:p>332299.8238</text:p>
              </table:table-cell>
            </table:table-row>
            <table:table-row>
              <table:table-cell office:value-type="string">
                <text:p>Строка 618</text:p>
              </table:table-cell>
              <table:table-cell office:value-type="float" office:value="150000">
                <text:p>150000</text:p>
              </table:table-cell>
              <table:table-cell office:value-type="float" office:value="375245.8353">
                <text:p>375245.8353</text:p>
              </table:table-cell>
            </table:table-row>
            <table:table-row>
              <table:table-cell office:value-type="string">
                <text:p>Строка 673</text:p>
              </table:table-cell>
              <table:table-cell office:value-type="float" office:value="150000">
                <text:p>150000</text:p>
              </table:table-cell>
              <table:table-cell office:value-type="float" office:value="298931.0429">
                <text:p>298931.0429</text:p>
              </table:table-cell>
            </table:table-row>
            <table:table-row>
              <table:table-cell office:value-type="string">
                <text:p>Строка 259</text:p>
              </table:table-cell>
              <table:table-cell office:value-type="float" office:value="150000">
                <text:p>150000</text:p>
              </table:table-cell>
              <table:table-cell office:value-type="float" office:value="344336.0495">
                <text:p>344336.0495</text:p>
              </table:table-cell>
            </table:table-row>
            <table:table-row>
              <table:table-cell office:value-type="string">
                <text:p>Строка 661</text:p>
              </table:table-cell>
              <table:table-cell office:value-type="float" office:value="150000">
                <text:p>150000</text:p>
              </table:table-cell>
              <table:table-cell office:value-type="float" office:value="198838.4777">
                <text:p>198838.4777</text:p>
              </table:table-cell>
            </table:table-row>
            <table:table-row>
              <table:table-cell office:value-type="string">
                <text:p>Строка 197</text:p>
              </table:table-cell>
              <table:table-cell office:value-type="float" office:value="153000">
                <text:p>153000</text:p>
              </table:table-cell>
              <table:table-cell office:value-type="float" office:value="175921.6682">
                <text:p>175921.6682</text:p>
              </table:table-cell>
            </table:table-row>
            <table:table-row>
              <table:table-cell office:value-type="string">
                <text:p>Строка 934</text:p>
              </table:table-cell>
              <table:table-cell office:value-type="float" office:value="153125">
                <text:p>153125</text:p>
              </table:table-cell>
              <table:table-cell office:value-type="float" office:value="325318.5204">
                <text:p>325318.5204</text:p>
              </table:table-cell>
            </table:table-row>
            <table:table-row>
              <table:table-cell office:value-type="string">
                <text:p>Строка 335</text:p>
              </table:table-cell>
              <table:table-cell office:value-type="float" office:value="154350">
                <text:p>154350</text:p>
              </table:table-cell>
              <table:table-cell office:value-type="float" office:value="442092.1027">
                <text:p>442092.1027</text:p>
              </table:table-cell>
            </table:table-row>
            <table:table-row>
              <table:table-cell office:value-type="string">
                <text:p>Строка 268</text:p>
              </table:table-cell>
              <table:table-cell office:value-type="float" office:value="155000">
                <text:p>155000</text:p>
              </table:table-cell>
              <table:table-cell office:value-type="float" office:value="297783.7967">
                <text:p>297783.7967</text:p>
              </table:table-cell>
            </table:table-row>
            <table:table-row>
              <table:table-cell office:value-type="string">
                <text:p>Строка 893</text:p>
              </table:table-cell>
              <table:table-cell office:value-type="float" office:value="155000">
                <text:p>155000</text:p>
              </table:table-cell>
              <table:table-cell office:value-type="float" office:value="212917.0197">
                <text:p>212917.0197</text:p>
              </table:table-cell>
            </table:table-row>
            <table:table-row>
              <table:table-cell office:value-type="string">
                <text:p>Строка 327</text:p>
              </table:table-cell>
              <table:table-cell office:value-type="float" office:value="155000">
                <text:p>155000</text:p>
              </table:table-cell>
              <table:table-cell office:value-type="float" office:value="330854.2217">
                <text:p>330854.2217</text:p>
              </table:table-cell>
            </table:table-row>
            <table:table-row>
              <table:table-cell office:value-type="string">
                <text:p>Строка 667</text:p>
              </table:table-cell>
              <table:table-cell office:value-type="float" office:value="156000">
                <text:p>156000</text:p>
              </table:table-cell>
              <table:table-cell office:value-type="float" office:value="446382.6805">
                <text:p>446382.6805</text:p>
              </table:table-cell>
            </table:table-row>
            <table:table-row>
              <table:table-cell office:value-type="string">
                <text:p>Строка 829</text:p>
              </table:table-cell>
              <table:table-cell office:value-type="float" office:value="158000">
                <text:p>158000</text:p>
              </table:table-cell>
              <table:table-cell office:value-type="float" office:value="656745.3234">
                <text:p>656745.3234</text:p>
              </table:table-cell>
            </table:table-row>
            <table:table-row>
              <table:table-cell office:value-type="string">
                <text:p>Строка 405</text:p>
              </table:table-cell>
              <table:table-cell office:value-type="float" office:value="159250">
                <text:p>159250</text:p>
              </table:table-cell>
              <table:table-cell office:value-type="float" office:value="184027.3557">
                <text:p>184027.3557</text:p>
              </table:table-cell>
            </table:table-row>
            <table:table-row>
              <table:table-cell office:value-type="string">
                <text:p>Строка 176</text:p>
              </table:table-cell>
              <table:table-cell office:value-type="float" office:value="159250">
                <text:p>159250</text:p>
              </table:table-cell>
              <table:table-cell office:value-type="float" office:value="441768.8666">
                <text:p>441768.8666</text:p>
              </table:table-cell>
            </table:table-row>
            <table:table-row>
              <table:table-cell office:value-type="string">
                <text:p>Строка 668</text:p>
              </table:table-cell>
              <table:table-cell office:value-type="float" office:value="159250">
                <text:p>159250</text:p>
              </table:table-cell>
              <table:table-cell office:value-type="float" office:value="523446.1708">
                <text:p>523446.1708</text:p>
              </table:table-cell>
            </table:table-row>
            <table:table-row>
              <table:table-cell office:value-type="string">
                <text:p>Строка 746</text:p>
              </table:table-cell>
              <table:table-cell office:value-type="float" office:value="159250">
                <text:p>159250</text:p>
              </table:table-cell>
              <table:table-cell office:value-type="float" office:value="245586.0538">
                <text:p>245586.0538</text:p>
              </table:table-cell>
            </table:table-row>
            <table:table-row>
              <table:table-cell office:value-type="string">
                <text:p>Строка 802</text:p>
              </table:table-cell>
              <table:table-cell office:value-type="float" office:value="160000">
                <text:p>160000</text:p>
              </table:table-cell>
              <table:table-cell office:value-type="float" office:value="438664.4913">
                <text:p>438664.4913</text:p>
              </table:table-cell>
            </table:table-row>
            <table:table-row>
              <table:table-cell office:value-type="string">
                <text:p>Строка 830</text:p>
              </table:table-cell>
              <table:table-cell office:value-type="float" office:value="160000">
                <text:p>160000</text:p>
              </table:table-cell>
              <table:table-cell office:value-type="float" office:value="428026.7697">
                <text:p>428026.7697</text:p>
              </table:table-cell>
            </table:table-row>
            <table:table-row>
              <table:table-cell office:value-type="string">
                <text:p>Строка 193</text:p>
              </table:table-cell>
              <table:table-cell office:value-type="float" office:value="160000">
                <text:p>160000</text:p>
              </table:table-cell>
              <table:table-cell office:value-type="float" office:value="335910.9081">
                <text:p>335910.9081</text:p>
              </table:table-cell>
            </table:table-row>
            <table:table-row>
              <table:table-cell office:value-type="string">
                <text:p>Строка 303</text:p>
              </table:table-cell>
              <table:table-cell office:value-type="float" office:value="164500">
                <text:p>164500</text:p>
              </table:table-cell>
              <table:table-cell office:value-type="float" office:value="302164.6951">
                <text:p>302164.6951</text:p>
              </table:table-cell>
            </table:table-row>
            <table:table-row>
              <table:table-cell office:value-type="string">
                <text:p>Строка 159</text:p>
              </table:table-cell>
              <table:table-cell office:value-type="float" office:value="165000">
                <text:p>165000</text:p>
              </table:table-cell>
              <table:table-cell office:value-type="float" office:value="254846.3295">
                <text:p>254846.3295</text:p>
              </table:table-cell>
            </table:table-row>
            <table:table-row>
              <table:table-cell office:value-type="string">
                <text:p>Строка 744</text:p>
              </table:table-cell>
              <table:table-cell office:value-type="float" office:value="165000">
                <text:p>165000</text:p>
              </table:table-cell>
              <table:table-cell office:value-type="float" office:value="529488.1457">
                <text:p>529488.1457</text:p>
              </table:table-cell>
            </table:table-row>
            <table:table-row>
              <table:table-cell office:value-type="string">
                <text:p>Строка 509</text:p>
              </table:table-cell>
              <table:table-cell office:value-type="float" office:value="166600">
                <text:p>166600</text:p>
              </table:table-cell>
              <table:table-cell office:value-type="float" office:value="441752.1413">
                <text:p>441752.1413</text:p>
              </table:table-cell>
            </table:table-row>
            <table:table-row>
              <table:table-cell office:value-type="string">
                <text:p>Строка 620</text:p>
              </table:table-cell>
              <table:table-cell office:value-type="float" office:value="169000">
                <text:p>169000</text:p>
              </table:table-cell>
              <table:table-cell office:value-type="float" office:value="643625.1545">
                <text:p>643625.1545</text:p>
              </table:table-cell>
            </table:table-row>
            <table:table-row>
              <table:table-cell office:value-type="string">
                <text:p>Строка 756</text:p>
              </table:table-cell>
              <table:table-cell office:value-type="float" office:value="170000">
                <text:p>170000</text:p>
              </table:table-cell>
              <table:table-cell office:value-type="float" office:value="193798.4067">
                <text:p>193798.4067</text:p>
              </table:table-cell>
            </table:table-row>
            <table:table-row>
              <table:table-cell office:value-type="string">
                <text:p>Строка 459</text:p>
              </table:table-cell>
              <table:table-cell office:value-type="float" office:value="170000">
                <text:p>170000</text:p>
              </table:table-cell>
              <table:table-cell office:value-type="float" office:value="235684.419">
                <text:p>235684.419</text:p>
              </table:table-cell>
            </table:table-row>
            <table:table-row>
              <table:table-cell office:value-type="string">
                <text:p>Строка 863</text:p>
              </table:table-cell>
              <table:table-cell office:value-type="float" office:value="170000">
                <text:p>170000</text:p>
              </table:table-cell>
              <table:table-cell office:value-type="float" office:value="527888.7187">
                <text:p>527888.7187</text:p>
              </table:table-cell>
            </table:table-row>
            <table:table-row>
              <table:table-cell office:value-type="string">
                <text:p>Строка 111</text:p>
              </table:table-cell>
              <table:table-cell office:value-type="float" office:value="170000">
                <text:p>170000</text:p>
              </table:table-cell>
              <table:table-cell office:value-type="float" office:value="194836.2825">
                <text:p>194836.2825</text:p>
              </table:table-cell>
            </table:table-row>
            <table:table-row>
              <table:table-cell office:value-type="string">
                <text:p>Строка 563</text:p>
              </table:table-cell>
              <table:table-cell office:value-type="float" office:value="170000">
                <text:p>170000</text:p>
              </table:table-cell>
              <table:table-cell office:value-type="float" office:value="375324.8185">
                <text:p>375324.8185</text:p>
              </table:table-cell>
            </table:table-row>
            <table:table-row>
              <table:table-cell office:value-type="string">
                <text:p>Строка 360</text:p>
              </table:table-cell>
              <table:table-cell office:value-type="float" office:value="178000">
                <text:p>178000</text:p>
              </table:table-cell>
              <table:table-cell office:value-type="float" office:value="341880.417">
                <text:p>341880.417</text:p>
              </table:table-cell>
            </table:table-row>
            <table:table-row>
              <table:table-cell office:value-type="string">
                <text:p>Строка 973</text:p>
              </table:table-cell>
              <table:table-cell office:value-type="float" office:value="178850">
                <text:p>178850</text:p>
              </table:table-cell>
              <table:table-cell office:value-type="float" office:value="513454.8173">
                <text:p>513454.8173</text:p>
              </table:table-cell>
            </table:table-row>
            <table:table-row>
              <table:table-cell office:value-type="string">
                <text:p>Строка 421</text:p>
              </table:table-cell>
              <table:table-cell office:value-type="float" office:value="180000">
                <text:p>180000</text:p>
              </table:table-cell>
              <table:table-cell office:value-type="float" office:value="392021.7614">
                <text:p>392021.7614</text:p>
              </table:table-cell>
            </table:table-row>
            <table:table-row>
              <table:table-cell office:value-type="string">
                <text:p>Строка 503</text:p>
              </table:table-cell>
              <table:table-cell office:value-type="float" office:value="180000">
                <text:p>180000</text:p>
              </table:table-cell>
              <table:table-cell office:value-type="float" office:value="437934.9975">
                <text:p>437934.9975</text:p>
              </table:table-cell>
            </table:table-row>
            <table:table-row>
              <table:table-cell office:value-type="string">
                <text:p>Строка 329</text:p>
              </table:table-cell>
              <table:table-cell office:value-type="float" office:value="180000">
                <text:p>180000</text:p>
              </table:table-cell>
              <table:table-cell office:value-type="float" office:value="219974.7359">
                <text:p>219974.7359</text:p>
              </table:table-cell>
            </table:table-row>
            <table:table-row>
              <table:table-cell office:value-type="string">
                <text:p>Строка 469</text:p>
              </table:table-cell>
              <table:table-cell office:value-type="float" office:value="183750">
                <text:p>183750</text:p>
              </table:table-cell>
              <table:table-cell office:value-type="float" office:value="287283.9723">
                <text:p>287283.9723</text:p>
              </table:table-cell>
            </table:table-row>
            <table:table-row>
              <table:table-cell office:value-type="string">
                <text:p>Строка 262</text:p>
              </table:table-cell>
              <table:table-cell office:value-type="float" office:value="185000">
                <text:p>185000</text:p>
              </table:table-cell>
              <table:table-cell office:value-type="float" office:value="385905.458">
                <text:p>385905.458</text:p>
              </table:table-cell>
            </table:table-row>
            <table:table-row>
              <table:table-cell office:value-type="string">
                <text:p>Строка 152</text:p>
              </table:table-cell>
              <table:table-cell office:value-type="float" office:value="185000">
                <text:p>185000</text:p>
              </table:table-cell>
              <table:table-cell office:value-type="float" office:value="532021.2925">
                <text:p>532021.2925</text:p>
              </table:table-cell>
            </table:table-row>
            <table:table-row>
              <table:table-cell office:value-type="string">
                <text:p>Строка 524</text:p>
              </table:table-cell>
              <table:table-cell office:value-type="float" office:value="185000">
                <text:p>185000</text:p>
              </table:table-cell>
              <table:table-cell office:value-type="float" office:value="444358.9765">
                <text:p>444358.9765</text:p>
              </table:table-cell>
            </table:table-row>
            <table:table-row>
              <table:table-cell office:value-type="string">
                <text:p>Строка 499</text:p>
              </table:table-cell>
              <table:table-cell office:value-type="float" office:value="185000">
                <text:p>185000</text:p>
              </table:table-cell>
              <table:table-cell office:value-type="float" office:value="339378.5618">
                <text:p>339378.5618</text:p>
              </table:table-cell>
            </table:table-row>
            <table:table-row>
              <table:table-cell office:value-type="string">
                <text:p>Строка 725</text:p>
              </table:table-cell>
              <table:table-cell office:value-type="float" office:value="187000">
                <text:p>187000</text:p>
              </table:table-cell>
              <table:table-cell office:value-type="float" office:value="652402.5219">
                <text:p>652402.5219</text:p>
              </table:table-cell>
            </table:table-row>
            <table:table-row>
              <table:table-cell office:value-type="string">
                <text:p>Строка 774</text:p>
              </table:table-cell>
              <table:table-cell office:value-type="float" office:value="187600">
                <text:p>187600</text:p>
              </table:table-cell>
              <table:table-cell office:value-type="float" office:value="362097.8424">
                <text:p>362097.8424</text:p>
              </table:table-cell>
            </table:table-row>
            <table:table-row>
              <table:table-cell office:value-type="string">
                <text:p>Строка 977</text:p>
              </table:table-cell>
              <table:table-cell office:value-type="float" office:value="190000">
                <text:p>190000</text:p>
              </table:table-cell>
              <table:table-cell office:value-type="float" office:value="291937.0758">
                <text:p>291937.0758</text:p>
              </table:table-cell>
            </table:table-row>
            <table:table-row>
              <table:table-cell office:value-type="string">
                <text:p>Строка 6</text:p>
              </table:table-cell>
              <table:table-cell office:value-type="float" office:value="190000">
                <text:p>190000</text:p>
              </table:table-cell>
              <table:table-cell office:value-type="float" office:value="369539.9667">
                <text:p>369539.9667</text:p>
              </table:table-cell>
            </table:table-row>
            <table:table-row>
              <table:table-cell office:value-type="string">
                <text:p>Строка 428</text:p>
              </table:table-cell>
              <table:table-cell office:value-type="float" office:value="190000">
                <text:p>190000</text:p>
              </table:table-cell>
              <table:table-cell office:value-type="float" office:value="553364.8757">
                <text:p>553364.8757</text:p>
              </table:table-cell>
            </table:table-row>
            <table:table-row>
              <table:table-cell office:value-type="string">
                <text:p>Строка 60</text:p>
              </table:table-cell>
              <table:table-cell office:value-type="float" office:value="190000">
                <text:p>190000</text:p>
              </table:table-cell>
              <table:table-cell office:value-type="float" office:value="521752.1163">
                <text:p>521752.1163</text:p>
              </table:table-cell>
            </table:table-row>
            <table:table-row>
              <table:table-cell office:value-type="string">
                <text:p>Строка 408</text:p>
              </table:table-cell>
              <table:table-cell office:value-type="float" office:value="190000">
                <text:p>190000</text:p>
              </table:table-cell>
              <table:table-cell office:value-type="float" office:value="527811.0227">
                <text:p>527811.0227</text:p>
              </table:table-cell>
            </table:table-row>
            <table:table-row>
              <table:table-cell office:value-type="string">
                <text:p>Строка 243</text:p>
              </table:table-cell>
              <table:table-cell office:value-type="float" office:value="190000">
                <text:p>190000</text:p>
              </table:table-cell>
              <table:table-cell office:value-type="float" office:value="518625.6726">
                <text:p>518625.6726</text:p>
              </table:table-cell>
            </table:table-row>
            <table:table-row>
              <table:table-cell office:value-type="string">
                <text:p>Строка 233</text:p>
              </table:table-cell>
              <table:table-cell office:value-type="float" office:value="191100">
                <text:p>191100</text:p>
              </table:table-cell>
              <table:table-cell office:value-type="float" office:value="245875.3315">
                <text:p>245875.3315</text:p>
              </table:table-cell>
            </table:table-row>
            <table:table-row>
              <table:table-cell office:value-type="string">
                <text:p>Строка 296</text:p>
              </table:table-cell>
              <table:table-cell office:value-type="float" office:value="191100">
                <text:p>191100</text:p>
              </table:table-cell>
              <table:table-cell office:value-type="float" office:value="263643.7448">
                <text:p>263643.7448</text:p>
              </table:table-cell>
            </table:table-row>
            <table:table-row>
              <table:table-cell office:value-type="string">
                <text:p>Строка 380</text:p>
              </table:table-cell>
              <table:table-cell office:value-type="float" office:value="195000">
                <text:p>195000</text:p>
              </table:table-cell>
              <table:table-cell office:value-type="float" office:value="226808.9582">
                <text:p>226808.9582</text:p>
              </table:table-cell>
            </table:table-row>
            <table:table-row>
              <table:table-cell office:value-type="string">
                <text:p>Строка 799</text:p>
              </table:table-cell>
              <table:table-cell office:value-type="float" office:value="195000">
                <text:p>195000</text:p>
              </table:table-cell>
              <table:table-cell office:value-type="float" office:value="526788.354">
                <text:p>526788.354</text:p>
              </table:table-cell>
            </table:table-row>
            <table:table-row>
              <table:table-cell office:value-type="string">
                <text:p>Строка 528</text:p>
              </table:table-cell>
              <table:table-cell office:value-type="float" office:value="195000">
                <text:p>195000</text:p>
              </table:table-cell>
              <table:table-cell office:value-type="float" office:value="439487.1418">
                <text:p>439487.1418</text:p>
              </table:table-cell>
            </table:table-row>
            <table:table-row>
              <table:table-cell office:value-type="string">
                <text:p>Строка 607</text:p>
              </table:table-cell>
              <table:table-cell office:value-type="float" office:value="195000">
                <text:p>195000</text:p>
              </table:table-cell>
              <table:table-cell office:value-type="float" office:value="262956.7569">
                <text:p>262956.7569</text:p>
              </table:table-cell>
            </table:table-row>
            <table:table-row>
              <table:table-cell office:value-type="string">
                <text:p>Строка 878</text:p>
              </table:table-cell>
              <table:table-cell office:value-type="float" office:value="195000">
                <text:p>195000</text:p>
              </table:table-cell>
              <table:table-cell office:value-type="float" office:value="230164.7188">
                <text:p>230164.7188</text:p>
              </table:table-cell>
            </table:table-row>
            <table:table-row>
              <table:table-cell office:value-type="string">
                <text:p>Строка 927</text:p>
              </table:table-cell>
              <table:table-cell office:value-type="float" office:value="195000">
                <text:p>195000</text:p>
              </table:table-cell>
              <table:table-cell office:value-type="float" office:value="393091.9393">
                <text:p>393091.9393</text:p>
              </table:table-cell>
            </table:table-row>
            <table:table-row>
              <table:table-cell office:value-type="string">
                <text:p>Строка 839</text:p>
              </table:table-cell>
              <table:table-cell office:value-type="float" office:value="195000">
                <text:p>195000</text:p>
              </table:table-cell>
              <table:table-cell office:value-type="float" office:value="391598.3839">
                <text:p>391598.3839</text:p>
              </table:table-cell>
            </table:table-row>
            <table:table-row>
              <table:table-cell office:value-type="string">
                <text:p>Строка 429</text:p>
              </table:table-cell>
              <table:table-cell office:value-type="float" office:value="195975.5">
                <text:p>195975.5</text:p>
              </table:table-cell>
              <table:table-cell office:value-type="float" office:value="245684.791">
                <text:p>245684.791</text:p>
              </table:table-cell>
            </table:table-row>
            <table:table-row>
              <table:table-cell office:value-type="string">
                <text:p>Строка 932</text:p>
              </table:table-cell>
              <table:table-cell office:value-type="float" office:value="196000">
                <text:p>196000</text:p>
              </table:table-cell>
              <table:table-cell office:value-type="float" office:value="311532.9001">
                <text:p>311532.9001</text:p>
              </table:table-cell>
            </table:table-row>
            <table:table-row>
              <table:table-cell office:value-type="string">
                <text:p>Строка 32</text:p>
              </table:table-cell>
              <table:table-cell office:value-type="float" office:value="197000">
                <text:p>197000</text:p>
              </table:table-cell>
              <table:table-cell office:value-type="float" office:value="389318.181">
                <text:p>389318.181</text:p>
              </table:table-cell>
            </table:table-row>
            <table:table-row>
              <table:table-cell office:value-type="string">
                <text:p>Строка 879</text:p>
              </table:table-cell>
              <table:table-cell office:value-type="float" office:value="199999">
                <text:p>199999</text:p>
              </table:table-cell>
              <table:table-cell office:value-type="float" office:value="237920.8909">
                <text:p>237920.8909</text:p>
              </table:table-cell>
            </table:table-row>
            <table:table-row>
              <table:table-cell office:value-type="string">
                <text:p>Строка 952</text:p>
              </table:table-cell>
              <table:table-cell office:value-type="float" office:value="200000">
                <text:p>200000</text:p>
              </table:table-cell>
              <table:table-cell office:value-type="float" office:value="291681.8364">
                <text:p>291681.8364</text:p>
              </table:table-cell>
            </table:table-row>
            <table:table-row>
              <table:table-cell office:value-type="string">
                <text:p>Строка 556</text:p>
              </table:table-cell>
              <table:table-cell office:value-type="float" office:value="200000">
                <text:p>200000</text:p>
              </table:table-cell>
              <table:table-cell office:value-type="float" office:value="447454.9474">
                <text:p>447454.9474</text:p>
              </table:table-cell>
            </table:table-row>
            <table:table-row>
              <table:table-cell office:value-type="string">
                <text:p>Строка 619</text:p>
              </table:table-cell>
              <table:table-cell office:value-type="float" office:value="200000">
                <text:p>200000</text:p>
              </table:table-cell>
              <table:table-cell office:value-type="float" office:value="443838.0237">
                <text:p>443838.0237</text:p>
              </table:table-cell>
            </table:table-row>
            <table:table-row>
              <table:table-cell office:value-type="string">
                <text:p>Строка 433</text:p>
              </table:table-cell>
              <table:table-cell office:value-type="float" office:value="200000">
                <text:p>200000</text:p>
              </table:table-cell>
              <table:table-cell office:value-type="float" office:value="595263.5313">
                <text:p>595263.5313</text:p>
              </table:table-cell>
            </table:table-row>
            <table:table-row>
              <table:table-cell office:value-type="string">
                <text:p>Строка 394</text:p>
              </table:table-cell>
              <table:table-cell office:value-type="float" office:value="200000">
                <text:p>200000</text:p>
              </table:table-cell>
              <table:table-cell office:value-type="float" office:value="245471.5777">
                <text:p>245471.5777</text:p>
              </table:table-cell>
            </table:table-row>
            <table:table-row>
              <table:table-cell office:value-type="string">
                <text:p>Строка 304</text:p>
              </table:table-cell>
              <table:table-cell office:value-type="float" office:value="200000">
                <text:p>200000</text:p>
              </table:table-cell>
              <table:table-cell office:value-type="float" office:value="440359.2611">
                <text:p>440359.2611</text:p>
              </table:table-cell>
            </table:table-row>
            <table:table-row>
              <table:table-cell office:value-type="string">
                <text:p>Строка 153</text:p>
              </table:table-cell>
              <table:table-cell office:value-type="float" office:value="200000">
                <text:p>200000</text:p>
              </table:table-cell>
              <table:table-cell office:value-type="float" office:value="274122.1676">
                <text:p>274122.1676</text:p>
              </table:table-cell>
            </table:table-row>
            <table:table-row>
              <table:table-cell office:value-type="string">
                <text:p>Строка 628</text:p>
              </table:table-cell>
              <table:table-cell office:value-type="float" office:value="200000">
                <text:p>200000</text:p>
              </table:table-cell>
              <table:table-cell office:value-type="float" office:value="191153.5225">
                <text:p>191153.5225</text:p>
              </table:table-cell>
            </table:table-row>
            <table:table-row>
              <table:table-cell office:value-type="string">
                <text:p>Строка 594</text:p>
              </table:table-cell>
              <table:table-cell office:value-type="float" office:value="200000">
                <text:p>200000</text:p>
              </table:table-cell>
              <table:table-cell office:value-type="float" office:value="329882.3275">
                <text:p>329882.3275</text:p>
              </table:table-cell>
            </table:table-row>
            <table:table-row>
              <table:table-cell office:value-type="string">
                <text:p>Строка 460</text:p>
              </table:table-cell>
              <table:table-cell office:value-type="float" office:value="200000">
                <text:p>200000</text:p>
              </table:table-cell>
              <table:table-cell office:value-type="float" office:value="378699.1961">
                <text:p>378699.1961</text:p>
              </table:table-cell>
            </table:table-row>
            <table:table-row>
              <table:table-cell office:value-type="string">
                <text:p>Строка 548</text:p>
              </table:table-cell>
              <table:table-cell office:value-type="float" office:value="200000">
                <text:p>200000</text:p>
              </table:table-cell>
              <table:table-cell office:value-type="float" office:value="452775.771">
                <text:p>452775.771</text:p>
              </table:table-cell>
            </table:table-row>
            <table:table-row>
              <table:table-cell office:value-type="string">
                <text:p>Строка 438</text:p>
              </table:table-cell>
              <table:table-cell office:value-type="float" office:value="200900">
                <text:p>200900</text:p>
              </table:table-cell>
              <table:table-cell office:value-type="float" office:value="223063.2935">
                <text:p>223063.2935</text:p>
              </table:table-cell>
            </table:table-row>
            <table:table-row>
              <table:table-cell office:value-type="string">
                <text:p>Строка 537</text:p>
              </table:table-cell>
              <table:table-cell office:value-type="float" office:value="205000">
                <text:p>205000</text:p>
              </table:table-cell>
              <table:table-cell office:value-type="float" office:value="525085.1342">
                <text:p>525085.1342</text:p>
              </table:table-cell>
            </table:table-row>
            <table:table-row>
              <table:table-cell office:value-type="string">
                <text:p>Строка 921</text:p>
              </table:table-cell>
              <table:table-cell office:value-type="float" office:value="208250">
                <text:p>208250</text:p>
              </table:table-cell>
              <table:table-cell office:value-type="float" office:value="239857.0421">
                <text:p>239857.0421</text:p>
              </table:table-cell>
            </table:table-row>
            <table:table-row>
              <table:table-cell office:value-type="string">
                <text:p>Строка 476</text:p>
              </table:table-cell>
              <table:table-cell office:value-type="float" office:value="210000">
                <text:p>210000</text:p>
              </table:table-cell>
              <table:table-cell office:value-type="float" office:value="525741.2002">
                <text:p>525741.2002</text:p>
              </table:table-cell>
            </table:table-row>
            <table:table-row>
              <table:table-cell office:value-type="string">
                <text:p>Строка 849</text:p>
              </table:table-cell>
              <table:table-cell office:value-type="float" office:value="210000">
                <text:p>210000</text:p>
              </table:table-cell>
              <table:table-cell office:value-type="float" office:value="445854.2677">
                <text:p>445854.2677</text:p>
              </table:table-cell>
            </table:table-row>
            <table:table-row>
              <table:table-cell office:value-type="string">
                <text:p>Строка 971</text:p>
              </table:table-cell>
              <table:table-cell office:value-type="float" office:value="210000">
                <text:p>210000</text:p>
              </table:table-cell>
              <table:table-cell office:value-type="float" office:value="376419.1854">
                <text:p>376419.1854</text:p>
              </table:table-cell>
            </table:table-row>
            <table:table-row>
              <table:table-cell office:value-type="string">
                <text:p>Строка 334</text:p>
              </table:table-cell>
              <table:table-cell office:value-type="float" office:value="211000">
                <text:p>211000</text:p>
              </table:table-cell>
              <table:table-cell office:value-type="float" office:value="450069.5723">
                <text:p>450069.5723</text:p>
              </table:table-cell>
            </table:table-row>
            <table:table-row>
              <table:table-cell office:value-type="string">
                <text:p>Строка 954</text:p>
              </table:table-cell>
              <table:table-cell office:value-type="float" office:value="212000">
                <text:p>212000</text:p>
              </table:table-cell>
              <table:table-cell office:value-type="float" office:value="649240.6358">
                <text:p>649240.6358</text:p>
              </table:table-cell>
            </table:table-row>
            <table:table-row>
              <table:table-cell office:value-type="string">
                <text:p>Строка 26</text:p>
              </table:table-cell>
              <table:table-cell office:value-type="float" office:value="213000">
                <text:p>213000</text:p>
              </table:table-cell>
              <table:table-cell office:value-type="float" office:value="254573.022">
                <text:p>254573.022</text:p>
              </table:table-cell>
            </table:table-row>
            <table:table-row>
              <table:table-cell office:value-type="string">
                <text:p>Строка 702</text:p>
              </table:table-cell>
              <table:table-cell office:value-type="float" office:value="215000">
                <text:p>215000</text:p>
              </table:table-cell>
              <table:table-cell office:value-type="float" office:value="329078.6728">
                <text:p>329078.6728</text:p>
              </table:table-cell>
            </table:table-row>
            <table:table-row>
              <table:table-cell office:value-type="string">
                <text:p>Строка 375</text:p>
              </table:table-cell>
              <table:table-cell office:value-type="float" office:value="215600">
                <text:p>215600</text:p>
              </table:table-cell>
              <table:table-cell office:value-type="float" office:value="314058.7622">
                <text:p>314058.7622</text:p>
              </table:table-cell>
            </table:table-row>
            <table:table-row>
              <table:table-cell office:value-type="string">
                <text:p>Строка 162</text:p>
              </table:table-cell>
              <table:table-cell office:value-type="float" office:value="218000">
                <text:p>218000</text:p>
              </table:table-cell>
              <table:table-cell office:value-type="float" office:value="526632.9755">
                <text:p>526632.9755</text:p>
              </table:table-cell>
            </table:table-row>
            <table:table-row>
              <table:table-cell office:value-type="string">
                <text:p>Строка 331</text:p>
              </table:table-cell>
              <table:table-cell office:value-type="float" office:value="220000">
                <text:p>220000</text:p>
              </table:table-cell>
              <table:table-cell office:value-type="float" office:value="326505.5069">
                <text:p>326505.5069</text:p>
              </table:table-cell>
            </table:table-row>
            <table:table-row>
              <table:table-cell office:value-type="string">
                <text:p>Строка 383</text:p>
              </table:table-cell>
              <table:table-cell office:value-type="float" office:value="220000">
                <text:p>220000</text:p>
              </table:table-cell>
              <table:table-cell office:value-type="float" office:value="315885.0936">
                <text:p>315885.0936</text:p>
              </table:table-cell>
            </table:table-row>
            <table:table-row>
              <table:table-cell office:value-type="string">
                <text:p>Строка 889</text:p>
              </table:table-cell>
              <table:table-cell office:value-type="float" office:value="220000">
                <text:p>220000</text:p>
              </table:table-cell>
              <table:table-cell office:value-type="float" office:value="645006.7227">
                <text:p>645006.7227</text:p>
              </table:table-cell>
            </table:table-row>
            <table:table-row>
              <table:table-cell office:value-type="string">
                <text:p>Строка 679</text:p>
              </table:table-cell>
              <table:table-cell office:value-type="float" office:value="220000">
                <text:p>220000</text:p>
              </table:table-cell>
              <table:table-cell office:value-type="float" office:value="185693.5415">
                <text:p>185693.5415</text:p>
              </table:table-cell>
            </table:table-row>
            <table:table-row>
              <table:table-cell office:value-type="string">
                <text:p>Строка 712</text:p>
              </table:table-cell>
              <table:table-cell office:value-type="float" office:value="220000">
                <text:p>220000</text:p>
              </table:table-cell>
              <table:table-cell office:value-type="float" office:value="537183.5104">
                <text:p>537183.5104</text:p>
              </table:table-cell>
            </table:table-row>
            <table:table-row>
              <table:table-cell office:value-type="string">
                <text:p>Строка 228</text:p>
              </table:table-cell>
              <table:table-cell office:value-type="float" office:value="220500">
                <text:p>220500</text:p>
              </table:table-cell>
              <table:table-cell office:value-type="float" office:value="211830.6782">
                <text:p>211830.6782</text:p>
              </table:table-cell>
            </table:table-row>
            <table:table-row>
              <table:table-cell office:value-type="string">
                <text:p>Строка 447</text:p>
              </table:table-cell>
              <table:table-cell office:value-type="float" office:value="225000">
                <text:p>225000</text:p>
              </table:table-cell>
              <table:table-cell office:value-type="float" office:value="203953.4321">
                <text:p>203953.4321</text:p>
              </table:table-cell>
            </table:table-row>
            <table:table-row>
              <table:table-cell office:value-type="string">
                <text:p>Строка 363</text:p>
              </table:table-cell>
              <table:table-cell office:value-type="float" office:value="225400">
                <text:p>225400</text:p>
              </table:table-cell>
              <table:table-cell office:value-type="float" office:value="373784.1378">
                <text:p>373784.1378</text:p>
              </table:table-cell>
            </table:table-row>
            <table:table-row>
              <table:table-cell office:value-type="string">
                <text:p>Строка 485</text:p>
              </table:table-cell>
              <table:table-cell office:value-type="float" office:value="225600">
                <text:p>225600</text:p>
              </table:table-cell>
              <table:table-cell office:value-type="float" office:value="276497.1065">
                <text:p>276497.1065</text:p>
              </table:table-cell>
            </table:table-row>
            <table:table-row>
              <table:table-cell office:value-type="string">
                <text:p>Строка 972</text:p>
              </table:table-cell>
              <table:table-cell office:value-type="float" office:value="226000">
                <text:p>226000</text:p>
              </table:table-cell>
              <table:table-cell office:value-type="float" office:value="314161.4353">
                <text:p>314161.4353</text:p>
              </table:table-cell>
            </table:table-row>
            <table:table-row>
              <table:table-cell office:value-type="string">
                <text:p>Строка 684</text:p>
              </table:table-cell>
              <table:table-cell office:value-type="float" office:value="227850">
                <text:p>227850</text:p>
              </table:table-cell>
              <table:table-cell office:value-type="float" office:value="302660.9314">
                <text:p>302660.9314</text:p>
              </table:table-cell>
            </table:table-row>
            <table:table-row>
              <table:table-cell office:value-type="string">
                <text:p>Строка 19</text:p>
              </table:table-cell>
              <table:table-cell office:value-type="float" office:value="230000">
                <text:p>230000</text:p>
              </table:table-cell>
              <table:table-cell office:value-type="float" office:value="345688.6515">
                <text:p>345688.6515</text:p>
              </table:table-cell>
            </table:table-row>
            <table:table-row>
              <table:table-cell office:value-type="string">
                <text:p>Строка 753</text:p>
              </table:table-cell>
              <table:table-cell office:value-type="float" office:value="230000">
                <text:p>230000</text:p>
              </table:table-cell>
              <table:table-cell office:value-type="float" office:value="269784.1249">
                <text:p>269784.1249</text:p>
              </table:table-cell>
            </table:table-row>
            <table:table-row>
              <table:table-cell office:value-type="string">
                <text:p>Строка 157</text:p>
              </table:table-cell>
              <table:table-cell office:value-type="float" office:value="230000">
                <text:p>230000</text:p>
              </table:table-cell>
              <table:table-cell office:value-type="float" office:value="261315.6426">
                <text:p>261315.6426</text:p>
              </table:table-cell>
            </table:table-row>
            <table:table-row>
              <table:table-cell office:value-type="string">
                <text:p>Строка 858</text:p>
              </table:table-cell>
              <table:table-cell office:value-type="float" office:value="230000">
                <text:p>230000</text:p>
              </table:table-cell>
              <table:table-cell office:value-type="float" office:value="242685.3524">
                <text:p>242685.3524</text:p>
              </table:table-cell>
            </table:table-row>
            <table:table-row>
              <table:table-cell office:value-type="string">
                <text:p>Строка 316</text:p>
              </table:table-cell>
              <table:table-cell office:value-type="float" office:value="230000">
                <text:p>230000</text:p>
              </table:table-cell>
              <table:table-cell office:value-type="float" office:value="447412.5971">
                <text:p>447412.5971</text:p>
              </table:table-cell>
            </table:table-row>
            <table:table-row>
              <table:table-cell office:value-type="string">
                <text:p>Строка 225</text:p>
              </table:table-cell>
              <table:table-cell office:value-type="float" office:value="230000">
                <text:p>230000</text:p>
              </table:table-cell>
              <table:table-cell office:value-type="float" office:value="277144.6937">
                <text:p>277144.6937</text:p>
              </table:table-cell>
            </table:table-row>
            <table:table-row>
              <table:table-cell office:value-type="string">
                <text:p>Строка 253</text:p>
              </table:table-cell>
              <table:table-cell office:value-type="float" office:value="232050">
                <text:p>232050</text:p>
              </table:table-cell>
              <table:table-cell office:value-type="float" office:value="280559.8478">
                <text:p>280559.8478</text:p>
              </table:table-cell>
            </table:table-row>
            <table:table-row>
              <table:table-cell office:value-type="string">
                <text:p>Строка 376</text:p>
              </table:table-cell>
              <table:table-cell office:value-type="float" office:value="233000">
                <text:p>233000</text:p>
              </table:table-cell>
              <table:table-cell office:value-type="float" office:value="228891.4626">
                <text:p>228891.4626</text:p>
              </table:table-cell>
            </table:table-row>
            <table:table-row>
              <table:table-cell office:value-type="string">
                <text:p>Строка 322</text:p>
              </table:table-cell>
              <table:table-cell office:value-type="float" office:value="235000">
                <text:p>235000</text:p>
              </table:table-cell>
              <table:table-cell office:value-type="float" office:value="293645.1548">
                <text:p>293645.1548</text:p>
              </table:table-cell>
            </table:table-row>
            <table:table-row>
              <table:table-cell office:value-type="string">
                <text:p>Строка 588</text:p>
              </table:table-cell>
              <table:table-cell office:value-type="float" office:value="235000">
                <text:p>235000</text:p>
              </table:table-cell>
              <table:table-cell office:value-type="float" office:value="373087.7311">
                <text:p>373087.7311</text:p>
              </table:table-cell>
            </table:table-row>
            <table:table-row>
              <table:table-cell office:value-type="string">
                <text:p>Строка 840</text:p>
              </table:table-cell>
              <table:table-cell office:value-type="float" office:value="237650">
                <text:p>237650</text:p>
              </table:table-cell>
              <table:table-cell office:value-type="float" office:value="231166.6393">
                <text:p>231166.6393</text:p>
              </table:table-cell>
            </table:table-row>
            <table:table-row>
              <table:table-cell office:value-type="string">
                <text:p>Строка 730</text:p>
              </table:table-cell>
              <table:table-cell office:value-type="float" office:value="238000">
                <text:p>238000</text:p>
              </table:table-cell>
              <table:table-cell office:value-type="float" office:value="275246.624">
                <text:p>275246.624</text:p>
              </table:table-cell>
            </table:table-row>
            <table:table-row>
              <table:table-cell office:value-type="string">
                <text:p>Строка 46</text:p>
              </table:table-cell>
              <table:table-cell office:value-type="float" office:value="240000">
                <text:p>240000</text:p>
              </table:table-cell>
              <table:table-cell office:value-type="float" office:value="306112.9874">
                <text:p>306112.9874</text:p>
              </table:table-cell>
            </table:table-row>
            <table:table-row>
              <table:table-cell office:value-type="string">
                <text:p>Строка 367</text:p>
              </table:table-cell>
              <table:table-cell office:value-type="float" office:value="240000">
                <text:p>240000</text:p>
              </table:table-cell>
              <table:table-cell office:value-type="float" office:value="477034.1215">
                <text:p>477034.1215</text:p>
              </table:table-cell>
            </table:table-row>
            <table:table-row>
              <table:table-cell office:value-type="string">
                <text:p>Строка 875</text:p>
              </table:table-cell>
              <table:table-cell office:value-type="float" office:value="240000">
                <text:p>240000</text:p>
              </table:table-cell>
              <table:table-cell office:value-type="float" office:value="531421.672">
                <text:p>531421.672</text:p>
              </table:table-cell>
            </table:table-row>
            <table:table-row>
              <table:table-cell office:value-type="string">
                <text:p>Строка 690</text:p>
              </table:table-cell>
              <table:table-cell office:value-type="float" office:value="240000">
                <text:p>240000</text:p>
              </table:table-cell>
              <table:table-cell office:value-type="float" office:value="265970.3577">
                <text:p>265970.3577</text:p>
              </table:table-cell>
            </table:table-row>
            <table:table-row>
              <table:table-cell office:value-type="string">
                <text:p>Строка 432</text:p>
              </table:table-cell>
              <table:table-cell office:value-type="float" office:value="240000">
                <text:p>240000</text:p>
              </table:table-cell>
              <table:table-cell office:value-type="float" office:value="434618.6222">
                <text:p>434618.6222</text:p>
              </table:table-cell>
            </table:table-row>
            <table:table-row>
              <table:table-cell office:value-type="string">
                <text:p>Строка 709</text:p>
              </table:table-cell>
              <table:table-cell office:value-type="float" office:value="240000">
                <text:p>240000</text:p>
              </table:table-cell>
              <table:table-cell office:value-type="float" office:value="352851.0537">
                <text:p>352851.0537</text:p>
              </table:table-cell>
            </table:table-row>
            <table:table-row>
              <table:table-cell office:value-type="string">
                <text:p>Строка 417</text:p>
              </table:table-cell>
              <table:table-cell office:value-type="float" office:value="241325">
                <text:p>241325</text:p>
              </table:table-cell>
              <table:table-cell office:value-type="float" office:value="361077.4645">
                <text:p>361077.4645</text:p>
              </table:table-cell>
            </table:table-row>
            <table:table-row>
              <table:table-cell office:value-type="string">
                <text:p>Строка 545</text:p>
              </table:table-cell>
              <table:table-cell office:value-type="float" office:value="242550">
                <text:p>242550</text:p>
              </table:table-cell>
              <table:table-cell office:value-type="float" office:value="250025.1576">
                <text:p>250025.1576</text:p>
              </table:table-cell>
            </table:table-row>
            <table:table-row>
              <table:table-cell office:value-type="string">
                <text:p>Строка 76</text:p>
              </table:table-cell>
              <table:table-cell office:value-type="float" office:value="244975.5">
                <text:p>244975.5</text:p>
              </table:table-cell>
              <table:table-cell office:value-type="float" office:value="278205.2415">
                <text:p>278205.2415</text:p>
              </table:table-cell>
            </table:table-row>
            <table:table-row>
              <table:table-cell office:value-type="string">
                <text:p>Строка 792</text:p>
              </table:table-cell>
              <table:table-cell office:value-type="float" office:value="244975.5">
                <text:p>244975.5</text:p>
              </table:table-cell>
              <table:table-cell office:value-type="float" office:value="525440.3442">
                <text:p>525440.3442</text:p>
              </table:table-cell>
            </table:table-row>
            <table:table-row>
              <table:table-cell office:value-type="string">
                <text:p>Строка 923</text:p>
              </table:table-cell>
              <table:table-cell office:value-type="float" office:value="245000">
                <text:p>245000</text:p>
              </table:table-cell>
              <table:table-cell office:value-type="float" office:value="306128.1142">
                <text:p>306128.1142</text:p>
              </table:table-cell>
            </table:table-row>
            <table:table-row>
              <table:table-cell office:value-type="string">
                <text:p>Строка 407</text:p>
              </table:table-cell>
              <table:table-cell office:value-type="float" office:value="245000">
                <text:p>245000</text:p>
              </table:table-cell>
              <table:table-cell office:value-type="float" office:value="305761.8478">
                <text:p>305761.8478</text:p>
              </table:table-cell>
            </table:table-row>
            <table:table-row>
              <table:table-cell office:value-type="string">
                <text:p>Строка 852</text:p>
              </table:table-cell>
              <table:table-cell office:value-type="float" office:value="245000">
                <text:p>245000</text:p>
              </table:table-cell>
              <table:table-cell office:value-type="float" office:value="374945.2343">
                <text:p>374945.2343</text:p>
              </table:table-cell>
            </table:table-row>
            <table:table-row>
              <table:table-cell office:value-type="string">
                <text:p>Строка 307</text:p>
              </table:table-cell>
              <table:table-cell office:value-type="float" office:value="245000">
                <text:p>245000</text:p>
              </table:table-cell>
              <table:table-cell office:value-type="float" office:value="296512.0195">
                <text:p>296512.0195</text:p>
              </table:table-cell>
            </table:table-row>
            <table:table-row>
              <table:table-cell office:value-type="string">
                <text:p>Строка 418</text:p>
              </table:table-cell>
              <table:table-cell office:value-type="float" office:value="245000">
                <text:p>245000</text:p>
              </table:table-cell>
              <table:table-cell office:value-type="float" office:value="323415.0347">
                <text:p>323415.0347</text:p>
              </table:table-cell>
            </table:table-row>
            <table:table-row>
              <table:table-cell office:value-type="string">
                <text:p>Строка 886</text:p>
              </table:table-cell>
              <table:table-cell office:value-type="float" office:value="245000">
                <text:p>245000</text:p>
              </table:table-cell>
              <table:table-cell office:value-type="float" office:value="357106.1118">
                <text:p>357106.1118</text:p>
              </table:table-cell>
            </table:table-row>
            <table:table-row>
              <table:table-cell office:value-type="string">
                <text:p>Строка 550</text:p>
              </table:table-cell>
              <table:table-cell office:value-type="float" office:value="247000">
                <text:p>247000</text:p>
              </table:table-cell>
              <table:table-cell office:value-type="float" office:value="262910.6919">
                <text:p>262910.6919</text:p>
              </table:table-cell>
            </table:table-row>
            <table:table-row>
              <table:table-cell office:value-type="string">
                <text:p>Строка 785</text:p>
              </table:table-cell>
              <table:table-cell office:value-type="float" office:value="249900">
                <text:p>249900</text:p>
              </table:table-cell>
              <table:table-cell office:value-type="float" office:value="377985.166">
                <text:p>377985.166</text:p>
              </table:table-cell>
            </table:table-row>
            <table:table-row>
              <table:table-cell office:value-type="string">
                <text:p>Строка 738</text:p>
              </table:table-cell>
              <table:table-cell office:value-type="float" office:value="250000">
                <text:p>250000</text:p>
              </table:table-cell>
              <table:table-cell office:value-type="float" office:value="439047.7196">
                <text:p>439047.7196</text:p>
              </table:table-cell>
            </table:table-row>
            <table:table-row>
              <table:table-cell office:value-type="string">
                <text:p>Строка 274</text:p>
              </table:table-cell>
              <table:table-cell office:value-type="float" office:value="250000">
                <text:p>250000</text:p>
              </table:table-cell>
              <table:table-cell office:value-type="float" office:value="382559.0771">
                <text:p>382559.0771</text:p>
              </table:table-cell>
            </table:table-row>
            <table:table-row>
              <table:table-cell office:value-type="string">
                <text:p>Строка 125</text:p>
              </table:table-cell>
              <table:table-cell office:value-type="float" office:value="250000">
                <text:p>250000</text:p>
              </table:table-cell>
              <table:table-cell office:value-type="float" office:value="258236.4562">
                <text:p>258236.4562</text:p>
              </table:table-cell>
            </table:table-row>
            <table:table-row>
              <table:table-cell office:value-type="string">
                <text:p>Строка 622</text:p>
              </table:table-cell>
              <table:table-cell office:value-type="float" office:value="250000">
                <text:p>250000</text:p>
              </table:table-cell>
              <table:table-cell office:value-type="float" office:value="441713.4718">
                <text:p>441713.4718</text:p>
              </table:table-cell>
            </table:table-row>
            <table:table-row>
              <table:table-cell office:value-type="string">
                <text:p>Строка 962</text:p>
              </table:table-cell>
              <table:table-cell office:value-type="float" office:value="250000">
                <text:p>250000</text:p>
              </table:table-cell>
              <table:table-cell office:value-type="float" office:value="241312.8497">
                <text:p>241312.8497</text:p>
              </table:table-cell>
            </table:table-row>
            <table:table-row>
              <table:table-cell office:value-type="string">
                <text:p>Строка 762</text:p>
              </table:table-cell>
              <table:table-cell office:value-type="float" office:value="250000">
                <text:p>250000</text:p>
              </table:table-cell>
              <table:table-cell office:value-type="float" office:value="671205.4985">
                <text:p>671205.4985</text:p>
              </table:table-cell>
            </table:table-row>
            <table:table-row>
              <table:table-cell office:value-type="string">
                <text:p>Строка 784</text:p>
              </table:table-cell>
              <table:table-cell office:value-type="float" office:value="250000">
                <text:p>250000</text:p>
              </table:table-cell>
              <table:table-cell office:value-type="float" office:value="469538.9839">
                <text:p>469538.9839</text:p>
              </table:table-cell>
            </table:table-row>
            <table:table-row>
              <table:table-cell office:value-type="string">
                <text:p>Строка 374</text:p>
              </table:table-cell>
              <table:table-cell office:value-type="float" office:value="254800">
                <text:p>254800</text:p>
              </table:table-cell>
              <table:table-cell office:value-type="float" office:value="515283.5386">
                <text:p>515283.5386</text:p>
              </table:table-cell>
            </table:table-row>
            <table:table-row>
              <table:table-cell office:value-type="string">
                <text:p>Строка 229</text:p>
              </table:table-cell>
              <table:table-cell office:value-type="float" office:value="255000">
                <text:p>255000</text:p>
              </table:table-cell>
              <table:table-cell office:value-type="float" office:value="400507.2316">
                <text:p>400507.2316</text:p>
              </table:table-cell>
            </table:table-row>
            <table:table-row>
              <table:table-cell office:value-type="string">
                <text:p>Строка 443</text:p>
              </table:table-cell>
              <table:table-cell office:value-type="float" office:value="255000">
                <text:p>255000</text:p>
              </table:table-cell>
              <table:table-cell office:value-type="float" office:value="412393.2851">
                <text:p>412393.2851</text:p>
              </table:table-cell>
            </table:table-row>
            <table:table-row>
              <table:table-cell office:value-type="string">
                <text:p>Строка 437</text:p>
              </table:table-cell>
              <table:table-cell office:value-type="float" office:value="257250">
                <text:p>257250</text:p>
              </table:table-cell>
              <table:table-cell office:value-type="float" office:value="526772.4788">
                <text:p>526772.4788</text:p>
              </table:table-cell>
            </table:table-row>
            <table:table-row>
              <table:table-cell office:value-type="string">
                <text:p>Строка 287</text:p>
              </table:table-cell>
              <table:table-cell office:value-type="float" office:value="257250">
                <text:p>257250</text:p>
              </table:table-cell>
              <table:table-cell office:value-type="float" office:value="386497.2024">
                <text:p>386497.2024</text:p>
              </table:table-cell>
            </table:table-row>
            <table:table-row>
              <table:table-cell office:value-type="string">
                <text:p>Строка 610</text:p>
              </table:table-cell>
              <table:table-cell office:value-type="float" office:value="260000">
                <text:p>260000</text:p>
              </table:table-cell>
              <table:table-cell office:value-type="float" office:value="364904.5995">
                <text:p>364904.5995</text:p>
              </table:table-cell>
            </table:table-row>
            <table:table-row>
              <table:table-cell office:value-type="string">
                <text:p>Строка 905</text:p>
              </table:table-cell>
              <table:table-cell office:value-type="float" office:value="260000">
                <text:p>260000</text:p>
              </table:table-cell>
              <table:table-cell office:value-type="float" office:value="313552.6359">
                <text:p>313552.6359</text:p>
              </table:table-cell>
            </table:table-row>
            <table:table-row>
              <table:table-cell office:value-type="string">
                <text:p>Строка 354</text:p>
              </table:table-cell>
              <table:table-cell office:value-type="float" office:value="260000">
                <text:p>260000</text:p>
              </table:table-cell>
              <table:table-cell office:value-type="float" office:value="252431.5111">
                <text:p>252431.5111</text:p>
              </table:table-cell>
            </table:table-row>
            <table:table-row>
              <table:table-cell office:value-type="string">
                <text:p>Строка 587</text:p>
              </table:table-cell>
              <table:table-cell office:value-type="float" office:value="260000">
                <text:p>260000</text:p>
              </table:table-cell>
              <table:table-cell office:value-type="float" office:value="640660.8394">
                <text:p>640660.8394</text:p>
              </table:table-cell>
            </table:table-row>
            <table:table-row>
              <table:table-cell office:value-type="string">
                <text:p>Строка 956</text:p>
              </table:table-cell>
              <table:table-cell office:value-type="float" office:value="260000">
                <text:p>260000</text:p>
              </table:table-cell>
              <table:table-cell office:value-type="float" office:value="317981.0309">
                <text:p>317981.0309</text:p>
              </table:table-cell>
            </table:table-row>
            <table:table-row>
              <table:table-cell office:value-type="string">
                <text:p>Строка 477</text:p>
              </table:table-cell>
              <table:table-cell office:value-type="float" office:value="260000">
                <text:p>260000</text:p>
              </table:table-cell>
              <table:table-cell office:value-type="float" office:value="263576.0525">
                <text:p>263576.0525</text:p>
              </table:table-cell>
            </table:table-row>
            <table:table-row>
              <table:table-cell office:value-type="string">
                <text:p>Строка 342</text:p>
              </table:table-cell>
              <table:table-cell office:value-type="float" office:value="264600">
                <text:p>264600</text:p>
              </table:table-cell>
              <table:table-cell office:value-type="float" office:value="344843.2876">
                <text:p>344843.2876</text:p>
              </table:table-cell>
            </table:table-row>
            <table:table-row>
              <table:table-cell office:value-type="string">
                <text:p>Строка 983</text:p>
              </table:table-cell>
              <table:table-cell office:value-type="float" office:value="264600">
                <text:p>264600</text:p>
              </table:table-cell>
              <table:table-cell office:value-type="float" office:value="257776.3073">
                <text:p>257776.3073</text:p>
              </table:table-cell>
            </table:table-row>
            <table:table-row>
              <table:table-cell office:value-type="string">
                <text:p>Строка 641</text:p>
              </table:table-cell>
              <table:table-cell office:value-type="float" office:value="267050">
                <text:p>267050</text:p>
              </table:table-cell>
              <table:table-cell office:value-type="float" office:value="323036.5801">
                <text:p>323036.5801</text:p>
              </table:table-cell>
            </table:table-row>
            <table:table-row>
              <table:table-cell office:value-type="string">
                <text:p>Строка 453</text:p>
              </table:table-cell>
              <table:table-cell office:value-type="float" office:value="268000">
                <text:p>268000</text:p>
              </table:table-cell>
              <table:table-cell office:value-type="float" office:value="684138.1758">
                <text:p>684138.1758</text:p>
              </table:table-cell>
            </table:table-row>
            <table:table-row>
              <table:table-cell office:value-type="string">
                <text:p>Строка 646</text:p>
              </table:table-cell>
              <table:table-cell office:value-type="float" office:value="269475.5">
                <text:p>269475.5</text:p>
              </table:table-cell>
              <table:table-cell office:value-type="float" office:value="325510.3073">
                <text:p>325510.3073</text:p>
              </table:table-cell>
            </table:table-row>
            <table:table-row>
              <table:table-cell office:value-type="string">
                <text:p>Строка 943</text:p>
              </table:table-cell>
              <table:table-cell office:value-type="float" office:value="269500">
                <text:p>269500</text:p>
              </table:table-cell>
              <table:table-cell office:value-type="float" office:value="343850.5723">
                <text:p>343850.5723</text:p>
              </table:table-cell>
            </table:table-row>
            <table:table-row>
              <table:table-cell office:value-type="string">
                <text:p>Строка 448</text:p>
              </table:table-cell>
              <table:table-cell office:value-type="float" office:value="270000">
                <text:p>270000</text:p>
              </table:table-cell>
              <table:table-cell office:value-type="float" office:value="301971.7507">
                <text:p>301971.7507</text:p>
              </table:table-cell>
            </table:table-row>
            <table:table-row>
              <table:table-cell office:value-type="string">
                <text:p>Строка 337</text:p>
              </table:table-cell>
              <table:table-cell office:value-type="float" office:value="270000">
                <text:p>270000</text:p>
              </table:table-cell>
              <table:table-cell office:value-type="float" office:value="392681.266">
                <text:p>392681.266</text:p>
              </table:table-cell>
            </table:table-row>
            <table:table-row>
              <table:table-cell office:value-type="string">
                <text:p>Строка 144</text:p>
              </table:table-cell>
              <table:table-cell office:value-type="float" office:value="270000">
                <text:p>270000</text:p>
              </table:table-cell>
              <table:table-cell office:value-type="float" office:value="445854.2677">
                <text:p>445854.2677</text:p>
              </table:table-cell>
            </table:table-row>
            <table:table-row>
              <table:table-cell office:value-type="string">
                <text:p>Строка 813</text:p>
              </table:table-cell>
              <table:table-cell office:value-type="float" office:value="270000">
                <text:p>270000</text:p>
              </table:table-cell>
              <table:table-cell office:value-type="float" office:value="475253.7451">
                <text:p>475253.7451</text:p>
              </table:table-cell>
            </table:table-row>
            <table:table-row>
              <table:table-cell office:value-type="string">
                <text:p>Строка 722</text:p>
              </table:table-cell>
              <table:table-cell office:value-type="float" office:value="270000">
                <text:p>270000</text:p>
              </table:table-cell>
              <table:table-cell office:value-type="float" office:value="544172.514">
                <text:p>544172.514</text:p>
              </table:table-cell>
            </table:table-row>
            <table:table-row>
              <table:table-cell office:value-type="string">
                <text:p>Строка 54</text:p>
              </table:table-cell>
              <table:table-cell office:value-type="float" office:value="275000">
                <text:p>275000</text:p>
              </table:table-cell>
              <table:table-cell office:value-type="float" office:value="212228.7906">
                <text:p>212228.7906</text:p>
              </table:table-cell>
            </table:table-row>
            <table:table-row>
              <table:table-cell office:value-type="string">
                <text:p>Строка 30</text:p>
              </table:table-cell>
              <table:table-cell office:value-type="float" office:value="275000">
                <text:p>275000</text:p>
              </table:table-cell>
              <table:table-cell office:value-type="float" office:value="378357.3358">
                <text:p>378357.3358</text:p>
              </table:table-cell>
            </table:table-row>
            <table:table-row>
              <table:table-cell office:value-type="string">
                <text:p>Строка 675</text:p>
              </table:table-cell>
              <table:table-cell office:value-type="float" office:value="275000">
                <text:p>275000</text:p>
              </table:table-cell>
              <table:table-cell office:value-type="float" office:value="551011.9911">
                <text:p>551011.9911</text:p>
              </table:table-cell>
            </table:table-row>
            <table:table-row>
              <table:table-cell office:value-type="string">
                <text:p>Строка 9</text:p>
              </table:table-cell>
              <table:table-cell office:value-type="float" office:value="276850">
                <text:p>276850</text:p>
              </table:table-cell>
              <table:table-cell office:value-type="float" office:value="401150.438">
                <text:p>401150.438</text:p>
              </table:table-cell>
            </table:table-row>
            <table:table-row>
              <table:table-cell office:value-type="string">
                <text:p>Строка 222</text:p>
              </table:table-cell>
              <table:table-cell office:value-type="float" office:value="278000">
                <text:p>278000</text:p>
              </table:table-cell>
              <table:table-cell office:value-type="float" office:value="532933.6361">
                <text:p>532933.6361</text:p>
              </table:table-cell>
            </table:table-row>
            <table:table-row>
              <table:table-cell office:value-type="string">
                <text:p>Строка 291</text:p>
              </table:table-cell>
              <table:table-cell office:value-type="float" office:value="280000">
                <text:p>280000</text:p>
              </table:table-cell>
              <table:table-cell office:value-type="float" office:value="676819.1196">
                <text:p>676819.1196</text:p>
              </table:table-cell>
            </table:table-row>
            <table:table-row>
              <table:table-cell office:value-type="string">
                <text:p>Строка 645</text:p>
              </table:table-cell>
              <table:table-cell office:value-type="float" office:value="280000">
                <text:p>280000</text:p>
              </table:table-cell>
              <table:table-cell office:value-type="float" office:value="325173.0377">
                <text:p>325173.0377</text:p>
              </table:table-cell>
            </table:table-row>
            <table:table-row>
              <table:table-cell office:value-type="string">
                <text:p>Строка 708</text:p>
              </table:table-cell>
              <table:table-cell office:value-type="float" office:value="280000">
                <text:p>280000</text:p>
              </table:table-cell>
              <table:table-cell office:value-type="float" office:value="522630.8887">
                <text:p>522630.8887</text:p>
              </table:table-cell>
            </table:table-row>
            <table:table-row>
              <table:table-cell office:value-type="string">
                <text:p>Строка 930</text:p>
              </table:table-cell>
              <table:table-cell office:value-type="float" office:value="280525">
                <text:p>280525</text:p>
              </table:table-cell>
              <table:table-cell office:value-type="float" office:value="399291.5277">
                <text:p>399291.5277</text:p>
              </table:table-cell>
            </table:table-row>
            <table:table-row>
              <table:table-cell office:value-type="string">
                <text:p>Строка 350</text:p>
              </table:table-cell>
              <table:table-cell office:value-type="float" office:value="281725.5">
                <text:p>281725.5</text:p>
              </table:table-cell>
              <table:table-cell office:value-type="float" office:value="335621.4916">
                <text:p>335621.4916</text:p>
              </table:table-cell>
            </table:table-row>
            <table:table-row>
              <table:table-cell office:value-type="string">
                <text:p>Строка 828</text:p>
              </table:table-cell>
              <table:table-cell office:value-type="float" office:value="281750">
                <text:p>281750</text:p>
              </table:table-cell>
              <table:table-cell office:value-type="float" office:value="516947.2775">
                <text:p>516947.2775</text:p>
              </table:table-cell>
            </table:table-row>
            <table:table-row>
              <table:table-cell office:value-type="string">
                <text:p>Строка 419</text:p>
              </table:table-cell>
              <table:table-cell office:value-type="float" office:value="283097.5">
                <text:p>283097.5</text:p>
              </table:table-cell>
              <table:table-cell office:value-type="float" office:value="264204.6157">
                <text:p>264204.6157</text:p>
              </table:table-cell>
            </table:table-row>
            <table:table-row>
              <table:table-cell office:value-type="string">
                <text:p>Строка 106</text:p>
              </table:table-cell>
              <table:table-cell office:value-type="float" office:value="285000">
                <text:p>285000</text:p>
              </table:table-cell>
              <table:table-cell office:value-type="float" office:value="345993.1677">
                <text:p>345993.1677</text:p>
              </table:table-cell>
            </table:table-row>
            <table:table-row>
              <table:table-cell office:value-type="string">
                <text:p>Строка 643</text:p>
              </table:table-cell>
              <table:table-cell office:value-type="float" office:value="285000">
                <text:p>285000</text:p>
              </table:table-cell>
              <table:table-cell office:value-type="float" office:value="523624.238">
                <text:p>523624.238</text:p>
              </table:table-cell>
            </table:table-row>
            <table:table-row>
              <table:table-cell office:value-type="string">
                <text:p>Строка 351</text:p>
              </table:table-cell>
              <table:table-cell office:value-type="float" office:value="285000">
                <text:p>285000</text:p>
              </table:table-cell>
              <table:table-cell office:value-type="float" office:value="236267.4602">
                <text:p>236267.4602</text:p>
              </table:table-cell>
            </table:table-row>
            <table:table-row>
              <table:table-cell office:value-type="string">
                <text:p>Строка 213</text:p>
              </table:table-cell>
              <table:table-cell office:value-type="float" office:value="286650">
                <text:p>286650</text:p>
              </table:table-cell>
              <table:table-cell office:value-type="float" office:value="384122.0406">
                <text:p>384122.0406</text:p>
              </table:table-cell>
            </table:table-row>
            <table:table-row>
              <table:table-cell office:value-type="string">
                <text:p>Строка 665</text:p>
              </table:table-cell>
              <table:table-cell office:value-type="float" office:value="289100">
                <text:p>2891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Строка 61</text:p>
              </table:table-cell>
              <table:table-cell office:value-type="float" office:value="290000">
                <text:p>290000</text:p>
              </table:table-cell>
              <table:table-cell office:value-type="float" office:value="364359.3734">
                <text:p>364359.3734</text:p>
              </table:table-cell>
            </table:table-row>
            <table:table-row>
              <table:table-cell office:value-type="string">
                <text:p>Строка 778</text:p>
              </table:table-cell>
              <table:table-cell office:value-type="float" office:value="290000">
                <text:p>290000</text:p>
              </table:table-cell>
              <table:table-cell office:value-type="float" office:value="385182.7219">
                <text:p>385182.7219</text:p>
              </table:table-cell>
            </table:table-row>
            <table:table-row>
              <table:table-cell office:value-type="string">
                <text:p>Строка 301</text:p>
              </table:table-cell>
              <table:table-cell office:value-type="float" office:value="290000">
                <text:p>290000</text:p>
              </table:table-cell>
              <table:table-cell office:value-type="float" office:value="385607.2033">
                <text:p>385607.2033</text:p>
              </table:table-cell>
            </table:table-row>
            <table:table-row>
              <table:table-cell office:value-type="string">
                <text:p>Строка 474</text:p>
              </table:table-cell>
              <table:table-cell office:value-type="float" office:value="290000">
                <text:p>290000</text:p>
              </table:table-cell>
              <table:table-cell office:value-type="float" office:value="316895.759">
                <text:p>316895.759</text:p>
              </table:table-cell>
            </table:table-row>
            <table:table-row>
              <table:table-cell office:value-type="string">
                <text:p>Строка 948</text:p>
              </table:table-cell>
              <table:table-cell office:value-type="float" office:value="290000">
                <text:p>290000</text:p>
              </table:table-cell>
              <table:table-cell office:value-type="float" office:value="373878.6765">
                <text:p>373878.6765</text:p>
              </table:table-cell>
            </table:table-row>
            <table:table-row>
              <table:table-cell office:value-type="string">
                <text:p>Строка 793</text:p>
              </table:table-cell>
              <table:table-cell office:value-type="float" office:value="291550">
                <text:p>291550</text:p>
              </table:table-cell>
              <table:table-cell office:value-type="float" office:value="370870.5539">
                <text:p>370870.5539</text:p>
              </table:table-cell>
            </table:table-row>
            <table:table-row>
              <table:table-cell office:value-type="string">
                <text:p>Строка 298</text:p>
              </table:table-cell>
              <table:table-cell office:value-type="float" office:value="291550">
                <text:p>291550</text:p>
              </table:table-cell>
              <table:table-cell office:value-type="float" office:value="305979.5062">
                <text:p>305979.5062</text:p>
              </table:table-cell>
            </table:table-row>
            <table:table-row>
              <table:table-cell office:value-type="string">
                <text:p>Строка 245</text:p>
              </table:table-cell>
              <table:table-cell office:value-type="float" office:value="291550">
                <text:p>291550</text:p>
              </table:table-cell>
              <table:table-cell office:value-type="float" office:value="630547.4651">
                <text:p>630547.4651</text:p>
              </table:table-cell>
            </table:table-row>
            <table:table-row>
              <table:table-cell office:value-type="string">
                <text:p>Строка 727</text:p>
              </table:table-cell>
              <table:table-cell office:value-type="float" office:value="291550">
                <text:p>291550</text:p>
              </table:table-cell>
              <table:table-cell office:value-type="float" office:value="456741.1788">
                <text:p>456741.1788</text:p>
              </table:table-cell>
            </table:table-row>
            <table:table-row>
              <table:table-cell office:value-type="string">
                <text:p>Строка 492</text:p>
              </table:table-cell>
              <table:table-cell office:value-type="float" office:value="291550">
                <text:p>291550</text:p>
              </table:table-cell>
              <table:table-cell office:value-type="float" office:value="418455.9388">
                <text:p>418455.9388</text:p>
              </table:table-cell>
            </table:table-row>
            <table:table-row>
              <table:table-cell office:value-type="string">
                <text:p>Строка 755</text:p>
              </table:table-cell>
              <table:table-cell office:value-type="float" office:value="293700">
                <text:p>293700</text:p>
              </table:table-cell>
              <table:table-cell office:value-type="float" office:value="649569.2813">
                <text:p>649569.2813</text:p>
              </table:table-cell>
            </table:table-row>
            <table:table-row>
              <table:table-cell office:value-type="string">
                <text:p>Строка 718</text:p>
              </table:table-cell>
              <table:table-cell office:value-type="float" office:value="294000">
                <text:p>294000</text:p>
              </table:table-cell>
              <table:table-cell office:value-type="float" office:value="296367.0615">
                <text:p>296367.0615</text:p>
              </table:table-cell>
            </table:table-row>
            <table:table-row>
              <table:table-cell office:value-type="string">
                <text:p>Строка 752</text:p>
              </table:table-cell>
              <table:table-cell office:value-type="float" office:value="294000">
                <text:p>294000</text:p>
              </table:table-cell>
              <table:table-cell office:value-type="float" office:value="408992.899">
                <text:p>408992.899</text:p>
              </table:table-cell>
            </table:table-row>
            <table:table-row>
              <table:table-cell office:value-type="string">
                <text:p>Строка 326</text:p>
              </table:table-cell>
              <table:table-cell office:value-type="float" office:value="295000">
                <text:p>295000</text:p>
              </table:table-cell>
              <table:table-cell office:value-type="float" office:value="802233.4444">
                <text:p>802233.4444</text:p>
              </table:table-cell>
            </table:table-row>
            <table:table-row>
              <table:table-cell office:value-type="string">
                <text:p>Строка 936</text:p>
              </table:table-cell>
              <table:table-cell office:value-type="float" office:value="297000">
                <text:p>297000</text:p>
              </table:table-cell>
              <table:table-cell office:value-type="float" office:value="606074.3716">
                <text:p>606074.3716</text:p>
              </table:table-cell>
            </table:table-row>
            <table:table-row>
              <table:table-cell office:value-type="string">
                <text:p>Строка 199</text:p>
              </table:table-cell>
              <table:table-cell office:value-type="float" office:value="298900">
                <text:p>298900</text:p>
              </table:table-cell>
              <table:table-cell office:value-type="float" office:value="293529.7733">
                <text:p>293529.7733</text:p>
              </table:table-cell>
            </table:table-row>
            <table:table-row>
              <table:table-cell office:value-type="string">
                <text:p>Строка 959</text:p>
              </table:table-cell>
              <table:table-cell office:value-type="float" office:value="299000">
                <text:p>299000</text:p>
              </table:table-cell>
              <table:table-cell office:value-type="float" office:value="272418.8186">
                <text:p>272418.8186</text:p>
              </table:table-cell>
            </table:table-row>
            <table:table-row>
              <table:table-cell office:value-type="string">
                <text:p>Строка 880</text:p>
              </table:table-cell>
              <table:table-cell office:value-type="float" office:value="299900">
                <text:p>299900</text:p>
              </table:table-cell>
              <table:table-cell office:value-type="float" office:value="232513.9569">
                <text:p>232513.9569</text:p>
              </table:table-cell>
            </table:table-row>
            <table:table-row>
              <table:table-cell office:value-type="string">
                <text:p>Строка 742</text:p>
              </table:table-cell>
              <table:table-cell office:value-type="float" office:value="299999">
                <text:p>299999</text:p>
              </table:table-cell>
              <table:table-cell office:value-type="float" office:value="226492.1037">
                <text:p>226492.1037</text:p>
              </table:table-cell>
            </table:table-row>
            <table:table-row>
              <table:table-cell office:value-type="string">
                <text:p>Строка 364</text:p>
              </table:table-cell>
              <table:table-cell office:value-type="float" office:value="300000">
                <text:p>300000</text:p>
              </table:table-cell>
              <table:table-cell office:value-type="float" office:value="452187.552">
                <text:p>452187.552</text:p>
              </table:table-cell>
            </table:table-row>
            <table:table-row>
              <table:table-cell office:value-type="string">
                <text:p>Строка 321</text:p>
              </table:table-cell>
              <table:table-cell office:value-type="float" office:value="300000">
                <text:p>300000</text:p>
              </table:table-cell>
              <table:table-cell office:value-type="float" office:value="264760.4027">
                <text:p>264760.4027</text:p>
              </table:table-cell>
            </table:table-row>
            <table:table-row>
              <table:table-cell office:value-type="string">
                <text:p>Строка 834</text:p>
              </table:table-cell>
              <table:table-cell office:value-type="float" office:value="300000">
                <text:p>300000</text:p>
              </table:table-cell>
              <table:table-cell office:value-type="float" office:value="411548.3692">
                <text:p>411548.3692</text:p>
              </table:table-cell>
            </table:table-row>
            <table:table-row>
              <table:table-cell office:value-type="string">
                <text:p>Строка 462</text:p>
              </table:table-cell>
              <table:table-cell office:value-type="float" office:value="300000">
                <text:p>300000</text:p>
              </table:table-cell>
              <table:table-cell office:value-type="float" office:value="662124.7517">
                <text:p>662124.7517</text:p>
              </table:table-cell>
            </table:table-row>
            <table:table-row>
              <table:table-cell office:value-type="string">
                <text:p>Строка 208</text:p>
              </table:table-cell>
              <table:table-cell office:value-type="float" office:value="300000">
                <text:p>300000</text:p>
              </table:table-cell>
              <table:table-cell office:value-type="float" office:value="257239.5158">
                <text:p>257239.5158</text:p>
              </table:table-cell>
            </table:table-row>
            <table:table-row>
              <table:table-cell office:value-type="string">
                <text:p>Строка 86</text:p>
              </table:table-cell>
              <table:table-cell office:value-type="float" office:value="300000">
                <text:p>300000</text:p>
              </table:table-cell>
              <table:table-cell office:value-type="float" office:value="344868.0411">
                <text:p>344868.0411</text:p>
              </table:table-cell>
            </table:table-row>
            <table:table-row>
              <table:table-cell office:value-type="string">
                <text:p>Строка 938</text:p>
              </table:table-cell>
              <table:table-cell office:value-type="float" office:value="300000">
                <text:p>300000</text:p>
              </table:table-cell>
              <table:table-cell office:value-type="float" office:value="314933.1626">
                <text:p>314933.1626</text:p>
              </table:table-cell>
            </table:table-row>
            <table:table-row>
              <table:table-cell office:value-type="string">
                <text:p>Строка 147</text:p>
              </table:table-cell>
              <table:table-cell office:value-type="float" office:value="300000">
                <text:p>300000</text:p>
              </table:table-cell>
              <table:table-cell office:value-type="float" office:value="382659.4916">
                <text:p>382659.4916</text:p>
              </table:table-cell>
            </table:table-row>
            <table:table-row>
              <table:table-cell office:value-type="string">
                <text:p>Строка 674</text:p>
              </table:table-cell>
              <table:table-cell office:value-type="float" office:value="300000">
                <text:p>300000</text:p>
              </table:table-cell>
              <table:table-cell office:value-type="float" office:value="353982.0109">
                <text:p>353982.0109</text:p>
              </table:table-cell>
            </table:table-row>
            <table:table-row>
              <table:table-cell office:value-type="string">
                <text:p>Строка 266</text:p>
              </table:table-cell>
              <table:table-cell office:value-type="float" office:value="300000">
                <text:p>300000</text:p>
              </table:table-cell>
              <table:table-cell office:value-type="float" office:value="416420.7125">
                <text:p>416420.7125</text:p>
              </table:table-cell>
            </table:table-row>
            <table:table-row>
              <table:table-cell office:value-type="string">
                <text:p>Строка 547</text:p>
              </table:table-cell>
              <table:table-cell office:value-type="float" office:value="301350">
                <text:p>301350</text:p>
              </table:table-cell>
              <table:table-cell office:value-type="float" office:value="388524.192">
                <text:p>388524.192</text:p>
              </table:table-cell>
            </table:table-row>
            <table:table-row>
              <table:table-cell office:value-type="string">
                <text:p>Строка 284</text:p>
              </table:table-cell>
              <table:table-cell office:value-type="float" office:value="303800">
                <text:p>303800</text:p>
              </table:table-cell>
              <table:table-cell office:value-type="float" office:value="257631.3641">
                <text:p>257631.3641</text:p>
              </table:table-cell>
            </table:table-row>
            <table:table-row>
              <table:table-cell office:value-type="string">
                <text:p>Строка 203</text:p>
              </table:table-cell>
              <table:table-cell office:value-type="float" office:value="306250">
                <text:p>306250</text:p>
              </table:table-cell>
              <table:table-cell office:value-type="float" office:value="308627.4568">
                <text:p>308627.4568</text:p>
              </table:table-cell>
            </table:table-row>
            <table:table-row>
              <table:table-cell office:value-type="string">
                <text:p>Строка 517</text:p>
              </table:table-cell>
              <table:table-cell office:value-type="float" office:value="306250">
                <text:p>306250</text:p>
              </table:table-cell>
              <table:table-cell office:value-type="float" office:value="457386.3921">
                <text:p>457386.3921</text:p>
              </table:table-cell>
            </table:table-row>
            <table:table-row>
              <table:table-cell office:value-type="string">
                <text:p>Строка 637</text:p>
              </table:table-cell>
              <table:table-cell office:value-type="float" office:value="309000">
                <text:p>309000</text:p>
              </table:table-cell>
              <table:table-cell office:value-type="float" office:value="436792.7586">
                <text:p>436792.7586</text:p>
              </table:table-cell>
            </table:table-row>
            <table:table-row>
              <table:table-cell office:value-type="string">
                <text:p>Строка 215</text:p>
              </table:table-cell>
              <table:table-cell office:value-type="float" office:value="309900">
                <text:p>309900</text:p>
              </table:table-cell>
              <table:table-cell office:value-type="float" office:value="350717.8421">
                <text:p>350717.8421</text:p>
              </table:table-cell>
            </table:table-row>
            <table:table-row>
              <table:table-cell office:value-type="string">
                <text:p>Строка 732</text:p>
              </table:table-cell>
              <table:table-cell office:value-type="float" office:value="310000">
                <text:p>310000</text:p>
              </table:table-cell>
              <table:table-cell office:value-type="float" office:value="409664.5878">
                <text:p>409664.5878</text:p>
              </table:table-cell>
            </table:table-row>
            <table:table-row>
              <table:table-cell office:value-type="string">
                <text:p>Строка 522</text:p>
              </table:table-cell>
              <table:table-cell office:value-type="float" office:value="310000">
                <text:p>310000</text:p>
              </table:table-cell>
              <table:table-cell office:value-type="float" office:value="359767.3771">
                <text:p>359767.3771</text:p>
              </table:table-cell>
            </table:table-row>
            <table:table-row>
              <table:table-cell office:value-type="string">
                <text:p>Строка 94</text:p>
              </table:table-cell>
              <table:table-cell office:value-type="float" office:value="310000">
                <text:p>310000</text:p>
              </table:table-cell>
              <table:table-cell office:value-type="float" office:value="536644.0086">
                <text:p>536644.0086</text:p>
              </table:table-cell>
            </table:table-row>
            <table:table-row>
              <table:table-cell office:value-type="string">
                <text:p>Строка 110</text:p>
              </table:table-cell>
              <table:table-cell office:value-type="float" office:value="310000">
                <text:p>310000</text:p>
              </table:table-cell>
              <table:table-cell office:value-type="float" office:value="454340.2558">
                <text:p>454340.2558</text:p>
              </table:table-cell>
            </table:table-row>
            <table:table-row>
              <table:table-cell office:value-type="string">
                <text:p>Строка 974</text:p>
              </table:table-cell>
              <table:table-cell office:value-type="float" office:value="312375">
                <text:p>312375</text:p>
              </table:table-cell>
              <table:table-cell office:value-type="float" office:value="424518.7934">
                <text:p>424518.7934</text:p>
              </table:table-cell>
            </table:table-row>
            <table:table-row>
              <table:table-cell office:value-type="string">
                <text:p>Строка 242</text:p>
              </table:table-cell>
              <table:table-cell office:value-type="float" office:value="313600">
                <text:p>313600</text:p>
              </table:table-cell>
              <table:table-cell office:value-type="float" office:value="558079.5066">
                <text:p>558079.5066</text:p>
              </table:table-cell>
            </table:table-row>
            <table:table-row>
              <table:table-cell office:value-type="string">
                <text:p>Строка 107</text:p>
              </table:table-cell>
              <table:table-cell office:value-type="float" office:value="315000">
                <text:p>315000</text:p>
              </table:table-cell>
              <table:table-cell office:value-type="float" office:value="251447.4687">
                <text:p>251447.4687</text:p>
              </table:table-cell>
            </table:table-row>
            <table:table-row>
              <table:table-cell office:value-type="string">
                <text:p>Строка 748</text:p>
              </table:table-cell>
              <table:table-cell office:value-type="float" office:value="315000">
                <text:p>315000</text:p>
              </table:table-cell>
              <table:table-cell office:value-type="float" office:value="480296.2859">
                <text:p>480296.2859</text:p>
              </table:table-cell>
            </table:table-row>
            <table:table-row>
              <table:table-cell office:value-type="string">
                <text:p>Строка 788</text:p>
              </table:table-cell>
              <table:table-cell office:value-type="float" office:value="315000">
                <text:p>315000</text:p>
              </table:table-cell>
              <table:table-cell office:value-type="float" office:value="265400.2862">
                <text:p>265400.2862</text:p>
              </table:table-cell>
            </table:table-row>
            <table:table-row>
              <table:table-cell office:value-type="string">
                <text:p>Строка 924</text:p>
              </table:table-cell>
              <table:table-cell office:value-type="float" office:value="316050">
                <text:p>316050</text:p>
              </table:table-cell>
              <table:table-cell office:value-type="float" office:value="517617.2619">
                <text:p>517617.2619</text:p>
              </table:table-cell>
            </table:table-row>
            <table:table-row>
              <table:table-cell office:value-type="string">
                <text:p>Строка 387</text:p>
              </table:table-cell>
              <table:table-cell office:value-type="float" office:value="316050">
                <text:p>316050</text:p>
              </table:table-cell>
              <table:table-cell office:value-type="float" office:value="440624.777">
                <text:p>440624.777</text:p>
              </table:table-cell>
            </table:table-row>
            <table:table-row>
              <table:table-cell office:value-type="string">
                <text:p>Строка 868</text:p>
              </table:table-cell>
              <table:table-cell office:value-type="float" office:value="316050">
                <text:p>316050</text:p>
              </table:table-cell>
              <table:table-cell office:value-type="float" office:value="291666.2076">
                <text:p>291666.2076</text:p>
              </table:table-cell>
            </table:table-row>
            <table:table-row>
              <table:table-cell office:value-type="string">
                <text:p>Строка 7</text:p>
              </table:table-cell>
              <table:table-cell office:value-type="float" office:value="317275">
                <text:p>317275</text:p>
              </table:table-cell>
              <table:table-cell office:value-type="float" office:value="525341.5819">
                <text:p>525341.5819</text:p>
              </table:table-cell>
            </table:table-row>
            <table:table-row>
              <table:table-cell office:value-type="string">
                <text:p>Строка 286</text:p>
              </table:table-cell>
              <table:table-cell office:value-type="float" office:value="317500">
                <text:p>317500</text:p>
              </table:table-cell>
              <table:table-cell office:value-type="float" office:value="395923.0556">
                <text:p>395923.0556</text:p>
              </table:table-cell>
            </table:table-row>
            <table:table-row>
              <table:table-cell office:value-type="string">
                <text:p>Строка 88</text:p>
              </table:table-cell>
              <table:table-cell office:value-type="float" office:value="318255">
                <text:p>318255</text:p>
              </table:table-cell>
              <table:table-cell office:value-type="float" office:value="410737.0345">
                <text:p>410737.0345</text:p>
              </table:table-cell>
            </table:table-row>
            <table:table-row>
              <table:table-cell office:value-type="string">
                <text:p>Строка 969</text:p>
              </table:table-cell>
              <table:table-cell office:value-type="float" office:value="318475.5">
                <text:p>318475.5</text:p>
              </table:table-cell>
              <table:table-cell office:value-type="float" office:value="382529.9531">
                <text:p>382529.9531</text:p>
              </table:table-cell>
            </table:table-row>
            <table:table-row>
              <table:table-cell office:value-type="string">
                <text:p>Строка 299</text:p>
              </table:table-cell>
              <table:table-cell office:value-type="float" office:value="318500">
                <text:p>318500</text:p>
              </table:table-cell>
              <table:table-cell office:value-type="float" office:value="417548.04">
                <text:p>417548.04</text:p>
              </table:table-cell>
            </table:table-row>
            <table:table-row>
              <table:table-cell office:value-type="string">
                <text:p>Строка 173</text:p>
              </table:table-cell>
              <table:table-cell office:value-type="float" office:value="319000">
                <text:p>319000</text:p>
              </table:table-cell>
              <table:table-cell office:value-type="float" office:value="247695.6443">
                <text:p>247695.6443</text:p>
              </table:table-cell>
            </table:table-row>
            <table:table-row>
              <table:table-cell office:value-type="string">
                <text:p>Строка 129</text:p>
              </table:table-cell>
              <table:table-cell office:value-type="float" office:value="319000">
                <text:p>319000</text:p>
              </table:table-cell>
              <table:table-cell office:value-type="float" office:value="258556.8273">
                <text:p>258556.8273</text:p>
              </table:table-cell>
            </table:table-row>
            <table:table-row>
              <table:table-cell office:value-type="string">
                <text:p>Строка 592</text:p>
              </table:table-cell>
              <table:table-cell office:value-type="float" office:value="320000">
                <text:p>320000</text:p>
              </table:table-cell>
              <table:table-cell office:value-type="float" office:value="249388.163">
                <text:p>249388.163</text:p>
              </table:table-cell>
            </table:table-row>
            <table:table-row>
              <table:table-cell office:value-type="string">
                <text:p>Строка 735</text:p>
              </table:table-cell>
              <table:table-cell office:value-type="float" office:value="320000">
                <text:p>320000</text:p>
              </table:table-cell>
              <table:table-cell office:value-type="float" office:value="610042.8436">
                <text:p>610042.8436</text:p>
              </table:table-cell>
            </table:table-row>
            <table:table-row>
              <table:table-cell office:value-type="string">
                <text:p>Строка 825</text:p>
              </table:table-cell>
              <table:table-cell office:value-type="float" office:value="320000">
                <text:p>320000</text:p>
              </table:table-cell>
              <table:table-cell office:value-type="float" office:value="438139.7824">
                <text:p>438139.7824</text:p>
              </table:table-cell>
            </table:table-row>
            <table:table-row>
              <table:table-cell office:value-type="string">
                <text:p>Строка 757</text:p>
              </table:table-cell>
              <table:table-cell office:value-type="float" office:value="320000">
                <text:p>320000</text:p>
              </table:table-cell>
              <table:table-cell office:value-type="float" office:value="254983.0859">
                <text:p>254983.0859</text:p>
              </table:table-cell>
            </table:table-row>
            <table:table-row>
              <table:table-cell office:value-type="string">
                <text:p>Строка 871</text:p>
              </table:table-cell>
              <table:table-cell office:value-type="float" office:value="320000">
                <text:p>320000</text:p>
              </table:table-cell>
              <table:table-cell office:value-type="float" office:value="269325.333">
                <text:p>269325.333</text:p>
              </table:table-cell>
            </table:table-row>
            <table:table-row>
              <table:table-cell office:value-type="string">
                <text:p>Строка 984</text:p>
              </table:table-cell>
              <table:table-cell office:value-type="float" office:value="320000">
                <text:p>320000</text:p>
              </table:table-cell>
              <table:table-cell office:value-type="float" office:value="383087.1526">
                <text:p>383087.1526</text:p>
              </table:table-cell>
            </table:table-row>
            <table:table-row>
              <table:table-cell office:value-type="string">
                <text:p>Строка 420</text:p>
              </table:table-cell>
              <table:table-cell office:value-type="float" office:value="323400">
                <text:p>323400</text:p>
              </table:table-cell>
              <table:table-cell office:value-type="float" office:value="367680.8561">
                <text:p>367680.8561</text:p>
              </table:table-cell>
            </table:table-row>
            <table:table-row>
              <table:table-cell office:value-type="string">
                <text:p>Строка 14</text:p>
              </table:table-cell>
              <table:table-cell office:value-type="float" office:value="325000">
                <text:p>325000</text:p>
              </table:table-cell>
              <table:table-cell office:value-type="float" office:value="399406.7442">
                <text:p>399406.7442</text:p>
              </table:table-cell>
            </table:table-row>
            <table:table-row>
              <table:table-cell office:value-type="string">
                <text:p>Строка 648</text:p>
              </table:table-cell>
              <table:table-cell office:value-type="float" office:value="325000">
                <text:p>325000</text:p>
              </table:table-cell>
              <table:table-cell office:value-type="float" office:value="523818.1836">
                <text:p>523818.1836</text:p>
              </table:table-cell>
            </table:table-row>
            <table:table-row>
              <table:table-cell office:value-type="string">
                <text:p>Строка 416</text:p>
              </table:table-cell>
              <table:table-cell office:value-type="float" office:value="325850">
                <text:p>325850</text:p>
              </table:table-cell>
              <table:table-cell office:value-type="float" office:value="287640.2699">
                <text:p>287640.2699</text:p>
              </table:table-cell>
            </table:table-row>
            <table:table-row>
              <table:table-cell office:value-type="string">
                <text:p>Строка 39</text:p>
              </table:table-cell>
              <table:table-cell office:value-type="float" office:value="328300">
                <text:p>328300</text:p>
              </table:table-cell>
              <table:table-cell office:value-type="float" office:value="455415.5653">
                <text:p>455415.5653</text:p>
              </table:table-cell>
            </table:table-row>
            <table:table-row>
              <table:table-cell office:value-type="string">
                <text:p>Строка 187</text:p>
              </table:table-cell>
              <table:table-cell office:value-type="float" office:value="329900">
                <text:p>329900</text:p>
              </table:table-cell>
              <table:table-cell office:value-type="float" office:value="455847.7092">
                <text:p>455847.7092</text:p>
              </table:table-cell>
            </table:table-row>
            <table:table-row>
              <table:table-cell office:value-type="string">
                <text:p>Строка 535</text:p>
              </table:table-cell>
              <table:table-cell office:value-type="float" office:value="330000">
                <text:p>330000</text:p>
              </table:table-cell>
              <table:table-cell office:value-type="float" office:value="497667.4002">
                <text:p>497667.4002</text:p>
              </table:table-cell>
            </table:table-row>
            <table:table-row>
              <table:table-cell office:value-type="string">
                <text:p>Строка 538</text:p>
              </table:table-cell>
              <table:table-cell office:value-type="float" office:value="330000">
                <text:p>330000</text:p>
              </table:table-cell>
              <table:table-cell office:value-type="float" office:value="385544.9282">
                <text:p>385544.9282</text:p>
              </table:table-cell>
            </table:table-row>
            <table:table-row>
              <table:table-cell office:value-type="string">
                <text:p>Строка 74</text:p>
              </table:table-cell>
              <table:table-cell office:value-type="float" office:value="330000">
                <text:p>330000</text:p>
              </table:table-cell>
              <table:table-cell office:value-type="float" office:value="311939.8405">
                <text:p>311939.8405</text:p>
              </table:table-cell>
            </table:table-row>
            <table:table-row>
              <table:table-cell office:value-type="string">
                <text:p>Строка 836</text:p>
              </table:table-cell>
              <table:table-cell office:value-type="float" office:value="330000">
                <text:p>330000</text:p>
              </table:table-cell>
              <table:table-cell office:value-type="float" office:value="367915.857">
                <text:p>367915.857</text:p>
              </table:table-cell>
            </table:table-row>
            <table:table-row>
              <table:table-cell office:value-type="string">
                <text:p>Строка 237</text:p>
              </table:table-cell>
              <table:table-cell office:value-type="float" office:value="330004">
                <text:p>330004</text:p>
              </table:table-cell>
              <table:table-cell office:value-type="float" office:value="432634.294">
                <text:p>432634.294</text:p>
              </table:table-cell>
            </table:table-row>
            <table:table-row>
              <table:table-cell office:value-type="string">
                <text:p>Строка 691</text:p>
              </table:table-cell>
              <table:table-cell office:value-type="float" office:value="330750">
                <text:p>330750</text:p>
              </table:table-cell>
              <table:table-cell office:value-type="float" office:value="390382.6532">
                <text:p>390382.6532</text:p>
              </table:table-cell>
            </table:table-row>
            <table:table-row>
              <table:table-cell office:value-type="string">
                <text:p>Строка 489</text:p>
              </table:table-cell>
              <table:table-cell office:value-type="float" office:value="330750">
                <text:p>330750</text:p>
              </table:table-cell>
              <table:table-cell office:value-type="float" office:value="487822.0826">
                <text:p>487822.0826</text:p>
              </table:table-cell>
            </table:table-row>
            <table:table-row>
              <table:table-cell office:value-type="string">
                <text:p>Строка 391</text:p>
              </table:table-cell>
              <table:table-cell office:value-type="float" office:value="330750">
                <text:p>330750</text:p>
              </table:table-cell>
              <table:table-cell office:value-type="float" office:value="303065.6354">
                <text:p>303065.6354</text:p>
              </table:table-cell>
            </table:table-row>
            <table:table-row>
              <table:table-cell office:value-type="string">
                <text:p>Строка 970</text:p>
              </table:table-cell>
              <table:table-cell office:value-type="float" office:value="333000">
                <text:p>333000</text:p>
              </table:table-cell>
              <table:table-cell office:value-type="float" office:value="531151.4544">
                <text:p>531151.4544</text:p>
              </table:table-cell>
            </table:table-row>
            <table:table-row>
              <table:table-cell office:value-type="string">
                <text:p>Строка 17</text:p>
              </table:table-cell>
              <table:table-cell office:value-type="float" office:value="334000">
                <text:p>334000</text:p>
              </table:table-cell>
              <table:table-cell office:value-type="float" office:value="452474.5362">
                <text:p>452474.5362</text:p>
              </table:table-cell>
            </table:table-row>
            <table:table-row>
              <table:table-cell office:value-type="string">
                <text:p>Строка 495</text:p>
              </table:table-cell>
              <table:table-cell office:value-type="float" office:value="335650">
                <text:p>335650</text:p>
              </table:table-cell>
              <table:table-cell office:value-type="float" office:value="528516.7208">
                <text:p>528516.7208</text:p>
              </table:table-cell>
            </table:table-row>
            <table:table-row>
              <table:table-cell office:value-type="string">
                <text:p>Строка 370</text:p>
              </table:table-cell>
              <table:table-cell office:value-type="float" office:value="339000">
                <text:p>339000</text:p>
              </table:table-cell>
              <table:table-cell office:value-type="float" office:value="443811.8599">
                <text:p>443811.8599</text:p>
              </table:table-cell>
            </table:table-row>
            <table:table-row>
              <table:table-cell office:value-type="string">
                <text:p>Строка 219</text:p>
              </table:table-cell>
              <table:table-cell office:value-type="float" office:value="340000">
                <text:p>340000</text:p>
              </table:table-cell>
              <table:table-cell office:value-type="float" office:value="366608.9779">
                <text:p>366608.9779</text:p>
              </table:table-cell>
            </table:table-row>
            <table:table-row>
              <table:table-cell office:value-type="string">
                <text:p>Строка 566</text:p>
              </table:table-cell>
              <table:table-cell office:value-type="float" office:value="340550">
                <text:p>340550</text:p>
              </table:table-cell>
              <table:table-cell office:value-type="float" office:value="465425.9573">
                <text:p>465425.9573</text:p>
              </table:table-cell>
            </table:table-row>
            <table:table-row>
              <table:table-cell office:value-type="string">
                <text:p>Строка 63</text:p>
              </table:table-cell>
              <table:table-cell office:value-type="float" office:value="341775">
                <text:p>341775</text:p>
              </table:table-cell>
              <table:table-cell office:value-type="float" office:value="423291.0492">
                <text:p>423291.0492</text:p>
              </table:table-cell>
            </table:table-row>
            <table:table-row>
              <table:table-cell office:value-type="string">
                <text:p>Строка 581</text:p>
              </table:table-cell>
              <table:table-cell office:value-type="float" office:value="343000">
                <text:p>343000</text:p>
              </table:table-cell>
              <table:table-cell office:value-type="float" office:value="288204.1093">
                <text:p>288204.1093</text:p>
              </table:table-cell>
            </table:table-row>
            <table:table-row>
              <table:table-cell office:value-type="string">
                <text:p>Строка 277</text:p>
              </table:table-cell>
              <table:table-cell office:value-type="float" office:value="343000">
                <text:p>343000</text:p>
              </table:table-cell>
              <table:table-cell office:value-type="float" office:value="383314.4693">
                <text:p>383314.4693</text:p>
              </table:table-cell>
            </table:table-row>
            <table:table-row>
              <table:table-cell office:value-type="string">
                <text:p>Строка 175</text:p>
              </table:table-cell>
              <table:table-cell office:value-type="float" office:value="343000">
                <text:p>343000</text:p>
              </table:table-cell>
              <table:table-cell office:value-type="float" office:value="537629.3311">
                <text:p>537629.3311</text:p>
              </table:table-cell>
            </table:table-row>
            <table:table-row>
              <table:table-cell office:value-type="string">
                <text:p>Строка 605</text:p>
              </table:table-cell>
              <table:table-cell office:value-type="float" office:value="343000">
                <text:p>343000</text:p>
              </table:table-cell>
              <table:table-cell office:value-type="float" office:value="534154.878">
                <text:p>534154.878</text:p>
              </table:table-cell>
            </table:table-row>
            <table:table-row>
              <table:table-cell office:value-type="string">
                <text:p>Строка 257</text:p>
              </table:table-cell>
              <table:table-cell office:value-type="float" office:value="343000">
                <text:p>343000</text:p>
              </table:table-cell>
              <table:table-cell office:value-type="float" office:value="455406.9301">
                <text:p>455406.9301</text:p>
              </table:table-cell>
            </table:table-row>
            <table:table-row>
              <table:table-cell office:value-type="string">
                <text:p>Строка 850</text:p>
              </table:table-cell>
              <table:table-cell office:value-type="float" office:value="343000">
                <text:p>343000</text:p>
              </table:table-cell>
              <table:table-cell office:value-type="float" office:value="445323.1676">
                <text:p>445323.1676</text:p>
              </table:table-cell>
            </table:table-row>
            <table:table-row>
              <table:table-cell office:value-type="string">
                <text:p>Строка 536</text:p>
              </table:table-cell>
              <table:table-cell office:value-type="float" office:value="343000">
                <text:p>343000</text:p>
              </table:table-cell>
              <table:table-cell office:value-type="float" office:value="437692.5026">
                <text:p>437692.5026</text:p>
              </table:table-cell>
            </table:table-row>
            <table:table-row>
              <table:table-cell office:value-type="string">
                <text:p>Строка 73</text:p>
              </table:table-cell>
              <table:table-cell office:value-type="float" office:value="345000">
                <text:p>345000</text:p>
              </table:table-cell>
              <table:table-cell office:value-type="float" office:value="445601.0078">
                <text:p>445601.0078</text:p>
              </table:table-cell>
            </table:table-row>
            <table:table-row>
              <table:table-cell office:value-type="string">
                <text:p>Строка 23</text:p>
              </table:table-cell>
              <table:table-cell office:value-type="float" office:value="345000">
                <text:p>345000</text:p>
              </table:table-cell>
              <table:table-cell office:value-type="float" office:value="520559.6907">
                <text:p>520559.6907</text:p>
              </table:table-cell>
            </table:table-row>
            <table:table-row>
              <table:table-cell office:value-type="string">
                <text:p>Строка 441</text:p>
              </table:table-cell>
              <table:table-cell office:value-type="float" office:value="345000">
                <text:p>345000</text:p>
              </table:table-cell>
              <table:table-cell office:value-type="float" office:value="293512.1462">
                <text:p>293512.1462</text:p>
              </table:table-cell>
            </table:table-row>
            <table:table-row>
              <table:table-cell office:value-type="string">
                <text:p>Строка 248</text:p>
              </table:table-cell>
              <table:table-cell office:value-type="float" office:value="347900">
                <text:p>347900</text:p>
              </table:table-cell>
              <table:table-cell office:value-type="float" office:value="295253.4226">
                <text:p>295253.4226</text:p>
              </table:table-cell>
            </table:table-row>
            <table:table-row>
              <table:table-cell office:value-type="string">
                <text:p>Строка 564</text:p>
              </table:table-cell>
              <table:table-cell office:value-type="float" office:value="347900">
                <text:p>347900</text:p>
              </table:table-cell>
              <table:table-cell office:value-type="float" office:value="500100.7935">
                <text:p>500100.7935</text:p>
              </table:table-cell>
            </table:table-row>
            <table:table-row>
              <table:table-cell office:value-type="string">
                <text:p>Строка 805</text:p>
              </table:table-cell>
              <table:table-cell office:value-type="float" office:value="349000">
                <text:p>349000</text:p>
              </table:table-cell>
              <table:table-cell office:value-type="float" office:value="319430.2581">
                <text:p>319430.2581</text:p>
              </table:table-cell>
            </table:table-row>
            <table:table-row>
              <table:table-cell office:value-type="string">
                <text:p>Строка 302</text:p>
              </table:table-cell>
              <table:table-cell office:value-type="float" office:value="350000">
                <text:p>350000</text:p>
              </table:table-cell>
              <table:table-cell office:value-type="float" office:value="420612.8781">
                <text:p>420612.8781</text:p>
              </table:table-cell>
            </table:table-row>
            <table:table-row>
              <table:table-cell office:value-type="string">
                <text:p>Строка 115</text:p>
              </table:table-cell>
              <table:table-cell office:value-type="float" office:value="350000">
                <text:p>350000</text:p>
              </table:table-cell>
              <table:table-cell office:value-type="float" office:value="416946.4419">
                <text:p>416946.4419</text:p>
              </table:table-cell>
            </table:table-row>
            <table:table-row>
              <table:table-cell office:value-type="string">
                <text:p>Строка 724</text:p>
              </table:table-cell>
              <table:table-cell office:value-type="float" office:value="350000">
                <text:p>350000</text:p>
              </table:table-cell>
              <table:table-cell office:value-type="float" office:value="402126.2223">
                <text:p>402126.2223</text:p>
              </table:table-cell>
            </table:table-row>
            <table:table-row>
              <table:table-cell office:value-type="string">
                <text:p>Строка 900</text:p>
              </table:table-cell>
              <table:table-cell office:value-type="float" office:value="350000">
                <text:p>350000</text:p>
              </table:table-cell>
              <table:table-cell office:value-type="float" office:value="538317.107">
                <text:p>538317.107</text:p>
              </table:table-cell>
            </table:table-row>
            <table:table-row>
              <table:table-cell office:value-type="string">
                <text:p>Строка 116</text:p>
              </table:table-cell>
              <table:table-cell office:value-type="float" office:value="350000">
                <text:p>350000</text:p>
              </table:table-cell>
              <table:table-cell office:value-type="float" office:value="267839.7474">
                <text:p>267839.7474</text:p>
              </table:table-cell>
            </table:table-row>
            <table:table-row>
              <table:table-cell office:value-type="string">
                <text:p>Строка 28</text:p>
              </table:table-cell>
              <table:table-cell office:value-type="float" office:value="350000">
                <text:p>350000</text:p>
              </table:table-cell>
              <table:table-cell office:value-type="float" office:value="344398.7273">
                <text:p>344398.7273</text:p>
              </table:table-cell>
            </table:table-row>
            <table:table-row>
              <table:table-cell office:value-type="string">
                <text:p>Строка 676</text:p>
              </table:table-cell>
              <table:table-cell office:value-type="float" office:value="355250">
                <text:p>355250</text:p>
              </table:table-cell>
              <table:table-cell office:value-type="float" office:value="307228.5412">
                <text:p>307228.5412</text:p>
              </table:table-cell>
            </table:table-row>
            <table:table-row>
              <table:table-cell office:value-type="string">
                <text:p>Строка 723</text:p>
              </table:table-cell>
              <table:table-cell office:value-type="float" office:value="355250">
                <text:p>355250</text:p>
              </table:table-cell>
              <table:table-cell office:value-type="float" office:value="447238.1638">
                <text:p>447238.1638</text:p>
              </table:table-cell>
            </table:table-row>
            <table:table-row>
              <table:table-cell office:value-type="string">
                <text:p>Строка 305</text:p>
              </table:table-cell>
              <table:table-cell office:value-type="float" office:value="355250">
                <text:p>355250</text:p>
              </table:table-cell>
              <table:table-cell office:value-type="float" office:value="614609.85">
                <text:p>614609.85</text:p>
              </table:table-cell>
            </table:table-row>
            <table:table-row>
              <table:table-cell office:value-type="string">
                <text:p>Строка 706</text:p>
              </table:table-cell>
              <table:table-cell office:value-type="float" office:value="355250">
                <text:p>355250</text:p>
              </table:table-cell>
              <table:table-cell office:value-type="float" office:value="401379.725">
                <text:p>401379.725</text:p>
              </table:table-cell>
            </table:table-row>
            <table:table-row>
              <table:table-cell office:value-type="string">
                <text:p>Строка 126</text:p>
              </table:table-cell>
              <table:table-cell office:value-type="float" office:value="355250">
                <text:p>355250</text:p>
              </table:table-cell>
              <table:table-cell office:value-type="float" office:value="306863.5212">
                <text:p>306863.5212</text:p>
              </table:table-cell>
            </table:table-row>
            <table:table-row>
              <table:table-cell office:value-type="string">
                <text:p>Строка 206</text:p>
              </table:table-cell>
              <table:table-cell office:value-type="float" office:value="356597.5">
                <text:p>356597.5</text:p>
              </table:table-cell>
              <table:table-cell office:value-type="float" office:value="346287.7924">
                <text:p>346287.7924</text:p>
              </table:table-cell>
            </table:table-row>
            <table:table-row>
              <table:table-cell office:value-type="string">
                <text:p>Строка 666</text:p>
              </table:table-cell>
              <table:table-cell office:value-type="float" office:value="357000">
                <text:p>357000</text:p>
              </table:table-cell>
              <table:table-cell office:value-type="float" office:value="566689.5513">
                <text:p>566689.5513</text:p>
              </table:table-cell>
            </table:table-row>
            <table:table-row>
              <table:table-cell office:value-type="string">
                <text:p>Строка 980</text:p>
              </table:table-cell>
              <table:table-cell office:value-type="float" office:value="357700">
                <text:p>357700</text:p>
              </table:table-cell>
              <table:table-cell office:value-type="float" office:value="522348.4101">
                <text:p>522348.4101</text:p>
              </table:table-cell>
            </table:table-row>
            <table:table-row>
              <table:table-cell office:value-type="string">
                <text:p>Строка 593</text:p>
              </table:table-cell>
              <table:table-cell office:value-type="float" office:value="357700">
                <text:p>357700</text:p>
              </table:table-cell>
              <table:table-cell office:value-type="float" office:value="460940.1304">
                <text:p>460940.1304</text:p>
              </table:table-cell>
            </table:table-row>
            <table:table-row>
              <table:table-cell office:value-type="string">
                <text:p>Строка 464</text:p>
              </table:table-cell>
              <table:table-cell office:value-type="float" office:value="360000">
                <text:p>360000</text:p>
              </table:table-cell>
              <table:table-cell office:value-type="float" office:value="455834.4469">
                <text:p>455834.4469</text:p>
              </table:table-cell>
            </table:table-row>
            <table:table-row>
              <table:table-cell office:value-type="string">
                <text:p>Строка 202</text:p>
              </table:table-cell>
              <table:table-cell office:value-type="float" office:value="360000">
                <text:p>360000</text:p>
              </table:table-cell>
              <table:table-cell office:value-type="float" office:value="421832.0632">
                <text:p>421832.0632</text:p>
              </table:table-cell>
            </table:table-row>
            <table:table-row>
              <table:table-cell office:value-type="string">
                <text:p>Строка 786</text:p>
              </table:table-cell>
              <table:table-cell office:value-type="float" office:value="360000">
                <text:p>360000</text:p>
              </table:table-cell>
              <table:table-cell office:value-type="float" office:value="445123.5407">
                <text:p>445123.5407</text:p>
              </table:table-cell>
            </table:table-row>
            <table:table-row>
              <table:table-cell office:value-type="string">
                <text:p>Строка 659</text:p>
              </table:table-cell>
              <table:table-cell office:value-type="float" office:value="360000">
                <text:p>360000</text:p>
              </table:table-cell>
              <table:table-cell office:value-type="float" office:value="623765.0204">
                <text:p>623765.0204</text:p>
              </table:table-cell>
            </table:table-row>
            <table:table-row>
              <table:table-cell office:value-type="string">
                <text:p>Строка 629</text:p>
              </table:table-cell>
              <table:table-cell office:value-type="float" office:value="360125.5">
                <text:p>360125.5</text:p>
              </table:table-cell>
              <table:table-cell office:value-type="float" office:value="452363.2037">
                <text:p>452363.2037</text:p>
              </table:table-cell>
            </table:table-row>
            <table:table-row>
              <table:table-cell office:value-type="string">
                <text:p>Строка 29</text:p>
              </table:table-cell>
              <table:table-cell office:value-type="float" office:value="362600">
                <text:p>362600</text:p>
              </table:table-cell>
              <table:table-cell office:value-type="float" office:value="313664.4962">
                <text:p>313664.4962</text:p>
              </table:table-cell>
            </table:table-row>
            <table:table-row>
              <table:table-cell office:value-type="string">
                <text:p>Строка 945</text:p>
              </table:table-cell>
              <table:table-cell office:value-type="float" office:value="365000">
                <text:p>365000</text:p>
              </table:table-cell>
              <table:table-cell office:value-type="float" office:value="306456.2714">
                <text:p>306456.2714</text:p>
              </table:table-cell>
            </table:table-row>
            <table:table-row>
              <table:table-cell office:value-type="string">
                <text:p>Строка 979</text:p>
              </table:table-cell>
              <table:table-cell office:value-type="float" office:value="365050">
                <text:p>365050</text:p>
              </table:table-cell>
              <table:table-cell office:value-type="float" office:value="450262.0595">
                <text:p>450262.0595</text:p>
              </table:table-cell>
            </table:table-row>
            <table:table-row>
              <table:table-cell office:value-type="string">
                <text:p>Строка 502</text:p>
              </table:table-cell>
              <table:table-cell office:value-type="float" office:value="367475.5">
                <text:p>367475.5</text:p>
              </table:table-cell>
              <table:table-cell office:value-type="float" office:value="422347.7144">
                <text:p>422347.7144</text:p>
              </table:table-cell>
            </table:table-row>
            <table:table-row>
              <table:table-cell office:value-type="string">
                <text:p>Строка 201</text:p>
              </table:table-cell>
              <table:table-cell office:value-type="float" office:value="367500">
                <text:p>367500</text:p>
              </table:table-cell>
              <table:table-cell office:value-type="float" office:value="404047.2936">
                <text:p>404047.2936</text:p>
              </table:table-cell>
            </table:table-row>
            <table:table-row>
              <table:table-cell office:value-type="string">
                <text:p>Строка 114</text:p>
              </table:table-cell>
              <table:table-cell office:value-type="float" office:value="367500">
                <text:p>367500</text:p>
              </table:table-cell>
              <table:table-cell office:value-type="float" office:value="233638.269">
                <text:p>233638.269</text:p>
              </table:table-cell>
            </table:table-row>
            <table:table-row>
              <table:table-cell office:value-type="string">
                <text:p>Строка 758</text:p>
              </table:table-cell>
              <table:table-cell office:value-type="float" office:value="367500">
                <text:p>367500</text:p>
              </table:table-cell>
              <table:table-cell office:value-type="float" office:value="641686.3551">
                <text:p>641686.3551</text:p>
              </table:table-cell>
            </table:table-row>
            <table:table-row>
              <table:table-cell office:value-type="string">
                <text:p>Строка 783</text:p>
              </table:table-cell>
              <table:table-cell office:value-type="float" office:value="368000">
                <text:p>368000</text:p>
              </table:table-cell>
              <table:table-cell office:value-type="float" office:value="301539.3827">
                <text:p>301539.3827</text:p>
              </table:table-cell>
            </table:table-row>
            <table:table-row>
              <table:table-cell office:value-type="string">
                <text:p>Строка 306</text:p>
              </table:table-cell>
              <table:table-cell office:value-type="float" office:value="370000">
                <text:p>370000</text:p>
              </table:table-cell>
              <table:table-cell office:value-type="float" office:value="448447.8081">
                <text:p>448447.8081</text:p>
              </table:table-cell>
            </table:table-row>
            <table:table-row>
              <table:table-cell office:value-type="string">
                <text:p>Строка 699</text:p>
              </table:table-cell>
              <table:table-cell office:value-type="float" office:value="370000">
                <text:p>370000</text:p>
              </table:table-cell>
              <table:table-cell office:value-type="float" office:value="521817.2839">
                <text:p>521817.2839</text:p>
              </table:table-cell>
            </table:table-row>
            <table:table-row>
              <table:table-cell office:value-type="string">
                <text:p>Строка 926</text:p>
              </table:table-cell>
              <table:table-cell office:value-type="float" office:value="370000">
                <text:p>370000</text:p>
              </table:table-cell>
              <table:table-cell office:value-type="float" office:value="448211.9717">
                <text:p>448211.9717</text:p>
              </table:table-cell>
            </table:table-row>
            <table:table-row>
              <table:table-cell office:value-type="string">
                <text:p>Строка 356</text:p>
              </table:table-cell>
              <table:table-cell office:value-type="float" office:value="370000">
                <text:p>370000</text:p>
              </table:table-cell>
              <table:table-cell office:value-type="float" office:value="479023.6522">
                <text:p>479023.6522</text:p>
              </table:table-cell>
            </table:table-row>
            <table:table-row>
              <table:table-cell office:value-type="string">
                <text:p>Строка 578</text:p>
              </table:table-cell>
              <table:table-cell office:value-type="float" office:value="370000">
                <text:p>370000</text:p>
              </table:table-cell>
              <table:table-cell office:value-type="float" office:value="327768.9655">
                <text:p>327768.9655</text:p>
              </table:table-cell>
            </table:table-row>
            <table:table-row>
              <table:table-cell office:value-type="string">
                <text:p>Строка 714</text:p>
              </table:table-cell>
              <table:table-cell office:value-type="float" office:value="374000">
                <text:p>374000</text:p>
              </table:table-cell>
              <table:table-cell office:value-type="float" office:value="470876.1094">
                <text:p>470876.1094</text:p>
              </table:table-cell>
            </table:table-row>
            <table:table-row>
              <table:table-cell office:value-type="string">
                <text:p>Строка 280</text:p>
              </table:table-cell>
              <table:table-cell office:value-type="float" office:value="374850">
                <text:p>374850</text:p>
              </table:table-cell>
              <table:table-cell office:value-type="float" office:value="636265.3608">
                <text:p>636265.3608</text:p>
              </table:table-cell>
            </table:table-row>
            <table:table-row>
              <table:table-cell office:value-type="string">
                <text:p>Строка 703</text:p>
              </table:table-cell>
              <table:table-cell office:value-type="float" office:value="374850">
                <text:p>374850</text:p>
              </table:table-cell>
              <table:table-cell office:value-type="float" office:value="580806.0255">
                <text:p>580806.0255</text:p>
              </table:table-cell>
            </table:table-row>
            <table:table-row>
              <table:table-cell office:value-type="string">
                <text:p>Строка 939</text:p>
              </table:table-cell>
              <table:table-cell office:value-type="float" office:value="375000">
                <text:p>375000</text:p>
              </table:table-cell>
              <table:table-cell office:value-type="float" office:value="501777.3617">
                <text:p>501777.3617</text:p>
              </table:table-cell>
            </table:table-row>
            <table:table-row>
              <table:table-cell office:value-type="string">
                <text:p>Строка 264</text:p>
              </table:table-cell>
              <table:table-cell office:value-type="float" office:value="375000">
                <text:p>375000</text:p>
              </table:table-cell>
              <table:table-cell office:value-type="float" office:value="387761.228">
                <text:p>387761.228</text:p>
              </table:table-cell>
            </table:table-row>
            <table:table-row>
              <table:table-cell office:value-type="string">
                <text:p>Строка 765</text:p>
              </table:table-cell>
              <table:table-cell office:value-type="float" office:value="375000">
                <text:p>375000</text:p>
              </table:table-cell>
              <table:table-cell office:value-type="float" office:value="566876.1351">
                <text:p>566876.1351</text:p>
              </table:table-cell>
            </table:table-row>
            <table:table-row>
              <table:table-cell office:value-type="string">
                <text:p>Строка 719</text:p>
              </table:table-cell>
              <table:table-cell office:value-type="float" office:value="375000">
                <text:p>375000</text:p>
              </table:table-cell>
              <table:table-cell office:value-type="float" office:value="509920.6713">
                <text:p>509920.6713</text:p>
              </table:table-cell>
            </table:table-row>
            <table:table-row>
              <table:table-cell office:value-type="string">
                <text:p>Строка 224</text:p>
              </table:table-cell>
              <table:table-cell office:value-type="float" office:value="376000">
                <text:p>376000</text:p>
              </table:table-cell>
              <table:table-cell office:value-type="float" office:value="348679.3908">
                <text:p>348679.3908</text:p>
              </table:table-cell>
            </table:table-row>
            <table:table-row>
              <table:table-cell office:value-type="string">
                <text:p>Строка 982</text:p>
              </table:table-cell>
              <table:table-cell office:value-type="float" office:value="379000">
                <text:p>379000</text:p>
              </table:table-cell>
              <table:table-cell office:value-type="float" office:value="506705.7314">
                <text:p>506705.7314</text:p>
              </table:table-cell>
            </table:table-row>
            <table:table-row>
              <table:table-cell office:value-type="string">
                <text:p>Строка 36</text:p>
              </table:table-cell>
              <table:table-cell office:value-type="float" office:value="379750">
                <text:p>379750</text:p>
              </table:table-cell>
              <table:table-cell office:value-type="float" office:value="568575.8506">
                <text:p>568575.8506</text:p>
              </table:table-cell>
            </table:table-row>
            <table:table-row>
              <table:table-cell office:value-type="string">
                <text:p>Строка 97</text:p>
              </table:table-cell>
              <table:table-cell office:value-type="float" office:value="379750">
                <text:p>379750</text:p>
              </table:table-cell>
              <table:table-cell office:value-type="float" office:value="455629.3468">
                <text:p>455629.3468</text:p>
              </table:table-cell>
            </table:table-row>
            <table:table-row>
              <table:table-cell office:value-type="string">
                <text:p>Строка 386</text:p>
              </table:table-cell>
              <table:table-cell office:value-type="float" office:value="380000">
                <text:p>380000</text:p>
              </table:table-cell>
              <table:table-cell office:value-type="float" office:value="608837.971">
                <text:p>608837.971</text:p>
              </table:table-cell>
            </table:table-row>
            <table:table-row>
              <table:table-cell office:value-type="string">
                <text:p>Строка 458</text:p>
              </table:table-cell>
              <table:table-cell office:value-type="float" office:value="380000">
                <text:p>380000</text:p>
              </table:table-cell>
              <table:table-cell office:value-type="float" office:value="391786.7391">
                <text:p>391786.7391</text:p>
              </table:table-cell>
            </table:table-row>
            <table:table-row>
              <table:table-cell office:value-type="string">
                <text:p>Строка 931</text:p>
              </table:table-cell>
              <table:table-cell office:value-type="float" office:value="382200">
                <text:p>382200</text:p>
              </table:table-cell>
              <table:table-cell office:value-type="float" office:value="342927.5108">
                <text:p>342927.5108</text:p>
              </table:table-cell>
            </table:table-row>
            <table:table-row>
              <table:table-cell office:value-type="string">
                <text:p>Строка 198</text:p>
              </table:table-cell>
              <table:table-cell office:value-type="float" office:value="385000">
                <text:p>385000</text:p>
              </table:table-cell>
              <table:table-cell office:value-type="float" office:value="440572.2808">
                <text:p>440572.2808</text:p>
              </table:table-cell>
            </table:table-row>
            <table:table-row>
              <table:table-cell office:value-type="string">
                <text:p>Строка 747</text:p>
              </table:table-cell>
              <table:table-cell office:value-type="float" office:value="385000">
                <text:p>385000</text:p>
              </table:table-cell>
              <table:table-cell office:value-type="float" office:value="516339.3182">
                <text:p>516339.3182</text:p>
              </table:table-cell>
            </table:table-row>
            <table:table-row>
              <table:table-cell office:value-type="string">
                <text:p>Строка 967</text:p>
              </table:table-cell>
              <table:table-cell office:value-type="float" office:value="388000">
                <text:p>388000</text:p>
              </table:table-cell>
              <table:table-cell office:value-type="float" office:value="382781.555">
                <text:p>382781.555</text:p>
              </table:table-cell>
            </table:table-row>
            <table:table-row>
              <table:table-cell office:value-type="string">
                <text:p>Строка 424</text:p>
              </table:table-cell>
              <table:table-cell office:value-type="float" office:value="389000">
                <text:p>389000</text:p>
              </table:table-cell>
              <table:table-cell office:value-type="float" office:value="577677.7719">
                <text:p>577677.7719</text:p>
              </table:table-cell>
            </table:table-row>
            <table:table-row>
              <table:table-cell office:value-type="string">
                <text:p>Строка 333</text:p>
              </table:table-cell>
              <table:table-cell office:value-type="float" office:value="390000">
                <text:p>390000</text:p>
              </table:table-cell>
              <table:table-cell office:value-type="float" office:value="520953.5101">
                <text:p>520953.5101</text:p>
              </table:table-cell>
            </table:table-row>
            <table:table-row>
              <table:table-cell office:value-type="string">
                <text:p>Строка 686</text:p>
              </table:table-cell>
              <table:table-cell office:value-type="float" office:value="390000">
                <text:p>390000</text:p>
              </table:table-cell>
              <table:table-cell office:value-type="float" office:value="405756.1441">
                <text:p>405756.1441</text:p>
              </table:table-cell>
            </table:table-row>
            <table:table-row>
              <table:table-cell office:value-type="string">
                <text:p>Строка 15</text:p>
              </table:table-cell>
              <table:table-cell office:value-type="float" office:value="390000">
                <text:p>390000</text:p>
              </table:table-cell>
              <table:table-cell office:value-type="float" office:value="392027.3997">
                <text:p>392027.3997</text:p>
              </table:table-cell>
            </table:table-row>
            <table:table-row>
              <table:table-cell office:value-type="string">
                <text:p>Строка 487</text:p>
              </table:table-cell>
              <table:table-cell office:value-type="float" office:value="390775">
                <text:p>390775</text:p>
              </table:table-cell>
              <table:table-cell office:value-type="float" office:value="535425.8337">
                <text:p>535425.8337</text:p>
              </table:table-cell>
            </table:table-row>
            <table:table-row>
              <table:table-cell office:value-type="string">
                <text:p>Строка 801</text:p>
              </table:table-cell>
              <table:table-cell office:value-type="float" office:value="391975.5">
                <text:p>391975.5</text:p>
              </table:table-cell>
              <table:table-cell office:value-type="float" office:value="525637.0062">
                <text:p>525637.0062</text:p>
              </table:table-cell>
            </table:table-row>
            <table:table-row>
              <table:table-cell office:value-type="string">
                <text:p>Строка 27</text:p>
              </table:table-cell>
              <table:table-cell office:value-type="float" office:value="392000">
                <text:p>392000</text:p>
              </table:table-cell>
              <table:table-cell office:value-type="float" office:value="519466.8049">
                <text:p>519466.8049</text:p>
              </table:table-cell>
            </table:table-row>
            <table:table-row>
              <table:table-cell office:value-type="string">
                <text:p>Строка 551</text:p>
              </table:table-cell>
              <table:table-cell office:value-type="float" office:value="392000">
                <text:p>392000</text:p>
              </table:table-cell>
              <table:table-cell office:value-type="float" office:value="631153.3467">
                <text:p>631153.3467</text:p>
              </table:table-cell>
            </table:table-row>
            <table:table-row>
              <table:table-cell office:value-type="string">
                <text:p>Строка 602</text:p>
              </table:table-cell>
              <table:table-cell office:value-type="float" office:value="392000">
                <text:p>392000</text:p>
              </table:table-cell>
              <table:table-cell office:value-type="float" office:value="383243.6915">
                <text:p>383243.6915</text:p>
              </table:table-cell>
            </table:table-row>
            <table:table-row>
              <table:table-cell office:value-type="string">
                <text:p>Строка 89</text:p>
              </table:table-cell>
              <table:table-cell office:value-type="float" office:value="392000">
                <text:p>392000</text:p>
              </table:table-cell>
              <table:table-cell office:value-type="float" office:value="426356.9484">
                <text:p>426356.9484</text:p>
              </table:table-cell>
            </table:table-row>
            <table:table-row>
              <table:table-cell office:value-type="string">
                <text:p>Строка 770</text:p>
              </table:table-cell>
              <table:table-cell office:value-type="float" office:value="392000">
                <text:p>392000</text:p>
              </table:table-cell>
              <table:table-cell office:value-type="float" office:value="545755.4881">
                <text:p>545755.4881</text:p>
              </table:table-cell>
            </table:table-row>
            <table:table-row>
              <table:table-cell office:value-type="string">
                <text:p>Строка 324</text:p>
              </table:table-cell>
              <table:table-cell office:value-type="float" office:value="392000">
                <text:p>392000</text:p>
              </table:table-cell>
              <table:table-cell office:value-type="float" office:value="244616.3625">
                <text:p>244616.3625</text:p>
              </table:table-cell>
            </table:table-row>
            <table:table-row>
              <table:table-cell office:value-type="string">
                <text:p>Строка 612</text:p>
              </table:table-cell>
              <table:table-cell office:value-type="float" office:value="392000">
                <text:p>392000</text:p>
              </table:table-cell>
              <table:table-cell office:value-type="float" office:value="425001.894">
                <text:p>425001.894</text:p>
              </table:table-cell>
            </table:table-row>
            <table:table-row>
              <table:table-cell office:value-type="string">
                <text:p>Строка 720</text:p>
              </table:table-cell>
              <table:table-cell office:value-type="float" office:value="395000">
                <text:p>395000</text:p>
              </table:table-cell>
              <table:table-cell office:value-type="float" office:value="459487.2383">
                <text:p>459487.2383</text:p>
              </table:table-cell>
            </table:table-row>
            <table:table-row>
              <table:table-cell office:value-type="string">
                <text:p>Строка 627</text:p>
              </table:table-cell>
              <table:table-cell office:value-type="float" office:value="395000">
                <text:p>395000</text:p>
              </table:table-cell>
              <table:table-cell office:value-type="float" office:value="515343.549">
                <text:p>515343.549</text:p>
              </table:table-cell>
            </table:table-row>
            <table:table-row>
              <table:table-cell office:value-type="string">
                <text:p>Строка 653</text:p>
              </table:table-cell>
              <table:table-cell office:value-type="float" office:value="395000">
                <text:p>395000</text:p>
              </table:table-cell>
              <table:table-cell office:value-type="float" office:value="311044.1477">
                <text:p>311044.1477</text:p>
              </table:table-cell>
            </table:table-row>
            <table:table-row>
              <table:table-cell office:value-type="string">
                <text:p>Строка 541</text:p>
              </table:table-cell>
              <table:table-cell office:value-type="float" office:value="395000">
                <text:p>395000</text:p>
              </table:table-cell>
              <table:table-cell office:value-type="float" office:value="666293.8015">
                <text:p>666293.8015</text:p>
              </table:table-cell>
            </table:table-row>
            <table:table-row>
              <table:table-cell office:value-type="string">
                <text:p>Строка 472</text:p>
              </table:table-cell>
              <table:table-cell office:value-type="float" office:value="395000">
                <text:p>395000</text:p>
              </table:table-cell>
              <table:table-cell office:value-type="float" office:value="530785.781">
                <text:p>530785.781</text:p>
              </table:table-cell>
            </table:table-row>
            <table:table-row>
              <table:table-cell office:value-type="string">
                <text:p>Строка 378</text:p>
              </table:table-cell>
              <table:table-cell office:value-type="float" office:value="395000">
                <text:p>395000</text:p>
              </table:table-cell>
              <table:table-cell office:value-type="float" office:value="533022.0775">
                <text:p>533022.0775</text:p>
              </table:table-cell>
            </table:table-row>
            <table:table-row>
              <table:table-cell office:value-type="string">
                <text:p>Строка 51</text:p>
              </table:table-cell>
              <table:table-cell office:value-type="float" office:value="395900">
                <text:p>395900</text:p>
              </table:table-cell>
              <table:table-cell office:value-type="float" office:value="483555.4446">
                <text:p>483555.4446</text:p>
              </table:table-cell>
            </table:table-row>
            <table:table-row>
              <table:table-cell office:value-type="string">
                <text:p>Строка 949</text:p>
              </table:table-cell>
              <table:table-cell office:value-type="float" office:value="396500">
                <text:p>396500</text:p>
              </table:table-cell>
              <table:table-cell office:value-type="float" office:value="418976.3338">
                <text:p>418976.3338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397000">
                <text:p>397000</text:p>
              </table:table-cell>
              <table:table-cell office:value-type="float" office:value="357571.1902">
                <text:p>357571.1902</text:p>
              </table:table-cell>
            </table:table-row>
            <table:table-row>
              <table:table-cell office:value-type="string">
                <text:p>Строка 48</text:p>
              </table:table-cell>
              <table:table-cell office:value-type="float" office:value="397000">
                <text:p>397000</text:p>
              </table:table-cell>
              <table:table-cell office:value-type="float" office:value="649889.283">
                <text:p>649889.283</text:p>
              </table:table-cell>
            </table:table-row>
            <table:table-row>
              <table:table-cell office:value-type="string">
                <text:p>Строка 611</text:p>
              </table:table-cell>
              <table:table-cell office:value-type="float" office:value="398125">
                <text:p>398125</text:p>
              </table:table-cell>
              <table:table-cell office:value-type="float" office:value="281067.1036">
                <text:p>281067.1036</text:p>
              </table:table-cell>
            </table:table-row>
            <table:table-row>
              <table:table-cell office:value-type="string">
                <text:p>Строка 960</text:p>
              </table:table-cell>
              <table:table-cell office:value-type="float" office:value="399000">
                <text:p>399000</text:p>
              </table:table-cell>
              <table:table-cell office:value-type="float" office:value="352251.3708">
                <text:p>352251.3708</text:p>
              </table:table-cell>
            </table:table-row>
            <table:table-row>
              <table:table-cell office:value-type="string">
                <text:p>Строка 261</text:p>
              </table:table-cell>
              <table:table-cell office:value-type="float" office:value="400000">
                <text:p>400000</text:p>
              </table:table-cell>
              <table:table-cell office:value-type="float" office:value="535970.5665">
                <text:p>535970.5665</text:p>
              </table:table-cell>
            </table:table-row>
            <table:table-row>
              <table:table-cell office:value-type="string">
                <text:p>Строка 151</text:p>
              </table:table-cell>
              <table:table-cell office:value-type="float" office:value="400000">
                <text:p>400000</text:p>
              </table:table-cell>
              <table:table-cell office:value-type="float" office:value="776812.2111">
                <text:p>776812.2111</text:p>
              </table:table-cell>
            </table:table-row>
            <table:table-row>
              <table:table-cell office:value-type="string">
                <text:p>Строка 481</text:p>
              </table:table-cell>
              <table:table-cell office:value-type="float" office:value="400000">
                <text:p>400000</text:p>
              </table:table-cell>
              <table:table-cell office:value-type="float" office:value="662977.4713">
                <text:p>662977.4713</text:p>
              </table:table-cell>
            </table:table-row>
            <table:table-row>
              <table:table-cell office:value-type="string">
                <text:p>Строка 204</text:p>
              </table:table-cell>
              <table:table-cell office:value-type="float" office:value="400000">
                <text:p>400000</text:p>
              </table:table-cell>
              <table:table-cell office:value-type="float" office:value="555797.3726">
                <text:p>555797.3726</text:p>
              </table:table-cell>
            </table:table-row>
            <table:table-row>
              <table:table-cell office:value-type="string">
                <text:p>Строка 678</text:p>
              </table:table-cell>
              <table:table-cell office:value-type="float" office:value="400000">
                <text:p>400000</text:p>
              </table:table-cell>
              <table:table-cell office:value-type="float" office:value="350108.5061">
                <text:p>350108.5061</text:p>
              </table:table-cell>
            </table:table-row>
            <table:table-row>
              <table:table-cell office:value-type="string">
                <text:p>Строка 670</text:p>
              </table:table-cell>
              <table:table-cell office:value-type="float" office:value="401800">
                <text:p>401800</text:p>
              </table:table-cell>
              <table:table-cell office:value-type="float" office:value="461291.3127">
                <text:p>461291.3127</text:p>
              </table:table-cell>
            </table:table-row>
            <table:table-row>
              <table:table-cell office:value-type="string">
                <text:p>Строка 177</text:p>
              </table:table-cell>
              <table:table-cell office:value-type="float" office:value="404000">
                <text:p>404000</text:p>
              </table:table-cell>
              <table:table-cell office:value-type="float" office:value="477853.5956">
                <text:p>477853.5956</text:p>
              </table:table-cell>
            </table:table-row>
            <table:table-row>
              <table:table-cell office:value-type="string">
                <text:p>Строка 263</text:p>
              </table:table-cell>
              <table:table-cell office:value-type="float" office:value="404250">
                <text:p>404250</text:p>
              </table:table-cell>
              <table:table-cell office:value-type="float" office:value="421224.0984">
                <text:p>421224.0984</text:p>
              </table:table-cell>
            </table:table-row>
            <table:table-row>
              <table:table-cell office:value-type="string">
                <text:p>Строка 837</text:p>
              </table:table-cell>
              <table:table-cell office:value-type="float" office:value="404250">
                <text:p>404250</text:p>
              </table:table-cell>
              <table:table-cell office:value-type="float" office:value="337192.6609">
                <text:p>337192.6609</text:p>
              </table:table-cell>
            </table:table-row>
            <table:table-row>
              <table:table-cell office:value-type="string">
                <text:p>Строка 18</text:p>
              </table:table-cell>
              <table:table-cell office:value-type="float" office:value="404250">
                <text:p>404250</text:p>
              </table:table-cell>
              <table:table-cell office:value-type="float" office:value="573620.3251">
                <text:p>573620.3251</text:p>
              </table:table-cell>
            </table:table-row>
            <table:table-row>
              <table:table-cell office:value-type="string">
                <text:p>Строка 10</text:p>
              </table:table-cell>
              <table:table-cell office:value-type="float" office:value="405000">
                <text:p>405000</text:p>
              </table:table-cell>
              <table:table-cell office:value-type="float" office:value="423775.946">
                <text:p>423775.946</text:p>
              </table:table-cell>
            </table:table-row>
            <table:table-row>
              <table:table-cell office:value-type="string">
                <text:p>Строка 186</text:p>
              </table:table-cell>
              <table:table-cell office:value-type="float" office:value="405000">
                <text:p>405000</text:p>
              </table:table-cell>
              <table:table-cell office:value-type="float" office:value="385544.9282">
                <text:p>385544.9282</text:p>
              </table:table-cell>
            </table:table-row>
            <table:table-row>
              <table:table-cell office:value-type="string">
                <text:p>Строка 833</text:p>
              </table:table-cell>
              <table:table-cell office:value-type="float" office:value="405000">
                <text:p>405000</text:p>
              </table:table-cell>
              <table:table-cell office:value-type="float" office:value="537746.382">
                <text:p>537746.382</text:p>
              </table:table-cell>
            </table:table-row>
            <table:table-row>
              <table:table-cell office:value-type="string">
                <text:p>Строка 317</text:p>
              </table:table-cell>
              <table:table-cell office:value-type="float" office:value="406000">
                <text:p>406000</text:p>
              </table:table-cell>
              <table:table-cell office:value-type="float" office:value="383172.7588">
                <text:p>383172.7588</text:p>
              </table:table-cell>
            </table:table-row>
            <table:table-row>
              <table:table-cell office:value-type="string">
                <text:p>Строка 384</text:p>
              </table:table-cell>
              <table:table-cell office:value-type="float" office:value="406700">
                <text:p>406700</text:p>
              </table:table-cell>
              <table:table-cell office:value-type="float" office:value="339897.6083">
                <text:p>339897.6083</text:p>
              </table:table-cell>
            </table:table-row>
            <table:table-row>
              <table:table-cell office:value-type="string">
                <text:p>Строка 811</text:p>
              </table:table-cell>
              <table:table-cell office:value-type="float" office:value="408659">
                <text:p>408659</text:p>
              </table:table-cell>
              <table:table-cell office:value-type="float" office:value="475568.0872">
                <text:p>475568.0872</text:p>
              </table:table-cell>
            </table:table-row>
            <table:table-row>
              <table:table-cell office:value-type="string">
                <text:p>Строка 710</text:p>
              </table:table-cell>
              <table:table-cell office:value-type="float" office:value="409150">
                <text:p>409150</text:p>
              </table:table-cell>
              <table:table-cell office:value-type="float" office:value="367339.4619">
                <text:p>367339.4619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10000">
                <text:p>410000</text:p>
              </table:table-cell>
              <table:table-cell office:value-type="float" office:value="439942.3358">
                <text:p>439942.3358</text:p>
              </table:table-cell>
            </table:table-row>
            <table:table-row>
              <table:table-cell office:value-type="string">
                <text:p>Строка 562</text:p>
              </table:table-cell>
              <table:table-cell office:value-type="float" office:value="410000">
                <text:p>410000</text:p>
              </table:table-cell>
              <table:table-cell office:value-type="float" office:value="490266.1312">
                <text:p>490266.1312</text:p>
              </table:table-cell>
            </table:table-row>
            <table:table-row>
              <table:table-cell office:value-type="string">
                <text:p>Строка 112</text:p>
              </table:table-cell>
              <table:table-cell office:value-type="float" office:value="410000">
                <text:p>410000</text:p>
              </table:table-cell>
              <table:table-cell office:value-type="float" office:value="566171.721">
                <text:p>566171.721</text:p>
              </table:table-cell>
            </table:table-row>
            <table:table-row>
              <table:table-cell office:value-type="string">
                <text:p>Строка 158</text:p>
              </table:table-cell>
              <table:table-cell office:value-type="float" office:value="415000">
                <text:p>415000</text:p>
              </table:table-cell>
              <table:table-cell office:value-type="float" office:value="322611.7123">
                <text:p>322611.7123</text:p>
              </table:table-cell>
            </table:table-row>
            <table:table-row>
              <table:table-cell office:value-type="string">
                <text:p>Строка 657</text:p>
              </table:table-cell>
              <table:table-cell office:value-type="float" office:value="415000">
                <text:p>415000</text:p>
              </table:table-cell>
              <table:table-cell office:value-type="float" office:value="656614.2441">
                <text:p>656614.2441</text:p>
              </table:table-cell>
            </table:table-row>
            <table:table-row>
              <table:table-cell office:value-type="string">
                <text:p>Строка 171</text:p>
              </table:table-cell>
              <table:table-cell office:value-type="float" office:value="415000">
                <text:p>415000</text:p>
              </table:table-cell>
              <table:table-cell office:value-type="float" office:value="402473.1761">
                <text:p>402473.1761</text:p>
              </table:table-cell>
            </table:table-row>
            <table:table-row>
              <table:table-cell office:value-type="string">
                <text:p>Строка 533</text:p>
              </table:table-cell>
              <table:table-cell office:value-type="float" office:value="415000">
                <text:p>415000</text:p>
              </table:table-cell>
              <table:table-cell office:value-type="float" office:value="401218.2135">
                <text:p>401218.2135</text:p>
              </table:table-cell>
            </table:table-row>
            <table:table-row>
              <table:table-cell office:value-type="string">
                <text:p>Строка 231</text:p>
              </table:table-cell>
              <table:table-cell office:value-type="float" office:value="416475.5">
                <text:p>416475.5</text:p>
              </table:table-cell>
              <table:table-cell office:value-type="float" office:value="382981.5321">
                <text:p>382981.5321</text:p>
              </table:table-cell>
            </table:table-row>
            <table:table-row>
              <table:table-cell office:value-type="string">
                <text:p>Строка 561</text:p>
              </table:table-cell>
              <table:table-cell office:value-type="float" office:value="416475.5">
                <text:p>416475.5</text:p>
              </table:table-cell>
              <table:table-cell office:value-type="float" office:value="664588.8354">
                <text:p>664588.8354</text:p>
              </table:table-cell>
            </table:table-row>
            <table:table-row>
              <table:table-cell office:value-type="string">
                <text:p>Строка 817</text:p>
              </table:table-cell>
              <table:table-cell office:value-type="float" office:value="416500">
                <text:p>416500</text:p>
              </table:table-cell>
              <table:table-cell office:value-type="float" office:value="471491.1823">
                <text:p>471491.1823</text:p>
              </table:table-cell>
            </table:table-row>
            <table:table-row>
              <table:table-cell office:value-type="string">
                <text:p>Строка 84</text:p>
              </table:table-cell>
              <table:table-cell office:value-type="float" office:value="416500">
                <text:p>416500</text:p>
              </table:table-cell>
              <table:table-cell office:value-type="float" office:value="490732.3813">
                <text:p>490732.3813</text:p>
              </table:table-cell>
            </table:table-row>
            <table:table-row>
              <table:table-cell office:value-type="string">
                <text:p>Строка 390</text:p>
              </table:table-cell>
              <table:table-cell office:value-type="float" office:value="416500">
                <text:p>416500</text:p>
              </table:table-cell>
              <table:table-cell office:value-type="float" office:value="487476.0065">
                <text:p>487476.0065</text:p>
              </table:table-cell>
            </table:table-row>
            <table:table-row>
              <table:table-cell office:value-type="string">
                <text:p>Строка 771</text:p>
              </table:table-cell>
              <table:table-cell office:value-type="float" office:value="420000">
                <text:p>420000</text:p>
              </table:table-cell>
              <table:table-cell office:value-type="float" office:value="322385.8002">
                <text:p>322385.8002</text:p>
              </table:table-cell>
            </table:table-row>
            <table:table-row>
              <table:table-cell office:value-type="string">
                <text:p>Строка 336</text:p>
              </table:table-cell>
              <table:table-cell office:value-type="float" office:value="420000">
                <text:p>420000</text:p>
              </table:table-cell>
              <table:table-cell office:value-type="float" office:value="543051.5603">
                <text:p>543051.5603</text:p>
              </table:table-cell>
            </table:table-row>
            <table:table-row>
              <table:table-cell office:value-type="string">
                <text:p>Строка 357</text:p>
              </table:table-cell>
              <table:table-cell office:value-type="float" office:value="420000">
                <text:p>420000</text:p>
              </table:table-cell>
              <table:table-cell office:value-type="float" office:value="397548.7686">
                <text:p>397548.7686</text:p>
              </table:table-cell>
            </table:table-row>
            <table:table-row>
              <table:table-cell office:value-type="string">
                <text:p>Строка 846</text:p>
              </table:table-cell>
              <table:table-cell office:value-type="float" office:value="420000">
                <text:p>420000</text:p>
              </table:table-cell>
              <table:table-cell office:value-type="float" office:value="287513.1159">
                <text:p>287513.1159</text:p>
              </table:table-cell>
            </table:table-row>
            <table:table-row>
              <table:table-cell office:value-type="string">
                <text:p>Строка 957</text:p>
              </table:table-cell>
              <table:table-cell office:value-type="float" office:value="423999">
                <text:p>423999</text:p>
              </table:table-cell>
              <table:table-cell office:value-type="float" office:value="485292.3737">
                <text:p>485292.3737</text:p>
              </table:table-cell>
            </table:table-row>
            <table:table-row>
              <table:table-cell office:value-type="string">
                <text:p>Строка 922</text:p>
              </table:table-cell>
              <table:table-cell office:value-type="float" office:value="425000">
                <text:p>425000</text:p>
              </table:table-cell>
              <table:table-cell office:value-type="float" office:value="417839.3794">
                <text:p>417839.3794</text:p>
              </table:table-cell>
            </table:table-row>
            <table:table-row>
              <table:table-cell office:value-type="string">
                <text:p>Строка 823</text:p>
              </table:table-cell>
              <table:table-cell office:value-type="float" office:value="425000">
                <text:p>425000</text:p>
              </table:table-cell>
              <table:table-cell office:value-type="float" office:value="536053.6985">
                <text:p>536053.6985</text:p>
              </table:table-cell>
            </table:table-row>
            <table:table-row>
              <table:table-cell office:value-type="string">
                <text:p>Строка 808</text:p>
              </table:table-cell>
              <table:table-cell office:value-type="float" office:value="426300">
                <text:p>426300</text:p>
              </table:table-cell>
              <table:table-cell office:value-type="float" office:value="487408.3918">
                <text:p>487408.3918</text:p>
              </table:table-cell>
            </table:table-row>
            <table:table-row>
              <table:table-cell office:value-type="string">
                <text:p>Строка 66</text:p>
              </table:table-cell>
              <table:table-cell office:value-type="float" office:value="427650">
                <text:p>427650</text:p>
              </table:table-cell>
              <table:table-cell office:value-type="float" office:value="780465.1562">
                <text:p>780465.1562</text:p>
              </table:table-cell>
            </table:table-row>
            <table:table-row>
              <table:table-cell office:value-type="string">
                <text:p>Строка 118</text:p>
              </table:table-cell>
              <table:table-cell office:value-type="float" office:value="427770">
                <text:p>427770</text:p>
              </table:table-cell>
              <table:table-cell office:value-type="float" office:value="447474.0284">
                <text:p>447474.0284</text:p>
              </table:table-cell>
            </table:table-row>
            <table:table-row>
              <table:table-cell office:value-type="string">
                <text:p>Строка 603</text:p>
              </table:table-cell>
              <table:table-cell office:value-type="float" office:value="428750">
                <text:p>428750</text:p>
              </table:table-cell>
              <table:table-cell office:value-type="float" office:value="341945.5297">
                <text:p>341945.5297</text:p>
              </table:table-cell>
            </table:table-row>
            <table:table-row>
              <table:table-cell office:value-type="string">
                <text:p>Строка 552</text:p>
              </table:table-cell>
              <table:table-cell office:value-type="float" office:value="428750">
                <text:p>428750</text:p>
              </table:table-cell>
              <table:table-cell office:value-type="float" office:value="635504.33">
                <text:p>635504.33</text:p>
              </table:table-cell>
            </table:table-row>
            <table:table-row>
              <table:table-cell office:value-type="string">
                <text:p>Строка 311</text:p>
              </table:table-cell>
              <table:table-cell office:value-type="float" office:value="428750">
                <text:p>428750</text:p>
              </table:table-cell>
              <table:table-cell office:value-type="float" office:value="407486.5769">
                <text:p>407486.5769</text:p>
              </table:table-cell>
            </table:table-row>
            <table:table-row>
              <table:table-cell office:value-type="string">
                <text:p>Строка 50</text:p>
              </table:table-cell>
              <table:table-cell office:value-type="float" office:value="430000">
                <text:p>430000</text:p>
              </table:table-cell>
              <table:table-cell office:value-type="float" office:value="398497.0245">
                <text:p>398497.0245</text:p>
              </table:table-cell>
            </table:table-row>
            <table:table-row>
              <table:table-cell office:value-type="string">
                <text:p>Строка 621</text:p>
              </table:table-cell>
              <table:table-cell office:value-type="float" office:value="431200">
                <text:p>431200</text:p>
              </table:table-cell>
              <table:table-cell office:value-type="float" office:value="619979.8382">
                <text:p>619979.8382</text:p>
              </table:table-cell>
            </table:table-row>
            <table:table-row>
              <table:table-cell office:value-type="string">
                <text:p>Строка 442</text:p>
              </table:table-cell>
              <table:table-cell office:value-type="float" office:value="434000">
                <text:p>434000</text:p>
              </table:table-cell>
              <table:table-cell office:value-type="float" office:value="433188.5014">
                <text:p>433188.5014</text:p>
              </table:table-cell>
            </table:table-row>
            <table:table-row>
              <table:table-cell office:value-type="string">
                <text:p>Строка 546</text:p>
              </table:table-cell>
              <table:table-cell office:value-type="float" office:value="434999">
                <text:p>434999</text:p>
              </table:table-cell>
              <table:table-cell office:value-type="float" office:value="544195.5167">
                <text:p>544195.5167</text:p>
              </table:table-cell>
            </table:table-row>
            <table:table-row>
              <table:table-cell office:value-type="string">
                <text:p>Строка 78</text:p>
              </table:table-cell>
              <table:table-cell office:value-type="float" office:value="435000">
                <text:p>435000</text:p>
              </table:table-cell>
              <table:table-cell office:value-type="float" office:value="501419.7024">
                <text:p>501419.7024</text:p>
              </table:table-cell>
            </table:table-row>
            <table:table-row>
              <table:table-cell office:value-type="string">
                <text:p>Строка 827</text:p>
              </table:table-cell>
              <table:table-cell office:value-type="float" office:value="435000">
                <text:p>435000</text:p>
              </table:table-cell>
              <table:table-cell office:value-type="float" office:value="456038.9429">
                <text:p>456038.9429</text:p>
              </table:table-cell>
            </table:table-row>
            <table:table-row>
              <table:table-cell office:value-type="string">
                <text:p>Строка 518</text:p>
              </table:table-cell>
              <table:table-cell office:value-type="float" office:value="435000">
                <text:p>435000</text:p>
              </table:table-cell>
              <table:table-cell office:value-type="float" office:value="392269.2269">
                <text:p>392269.2269</text:p>
              </table:table-cell>
            </table:table-row>
            <table:table-row>
              <table:table-cell office:value-type="string">
                <text:p>Строка 806</text:p>
              </table:table-cell>
              <table:table-cell office:value-type="float" office:value="435536.5">
                <text:p>435536.5</text:p>
              </table:table-cell>
              <table:table-cell office:value-type="float" office:value="249364.2984">
                <text:p>249364.2984</text:p>
              </table:table-cell>
            </table:table-row>
            <table:table-row>
              <table:table-cell office:value-type="string">
                <text:p>Строка 434</text:p>
              </table:table-cell>
              <table:table-cell office:value-type="float" office:value="437325">
                <text:p>437325</text:p>
              </table:table-cell>
              <table:table-cell office:value-type="float" office:value="394741.7698">
                <text:p>394741.7698</text:p>
              </table:table-cell>
            </table:table-row>
            <table:table-row>
              <table:table-cell office:value-type="string">
                <text:p>Строка 470</text:p>
              </table:table-cell>
              <table:table-cell office:value-type="float" office:value="437700">
                <text:p>437700</text:p>
              </table:table-cell>
              <table:table-cell office:value-type="float" office:value="590386.8204">
                <text:p>590386.8204</text:p>
              </table:table-cell>
            </table:table-row>
            <table:table-row>
              <table:table-cell office:value-type="string">
                <text:p>Строка 400</text:p>
              </table:table-cell>
              <table:table-cell office:value-type="float" office:value="438550">
                <text:p>438550</text:p>
              </table:table-cell>
              <table:table-cell office:value-type="float" office:value="481771.2324">
                <text:p>481771.2324</text:p>
              </table:table-cell>
            </table:table-row>
            <table:table-row>
              <table:table-cell office:value-type="string">
                <text:p>Строка 902</text:p>
              </table:table-cell>
              <table:table-cell office:value-type="float" office:value="439990">
                <text:p>439990</text:p>
              </table:table-cell>
              <table:table-cell office:value-type="float" office:value="386336.1483">
                <text:p>386336.1483</text:p>
              </table:table-cell>
            </table:table-row>
            <table:table-row>
              <table:table-cell office:value-type="string">
                <text:p>Строка 531</text:p>
              </table:table-cell>
              <table:table-cell office:value-type="float" office:value="440000">
                <text:p>440000</text:p>
              </table:table-cell>
              <table:table-cell office:value-type="float" office:value="262898.9433">
                <text:p>262898.9433</text:p>
              </table:table-cell>
            </table:table-row>
            <table:table-row>
              <table:table-cell office:value-type="string">
                <text:p>Строка 914</text:p>
              </table:table-cell>
              <table:table-cell office:value-type="float" office:value="440000">
                <text:p>440000</text:p>
              </table:table-cell>
              <table:table-cell office:value-type="float" office:value="530944.1596">
                <text:p>530944.1596</text:p>
              </table:table-cell>
            </table:table-row>
            <table:table-row>
              <table:table-cell office:value-type="string">
                <text:p>Строка 882</text:p>
              </table:table-cell>
              <table:table-cell office:value-type="float" office:value="440000">
                <text:p>440000</text:p>
              </table:table-cell>
              <table:table-cell office:value-type="float" office:value="444023.7388">
                <text:p>444023.7388</text:p>
              </table:table-cell>
            </table:table-row>
            <table:table-row>
              <table:table-cell office:value-type="string">
                <text:p>Строка 414</text:p>
              </table:table-cell>
              <table:table-cell office:value-type="float" office:value="440000">
                <text:p>440000</text:p>
              </table:table-cell>
              <table:table-cell office:value-type="float" office:value="406402.9542">
                <text:p>406402.9542</text:p>
              </table:table-cell>
            </table:table-row>
            <table:table-row>
              <table:table-cell office:value-type="string">
                <text:p>Строка 343</text:p>
              </table:table-cell>
              <table:table-cell office:value-type="float" office:value="440632.5">
                <text:p>440632.5</text:p>
              </table:table-cell>
              <table:table-cell office:value-type="float" office:value="559860.8718">
                <text:p>559860.8718</text:p>
              </table:table-cell>
            </table:table-row>
            <table:table-row>
              <table:table-cell office:value-type="string">
                <text:p>Строка 650</text:p>
              </table:table-cell>
              <table:table-cell office:value-type="float" office:value="440755">
                <text:p>440755</text:p>
              </table:table-cell>
              <table:table-cell office:value-type="float" office:value="371093.4136">
                <text:p>371093.4136</text:p>
              </table:table-cell>
            </table:table-row>
            <table:table-row>
              <table:table-cell office:value-type="string">
                <text:p>Строка 385</text:p>
              </table:table-cell>
              <table:table-cell office:value-type="float" office:value="440975.5">
                <text:p>440975.5</text:p>
              </table:table-cell>
              <table:table-cell office:value-type="float" office:value="655997.8469">
                <text:p>655997.8469</text:p>
              </table:table-cell>
            </table:table-row>
            <table:table-row>
              <table:table-cell office:value-type="string">
                <text:p>Строка 750</text:p>
              </table:table-cell>
              <table:table-cell office:value-type="float" office:value="441000">
                <text:p>441000</text:p>
              </table:table-cell>
              <table:table-cell office:value-type="float" office:value="511356.3228">
                <text:p>511356.3228</text:p>
              </table:table-cell>
            </table:table-row>
            <table:table-row>
              <table:table-cell office:value-type="string">
                <text:p>Строка 294</text:p>
              </table:table-cell>
              <table:table-cell office:value-type="float" office:value="441000">
                <text:p>441000</text:p>
              </table:table-cell>
              <table:table-cell office:value-type="float" office:value="486135.8307">
                <text:p>486135.8307</text:p>
              </table:table-cell>
            </table:table-row>
            <table:table-row>
              <table:table-cell office:value-type="string">
                <text:p>Строка 101</text:p>
              </table:table-cell>
              <table:table-cell office:value-type="float" office:value="441000">
                <text:p>441000</text:p>
              </table:table-cell>
              <table:table-cell office:value-type="float" office:value="554904.7306">
                <text:p>554904.7306</text:p>
              </table:table-cell>
            </table:table-row>
            <table:table-row>
              <table:table-cell office:value-type="string">
                <text:p>Строка 534</text:p>
              </table:table-cell>
              <table:table-cell office:value-type="float" office:value="441000">
                <text:p>441000</text:p>
              </table:table-cell>
              <table:table-cell office:value-type="float" office:value="339139.9788">
                <text:p>339139.9788</text:p>
              </table:table-cell>
            </table:table-row>
            <table:table-row>
              <table:table-cell office:value-type="string">
                <text:p>Строка 898</text:p>
              </table:table-cell>
              <table:table-cell office:value-type="float" office:value="441000">
                <text:p>441000</text:p>
              </table:table-cell>
              <table:table-cell office:value-type="float" office:value="713514.6644">
                <text:p>713514.6644</text:p>
              </table:table-cell>
            </table:table-row>
            <table:table-row>
              <table:table-cell office:value-type="string">
                <text:p>Строка 217</text:p>
              </table:table-cell>
              <table:table-cell office:value-type="float" office:value="441000">
                <text:p>441000</text:p>
              </table:table-cell>
              <table:table-cell office:value-type="float" office:value="437585.9668">
                <text:p>437585.9668</text:p>
              </table:table-cell>
            </table:table-row>
            <table:table-row>
              <table:table-cell office:value-type="string">
                <text:p>Строка 928</text:p>
              </table:table-cell>
              <table:table-cell office:value-type="float" office:value="443450">
                <text:p>443450</text:p>
              </table:table-cell>
              <table:table-cell office:value-type="float" office:value="758429.8949">
                <text:p>758429.8949</text:p>
              </table:table-cell>
            </table:table-row>
            <table:table-row>
              <table:table-cell office:value-type="string">
                <text:p>Строка 55</text:p>
              </table:table-cell>
              <table:table-cell office:value-type="float" office:value="445900">
                <text:p>445900</text:p>
              </table:table-cell>
              <table:table-cell office:value-type="float" office:value="411879.7382">
                <text:p>411879.7382</text:p>
              </table:table-cell>
            </table:table-row>
            <table:table-row>
              <table:table-cell office:value-type="string">
                <text:p>Строка 841</text:p>
              </table:table-cell>
              <table:table-cell office:value-type="float" office:value="448350">
                <text:p>448350</text:p>
              </table:table-cell>
              <table:table-cell office:value-type="float" office:value="508877.1492">
                <text:p>508877.1492</text:p>
              </table:table-cell>
            </table:table-row>
            <table:table-row>
              <table:table-cell office:value-type="string">
                <text:p>Строка 174</text:p>
              </table:table-cell>
              <table:table-cell office:value-type="float" office:value="450000">
                <text:p>450000</text:p>
              </table:table-cell>
              <table:table-cell office:value-type="float" office:value="454484.8579">
                <text:p>454484.8579</text:p>
              </table:table-cell>
            </table:table-row>
            <table:table-row>
              <table:table-cell office:value-type="string">
                <text:p>Строка 483</text:p>
              </table:table-cell>
              <table:table-cell office:value-type="float" office:value="450000">
                <text:p>450000</text:p>
              </table:table-cell>
              <table:table-cell office:value-type="float" office:value="419571.0702">
                <text:p>419571.0702</text:p>
              </table:table-cell>
            </table:table-row>
            <table:table-row>
              <table:table-cell office:value-type="string">
                <text:p>Строка 478</text:p>
              </table:table-cell>
              <table:table-cell office:value-type="float" office:value="450000">
                <text:p>450000</text:p>
              </table:table-cell>
              <table:table-cell office:value-type="float" office:value="542753.0565">
                <text:p>542753.0565</text:p>
              </table:table-cell>
            </table:table-row>
            <table:table-row>
              <table:table-cell office:value-type="string">
                <text:p>Строка 484</text:p>
              </table:table-cell>
              <table:table-cell office:value-type="float" office:value="450000">
                <text:p>450000</text:p>
              </table:table-cell>
              <table:table-cell office:value-type="float" office:value="510640.7511">
                <text:p>510640.7511</text:p>
              </table:table-cell>
            </table:table-row>
            <table:table-row>
              <table:table-cell office:value-type="string">
                <text:p>Строка 775</text:p>
              </table:table-cell>
              <table:table-cell office:value-type="float" office:value="450000">
                <text:p>450000</text:p>
              </table:table-cell>
              <table:table-cell office:value-type="float" office:value="542007.4315">
                <text:p>542007.4315</text:p>
              </table:table-cell>
            </table:table-row>
            <table:table-row>
              <table:table-cell office:value-type="string">
                <text:p>Строка 693</text:p>
              </table:table-cell>
              <table:table-cell office:value-type="float" office:value="450000">
                <text:p>450000</text:p>
              </table:table-cell>
              <table:table-cell office:value-type="float" office:value="716125.4679">
                <text:p>716125.4679</text:p>
              </table:table-cell>
            </table:table-row>
            <table:table-row>
              <table:table-cell office:value-type="string">
                <text:p>Строка 38</text:p>
              </table:table-cell>
              <table:table-cell office:value-type="float" office:value="450000">
                <text:p>450000</text:p>
              </table:table-cell>
              <table:table-cell office:value-type="float" office:value="521602.941">
                <text:p>521602.941</text:p>
              </table:table-cell>
            </table:table-row>
            <table:table-row>
              <table:table-cell office:value-type="string">
                <text:p>Строка 791</text:p>
              </table:table-cell>
              <table:table-cell office:value-type="float" office:value="450000">
                <text:p>450000</text:p>
              </table:table-cell>
              <table:table-cell office:value-type="float" office:value="344759.1602">
                <text:p>344759.1602</text:p>
              </table:table-cell>
            </table:table-row>
            <table:table-row>
              <table:table-cell office:value-type="string">
                <text:p>Строка 887</text:p>
              </table:table-cell>
              <table:table-cell office:value-type="float" office:value="450000">
                <text:p>450000</text:p>
              </table:table-cell>
              <table:table-cell office:value-type="float" office:value="566989.3847">
                <text:p>566989.3847</text:p>
              </table:table-cell>
            </table:table-row>
            <table:table-row>
              <table:table-cell office:value-type="string">
                <text:p>Строка 369</text:p>
              </table:table-cell>
              <table:table-cell office:value-type="float" office:value="450000">
                <text:p>450000</text:p>
              </table:table-cell>
              <table:table-cell office:value-type="float" office:value="587532.6883">
                <text:p>587532.6883</text:p>
              </table:table-cell>
            </table:table-row>
            <table:table-row>
              <table:table-cell office:value-type="string">
                <text:p>Строка 895</text:p>
              </table:table-cell>
              <table:table-cell office:value-type="float" office:value="450000">
                <text:p>450000</text:p>
              </table:table-cell>
              <table:table-cell office:value-type="float" office:value="413856.2327">
                <text:p>413856.2327</text:p>
              </table:table-cell>
            </table:table-row>
            <table:table-row>
              <table:table-cell office:value-type="string">
                <text:p>Строка 912</text:p>
              </table:table-cell>
              <table:table-cell office:value-type="float" office:value="450800">
                <text:p>450800</text:p>
              </table:table-cell>
              <table:table-cell office:value-type="float" office:value="465736.975">
                <text:p>465736.975</text:p>
              </table:table-cell>
            </table:table-row>
            <table:table-row>
              <table:table-cell office:value-type="string">
                <text:p>Строка 845</text:p>
              </table:table-cell>
              <table:table-cell office:value-type="float" office:value="452025">
                <text:p>452025</text:p>
              </table:table-cell>
              <table:table-cell office:value-type="float" office:value="847627.7914">
                <text:p>847627.7914</text:p>
              </table:table-cell>
            </table:table-row>
            <table:table-row>
              <table:table-cell office:value-type="string">
                <text:p>Строка 576</text:p>
              </table:table-cell>
              <table:table-cell office:value-type="float" office:value="453250">
                <text:p>453250</text:p>
              </table:table-cell>
              <table:table-cell office:value-type="float" office:value="587532.6883">
                <text:p>587532.6883</text:p>
              </table:table-cell>
            </table:table-row>
            <table:table-row>
              <table:table-cell office:value-type="string">
                <text:p>Строка 81</text:p>
              </table:table-cell>
              <table:table-cell office:value-type="float" office:value="453250">
                <text:p>453250</text:p>
              </table:table-cell>
              <table:table-cell office:value-type="float" office:value="442799.8523">
                <text:p>442799.8523</text:p>
              </table:table-cell>
            </table:table-row>
            <table:table-row>
              <table:table-cell office:value-type="string">
                <text:p>Строка 532</text:p>
              </table:table-cell>
              <table:table-cell office:value-type="float" office:value="453250">
                <text:p>453250</text:p>
              </table:table-cell>
              <table:table-cell office:value-type="float" office:value="450648.562">
                <text:p>450648.562</text:p>
              </table:table-cell>
            </table:table-row>
            <table:table-row>
              <table:table-cell office:value-type="string">
                <text:p>Строка 95</text:p>
              </table:table-cell>
              <table:table-cell office:value-type="float" office:value="455700">
                <text:p>455700</text:p>
              </table:table-cell>
              <table:table-cell office:value-type="float" office:value="358135.0838">
                <text:p>358135.0838</text:p>
              </table:table-cell>
            </table:table-row>
            <table:table-row>
              <table:table-cell office:value-type="string">
                <text:p>Строка 148</text:p>
              </table:table-cell>
              <table:table-cell office:value-type="float" office:value="455700">
                <text:p>455700</text:p>
              </table:table-cell>
              <table:table-cell office:value-type="float" office:value="384722.1824">
                <text:p>384722.1824</text:p>
              </table:table-cell>
            </table:table-row>
            <table:table-row>
              <table:table-cell office:value-type="string">
                <text:p>Строка 782</text:p>
              </table:table-cell>
              <table:table-cell office:value-type="float" office:value="457905">
                <text:p>457905</text:p>
              </table:table-cell>
              <table:table-cell office:value-type="float" office:value="397120.5934">
                <text:p>397120.5934</text:p>
              </table:table-cell>
            </table:table-row>
            <table:table-row>
              <table:table-cell office:value-type="string">
                <text:p>Строка 820</text:p>
              </table:table-cell>
              <table:table-cell office:value-type="float" office:value="458150">
                <text:p>458150</text:p>
              </table:table-cell>
              <table:table-cell office:value-type="float" office:value="519605.1057">
                <text:p>519605.1057</text:p>
              </table:table-cell>
            </table:table-row>
            <table:table-row>
              <table:table-cell office:value-type="string">
                <text:p>Строка 368</text:p>
              </table:table-cell>
              <table:table-cell office:value-type="float" office:value="460000">
                <text:p>460000</text:p>
              </table:table-cell>
              <table:table-cell office:value-type="float" office:value="328902.7623">
                <text:p>328902.7623</text:p>
              </table:table-cell>
            </table:table-row>
            <table:table-row>
              <table:table-cell office:value-type="string">
                <text:p>Строка 916</text:p>
              </table:table-cell>
              <table:table-cell office:value-type="float" office:value="460000">
                <text:p>460000</text:p>
              </table:table-cell>
              <table:table-cell office:value-type="float" office:value="439793.0955">
                <text:p>439793.0955</text:p>
              </table:table-cell>
            </table:table-row>
            <table:table-row>
              <table:table-cell office:value-type="string">
                <text:p>Строка 314</text:p>
              </table:table-cell>
              <table:table-cell office:value-type="float" office:value="463050">
                <text:p>463050</text:p>
              </table:table-cell>
              <table:table-cell office:value-type="float" office:value="422897.9365">
                <text:p>422897.9365</text:p>
              </table:table-cell>
            </table:table-row>
            <table:table-row>
              <table:table-cell office:value-type="string">
                <text:p>Строка 230</text:p>
              </table:table-cell>
              <table:table-cell office:value-type="float" office:value="465000">
                <text:p>465000</text:p>
              </table:table-cell>
              <table:table-cell office:value-type="float" office:value="321053.4087">
                <text:p>321053.4087</text:p>
              </table:table-cell>
            </table:table-row>
            <table:table-row>
              <table:table-cell office:value-type="string">
                <text:p>Строка 25</text:p>
              </table:table-cell>
              <table:table-cell office:value-type="float" office:value="465000">
                <text:p>465000</text:p>
              </table:table-cell>
              <table:table-cell office:value-type="float" office:value="425364.0187">
                <text:p>425364.0187</text:p>
              </table:table-cell>
            </table:table-row>
            <table:table-row>
              <table:table-cell office:value-type="string">
                <text:p>Строка 355</text:p>
              </table:table-cell>
              <table:table-cell office:value-type="float" office:value="465255">
                <text:p>465255</text:p>
              </table:table-cell>
              <table:table-cell office:value-type="float" office:value="302675.7563">
                <text:p>302675.7563</text:p>
              </table:table-cell>
            </table:table-row>
            <table:table-row>
              <table:table-cell office:value-type="string">
                <text:p>Строка 58</text:p>
              </table:table-cell>
              <table:table-cell office:value-type="float" office:value="465255">
                <text:p>465255</text:p>
              </table:table-cell>
              <table:table-cell office:value-type="float" office:value="663601.7566">
                <text:p>663601.7566</text:p>
              </table:table-cell>
            </table:table-row>
            <table:table-row>
              <table:table-cell office:value-type="string">
                <text:p>Строка 736</text:p>
              </table:table-cell>
              <table:table-cell office:value-type="float" office:value="465377.5">
                <text:p>465377.5</text:p>
              </table:table-cell>
              <table:table-cell office:value-type="float" office:value="747112.8844">
                <text:p>747112.8844</text:p>
              </table:table-cell>
            </table:table-row>
            <table:table-row>
              <table:table-cell office:value-type="string">
                <text:p>Строка 507</text:p>
              </table:table-cell>
              <table:table-cell office:value-type="float" office:value="465500">
                <text:p>465500</text:p>
              </table:table-cell>
              <table:table-cell office:value-type="float" office:value="323949.3737">
                <text:p>323949.3737</text:p>
              </table:table-cell>
            </table:table-row>
            <table:table-row>
              <table:table-cell office:value-type="string">
                <text:p>Строка 102</text:p>
              </table:table-cell>
              <table:table-cell office:value-type="float" office:value="465500">
                <text:p>465500</text:p>
              </table:table-cell>
              <table:table-cell office:value-type="float" office:value="657707.2625">
                <text:p>657707.2625</text:p>
              </table:table-cell>
            </table:table-row>
            <table:table-row>
              <table:table-cell office:value-type="string">
                <text:p>Строка 397</text:p>
              </table:table-cell>
              <table:table-cell office:value-type="float" office:value="465500">
                <text:p>465500</text:p>
              </table:table-cell>
              <table:table-cell office:value-type="float" office:value="612879.2209">
                <text:p>612879.2209</text:p>
              </table:table-cell>
            </table:table-row>
            <table:table-row>
              <table:table-cell office:value-type="string">
                <text:p>Строка 513</text:p>
              </table:table-cell>
              <table:table-cell office:value-type="float" office:value="465500">
                <text:p>465500</text:p>
              </table:table-cell>
              <table:table-cell office:value-type="float" office:value="660181.433">
                <text:p>660181.433</text:p>
              </table:table-cell>
            </table:table-row>
            <table:table-row>
              <table:table-cell office:value-type="string">
                <text:p>Строка 190</text:p>
              </table:table-cell>
              <table:table-cell office:value-type="float" office:value="467500">
                <text:p>467500</text:p>
              </table:table-cell>
              <table:table-cell office:value-type="float" office:value="389355.7318">
                <text:p>389355.7318</text:p>
              </table:table-cell>
            </table:table-row>
            <table:table-row>
              <table:table-cell office:value-type="string">
                <text:p>Строка 700</text:p>
              </table:table-cell>
              <table:table-cell office:value-type="float" office:value="467950">
                <text:p>467950</text:p>
              </table:table-cell>
              <table:table-cell office:value-type="float" office:value="394030.9566">
                <text:p>394030.9566</text:p>
              </table:table-cell>
            </table:table-row>
            <table:table-row>
              <table:table-cell office:value-type="string">
                <text:p>Строка 861</text:p>
              </table:table-cell>
              <table:table-cell office:value-type="float" office:value="468000">
                <text:p>468000</text:p>
              </table:table-cell>
              <table:table-cell office:value-type="float" office:value="393458.7206">
                <text:p>393458.7206</text:p>
              </table:table-cell>
            </table:table-row>
            <table:table-row>
              <table:table-cell office:value-type="string">
                <text:p>Строка 965</text:p>
              </table:table-cell>
              <table:table-cell office:value-type="float" office:value="470000">
                <text:p>470000</text:p>
              </table:table-cell>
              <table:table-cell office:value-type="float" office:value="395659.3487">
                <text:p>395659.3487</text:p>
              </table:table-cell>
            </table:table-row>
            <table:table-row>
              <table:table-cell office:value-type="string">
                <text:p>Строка 496</text:p>
              </table:table-cell>
              <table:table-cell office:value-type="float" office:value="470000">
                <text:p>470000</text:p>
              </table:table-cell>
              <table:table-cell office:value-type="float" office:value="443592.2791">
                <text:p>443592.2791</text:p>
              </table:table-cell>
            </table:table-row>
            <table:table-row>
              <table:table-cell office:value-type="string">
                <text:p>Строка 255</text:p>
              </table:table-cell>
              <table:table-cell office:value-type="float" office:value="470000">
                <text:p>470000</text:p>
              </table:table-cell>
              <table:table-cell office:value-type="float" office:value="411062.0797">
                <text:p>411062.0797</text:p>
              </table:table-cell>
            </table:table-row>
            <table:table-row>
              <table:table-cell office:value-type="string">
                <text:p>Строка 574</text:p>
              </table:table-cell>
              <table:table-cell office:value-type="float" office:value="470000">
                <text:p>470000</text:p>
              </table:table-cell>
              <table:table-cell office:value-type="float" office:value="592716.6508">
                <text:p>592716.6508</text:p>
              </table:table-cell>
            </table:table-row>
            <table:table-row>
              <table:table-cell office:value-type="string">
                <text:p>Строка 777</text:p>
              </table:table-cell>
              <table:table-cell office:value-type="float" office:value="470400">
                <text:p>470400</text:p>
              </table:table-cell>
              <table:table-cell office:value-type="float" office:value="471089.6835">
                <text:p>471089.6835</text:p>
              </table:table-cell>
            </table:table-row>
            <table:table-row>
              <table:table-cell office:value-type="string">
                <text:p>Строка 523</text:p>
              </table:table-cell>
              <table:table-cell office:value-type="float" office:value="475000">
                <text:p>475000</text:p>
              </table:table-cell>
              <table:table-cell office:value-type="float" office:value="704913.2137">
                <text:p>704913.2137</text:p>
              </table:table-cell>
            </table:table-row>
            <table:table-row>
              <table:table-cell office:value-type="string">
                <text:p>Строка 194</text:p>
              </table:table-cell>
              <table:table-cell office:value-type="float" office:value="477750">
                <text:p>477750</text:p>
              </table:table-cell>
              <table:table-cell office:value-type="float" office:value="664720.5078">
                <text:p>664720.5078</text:p>
              </table:table-cell>
            </table:table-row>
            <table:table-row>
              <table:table-cell office:value-type="string">
                <text:p>Строка 480</text:p>
              </table:table-cell>
              <table:table-cell office:value-type="float" office:value="477750">
                <text:p>477750</text:p>
              </table:table-cell>
              <table:table-cell office:value-type="float" office:value="637984.7964">
                <text:p>637984.7964</text:p>
              </table:table-cell>
            </table:table-row>
            <table:table-row>
              <table:table-cell office:value-type="string">
                <text:p>Строка 216</text:p>
              </table:table-cell>
              <table:table-cell office:value-type="float" office:value="477750">
                <text:p>477750</text:p>
              </table:table-cell>
              <table:table-cell office:value-type="float" office:value="581319.5169">
                <text:p>581319.5169</text:p>
              </table:table-cell>
            </table:table-row>
            <table:table-row>
              <table:table-cell office:value-type="string">
                <text:p>Строка 814</text:p>
              </table:table-cell>
              <table:table-cell office:value-type="float" office:value="477750">
                <text:p>477750</text:p>
              </table:table-cell>
              <table:table-cell office:value-type="float" office:value="714840.8889">
                <text:p>714840.8889</text:p>
              </table:table-cell>
            </table:table-row>
            <table:table-row>
              <table:table-cell office:value-type="string">
                <text:p>Строка 767</text:p>
              </table:table-cell>
              <table:table-cell office:value-type="float" office:value="477750">
                <text:p>477750</text:p>
              </table:table-cell>
              <table:table-cell office:value-type="float" office:value="625022.7374">
                <text:p>625022.7374</text:p>
              </table:table-cell>
            </table:table-row>
            <table:table-row>
              <table:table-cell office:value-type="string">
                <text:p>Строка 430</text:p>
              </table:table-cell>
              <table:table-cell office:value-type="float" office:value="478000">
                <text:p>478000</text:p>
              </table:table-cell>
              <table:table-cell office:value-type="float" office:value="438245.9784">
                <text:p>438245.9784</text:p>
              </table:table-cell>
            </table:table-row>
            <table:table-row>
              <table:table-cell office:value-type="string">
                <text:p>Строка 652</text:p>
              </table:table-cell>
              <table:table-cell office:value-type="float" office:value="478000">
                <text:p>478000</text:p>
              </table:table-cell>
              <table:table-cell office:value-type="float" office:value="354896.4283">
                <text:p>354896.4283</text:p>
              </table:table-cell>
            </table:table-row>
            <table:table-row>
              <table:table-cell office:value-type="string">
                <text:p>Строка 847</text:p>
              </table:table-cell>
              <table:table-cell office:value-type="float" office:value="478975">
                <text:p>478975</text:p>
              </table:table-cell>
              <table:table-cell office:value-type="float" office:value="760572.1117">
                <text:p>760572.1117</text:p>
              </table:table-cell>
            </table:table-row>
            <table:table-row>
              <table:table-cell office:value-type="string">
                <text:p>Строка 707</text:p>
              </table:table-cell>
              <table:table-cell office:value-type="float" office:value="480000">
                <text:p>480000</text:p>
              </table:table-cell>
              <table:table-cell office:value-type="float" office:value="408396.3094">
                <text:p>408396.3094</text:p>
              </table:table-cell>
            </table:table-row>
            <table:table-row>
              <table:table-cell office:value-type="string">
                <text:p>Строка 92</text:p>
              </table:table-cell>
              <table:table-cell office:value-type="float" office:value="480000">
                <text:p>480000</text:p>
              </table:table-cell>
              <table:table-cell office:value-type="float" office:value="431978.855">
                <text:p>431978.855</text:p>
              </table:table-cell>
            </table:table-row>
            <table:table-row>
              <table:table-cell office:value-type="string">
                <text:p>Строка 352</text:p>
              </table:table-cell>
              <table:table-cell office:value-type="float" office:value="480000">
                <text:p>480000</text:p>
              </table:table-cell>
              <table:table-cell office:value-type="float" office:value="705067.4626">
                <text:p>705067.4626</text:p>
              </table:table-cell>
            </table:table-row>
            <table:table-row>
              <table:table-cell office:value-type="string">
                <text:p>Строка 33</text:p>
              </table:table-cell>
              <table:table-cell office:value-type="float" office:value="480000">
                <text:p>480000</text:p>
              </table:table-cell>
              <table:table-cell office:value-type="float" office:value="683967.6625">
                <text:p>683967.6625</text:p>
              </table:table-cell>
            </table:table-row>
            <table:table-row>
              <table:table-cell office:value-type="string">
                <text:p>Строка 575</text:p>
              </table:table-cell>
              <table:table-cell office:value-type="float" office:value="480000">
                <text:p>480000</text:p>
              </table:table-cell>
              <table:table-cell office:value-type="float" office:value="773223.0331">
                <text:p>773223.0331</text:p>
              </table:table-cell>
            </table:table-row>
            <table:table-row>
              <table:table-cell office:value-type="string">
                <text:p>Строка 862</text:p>
              </table:table-cell>
              <table:table-cell office:value-type="float" office:value="480000">
                <text:p>480000</text:p>
              </table:table-cell>
              <table:table-cell office:value-type="float" office:value="716048.2519">
                <text:p>716048.2519</text:p>
              </table:table-cell>
            </table:table-row>
            <table:table-row>
              <table:table-cell office:value-type="string">
                <text:p>Строка 733</text:p>
              </table:table-cell>
              <table:table-cell office:value-type="float" office:value="480000">
                <text:p>480000</text:p>
              </table:table-cell>
              <table:table-cell office:value-type="float" office:value="473900.4667">
                <text:p>473900.4667</text:p>
              </table:table-cell>
            </table:table-row>
            <table:table-row>
              <table:table-cell office:value-type="string">
                <text:p>Строка 313</text:p>
              </table:table-cell>
              <table:table-cell office:value-type="float" office:value="480000">
                <text:p>480000</text:p>
              </table:table-cell>
              <table:table-cell office:value-type="float" office:value="483502.6567">
                <text:p>483502.6567</text:p>
              </table:table-cell>
            </table:table-row>
            <table:table-row>
              <table:table-cell office:value-type="string">
                <text:p>Строка 75</text:p>
              </table:table-cell>
              <table:table-cell office:value-type="float" office:value="480200">
                <text:p>480200</text:p>
              </table:table-cell>
              <table:table-cell office:value-type="float" office:value="451140.2545">
                <text:p>451140.2545</text:p>
              </table:table-cell>
            </table:table-row>
            <table:table-row>
              <table:table-cell office:value-type="string">
                <text:p>Строка 482</text:p>
              </table:table-cell>
              <table:table-cell office:value-type="float" office:value="481000">
                <text:p>481000</text:p>
              </table:table-cell>
              <table:table-cell office:value-type="float" office:value="665353.1171">
                <text:p>665353.1171</text:p>
              </table:table-cell>
            </table:table-row>
            <table:table-row>
              <table:table-cell office:value-type="string">
                <text:p>Строка 258</text:p>
              </table:table-cell>
              <table:table-cell office:value-type="float" office:value="482650">
                <text:p>482650</text:p>
              </table:table-cell>
              <table:table-cell office:value-type="float" office:value="589038.7958">
                <text:p>589038.7958</text:p>
              </table:table-cell>
            </table:table-row>
            <table:table-row>
              <table:table-cell office:value-type="string">
                <text:p>Строка 113</text:p>
              </table:table-cell>
              <table:table-cell office:value-type="float" office:value="485100">
                <text:p>485100</text:p>
              </table:table-cell>
              <table:table-cell office:value-type="float" office:value="736619.0757">
                <text:p>736619.0757</text:p>
              </table:table-cell>
            </table:table-row>
            <table:table-row>
              <table:table-cell office:value-type="string">
                <text:p>Строка 798</text:p>
              </table:table-cell>
              <table:table-cell office:value-type="float" office:value="485100">
                <text:p>485100</text:p>
              </table:table-cell>
              <table:table-cell office:value-type="float" office:value="569383.1464">
                <text:p>569383.1464</text:p>
              </table:table-cell>
            </table:table-row>
            <table:table-row>
              <table:table-cell office:value-type="string">
                <text:p>Строка 920</text:p>
              </table:table-cell>
              <table:table-cell office:value-type="float" office:value="487550">
                <text:p>487550</text:p>
              </table:table-cell>
              <table:table-cell office:value-type="float" office:value="725096.7197">
                <text:p>725096.7197</text:p>
              </table:table-cell>
            </table:table-row>
            <table:table-row>
              <table:table-cell office:value-type="string">
                <text:p>Строка 955</text:p>
              </table:table-cell>
              <table:table-cell office:value-type="float" office:value="487550">
                <text:p>487550</text:p>
              </table:table-cell>
              <table:table-cell office:value-type="float" office:value="605661.2157">
                <text:p>605661.2157</text:p>
              </table:table-cell>
            </table:table-row>
            <table:table-row>
              <table:table-cell office:value-type="string">
                <text:p>Строка 766</text:p>
              </table:table-cell>
              <table:table-cell office:value-type="float" office:value="488000">
                <text:p>488000</text:p>
              </table:table-cell>
              <table:table-cell office:value-type="float" office:value="548395.9778">
                <text:p>548395.9778</text:p>
              </table:table-cell>
            </table:table-row>
            <table:table-row>
              <table:table-cell office:value-type="string">
                <text:p>Строка 192</text:p>
              </table:table-cell>
              <table:table-cell office:value-type="float" office:value="489000">
                <text:p>489000</text:p>
              </table:table-cell>
              <table:table-cell office:value-type="float" office:value="449444.0863">
                <text:p>449444.0863</text:p>
              </table:table-cell>
            </table:table-row>
            <table:table-row>
              <table:table-cell office:value-type="string">
                <text:p>Строка 150</text:p>
              </table:table-cell>
              <table:table-cell office:value-type="float" office:value="489975.5">
                <text:p>489975.5</text:p>
              </table:table-cell>
              <table:table-cell office:value-type="float" office:value="484290.8553">
                <text:p>484290.8553</text:p>
              </table:table-cell>
            </table:table-row>
            <table:table-row>
              <table:table-cell office:value-type="string">
                <text:p>Строка 491</text:p>
              </table:table-cell>
              <table:table-cell office:value-type="float" office:value="490000">
                <text:p>490000</text:p>
              </table:table-cell>
              <table:table-cell office:value-type="float" office:value="699355.582">
                <text:p>699355.582</text:p>
              </table:table-cell>
            </table:table-row>
            <table:table-row>
              <table:table-cell office:value-type="string">
                <text:p>Строка 398</text:p>
              </table:table-cell>
              <table:table-cell office:value-type="float" office:value="490000">
                <text:p>490000</text:p>
              </table:table-cell>
              <table:table-cell office:value-type="float" office:value="438283.2868">
                <text:p>438283.2868</text:p>
              </table:table-cell>
            </table:table-row>
            <table:table-row>
              <table:table-cell office:value-type="string">
                <text:p>Строка 377</text:p>
              </table:table-cell>
              <table:table-cell office:value-type="float" office:value="490000">
                <text:p>490000</text:p>
              </table:table-cell>
              <table:table-cell office:value-type="float" office:value="371079.8687">
                <text:p>371079.8687</text:p>
              </table:table-cell>
            </table:table-row>
            <table:table-row>
              <table:table-cell office:value-type="string">
                <text:p>Строка 178</text:p>
              </table:table-cell>
              <table:table-cell office:value-type="float" office:value="490000">
                <text:p>490000</text:p>
              </table:table-cell>
              <table:table-cell office:value-type="float" office:value="668807.5233">
                <text:p>668807.5233</text:p>
              </table:table-cell>
            </table:table-row>
            <table:table-row>
              <table:table-cell office:value-type="string">
                <text:p>Строка 553</text:p>
              </table:table-cell>
              <table:table-cell office:value-type="float" office:value="490000">
                <text:p>490000</text:p>
              </table:table-cell>
              <table:table-cell office:value-type="float" office:value="565025.3803">
                <text:p>565025.3803</text:p>
              </table:table-cell>
            </table:table-row>
            <table:table-row>
              <table:table-cell office:value-type="string">
                <text:p>Строка 803</text:p>
              </table:table-cell>
              <table:table-cell office:value-type="float" office:value="490000">
                <text:p>490000</text:p>
              </table:table-cell>
              <table:table-cell office:value-type="float" office:value="449785.8577">
                <text:p>449785.8577</text:p>
              </table:table-cell>
            </table:table-row>
            <table:table-row>
              <table:table-cell office:value-type="string">
                <text:p>Строка 140</text:p>
              </table:table-cell>
              <table:table-cell office:value-type="float" office:value="490000">
                <text:p>490000</text:p>
              </table:table-cell>
              <table:table-cell office:value-type="float" office:value="484315.4512">
                <text:p>484315.4512</text:p>
              </table:table-cell>
            </table:table-row>
            <table:table-row>
              <table:table-cell office:value-type="string">
                <text:p>Строка 128</text:p>
              </table:table-cell>
              <table:table-cell office:value-type="float" office:value="490000">
                <text:p>490000</text:p>
              </table:table-cell>
              <table:table-cell office:value-type="float" office:value="394740.4984">
                <text:p>394740.4984</text:p>
              </table:table-cell>
            </table:table-row>
            <table:table-row>
              <table:table-cell office:value-type="string">
                <text:p>Строка 452</text:p>
              </table:table-cell>
              <table:table-cell office:value-type="float" office:value="495000">
                <text:p>495000</text:p>
              </table:table-cell>
              <table:table-cell office:value-type="float" office:value="488780.7395">
                <text:p>488780.7395</text:p>
              </table:table-cell>
            </table:table-row>
            <table:table-row>
              <table:table-cell office:value-type="string">
                <text:p>Строка 142</text:p>
              </table:table-cell>
              <table:table-cell office:value-type="float" office:value="495000">
                <text:p>495000</text:p>
              </table:table-cell>
              <table:table-cell office:value-type="float" office:value="418152.2731">
                <text:p>418152.2731</text:p>
              </table:table-cell>
            </table:table-row>
            <table:table-row>
              <table:table-cell office:value-type="string">
                <text:p>Строка 780</text:p>
              </table:table-cell>
              <table:table-cell office:value-type="float" office:value="497500">
                <text:p>497500</text:p>
              </table:table-cell>
              <table:table-cell office:value-type="float" office:value="369379.589">
                <text:p>369379.589</text:p>
              </table:table-cell>
            </table:table-row>
            <table:table-row>
              <table:table-cell office:value-type="string">
                <text:p>Строка 410</text:p>
              </table:table-cell>
              <table:table-cell office:value-type="float" office:value="498000">
                <text:p>498000</text:p>
              </table:table-cell>
              <table:table-cell office:value-type="float" office:value="585223.7479">
                <text:p>585223.7479</text:p>
              </table:table-cell>
            </table:table-row>
            <table:table-row>
              <table:table-cell office:value-type="string">
                <text:p>Строка 577</text:p>
              </table:table-cell>
              <table:table-cell office:value-type="float" office:value="500000">
                <text:p>500000</text:p>
              </table:table-cell>
              <table:table-cell office:value-type="float" office:value="533990.075">
                <text:p>533990.075</text:p>
              </table:table-cell>
            </table:table-row>
            <table:table-row>
              <table:table-cell office:value-type="string">
                <text:p>Строка 589</text:p>
              </table:table-cell>
              <table:table-cell office:value-type="float" office:value="500000">
                <text:p>500000</text:p>
              </table:table-cell>
              <table:table-cell office:value-type="float" office:value="566989.3847">
                <text:p>566989.3847</text:p>
              </table:table-cell>
            </table:table-row>
            <table:table-row>
              <table:table-cell office:value-type="string">
                <text:p>Строка 411</text:p>
              </table:table-cell>
              <table:table-cell office:value-type="float" office:value="500000">
                <text:p>500000</text:p>
              </table:table-cell>
              <table:table-cell office:value-type="float" office:value="925236.2938">
                <text:p>925236.2938</text:p>
              </table:table-cell>
            </table:table-row>
            <table:table-row>
              <table:table-cell office:value-type="string">
                <text:p>Строка 885</text:p>
              </table:table-cell>
              <table:table-cell office:value-type="float" office:value="500000">
                <text:p>500000</text:p>
              </table:table-cell>
              <table:table-cell office:value-type="float" office:value="613354.1061">
                <text:p>613354.1061</text:p>
              </table:table-cell>
            </table:table-row>
            <table:table-row>
              <table:table-cell office:value-type="string">
                <text:p>Строка 121</text:p>
              </table:table-cell>
              <table:table-cell office:value-type="float" office:value="500000">
                <text:p>500000</text:p>
              </table:table-cell>
              <table:table-cell office:value-type="float" office:value="721737.5764">
                <text:p>721737.5764</text:p>
              </table:table-cell>
            </table:table-row>
            <table:table-row>
              <table:table-cell office:value-type="string">
                <text:p>Строка 422</text:p>
              </table:table-cell>
              <table:table-cell office:value-type="float" office:value="500000">
                <text:p>500000</text:p>
              </table:table-cell>
              <table:table-cell office:value-type="float" office:value="640615.3879">
                <text:p>640615.3879</text:p>
              </table:table-cell>
            </table:table-row>
            <table:table-row>
              <table:table-cell office:value-type="string">
                <text:p>Строка 658</text:p>
              </table:table-cell>
              <table:table-cell office:value-type="float" office:value="500000">
                <text:p>500000</text:p>
              </table:table-cell>
              <table:table-cell office:value-type="float" office:value="422634.9249">
                <text:p>422634.9249</text:p>
              </table:table-cell>
            </table:table-row>
            <table:table-row>
              <table:table-cell office:value-type="string">
                <text:p>Строка 240</text:p>
              </table:table-cell>
              <table:table-cell office:value-type="float" office:value="500000">
                <text:p>500000</text:p>
              </table:table-cell>
              <table:table-cell office:value-type="float" office:value="464935.8198">
                <text:p>464935.8198</text:p>
              </table:table-cell>
            </table:table-row>
            <table:table-row>
              <table:table-cell office:value-type="string">
                <text:p>Строка 842</text:p>
              </table:table-cell>
              <table:table-cell office:value-type="float" office:value="502250">
                <text:p>502250</text:p>
              </table:table-cell>
              <table:table-cell office:value-type="float" office:value="635067.2194">
                <text:p>635067.2194</text:p>
              </table:table-cell>
            </table:table-row>
            <table:table-row>
              <table:table-cell office:value-type="string">
                <text:p>Строка 873</text:p>
              </table:table-cell>
              <table:table-cell office:value-type="float" office:value="502250">
                <text:p>502250</text:p>
              </table:table-cell>
              <table:table-cell office:value-type="float" office:value="469278.6437">
                <text:p>469278.6437</text:p>
              </table:table-cell>
            </table:table-row>
            <table:table-row>
              <table:table-cell office:value-type="string">
                <text:p>Строка 870</text:p>
              </table:table-cell>
              <table:table-cell office:value-type="float" office:value="502250">
                <text:p>502250</text:p>
              </table:table-cell>
              <table:table-cell office:value-type="float" office:value="421044.6077">
                <text:p>421044.6077</text:p>
              </table:table-cell>
            </table:table-row>
            <table:table-row>
              <table:table-cell office:value-type="string">
                <text:p>Строка 235</text:p>
              </table:table-cell>
              <table:table-cell office:value-type="float" office:value="504900">
                <text:p>504900</text:p>
              </table:table-cell>
              <table:table-cell office:value-type="float" office:value="658610.615">
                <text:p>658610.615</text:p>
              </table:table-cell>
            </table:table-row>
            <table:table-row>
              <table:table-cell office:value-type="string">
                <text:p>Строка 450</text:p>
              </table:table-cell>
              <table:table-cell office:value-type="float" office:value="505000">
                <text:p>505000</text:p>
              </table:table-cell>
              <table:table-cell office:value-type="float" office:value="472570.4246">
                <text:p>472570.4246</text:p>
              </table:table-cell>
            </table:table-row>
            <table:table-row>
              <table:table-cell office:value-type="string">
                <text:p>Строка 212</text:p>
              </table:table-cell>
              <table:table-cell office:value-type="float" office:value="507150">
                <text:p>507150</text:p>
              </table:table-cell>
              <table:table-cell office:value-type="float" office:value="532759.6325">
                <text:p>532759.6325</text:p>
              </table:table-cell>
            </table:table-row>
            <table:table-row>
              <table:table-cell office:value-type="string">
                <text:p>Строка 978</text:p>
              </table:table-cell>
              <table:table-cell office:value-type="float" office:value="509600">
                <text:p>509600</text:p>
              </table:table-cell>
              <table:table-cell office:value-type="float" office:value="413515.1634">
                <text:p>413515.1634</text:p>
              </table:table-cell>
            </table:table-row>
            <table:table-row>
              <table:table-cell office:value-type="string">
                <text:p>Строка 463</text:p>
              </table:table-cell>
              <table:table-cell office:value-type="float" office:value="510000">
                <text:p>510000</text:p>
              </table:table-cell>
              <table:table-cell office:value-type="float" office:value="346174.4903">
                <text:p>346174.4903</text:p>
              </table:table-cell>
            </table:table-row>
            <table:table-row>
              <table:table-cell office:value-type="string">
                <text:p>Строка 135</text:p>
              </table:table-cell>
              <table:table-cell office:value-type="float" office:value="510000">
                <text:p>510000</text:p>
              </table:table-cell>
              <table:table-cell office:value-type="float" office:value="686380.1589">
                <text:p>686380.1589</text:p>
              </table:table-cell>
            </table:table-row>
            <table:table-row>
              <table:table-cell office:value-type="string">
                <text:p>Строка 624</text:p>
              </table:table-cell>
              <table:table-cell office:value-type="float" office:value="512050">
                <text:p>512050</text:p>
              </table:table-cell>
              <table:table-cell office:value-type="float" office:value="531500.8013">
                <text:p>531500.8013</text:p>
              </table:table-cell>
            </table:table-row>
            <table:table-row>
              <table:table-cell office:value-type="string">
                <text:p>Строка 365</text:p>
              </table:table-cell>
              <table:table-cell office:value-type="float" office:value="512050">
                <text:p>512050</text:p>
              </table:table-cell>
              <table:table-cell office:value-type="float" office:value="645610.7156">
                <text:p>645610.7156</text:p>
              </table:table-cell>
            </table:table-row>
            <table:table-row>
              <table:table-cell office:value-type="string">
                <text:p>Строка 773</text:p>
              </table:table-cell>
              <table:table-cell office:value-type="float" office:value="512050">
                <text:p>512050</text:p>
              </table:table-cell>
              <table:table-cell office:value-type="float" office:value="926351.2217">
                <text:p>926351.2217</text:p>
              </table:table-cell>
            </table:table-row>
            <table:table-row>
              <table:table-cell office:value-type="string">
                <text:p>Строка 426</text:p>
              </table:table-cell>
              <table:table-cell office:value-type="float" office:value="512500">
                <text:p>512500</text:p>
              </table:table-cell>
              <table:table-cell office:value-type="float" office:value="661840.9178">
                <text:p>661840.9178</text:p>
              </table:table-cell>
            </table:table-row>
            <table:table-row>
              <table:table-cell office:value-type="string">
                <text:p>Строка 279</text:p>
              </table:table-cell>
              <table:table-cell office:value-type="float" office:value="514255">
                <text:p>514255</text:p>
              </table:table-cell>
              <table:table-cell office:value-type="float" office:value="323377.903">
                <text:p>323377.903</text:p>
              </table:table-cell>
            </table:table-row>
            <table:table-row>
              <table:table-cell office:value-type="string">
                <text:p>Строка 143</text:p>
              </table:table-cell>
              <table:table-cell office:value-type="float" office:value="515000">
                <text:p>515000</text:p>
              </table:table-cell>
              <table:table-cell office:value-type="float" office:value="489477.5659">
                <text:p>489477.5659</text:p>
              </table:table-cell>
            </table:table-row>
            <table:table-row>
              <table:table-cell office:value-type="string">
                <text:p>Строка 412</text:p>
              </table:table-cell>
              <table:table-cell office:value-type="float" office:value="515678">
                <text:p>515678</text:p>
              </table:table-cell>
              <table:table-cell office:value-type="float" office:value="466804.4768">
                <text:p>466804.4768</text:p>
              </table:table-cell>
            </table:table-row>
            <table:table-row>
              <table:table-cell office:value-type="string">
                <text:p>Строка 677</text:p>
              </table:table-cell>
              <table:table-cell office:value-type="float" office:value="518000">
                <text:p>518000</text:p>
              </table:table-cell>
              <table:table-cell office:value-type="float" office:value="687275.9966">
                <text:p>687275.9966</text:p>
              </table:table-cell>
            </table:table-row>
            <table:table-row>
              <table:table-cell office:value-type="string">
                <text:p>Строка 796</text:p>
              </table:table-cell>
              <table:table-cell office:value-type="float" office:value="519000">
                <text:p>519000</text:p>
              </table:table-cell>
              <table:table-cell office:value-type="float" office:value="533338.7875">
                <text:p>533338.7875</text:p>
              </table:table-cell>
            </table:table-row>
            <table:table-row>
              <table:table-cell office:value-type="string">
                <text:p>Строка 810</text:p>
              </table:table-cell>
              <table:table-cell office:value-type="float" office:value="519400">
                <text:p>519400</text:p>
              </table:table-cell>
              <table:table-cell office:value-type="float" office:value="670709.7753">
                <text:p>670709.7753</text:p>
              </table:table-cell>
            </table:table-row>
            <table:table-row>
              <table:table-cell office:value-type="string">
                <text:p>Строка 449</text:p>
              </table:table-cell>
              <table:table-cell office:value-type="float" office:value="519400">
                <text:p>519400</text:p>
              </table:table-cell>
              <table:table-cell office:value-type="float" office:value="558125.8311">
                <text:p>558125.8311</text:p>
              </table:table-cell>
            </table:table-row>
            <table:table-row>
              <table:table-cell office:value-type="string">
                <text:p>Строка 883</text:p>
              </table:table-cell>
              <table:table-cell office:value-type="float" office:value="520000">
                <text:p>520000</text:p>
              </table:table-cell>
              <table:table-cell office:value-type="float" office:value="659727.9247">
                <text:p>659727.9247</text:p>
              </table:table-cell>
            </table:table-row>
            <table:table-row>
              <table:table-cell office:value-type="string">
                <text:p>Строка 625</text:p>
              </table:table-cell>
              <table:table-cell office:value-type="float" office:value="520000">
                <text:p>520000</text:p>
              </table:table-cell>
              <table:table-cell office:value-type="float" office:value="367948.7261">
                <text:p>367948.7261</text:p>
              </table:table-cell>
            </table:table-row>
            <table:table-row>
              <table:table-cell office:value-type="string">
                <text:p>Строка 737</text:p>
              </table:table-cell>
              <table:table-cell office:value-type="float" office:value="522999">
                <text:p>522999</text:p>
              </table:table-cell>
              <table:table-cell office:value-type="float" office:value="586334.9777">
                <text:p>586334.9777</text:p>
              </table:table-cell>
            </table:table-row>
            <table:table-row>
              <table:table-cell office:value-type="string">
                <text:p>Строка 759</text:p>
              </table:table-cell>
              <table:table-cell office:value-type="float" office:value="524300">
                <text:p>524300</text:p>
              </table:table-cell>
              <table:table-cell office:value-type="float" office:value="503378.4421">
                <text:p>503378.4421</text:p>
              </table:table-cell>
            </table:table-row>
            <table:table-row>
              <table:table-cell office:value-type="string">
                <text:p>Строка 631</text:p>
              </table:table-cell>
              <table:table-cell office:value-type="float" office:value="525000">
                <text:p>525000</text:p>
              </table:table-cell>
              <table:table-cell office:value-type="float" office:value="597758.598">
                <text:p>597758.598</text:p>
              </table:table-cell>
            </table:table-row>
            <table:table-row>
              <table:table-cell office:value-type="string">
                <text:p>Строка 689</text:p>
              </table:table-cell>
              <table:table-cell office:value-type="float" office:value="525000">
                <text:p>525000</text:p>
              </table:table-cell>
              <table:table-cell office:value-type="float" office:value="419265.2457">
                <text:p>419265.2457</text:p>
              </table:table-cell>
            </table:table-row>
            <table:table-row>
              <table:table-cell office:value-type="string">
                <text:p>Строка 573</text:p>
              </table:table-cell>
              <table:table-cell office:value-type="float" office:value="526750">
                <text:p>526750</text:p>
              </table:table-cell>
              <table:table-cell office:value-type="float" office:value="387587.5747">
                <text:p>387587.5747</text:p>
              </table:table-cell>
            </table:table-row>
            <table:table-row>
              <table:table-cell office:value-type="string">
                <text:p>Строка 105</text:p>
              </table:table-cell>
              <table:table-cell office:value-type="float" office:value="529000">
                <text:p>529000</text:p>
              </table:table-cell>
              <table:table-cell office:value-type="float" office:value="620756.3525">
                <text:p>620756.3525</text:p>
              </table:table-cell>
            </table:table-row>
            <table:table-row>
              <table:table-cell office:value-type="string">
                <text:p>Строка 310</text:p>
              </table:table-cell>
              <table:table-cell office:value-type="float" office:value="529999">
                <text:p>529999</text:p>
              </table:table-cell>
              <table:table-cell office:value-type="float" office:value="788552.6101">
                <text:p>788552.6101</text:p>
              </table:table-cell>
            </table:table-row>
            <table:table-row>
              <table:table-cell office:value-type="string">
                <text:p>Строка 67</text:p>
              </table:table-cell>
              <table:table-cell office:value-type="float" office:value="530000">
                <text:p>530000</text:p>
              </table:table-cell>
              <table:table-cell office:value-type="float" office:value="608307.777">
                <text:p>608307.777</text:p>
              </table:table-cell>
            </table:table-row>
            <table:table-row>
              <table:table-cell office:value-type="string">
                <text:p>Строка 821</text:p>
              </table:table-cell>
              <table:table-cell office:value-type="float" office:value="530000">
                <text:p>530000</text:p>
              </table:table-cell>
              <table:table-cell office:value-type="float" office:value="410704.7239">
                <text:p>410704.7239</text:p>
              </table:table-cell>
            </table:table-row>
            <table:table-row>
              <table:table-cell office:value-type="string">
                <text:p>Строка 468</text:p>
              </table:table-cell>
              <table:table-cell office:value-type="float" office:value="532000">
                <text:p>532000</text:p>
              </table:table-cell>
              <table:table-cell office:value-type="float" office:value="419761.6268">
                <text:p>419761.6268</text:p>
              </table:table-cell>
            </table:table-row>
            <table:table-row>
              <table:table-cell office:value-type="string">
                <text:p>Строка 910</text:p>
              </table:table-cell>
              <table:table-cell office:value-type="float" office:value="534100">
                <text:p>534100</text:p>
              </table:table-cell>
              <table:table-cell office:value-type="float" office:value="507960.9236">
                <text:p>507960.9236</text:p>
              </table:table-cell>
            </table:table-row>
            <table:table-row>
              <table:table-cell office:value-type="string">
                <text:p>Строка 514</text:p>
              </table:table-cell>
              <table:table-cell office:value-type="float" office:value="534100">
                <text:p>534100</text:p>
              </table:table-cell>
              <table:table-cell office:value-type="float" office:value="349193.2558">
                <text:p>349193.2558</text:p>
              </table:table-cell>
            </table:table-row>
            <table:table-row>
              <table:table-cell office:value-type="string">
                <text:p>Строка 195</text:p>
              </table:table-cell>
              <table:table-cell office:value-type="float" office:value="536550">
                <text:p>536550</text:p>
              </table:table-cell>
              <table:table-cell office:value-type="float" office:value="444574.6634">
                <text:p>444574.6634</text:p>
              </table:table-cell>
            </table:table-row>
            <table:table-row>
              <table:table-cell office:value-type="string">
                <text:p>Строка 41</text:p>
              </table:table-cell>
              <table:table-cell office:value-type="float" office:value="537775">
                <text:p>537775</text:p>
              </table:table-cell>
              <table:table-cell office:value-type="float" office:value="582246.4765">
                <text:p>582246.4765</text:p>
              </table:table-cell>
            </table:table-row>
            <table:table-row>
              <table:table-cell office:value-type="string">
                <text:p>Строка 655</text:p>
              </table:table-cell>
              <table:table-cell office:value-type="float" office:value="538755">
                <text:p>538755</text:p>
              </table:table-cell>
              <table:table-cell office:value-type="float" office:value="599230.7552">
                <text:p>599230.7552</text:p>
              </table:table-cell>
            </table:table-row>
            <table:table-row>
              <table:table-cell office:value-type="string">
                <text:p>Строка 741</text:p>
              </table:table-cell>
              <table:table-cell office:value-type="float" office:value="538975.5">
                <text:p>538975.5</text:p>
              </table:table-cell>
              <table:table-cell office:value-type="float" office:value="735663.7694">
                <text:p>735663.7694</text:p>
              </table:table-cell>
            </table:table-row>
            <table:table-row>
              <table:table-cell office:value-type="string">
                <text:p>Строка 559</text:p>
              </table:table-cell>
              <table:table-cell office:value-type="float" office:value="538975.5">
                <text:p>538975.5</text:p>
              </table:table-cell>
              <table:table-cell office:value-type="float" office:value="1006121.3499">
                <text:p>1006121.3499</text:p>
              </table:table-cell>
            </table:table-row>
            <table:table-row>
              <table:table-cell office:value-type="string">
                <text:p>Строка 654</text:p>
              </table:table-cell>
              <table:table-cell office:value-type="float" office:value="539000">
                <text:p>539000</text:p>
              </table:table-cell>
              <table:table-cell office:value-type="float" office:value="408932.9235">
                <text:p>408932.9235</text:p>
              </table:table-cell>
            </table:table-row>
            <table:table-row>
              <table:table-cell office:value-type="string">
                <text:p>Строка 163</text:p>
              </table:table-cell>
              <table:table-cell office:value-type="float" office:value="539000">
                <text:p>539000</text:p>
              </table:table-cell>
              <table:table-cell office:value-type="float" office:value="764950.6593">
                <text:p>764950.6593</text:p>
              </table:table-cell>
            </table:table-row>
            <table:table-row>
              <table:table-cell office:value-type="string">
                <text:p>Строка 864</text:p>
              </table:table-cell>
              <table:table-cell office:value-type="float" office:value="539000">
                <text:p>539000</text:p>
              </table:table-cell>
              <table:table-cell office:value-type="float" office:value="1080158.8322">
                <text:p>1080158.8322</text:p>
              </table:table-cell>
            </table:table-row>
            <table:table-row>
              <table:table-cell office:value-type="string">
                <text:p>Строка 626</text:p>
              </table:table-cell>
              <table:table-cell office:value-type="float" office:value="539000">
                <text:p>539000</text:p>
              </table:table-cell>
              <table:table-cell office:value-type="float" office:value="449977.6483">
                <text:p>449977.6483</text:p>
              </table:table-cell>
            </table:table-row>
            <table:table-row>
              <table:table-cell office:value-type="string">
                <text:p>Строка 554</text:p>
              </table:table-cell>
              <table:table-cell office:value-type="float" office:value="540000">
                <text:p>540000</text:p>
              </table:table-cell>
              <table:table-cell office:value-type="float" office:value="659294.8415">
                <text:p>659294.8415</text:p>
              </table:table-cell>
            </table:table-row>
            <table:table-row>
              <table:table-cell office:value-type="string">
                <text:p>Строка 440</text:p>
              </table:table-cell>
              <table:table-cell office:value-type="float" office:value="545000">
                <text:p>545000</text:p>
              </table:table-cell>
              <table:table-cell office:value-type="float" office:value="508649.4585">
                <text:p>508649.4585</text:p>
              </table:table-cell>
            </table:table-row>
            <table:table-row>
              <table:table-cell office:value-type="string">
                <text:p>Строка 985</text:p>
              </table:table-cell>
              <table:table-cell office:value-type="float" office:value="546350">
                <text:p>546350</text:p>
              </table:table-cell>
              <table:table-cell office:value-type="float" office:value="390004.191">
                <text:p>390004.191</text:p>
              </table:table-cell>
            </table:table-row>
            <table:table-row>
              <table:table-cell office:value-type="string">
                <text:p>Строка 267</text:p>
              </table:table-cell>
              <table:table-cell office:value-type="float" office:value="548800">
                <text:p>548800</text:p>
              </table:table-cell>
              <table:table-cell office:value-type="float" office:value="938277.8011">
                <text:p>938277.8011</text:p>
              </table:table-cell>
            </table:table-row>
            <table:table-row>
              <table:table-cell office:value-type="string">
                <text:p>Строка 250</text:p>
              </table:table-cell>
              <table:table-cell office:value-type="float" office:value="548800">
                <text:p>548800</text:p>
              </table:table-cell>
              <table:table-cell office:value-type="float" office:value="851455.3501">
                <text:p>851455.3501</text:p>
              </table:table-cell>
            </table:table-row>
            <table:table-row>
              <table:table-cell office:value-type="string">
                <text:p>Строка 600</text:p>
              </table:table-cell>
              <table:table-cell office:value-type="float" office:value="549000">
                <text:p>549000</text:p>
              </table:table-cell>
              <table:table-cell office:value-type="float" office:value="443175.648">
                <text:p>443175.648</text:p>
              </table:table-cell>
            </table:table-row>
            <table:table-row>
              <table:table-cell office:value-type="string">
                <text:p>Строка 244</text:p>
              </table:table-cell>
              <table:table-cell office:value-type="float" office:value="550000">
                <text:p>550000</text:p>
              </table:table-cell>
              <table:table-cell office:value-type="float" office:value="659556.8863">
                <text:p>659556.8863</text:p>
              </table:table-cell>
            </table:table-row>
            <table:table-row>
              <table:table-cell office:value-type="string">
                <text:p>Строка 473</text:p>
              </table:table-cell>
              <table:table-cell office:value-type="float" office:value="550000">
                <text:p>550000</text:p>
              </table:table-cell>
              <table:table-cell office:value-type="float" office:value="645197.5268">
                <text:p>645197.5268</text:p>
              </table:table-cell>
            </table:table-row>
            <table:table-row>
              <table:table-cell office:value-type="string">
                <text:p>Строка 154</text:p>
              </table:table-cell>
              <table:table-cell office:value-type="float" office:value="550000">
                <text:p>550000</text:p>
              </table:table-cell>
              <table:table-cell office:value-type="float" office:value="660658.3849">
                <text:p>660658.3849</text:p>
              </table:table-cell>
            </table:table-row>
            <table:table-row>
              <table:table-cell office:value-type="string">
                <text:p>Строка 141</text:p>
              </table:table-cell>
              <table:table-cell office:value-type="float" office:value="550000">
                <text:p>550000</text:p>
              </table:table-cell>
              <table:table-cell office:value-type="float" office:value="661515.3075">
                <text:p>661515.3075</text:p>
              </table:table-cell>
            </table:table-row>
            <table:table-row>
              <table:table-cell office:value-type="string">
                <text:p>Строка 278</text:p>
              </table:table-cell>
              <table:table-cell office:value-type="float" office:value="551250">
                <text:p>551250</text:p>
              </table:table-cell>
              <table:table-cell office:value-type="float" office:value="682531.1553">
                <text:p>682531.1553</text:p>
              </table:table-cell>
            </table:table-row>
            <table:table-row>
              <table:table-cell office:value-type="string">
                <text:p>Строка 388</text:p>
              </table:table-cell>
              <table:table-cell office:value-type="float" office:value="551250">
                <text:p>551250</text:p>
              </table:table-cell>
              <table:table-cell office:value-type="float" office:value="550487.7427">
                <text:p>550487.7427</text:p>
              </table:table-cell>
            </table:table-row>
            <table:table-row>
              <table:table-cell office:value-type="string">
                <text:p>Строка 252</text:p>
              </table:table-cell>
              <table:table-cell office:value-type="float" office:value="551250">
                <text:p>551250</text:p>
              </table:table-cell>
              <table:table-cell office:value-type="float" office:value="475230.8398">
                <text:p>475230.8398</text:p>
              </table:table-cell>
            </table:table-row>
            <table:table-row>
              <table:table-cell office:value-type="string">
                <text:p>Строка 49</text:p>
              </table:table-cell>
              <table:table-cell office:value-type="float" office:value="554000">
                <text:p>554000</text:p>
              </table:table-cell>
              <table:table-cell office:value-type="float" office:value="422829.3884">
                <text:p>422829.3884</text:p>
              </table:table-cell>
            </table:table-row>
            <table:table-row>
              <table:table-cell office:value-type="string">
                <text:p>Строка 359</text:p>
              </table:table-cell>
              <table:table-cell office:value-type="float" office:value="555000">
                <text:p>555000</text:p>
              </table:table-cell>
              <table:table-cell office:value-type="float" office:value="375886.8722">
                <text:p>375886.8722</text:p>
              </table:table-cell>
            </table:table-row>
            <table:table-row>
              <table:table-cell office:value-type="string">
                <text:p>Строка 981</text:p>
              </table:table-cell>
              <table:table-cell office:value-type="float" office:value="556150">
                <text:p>556150</text:p>
              </table:table-cell>
              <table:table-cell office:value-type="float" office:value="627346.3568">
                <text:p>627346.3568</text:p>
              </table:table-cell>
            </table:table-row>
            <table:table-row>
              <table:table-cell office:value-type="string">
                <text:p>Строка 907</text:p>
              </table:table-cell>
              <table:table-cell office:value-type="float" office:value="560000">
                <text:p>560000</text:p>
              </table:table-cell>
              <table:table-cell office:value-type="float" office:value="767449.4922">
                <text:p>767449.4922</text:p>
              </table:table-cell>
            </table:table-row>
            <table:table-row>
              <table:table-cell office:value-type="string">
                <text:p>Строка 716</text:p>
              </table:table-cell>
              <table:table-cell office:value-type="float" office:value="560000">
                <text:p>560000</text:p>
              </table:table-cell>
              <table:table-cell office:value-type="float" office:value="563208.5326">
                <text:p>563208.5326</text:p>
              </table:table-cell>
            </table:table-row>
            <table:table-row>
              <table:table-cell office:value-type="string">
                <text:p>Строка 768</text:p>
              </table:table-cell>
              <table:table-cell office:value-type="float" office:value="563010">
                <text:p>563010</text:p>
              </table:table-cell>
              <table:table-cell office:value-type="float" office:value="758262.5751">
                <text:p>758262.5751</text:p>
              </table:table-cell>
            </table:table-row>
            <table:table-row>
              <table:table-cell office:value-type="string">
                <text:p>Строка 149</text:p>
              </table:table-cell>
              <table:table-cell office:value-type="float" office:value="563500">
                <text:p>563500</text:p>
              </table:table-cell>
              <table:table-cell office:value-type="float" office:value="657897.3167">
                <text:p>657897.3167</text:p>
              </table:table-cell>
            </table:table-row>
            <table:table-row>
              <table:table-cell office:value-type="string">
                <text:p>Строка 205</text:p>
              </table:table-cell>
              <table:table-cell office:value-type="float" office:value="565000">
                <text:p>565000</text:p>
              </table:table-cell>
              <table:table-cell office:value-type="float" office:value="805269.6213">
                <text:p>805269.6213</text:p>
              </table:table-cell>
            </table:table-row>
            <table:table-row>
              <table:table-cell office:value-type="string">
                <text:p>Строка 521</text:p>
              </table:table-cell>
              <table:table-cell office:value-type="float" office:value="568000">
                <text:p>568000</text:p>
              </table:table-cell>
              <table:table-cell office:value-type="float" office:value="418613.3514">
                <text:p>418613.3514</text:p>
              </table:table-cell>
            </table:table-row>
            <table:table-row>
              <table:table-cell office:value-type="string">
                <text:p>Строка 508</text:p>
              </table:table-cell>
              <table:table-cell office:value-type="float" office:value="570000">
                <text:p>570000</text:p>
              </table:table-cell>
              <table:table-cell office:value-type="float" office:value="482921.532">
                <text:p>482921.532</text:p>
              </table:table-cell>
            </table:table-row>
            <table:table-row>
              <table:table-cell office:value-type="string">
                <text:p>Строка 423</text:p>
              </table:table-cell>
              <table:table-cell office:value-type="float" office:value="572000">
                <text:p>572000</text:p>
              </table:table-cell>
              <table:table-cell office:value-type="float" office:value="535254.0457">
                <text:p>535254.0457</text:p>
              </table:table-cell>
            </table:table-row>
            <table:table-row>
              <table:table-cell office:value-type="string">
                <text:p>Строка 338</text:p>
              </table:table-cell>
              <table:table-cell office:value-type="float" office:value="573300">
                <text:p>573300</text:p>
              </table:table-cell>
              <table:table-cell office:value-type="float" office:value="580424.4871">
                <text:p>580424.4871</text:p>
              </table:table-cell>
            </table:table-row>
            <table:table-row>
              <table:table-cell office:value-type="string">
                <text:p>Строка 12</text:p>
              </table:table-cell>
              <table:table-cell office:value-type="float" office:value="575000">
                <text:p>575000</text:p>
              </table:table-cell>
              <table:table-cell office:value-type="float" office:value="523801.2711">
                <text:p>523801.2711</text:p>
              </table:table-cell>
            </table:table-row>
            <table:table-row>
              <table:table-cell office:value-type="string">
                <text:p>Строка 946</text:p>
              </table:table-cell>
              <table:table-cell office:value-type="float" office:value="575750">
                <text:p>575750</text:p>
              </table:table-cell>
              <table:table-cell office:value-type="float" office:value="488950.2474">
                <text:p>488950.2474</text:p>
              </table:table-cell>
            </table:table-row>
            <table:table-row>
              <table:table-cell office:value-type="string">
                <text:p>Строка 516</text:p>
              </table:table-cell>
              <table:table-cell office:value-type="float" office:value="575750">
                <text:p>575750</text:p>
              </table:table-cell>
              <table:table-cell office:value-type="float" office:value="414974.5987">
                <text:p>414974.5987</text:p>
              </table:table-cell>
            </table:table-row>
            <table:table-row>
              <table:table-cell office:value-type="string">
                <text:p>Строка 70</text:p>
              </table:table-cell>
              <table:table-cell office:value-type="float" office:value="575750">
                <text:p>575750</text:p>
              </table:table-cell>
              <table:table-cell office:value-type="float" office:value="571670.9481">
                <text:p>571670.9481</text:p>
              </table:table-cell>
            </table:table-row>
            <table:table-row>
              <table:table-cell office:value-type="string">
                <text:p>Строка 584</text:p>
              </table:table-cell>
              <table:table-cell office:value-type="float" office:value="575750">
                <text:p>575750</text:p>
              </table:table-cell>
              <table:table-cell office:value-type="float" office:value="668624.6604">
                <text:p>668624.6604</text:p>
              </table:table-cell>
            </table:table-row>
            <table:table-row>
              <table:table-cell office:value-type="string">
                <text:p>Строка 832</text:p>
              </table:table-cell>
              <table:table-cell office:value-type="float" office:value="575750">
                <text:p>575750</text:p>
              </table:table-cell>
              <table:table-cell office:value-type="float" office:value="584847.6398">
                <text:p>584847.6398</text:p>
              </table:table-cell>
            </table:table-row>
            <table:table-row>
              <table:table-cell office:value-type="string">
                <text:p>Строка 595</text:p>
              </table:table-cell>
              <table:table-cell office:value-type="float" office:value="580000">
                <text:p>580000</text:p>
              </table:table-cell>
              <table:table-cell office:value-type="float" office:value="531954.1014">
                <text:p>531954.1014</text:p>
              </table:table-cell>
            </table:table-row>
            <table:table-row>
              <table:table-cell office:value-type="string">
                <text:p>Строка 557</text:p>
              </table:table-cell>
              <table:table-cell office:value-type="float" office:value="580650">
                <text:p>580650</text:p>
              </table:table-cell>
              <table:table-cell office:value-type="float" office:value="506474.494">
                <text:p>506474.494</text:p>
              </table:table-cell>
            </table:table-row>
            <table:table-row>
              <table:table-cell office:value-type="string">
                <text:p>Строка 937</text:p>
              </table:table-cell>
              <table:table-cell office:value-type="float" office:value="585550">
                <text:p>585550</text:p>
              </table:table-cell>
              <table:table-cell office:value-type="float" office:value="591226.7333">
                <text:p>591226.7333</text:p>
              </table:table-cell>
            </table:table-row>
            <table:table-row>
              <table:table-cell office:value-type="string">
                <text:p>Строка 888</text:p>
              </table:table-cell>
              <table:table-cell office:value-type="float" office:value="585550">
                <text:p>585550</text:p>
              </table:table-cell>
              <table:table-cell office:value-type="float" office:value="927735.2791">
                <text:p>927735.2791</text:p>
              </table:table-cell>
            </table:table-row>
            <table:table-row>
              <table:table-cell office:value-type="string">
                <text:p>Строка 69</text:p>
              </table:table-cell>
              <table:table-cell office:value-type="float" office:value="587975.5">
                <text:p>587975.5</text:p>
              </table:table-cell>
              <table:table-cell office:value-type="float" office:value="650956.514">
                <text:p>650956.514</text:p>
              </table:table-cell>
            </table:table-row>
            <table:table-row>
              <table:table-cell office:value-type="string">
                <text:p>Строка 749</text:p>
              </table:table-cell>
              <table:table-cell office:value-type="float" office:value="588000">
                <text:p>588000</text:p>
              </table:table-cell>
              <table:table-cell office:value-type="float" office:value="682194.5536">
                <text:p>682194.5536</text:p>
              </table:table-cell>
            </table:table-row>
            <table:table-row>
              <table:table-cell office:value-type="string">
                <text:p>Строка 100</text:p>
              </table:table-cell>
              <table:table-cell office:value-type="float" office:value="588000">
                <text:p>588000</text:p>
              </table:table-cell>
              <table:table-cell office:value-type="float" office:value="592757.016">
                <text:p>592757.016</text:p>
              </table:table-cell>
            </table:table-row>
            <table:table-row>
              <table:table-cell office:value-type="string">
                <text:p>Строка 444</text:p>
              </table:table-cell>
              <table:table-cell office:value-type="float" office:value="588000">
                <text:p>588000</text:p>
              </table:table-cell>
              <table:table-cell office:value-type="float" office:value="687169.8446">
                <text:p>687169.8446</text:p>
              </table:table-cell>
            </table:table-row>
            <table:table-row>
              <table:table-cell office:value-type="string">
                <text:p>Строка 740</text:p>
              </table:table-cell>
              <table:table-cell office:value-type="float" office:value="588000">
                <text:p>588000</text:p>
              </table:table-cell>
              <table:table-cell office:value-type="float" office:value="1027757.7663">
                <text:p>1027757.7663</text:p>
              </table:table-cell>
            </table:table-row>
            <table:table-row>
              <table:table-cell office:value-type="string">
                <text:p>Строка 711</text:p>
              </table:table-cell>
              <table:table-cell office:value-type="float" office:value="588000">
                <text:p>588000</text:p>
              </table:table-cell>
              <table:table-cell office:value-type="float" office:value="491157.4251">
                <text:p>491157.4251</text:p>
              </table:table-cell>
            </table:table-row>
            <table:table-row>
              <table:table-cell office:value-type="string">
                <text:p>Строка 582</text:p>
              </table:table-cell>
              <table:table-cell office:value-type="float" office:value="588000">
                <text:p>588000</text:p>
              </table:table-cell>
              <table:table-cell office:value-type="float" office:value="880745.9821">
                <text:p>880745.9821</text:p>
              </table:table-cell>
            </table:table-row>
            <table:table-row>
              <table:table-cell office:value-type="string">
                <text:p>Строка 20</text:p>
              </table:table-cell>
              <table:table-cell office:value-type="float" office:value="590000">
                <text:p>590000</text:p>
              </table:table-cell>
              <table:table-cell office:value-type="float" office:value="845497.9343">
                <text:p>845497.9343</text:p>
              </table:table-cell>
            </table:table-row>
            <table:table-row>
              <table:table-cell office:value-type="string">
                <text:p>Строка 942</text:p>
              </table:table-cell>
              <table:table-cell office:value-type="float" office:value="590000">
                <text:p>590000</text:p>
              </table:table-cell>
              <table:table-cell office:value-type="float" office:value="575616.5272">
                <text:p>575616.5272</text:p>
              </table:table-cell>
            </table:table-row>
            <table:table-row>
              <table:table-cell office:value-type="string">
                <text:p>Строка 866</text:p>
              </table:table-cell>
              <table:table-cell office:value-type="float" office:value="595000">
                <text:p>595000</text:p>
              </table:table-cell>
              <table:table-cell office:value-type="float" office:value="515194.1149">
                <text:p>515194.1149</text:p>
              </table:table-cell>
            </table:table-row>
            <table:table-row>
              <table:table-cell office:value-type="string">
                <text:p>Строка 884</text:p>
              </table:table-cell>
              <table:table-cell office:value-type="float" office:value="595325.5">
                <text:p>595325.5</text:p>
              </table:table-cell>
              <table:table-cell office:value-type="float" office:value="661281.2037">
                <text:p>661281.2037</text:p>
              </table:table-cell>
            </table:table-row>
            <table:table-row>
              <table:table-cell office:value-type="string">
                <text:p>Строка 218</text:p>
              </table:table-cell>
              <table:table-cell office:value-type="float" office:value="595680">
                <text:p>595680</text:p>
              </table:table-cell>
              <table:table-cell office:value-type="float" office:value="706360.828">
                <text:p>706360.828</text:p>
              </table:table-cell>
            </table:table-row>
            <table:table-row>
              <table:table-cell office:value-type="string">
                <text:p>Строка 479</text:p>
              </table:table-cell>
              <table:table-cell office:value-type="float" office:value="599000">
                <text:p>599000</text:p>
              </table:table-cell>
              <table:table-cell office:value-type="float" office:value="845302.6724">
                <text:p>845302.6724</text:p>
              </table:table-cell>
            </table:table-row>
            <table:table-row>
              <table:table-cell office:value-type="string">
                <text:p>Строка 120</text:p>
              </table:table-cell>
              <table:table-cell office:value-type="float" office:value="600000">
                <text:p>600000</text:p>
              </table:table-cell>
              <table:table-cell office:value-type="float" office:value="491586.8897">
                <text:p>491586.8897</text:p>
              </table:table-cell>
            </table:table-row>
            <table:table-row>
              <table:table-cell office:value-type="string">
                <text:p>Строка 344</text:p>
              </table:table-cell>
              <table:table-cell office:value-type="float" office:value="600000">
                <text:p>600000</text:p>
              </table:table-cell>
              <table:table-cell office:value-type="float" office:value="876672.9878">
                <text:p>876672.9878</text:p>
              </table:table-cell>
            </table:table-row>
            <table:table-row>
              <table:table-cell office:value-type="string">
                <text:p>Строка 687</text:p>
              </table:table-cell>
              <table:table-cell office:value-type="float" office:value="600000">
                <text:p>600000</text:p>
              </table:table-cell>
              <table:table-cell office:value-type="float" office:value="401675.8451">
                <text:p>401675.8451</text:p>
              </table:table-cell>
            </table:table-row>
            <table:table-row>
              <table:table-cell office:value-type="string">
                <text:p>Строка 103</text:p>
              </table:table-cell>
              <table:table-cell office:value-type="float" office:value="600250">
                <text:p>600250</text:p>
              </table:table-cell>
              <table:table-cell office:value-type="float" office:value="1034887.9486">
                <text:p>1034887.9486</text:p>
              </table:table-cell>
            </table:table-row>
            <table:table-row>
              <table:table-cell office:value-type="string">
                <text:p>Строка 16</text:p>
              </table:table-cell>
              <table:table-cell office:value-type="float" office:value="600250">
                <text:p>600250</text:p>
              </table:table-cell>
              <table:table-cell office:value-type="float" office:value="519695.0057">
                <text:p>519695.0057</text:p>
              </table:table-cell>
            </table:table-row>
            <table:table-row>
              <table:table-cell office:value-type="string">
                <text:p>Строка 40</text:p>
              </table:table-cell>
              <table:table-cell office:value-type="float" office:value="600250">
                <text:p>600250</text:p>
              </table:table-cell>
              <table:table-cell office:value-type="float" office:value="389272.6437">
                <text:p>389272.6437</text:p>
              </table:table-cell>
            </table:table-row>
            <table:table-row>
              <table:table-cell office:value-type="string">
                <text:p>Строка 544</text:p>
              </table:table-cell>
              <table:table-cell office:value-type="float" office:value="600250">
                <text:p>600250</text:p>
              </table:table-cell>
              <table:table-cell office:value-type="float" office:value="476571.9965">
                <text:p>476571.9965</text:p>
              </table:table-cell>
            </table:table-row>
            <table:table-row>
              <table:table-cell office:value-type="string">
                <text:p>Строка 108</text:p>
              </table:table-cell>
              <table:table-cell office:value-type="float" office:value="601137">
                <text:p>601137</text:p>
              </table:table-cell>
              <table:table-cell office:value-type="float" office:value="673386.0825">
                <text:p>673386.0825</text:p>
              </table:table-cell>
            </table:table-row>
            <table:table-row>
              <table:table-cell office:value-type="string">
                <text:p>Строка 123</text:p>
              </table:table-cell>
              <table:table-cell office:value-type="float" office:value="601500">
                <text:p>601500</text:p>
              </table:table-cell>
              <table:table-cell office:value-type="float" office:value="469071.8924">
                <text:p>469071.8924</text:p>
              </table:table-cell>
            </table:table-row>
            <table:table-row>
              <table:table-cell office:value-type="string">
                <text:p>Строка 609</text:p>
              </table:table-cell>
              <table:table-cell office:value-type="float" office:value="607000">
                <text:p>607000</text:p>
              </table:table-cell>
              <table:table-cell office:value-type="float" office:value="1059846.4802">
                <text:p>1059846.4802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607600">
                <text:p>607600</text:p>
              </table:table-cell>
              <table:table-cell office:value-type="float" office:value="519612.7441">
                <text:p>519612.7441</text:p>
              </table:table-cell>
            </table:table-row>
            <table:table-row>
              <table:table-cell office:value-type="string">
                <text:p>Строка 119</text:p>
              </table:table-cell>
              <table:table-cell office:value-type="float" office:value="611275">
                <text:p>611275</text:p>
              </table:table-cell>
              <table:table-cell office:value-type="float" office:value="608546.7376">
                <text:p>608546.7376</text:p>
              </table:table-cell>
            </table:table-row>
            <table:table-row>
              <table:table-cell office:value-type="string">
                <text:p>Строка 769</text:p>
              </table:table-cell>
              <table:table-cell office:value-type="float" office:value="612500">
                <text:p>612500</text:p>
              </table:table-cell>
              <table:table-cell office:value-type="float" office:value="531193.0567">
                <text:p>531193.0567</text:p>
              </table:table-cell>
            </table:table-row>
            <table:table-row>
              <table:table-cell office:value-type="string">
                <text:p>Строка 318</text:p>
              </table:table-cell>
              <table:table-cell office:value-type="float" office:value="612500">
                <text:p>612500</text:p>
              </table:table-cell>
              <table:table-cell office:value-type="float" office:value="559743.2665">
                <text:p>559743.2665</text:p>
              </table:table-cell>
            </table:table-row>
            <table:table-row>
              <table:table-cell office:value-type="string">
                <text:p>Строка 300</text:p>
              </table:table-cell>
              <table:table-cell office:value-type="float" office:value="612500">
                <text:p>612500</text:p>
              </table:table-cell>
              <table:table-cell office:value-type="float" office:value="635273.4751">
                <text:p>635273.4751</text:p>
              </table:table-cell>
            </table:table-row>
            <table:table-row>
              <table:table-cell office:value-type="string">
                <text:p>Строка 461</text:p>
              </table:table-cell>
              <table:table-cell office:value-type="float" office:value="612500">
                <text:p>612500</text:p>
              </table:table-cell>
              <table:table-cell office:value-type="float" office:value="730189.1613">
                <text:p>730189.1613</text:p>
              </table:table-cell>
            </table:table-row>
            <table:table-row>
              <table:table-cell office:value-type="string">
                <text:p>Строка 565</text:p>
              </table:table-cell>
              <table:table-cell office:value-type="float" office:value="612500">
                <text:p>612500</text:p>
              </table:table-cell>
              <table:table-cell office:value-type="float" office:value="717134.2704">
                <text:p>717134.2704</text:p>
              </table:table-cell>
            </table:table-row>
            <table:table-row>
              <table:table-cell office:value-type="string">
                <text:p>Строка 1</text:p>
              </table:table-cell>
              <table:table-cell office:value-type="float" office:value="612500">
                <text:p>612500</text:p>
              </table:table-cell>
              <table:table-cell office:value-type="float" office:value="646290.9225">
                <text:p>646290.9225</text:p>
              </table:table-cell>
            </table:table-row>
            <table:table-row>
              <table:table-cell office:value-type="string">
                <text:p>Строка 569</text:p>
              </table:table-cell>
              <table:table-cell office:value-type="float" office:value="612500">
                <text:p>612500</text:p>
              </table:table-cell>
              <table:table-cell office:value-type="float" office:value="511108.6707">
                <text:p>511108.6707</text:p>
              </table:table-cell>
            </table:table-row>
            <table:table-row>
              <table:table-cell office:value-type="string">
                <text:p>Строка 371</text:p>
              </table:table-cell>
              <table:table-cell office:value-type="float" office:value="619701">
                <text:p>619701</text:p>
              </table:table-cell>
              <table:table-cell office:value-type="float" office:value="639098.7529">
                <text:p>639098.7529</text:p>
              </table:table-cell>
            </table:table-row>
            <table:table-row>
              <table:table-cell office:value-type="string">
                <text:p>Строка 726</text:p>
              </table:table-cell>
              <table:table-cell office:value-type="float" office:value="619850">
                <text:p>619850</text:p>
              </table:table-cell>
              <table:table-cell office:value-type="float" office:value="758745.2269">
                <text:p>758745.2269</text:p>
              </table:table-cell>
            </table:table-row>
            <table:table-row>
              <table:table-cell office:value-type="string">
                <text:p>Строка 435</text:p>
              </table:table-cell>
              <table:table-cell office:value-type="float" office:value="620000">
                <text:p>620000</text:p>
              </table:table-cell>
              <table:table-cell office:value-type="float" office:value="661880.7629">
                <text:p>661880.7629</text:p>
              </table:table-cell>
            </table:table-row>
            <table:table-row>
              <table:table-cell office:value-type="string">
                <text:p>Строка 8</text:p>
              </table:table-cell>
              <table:table-cell office:value-type="float" office:value="621000">
                <text:p>621000</text:p>
              </table:table-cell>
              <table:table-cell office:value-type="float" office:value="568658.8474">
                <text:p>568658.8474</text:p>
              </table:table-cell>
            </table:table-row>
            <table:table-row>
              <table:table-cell office:value-type="string">
                <text:p>Строка 894</text:p>
              </table:table-cell>
              <table:table-cell office:value-type="float" office:value="622300">
                <text:p>622300</text:p>
              </table:table-cell>
              <table:table-cell office:value-type="float" office:value="669617.3899">
                <text:p>669617.3899</text:p>
              </table:table-cell>
            </table:table-row>
            <table:table-row>
              <table:table-cell office:value-type="string">
                <text:p>Строка 309</text:p>
              </table:table-cell>
              <table:table-cell office:value-type="float" office:value="623000">
                <text:p>623000</text:p>
              </table:table-cell>
              <table:table-cell office:value-type="float" office:value="577933.8313">
                <text:p>577933.8313</text:p>
              </table:table-cell>
            </table:table-row>
            <table:table-row>
              <table:table-cell office:value-type="string">
                <text:p>Строка 763</text:p>
              </table:table-cell>
              <table:table-cell office:value-type="float" office:value="625000">
                <text:p>625000</text:p>
              </table:table-cell>
              <table:table-cell office:value-type="float" office:value="567685.4645">
                <text:p>567685.4645</text:p>
              </table:table-cell>
            </table:table-row>
            <table:table-row>
              <table:table-cell office:value-type="string">
                <text:p>Строка 77</text:p>
              </table:table-cell>
              <table:table-cell office:value-type="float" office:value="625000">
                <text:p>625000</text:p>
              </table:table-cell>
              <table:table-cell office:value-type="float" office:value="607817.4959">
                <text:p>607817.4959</text:p>
              </table:table-cell>
            </table:table-row>
            <table:table-row>
              <table:table-cell office:value-type="string">
                <text:p>Строка 904</text:p>
              </table:table-cell>
              <table:table-cell office:value-type="float" office:value="629650">
                <text:p>629650</text:p>
              </table:table-cell>
              <table:table-cell office:value-type="float" office:value="696433.0224">
                <text:p>696433.0224</text:p>
              </table:table-cell>
            </table:table-row>
            <table:table-row>
              <table:table-cell office:value-type="string">
                <text:p>Строка 24</text:p>
              </table:table-cell>
              <table:table-cell office:value-type="float" office:value="630000">
                <text:p>630000</text:p>
              </table:table-cell>
              <table:table-cell office:value-type="float" office:value="834907.6186">
                <text:p>834907.6186</text:p>
              </table:table-cell>
            </table:table-row>
            <table:table-row>
              <table:table-cell office:value-type="string">
                <text:p>Строка 295</text:p>
              </table:table-cell>
              <table:table-cell office:value-type="float" office:value="630000">
                <text:p>630000</text:p>
              </table:table-cell>
              <table:table-cell office:value-type="float" office:value="545755.8021">
                <text:p>545755.8021</text:p>
              </table:table-cell>
            </table:table-row>
            <table:table-row>
              <table:table-cell office:value-type="string">
                <text:p>Строка 90</text:p>
              </table:table-cell>
              <table:table-cell office:value-type="float" office:value="634550">
                <text:p>634550</text:p>
              </table:table-cell>
              <table:table-cell office:value-type="float" office:value="960774.3179">
                <text:p>960774.3179</text:p>
              </table:table-cell>
            </table:table-row>
            <table:table-row>
              <table:table-cell office:value-type="string">
                <text:p>Строка 91</text:p>
              </table:table-cell>
              <table:table-cell office:value-type="float" office:value="634550">
                <text:p>634550</text:p>
              </table:table-cell>
              <table:table-cell office:value-type="float" office:value="812626.6403">
                <text:p>812626.6403</text:p>
              </table:table-cell>
            </table:table-row>
            <table:table-row>
              <table:table-cell office:value-type="string">
                <text:p>Строка 751</text:p>
              </table:table-cell>
              <table:table-cell office:value-type="float" office:value="635000">
                <text:p>635000</text:p>
              </table:table-cell>
              <table:table-cell office:value-type="float" office:value="599109.3351">
                <text:p>599109.3351</text:p>
              </table:table-cell>
            </table:table-row>
            <table:table-row>
              <table:table-cell office:value-type="string">
                <text:p>Строка 874</text:p>
              </table:table-cell>
              <table:table-cell office:value-type="float" office:value="636975.5">
                <text:p>636975.5</text:p>
              </table:table-cell>
              <table:table-cell office:value-type="float" office:value="434846.1618">
                <text:p>434846.1618</text:p>
              </table:table-cell>
            </table:table-row>
            <table:table-row>
              <table:table-cell office:value-type="string">
                <text:p>Строка 606</text:p>
              </table:table-cell>
              <table:table-cell office:value-type="float" office:value="640000">
                <text:p>640000</text:p>
              </table:table-cell>
              <table:table-cell office:value-type="float" office:value="608808.6166">
                <text:p>608808.6166</text:p>
              </table:table-cell>
            </table:table-row>
            <table:table-row>
              <table:table-cell office:value-type="string">
                <text:p>Строка 276</text:p>
              </table:table-cell>
              <table:table-cell office:value-type="float" office:value="640000">
                <text:p>640000</text:p>
              </table:table-cell>
              <table:table-cell office:value-type="float" office:value="456088.2728">
                <text:p>456088.2728</text:p>
              </table:table-cell>
            </table:table-row>
            <table:table-row>
              <table:table-cell office:value-type="string">
                <text:p>Строка 644</text:p>
              </table:table-cell>
              <table:table-cell office:value-type="float" office:value="649250">
                <text:p>649250</text:p>
              </table:table-cell>
              <table:table-cell office:value-type="float" office:value="943870.7632">
                <text:p>943870.7632</text:p>
              </table:table-cell>
            </table:table-row>
            <table:table-row>
              <table:table-cell office:value-type="string">
                <text:p>Строка 425</text:p>
              </table:table-cell>
              <table:table-cell office:value-type="float" office:value="649250">
                <text:p>649250</text:p>
              </table:table-cell>
              <table:table-cell office:value-type="float" office:value="458322.6629">
                <text:p>458322.6629</text:p>
              </table:table-cell>
            </table:table-row>
            <table:table-row>
              <table:table-cell office:value-type="string">
                <text:p>Строка 527</text:p>
              </table:table-cell>
              <table:table-cell office:value-type="float" office:value="649250">
                <text:p>649250</text:p>
              </table:table-cell>
              <table:table-cell office:value-type="float" office:value="812992.8359">
                <text:p>812992.8359</text:p>
              </table:table-cell>
            </table:table-row>
            <table:table-row>
              <table:table-cell office:value-type="string">
                <text:p>Строка 570</text:p>
              </table:table-cell>
              <table:table-cell office:value-type="float" office:value="649250">
                <text:p>649250</text:p>
              </table:table-cell>
              <table:table-cell office:value-type="float" office:value="811917.8747">
                <text:p>811917.8747</text:p>
              </table:table-cell>
            </table:table-row>
            <table:table-row>
              <table:table-cell office:value-type="string">
                <text:p>Строка 917</text:p>
              </table:table-cell>
              <table:table-cell office:value-type="float" office:value="649250">
                <text:p>649250</text:p>
              </table:table-cell>
              <table:table-cell office:value-type="float" office:value="729016.613">
                <text:p>729016.613</text:p>
              </table:table-cell>
            </table:table-row>
            <table:table-row>
              <table:table-cell office:value-type="string">
                <text:p>Строка 881</text:p>
              </table:table-cell>
              <table:table-cell office:value-type="float" office:value="650000">
                <text:p>650000</text:p>
              </table:table-cell>
              <table:table-cell office:value-type="float" office:value="353599.0316">
                <text:p>353599.0316</text:p>
              </table:table-cell>
            </table:table-row>
            <table:table-row>
              <table:table-cell office:value-type="string">
                <text:p>Строка 185</text:p>
              </table:table-cell>
              <table:table-cell office:value-type="float" office:value="650000">
                <text:p>650000</text:p>
              </table:table-cell>
              <table:table-cell office:value-type="float" office:value="619202.2911">
                <text:p>619202.2911</text:p>
              </table:table-cell>
            </table:table-row>
            <table:table-row>
              <table:table-cell office:value-type="string">
                <text:p>Строка 247</text:p>
              </table:table-cell>
              <table:table-cell office:value-type="float" office:value="650000">
                <text:p>650000</text:p>
              </table:table-cell>
              <table:table-cell office:value-type="float" office:value="844409.7094">
                <text:p>844409.7094</text:p>
              </table:table-cell>
            </table:table-row>
            <table:table-row>
              <table:table-cell office:value-type="string">
                <text:p>Строка 236</text:p>
              </table:table-cell>
              <table:table-cell office:value-type="float" office:value="650000">
                <text:p>650000</text:p>
              </table:table-cell>
              <table:table-cell office:value-type="float" office:value="678702.4442">
                <text:p>678702.4442</text:p>
              </table:table-cell>
            </table:table-row>
            <table:table-row>
              <table:table-cell office:value-type="string">
                <text:p>Строка 515</text:p>
              </table:table-cell>
              <table:table-cell office:value-type="float" office:value="650000">
                <text:p>650000</text:p>
              </table:table-cell>
              <table:table-cell office:value-type="float" office:value="640735.8125">
                <text:p>640735.8125</text:p>
              </table:table-cell>
            </table:table-row>
            <table:table-row>
              <table:table-cell office:value-type="string">
                <text:p>Строка 283</text:p>
              </table:table-cell>
              <table:table-cell office:value-type="float" office:value="650000">
                <text:p>650000</text:p>
              </table:table-cell>
              <table:table-cell office:value-type="float" office:value="629329.1818">
                <text:p>629329.1818</text:p>
              </table:table-cell>
            </table:table-row>
            <table:table-row>
              <table:table-cell office:value-type="string">
                <text:p>Строка 692</text:p>
              </table:table-cell>
              <table:table-cell office:value-type="float" office:value="650000">
                <text:p>650000</text:p>
              </table:table-cell>
              <table:table-cell office:value-type="float" office:value="655400.0026">
                <text:p>655400.0026</text:p>
              </table:table-cell>
            </table:table-row>
            <table:table-row>
              <table:table-cell office:value-type="string">
                <text:p>Строка 630</text:p>
              </table:table-cell>
              <table:table-cell office:value-type="float" office:value="657500">
                <text:p>657500</text:p>
              </table:table-cell>
              <table:table-cell office:value-type="float" office:value="675562.7675">
                <text:p>675562.7675</text:p>
              </table:table-cell>
            </table:table-row>
            <table:table-row>
              <table:table-cell office:value-type="string">
                <text:p>Строка 835</text:p>
              </table:table-cell>
              <table:table-cell office:value-type="float" office:value="660000">
                <text:p>660000</text:p>
              </table:table-cell>
              <table:table-cell office:value-type="float" office:value="751256.4335">
                <text:p>751256.4335</text:p>
              </table:table-cell>
            </table:table-row>
            <table:table-row>
              <table:table-cell office:value-type="string">
                <text:p>Строка 525</text:p>
              </table:table-cell>
              <table:table-cell office:value-type="float" office:value="660000">
                <text:p>660000</text:p>
              </table:table-cell>
              <table:table-cell office:value-type="float" office:value="793379.4115">
                <text:p>793379.4115</text:p>
              </table:table-cell>
            </table:table-row>
            <table:table-row>
              <table:table-cell office:value-type="string">
                <text:p>Строка 226</text:p>
              </table:table-cell>
              <table:table-cell office:value-type="float" office:value="661255">
                <text:p>661255</text:p>
              </table:table-cell>
              <table:table-cell office:value-type="float" office:value="736209.6488">
                <text:p>736209.6488</text:p>
              </table:table-cell>
            </table:table-row>
            <table:table-row>
              <table:table-cell office:value-type="string">
                <text:p>Строка 241</text:p>
              </table:table-cell>
              <table:table-cell office:value-type="float" office:value="661475.5">
                <text:p>661475.5</text:p>
              </table:table-cell>
              <table:table-cell office:value-type="float" office:value="763850.3866">
                <text:p>763850.3866</text:p>
              </table:table-cell>
            </table:table-row>
            <table:table-row>
              <table:table-cell office:value-type="string">
                <text:p>Строка 964</text:p>
              </table:table-cell>
              <table:table-cell office:value-type="float" office:value="661500">
                <text:p>661500</text:p>
              </table:table-cell>
              <table:table-cell office:value-type="float" office:value="524584.2841">
                <text:p>524584.2841</text:p>
              </table:table-cell>
            </table:table-row>
            <table:table-row>
              <table:table-cell office:value-type="string">
                <text:p>Строка 221</text:p>
              </table:table-cell>
              <table:table-cell office:value-type="float" office:value="661500">
                <text:p>661500</text:p>
              </table:table-cell>
              <table:table-cell office:value-type="float" office:value="528392.8935">
                <text:p>528392.8935</text:p>
              </table:table-cell>
            </table:table-row>
            <table:table-row>
              <table:table-cell office:value-type="string">
                <text:p>Строка 269</text:p>
              </table:table-cell>
              <table:table-cell office:value-type="float" office:value="661500">
                <text:p>661500</text:p>
              </table:table-cell>
              <table:table-cell office:value-type="float" office:value="630583.1081">
                <text:p>630583.1081</text:p>
              </table:table-cell>
            </table:table-row>
            <table:table-row>
              <table:table-cell office:value-type="string">
                <text:p>Строка 526</text:p>
              </table:table-cell>
              <table:table-cell office:value-type="float" office:value="661500">
                <text:p>661500</text:p>
              </table:table-cell>
              <table:table-cell office:value-type="float" office:value="741120.1675">
                <text:p>741120.1675</text:p>
              </table:table-cell>
            </table:table-row>
            <table:table-row>
              <table:table-cell office:value-type="string">
                <text:p>Строка 844</text:p>
              </table:table-cell>
              <table:table-cell office:value-type="float" office:value="662500">
                <text:p>662500</text:p>
              </table:table-cell>
              <table:table-cell office:value-type="float" office:value="528976.2223">
                <text:p>528976.2223</text:p>
              </table:table-cell>
            </table:table-row>
            <table:table-row>
              <table:table-cell office:value-type="string">
                <text:p>Строка 345</text:p>
              </table:table-cell>
              <table:table-cell office:value-type="float" office:value="663999">
                <text:p>663999</text:p>
              </table:table-cell>
              <table:table-cell office:value-type="float" office:value="760058.8003">
                <text:p>760058.8003</text:p>
              </table:table-cell>
            </table:table-row>
            <table:table-row>
              <table:table-cell office:value-type="string">
                <text:p>Строка 466</text:p>
              </table:table-cell>
              <table:table-cell office:value-type="float" office:value="673750">
                <text:p>673750</text:p>
              </table:table-cell>
              <table:table-cell office:value-type="float" office:value="604336.045">
                <text:p>604336.045</text:p>
              </table:table-cell>
            </table:table-row>
            <table:table-row>
              <table:table-cell office:value-type="string">
                <text:p>Строка 399</text:p>
              </table:table-cell>
              <table:table-cell office:value-type="float" office:value="673750">
                <text:p>673750</text:p>
              </table:table-cell>
              <table:table-cell office:value-type="float" office:value="637615.6606">
                <text:p>637615.6606</text:p>
              </table:table-cell>
            </table:table-row>
            <table:table-row>
              <table:table-cell office:value-type="string">
                <text:p>Строка 132</text:p>
              </table:table-cell>
              <table:table-cell office:value-type="float" office:value="673750">
                <text:p>673750</text:p>
              </table:table-cell>
              <table:table-cell office:value-type="float" office:value="793730.8175">
                <text:p>793730.8175</text:p>
              </table:table-cell>
            </table:table-row>
            <table:table-row>
              <table:table-cell office:value-type="string">
                <text:p>Строка 571</text:p>
              </table:table-cell>
              <table:table-cell office:value-type="float" office:value="683550">
                <text:p>683550</text:p>
              </table:table-cell>
              <table:table-cell office:value-type="float" office:value="654285.228">
                <text:p>654285.228</text:p>
              </table:table-cell>
            </table:table-row>
            <table:table-row>
              <table:table-cell office:value-type="string">
                <text:p>Строка 966</text:p>
              </table:table-cell>
              <table:table-cell office:value-type="float" office:value="684000">
                <text:p>684000</text:p>
              </table:table-cell>
              <table:table-cell office:value-type="float" office:value="742242.6419">
                <text:p>742242.6419</text:p>
              </table:table-cell>
            </table:table-row>
            <table:table-row>
              <table:table-cell office:value-type="string">
                <text:p>Строка 697</text:p>
              </table:table-cell>
              <table:table-cell office:value-type="float" office:value="684000">
                <text:p>684000</text:p>
              </table:table-cell>
              <table:table-cell office:value-type="float" office:value="697086.9706">
                <text:p>697086.9706</text:p>
              </table:table-cell>
            </table:table-row>
            <table:table-row>
              <table:table-cell office:value-type="string">
                <text:p>Строка 35</text:p>
              </table:table-cell>
              <table:table-cell office:value-type="float" office:value="685000">
                <text:p>685000</text:p>
              </table:table-cell>
              <table:table-cell office:value-type="float" office:value="875214.7805">
                <text:p>875214.7805</text:p>
              </table:table-cell>
            </table:table-row>
            <table:table-row>
              <table:table-cell office:value-type="string">
                <text:p>Строка 181</text:p>
              </table:table-cell>
              <table:table-cell office:value-type="float" office:value="685000">
                <text:p>685000</text:p>
              </table:table-cell>
              <table:table-cell office:value-type="float" office:value="524476.5154">
                <text:p>524476.5154</text:p>
              </table:table-cell>
            </table:table-row>
            <table:table-row>
              <table:table-cell office:value-type="string">
                <text:p>Строка 617</text:p>
              </table:table-cell>
              <table:table-cell office:value-type="float" office:value="686000">
                <text:p>686000</text:p>
              </table:table-cell>
              <table:table-cell office:value-type="float" office:value="484052.581">
                <text:p>484052.581</text:p>
              </table:table-cell>
            </table:table-row>
            <table:table-row>
              <table:table-cell office:value-type="string">
                <text:p>Строка 961</text:p>
              </table:table-cell>
              <table:table-cell office:value-type="float" office:value="686000">
                <text:p>686000</text:p>
              </table:table-cell>
              <table:table-cell office:value-type="float" office:value="939352.2225">
                <text:p>939352.2225</text:p>
              </table:table-cell>
            </table:table-row>
            <table:table-row>
              <table:table-cell office:value-type="string">
                <text:p>Строка 824</text:p>
              </table:table-cell>
              <table:table-cell office:value-type="float" office:value="686000">
                <text:p>686000</text:p>
              </table:table-cell>
              <table:table-cell office:value-type="float" office:value="630322.4931">
                <text:p>630322.4931</text:p>
              </table:table-cell>
            </table:table-row>
            <table:table-row>
              <table:table-cell office:value-type="string">
                <text:p>Строка 456</text:p>
              </table:table-cell>
              <table:table-cell office:value-type="float" office:value="686000">
                <text:p>686000</text:p>
              </table:table-cell>
              <table:table-cell office:value-type="float" office:value="681126.5604">
                <text:p>681126.5604</text:p>
              </table:table-cell>
            </table:table-row>
            <table:table-row>
              <table:table-cell office:value-type="string">
                <text:p>Строка 649</text:p>
              </table:table-cell>
              <table:table-cell office:value-type="float" office:value="693350">
                <text:p>693350</text:p>
              </table:table-cell>
              <table:table-cell office:value-type="float" office:value="789870.7228">
                <text:p>789870.7228</text:p>
              </table:table-cell>
            </table:table-row>
            <table:table-row>
              <table:table-cell office:value-type="string">
                <text:p>Строка 729</text:p>
              </table:table-cell>
              <table:table-cell office:value-type="float" office:value="693350">
                <text:p>693350</text:p>
              </table:table-cell>
              <table:table-cell office:value-type="float" office:value="1159006.5766">
                <text:p>1159006.5766</text:p>
              </table:table-cell>
            </table:table-row>
            <table:table-row>
              <table:table-cell office:value-type="string">
                <text:p>Строка 323</text:p>
              </table:table-cell>
              <table:table-cell office:value-type="float" office:value="695800">
                <text:p>695800</text:p>
              </table:table-cell>
              <table:table-cell office:value-type="float" office:value="662871.631">
                <text:p>662871.631</text:p>
              </table:table-cell>
            </table:table-row>
            <table:table-row>
              <table:table-cell office:value-type="string">
                <text:p>Строка 169</text:p>
              </table:table-cell>
              <table:table-cell office:value-type="float" office:value="698250">
                <text:p>698250</text:p>
              </table:table-cell>
              <table:table-cell office:value-type="float" office:value="711139.3776">
                <text:p>711139.3776</text:p>
              </table:table-cell>
            </table:table-row>
            <table:table-row>
              <table:table-cell office:value-type="string">
                <text:p>Строка 285</text:p>
              </table:table-cell>
              <table:table-cell office:value-type="float" office:value="700000">
                <text:p>700000</text:p>
              </table:table-cell>
              <table:table-cell office:value-type="float" office:value="689012.8336">
                <text:p>689012.8336</text:p>
              </table:table-cell>
            </table:table-row>
            <table:table-row>
              <table:table-cell office:value-type="string">
                <text:p>Строка 764</text:p>
              </table:table-cell>
              <table:table-cell office:value-type="float" office:value="700000">
                <text:p>700000</text:p>
              </table:table-cell>
              <table:table-cell office:value-type="float" office:value="760422.5398">
                <text:p>760422.5398</text:p>
              </table:table-cell>
            </table:table-row>
            <table:table-row>
              <table:table-cell office:value-type="string">
                <text:p>Строка 639</text:p>
              </table:table-cell>
              <table:table-cell office:value-type="float" office:value="700000">
                <text:p>700000</text:p>
              </table:table-cell>
              <table:table-cell office:value-type="float" office:value="861484.9697">
                <text:p>861484.9697</text:p>
              </table:table-cell>
            </table:table-row>
            <table:table-row>
              <table:table-cell office:value-type="string">
                <text:p>Строка 188</text:p>
              </table:table-cell>
              <table:table-cell office:value-type="float" office:value="700000">
                <text:p>700000</text:p>
              </table:table-cell>
              <table:table-cell office:value-type="float" office:value="663282.0252">
                <text:p>663282.0252</text:p>
              </table:table-cell>
            </table:table-row>
            <table:table-row>
              <table:table-cell office:value-type="string">
                <text:p>Строка 5</text:p>
              </table:table-cell>
              <table:table-cell office:value-type="float" office:value="705600">
                <text:p>705600</text:p>
              </table:table-cell>
              <table:table-cell office:value-type="float" office:value="700359.9505">
                <text:p>700359.9505</text:p>
              </table:table-cell>
            </table:table-row>
            <table:table-row>
              <table:table-cell office:value-type="string">
                <text:p>Строка 330</text:p>
              </table:table-cell>
              <table:table-cell office:value-type="float" office:value="709999">
                <text:p>709999</text:p>
              </table:table-cell>
              <table:table-cell office:value-type="float" office:value="845497.4208">
                <text:p>845497.4208</text:p>
              </table:table-cell>
            </table:table-row>
            <table:table-row>
              <table:table-cell office:value-type="string">
                <text:p>Строка 695</text:p>
              </table:table-cell>
              <table:table-cell office:value-type="float" office:value="710000">
                <text:p>710000</text:p>
              </table:table-cell>
              <table:table-cell office:value-type="float" office:value="192197.7535">
                <text:p>192197.7535</text:p>
              </table:table-cell>
            </table:table-row>
            <table:table-row>
              <table:table-cell office:value-type="string">
                <text:p>Строка 638</text:p>
              </table:table-cell>
              <table:table-cell office:value-type="float" office:value="710500">
                <text:p>710500</text:p>
              </table:table-cell>
              <table:table-cell office:value-type="float" office:value="871688.0254">
                <text:p>871688.0254</text:p>
              </table:table-cell>
            </table:table-row>
            <table:table-row>
              <table:table-cell office:value-type="string">
                <text:p>Строка 493</text:p>
              </table:table-cell>
              <table:table-cell office:value-type="float" office:value="710500">
                <text:p>710500</text:p>
              </table:table-cell>
              <table:table-cell office:value-type="float" office:value="701155.6456">
                <text:p>701155.6456</text:p>
              </table:table-cell>
            </table:table-row>
            <table:table-row>
              <table:table-cell office:value-type="string">
                <text:p>Строка 555</text:p>
              </table:table-cell>
              <table:table-cell office:value-type="float" office:value="720000">
                <text:p>720000</text:p>
              </table:table-cell>
              <table:table-cell office:value-type="float" office:value="748100.1833">
                <text:p>748100.1833</text:p>
              </table:table-cell>
            </table:table-row>
            <table:table-row>
              <table:table-cell office:value-type="string">
                <text:p>Строка 851</text:p>
              </table:table-cell>
              <table:table-cell office:value-type="float" office:value="720000">
                <text:p>720000</text:p>
              </table:table-cell>
              <table:table-cell office:value-type="float" office:value="463944.7583">
                <text:p>463944.7583</text:p>
              </table:table-cell>
            </table:table-row>
            <table:table-row>
              <table:table-cell office:value-type="string">
                <text:p>Строка 122</text:p>
              </table:table-cell>
              <table:table-cell office:value-type="float" office:value="725000">
                <text:p>725000</text:p>
              </table:table-cell>
              <table:table-cell office:value-type="float" office:value="456463.7704">
                <text:p>456463.7704</text:p>
              </table:table-cell>
            </table:table-row>
            <table:table-row>
              <table:table-cell office:value-type="string">
                <text:p>Строка 209</text:p>
              </table:table-cell>
              <table:table-cell office:value-type="float" office:value="725000">
                <text:p>725000</text:p>
              </table:table-cell>
              <table:table-cell office:value-type="float" office:value="648181.6185">
                <text:p>648181.6185</text:p>
              </table:table-cell>
            </table:table-row>
            <table:table-row>
              <table:table-cell office:value-type="string">
                <text:p>Строка 57</text:p>
              </table:table-cell>
              <table:table-cell office:value-type="float" office:value="730000">
                <text:p>730000</text:p>
              </table:table-cell>
              <table:table-cell office:value-type="float" office:value="845043.326">
                <text:p>845043.326</text:p>
              </table:table-cell>
            </table:table-row>
            <table:table-row>
              <table:table-cell office:value-type="string">
                <text:p>Строка 319</text:p>
              </table:table-cell>
              <table:table-cell office:value-type="float" office:value="730000">
                <text:p>730000</text:p>
              </table:table-cell>
              <table:table-cell office:value-type="float" office:value="541663.2579">
                <text:p>541663.2579</text:p>
              </table:table-cell>
            </table:table-row>
            <table:table-row>
              <table:table-cell office:value-type="string">
                <text:p>Строка 903</text:p>
              </table:table-cell>
              <table:table-cell office:value-type="float" office:value="730100">
                <text:p>730100</text:p>
              </table:table-cell>
              <table:table-cell office:value-type="float" office:value="437034.3023">
                <text:p>437034.3023</text:p>
              </table:table-cell>
            </table:table-row>
            <table:table-row>
              <table:table-cell office:value-type="string">
                <text:p>Строка 124</text:p>
              </table:table-cell>
              <table:table-cell office:value-type="float" office:value="732550">
                <text:p>732550</text:p>
              </table:table-cell>
              <table:table-cell office:value-type="float" office:value="927342.2052">
                <text:p>927342.2052</text:p>
              </table:table-cell>
            </table:table-row>
            <table:table-row>
              <table:table-cell office:value-type="string">
                <text:p>Строка 705</text:p>
              </table:table-cell>
              <table:table-cell office:value-type="float" office:value="735000">
                <text:p>735000</text:p>
              </table:table-cell>
              <table:table-cell office:value-type="float" office:value="506184.3808">
                <text:p>506184.3808</text:p>
              </table:table-cell>
            </table:table-row>
            <table:table-row>
              <table:table-cell office:value-type="string">
                <text:p>Строка 585</text:p>
              </table:table-cell>
              <table:table-cell office:value-type="float" office:value="735000">
                <text:p>735000</text:p>
              </table:table-cell>
              <table:table-cell office:value-type="float" office:value="690385.0464">
                <text:p>690385.0464</text:p>
              </table:table-cell>
            </table:table-row>
            <table:table-row>
              <table:table-cell office:value-type="string">
                <text:p>Строка 511</text:p>
              </table:table-cell>
              <table:table-cell office:value-type="float" office:value="735000">
                <text:p>735000</text:p>
              </table:table-cell>
              <table:table-cell office:value-type="float" office:value="609352.9165">
                <text:p>609352.9165</text:p>
              </table:table-cell>
            </table:table-row>
            <table:table-row>
              <table:table-cell office:value-type="string">
                <text:p>Строка 530</text:p>
              </table:table-cell>
              <table:table-cell office:value-type="float" office:value="735000">
                <text:p>735000</text:p>
              </table:table-cell>
              <table:table-cell office:value-type="float" office:value="526277.6487">
                <text:p>526277.6487</text:p>
              </table:table-cell>
            </table:table-row>
            <table:table-row>
              <table:table-cell office:value-type="string">
                <text:p>Строка 71</text:p>
              </table:table-cell>
              <table:table-cell office:value-type="float" office:value="735000">
                <text:p>735000</text:p>
              </table:table-cell>
              <table:table-cell office:value-type="float" office:value="776114.051">
                <text:p>776114.051</text:p>
              </table:table-cell>
            </table:table-row>
            <table:table-row>
              <table:table-cell office:value-type="string">
                <text:p>Строка 382</text:p>
              </table:table-cell>
              <table:table-cell office:value-type="float" office:value="735000">
                <text:p>735000</text:p>
              </table:table-cell>
              <table:table-cell office:value-type="float" office:value="365371.506">
                <text:p>365371.506</text:p>
              </table:table-cell>
            </table:table-row>
            <table:table-row>
              <table:table-cell office:value-type="string">
                <text:p>Строка 348</text:p>
              </table:table-cell>
              <table:table-cell office:value-type="float" office:value="740000">
                <text:p>740000</text:p>
              </table:table-cell>
              <table:table-cell office:value-type="float" office:value="647700.389">
                <text:p>647700.389</text:p>
              </table:table-cell>
            </table:table-row>
            <table:table-row>
              <table:table-cell office:value-type="string">
                <text:p>Строка 608</text:p>
              </table:table-cell>
              <table:table-cell office:value-type="float" office:value="740000">
                <text:p>740000</text:p>
              </table:table-cell>
              <table:table-cell office:value-type="float" office:value="632264.7112">
                <text:p>632264.7112</text:p>
              </table:table-cell>
            </table:table-row>
            <table:table-row>
              <table:table-cell office:value-type="string">
                <text:p>Строка 403</text:p>
              </table:table-cell>
              <table:table-cell office:value-type="float" office:value="740000">
                <text:p>740000</text:p>
              </table:table-cell>
              <table:table-cell office:value-type="float" office:value="873936.7586">
                <text:p>873936.7586</text:p>
              </table:table-cell>
            </table:table-row>
            <table:table-row>
              <table:table-cell office:value-type="string">
                <text:p>Строка 520</text:p>
              </table:table-cell>
              <table:table-cell office:value-type="float" office:value="747250">
                <text:p>747250</text:p>
              </table:table-cell>
              <table:table-cell office:value-type="float" office:value="826106.9042">
                <text:p>826106.9042</text:p>
              </table:table-cell>
            </table:table-row>
            <table:table-row>
              <table:table-cell office:value-type="string">
                <text:p>Строка 373</text:p>
              </table:table-cell>
              <table:table-cell office:value-type="float" office:value="747250">
                <text:p>747250</text:p>
              </table:table-cell>
              <table:table-cell office:value-type="float" office:value="1031456.1294">
                <text:p>1031456.1294</text:p>
              </table:table-cell>
            </table:table-row>
            <table:table-row>
              <table:table-cell office:value-type="string">
                <text:p>Строка 191</text:p>
              </table:table-cell>
              <table:table-cell office:value-type="float" office:value="747250">
                <text:p>747250</text:p>
              </table:table-cell>
              <table:table-cell office:value-type="float" office:value="542806.0809">
                <text:p>542806.0809</text:p>
              </table:table-cell>
            </table:table-row>
            <table:table-row>
              <table:table-cell office:value-type="string">
                <text:p>Строка 781</text:p>
              </table:table-cell>
              <table:table-cell office:value-type="float" office:value="750000">
                <text:p>750000</text:p>
              </table:table-cell>
              <table:table-cell office:value-type="float" office:value="926827.2729">
                <text:p>926827.2729</text:p>
              </table:table-cell>
            </table:table-row>
            <table:table-row>
              <table:table-cell office:value-type="string">
                <text:p>Строка 664</text:p>
              </table:table-cell>
              <table:table-cell office:value-type="float" office:value="755000">
                <text:p>755000</text:p>
              </table:table-cell>
              <table:table-cell office:value-type="float" office:value="966647.9165">
                <text:p>966647.9165</text:p>
              </table:table-cell>
            </table:table-row>
            <table:table-row>
              <table:table-cell office:value-type="string">
                <text:p>Строка 340</text:p>
              </table:table-cell>
              <table:table-cell office:value-type="float" office:value="757050">
                <text:p>757050</text:p>
              </table:table-cell>
              <table:table-cell office:value-type="float" office:value="505552.4251">
                <text:p>505552.4251</text:p>
              </table:table-cell>
            </table:table-row>
            <table:table-row>
              <table:table-cell office:value-type="string">
                <text:p>Строка 272</text:p>
              </table:table-cell>
              <table:table-cell office:value-type="float" office:value="759377.5">
                <text:p>759377.5</text:p>
              </table:table-cell>
              <table:table-cell office:value-type="float" office:value="926629.0591">
                <text:p>926629.0591</text:p>
              </table:table-cell>
            </table:table-row>
            <table:table-row>
              <table:table-cell office:value-type="string">
                <text:p>Строка 671</text:p>
              </table:table-cell>
              <table:table-cell office:value-type="float" office:value="759500">
                <text:p>759500</text:p>
              </table:table-cell>
              <table:table-cell office:value-type="float" office:value="761221.7529">
                <text:p>761221.7529</text:p>
              </table:table-cell>
            </table:table-row>
            <table:table-row>
              <table:table-cell office:value-type="string">
                <text:p>Строка 859</text:p>
              </table:table-cell>
              <table:table-cell office:value-type="float" office:value="759500">
                <text:p>759500</text:p>
              </table:table-cell>
              <table:table-cell office:value-type="float" office:value="621395.2964">
                <text:p>621395.2964</text:p>
              </table:table-cell>
            </table:table-row>
            <table:table-row>
              <table:table-cell office:value-type="string">
                <text:p>Строка 512</text:p>
              </table:table-cell>
              <table:table-cell office:value-type="float" office:value="759500">
                <text:p>759500</text:p>
              </table:table-cell>
              <table:table-cell office:value-type="float" office:value="803218.1724">
                <text:p>803218.1724</text:p>
              </table:table-cell>
            </table:table-row>
            <table:table-row>
              <table:table-cell office:value-type="string">
                <text:p>Строка 137</text:p>
              </table:table-cell>
              <table:table-cell office:value-type="float" office:value="760000">
                <text:p>760000</text:p>
              </table:table-cell>
              <table:table-cell office:value-type="float" office:value="776445.2156">
                <text:p>776445.2156</text:p>
              </table:table-cell>
            </table:table-row>
            <table:table-row>
              <table:table-cell office:value-type="string">
                <text:p>Строка 698</text:p>
              </table:table-cell>
              <table:table-cell office:value-type="float" office:value="762000">
                <text:p>762000</text:p>
              </table:table-cell>
              <table:table-cell office:value-type="float" office:value="522947.2528">
                <text:p>522947.2528</text:p>
              </table:table-cell>
            </table:table-row>
            <table:table-row>
              <table:table-cell office:value-type="string">
                <text:p>Строка 85</text:p>
              </table:table-cell>
              <table:table-cell office:value-type="float" office:value="769300">
                <text:p>769300</text:p>
              </table:table-cell>
              <table:table-cell office:value-type="float" office:value="766653.6213">
                <text:p>766653.6213</text:p>
              </table:table-cell>
            </table:table-row>
            <table:table-row>
              <table:table-cell office:value-type="string">
                <text:p>Строка 290</text:p>
              </table:table-cell>
              <table:table-cell office:value-type="float" office:value="769300">
                <text:p>769300</text:p>
              </table:table-cell>
              <table:table-cell office:value-type="float" office:value="495346.8107">
                <text:p>495346.8107</text:p>
              </table:table-cell>
            </table:table-row>
            <table:table-row>
              <table:table-cell office:value-type="string">
                <text:p>Строка 393</text:p>
              </table:table-cell>
              <table:table-cell office:value-type="float" office:value="771750">
                <text:p>771750</text:p>
              </table:table-cell>
              <table:table-cell office:value-type="float" office:value="892538.8742">
                <text:p>892538.8742</text:p>
              </table:table-cell>
            </table:table-row>
            <table:table-row>
              <table:table-cell office:value-type="string">
                <text:p>Строка 506</text:p>
              </table:table-cell>
              <table:table-cell office:value-type="float" office:value="771750">
                <text:p>771750</text:p>
              </table:table-cell>
              <table:table-cell office:value-type="float" office:value="894371.4978">
                <text:p>894371.4978</text:p>
              </table:table-cell>
            </table:table-row>
            <table:table-row>
              <table:table-cell office:value-type="string">
                <text:p>Строка 963</text:p>
              </table:table-cell>
              <table:table-cell office:value-type="float" office:value="779000">
                <text:p>779000</text:p>
              </table:table-cell>
              <table:table-cell office:value-type="float" office:value="768138.429">
                <text:p>768138.429</text:p>
              </table:table-cell>
            </table:table-row>
            <table:table-row>
              <table:table-cell office:value-type="string">
                <text:p>Строка 728</text:p>
              </table:table-cell>
              <table:table-cell office:value-type="float" office:value="779100">
                <text:p>779100</text:p>
              </table:table-cell>
              <table:table-cell office:value-type="float" office:value="1436966.9969">
                <text:p>1436966.9969</text:p>
              </table:table-cell>
            </table:table-row>
            <table:table-row>
              <table:table-cell office:value-type="string">
                <text:p>Строка 933</text:p>
              </table:table-cell>
              <table:table-cell office:value-type="float" office:value="779100">
                <text:p>779100</text:p>
              </table:table-cell>
              <table:table-cell office:value-type="float" office:value="654575.8442">
                <text:p>654575.8442</text:p>
              </table:table-cell>
            </table:table-row>
            <table:table-row>
              <table:table-cell office:value-type="string">
                <text:p>Строка 180</text:p>
              </table:table-cell>
              <table:table-cell office:value-type="float" office:value="780000">
                <text:p>780000</text:p>
              </table:table-cell>
              <table:table-cell office:value-type="float" office:value="846848.8194">
                <text:p>846848.8194</text:p>
              </table:table-cell>
            </table:table-row>
            <table:table-row>
              <table:table-cell office:value-type="string">
                <text:p>Строка 647</text:p>
              </table:table-cell>
              <table:table-cell office:value-type="float" office:value="781550">
                <text:p>781550</text:p>
              </table:table-cell>
              <table:table-cell office:value-type="float" office:value="513124.868">
                <text:p>513124.868</text:p>
              </table:table-cell>
            </table:table-row>
            <table:table-row>
              <table:table-cell office:value-type="string">
                <text:p>Строка 457</text:p>
              </table:table-cell>
              <table:table-cell office:value-type="float" office:value="784000">
                <text:p>784000</text:p>
              </table:table-cell>
              <table:table-cell office:value-type="float" office:value="824536.2454">
                <text:p>824536.2454</text:p>
              </table:table-cell>
            </table:table-row>
            <table:table-row>
              <table:table-cell office:value-type="string">
                <text:p>Строка 854</text:p>
              </table:table-cell>
              <table:table-cell office:value-type="float" office:value="796250">
                <text:p>796250</text:p>
              </table:table-cell>
              <table:table-cell office:value-type="float" office:value="869053.3543">
                <text:p>869053.3543</text:p>
              </table:table-cell>
            </table:table-row>
            <table:table-row>
              <table:table-cell office:value-type="string">
                <text:p>Строка 361</text:p>
              </table:table-cell>
              <table:table-cell office:value-type="float" office:value="796250">
                <text:p>796250</text:p>
              </table:table-cell>
              <table:table-cell office:value-type="float" office:value="1421859.6979">
                <text:p>1421859.6979</text:p>
              </table:table-cell>
            </table:table-row>
            <table:table-row>
              <table:table-cell office:value-type="string">
                <text:p>Строка 451</text:p>
              </table:table-cell>
              <table:table-cell office:value-type="float" office:value="796250">
                <text:p>796250</text:p>
              </table:table-cell>
              <table:table-cell office:value-type="float" office:value="958318.4519">
                <text:p>958318.4519</text:p>
              </table:table-cell>
            </table:table-row>
            <table:table-row>
              <table:table-cell office:value-type="string">
                <text:p>Строка 96</text:p>
              </table:table-cell>
              <table:table-cell office:value-type="float" office:value="800000">
                <text:p>800000</text:p>
              </table:table-cell>
              <table:table-cell office:value-type="float" office:value="867383.4043">
                <text:p>867383.4043</text:p>
              </table:table-cell>
            </table:table-row>
            <table:table-row>
              <table:table-cell office:value-type="string">
                <text:p>Строка 929</text:p>
              </table:table-cell>
              <table:table-cell office:value-type="float" office:value="800000">
                <text:p>800000</text:p>
              </table:table-cell>
              <table:table-cell office:value-type="float" office:value="713885.2459">
                <text:p>713885.2459</text:p>
              </table:table-cell>
            </table:table-row>
            <table:table-row>
              <table:table-cell office:value-type="string">
                <text:p>Строка 446</text:p>
              </table:table-cell>
              <table:table-cell office:value-type="float" office:value="806050">
                <text:p>806050</text:p>
              </table:table-cell>
              <table:table-cell office:value-type="float" office:value="1046085.9833">
                <text:p>1046085.9833</text:p>
              </table:table-cell>
            </table:table-row>
            <table:table-row>
              <table:table-cell office:value-type="string">
                <text:p>Строка 590</text:p>
              </table:table-cell>
              <table:table-cell office:value-type="float" office:value="808500">
                <text:p>808500</text:p>
              </table:table-cell>
              <table:table-cell office:value-type="float" office:value="458358.131">
                <text:p>458358.131</text:p>
              </table:table-cell>
            </table:table-row>
            <table:table-row>
              <table:table-cell office:value-type="string">
                <text:p>Строка 529</text:p>
              </table:table-cell>
              <table:table-cell office:value-type="float" office:value="808500">
                <text:p>808500</text:p>
              </table:table-cell>
              <table:table-cell office:value-type="float" office:value="682856.9413">
                <text:p>682856.9413</text:p>
              </table:table-cell>
            </table:table-row>
            <table:table-row>
              <table:table-cell office:value-type="string">
                <text:p>Строка 260</text:p>
              </table:table-cell>
              <table:table-cell office:value-type="float" office:value="825000">
                <text:p>825000</text:p>
              </table:table-cell>
              <table:table-cell office:value-type="float" office:value="1078705.1694">
                <text:p>1078705.1694</text:p>
              </table:table-cell>
            </table:table-row>
            <table:table-row>
              <table:table-cell office:value-type="string">
                <text:p>Строка 662</text:p>
              </table:table-cell>
              <table:table-cell office:value-type="float" office:value="830000">
                <text:p>830000</text:p>
              </table:table-cell>
              <table:table-cell office:value-type="float" office:value="793397.3044">
                <text:p>793397.3044</text:p>
              </table:table-cell>
            </table:table-row>
            <table:table-row>
              <table:table-cell office:value-type="string">
                <text:p>Строка 682</text:p>
              </table:table-cell>
              <table:table-cell office:value-type="float" office:value="830525.5">
                <text:p>830525.5</text:p>
              </table:table-cell>
              <table:table-cell office:value-type="float" office:value="862597.1077">
                <text:p>862597.1077</text:p>
              </table:table-cell>
            </table:table-row>
            <table:table-row>
              <table:table-cell office:value-type="string">
                <text:p>Строка 170</text:p>
              </table:table-cell>
              <table:table-cell office:value-type="float" office:value="830550">
                <text:p>830550</text:p>
              </table:table-cell>
              <table:table-cell office:value-type="float" office:value="1006121.9882">
                <text:p>1006121.9882</text:p>
              </table:table-cell>
            </table:table-row>
            <table:table-row>
              <table:table-cell office:value-type="string">
                <text:p>Строка 497</text:p>
              </table:table-cell>
              <table:table-cell office:value-type="float" office:value="836000">
                <text:p>836000</text:p>
              </table:table-cell>
              <table:table-cell office:value-type="float" office:value="880745.9821">
                <text:p>880745.9821</text:p>
              </table:table-cell>
            </table:table-row>
            <table:table-row>
              <table:table-cell office:value-type="string">
                <text:p>Строка 99</text:p>
              </table:table-cell>
              <table:table-cell office:value-type="float" office:value="845000">
                <text:p>845000</text:p>
              </table:table-cell>
              <table:table-cell office:value-type="float" office:value="1442469.6975">
                <text:p>1442469.6975</text:p>
              </table:table-cell>
            </table:table-row>
            <table:table-row>
              <table:table-cell office:value-type="string">
                <text:p>Строка 568</text:p>
              </table:table-cell>
              <table:table-cell office:value-type="float" office:value="845250">
                <text:p>845250</text:p>
              </table:table-cell>
              <table:table-cell office:value-type="float" office:value="838387.5449">
                <text:p>838387.5449</text:p>
              </table:table-cell>
            </table:table-row>
            <table:table-row>
              <table:table-cell office:value-type="string">
                <text:p>Строка 501</text:p>
              </table:table-cell>
              <table:table-cell office:value-type="float" office:value="847700">
                <text:p>847700</text:p>
              </table:table-cell>
              <table:table-cell office:value-type="float" office:value="779169.0082">
                <text:p>779169.0082</text:p>
              </table:table-cell>
            </table:table-row>
            <table:table-row>
              <table:table-cell office:value-type="string">
                <text:p>Строка 353</text:p>
              </table:table-cell>
              <table:table-cell office:value-type="float" office:value="850000">
                <text:p>850000</text:p>
              </table:table-cell>
              <table:table-cell office:value-type="float" office:value="709730.9471">
                <text:p>709730.9471</text:p>
              </table:table-cell>
            </table:table-row>
            <table:table-row>
              <table:table-cell office:value-type="string">
                <text:p>Строка 59</text:p>
              </table:table-cell>
              <table:table-cell office:value-type="float" office:value="855050">
                <text:p>855050</text:p>
              </table:table-cell>
              <table:table-cell office:value-type="float" office:value="1027949.3747">
                <text:p>1027949.3747</text:p>
              </table:table-cell>
            </table:table-row>
            <table:table-row>
              <table:table-cell office:value-type="string">
                <text:p>Строка 663</text:p>
              </table:table-cell>
              <table:table-cell office:value-type="float" office:value="855050">
                <text:p>855050</text:p>
              </table:table-cell>
              <table:table-cell office:value-type="float" office:value="471854.8334">
                <text:p>471854.8334</text:p>
              </table:table-cell>
            </table:table-row>
            <table:table-row>
              <table:table-cell office:value-type="string">
                <text:p>Строка 787</text:p>
              </table:table-cell>
              <table:table-cell office:value-type="float" office:value="855050">
                <text:p>855050</text:p>
              </table:table-cell>
              <table:table-cell office:value-type="float" office:value="433347.4029">
                <text:p>433347.4029</text:p>
              </table:table-cell>
            </table:table-row>
            <table:table-row>
              <table:table-cell office:value-type="string">
                <text:p>Строка 211</text:p>
              </table:table-cell>
              <table:table-cell office:value-type="float" office:value="856275">
                <text:p>856275</text:p>
              </table:table-cell>
              <table:table-cell office:value-type="float" office:value="1166829.9401">
                <text:p>1166829.9401</text:p>
              </table:table-cell>
            </table:table-row>
            <table:table-row>
              <table:table-cell office:value-type="string">
                <text:p>Строка 822</text:p>
              </table:table-cell>
              <table:table-cell office:value-type="float" office:value="857500">
                <text:p>857500</text:p>
              </table:table-cell>
              <table:table-cell office:value-type="float" office:value="686393.7229">
                <text:p>686393.7229</text:p>
              </table:table-cell>
            </table:table-row>
            <table:table-row>
              <table:table-cell office:value-type="string">
                <text:p>Строка 65</text:p>
              </table:table-cell>
              <table:table-cell office:value-type="float" office:value="857500">
                <text:p>857500</text:p>
              </table:table-cell>
              <table:table-cell office:value-type="float" office:value="884958.6958">
                <text:p>884958.6958</text:p>
              </table:table-cell>
            </table:table-row>
            <table:table-row>
              <table:table-cell office:value-type="string">
                <text:p>Строка 179</text:p>
              </table:table-cell>
              <table:table-cell office:value-type="float" office:value="857500">
                <text:p>857500</text:p>
              </table:table-cell>
              <table:table-cell office:value-type="float" office:value="793319.6169">
                <text:p>793319.6169</text:p>
              </table:table-cell>
            </table:table-row>
            <table:table-row>
              <table:table-cell office:value-type="string">
                <text:p>Строка 104</text:p>
              </table:table-cell>
              <table:table-cell office:value-type="float" office:value="857500">
                <text:p>857500</text:p>
              </table:table-cell>
              <table:table-cell office:value-type="float" office:value="850855.8242">
                <text:p>850855.8242</text:p>
              </table:table-cell>
            </table:table-row>
            <table:table-row>
              <table:table-cell office:value-type="string">
                <text:p>Строка 471</text:p>
              </table:table-cell>
              <table:table-cell office:value-type="float" office:value="857500">
                <text:p>857500</text:p>
              </table:table-cell>
              <table:table-cell office:value-type="float" office:value="755009.758">
                <text:p>755009.758</text:p>
              </table:table-cell>
            </table:table-row>
            <table:table-row>
              <table:table-cell office:value-type="string">
                <text:p>Строка 812</text:p>
              </table:table-cell>
              <table:table-cell office:value-type="float" office:value="857500">
                <text:p>857500</text:p>
              </table:table-cell>
              <table:table-cell office:value-type="float" office:value="753304.6033">
                <text:p>753304.6033</text:p>
              </table:table-cell>
            </table:table-row>
            <table:table-row>
              <table:table-cell office:value-type="string">
                <text:p>Строка 281</text:p>
              </table:table-cell>
              <table:table-cell office:value-type="float" office:value="857500">
                <text:p>857500</text:p>
              </table:table-cell>
              <table:table-cell office:value-type="float" office:value="561855.9332">
                <text:p>561855.9332</text:p>
              </table:table-cell>
            </table:table-row>
            <table:table-row>
              <table:table-cell office:value-type="string">
                <text:p>Строка 818</text:p>
              </table:table-cell>
              <table:table-cell office:value-type="float" office:value="860000">
                <text:p>860000</text:p>
              </table:table-cell>
              <table:table-cell office:value-type="float" office:value="1033649.1293">
                <text:p>1033649.1293</text:p>
              </table:table-cell>
            </table:table-row>
            <table:table-row>
              <table:table-cell office:value-type="string">
                <text:p>Строка 11</text:p>
              </table:table-cell>
              <table:table-cell office:value-type="float" office:value="864850">
                <text:p>864850</text:p>
              </table:table-cell>
              <table:table-cell office:value-type="float" office:value="892335.3375">
                <text:p>892335.3375</text:p>
              </table:table-cell>
            </table:table-row>
            <table:table-row>
              <table:table-cell office:value-type="string">
                <text:p>Строка 207</text:p>
              </table:table-cell>
              <table:table-cell office:value-type="float" office:value="869750">
                <text:p>869750</text:p>
              </table:table-cell>
              <table:table-cell office:value-type="float" office:value="726486.4111">
                <text:p>726486.4111</text:p>
              </table:table-cell>
            </table:table-row>
            <table:table-row>
              <table:table-cell office:value-type="string">
                <text:p>Строка 614</text:p>
              </table:table-cell>
              <table:table-cell office:value-type="float" office:value="875000">
                <text:p>875000</text:p>
              </table:table-cell>
              <table:table-cell office:value-type="float" office:value="1729359.6414">
                <text:p>1729359.6414</text:p>
              </table:table-cell>
            </table:table-row>
            <table:table-row>
              <table:table-cell office:value-type="string">
                <text:p>Строка 867</text:p>
              </table:table-cell>
              <table:table-cell office:value-type="float" office:value="879550">
                <text:p>879550</text:p>
              </table:table-cell>
              <table:table-cell office:value-type="float" office:value="906577.9081">
                <text:p>906577.9081</text:p>
              </table:table-cell>
            </table:table-row>
            <table:table-row>
              <table:table-cell office:value-type="string">
                <text:p>Строка 701</text:p>
              </table:table-cell>
              <table:table-cell office:value-type="float" office:value="882000">
                <text:p>882000</text:p>
              </table:table-cell>
              <table:table-cell office:value-type="float" office:value="872426.7677">
                <text:p>872426.7677</text:p>
              </table:table-cell>
            </table:table-row>
            <table:table-row>
              <table:table-cell office:value-type="string">
                <text:p>Строка 579</text:p>
              </table:table-cell>
              <table:table-cell office:value-type="float" office:value="885000">
                <text:p>885000</text:p>
              </table:table-cell>
              <table:table-cell office:value-type="float" office:value="595763.5036">
                <text:p>595763.5036</text:p>
              </table:table-cell>
            </table:table-row>
            <table:table-row>
              <table:table-cell office:value-type="string">
                <text:p>Строка 251</text:p>
              </table:table-cell>
              <table:table-cell office:value-type="float" office:value="886900">
                <text:p>886900</text:p>
              </table:table-cell>
              <table:table-cell office:value-type="float" office:value="677959.1328">
                <text:p>677959.1328</text:p>
              </table:table-cell>
            </table:table-row>
            <table:table-row>
              <table:table-cell office:value-type="string">
                <text:p>Строка 696</text:p>
              </table:table-cell>
              <table:table-cell office:value-type="float" office:value="888000">
                <text:p>888000</text:p>
              </table:table-cell>
              <table:table-cell office:value-type="float" office:value="951248.5281">
                <text:p>951248.5281</text:p>
              </table:table-cell>
            </table:table-row>
            <table:table-row>
              <table:table-cell office:value-type="string">
                <text:p>Строка 909</text:p>
              </table:table-cell>
              <table:table-cell office:value-type="float" office:value="900000">
                <text:p>900000</text:p>
              </table:table-cell>
              <table:table-cell office:value-type="float" office:value="948561.6993">
                <text:p>948561.6993</text:p>
              </table:table-cell>
            </table:table-row>
            <table:table-row>
              <table:table-cell office:value-type="string">
                <text:p>Строка 43</text:p>
              </table:table-cell>
              <table:table-cell office:value-type="float" office:value="900000">
                <text:p>900000</text:p>
              </table:table-cell>
              <table:table-cell office:value-type="float" office:value="696076.5092">
                <text:p>696076.5092</text:p>
              </table:table-cell>
            </table:table-row>
            <table:table-row>
              <table:table-cell office:value-type="string">
                <text:p>Строка 819</text:p>
              </table:table-cell>
              <table:table-cell office:value-type="float" office:value="901600">
                <text:p>901600</text:p>
              </table:table-cell>
              <table:table-cell office:value-type="float" office:value="1127671.7862">
                <text:p>1127671.7862</text:p>
              </table:table-cell>
            </table:table-row>
            <table:table-row>
              <table:table-cell office:value-type="string">
                <text:p>Строка 519</text:p>
              </table:table-cell>
              <table:table-cell office:value-type="float" office:value="904999">
                <text:p>904999</text:p>
              </table:table-cell>
              <table:table-cell office:value-type="float" office:value="713140.7572">
                <text:p>713140.7572</text:p>
              </table:table-cell>
            </table:table-row>
            <table:table-row>
              <table:table-cell office:value-type="string">
                <text:p>Строка 901</text:p>
              </table:table-cell>
              <table:table-cell office:value-type="float" office:value="906500">
                <text:p>906500</text:p>
              </table:table-cell>
              <table:table-cell office:value-type="float" office:value="738279.1733">
                <text:p>738279.1733</text:p>
              </table:table-cell>
            </table:table-row>
            <table:table-row>
              <table:table-cell office:value-type="string">
                <text:p>Строка 56</text:p>
              </table:table-cell>
              <table:table-cell office:value-type="float" office:value="906500">
                <text:p>906500</text:p>
              </table:table-cell>
              <table:table-cell office:value-type="float" office:value="1666217.336">
                <text:p>1666217.336</text:p>
              </table:table-cell>
            </table:table-row>
            <table:table-row>
              <table:table-cell office:value-type="string">
                <text:p>Строка 37</text:p>
              </table:table-cell>
              <table:table-cell office:value-type="float" office:value="925000">
                <text:p>925000</text:p>
              </table:table-cell>
              <table:table-cell office:value-type="float" office:value="709323.9671">
                <text:p>709323.9671</text:p>
              </table:table-cell>
            </table:table-row>
            <table:table-row>
              <table:table-cell office:value-type="string">
                <text:p>Строка 22</text:p>
              </table:table-cell>
              <table:table-cell office:value-type="float" office:value="928550">
                <text:p>928550</text:p>
              </table:table-cell>
              <table:table-cell office:value-type="float" office:value="1124952.0687">
                <text:p>1124952.0687</text:p>
              </table:table-cell>
            </table:table-row>
            <table:table-row>
              <table:table-cell office:value-type="string">
                <text:p>Строка 549</text:p>
              </table:table-cell>
              <table:table-cell office:value-type="float" office:value="928550">
                <text:p>928550</text:p>
              </table:table-cell>
              <table:table-cell office:value-type="float" office:value="1323012.1888">
                <text:p>1323012.1888</text:p>
              </table:table-cell>
            </table:table-row>
            <table:table-row>
              <table:table-cell office:value-type="string">
                <text:p>Строка 636</text:p>
              </table:table-cell>
              <table:table-cell office:value-type="float" office:value="930975.5">
                <text:p>930975.5</text:p>
              </table:table-cell>
              <table:table-cell office:value-type="float" office:value="810740.1333">
                <text:p>810740.1333</text:p>
              </table:table-cell>
            </table:table-row>
            <table:table-row>
              <table:table-cell office:value-type="string">
                <text:p>Строка 275</text:p>
              </table:table-cell>
              <table:table-cell office:value-type="float" office:value="931000">
                <text:p>931000</text:p>
              </table:table-cell>
              <table:table-cell office:value-type="float" office:value="576943.2833">
                <text:p>576943.2833</text:p>
              </table:table-cell>
            </table:table-row>
            <table:table-row>
              <table:table-cell office:value-type="string">
                <text:p>Строка 62</text:p>
              </table:table-cell>
              <table:table-cell office:value-type="float" office:value="931000">
                <text:p>931000</text:p>
              </table:table-cell>
              <table:table-cell office:value-type="float" office:value="1280270.423">
                <text:p>1280270.423</text:p>
              </table:table-cell>
            </table:table-row>
            <table:table-row>
              <table:table-cell office:value-type="string">
                <text:p>Строка 776</text:p>
              </table:table-cell>
              <table:table-cell office:value-type="float" office:value="945700">
                <text:p>945700</text:p>
              </table:table-cell>
              <table:table-cell office:value-type="float" office:value="888059.2533">
                <text:p>888059.2533</text:p>
              </table:table-cell>
            </table:table-row>
            <table:table-row>
              <table:table-cell office:value-type="string">
                <text:p>Строка 347</text:p>
              </table:table-cell>
              <table:table-cell office:value-type="float" office:value="950000">
                <text:p>950000</text:p>
              </table:table-cell>
              <table:table-cell office:value-type="float" office:value="791580.9692">
                <text:p>791580.9692</text:p>
              </table:table-cell>
            </table:table-row>
            <table:table-row>
              <table:table-cell office:value-type="string">
                <text:p>Строка 906</text:p>
              </table:table-cell>
              <table:table-cell office:value-type="float" office:value="950000">
                <text:p>950000</text:p>
              </table:table-cell>
              <table:table-cell office:value-type="float" office:value="1426697.9852">
                <text:p>1426697.9852</text:p>
              </table:table-cell>
            </table:table-row>
            <table:table-row>
              <table:table-cell office:value-type="string">
                <text:p>Строка 598</text:p>
              </table:table-cell>
              <table:table-cell office:value-type="float" office:value="955255">
                <text:p>955255</text:p>
              </table:table-cell>
              <table:table-cell office:value-type="float" office:value="815502.6789">
                <text:p>815502.6789</text:p>
              </table:table-cell>
            </table:table-row>
            <table:table-row>
              <table:table-cell office:value-type="string">
                <text:p>Строка 500</text:p>
              </table:table-cell>
              <table:table-cell office:value-type="float" office:value="955500">
                <text:p>955500</text:p>
              </table:table-cell>
              <table:table-cell office:value-type="float" office:value="1798876.3557">
                <text:p>1798876.3557</text:p>
              </table:table-cell>
            </table:table-row>
            <table:table-row>
              <table:table-cell office:value-type="string">
                <text:p>Строка 45</text:p>
              </table:table-cell>
              <table:table-cell office:value-type="float" office:value="967750">
                <text:p>967750</text:p>
              </table:table-cell>
              <table:table-cell office:value-type="float" office:value="479112.2554">
                <text:p>479112.2554</text:p>
              </table:table-cell>
            </table:table-row>
            <table:table-row>
              <table:table-cell office:value-type="string">
                <text:p>Строка 683</text:p>
              </table:table-cell>
              <table:table-cell office:value-type="float" office:value="967750">
                <text:p>967750</text:p>
              </table:table-cell>
              <table:table-cell office:value-type="float" office:value="1347350.2623">
                <text:p>1347350.2623</text:p>
              </table:table-cell>
            </table:table-row>
            <table:table-row>
              <table:table-cell office:value-type="string">
                <text:p>Строка 98</text:p>
              </table:table-cell>
              <table:table-cell office:value-type="float" office:value="967750">
                <text:p>967750</text:p>
              </table:table-cell>
              <table:table-cell office:value-type="float" office:value="544924.8915">
                <text:p>544924.8915</text:p>
              </table:table-cell>
            </table:table-row>
            <table:table-row>
              <table:table-cell office:value-type="string">
                <text:p>Строка 685</text:p>
              </table:table-cell>
              <table:table-cell office:value-type="float" office:value="975100">
                <text:p>975100</text:p>
              </table:table-cell>
              <table:table-cell office:value-type="float" office:value="537196.0907">
                <text:p>537196.0907</text:p>
              </table:table-cell>
            </table:table-row>
            <table:table-row>
              <table:table-cell office:value-type="string">
                <text:p>Строка 346</text:p>
              </table:table-cell>
              <table:table-cell office:value-type="float" office:value="977550">
                <text:p>977550</text:p>
              </table:table-cell>
              <table:table-cell office:value-type="float" office:value="691337.908">
                <text:p>691337.908</text:p>
              </table:table-cell>
            </table:table-row>
            <table:table-row>
              <table:table-cell office:value-type="string">
                <text:p>Строка 392</text:p>
              </table:table-cell>
              <table:table-cell office:value-type="float" office:value="979755">
                <text:p>979755</text:p>
              </table:table-cell>
              <table:table-cell office:value-type="float" office:value="877768.4607">
                <text:p>877768.4607</text:p>
              </table:table-cell>
            </table:table-row>
            <table:table-row>
              <table:table-cell office:value-type="string">
                <text:p>Строка 826</text:p>
              </table:table-cell>
              <table:table-cell office:value-type="float" office:value="979975.5">
                <text:p>979975.5</text:p>
              </table:table-cell>
              <table:table-cell office:value-type="float" office:value="1138803.6615">
                <text:p>1138803.6615</text:p>
              </table:table-cell>
            </table:table-row>
            <table:table-row>
              <table:table-cell office:value-type="string">
                <text:p>Строка 308</text:p>
              </table:table-cell>
              <table:table-cell office:value-type="float" office:value="979975.5">
                <text:p>979975.5</text:p>
              </table:table-cell>
              <table:table-cell office:value-type="float" office:value="970351.2444">
                <text:p>970351.2444</text:p>
              </table:table-cell>
            </table:table-row>
            <table:table-row>
              <table:table-cell office:value-type="string">
                <text:p>Строка 312</text:p>
              </table:table-cell>
              <table:table-cell office:value-type="float" office:value="979975.5">
                <text:p>979975.5</text:p>
              </table:table-cell>
              <table:table-cell office:value-type="float" office:value="1099912.7394">
                <text:p>1099912.7394</text:p>
              </table:table-cell>
            </table:table-row>
            <table:table-row>
              <table:table-cell office:value-type="string">
                <text:p>Строка 896</text:p>
              </table:table-cell>
              <table:table-cell office:value-type="float" office:value="980000">
                <text:p>980000</text:p>
              </table:table-cell>
              <table:table-cell office:value-type="float" office:value="881284.1752">
                <text:p>881284.1752</text:p>
              </table:table-cell>
            </table:table-row>
            <table:table-row>
              <table:table-cell office:value-type="string">
                <text:p>Строка 660</text:p>
              </table:table-cell>
              <table:table-cell office:value-type="float" office:value="980000">
                <text:p>980000</text:p>
              </table:table-cell>
              <table:table-cell office:value-type="float" office:value="906577.9081">
                <text:p>906577.9081</text:p>
              </table:table-cell>
            </table:table-row>
            <table:table-row>
              <table:table-cell office:value-type="string">
                <text:p>Строка 328</text:p>
              </table:table-cell>
              <table:table-cell office:value-type="float" office:value="980000">
                <text:p>980000</text:p>
              </table:table-cell>
              <table:table-cell office:value-type="float" office:value="543771.9939">
                <text:p>543771.9939</text:p>
              </table:table-cell>
            </table:table-row>
            <table:table-row>
              <table:table-cell office:value-type="string">
                <text:p>Строка 238</text:p>
              </table:table-cell>
              <table:table-cell office:value-type="float" office:value="980000">
                <text:p>980000</text:p>
              </table:table-cell>
              <table:table-cell office:value-type="float" office:value="889246.3003">
                <text:p>889246.3003</text:p>
              </table:table-cell>
            </table:table-row>
            <table:table-row>
              <table:table-cell office:value-type="string">
                <text:p>Строка 680</text:p>
              </table:table-cell>
              <table:table-cell office:value-type="float" office:value="990000">
                <text:p>990000</text:p>
              </table:table-cell>
              <table:table-cell office:value-type="float" office:value="1229617.9714">
                <text:p>1229617.9714</text:p>
              </table:table-cell>
            </table:table-row>
            <table:table-row>
              <table:table-cell office:value-type="string">
                <text:p>Строка 80</text:p>
              </table:table-cell>
              <table:table-cell office:value-type="float" office:value="990000">
                <text:p>990000</text:p>
              </table:table-cell>
              <table:table-cell office:value-type="float" office:value="832564.9756">
                <text:p>832564.9756</text:p>
              </table:table-cell>
            </table:table-row>
            <table:table-row>
              <table:table-cell office:value-type="string">
                <text:p>Строка 599</text:p>
              </table:table-cell>
              <table:table-cell office:value-type="float" office:value="994700">
                <text:p>994700</text:p>
              </table:table-cell>
              <table:table-cell office:value-type="float" office:value="814021.9887">
                <text:p>814021.9887</text:p>
              </table:table-cell>
            </table:table-row>
            <table:table-row>
              <table:table-cell office:value-type="string">
                <text:p>Строка 623</text:p>
              </table:table-cell>
              <table:table-cell office:value-type="float" office:value="999999">
                <text:p>999999</text:p>
              </table:table-cell>
              <table:table-cell office:value-type="float" office:value="1005600.4712">
                <text:p>1005600.4712</text:p>
              </table:table-cell>
            </table:table-row>
            <table:table-row>
              <table:table-cell office:value-type="string">
                <text:p>Строка 601</text:p>
              </table:table-cell>
              <table:table-cell office:value-type="float" office:value="1000000">
                <text:p>1000000</text:p>
              </table:table-cell>
              <table:table-cell office:value-type="float" office:value="561395.9478">
                <text:p>561395.9478</text:p>
              </table:table-cell>
            </table:table-row>
            <table:table-row>
              <table:table-cell office:value-type="string">
                <text:p>Строка 899</text:p>
              </table:table-cell>
              <table:table-cell office:value-type="float" office:value="1000000">
                <text:p>1000000</text:p>
              </table:table-cell>
              <table:table-cell office:value-type="float" office:value="654583.2477">
                <text:p>654583.2477</text:p>
              </table:table-cell>
            </table:table-row>
            <table:table-row>
              <table:table-cell office:value-type="string">
                <text:p>Строка 117</text:p>
              </table:table-cell>
              <table:table-cell office:value-type="float" office:value="1000000">
                <text:p>1000000</text:p>
              </table:table-cell>
              <table:table-cell office:value-type="float" office:value="1573180.999">
                <text:p>1573180.999</text:p>
              </table:table-cell>
            </table:table-row>
            <table:table-row>
              <table:table-cell office:value-type="string">
                <text:p>Строка 406</text:p>
              </table:table-cell>
              <table:table-cell office:value-type="float" office:value="1004500">
                <text:p>1004500</text:p>
              </table:table-cell>
              <table:table-cell office:value-type="float" office:value="1013917.0398">
                <text:p>1013917.0398</text:p>
              </table:table-cell>
            </table:table-row>
            <table:table-row>
              <table:table-cell office:value-type="string">
                <text:p>Строка 941</text:p>
              </table:table-cell>
              <table:table-cell office:value-type="float" office:value="1016505">
                <text:p>1016505</text:p>
              </table:table-cell>
              <table:table-cell office:value-type="float" office:value="1120964.7209">
                <text:p>1120964.7209</text:p>
              </table:table-cell>
            </table:table-row>
            <table:table-row>
              <table:table-cell office:value-type="string">
                <text:p>Строка 339</text:p>
              </table:table-cell>
              <table:table-cell office:value-type="float" office:value="1021650">
                <text:p>1021650</text:p>
              </table:table-cell>
              <table:table-cell office:value-type="float" office:value="1244356.15">
                <text:p>1244356.15</text:p>
              </table:table-cell>
            </table:table-row>
            <table:table-row>
              <table:table-cell office:value-type="string">
                <text:p>Строка 341</text:p>
              </table:table-cell>
              <table:table-cell office:value-type="float" office:value="1025000">
                <text:p>1025000</text:p>
              </table:table-cell>
              <table:table-cell office:value-type="float" office:value="541901.5154">
                <text:p>541901.5154</text:p>
              </table:table-cell>
            </table:table-row>
            <table:table-row>
              <table:table-cell office:value-type="string">
                <text:p>Строка 704</text:p>
              </table:table-cell>
              <table:table-cell office:value-type="float" office:value="1026550">
                <text:p>1026550</text:p>
              </table:table-cell>
              <table:table-cell office:value-type="float" office:value="565212.7868">
                <text:p>565212.7868</text:p>
              </table:table-cell>
            </table:table-row>
            <table:table-row>
              <table:table-cell office:value-type="string">
                <text:p>Строка 681</text:p>
              </table:table-cell>
              <table:table-cell office:value-type="float" office:value="1026550">
                <text:p>1026550</text:p>
              </table:table-cell>
              <table:table-cell office:value-type="float" office:value="928977.5503">
                <text:p>928977.5503</text:p>
              </table:table-cell>
            </table:table-row>
            <table:table-row>
              <table:table-cell office:value-type="string">
                <text:p>Строка 944</text:p>
              </table:table-cell>
              <table:table-cell office:value-type="float" office:value="1029000">
                <text:p>1029000</text:p>
              </table:table-cell>
              <table:table-cell office:value-type="float" office:value="769200.6559">
                <text:p>769200.6559</text:p>
              </table:table-cell>
            </table:table-row>
            <table:table-row>
              <table:table-cell office:value-type="string">
                <text:p>Строка 968</text:p>
              </table:table-cell>
              <table:table-cell office:value-type="float" office:value="1030559">
                <text:p>1030559</text:p>
              </table:table-cell>
              <table:table-cell office:value-type="float" office:value="1240871.3359">
                <text:p>1240871.3359</text:p>
              </table:table-cell>
            </table:table-row>
            <table:table-row>
              <table:table-cell office:value-type="string">
                <text:p>Строка 282</text:p>
              </table:table-cell>
              <table:table-cell office:value-type="float" office:value="1050000">
                <text:p>1050000</text:p>
              </table:table-cell>
              <table:table-cell office:value-type="float" office:value="905700.3007">
                <text:p>905700.3007</text:p>
              </table:table-cell>
            </table:table-row>
            <table:table-row>
              <table:table-cell office:value-type="string">
                <text:p>Строка 918</text:p>
              </table:table-cell>
              <table:table-cell office:value-type="float" office:value="1053500">
                <text:p>1053500</text:p>
              </table:table-cell>
              <table:table-cell office:value-type="float" office:value="1215295.0627">
                <text:p>1215295.0627</text:p>
              </table:table-cell>
            </table:table-row>
            <table:table-row>
              <table:table-cell office:value-type="string">
                <text:p>Строка 616</text:p>
              </table:table-cell>
              <table:table-cell office:value-type="float" office:value="1053500">
                <text:p>1053500</text:p>
              </table:table-cell>
              <table:table-cell office:value-type="float" office:value="676299.4813">
                <text:p>676299.4813</text:p>
              </table:table-cell>
            </table:table-row>
            <table:table-row>
              <table:table-cell office:value-type="string">
                <text:p>Строка 494</text:p>
              </table:table-cell>
              <table:table-cell office:value-type="float" office:value="1078000">
                <text:p>1078000</text:p>
              </table:table-cell>
              <table:table-cell office:value-type="float" office:value="962293.3068">
                <text:p>962293.3068</text:p>
              </table:table-cell>
            </table:table-row>
            <table:table-row>
              <table:table-cell office:value-type="string">
                <text:p>Строка 315</text:p>
              </table:table-cell>
              <table:table-cell office:value-type="float" office:value="1079000">
                <text:p>1079000</text:p>
              </table:table-cell>
              <table:table-cell office:value-type="float" office:value="1014603.0359">
                <text:p>1014603.0359</text:p>
              </table:table-cell>
            </table:table-row>
            <table:table-row>
              <table:table-cell office:value-type="string">
                <text:p>Строка 731</text:p>
              </table:table-cell>
              <table:table-cell office:value-type="float" office:value="1080000">
                <text:p>1080000</text:p>
              </table:table-cell>
              <table:table-cell office:value-type="float" office:value="2020371.8591">
                <text:p>2020371.8591</text:p>
              </table:table-cell>
            </table:table-row>
            <table:table-row>
              <table:table-cell office:value-type="string">
                <text:p>Строка 779</text:p>
              </table:table-cell>
              <table:table-cell office:value-type="float" office:value="1094250">
                <text:p>1094250</text:p>
              </table:table-cell>
              <table:table-cell office:value-type="float" office:value="835099.2998">
                <text:p>835099.2998</text:p>
              </table:table-cell>
            </table:table-row>
            <table:table-row>
              <table:table-cell office:value-type="string">
                <text:p>Строка 734</text:p>
              </table:table-cell>
              <table:table-cell office:value-type="float" office:value="1097600">
                <text:p>1097600</text:p>
              </table:table-cell>
              <table:table-cell office:value-type="float" office:value="2085117.6947">
                <text:p>2085117.6947</text:p>
              </table:table-cell>
            </table:table-row>
            <table:table-row>
              <table:table-cell office:value-type="string">
                <text:p>Строка 139</text:p>
              </table:table-cell>
              <table:table-cell office:value-type="float" office:value="1100000">
                <text:p>1100000</text:p>
              </table:table-cell>
              <table:table-cell office:value-type="float" office:value="664832.2705">
                <text:p>664832.2705</text:p>
              </table:table-cell>
            </table:table-row>
            <table:table-row>
              <table:table-cell office:value-type="string">
                <text:p>Строка 656</text:p>
              </table:table-cell>
              <table:table-cell office:value-type="float" office:value="1100000">
                <text:p>1100000</text:p>
              </table:table-cell>
              <table:table-cell office:value-type="float" office:value="982936.9717">
                <text:p>982936.9717</text:p>
              </table:table-cell>
            </table:table-row>
            <table:table-row>
              <table:table-cell office:value-type="string">
                <text:p>Строка 404</text:p>
              </table:table-cell>
              <table:table-cell office:value-type="float" office:value="1100000">
                <text:p>1100000</text:p>
              </table:table-cell>
              <table:table-cell office:value-type="float" office:value="1184860.8446">
                <text:p>1184860.8446</text:p>
              </table:table-cell>
            </table:table-row>
            <table:table-row>
              <table:table-cell office:value-type="string">
                <text:p>Строка 651</text:p>
              </table:table-cell>
              <table:table-cell office:value-type="float" office:value="1100000">
                <text:p>1100000</text:p>
              </table:table-cell>
              <table:table-cell office:value-type="float" office:value="1005563.2799">
                <text:p>1005563.2799</text:p>
              </table:table-cell>
            </table:table-row>
            <table:table-row>
              <table:table-cell office:value-type="string">
                <text:p>Строка 156</text:p>
              </table:table-cell>
              <table:table-cell office:value-type="float" office:value="1100000">
                <text:p>1100000</text:p>
              </table:table-cell>
              <table:table-cell office:value-type="float" office:value="1160266.9196">
                <text:p>1160266.9196</text:p>
              </table:table-cell>
            </table:table-row>
            <table:table-row>
              <table:table-cell office:value-type="string">
                <text:p>Строка 256</text:p>
              </table:table-cell>
              <table:table-cell office:value-type="float" office:value="1102500">
                <text:p>1102500</text:p>
              </table:table-cell>
              <table:table-cell office:value-type="float" office:value="811394.3653">
                <text:p>811394.3653</text:p>
              </table:table-cell>
            </table:table-row>
            <table:table-row>
              <table:table-cell office:value-type="string">
                <text:p>Строка 572</text:p>
              </table:table-cell>
              <table:table-cell office:value-type="float" office:value="1107400">
                <text:p>1107400</text:p>
              </table:table-cell>
              <table:table-cell office:value-type="float" office:value="1347350.2623">
                <text:p>1347350.2623</text:p>
              </table:table-cell>
            </table:table-row>
            <table:table-row>
              <table:table-cell office:value-type="string">
                <text:p>Строка 498</text:p>
              </table:table-cell>
              <table:table-cell office:value-type="float" office:value="1114750">
                <text:p>1114750</text:p>
              </table:table-cell>
              <table:table-cell office:value-type="float" office:value="876874.7671">
                <text:p>876874.7671</text:p>
              </table:table-cell>
            </table:table-row>
            <table:table-row>
              <table:table-cell office:value-type="string">
                <text:p>Строка 717</text:p>
              </table:table-cell>
              <table:table-cell office:value-type="float" office:value="1120600">
                <text:p>1120600</text:p>
              </table:table-cell>
              <table:table-cell office:value-type="float" office:value="1008397.5668">
                <text:p>1008397.5668</text:p>
              </table:table-cell>
            </table:table-row>
            <table:table-row>
              <table:table-cell office:value-type="string">
                <text:p>Строка 249</text:p>
              </table:table-cell>
              <table:table-cell office:value-type="float" office:value="1127000">
                <text:p>1127000</text:p>
              </table:table-cell>
              <table:table-cell office:value-type="float" office:value="1930736.4835">
                <text:p>1930736.4835</text:p>
              </table:table-cell>
            </table:table-row>
            <table:table-row>
              <table:table-cell office:value-type="string">
                <text:p>Строка 52</text:p>
              </table:table-cell>
              <table:table-cell office:value-type="float" office:value="1127000">
                <text:p>1127000</text:p>
              </table:table-cell>
              <table:table-cell office:value-type="float" office:value="879770.9779">
                <text:p>879770.9779</text:p>
              </table:table-cell>
            </table:table-row>
            <table:table-row>
              <table:table-cell office:value-type="string">
                <text:p>Строка 182</text:p>
              </table:table-cell>
              <table:table-cell office:value-type="float" office:value="1127000">
                <text:p>1127000</text:p>
              </table:table-cell>
              <table:table-cell office:value-type="float" office:value="1293468.223">
                <text:p>1293468.223</text:p>
              </table:table-cell>
            </table:table-row>
            <table:table-row>
              <table:table-cell office:value-type="string">
                <text:p>Строка 848</text:p>
              </table:table-cell>
              <table:table-cell office:value-type="float" office:value="1127000">
                <text:p>1127000</text:p>
              </table:table-cell>
              <table:table-cell office:value-type="float" office:value="1122153.3594">
                <text:p>1122153.3594</text:p>
              </table:table-cell>
            </table:table-row>
            <table:table-row>
              <table:table-cell office:value-type="string">
                <text:p>Строка 488</text:p>
              </table:table-cell>
              <table:table-cell office:value-type="float" office:value="1127000">
                <text:p>1127000</text:p>
              </table:table-cell>
              <table:table-cell office:value-type="float" office:value="1119422.3621">
                <text:p>1119422.3621</text:p>
              </table:table-cell>
            </table:table-row>
            <table:table-row>
              <table:table-cell office:value-type="string">
                <text:p>Строка 597</text:p>
              </table:table-cell>
              <table:table-cell office:value-type="float" office:value="1139250">
                <text:p>1139250</text:p>
              </table:table-cell>
              <table:table-cell office:value-type="float" office:value="876079.1358">
                <text:p>876079.1358</text:p>
              </table:table-cell>
            </table:table-row>
            <table:table-row>
              <table:table-cell office:value-type="string">
                <text:p>Строка 436</text:p>
              </table:table-cell>
              <table:table-cell office:value-type="float" office:value="1139250">
                <text:p>1139250</text:p>
              </table:table-cell>
              <table:table-cell office:value-type="float" office:value="1021523.6434">
                <text:p>1021523.6434</text:p>
              </table:table-cell>
            </table:table-row>
            <table:table-row>
              <table:table-cell office:value-type="string">
                <text:p>Строка 831</text:p>
              </table:table-cell>
              <table:table-cell office:value-type="float" office:value="1149050">
                <text:p>1149050</text:p>
              </table:table-cell>
              <table:table-cell office:value-type="float" office:value="1038601.0217">
                <text:p>1038601.0217</text:p>
              </table:table-cell>
            </table:table-row>
            <table:table-row>
              <table:table-cell office:value-type="string">
                <text:p>Строка 402</text:p>
              </table:table-cell>
              <table:table-cell office:value-type="float" office:value="1150000">
                <text:p>1150000</text:p>
              </table:table-cell>
              <table:table-cell office:value-type="float" office:value="1257098.3269">
                <text:p>1257098.3269</text:p>
              </table:table-cell>
            </table:table-row>
            <table:table-row>
              <table:table-cell office:value-type="string">
                <text:p>Строка 467</text:p>
              </table:table-cell>
              <table:table-cell office:value-type="float" office:value="1168650">
                <text:p>1168650</text:p>
              </table:table-cell>
              <table:table-cell office:value-type="float" office:value="905504.0648">
                <text:p>905504.0648</text:p>
              </table:table-cell>
            </table:table-row>
            <table:table-row>
              <table:table-cell office:value-type="string">
                <text:p>Строка 869</text:p>
              </table:table-cell>
              <table:table-cell office:value-type="float" office:value="1171100">
                <text:p>1171100</text:p>
              </table:table-cell>
              <table:table-cell office:value-type="float" office:value="661609.3722">
                <text:p>661609.3722</text:p>
              </table:table-cell>
            </table:table-row>
            <table:table-row>
              <table:table-cell office:value-type="string">
                <text:p>Строка 976</text:p>
              </table:table-cell>
              <table:table-cell office:value-type="float" office:value="1173550">
                <text:p>1173550</text:p>
              </table:table-cell>
              <table:table-cell office:value-type="float" office:value="1084734.9432">
                <text:p>1084734.9432</text:p>
              </table:table-cell>
            </table:table-row>
            <table:table-row>
              <table:table-cell office:value-type="string">
                <text:p>Строка 320</text:p>
              </table:table-cell>
              <table:table-cell office:value-type="float" office:value="1176000">
                <text:p>1176000</text:p>
              </table:table-cell>
              <table:table-cell office:value-type="float" office:value="687873.2496">
                <text:p>687873.2496</text:p>
              </table:table-cell>
            </table:table-row>
            <table:table-row>
              <table:table-cell office:value-type="string">
                <text:p>Строка 486</text:p>
              </table:table-cell>
              <table:table-cell office:value-type="float" office:value="1180000">
                <text:p>1180000</text:p>
              </table:table-cell>
              <table:table-cell office:value-type="float" office:value="1337008.3186">
                <text:p>1337008.3186</text:p>
              </table:table-cell>
            </table:table-row>
            <table:table-row>
              <table:table-cell office:value-type="string">
                <text:p>Строка 445</text:p>
              </table:table-cell>
              <table:table-cell office:value-type="float" office:value="1185800">
                <text:p>1185800</text:p>
              </table:table-cell>
              <table:table-cell office:value-type="float" office:value="1019339.624">
                <text:p>1019339.624</text:p>
              </table:table-cell>
            </table:table-row>
            <table:table-row>
              <table:table-cell office:value-type="string">
                <text:p>Строка 145</text:p>
              </table:table-cell>
              <table:table-cell office:value-type="float" office:value="1188250">
                <text:p>1188250</text:p>
              </table:table-cell>
              <table:table-cell office:value-type="float" office:value="1433965.5296">
                <text:p>1433965.5296</text:p>
              </table:table-cell>
            </table:table-row>
            <table:table-row>
              <table:table-cell office:value-type="string">
                <text:p>Строка 772</text:p>
              </table:table-cell>
              <table:table-cell office:value-type="float" office:value="1190000">
                <text:p>1190000</text:p>
              </table:table-cell>
              <table:table-cell office:value-type="float" office:value="708237.1402">
                <text:p>708237.1402</text:p>
              </table:table-cell>
            </table:table-row>
            <table:table-row>
              <table:table-cell office:value-type="string">
                <text:p>Строка 580</text:p>
              </table:table-cell>
              <table:table-cell office:value-type="float" office:value="1200000">
                <text:p>1200000</text:p>
              </table:table-cell>
              <table:table-cell office:value-type="float" office:value="888949.2444">
                <text:p>888949.2444</text:p>
              </table:table-cell>
            </table:table-row>
            <table:table-row>
              <table:table-cell office:value-type="string">
                <text:p>Строка 539</text:p>
              </table:table-cell>
              <table:table-cell office:value-type="float" office:value="1212750">
                <text:p>1212750</text:p>
              </table:table-cell>
              <table:table-cell office:value-type="float" office:value="1172883.6648">
                <text:p>1172883.6648</text:p>
              </table:table-cell>
            </table:table-row>
            <table:table-row>
              <table:table-cell office:value-type="string">
                <text:p>Строка 856</text:p>
              </table:table-cell>
              <table:table-cell office:value-type="float" office:value="1212750">
                <text:p>1212750</text:p>
              </table:table-cell>
              <table:table-cell office:value-type="float" office:value="1202825.6277">
                <text:p>1202825.6277</text:p>
              </table:table-cell>
            </table:table-row>
            <table:table-row>
              <table:table-cell office:value-type="string">
                <text:p>Строка 721</text:p>
              </table:table-cell>
              <table:table-cell office:value-type="float" office:value="1212750">
                <text:p>1212750</text:p>
              </table:table-cell>
              <table:table-cell office:value-type="float" office:value="1306793.318">
                <text:p>1306793.318</text:p>
              </table:table-cell>
            </table:table-row>
            <table:table-row>
              <table:table-cell office:value-type="string">
                <text:p>Строка 271</text:p>
              </table:table-cell>
              <table:table-cell office:value-type="float" office:value="1212750">
                <text:p>1212750</text:p>
              </table:table-cell>
              <table:table-cell office:value-type="float" office:value="1530326.2778">
                <text:p>1530326.2778</text:p>
              </table:table-cell>
            </table:table-row>
            <table:table-row>
              <table:table-cell office:value-type="string">
                <text:p>Строка 297</text:p>
              </table:table-cell>
              <table:table-cell office:value-type="float" office:value="1222550">
                <text:p>1222550</text:p>
              </table:table-cell>
              <table:table-cell office:value-type="float" office:value="1199257.9333">
                <text:p>1199257.9333</text:p>
              </table:table-cell>
            </table:table-row>
            <table:table-row>
              <table:table-cell office:value-type="string">
                <text:p>Строка 953</text:p>
              </table:table-cell>
              <table:table-cell office:value-type="float" office:value="1222550">
                <text:p>1222550</text:p>
              </table:table-cell>
              <table:table-cell office:value-type="float" office:value="1202410.4683">
                <text:p>1202410.4683</text:p>
              </table:table-cell>
            </table:table-row>
            <table:table-row>
              <table:table-cell office:value-type="string">
                <text:p>Строка 273</text:p>
              </table:table-cell>
              <table:table-cell office:value-type="float" office:value="1222550">
                <text:p>1222550</text:p>
              </table:table-cell>
              <table:table-cell office:value-type="float" office:value="845259.6847">
                <text:p>845259.6847</text:p>
              </table:table-cell>
            </table:table-row>
            <table:table-row>
              <table:table-cell office:value-type="string">
                <text:p>Строка 947</text:p>
              </table:table-cell>
              <table:table-cell office:value-type="float" office:value="1225000">
                <text:p>1225000</text:p>
              </table:table-cell>
              <table:table-cell office:value-type="float" office:value="990306.0595">
                <text:p>990306.0595</text:p>
              </table:table-cell>
            </table:table-row>
            <table:table-row>
              <table:table-cell office:value-type="string">
                <text:p>Строка 68</text:p>
              </table:table-cell>
              <table:table-cell office:value-type="float" office:value="1235000">
                <text:p>1235000</text:p>
              </table:table-cell>
              <table:table-cell office:value-type="float" office:value="826776.4197">
                <text:p>826776.4197</text:p>
              </table:table-cell>
            </table:table-row>
            <table:table-row>
              <table:table-cell office:value-type="string">
                <text:p>Строка 800</text:p>
              </table:table-cell>
              <table:table-cell office:value-type="float" office:value="1237250">
                <text:p>1237250</text:p>
              </table:table-cell>
              <table:table-cell office:value-type="float" office:value="879182.6294">
                <text:p>879182.6294</text:p>
              </table:table-cell>
            </table:table-row>
            <table:table-row>
              <table:table-cell office:value-type="string">
                <text:p>Строка 809</text:p>
              </table:table-cell>
              <table:table-cell office:value-type="float" office:value="1245000">
                <text:p>1245000</text:p>
              </table:table-cell>
              <table:table-cell office:value-type="float" office:value="1597340.2777">
                <text:p>1597340.2777</text:p>
              </table:table-cell>
            </table:table-row>
            <table:table-row>
              <table:table-cell office:value-type="string">
                <text:p>Строка 613</text:p>
              </table:table-cell>
              <table:table-cell office:value-type="float" office:value="1261750">
                <text:p>1261750</text:p>
              </table:table-cell>
              <table:table-cell office:value-type="float" office:value="966790.2395">
                <text:p>966790.2395</text:p>
              </table:table-cell>
            </table:table-row>
            <table:table-row>
              <table:table-cell office:value-type="string">
                <text:p>Строка 865</text:p>
              </table:table-cell>
              <table:table-cell office:value-type="float" office:value="1274000">
                <text:p>1274000</text:p>
              </table:table-cell>
              <table:table-cell office:value-type="float" office:value="986603.0733">
                <text:p>986603.0733</text:p>
              </table:table-cell>
            </table:table-row>
            <table:table-row>
              <table:table-cell office:value-type="string">
                <text:p>Строка 490</text:p>
              </table:table-cell>
              <table:table-cell office:value-type="float" office:value="1280000">
                <text:p>1280000</text:p>
              </table:table-cell>
              <table:table-cell office:value-type="float" office:value="870428.5239">
                <text:p>870428.5239</text:p>
              </table:table-cell>
            </table:table-row>
            <table:table-row>
              <table:table-cell office:value-type="string">
                <text:p>Строка 715</text:p>
              </table:table-cell>
              <table:table-cell office:value-type="float" office:value="1291150">
                <text:p>1291150</text:p>
              </table:table-cell>
              <table:table-cell office:value-type="float" office:value="1244200.243">
                <text:p>1244200.243</text:p>
              </table:table-cell>
            </table:table-row>
            <table:table-row>
              <table:table-cell office:value-type="string">
                <text:p>Строка 853</text:p>
              </table:table-cell>
              <table:table-cell office:value-type="float" office:value="1298500">
                <text:p>1298500</text:p>
              </table:table-cell>
              <table:table-cell office:value-type="float" office:value="1906491.0397">
                <text:p>1906491.0397</text:p>
              </table:table-cell>
            </table:table-row>
            <table:table-row>
              <table:table-cell office:value-type="string">
                <text:p>Строка 797</text:p>
              </table:table-cell>
              <table:table-cell office:value-type="float" office:value="1298500">
                <text:p>1298500</text:p>
              </table:table-cell>
              <table:table-cell office:value-type="float" office:value="1135109.7328">
                <text:p>1135109.7328</text:p>
              </table:table-cell>
            </table:table-row>
            <table:table-row>
              <table:table-cell office:value-type="string">
                <text:p>Строка 913</text:p>
              </table:table-cell>
              <table:table-cell office:value-type="float" office:value="1298500">
                <text:p>1298500</text:p>
              </table:table-cell>
              <table:table-cell office:value-type="float" office:value="1530332.355">
                <text:p>1530332.355</text:p>
              </table:table-cell>
            </table:table-row>
            <table:table-row>
              <table:table-cell office:value-type="string">
                <text:p>Строка 168</text:p>
              </table:table-cell>
              <table:table-cell office:value-type="float" office:value="1299000">
                <text:p>1299000</text:p>
              </table:table-cell>
              <table:table-cell office:value-type="float" office:value="1210497.8681">
                <text:p>1210497.8681</text:p>
              </table:table-cell>
            </table:table-row>
            <table:table-row>
              <table:table-cell office:value-type="string">
                <text:p>Строка 109</text:p>
              </table:table-cell>
              <table:table-cell office:value-type="float" office:value="1308300">
                <text:p>1308300</text:p>
              </table:table-cell>
              <table:table-cell office:value-type="float" office:value="1016463.5848">
                <text:p>1016463.5848</text:p>
              </table:table-cell>
            </table:table-row>
            <table:table-row>
              <table:table-cell office:value-type="string">
                <text:p>Строка 138</text:p>
              </table:table-cell>
              <table:table-cell office:value-type="float" office:value="1315000">
                <text:p>1315000</text:p>
              </table:table-cell>
              <table:table-cell office:value-type="float" office:value="1530248.1483">
                <text:p>1530248.1483</text:p>
              </table:table-cell>
            </table:table-row>
            <table:table-row>
              <table:table-cell office:value-type="string">
                <text:p>Строка 439</text:p>
              </table:table-cell>
              <table:table-cell office:value-type="float" office:value="1320000">
                <text:p>1320000</text:p>
              </table:table-cell>
              <table:table-cell office:value-type="float" office:value="788493.2145">
                <text:p>788493.2145</text:p>
              </table:table-cell>
            </table:table-row>
            <table:table-row>
              <table:table-cell office:value-type="string">
                <text:p>Строка 586</text:p>
              </table:table-cell>
              <table:table-cell office:value-type="float" office:value="1323000">
                <text:p>1323000</text:p>
              </table:table-cell>
              <table:table-cell office:value-type="float" office:value="1297092.6904">
                <text:p>1297092.6904</text:p>
              </table:table-cell>
            </table:table-row>
            <table:table-row>
              <table:table-cell office:value-type="string">
                <text:p>Строка 189</text:p>
              </table:table-cell>
              <table:table-cell office:value-type="float" office:value="1330000">
                <text:p>1330000</text:p>
              </table:table-cell>
              <table:table-cell office:value-type="float" office:value="1433965.5296">
                <text:p>1433965.5296</text:p>
              </table:table-cell>
            </table:table-row>
            <table:table-row>
              <table:table-cell office:value-type="string">
                <text:p>Строка 381</text:p>
              </table:table-cell>
              <table:table-cell office:value-type="float" office:value="1340150">
                <text:p>1340150</text:p>
              </table:table-cell>
              <table:table-cell office:value-type="float" office:value="969482.656">
                <text:p>969482.656</text:p>
              </table:table-cell>
            </table:table-row>
            <table:table-row>
              <table:table-cell office:value-type="string">
                <text:p>Строка 951</text:p>
              </table:table-cell>
              <table:table-cell office:value-type="float" office:value="1347500">
                <text:p>1347500</text:p>
              </table:table-cell>
              <table:table-cell office:value-type="float" office:value="1150580.3211">
                <text:p>1150580.3211</text:p>
              </table:table-cell>
            </table:table-row>
            <table:table-row>
              <table:table-cell office:value-type="string">
                <text:p>Строка 596</text:p>
              </table:table-cell>
              <table:table-cell office:value-type="float" office:value="1347500">
                <text:p>1347500</text:p>
              </table:table-cell>
              <table:table-cell office:value-type="float" office:value="1191278.3764">
                <text:p>1191278.3764</text:p>
              </table:table-cell>
            </table:table-row>
            <table:table-row>
              <table:table-cell office:value-type="string">
                <text:p>Строка 567</text:p>
              </table:table-cell>
              <table:table-cell office:value-type="float" office:value="1349400">
                <text:p>1349400</text:p>
              </table:table-cell>
              <table:table-cell office:value-type="float" office:value="648111.2574">
                <text:p>648111.2574</text:p>
              </table:table-cell>
            </table:table-row>
            <table:table-row>
              <table:table-cell office:value-type="string">
                <text:p>Строка 640</text:p>
              </table:table-cell>
              <table:table-cell office:value-type="float" office:value="1350000">
                <text:p>1350000</text:p>
              </table:table-cell>
              <table:table-cell office:value-type="float" office:value="1328393.1574">
                <text:p>1328393.1574</text:p>
              </table:table-cell>
            </table:table-row>
            <table:table-row>
              <table:table-cell office:value-type="string">
                <text:p>Строка 82</text:p>
              </table:table-cell>
              <table:table-cell office:value-type="float" office:value="1369550">
                <text:p>1369550</text:p>
              </table:table-cell>
              <table:table-cell office:value-type="float" office:value="960262.0667">
                <text:p>960262.0667</text:p>
              </table:table-cell>
            </table:table-row>
            <table:table-row>
              <table:table-cell office:value-type="string">
                <text:p>Строка 183</text:p>
              </table:table-cell>
              <table:table-cell office:value-type="float" office:value="1375000">
                <text:p>1375000</text:p>
              </table:table-cell>
              <table:table-cell office:value-type="float" office:value="1922917.3828">
                <text:p>1922917.3828</text:p>
              </table:table-cell>
            </table:table-row>
            <table:table-row>
              <table:table-cell office:value-type="string">
                <text:p>Строка 332</text:p>
              </table:table-cell>
              <table:table-cell office:value-type="float" office:value="1384250">
                <text:p>1384250</text:p>
              </table:table-cell>
              <table:table-cell office:value-type="float" office:value="1349883.0576">
                <text:p>1349883.0576</text:p>
              </table:table-cell>
            </table:table-row>
            <table:table-row>
              <table:table-cell office:value-type="string">
                <text:p>Строка 200</text:p>
              </table:table-cell>
              <table:table-cell office:value-type="float" office:value="1394050">
                <text:p>1394050</text:p>
              </table:table-cell>
              <table:table-cell office:value-type="float" office:value="1124787.9531">
                <text:p>1124787.9531</text:p>
              </table:table-cell>
            </table:table-row>
            <table:table-row>
              <table:table-cell office:value-type="string">
                <text:p>Строка 379</text:p>
              </table:table-cell>
              <table:table-cell office:value-type="float" office:value="1396500">
                <text:p>1396500</text:p>
              </table:table-cell>
              <table:table-cell office:value-type="float" office:value="1477797.9354">
                <text:p>1477797.9354</text:p>
              </table:table-cell>
            </table:table-row>
            <table:table-row>
              <table:table-cell office:value-type="string">
                <text:p>Строка 72</text:p>
              </table:table-cell>
              <table:table-cell office:value-type="float" office:value="1400000">
                <text:p>1400000</text:p>
              </table:table-cell>
              <table:table-cell office:value-type="float" office:value="975713.6499">
                <text:p>975713.6499</text:p>
              </table:table-cell>
            </table:table-row>
            <table:table-row>
              <table:table-cell office:value-type="string">
                <text:p>Строка 925</text:p>
              </table:table-cell>
              <table:table-cell office:value-type="float" office:value="1400000">
                <text:p>1400000</text:p>
              </table:table-cell>
              <table:table-cell office:value-type="float" office:value="1173195.5712">
                <text:p>1173195.5712</text:p>
              </table:table-cell>
            </table:table-row>
            <table:table-row>
              <table:table-cell office:value-type="string">
                <text:p>Строка 672</text:p>
              </table:table-cell>
              <table:table-cell office:value-type="float" office:value="1408750">
                <text:p>1408750</text:p>
              </table:table-cell>
              <table:table-cell office:value-type="float" office:value="1254447.9047">
                <text:p>1254447.9047</text:p>
              </table:table-cell>
            </table:table-row>
            <table:table-row>
              <table:table-cell office:value-type="string">
                <text:p>Строка 790</text:p>
              </table:table-cell>
              <table:table-cell office:value-type="float" office:value="1418550">
                <text:p>1418550</text:p>
              </table:table-cell>
              <table:table-cell office:value-type="float" office:value="979355.8587">
                <text:p>979355.8587</text:p>
              </table:table-cell>
            </table:table-row>
            <table:table-row>
              <table:table-cell office:value-type="string">
                <text:p>Строка 815</text:p>
              </table:table-cell>
              <table:table-cell office:value-type="float" office:value="1421000">
                <text:p>1421000</text:p>
              </table:table-cell>
              <table:table-cell office:value-type="float" office:value="1285624.6387">
                <text:p>1285624.6387</text:p>
              </table:table-cell>
            </table:table-row>
            <table:table-row>
              <table:table-cell office:value-type="string">
                <text:p>Строка 239</text:p>
              </table:table-cell>
              <table:table-cell office:value-type="float" office:value="1443050">
                <text:p>1443050</text:p>
              </table:table-cell>
              <table:table-cell office:value-type="float" office:value="770907.5905">
                <text:p>770907.5905</text:p>
              </table:table-cell>
            </table:table-row>
            <table:table-row>
              <table:table-cell office:value-type="string">
                <text:p>Строка 289</text:p>
              </table:table-cell>
              <table:table-cell office:value-type="float" office:value="1458730">
                <text:p>1458730</text:p>
              </table:table-cell>
              <table:table-cell office:value-type="float" office:value="1337293.384">
                <text:p>1337293.384</text:p>
              </table:table-cell>
            </table:table-row>
            <table:table-row>
              <table:table-cell office:value-type="string">
                <text:p>Строка 53</text:p>
              </table:table-cell>
              <table:table-cell office:value-type="float" office:value="1470000">
                <text:p>1470000</text:p>
              </table:table-cell>
              <table:table-cell office:value-type="float" office:value="1418968.8292">
                <text:p>1418968.8292</text:p>
              </table:table-cell>
            </table:table-row>
            <table:table-row>
              <table:table-cell office:value-type="string">
                <text:p>Строка 134</text:p>
              </table:table-cell>
              <table:table-cell office:value-type="float" office:value="1480000">
                <text:p>1480000</text:p>
              </table:table-cell>
              <table:table-cell office:value-type="float" office:value="1423170.5333">
                <text:p>1423170.5333</text:p>
              </table:table-cell>
            </table:table-row>
            <table:table-row>
              <table:table-cell office:value-type="string">
                <text:p>Строка 196</text:p>
              </table:table-cell>
              <table:table-cell office:value-type="float" office:value="1500000">
                <text:p>1500000</text:p>
              </table:table-cell>
              <table:table-cell office:value-type="float" office:value="1210987.1928">
                <text:p>1210987.1928</text:p>
              </table:table-cell>
            </table:table-row>
            <table:table-row>
              <table:table-cell office:value-type="string">
                <text:p>Строка 130</text:p>
              </table:table-cell>
              <table:table-cell office:value-type="float" office:value="1519000">
                <text:p>1519000</text:p>
              </table:table-cell>
              <table:table-cell office:value-type="float" office:value="1757821.6731">
                <text:p>1757821.6731</text:p>
              </table:table-cell>
            </table:table-row>
            <table:table-row>
              <table:table-cell office:value-type="string">
                <text:p>Строка 940</text:p>
              </table:table-cell>
              <table:table-cell office:value-type="float" office:value="1528000">
                <text:p>1528000</text:p>
              </table:table-cell>
              <table:table-cell office:value-type="float" office:value="1934529.6422">
                <text:p>1934529.6422</text:p>
              </table:table-cell>
            </table:table-row>
            <table:table-row>
              <table:table-cell office:value-type="string">
                <text:p>Строка 13</text:p>
              </table:table-cell>
              <table:table-cell office:value-type="float" office:value="1541050">
                <text:p>1541050</text:p>
              </table:table-cell>
              <table:table-cell office:value-type="float" office:value="1800941.0014">
                <text:p>1800941.0014</text:p>
              </table:table-cell>
            </table:table-row>
            <table:table-row>
              <table:table-cell office:value-type="string">
                <text:p>Строка 542</text:p>
              </table:table-cell>
              <table:table-cell office:value-type="float" office:value="1550000">
                <text:p>1550000</text:p>
              </table:table-cell>
              <table:table-cell office:value-type="float" office:value="1335435.4673">
                <text:p>1335435.4673</text:p>
              </table:table-cell>
            </table:table-row>
            <table:table-row>
              <table:table-cell office:value-type="string">
                <text:p>Строка 165</text:p>
              </table:table-cell>
              <table:table-cell office:value-type="float" office:value="1580250">
                <text:p>1580250</text:p>
              </table:table-cell>
              <table:table-cell office:value-type="float" office:value="1294201.2435">
                <text:p>1294201.2435</text:p>
              </table:table-cell>
            </table:table-row>
            <table:table-row>
              <table:table-cell office:value-type="string">
                <text:p>Строка 395</text:p>
              </table:table-cell>
              <table:table-cell office:value-type="float" office:value="1590050">
                <text:p>1590050</text:p>
              </table:table-cell>
              <table:table-cell office:value-type="float" office:value="979439.3627">
                <text:p>979439.3627</text:p>
              </table:table-cell>
            </table:table-row>
            <table:table-row>
              <table:table-cell office:value-type="string">
                <text:p>Строка 166</text:p>
              </table:table-cell>
              <table:table-cell office:value-type="float" office:value="1590050">
                <text:p>1590050</text:p>
              </table:table-cell>
              <table:table-cell office:value-type="float" office:value="1510231.8378">
                <text:p>1510231.8378</text:p>
              </table:table-cell>
            </table:table-row>
            <table:table-row>
              <table:table-cell office:value-type="string">
                <text:p>Строка 892</text:p>
              </table:table-cell>
              <table:table-cell office:value-type="float" office:value="1595000">
                <text:p>1595000</text:p>
              </table:table-cell>
              <table:table-cell office:value-type="float" office:value="961624.8958">
                <text:p>961624.8958</text:p>
              </table:table-cell>
            </table:table-row>
            <table:table-row>
              <table:table-cell office:value-type="string">
                <text:p>Строка 220</text:p>
              </table:table-cell>
              <table:table-cell office:value-type="float" office:value="1604750">
                <text:p>1604750</text:p>
              </table:table-cell>
              <table:table-cell office:value-type="float" office:value="984170.2837">
                <text:p>984170.2837</text:p>
              </table:table-cell>
            </table:table-row>
            <table:table-row>
              <table:table-cell office:value-type="string">
                <text:p>Строка 908</text:p>
              </table:table-cell>
              <table:table-cell office:value-type="float" office:value="1617000">
                <text:p>1617000</text:p>
              </table:table-cell>
              <table:table-cell office:value-type="float" office:value="1386911.5869">
                <text:p>1386911.5869</text:p>
              </table:table-cell>
            </table:table-row>
            <table:table-row>
              <table:table-cell office:value-type="string">
                <text:p>Строка 615</text:p>
              </table:table-cell>
              <table:table-cell office:value-type="float" office:value="1621900">
                <text:p>1621900</text:p>
              </table:table-cell>
              <table:table-cell office:value-type="float" office:value="1563288.3936">
                <text:p>1563288.3936</text:p>
              </table:table-cell>
            </table:table-row>
            <table:table-row>
              <table:table-cell office:value-type="string">
                <text:p>Строка 950</text:p>
              </table:table-cell>
              <table:table-cell office:value-type="float" office:value="1629250">
                <text:p>1629250</text:p>
              </table:table-cell>
              <table:table-cell office:value-type="float" office:value="1716305.2364">
                <text:p>1716305.2364</text:p>
              </table:table-cell>
            </table:table-row>
            <table:table-row>
              <table:table-cell office:value-type="string">
                <text:p>Строка 745</text:p>
              </table:table-cell>
              <table:table-cell office:value-type="float" office:value="1639050">
                <text:p>1639050</text:p>
              </table:table-cell>
              <table:table-cell office:value-type="float" office:value="1403450.9438">
                <text:p>1403450.9438</text:p>
              </table:table-cell>
            </table:table-row>
            <table:table-row>
              <table:table-cell office:value-type="string">
                <text:p>Строка 288</text:p>
              </table:table-cell>
              <table:table-cell office:value-type="float" office:value="1639050">
                <text:p>1639050</text:p>
              </table:table-cell>
              <table:table-cell office:value-type="float" office:value="1403250.0674">
                <text:p>1403250.0674</text:p>
              </table:table-cell>
            </table:table-row>
            <table:table-row>
              <table:table-cell office:value-type="string">
                <text:p>Строка 838</text:p>
              </table:table-cell>
              <table:table-cell office:value-type="float" office:value="1643950">
                <text:p>1643950</text:p>
              </table:table-cell>
              <table:table-cell office:value-type="float" office:value="1444591.1444">
                <text:p>1444591.1444</text:p>
              </table:table-cell>
            </table:table-row>
            <table:table-row>
              <table:table-cell office:value-type="string">
                <text:p>Строка 87</text:p>
              </table:table-cell>
              <table:table-cell office:value-type="float" office:value="1678250">
                <text:p>1678250</text:p>
              </table:table-cell>
              <table:table-cell office:value-type="float" office:value="1226246.1889">
                <text:p>1226246.1889</text:p>
              </table:table-cell>
            </table:table-row>
            <table:table-row>
              <table:table-cell office:value-type="string">
                <text:p>Строка 591</text:p>
              </table:table-cell>
              <table:table-cell office:value-type="float" office:value="1689275">
                <text:p>1689275</text:p>
              </table:table-cell>
              <table:table-cell office:value-type="float" office:value="687789.1883">
                <text:p>687789.1883</text:p>
              </table:table-cell>
            </table:table-row>
            <table:table-row>
              <table:table-cell office:value-type="string">
                <text:p>Строка 146</text:p>
              </table:table-cell>
              <table:table-cell office:value-type="float" office:value="1690500">
                <text:p>1690500</text:p>
              </table:table-cell>
              <table:table-cell office:value-type="float" office:value="1718069.2323">
                <text:p>1718069.2323</text:p>
              </table:table-cell>
            </table:table-row>
            <table:table-row>
              <table:table-cell office:value-type="string">
                <text:p>Строка 558</text:p>
              </table:table-cell>
              <table:table-cell office:value-type="float" office:value="1700000">
                <text:p>1700000</text:p>
              </table:table-cell>
              <table:table-cell office:value-type="float" office:value="1518236.2849">
                <text:p>1518236.2849</text:p>
              </table:table-cell>
            </table:table-row>
            <table:table-row>
              <table:table-cell office:value-type="string">
                <text:p>Строка 372</text:p>
              </table:table-cell>
              <table:table-cell office:value-type="float" office:value="1702750">
                <text:p>1702750</text:p>
              </table:table-cell>
              <table:table-cell office:value-type="float" office:value="1148194.0126">
                <text:p>1148194.0126</text:p>
              </table:table-cell>
            </table:table-row>
            <table:table-row>
              <table:table-cell office:value-type="string">
                <text:p>Строка 739</text:p>
              </table:table-cell>
              <table:table-cell office:value-type="float" office:value="1714877.5">
                <text:p>1714877.5</text:p>
              </table:table-cell>
              <table:table-cell office:value-type="float" office:value="1390275.1718">
                <text:p>1390275.1718</text:p>
              </table:table-cell>
            </table:table-row>
            <table:table-row>
              <table:table-cell office:value-type="string">
                <text:p>Строка 475</text:p>
              </table:table-cell>
              <table:table-cell office:value-type="float" office:value="1714975.5">
                <text:p>1714975.5</text:p>
              </table:table-cell>
              <table:table-cell office:value-type="float" office:value="1122039.2541">
                <text:p>1122039.2541</text:p>
              </table:table-cell>
            </table:table-row>
            <table:table-row>
              <table:table-cell office:value-type="string">
                <text:p>Строка 919</text:p>
              </table:table-cell>
              <table:table-cell office:value-type="float" office:value="1744000">
                <text:p>1744000</text:p>
              </table:table-cell>
              <table:table-cell office:value-type="float" office:value="1918140.9244">
                <text:p>1918140.9244</text:p>
              </table:table-cell>
            </table:table-row>
            <table:table-row>
              <table:table-cell office:value-type="string">
                <text:p>Строка 64</text:p>
              </table:table-cell>
              <table:table-cell office:value-type="float" office:value="1790000">
                <text:p>1790000</text:p>
              </table:table-cell>
              <table:table-cell office:value-type="float" office:value="1436888.1357">
                <text:p>1436888.1357</text:p>
              </table:table-cell>
            </table:table-row>
            <table:table-row>
              <table:table-cell office:value-type="string">
                <text:p>Строка 891</text:p>
              </table:table-cell>
              <table:table-cell office:value-type="float" office:value="1880000">
                <text:p>1880000</text:p>
              </table:table-cell>
              <table:table-cell office:value-type="float" office:value="1040858.2138">
                <text:p>1040858.2138</text:p>
              </table:table-cell>
            </table:table-row>
            <table:table-row>
              <table:table-cell office:value-type="string">
                <text:p>Строка 79</text:p>
              </table:table-cell>
              <table:table-cell office:value-type="float" office:value="1959975.5">
                <text:p>1959975.5</text:p>
              </table:table-cell>
              <table:table-cell office:value-type="float" office:value="984251.4046">
                <text:p>984251.4046</text:p>
              </table:table-cell>
            </table:table-row>
            <table:table-row>
              <table:table-cell office:value-type="string">
                <text:p>Строка 21</text:p>
              </table:table-cell>
              <table:table-cell office:value-type="float" office:value="1974843">
                <text:p>1974843</text:p>
              </table:table-cell>
              <table:table-cell office:value-type="float" office:value="1099553.7161">
                <text:p>1099553.7161</text:p>
              </table:table-cell>
            </table:table-row>
            <table:table-row>
              <table:table-cell office:value-type="string">
                <text:p>Строка 131</text:p>
              </table:table-cell>
              <table:table-cell office:value-type="float" office:value="1994300">
                <text:p>1994300</text:p>
              </table:table-cell>
              <table:table-cell office:value-type="float" office:value="989021.6532">
                <text:p>989021.6532</text:p>
              </table:table-cell>
            </table:table-row>
            <table:table-row>
              <table:table-cell office:value-type="string">
                <text:p>Строка 604</text:p>
              </table:table-cell>
              <table:table-cell office:value-type="float" office:value="2000000">
                <text:p>2000000</text:p>
              </table:table-cell>
              <table:table-cell office:value-type="float" office:value="758204.6872">
                <text:p>758204.6872</text:p>
              </table:table-cell>
            </table:table-row>
            <table:table-row>
              <table:table-cell office:value-type="string">
                <text:p>Строка 743</text:p>
              </table:table-cell>
              <table:table-cell office:value-type="float" office:value="2000000">
                <text:p>2000000</text:p>
              </table:table-cell>
              <table:table-cell office:value-type="float" office:value="1521798.0744">
                <text:p>1521798.0744</text:p>
              </table:table-cell>
            </table:table-row>
            <table:table-row>
              <table:table-cell office:value-type="string">
                <text:p>Строка 184</text:p>
              </table:table-cell>
              <table:table-cell office:value-type="float" office:value="2006550">
                <text:p>2006550</text:p>
              </table:table-cell>
              <table:table-cell office:value-type="float" office:value="2506750.7697">
                <text:p>2506750.7697</text:p>
              </table:table-cell>
            </table:table-row>
            <table:table-row>
              <table:table-cell office:value-type="string">
                <text:p>Строка 876</text:p>
              </table:table-cell>
              <table:table-cell office:value-type="float" office:value="2037450">
                <text:p>2037450</text:p>
              </table:table-cell>
              <table:table-cell office:value-type="float" office:value="713966.5169">
                <text:p>713966.5169</text:p>
              </table:table-cell>
            </table:table-row>
            <table:table-row>
              <table:table-cell office:value-type="string">
                <text:p>Строка 760</text:p>
              </table:table-cell>
              <table:table-cell office:value-type="float" office:value="2050000">
                <text:p>2050000</text:p>
              </table:table-cell>
              <table:table-cell office:value-type="float" office:value="2331377.8833">
                <text:p>2331377.8833</text:p>
              </table:table-cell>
            </table:table-row>
            <table:table-row>
              <table:table-cell office:value-type="string">
                <text:p>Строка 366</text:p>
              </table:table-cell>
              <table:table-cell office:value-type="float" office:value="2082500">
                <text:p>2082500</text:p>
              </table:table-cell>
              <table:table-cell office:value-type="float" office:value="2367825.8176">
                <text:p>2367825.8176</text:p>
              </table:table-cell>
            </table:table-row>
            <table:table-row>
              <table:table-cell office:value-type="string">
                <text:p>Строка 583</text:p>
              </table:table-cell>
              <table:table-cell office:value-type="float" office:value="2099000">
                <text:p>2099000</text:p>
              </table:table-cell>
              <table:table-cell office:value-type="float" office:value="1521798.0744">
                <text:p>1521798.0744</text:p>
              </table:table-cell>
            </table:table-row>
            <table:table-row>
              <table:table-cell office:value-type="string">
                <text:p>Строка 42</text:p>
              </table:table-cell>
              <table:table-cell office:value-type="float" office:value="2158000">
                <text:p>2158000</text:p>
              </table:table-cell>
              <table:table-cell office:value-type="float" office:value="1523085.96">
                <text:p>1523085.96</text:p>
              </table:table-cell>
            </table:table-row>
            <table:table-row>
              <table:table-cell office:value-type="string">
                <text:p>Строка 47</text:p>
              </table:table-cell>
              <table:table-cell office:value-type="float" office:value="2180279.5">
                <text:p>2180279.5</text:p>
              </table:table-cell>
              <table:table-cell office:value-type="float" office:value="3046759.1655">
                <text:p>3046759.1655</text:p>
              </table:table-cell>
            </table:table-row>
            <table:table-row>
              <table:table-cell office:value-type="string">
                <text:p>Строка 160</text:p>
              </table:table-cell>
              <table:table-cell office:value-type="float" office:value="2180402">
                <text:p>2180402</text:p>
              </table:table-cell>
              <table:table-cell office:value-type="float" office:value="3046759.1655">
                <text:p>3046759.1655</text:p>
              </table:table-cell>
            </table:table-row>
            <table:table-row>
              <table:table-cell office:value-type="string">
                <text:p>Строка 427</text:p>
              </table:table-cell>
              <table:table-cell office:value-type="float" office:value="2212350">
                <text:p>2212350</text:p>
              </table:table-cell>
              <table:table-cell office:value-type="float" office:value="1524183.0624">
                <text:p>1524183.0624</text:p>
              </table:table-cell>
            </table:table-row>
            <table:table-row>
              <table:table-cell office:value-type="string">
                <text:p>Строка 413</text:p>
              </table:table-cell>
              <table:table-cell office:value-type="float" office:value="2254000">
                <text:p>2254000</text:p>
              </table:table-cell>
              <table:table-cell office:value-type="float" office:value="1530317.5963">
                <text:p>1530317.5963</text:p>
              </table:table-cell>
            </table:table-row>
            <table:table-row>
              <table:table-cell office:value-type="string">
                <text:p>Строка 540</text:p>
              </table:table-cell>
              <table:table-cell office:value-type="float" office:value="2327500">
                <text:p>2327500</text:p>
              </table:table-cell>
              <table:table-cell office:value-type="float" office:value="1611781.6886">
                <text:p>1611781.6886</text:p>
              </table:table-cell>
            </table:table-row>
            <table:table-row>
              <table:table-cell office:value-type="string">
                <text:p>Строка 172</text:p>
              </table:table-cell>
              <table:table-cell office:value-type="float" office:value="2349550">
                <text:p>2349550</text:p>
              </table:table-cell>
              <table:table-cell office:value-type="float" office:value="1716416.1068">
                <text:p>1716416.1068</text:p>
              </table:table-cell>
            </table:table-row>
            <table:table-row>
              <table:table-cell office:value-type="string">
                <text:p>Строка 227</text:p>
              </table:table-cell>
              <table:table-cell office:value-type="float" office:value="2425500">
                <text:p>2425500</text:p>
              </table:table-cell>
              <table:table-cell office:value-type="float" office:value="1463716.7194">
                <text:p>1463716.7194</text:p>
              </table:table-cell>
            </table:table-row>
            <table:table-row>
              <table:table-cell office:value-type="string">
                <text:p>Строка 843</text:p>
              </table:table-cell>
              <table:table-cell office:value-type="float" office:value="2447525.5">
                <text:p>2447525.5</text:p>
              </table:table-cell>
              <table:table-cell office:value-type="float" office:value="1530330.6187">
                <text:p>1530330.6187</text:p>
              </table:table-cell>
            </table:table-row>
            <table:table-row>
              <table:table-cell office:value-type="string">
                <text:p>Строка 897</text:p>
              </table:table-cell>
              <table:table-cell office:value-type="float" office:value="2447550">
                <text:p>2447550</text:p>
              </table:table-cell>
              <table:table-cell office:value-type="float" office:value="1462327.5117">
                <text:p>1462327.5117</text:p>
              </table:table-cell>
            </table:table-row>
            <table:table-row>
              <table:table-cell office:value-type="string">
                <text:p>Строка 34</text:p>
              </table:table-cell>
              <table:table-cell office:value-type="float" office:value="2447550">
                <text:p>2447550</text:p>
              </table:table-cell>
              <table:table-cell office:value-type="float" office:value="952094.9268">
                <text:p>952094.9268</text:p>
              </table:table-cell>
            </table:table-row>
            <table:table-row>
              <table:table-cell office:value-type="string">
                <text:p>Строка 807</text:p>
              </table:table-cell>
              <table:table-cell office:value-type="float" office:value="2490000">
                <text:p>2490000</text:p>
              </table:table-cell>
              <table:table-cell office:value-type="float" office:value="2337752.1668">
                <text:p>2337752.1668</text:p>
              </table:table-cell>
            </table:table-row>
            <table:table-row>
              <table:table-cell office:value-type="string">
                <text:p>Строка 396</text:p>
              </table:table-cell>
              <table:table-cell office:value-type="float" office:value="2499000">
                <text:p>2499000</text:p>
              </table:table-cell>
              <table:table-cell office:value-type="float" office:value="1275807.4455">
                <text:p>1275807.4455</text:p>
              </table:table-cell>
            </table:table-row>
            <table:table-row>
              <table:table-cell office:value-type="string">
                <text:p>Строка 362</text:p>
              </table:table-cell>
              <table:table-cell office:value-type="float" office:value="2500000">
                <text:p>2500000</text:p>
              </table:table-cell>
              <table:table-cell office:value-type="float" office:value="2337757.1988">
                <text:p>2337757.1988</text:p>
              </table:table-cell>
            </table:table-row>
            <table:table-row>
              <table:table-cell office:value-type="string">
                <text:p>Строка 761</text:p>
              </table:table-cell>
              <table:table-cell office:value-type="float" office:value="2592100">
                <text:p>2592100</text:p>
              </table:table-cell>
              <table:table-cell office:value-type="float" office:value="1530334.0913">
                <text:p>1530334.0913</text:p>
              </table:table-cell>
            </table:table-row>
            <table:table-row>
              <table:table-cell office:value-type="string">
                <text:p>Строка 455</text:p>
              </table:table-cell>
              <table:table-cell office:value-type="float" office:value="2609250">
                <text:p>2609250</text:p>
              </table:table-cell>
              <table:table-cell office:value-type="float" office:value="1528979.4782">
                <text:p>1528979.4782</text:p>
              </table:table-cell>
            </table:table-row>
            <table:table-row>
              <table:table-cell office:value-type="string">
                <text:p>Строка 83</text:p>
              </table:table-cell>
              <table:table-cell office:value-type="float" office:value="2646000">
                <text:p>2646000</text:p>
              </table:table-cell>
              <table:table-cell office:value-type="float" office:value="1597688.7678">
                <text:p>1597688.7678</text:p>
              </table:table-cell>
            </table:table-row>
            <table:table-row>
              <table:table-cell office:value-type="string">
                <text:p>Строка 136</text:p>
              </table:table-cell>
              <table:table-cell office:value-type="float" office:value="2680000">
                <text:p>2680000</text:p>
              </table:table-cell>
              <table:table-cell office:value-type="float" office:value="2337757.1988">
                <text:p>2337757.1988</text:p>
              </table:table-cell>
            </table:table-row>
            <table:table-row>
              <table:table-cell office:value-type="string">
                <text:p>Строка 504</text:p>
              </table:table-cell>
              <table:table-cell office:value-type="float" office:value="2756250">
                <text:p>2756250</text:p>
              </table:table-cell>
              <table:table-cell office:value-type="float" office:value="1346215.2064">
                <text:p>1346215.2064</text:p>
              </table:table-cell>
            </table:table-row>
            <table:table-row>
              <table:table-cell office:value-type="string">
                <text:p>Строка 293</text:p>
              </table:table-cell>
              <table:table-cell office:value-type="float" office:value="2790550">
                <text:p>2790550</text:p>
              </table:table-cell>
              <table:table-cell office:value-type="float" office:value="2313870.0792">
                <text:p>2313870.0792</text:p>
              </table:table-cell>
            </table:table-row>
            <table:table-row>
              <table:table-cell office:value-type="string">
                <text:p>Строка 389</text:p>
              </table:table-cell>
              <table:table-cell office:value-type="float" office:value="2817500">
                <text:p>2817500</text:p>
              </table:table-cell>
              <table:table-cell office:value-type="float" office:value="1443251.2828">
                <text:p>1443251.2828</text:p>
              </table:table-cell>
            </table:table-row>
            <table:table-row>
              <table:table-cell office:value-type="string">
                <text:p>Строка 688</text:p>
              </table:table-cell>
              <table:table-cell office:value-type="float" office:value="2908150">
                <text:p>2908150</text:p>
              </table:table-cell>
              <table:table-cell office:value-type="float" office:value="1530334.0913">
                <text:p>1530334.0913</text:p>
              </table:table-cell>
            </table:table-row>
            <table:table-row>
              <table:table-cell office:value-type="string">
                <text:p>Строка 415</text:p>
              </table:table-cell>
              <table:table-cell office:value-type="float" office:value="2988755">
                <text:p>2988755</text:p>
              </table:table-cell>
              <table:table-cell office:value-type="float" office:value="2337754.6828">
                <text:p>2337754.6828</text:p>
              </table:table-cell>
            </table:table-row>
            <table:table-row>
              <table:table-cell office:value-type="string">
                <text:p>Строка 44</text:p>
              </table:table-cell>
              <table:table-cell office:value-type="float" office:value="2988877.5">
                <text:p>2988877.5</text:p>
              </table:table-cell>
              <table:table-cell office:value-type="float" office:value="1735877.1201">
                <text:p>1735877.1201</text:p>
              </table:table-cell>
            </table:table-row>
            <table:table-row>
              <table:table-cell office:value-type="string">
                <text:p>Строка 754</text:p>
              </table:table-cell>
              <table:table-cell office:value-type="float" office:value="3013500">
                <text:p>3013500</text:p>
              </table:table-cell>
              <table:table-cell office:value-type="float" office:value="2253901.3611">
                <text:p>2253901.3611</text:p>
              </table:table-cell>
            </table:table-row>
            <table:table-row>
              <table:table-cell office:value-type="string">
                <text:p>Строка 713</text:p>
              </table:table-cell>
              <table:table-cell office:value-type="float" office:value="3079650">
                <text:p>3079650</text:p>
              </table:table-cell>
              <table:table-cell office:value-type="float" office:value="2212798.3074">
                <text:p>2212798.3074</text:p>
              </table:table-cell>
            </table:table-row>
            <table:table-row>
              <table:table-cell office:value-type="string">
                <text:p>Строка 789</text:p>
              </table:table-cell>
              <table:table-cell office:value-type="float" office:value="3084550">
                <text:p>3084550</text:p>
              </table:table-cell>
              <table:table-cell office:value-type="float" office:value="2212792.312">
                <text:p>2212792.312</text:p>
              </table:table-cell>
            </table:table-row>
            <table:table-row>
              <table:table-cell office:value-type="string">
                <text:p>Строка 401</text:p>
              </table:table-cell>
              <table:table-cell office:value-type="float" office:value="3233975.5">
                <text:p>3233975.5</text:p>
              </table:table-cell>
              <table:table-cell office:value-type="float" office:value="2313871.326">
                <text:p>2313871.326</text:p>
              </table:table-cell>
            </table:table-row>
            <table:table-row>
              <table:table-cell office:value-type="string">
                <text:p>Строка 254</text:p>
              </table:table-cell>
              <table:table-cell office:value-type="float" office:value="3809750">
                <text:p>3809750</text:p>
              </table:table-cell>
              <table:table-cell office:value-type="float" office:value="1685348.3591">
                <text:p>1685348.3591</text:p>
              </table:table-cell>
            </table:table-row>
            <table:table-row>
              <table:table-cell office:value-type="string">
                <text:p>Строка 860</text:p>
              </table:table-cell>
              <table:table-cell office:value-type="float" office:value="4777500">
                <text:p>4777500</text:p>
              </table:table-cell>
              <table:table-cell office:value-type="float" office:value="1271760.7034">
                <text:p>1271760.7034</text:p>
              </table:table-cell>
            </table:table-row>
            <table:table-row>
              <table:table-cell office:value-type="string">
                <text:p>Строка 915</text:p>
              </table:table-cell>
              <table:table-cell office:value-type="float" office:value="4924500">
                <text:p>4924500</text:p>
              </table:table-cell>
              <table:table-cell office:value-type="float" office:value="2031151.4571">
                <text:p>2031151.457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